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ce4" style:family="table-cell" style:parent-style-name="Default" style:data-style-name="N109">
      <style:table-cell-properties fo:background-color="#ffff00"/>
    </style:style>
    <style:style style:name="ce5" style:family="table-cell" style:parent-style-name="Default" style:data-style-name="N109">
      <style:table-cell-properties fo:background-color="#00ff00"/>
    </style:style>
    <style:style style:name="ce6" style:family="table-cell" style:parent-style-name="Default" style:data-style-name="N109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fo:background-color="#00ff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60"/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1" table:default-cell-style-name="Default"/>
        <table:table-column table:style-name="co2" table:default-cell-style-name="ce11"/>
        <table:table-column table:style-name="co1" table:number-columns-repeated="3" table:default-cell-style-name="ce16"/>
        <table:table-column table:style-name="co1" table:number-columns-repeated="1017" table:default-cell-style-name="Default"/>
        <table:table-row table:style-name="ro1">
          <table:table-cell table:style-name="Default" office:value-type="string">
            <text:p>Refer to the Orcad schematic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>
            <text:p><text:s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1" office:value-type="string">
            <text:p>R1</text:p>
          </table:table-cell>
          <table:table-cell table:style-name="Default" office:value-type="float" office:value="47000">
            <text:p>47000</text:p>
          </table:table-cell>
          <table:table-cell/>
          <table:table-cell table:style-name="ce10" office:value-type="string">
            <text:p>ADC resolution</text:p>
          </table:table-cell>
          <table:table-cell table:style-name="ce15" table:formula="of:=3.3/1024" office:value-type="float" office:value="0.00322265625">
            <text:p>3.22E-003</text:p>
          </table:table-cell>
          <table:table-cell table:style-name="Default" office:value-type="string">
            <text:p>V</text:p>
          </table:table-cell>
          <table:table-cell table:style-name="ce10" office:value-type="string">
            <text:p>Each bit -&gt;</text:p>
          </table:table-cell>
          <table:table-cell table:style-name="ce15" table:formula="of:=[.$E$3]/([.$B$4]/([.$B$3]+[.$B$4]))" office:value-type="float" office:value="0.0537109375">
            <text:p>5.37E-002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4</text:p>
          </table:table-cell>
          <table:table-cell table:style-name="Default" office:value-type="float" office:value="3000">
            <text:p>3000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2" table:number-columns-repeated="2"/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1" office:value-type="string">
            <text:p>Vin</text:p>
          </table:table-cell>
          <table:table-cell table:style-name="ce1" office:value-type="string">
            <text:p>VBATTMON</text:p>
          </table:table-cell>
          <table:table-cell/>
          <table:table-cell table:style-name="ce1" office:value-type="string" table:number-columns-spanned="2" table:number-rows-spanned="1">
            <text:p>ADC output</text:p>
          </table:table-cell>
          <table:covered-table-cell table:style-name="Default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2"/>
          <table:table-cell/>
          <table:table-cell table:style-name="ce1" office:value-type="string">
            <text:p>decimal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ADRESH</text:p>
          </table:table-cell>
          <table:table-cell table:style-name="ce1" office:value-type="string">
            <text:p>ADRESL</text:p>
          </table:table-cell>
          <table:table-cell table:number-columns-repeated="1017"/>
        </table:table-row>
        <table:table-row table:style-name="ro1">
          <table:table-cell office:value-type="float" office:value="55">
            <text:p>55.000</text:p>
          </table:table-cell>
          <table:table-cell table:formula="of:=[.$B$4]/([.$B$3]+[.$B$4])*[.A9]" office:value-type="float" office:value="3.3">
            <text:p>3.300</text:p>
          </table:table-cell>
          <table:table-cell/>
          <table:table-cell table:formula="of:=[.B9]/[.$E$3]" office:value-type="float" office:value="1024">
            <text:p>1024</text:p>
          </table:table-cell>
          <table:table-cell table:formula="of:=DEC2HEX([.D9])" office:value-type="string" office:string-value="400">
            <text:p>400</text:p>
          </table:table-cell>
          <table:table-cell table:formula="of:=DEC2HEX([.D9]/4)" office:value-type="string" office:string-value="100">
            <text:p>100</text:p>
          </table:table-cell>
          <table:table-cell table:formula="of:=DEC2HEX(([.D9]-HEX2DEC([.F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4.95">
            <text:p>54.950</text:p>
          </table:table-cell>
          <table:table-cell table:formula="of:=[.$B$4]/([.$B$3]+[.$B$4])*[.A10]" office:value-type="float" office:value="3.297">
            <text:p>3.297</text:p>
          </table:table-cell>
          <table:table-cell/>
          <table:table-cell table:formula="of:=[.B10]/[.$E$3]" office:value-type="float" office:value="1023.06909090909">
            <text:p>1023</text:p>
          </table:table-cell>
          <table:table-cell table:formula="of:=DEC2HEX([.D10])" office:value-type="string" office:string-value="3FF">
            <text:p>3FF</text:p>
          </table:table-cell>
          <table:table-cell table:formula="of:=DEC2HEX([.D10]/4)" office:value-type="string" office:string-value="FF">
            <text:p>FF</text:p>
          </table:table-cell>
          <table:table-cell table:formula="of:=DEC2HEX(([.D10]-HEX2DEC([.F1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4.9">
            <text:p>54.900</text:p>
          </table:table-cell>
          <table:table-cell table:formula="of:=[.$B$4]/([.$B$3]+[.$B$4])*[.A11]" office:value-type="float" office:value="3.294">
            <text:p>3.294</text:p>
          </table:table-cell>
          <table:table-cell/>
          <table:table-cell table:formula="of:=[.B11]/[.$E$3]" office:value-type="float" office:value="1022.13818181818">
            <text:p>1022</text:p>
          </table:table-cell>
          <table:table-cell table:formula="of:=DEC2HEX([.D11])" office:value-type="string" office:string-value="3FE">
            <text:p>3FE</text:p>
          </table:table-cell>
          <table:table-cell table:formula="of:=DEC2HEX([.D11]/4)" office:value-type="string" office:string-value="FF">
            <text:p>FF</text:p>
          </table:table-cell>
          <table:table-cell table:formula="of:=DEC2HEX(([.D11]-HEX2DEC([.F1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4.85">
            <text:p>54.850</text:p>
          </table:table-cell>
          <table:table-cell table:formula="of:=[.$B$4]/([.$B$3]+[.$B$4])*[.A12]" office:value-type="float" office:value="3.291">
            <text:p>3.291</text:p>
          </table:table-cell>
          <table:table-cell/>
          <table:table-cell table:formula="of:=[.B12]/[.$E$3]" office:value-type="float" office:value="1021.20727272727">
            <text:p>1021</text:p>
          </table:table-cell>
          <table:table-cell table:formula="of:=DEC2HEX([.D12])" office:value-type="string" office:string-value="3FD">
            <text:p>3FD</text:p>
          </table:table-cell>
          <table:table-cell table:formula="of:=DEC2HEX([.D12]/4)" office:value-type="string" office:string-value="FF">
            <text:p>FF</text:p>
          </table:table-cell>
          <table:table-cell table:formula="of:=DEC2HEX(([.D12]-HEX2DEC([.F1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4.8">
            <text:p>54.800</text:p>
          </table:table-cell>
          <table:table-cell table:formula="of:=[.$B$4]/([.$B$3]+[.$B$4])*[.A13]" office:value-type="float" office:value="3.288">
            <text:p>3.288</text:p>
          </table:table-cell>
          <table:table-cell/>
          <table:table-cell table:formula="of:=[.B13]/[.$E$3]" office:value-type="float" office:value="1020.27636363636">
            <text:p>1020</text:p>
          </table:table-cell>
          <table:table-cell table:formula="of:=DEC2HEX([.D13])" office:value-type="string" office:string-value="3FC">
            <text:p>3FC</text:p>
          </table:table-cell>
          <table:table-cell table:formula="of:=DEC2HEX([.D13]/4)" office:value-type="string" office:string-value="FF">
            <text:p>FF</text:p>
          </table:table-cell>
          <table:table-cell table:formula="of:=DEC2HEX(([.D13]-HEX2DEC([.F1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4.75">
            <text:p>54.750</text:p>
          </table:table-cell>
          <table:table-cell table:formula="of:=[.$B$4]/([.$B$3]+[.$B$4])*[.A14]" office:value-type="float" office:value="3.285">
            <text:p>3.285</text:p>
          </table:table-cell>
          <table:table-cell/>
          <table:table-cell table:formula="of:=[.B14]/[.$E$3]" office:value-type="float" office:value="1019.34545454545">
            <text:p>1019</text:p>
          </table:table-cell>
          <table:table-cell table:formula="of:=DEC2HEX([.D14])" office:value-type="string" office:string-value="3FB">
            <text:p>3FB</text:p>
          </table:table-cell>
          <table:table-cell table:formula="of:=DEC2HEX([.D14]/4)" office:value-type="string" office:string-value="FE">
            <text:p>FE</text:p>
          </table:table-cell>
          <table:table-cell table:formula="of:=DEC2HEX(([.D14]-HEX2DEC([.F1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4.7">
            <text:p>54.700</text:p>
          </table:table-cell>
          <table:table-cell table:formula="of:=[.$B$4]/([.$B$3]+[.$B$4])*[.A15]" office:value-type="float" office:value="3.282">
            <text:p>3.282</text:p>
          </table:table-cell>
          <table:table-cell/>
          <table:table-cell table:formula="of:=[.B15]/[.$E$3]" office:value-type="float" office:value="1018.41454545455">
            <text:p>1018</text:p>
          </table:table-cell>
          <table:table-cell table:formula="of:=DEC2HEX([.D15])" office:value-type="string" office:string-value="3FA">
            <text:p>3FA</text:p>
          </table:table-cell>
          <table:table-cell table:formula="of:=DEC2HEX([.D15]/4)" office:value-type="string" office:string-value="FE">
            <text:p>FE</text:p>
          </table:table-cell>
          <table:table-cell table:formula="of:=DEC2HEX(([.D15]-HEX2DEC([.F1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4.65">
            <text:p>54.650</text:p>
          </table:table-cell>
          <table:table-cell table:formula="of:=[.$B$4]/([.$B$3]+[.$B$4])*[.A16]" office:value-type="float" office:value="3.279">
            <text:p>3.279</text:p>
          </table:table-cell>
          <table:table-cell/>
          <table:table-cell table:formula="of:=[.B16]/[.$E$3]" office:value-type="float" office:value="1017.48363636364">
            <text:p>1017</text:p>
          </table:table-cell>
          <table:table-cell table:formula="of:=DEC2HEX([.D16])" office:value-type="string" office:string-value="3F9">
            <text:p>3F9</text:p>
          </table:table-cell>
          <table:table-cell table:formula="of:=DEC2HEX([.D16]/4)" office:value-type="string" office:string-value="FE">
            <text:p>FE</text:p>
          </table:table-cell>
          <table:table-cell table:formula="of:=DEC2HEX(([.D16]-HEX2DEC([.F1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4.6">
            <text:p>54.600</text:p>
          </table:table-cell>
          <table:table-cell table:formula="of:=[.$B$4]/([.$B$3]+[.$B$4])*[.A17]" office:value-type="float" office:value="3.276">
            <text:p>3.276</text:p>
          </table:table-cell>
          <table:table-cell/>
          <table:table-cell table:formula="of:=[.B17]/[.$E$3]" office:value-type="float" office:value="1016.55272727273">
            <text:p>1017</text:p>
          </table:table-cell>
          <table:table-cell table:formula="of:=DEC2HEX([.D17])" office:value-type="string" office:string-value="3F8">
            <text:p>3F8</text:p>
          </table:table-cell>
          <table:table-cell table:formula="of:=DEC2HEX([.D17]/4)" office:value-type="string" office:string-value="FE">
            <text:p>FE</text:p>
          </table:table-cell>
          <table:table-cell table:formula="of:=DEC2HEX(([.D17]-HEX2DEC([.F1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4.55">
            <text:p>54.550</text:p>
          </table:table-cell>
          <table:table-cell table:formula="of:=[.$B$4]/([.$B$3]+[.$B$4])*[.A18]" office:value-type="float" office:value="3.273">
            <text:p>3.273</text:p>
          </table:table-cell>
          <table:table-cell/>
          <table:table-cell table:formula="of:=[.B18]/[.$E$3]" office:value-type="float" office:value="1015.62181818182">
            <text:p>1016</text:p>
          </table:table-cell>
          <table:table-cell table:formula="of:=DEC2HEX([.D18])" office:value-type="string" office:string-value="3F7">
            <text:p>3F7</text:p>
          </table:table-cell>
          <table:table-cell table:formula="of:=DEC2HEX([.D18]/4)" office:value-type="string" office:string-value="FD">
            <text:p>FD</text:p>
          </table:table-cell>
          <table:table-cell table:formula="of:=DEC2HEX(([.D18]-HEX2DEC([.F1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4.5">
            <text:p>54.500</text:p>
          </table:table-cell>
          <table:table-cell table:formula="of:=[.$B$4]/([.$B$3]+[.$B$4])*[.A19]" office:value-type="float" office:value="3.27">
            <text:p>3.270</text:p>
          </table:table-cell>
          <table:table-cell/>
          <table:table-cell table:formula="of:=[.B19]/[.$E$3]" office:value-type="float" office:value="1014.69090909091">
            <text:p>1015</text:p>
          </table:table-cell>
          <table:table-cell table:formula="of:=DEC2HEX([.D19])" office:value-type="string" office:string-value="3F6">
            <text:p>3F6</text:p>
          </table:table-cell>
          <table:table-cell table:formula="of:=DEC2HEX([.D19]/4)" office:value-type="string" office:string-value="FD">
            <text:p>FD</text:p>
          </table:table-cell>
          <table:table-cell table:formula="of:=DEC2HEX(([.D19]-HEX2DEC([.F1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4.45">
            <text:p>54.450</text:p>
          </table:table-cell>
          <table:table-cell table:formula="of:=[.$B$4]/([.$B$3]+[.$B$4])*[.A20]" office:value-type="float" office:value="3.267">
            <text:p>3.267</text:p>
          </table:table-cell>
          <table:table-cell/>
          <table:table-cell table:formula="of:=[.B20]/[.$E$3]" office:value-type="float" office:value="1013.76">
            <text:p>1014</text:p>
          </table:table-cell>
          <table:table-cell table:formula="of:=DEC2HEX([.D20])" office:value-type="string" office:string-value="3F5">
            <text:p>3F5</text:p>
          </table:table-cell>
          <table:table-cell table:formula="of:=DEC2HEX([.D20]/4)" office:value-type="string" office:string-value="FD">
            <text:p>FD</text:p>
          </table:table-cell>
          <table:table-cell table:formula="of:=DEC2HEX(([.D20]-HEX2DEC([.F2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4.4">
            <text:p>54.400</text:p>
          </table:table-cell>
          <table:table-cell table:formula="of:=[.$B$4]/([.$B$3]+[.$B$4])*[.A21]" office:value-type="float" office:value="3.264">
            <text:p>3.264</text:p>
          </table:table-cell>
          <table:table-cell/>
          <table:table-cell table:formula="of:=[.B21]/[.$E$3]" office:value-type="float" office:value="1012.82909090909">
            <text:p>1013</text:p>
          </table:table-cell>
          <table:table-cell table:formula="of:=DEC2HEX([.D21])" office:value-type="string" office:string-value="3F4">
            <text:p>3F4</text:p>
          </table:table-cell>
          <table:table-cell table:formula="of:=DEC2HEX([.D21]/4)" office:value-type="string" office:string-value="FD">
            <text:p>FD</text:p>
          </table:table-cell>
          <table:table-cell table:formula="of:=DEC2HEX(([.D21]-HEX2DEC([.F2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4.35">
            <text:p>54.350</text:p>
          </table:table-cell>
          <table:table-cell table:formula="of:=[.$B$4]/([.$B$3]+[.$B$4])*[.A22]" office:value-type="float" office:value="3.261">
            <text:p>3.261</text:p>
          </table:table-cell>
          <table:table-cell/>
          <table:table-cell table:formula="of:=[.B22]/[.$E$3]" office:value-type="float" office:value="1011.89818181818">
            <text:p>1012</text:p>
          </table:table-cell>
          <table:table-cell table:formula="of:=DEC2HEX([.D22])" office:value-type="string" office:string-value="3F3">
            <text:p>3F3</text:p>
          </table:table-cell>
          <table:table-cell table:formula="of:=DEC2HEX([.D22]/4)" office:value-type="string" office:string-value="FC">
            <text:p>FC</text:p>
          </table:table-cell>
          <table:table-cell table:formula="of:=DEC2HEX(([.D22]-HEX2DEC([.F2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4.3">
            <text:p>54.300</text:p>
          </table:table-cell>
          <table:table-cell table:formula="of:=[.$B$4]/([.$B$3]+[.$B$4])*[.A23]" office:value-type="float" office:value="3.258">
            <text:p>3.258</text:p>
          </table:table-cell>
          <table:table-cell/>
          <table:table-cell table:formula="of:=[.B23]/[.$E$3]" office:value-type="float" office:value="1010.96727272727">
            <text:p>1011</text:p>
          </table:table-cell>
          <table:table-cell table:formula="of:=DEC2HEX([.D23])" office:value-type="string" office:string-value="3F2">
            <text:p>3F2</text:p>
          </table:table-cell>
          <table:table-cell table:formula="of:=DEC2HEX([.D23]/4)" office:value-type="string" office:string-value="FC">
            <text:p>FC</text:p>
          </table:table-cell>
          <table:table-cell table:formula="of:=DEC2HEX(([.D23]-HEX2DEC([.F2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4.25">
            <text:p>54.250</text:p>
          </table:table-cell>
          <table:table-cell table:formula="of:=[.$B$4]/([.$B$3]+[.$B$4])*[.A24]" office:value-type="float" office:value="3.255">
            <text:p>3.255</text:p>
          </table:table-cell>
          <table:table-cell/>
          <table:table-cell table:formula="of:=[.B24]/[.$E$3]" office:value-type="float" office:value="1010.03636363636">
            <text:p>1010</text:p>
          </table:table-cell>
          <table:table-cell table:formula="of:=DEC2HEX([.D24])" office:value-type="string" office:string-value="3F2">
            <text:p>3F2</text:p>
          </table:table-cell>
          <table:table-cell table:formula="of:=DEC2HEX([.D24]/4)" office:value-type="string" office:string-value="FC">
            <text:p>FC</text:p>
          </table:table-cell>
          <table:table-cell table:formula="of:=DEC2HEX(([.D24]-HEX2DEC([.F2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4.2">
            <text:p>54.200</text:p>
          </table:table-cell>
          <table:table-cell table:formula="of:=[.$B$4]/([.$B$3]+[.$B$4])*[.A25]" office:value-type="float" office:value="3.252">
            <text:p>3.252</text:p>
          </table:table-cell>
          <table:table-cell/>
          <table:table-cell table:formula="of:=[.B25]/[.$E$3]" office:value-type="float" office:value="1009.10545454545">
            <text:p>1009</text:p>
          </table:table-cell>
          <table:table-cell table:formula="of:=DEC2HEX([.D25])" office:value-type="string" office:string-value="3F1">
            <text:p>3F1</text:p>
          </table:table-cell>
          <table:table-cell table:formula="of:=DEC2HEX([.D25]/4)" office:value-type="string" office:string-value="FC">
            <text:p>FC</text:p>
          </table:table-cell>
          <table:table-cell table:formula="of:=DEC2HEX(([.D25]-HEX2DEC([.F2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4.15">
            <text:p>54.150</text:p>
          </table:table-cell>
          <table:table-cell table:formula="of:=[.$B$4]/([.$B$3]+[.$B$4])*[.A26]" office:value-type="float" office:value="3.249">
            <text:p>3.249</text:p>
          </table:table-cell>
          <table:table-cell/>
          <table:table-cell table:formula="of:=[.B26]/[.$E$3]" office:value-type="float" office:value="1008.17454545455">
            <text:p>1008</text:p>
          </table:table-cell>
          <table:table-cell table:formula="of:=DEC2HEX([.D26])" office:value-type="string" office:string-value="3F0">
            <text:p>3F0</text:p>
          </table:table-cell>
          <table:table-cell table:formula="of:=DEC2HEX([.D26]/4)" office:value-type="string" office:string-value="FC">
            <text:p>FC</text:p>
          </table:table-cell>
          <table:table-cell table:formula="of:=DEC2HEX(([.D26]-HEX2DEC([.F2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4.1000000000001">
            <text:p>54.100</text:p>
          </table:table-cell>
          <table:table-cell table:formula="of:=[.$B$4]/([.$B$3]+[.$B$4])*[.A27]" office:value-type="float" office:value="3.24600000000001">
            <text:p>3.246</text:p>
          </table:table-cell>
          <table:table-cell/>
          <table:table-cell table:formula="of:=[.B27]/[.$E$3]" office:value-type="float" office:value="1007.24363636364">
            <text:p>1007</text:p>
          </table:table-cell>
          <table:table-cell table:formula="of:=DEC2HEX([.D27])" office:value-type="string" office:string-value="3EF">
            <text:p>3EF</text:p>
          </table:table-cell>
          <table:table-cell table:formula="of:=DEC2HEX([.D27]/4)" office:value-type="string" office:string-value="FB">
            <text:p>FB</text:p>
          </table:table-cell>
          <table:table-cell table:formula="of:=DEC2HEX(([.D27]-HEX2DEC([.F2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4.0500000000001">
            <text:p>54.050</text:p>
          </table:table-cell>
          <table:table-cell table:formula="of:=[.$B$4]/([.$B$3]+[.$B$4])*[.A28]" office:value-type="float" office:value="3.24300000000001">
            <text:p>3.243</text:p>
          </table:table-cell>
          <table:table-cell/>
          <table:table-cell table:formula="of:=[.B28]/[.$E$3]" office:value-type="float" office:value="1006.31272727273">
            <text:p>1006</text:p>
          </table:table-cell>
          <table:table-cell table:formula="of:=DEC2HEX([.D28])" office:value-type="string" office:string-value="3EE">
            <text:p>3EE</text:p>
          </table:table-cell>
          <table:table-cell table:formula="of:=DEC2HEX([.D28]/4)" office:value-type="string" office:string-value="FB">
            <text:p>FB</text:p>
          </table:table-cell>
          <table:table-cell table:formula="of:=DEC2HEX(([.D28]-HEX2DEC([.F2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4.0000000000001">
            <text:p>54.000</text:p>
          </table:table-cell>
          <table:table-cell table:formula="of:=[.$B$4]/([.$B$3]+[.$B$4])*[.A29]" office:value-type="float" office:value="3.24000000000001">
            <text:p>3.240</text:p>
          </table:table-cell>
          <table:table-cell/>
          <table:table-cell table:formula="of:=[.B29]/[.$E$3]" office:value-type="float" office:value="1005.38181818182">
            <text:p>1005</text:p>
          </table:table-cell>
          <table:table-cell table:formula="of:=DEC2HEX([.D29])" office:value-type="string" office:string-value="3ED">
            <text:p>3ED</text:p>
          </table:table-cell>
          <table:table-cell table:formula="of:=DEC2HEX([.D29]/4)" office:value-type="string" office:string-value="FB">
            <text:p>FB</text:p>
          </table:table-cell>
          <table:table-cell table:formula="of:=DEC2HEX(([.D29]-HEX2DEC([.F2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3.9500000000001">
            <text:p>53.950</text:p>
          </table:table-cell>
          <table:table-cell table:formula="of:=[.$B$4]/([.$B$3]+[.$B$4])*[.A30]" office:value-type="float" office:value="3.23700000000001">
            <text:p>3.237</text:p>
          </table:table-cell>
          <table:table-cell/>
          <table:table-cell table:formula="of:=[.B30]/[.$E$3]" office:value-type="float" office:value="1004.45090909091">
            <text:p>1004</text:p>
          </table:table-cell>
          <table:table-cell table:formula="of:=DEC2HEX([.D30])" office:value-type="string" office:string-value="3EC">
            <text:p>3EC</text:p>
          </table:table-cell>
          <table:table-cell table:formula="of:=DEC2HEX([.D30]/4)" office:value-type="string" office:string-value="FB">
            <text:p>FB</text:p>
          </table:table-cell>
          <table:table-cell table:formula="of:=DEC2HEX(([.D30]-HEX2DEC([.F3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3.9000000000001">
            <text:p>53.900</text:p>
          </table:table-cell>
          <table:table-cell table:formula="of:=[.$B$4]/([.$B$3]+[.$B$4])*[.A31]" office:value-type="float" office:value="3.23400000000001">
            <text:p>3.234</text:p>
          </table:table-cell>
          <table:table-cell/>
          <table:table-cell table:formula="of:=[.B31]/[.$E$3]" office:value-type="float" office:value="1003.52">
            <text:p>1004</text:p>
          </table:table-cell>
          <table:table-cell table:formula="of:=DEC2HEX([.D31])" office:value-type="string" office:string-value="3EB">
            <text:p>3EB</text:p>
          </table:table-cell>
          <table:table-cell table:formula="of:=DEC2HEX([.D31]/4)" office:value-type="string" office:string-value="FA">
            <text:p>FA</text:p>
          </table:table-cell>
          <table:table-cell table:formula="of:=DEC2HEX(([.D31]-HEX2DEC([.F3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3.8500000000001">
            <text:p>53.850</text:p>
          </table:table-cell>
          <table:table-cell table:formula="of:=[.$B$4]/([.$B$3]+[.$B$4])*[.A32]" office:value-type="float" office:value="3.23100000000001">
            <text:p>3.231</text:p>
          </table:table-cell>
          <table:table-cell/>
          <table:table-cell table:formula="of:=[.B32]/[.$E$3]" office:value-type="float" office:value="1002.58909090909">
            <text:p>1003</text:p>
          </table:table-cell>
          <table:table-cell table:formula="of:=DEC2HEX([.D32])" office:value-type="string" office:string-value="3EA">
            <text:p>3EA</text:p>
          </table:table-cell>
          <table:table-cell table:formula="of:=DEC2HEX([.D32]/4)" office:value-type="string" office:string-value="FA">
            <text:p>FA</text:p>
          </table:table-cell>
          <table:table-cell table:formula="of:=DEC2HEX(([.D32]-HEX2DEC([.F3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3.8000000000001">
            <text:p>53.800</text:p>
          </table:table-cell>
          <table:table-cell table:formula="of:=[.$B$4]/([.$B$3]+[.$B$4])*[.A33]" office:value-type="float" office:value="3.22800000000001">
            <text:p>3.228</text:p>
          </table:table-cell>
          <table:table-cell/>
          <table:table-cell table:formula="of:=[.B33]/[.$E$3]" office:value-type="float" office:value="1001.65818181818">
            <text:p>1002</text:p>
          </table:table-cell>
          <table:table-cell table:formula="of:=DEC2HEX([.D33])" office:value-type="string" office:string-value="3E9">
            <text:p>3E9</text:p>
          </table:table-cell>
          <table:table-cell table:formula="of:=DEC2HEX([.D33]/4)" office:value-type="string" office:string-value="FA">
            <text:p>FA</text:p>
          </table:table-cell>
          <table:table-cell table:formula="of:=DEC2HEX(([.D33]-HEX2DEC([.F3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3.7500000000001">
            <text:p>53.750</text:p>
          </table:table-cell>
          <table:table-cell table:formula="of:=[.$B$4]/([.$B$3]+[.$B$4])*[.A34]" office:value-type="float" office:value="3.22500000000001">
            <text:p>3.225</text:p>
          </table:table-cell>
          <table:table-cell/>
          <table:table-cell table:formula="of:=[.B34]/[.$E$3]" office:value-type="float" office:value="1000.72727272727">
            <text:p>1001</text:p>
          </table:table-cell>
          <table:table-cell table:formula="of:=DEC2HEX([.D34])" office:value-type="string" office:string-value="3E8">
            <text:p>3E8</text:p>
          </table:table-cell>
          <table:table-cell table:formula="of:=DEC2HEX([.D34]/4)" office:value-type="string" office:string-value="FA">
            <text:p>FA</text:p>
          </table:table-cell>
          <table:table-cell table:formula="of:=DEC2HEX(([.D34]-HEX2DEC([.F3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3.7000000000001">
            <text:p>53.700</text:p>
          </table:table-cell>
          <table:table-cell table:formula="of:=[.$B$4]/([.$B$3]+[.$B$4])*[.A35]" office:value-type="float" office:value="3.22200000000001">
            <text:p>3.222</text:p>
          </table:table-cell>
          <table:table-cell/>
          <table:table-cell table:formula="of:=[.B35]/[.$E$3]" office:value-type="float" office:value="999.796363636366">
            <text:p>1000</text:p>
          </table:table-cell>
          <table:table-cell table:formula="of:=DEC2HEX([.D35])" office:value-type="string" office:string-value="3E7">
            <text:p>3E7</text:p>
          </table:table-cell>
          <table:table-cell table:formula="of:=DEC2HEX([.D35]/4)" office:value-type="string" office:string-value="F9">
            <text:p>F9</text:p>
          </table:table-cell>
          <table:table-cell table:formula="of:=DEC2HEX(([.D35]-HEX2DEC([.F3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3.6500000000001">
            <text:p>53.650</text:p>
          </table:table-cell>
          <table:table-cell table:formula="of:=[.$B$4]/([.$B$3]+[.$B$4])*[.A36]" office:value-type="float" office:value="3.21900000000001">
            <text:p>3.219</text:p>
          </table:table-cell>
          <table:table-cell/>
          <table:table-cell table:formula="of:=[.B36]/[.$E$3]" office:value-type="float" office:value="998.865454545456">
            <text:p>999</text:p>
          </table:table-cell>
          <table:table-cell table:formula="of:=DEC2HEX([.D36])" office:value-type="string" office:string-value="3E6">
            <text:p>3E6</text:p>
          </table:table-cell>
          <table:table-cell table:formula="of:=DEC2HEX([.D36]/4)" office:value-type="string" office:string-value="F9">
            <text:p>F9</text:p>
          </table:table-cell>
          <table:table-cell table:formula="of:=DEC2HEX(([.D36]-HEX2DEC([.F3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3.6000000000001">
            <text:p>53.600</text:p>
          </table:table-cell>
          <table:table-cell table:formula="of:=[.$B$4]/([.$B$3]+[.$B$4])*[.A37]" office:value-type="float" office:value="3.21600000000001">
            <text:p>3.216</text:p>
          </table:table-cell>
          <table:table-cell/>
          <table:table-cell table:formula="of:=[.B37]/[.$E$3]" office:value-type="float" office:value="997.934545454547">
            <text:p>998</text:p>
          </table:table-cell>
          <table:table-cell table:formula="of:=DEC2HEX([.D37])" office:value-type="string" office:string-value="3E5">
            <text:p>3E5</text:p>
          </table:table-cell>
          <table:table-cell table:formula="of:=DEC2HEX([.D37]/4)" office:value-type="string" office:string-value="F9">
            <text:p>F9</text:p>
          </table:table-cell>
          <table:table-cell table:formula="of:=DEC2HEX(([.D37]-HEX2DEC([.F3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3.5500000000001">
            <text:p>53.550</text:p>
          </table:table-cell>
          <table:table-cell table:formula="of:=[.$B$4]/([.$B$3]+[.$B$4])*[.A38]" office:value-type="float" office:value="3.21300000000001">
            <text:p>3.213</text:p>
          </table:table-cell>
          <table:table-cell/>
          <table:table-cell table:formula="of:=[.B38]/[.$E$3]" office:value-type="float" office:value="997.003636363638">
            <text:p>997</text:p>
          </table:table-cell>
          <table:table-cell table:formula="of:=DEC2HEX([.D38])" office:value-type="string" office:string-value="3E5">
            <text:p>3E5</text:p>
          </table:table-cell>
          <table:table-cell table:formula="of:=DEC2HEX([.D38]/4)" office:value-type="string" office:string-value="F9">
            <text:p>F9</text:p>
          </table:table-cell>
          <table:table-cell table:formula="of:=DEC2HEX(([.D38]-HEX2DEC([.F3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3.5000000000001">
            <text:p>53.500</text:p>
          </table:table-cell>
          <table:table-cell table:formula="of:=[.$B$4]/([.$B$3]+[.$B$4])*[.A39]" office:value-type="float" office:value="3.21000000000001">
            <text:p>3.210</text:p>
          </table:table-cell>
          <table:table-cell/>
          <table:table-cell table:formula="of:=[.B39]/[.$E$3]" office:value-type="float" office:value="996.072727272729">
            <text:p>996</text:p>
          </table:table-cell>
          <table:table-cell table:formula="of:=DEC2HEX([.D39])" office:value-type="string" office:string-value="3E4">
            <text:p>3E4</text:p>
          </table:table-cell>
          <table:table-cell table:formula="of:=DEC2HEX([.D39]/4)" office:value-type="string" office:string-value="F9">
            <text:p>F9</text:p>
          </table:table-cell>
          <table:table-cell table:formula="of:=DEC2HEX(([.D39]-HEX2DEC([.F3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3.4500000000001">
            <text:p>53.450</text:p>
          </table:table-cell>
          <table:table-cell table:formula="of:=[.$B$4]/([.$B$3]+[.$B$4])*[.A40]" office:value-type="float" office:value="3.20700000000001">
            <text:p>3.207</text:p>
          </table:table-cell>
          <table:table-cell/>
          <table:table-cell table:formula="of:=[.B40]/[.$E$3]" office:value-type="float" office:value="995.14181818182">
            <text:p>995</text:p>
          </table:table-cell>
          <table:table-cell table:formula="of:=DEC2HEX([.D40])" office:value-type="string" office:string-value="3E3">
            <text:p>3E3</text:p>
          </table:table-cell>
          <table:table-cell table:formula="of:=DEC2HEX([.D40]/4)" office:value-type="string" office:string-value="F8">
            <text:p>F8</text:p>
          </table:table-cell>
          <table:table-cell table:formula="of:=DEC2HEX(([.D40]-HEX2DEC([.F4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3.4000000000001">
            <text:p>53.400</text:p>
          </table:table-cell>
          <table:table-cell table:formula="of:=[.$B$4]/([.$B$3]+[.$B$4])*[.A41]" office:value-type="float" office:value="3.20400000000001">
            <text:p>3.204</text:p>
          </table:table-cell>
          <table:table-cell/>
          <table:table-cell table:formula="of:=[.B41]/[.$E$3]" office:value-type="float" office:value="994.210909090911">
            <text:p>994</text:p>
          </table:table-cell>
          <table:table-cell table:formula="of:=DEC2HEX([.D41])" office:value-type="string" office:string-value="3E2">
            <text:p>3E2</text:p>
          </table:table-cell>
          <table:table-cell table:formula="of:=DEC2HEX([.D41]/4)" office:value-type="string" office:string-value="F8">
            <text:p>F8</text:p>
          </table:table-cell>
          <table:table-cell table:formula="of:=DEC2HEX(([.D41]-HEX2DEC([.F4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3.3500000000001">
            <text:p>53.350</text:p>
          </table:table-cell>
          <table:table-cell table:formula="of:=[.$B$4]/([.$B$3]+[.$B$4])*[.A42]" office:value-type="float" office:value="3.20100000000001">
            <text:p>3.201</text:p>
          </table:table-cell>
          <table:table-cell/>
          <table:table-cell table:formula="of:=[.B42]/[.$E$3]" office:value-type="float" office:value="993.280000000002">
            <text:p>993</text:p>
          </table:table-cell>
          <table:table-cell table:formula="of:=DEC2HEX([.D42])" office:value-type="string" office:string-value="3E1">
            <text:p>3E1</text:p>
          </table:table-cell>
          <table:table-cell table:formula="of:=DEC2HEX([.D42]/4)" office:value-type="string" office:string-value="F8">
            <text:p>F8</text:p>
          </table:table-cell>
          <table:table-cell table:formula="of:=DEC2HEX(([.D42]-HEX2DEC([.F4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3.3000000000001">
            <text:p>53.300</text:p>
          </table:table-cell>
          <table:table-cell table:formula="of:=[.$B$4]/([.$B$3]+[.$B$4])*[.A43]" office:value-type="float" office:value="3.19800000000001">
            <text:p>3.198</text:p>
          </table:table-cell>
          <table:table-cell/>
          <table:table-cell table:formula="of:=[.B43]/[.$E$3]" office:value-type="float" office:value="992.349090909093">
            <text:p>992</text:p>
          </table:table-cell>
          <table:table-cell table:formula="of:=DEC2HEX([.D43])" office:value-type="string" office:string-value="3E0">
            <text:p>3E0</text:p>
          </table:table-cell>
          <table:table-cell table:formula="of:=DEC2HEX([.D43]/4)" office:value-type="string" office:string-value="F8">
            <text:p>F8</text:p>
          </table:table-cell>
          <table:table-cell table:formula="of:=DEC2HEX(([.D43]-HEX2DEC([.F4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3.2500000000001">
            <text:p>53.250</text:p>
          </table:table-cell>
          <table:table-cell table:formula="of:=[.$B$4]/([.$B$3]+[.$B$4])*[.A44]" office:value-type="float" office:value="3.19500000000001">
            <text:p>3.195</text:p>
          </table:table-cell>
          <table:table-cell/>
          <table:table-cell table:formula="of:=[.B44]/[.$E$3]" office:value-type="float" office:value="991.418181818184">
            <text:p>991</text:p>
          </table:table-cell>
          <table:table-cell table:formula="of:=DEC2HEX([.D44])" office:value-type="string" office:string-value="3DF">
            <text:p>3DF</text:p>
          </table:table-cell>
          <table:table-cell table:formula="of:=DEC2HEX([.D44]/4)" office:value-type="string" office:string-value="F7">
            <text:p>F7</text:p>
          </table:table-cell>
          <table:table-cell table:formula="of:=DEC2HEX(([.D44]-HEX2DEC([.F4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3.2000000000001">
            <text:p>53.200</text:p>
          </table:table-cell>
          <table:table-cell table:formula="of:=[.$B$4]/([.$B$3]+[.$B$4])*[.A45]" office:value-type="float" office:value="3.19200000000001">
            <text:p>3.192</text:p>
          </table:table-cell>
          <table:table-cell/>
          <table:table-cell table:formula="of:=[.B45]/[.$E$3]" office:value-type="float" office:value="990.487272727275">
            <text:p>990</text:p>
          </table:table-cell>
          <table:table-cell table:formula="of:=DEC2HEX([.D45])" office:value-type="string" office:string-value="3DE">
            <text:p>3DE</text:p>
          </table:table-cell>
          <table:table-cell table:formula="of:=DEC2HEX([.D45]/4)" office:value-type="string" office:string-value="F7">
            <text:p>F7</text:p>
          </table:table-cell>
          <table:table-cell table:formula="of:=DEC2HEX(([.D45]-HEX2DEC([.F4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3.1500000000001">
            <text:p>53.150</text:p>
          </table:table-cell>
          <table:table-cell table:formula="of:=[.$B$4]/([.$B$3]+[.$B$4])*[.A46]" office:value-type="float" office:value="3.18900000000001">
            <text:p>3.189</text:p>
          </table:table-cell>
          <table:table-cell/>
          <table:table-cell table:formula="of:=[.B46]/[.$E$3]" office:value-type="float" office:value="989.556363636365">
            <text:p>990</text:p>
          </table:table-cell>
          <table:table-cell table:formula="of:=DEC2HEX([.D46])" office:value-type="string" office:string-value="3DD">
            <text:p>3DD</text:p>
          </table:table-cell>
          <table:table-cell table:formula="of:=DEC2HEX([.D46]/4)" office:value-type="string" office:string-value="F7">
            <text:p>F7</text:p>
          </table:table-cell>
          <table:table-cell table:formula="of:=DEC2HEX(([.D46]-HEX2DEC([.F4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3.1000000000001">
            <text:p>53.100</text:p>
          </table:table-cell>
          <table:table-cell table:formula="of:=[.$B$4]/([.$B$3]+[.$B$4])*[.A47]" office:value-type="float" office:value="3.18600000000001">
            <text:p>3.186</text:p>
          </table:table-cell>
          <table:table-cell/>
          <table:table-cell table:formula="of:=[.B47]/[.$E$3]" office:value-type="float" office:value="988.625454545456">
            <text:p>989</text:p>
          </table:table-cell>
          <table:table-cell table:formula="of:=DEC2HEX([.D47])" office:value-type="string" office:string-value="3DC">
            <text:p>3DC</text:p>
          </table:table-cell>
          <table:table-cell table:formula="of:=DEC2HEX([.D47]/4)" office:value-type="string" office:string-value="F7">
            <text:p>F7</text:p>
          </table:table-cell>
          <table:table-cell table:formula="of:=DEC2HEX(([.D47]-HEX2DEC([.F4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3.0500000000001">
            <text:p>53.050</text:p>
          </table:table-cell>
          <table:table-cell table:formula="of:=[.$B$4]/([.$B$3]+[.$B$4])*[.A48]" office:value-type="float" office:value="3.18300000000001">
            <text:p>3.183</text:p>
          </table:table-cell>
          <table:table-cell/>
          <table:table-cell table:formula="of:=[.B48]/[.$E$3]" office:value-type="float" office:value="987.694545454547">
            <text:p>988</text:p>
          </table:table-cell>
          <table:table-cell table:formula="of:=DEC2HEX([.D48])" office:value-type="string" office:string-value="3DB">
            <text:p>3DB</text:p>
          </table:table-cell>
          <table:table-cell table:formula="of:=DEC2HEX([.D48]/4)" office:value-type="string" office:string-value="F6">
            <text:p>F6</text:p>
          </table:table-cell>
          <table:table-cell table:formula="of:=DEC2HEX(([.D48]-HEX2DEC([.F4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3.0000000000001">
            <text:p>53.000</text:p>
          </table:table-cell>
          <table:table-cell table:formula="of:=[.$B$4]/([.$B$3]+[.$B$4])*[.A49]" office:value-type="float" office:value="3.18000000000001">
            <text:p>3.180</text:p>
          </table:table-cell>
          <table:table-cell/>
          <table:table-cell table:formula="of:=[.B49]/[.$E$3]" office:value-type="float" office:value="986.763636363638">
            <text:p>987</text:p>
          </table:table-cell>
          <table:table-cell table:formula="of:=DEC2HEX([.D49])" office:value-type="string" office:string-value="3DA">
            <text:p>3DA</text:p>
          </table:table-cell>
          <table:table-cell table:formula="of:=DEC2HEX([.D49]/4)" office:value-type="string" office:string-value="F6">
            <text:p>F6</text:p>
          </table:table-cell>
          <table:table-cell table:formula="of:=DEC2HEX(([.D49]-HEX2DEC([.F4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2.9500000000001">
            <text:p>52.950</text:p>
          </table:table-cell>
          <table:table-cell table:formula="of:=[.$B$4]/([.$B$3]+[.$B$4])*[.A50]" office:value-type="float" office:value="3.17700000000001">
            <text:p>3.177</text:p>
          </table:table-cell>
          <table:table-cell/>
          <table:table-cell table:formula="of:=[.B50]/[.$E$3]" office:value-type="float" office:value="985.832727272729">
            <text:p>986</text:p>
          </table:table-cell>
          <table:table-cell table:formula="of:=DEC2HEX([.D50])" office:value-type="string" office:string-value="3D9">
            <text:p>3D9</text:p>
          </table:table-cell>
          <table:table-cell table:formula="of:=DEC2HEX([.D50]/4)" office:value-type="string" office:string-value="F6">
            <text:p>F6</text:p>
          </table:table-cell>
          <table:table-cell table:formula="of:=DEC2HEX(([.D50]-HEX2DEC([.F5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2.9000000000001">
            <text:p>52.900</text:p>
          </table:table-cell>
          <table:table-cell table:formula="of:=[.$B$4]/([.$B$3]+[.$B$4])*[.A51]" office:value-type="float" office:value="3.17400000000001">
            <text:p>3.174</text:p>
          </table:table-cell>
          <table:table-cell/>
          <table:table-cell table:formula="of:=[.B51]/[.$E$3]" office:value-type="float" office:value="984.90181818182">
            <text:p>985</text:p>
          </table:table-cell>
          <table:table-cell table:formula="of:=DEC2HEX([.D51])" office:value-type="string" office:string-value="3D8">
            <text:p>3D8</text:p>
          </table:table-cell>
          <table:table-cell table:formula="of:=DEC2HEX([.D51]/4)" office:value-type="string" office:string-value="F6">
            <text:p>F6</text:p>
          </table:table-cell>
          <table:table-cell table:formula="of:=DEC2HEX(([.D51]-HEX2DEC([.F5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2.8500000000001">
            <text:p>52.850</text:p>
          </table:table-cell>
          <table:table-cell table:formula="of:=[.$B$4]/([.$B$3]+[.$B$4])*[.A52]" office:value-type="float" office:value="3.17100000000001">
            <text:p>3.171</text:p>
          </table:table-cell>
          <table:table-cell/>
          <table:table-cell table:formula="of:=[.B52]/[.$E$3]" office:value-type="float" office:value="983.970909090911">
            <text:p>984</text:p>
          </table:table-cell>
          <table:table-cell table:formula="of:=DEC2HEX([.D52])" office:value-type="string" office:string-value="3D7">
            <text:p>3D7</text:p>
          </table:table-cell>
          <table:table-cell table:formula="of:=DEC2HEX([.D52]/4)" office:value-type="string" office:string-value="F5">
            <text:p>F5</text:p>
          </table:table-cell>
          <table:table-cell table:formula="of:=DEC2HEX(([.D52]-HEX2DEC([.F5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2.8000000000001">
            <text:p>52.800</text:p>
          </table:table-cell>
          <table:table-cell table:formula="of:=[.$B$4]/([.$B$3]+[.$B$4])*[.A53]" office:value-type="float" office:value="3.16800000000001">
            <text:p>3.168</text:p>
          </table:table-cell>
          <table:table-cell/>
          <table:table-cell table:formula="of:=[.B53]/[.$E$3]" office:value-type="float" office:value="983.040000000002">
            <text:p>983</text:p>
          </table:table-cell>
          <table:table-cell table:formula="of:=DEC2HEX([.D53])" office:value-type="string" office:string-value="3D7">
            <text:p>3D7</text:p>
          </table:table-cell>
          <table:table-cell table:formula="of:=DEC2HEX([.D53]/4)" office:value-type="string" office:string-value="F5">
            <text:p>F5</text:p>
          </table:table-cell>
          <table:table-cell table:formula="of:=DEC2HEX(([.D53]-HEX2DEC([.F5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2.7500000000001">
            <text:p>52.750</text:p>
          </table:table-cell>
          <table:table-cell table:formula="of:=[.$B$4]/([.$B$3]+[.$B$4])*[.A54]" office:value-type="float" office:value="3.16500000000001">
            <text:p>3.165</text:p>
          </table:table-cell>
          <table:table-cell/>
          <table:table-cell table:formula="of:=[.B54]/[.$E$3]" office:value-type="float" office:value="982.109090909093">
            <text:p>982</text:p>
          </table:table-cell>
          <table:table-cell table:formula="of:=DEC2HEX([.D54])" office:value-type="string" office:string-value="3D6">
            <text:p>3D6</text:p>
          </table:table-cell>
          <table:table-cell table:formula="of:=DEC2HEX([.D54]/4)" office:value-type="string" office:string-value="F5">
            <text:p>F5</text:p>
          </table:table-cell>
          <table:table-cell table:formula="of:=DEC2HEX(([.D54]-HEX2DEC([.F5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2.7000000000001">
            <text:p>52.700</text:p>
          </table:table-cell>
          <table:table-cell table:formula="of:=[.$B$4]/([.$B$3]+[.$B$4])*[.A55]" office:value-type="float" office:value="3.16200000000001">
            <text:p>3.162</text:p>
          </table:table-cell>
          <table:table-cell/>
          <table:table-cell table:formula="of:=[.B55]/[.$E$3]" office:value-type="float" office:value="981.178181818184">
            <text:p>981</text:p>
          </table:table-cell>
          <table:table-cell table:formula="of:=DEC2HEX([.D55])" office:value-type="string" office:string-value="3D5">
            <text:p>3D5</text:p>
          </table:table-cell>
          <table:table-cell table:formula="of:=DEC2HEX([.D55]/4)" office:value-type="string" office:string-value="F5">
            <text:p>F5</text:p>
          </table:table-cell>
          <table:table-cell table:formula="of:=DEC2HEX(([.D55]-HEX2DEC([.F5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2.6500000000001">
            <text:p>52.650</text:p>
          </table:table-cell>
          <table:table-cell table:formula="of:=[.$B$4]/([.$B$3]+[.$B$4])*[.A56]" office:value-type="float" office:value="3.15900000000001">
            <text:p>3.159</text:p>
          </table:table-cell>
          <table:table-cell/>
          <table:table-cell table:formula="of:=[.B56]/[.$E$3]" office:value-type="float" office:value="980.247272727275">
            <text:p>980</text:p>
          </table:table-cell>
          <table:table-cell table:formula="of:=DEC2HEX([.D56])" office:value-type="string" office:string-value="3D4">
            <text:p>3D4</text:p>
          </table:table-cell>
          <table:table-cell table:formula="of:=DEC2HEX([.D56]/4)" office:value-type="string" office:string-value="F5">
            <text:p>F5</text:p>
          </table:table-cell>
          <table:table-cell table:formula="of:=DEC2HEX(([.D56]-HEX2DEC([.F5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2.6000000000001">
            <text:p>52.600</text:p>
          </table:table-cell>
          <table:table-cell table:formula="of:=[.$B$4]/([.$B$3]+[.$B$4])*[.A57]" office:value-type="float" office:value="3.15600000000001">
            <text:p>3.156</text:p>
          </table:table-cell>
          <table:table-cell/>
          <table:table-cell table:formula="of:=[.B57]/[.$E$3]" office:value-type="float" office:value="979.316363636366">
            <text:p>979</text:p>
          </table:table-cell>
          <table:table-cell table:formula="of:=DEC2HEX([.D57])" office:value-type="string" office:string-value="3D3">
            <text:p>3D3</text:p>
          </table:table-cell>
          <table:table-cell table:formula="of:=DEC2HEX([.D57]/4)" office:value-type="string" office:string-value="F4">
            <text:p>F4</text:p>
          </table:table-cell>
          <table:table-cell table:formula="of:=DEC2HEX(([.D57]-HEX2DEC([.F5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2.5500000000001">
            <text:p>52.550</text:p>
          </table:table-cell>
          <table:table-cell table:formula="of:=[.$B$4]/([.$B$3]+[.$B$4])*[.A58]" office:value-type="float" office:value="3.15300000000001">
            <text:p>3.153</text:p>
          </table:table-cell>
          <table:table-cell/>
          <table:table-cell table:formula="of:=[.B58]/[.$E$3]" office:value-type="float" office:value="978.385454545456">
            <text:p>978</text:p>
          </table:table-cell>
          <table:table-cell table:formula="of:=DEC2HEX([.D58])" office:value-type="string" office:string-value="3D2">
            <text:p>3D2</text:p>
          </table:table-cell>
          <table:table-cell table:formula="of:=DEC2HEX([.D58]/4)" office:value-type="string" office:string-value="F4">
            <text:p>F4</text:p>
          </table:table-cell>
          <table:table-cell table:formula="of:=DEC2HEX(([.D58]-HEX2DEC([.F5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2.5000000000001">
            <text:p>52.500</text:p>
          </table:table-cell>
          <table:table-cell table:formula="of:=[.$B$4]/([.$B$3]+[.$B$4])*[.A59]" office:value-type="float" office:value="3.15000000000001">
            <text:p>3.150</text:p>
          </table:table-cell>
          <table:table-cell/>
          <table:table-cell table:formula="of:=[.B59]/[.$E$3]" office:value-type="float" office:value="977.454545454547">
            <text:p>977</text:p>
          </table:table-cell>
          <table:table-cell table:formula="of:=DEC2HEX([.D59])" office:value-type="string" office:string-value="3D1">
            <text:p>3D1</text:p>
          </table:table-cell>
          <table:table-cell table:formula="of:=DEC2HEX([.D59]/4)" office:value-type="string" office:string-value="F4">
            <text:p>F4</text:p>
          </table:table-cell>
          <table:table-cell table:formula="of:=DEC2HEX(([.D59]-HEX2DEC([.F5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2.4500000000001">
            <text:p>52.450</text:p>
          </table:table-cell>
          <table:table-cell table:formula="of:=[.$B$4]/([.$B$3]+[.$B$4])*[.A60]" office:value-type="float" office:value="3.14700000000001">
            <text:p>3.147</text:p>
          </table:table-cell>
          <table:table-cell/>
          <table:table-cell table:formula="of:=[.B60]/[.$E$3]" office:value-type="float" office:value="976.523636363638">
            <text:p>977</text:p>
          </table:table-cell>
          <table:table-cell table:formula="of:=DEC2HEX([.D60])" office:value-type="string" office:string-value="3D0">
            <text:p>3D0</text:p>
          </table:table-cell>
          <table:table-cell table:formula="of:=DEC2HEX([.D60]/4)" office:value-type="string" office:string-value="F4">
            <text:p>F4</text:p>
          </table:table-cell>
          <table:table-cell table:formula="of:=DEC2HEX(([.D60]-HEX2DEC([.F6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2.4000000000001">
            <text:p>52.400</text:p>
          </table:table-cell>
          <table:table-cell table:formula="of:=[.$B$4]/([.$B$3]+[.$B$4])*[.A61]" office:value-type="float" office:value="3.14400000000001">
            <text:p>3.144</text:p>
          </table:table-cell>
          <table:table-cell/>
          <table:table-cell table:formula="of:=[.B61]/[.$E$3]" office:value-type="float" office:value="975.592727272729">
            <text:p>976</text:p>
          </table:table-cell>
          <table:table-cell table:formula="of:=DEC2HEX([.D61])" office:value-type="string" office:string-value="3CF">
            <text:p>3CF</text:p>
          </table:table-cell>
          <table:table-cell table:formula="of:=DEC2HEX([.D61]/4)" office:value-type="string" office:string-value="F3">
            <text:p>F3</text:p>
          </table:table-cell>
          <table:table-cell table:formula="of:=DEC2HEX(([.D61]-HEX2DEC([.F6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2.3500000000002">
            <text:p>52.350</text:p>
          </table:table-cell>
          <table:table-cell table:formula="of:=[.$B$4]/([.$B$3]+[.$B$4])*[.A62]" office:value-type="float" office:value="3.14100000000001">
            <text:p>3.141</text:p>
          </table:table-cell>
          <table:table-cell/>
          <table:table-cell table:formula="of:=[.B62]/[.$E$3]" office:value-type="float" office:value="974.661818181822">
            <text:p>975</text:p>
          </table:table-cell>
          <table:table-cell table:formula="of:=DEC2HEX([.D62])" office:value-type="string" office:string-value="3CE">
            <text:p>3CE</text:p>
          </table:table-cell>
          <table:table-cell table:formula="of:=DEC2HEX([.D62]/4)" office:value-type="string" office:string-value="F3">
            <text:p>F3</text:p>
          </table:table-cell>
          <table:table-cell table:formula="of:=DEC2HEX(([.D62]-HEX2DEC([.F6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2.3000000000002">
            <text:p>52.300</text:p>
          </table:table-cell>
          <table:table-cell table:formula="of:=[.$B$4]/([.$B$3]+[.$B$4])*[.A63]" office:value-type="float" office:value="3.13800000000001">
            <text:p>3.138</text:p>
          </table:table-cell>
          <table:table-cell/>
          <table:table-cell table:formula="of:=[.B63]/[.$E$3]" office:value-type="float" office:value="973.730909090913">
            <text:p>974</text:p>
          </table:table-cell>
          <table:table-cell table:formula="of:=DEC2HEX([.D63])" office:value-type="string" office:string-value="3CD">
            <text:p>3CD</text:p>
          </table:table-cell>
          <table:table-cell table:formula="of:=DEC2HEX([.D63]/4)" office:value-type="string" office:string-value="F3">
            <text:p>F3</text:p>
          </table:table-cell>
          <table:table-cell table:formula="of:=DEC2HEX(([.D63]-HEX2DEC([.F6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2.2500000000002">
            <text:p>52.250</text:p>
          </table:table-cell>
          <table:table-cell table:formula="of:=[.$B$4]/([.$B$3]+[.$B$4])*[.A64]" office:value-type="float" office:value="3.13500000000001">
            <text:p>3.135</text:p>
          </table:table-cell>
          <table:table-cell/>
          <table:table-cell table:formula="of:=[.B64]/[.$E$3]" office:value-type="float" office:value="972.800000000004">
            <text:p>973</text:p>
          </table:table-cell>
          <table:table-cell table:formula="of:=DEC2HEX([.D64])" office:value-type="string" office:string-value="3CC">
            <text:p>3CC</text:p>
          </table:table-cell>
          <table:table-cell table:formula="of:=DEC2HEX([.D64]/4)" office:value-type="string" office:string-value="F3">
            <text:p>F3</text:p>
          </table:table-cell>
          <table:table-cell table:formula="of:=DEC2HEX(([.D64]-HEX2DEC([.F6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2.2000000000002">
            <text:p>52.200</text:p>
          </table:table-cell>
          <table:table-cell table:formula="of:=[.$B$4]/([.$B$3]+[.$B$4])*[.A65]" office:value-type="float" office:value="3.13200000000001">
            <text:p>3.132</text:p>
          </table:table-cell>
          <table:table-cell/>
          <table:table-cell table:formula="of:=[.B65]/[.$E$3]" office:value-type="float" office:value="971.869090909095">
            <text:p>972</text:p>
          </table:table-cell>
          <table:table-cell table:formula="of:=DEC2HEX([.D65])" office:value-type="string" office:string-value="3CB">
            <text:p>3CB</text:p>
          </table:table-cell>
          <table:table-cell table:formula="of:=DEC2HEX([.D65]/4)" office:value-type="string" office:string-value="F2">
            <text:p>F2</text:p>
          </table:table-cell>
          <table:table-cell table:formula="of:=DEC2HEX(([.D65]-HEX2DEC([.F6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2.1500000000002">
            <text:p>52.150</text:p>
          </table:table-cell>
          <table:table-cell table:formula="of:=[.$B$4]/([.$B$3]+[.$B$4])*[.A66]" office:value-type="float" office:value="3.12900000000001">
            <text:p>3.129</text:p>
          </table:table-cell>
          <table:table-cell/>
          <table:table-cell table:formula="of:=[.B66]/[.$E$3]" office:value-type="float" office:value="970.938181818185">
            <text:p>971</text:p>
          </table:table-cell>
          <table:table-cell table:formula="of:=DEC2HEX([.D66])" office:value-type="string" office:string-value="3CA">
            <text:p>3CA</text:p>
          </table:table-cell>
          <table:table-cell table:formula="of:=DEC2HEX([.D66]/4)" office:value-type="string" office:string-value="F2">
            <text:p>F2</text:p>
          </table:table-cell>
          <table:table-cell table:formula="of:=DEC2HEX(([.D66]-HEX2DEC([.F6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2.1000000000002">
            <text:p>52.100</text:p>
          </table:table-cell>
          <table:table-cell table:formula="of:=[.$B$4]/([.$B$3]+[.$B$4])*[.A67]" office:value-type="float" office:value="3.12600000000001">
            <text:p>3.126</text:p>
          </table:table-cell>
          <table:table-cell/>
          <table:table-cell table:formula="of:=[.B67]/[.$E$3]" office:value-type="float" office:value="970.007272727277">
            <text:p>970</text:p>
          </table:table-cell>
          <table:table-cell table:formula="of:=DEC2HEX([.D67])" office:value-type="string" office:string-value="3CA">
            <text:p>3CA</text:p>
          </table:table-cell>
          <table:table-cell table:formula="of:=DEC2HEX([.D67]/4)" office:value-type="string" office:string-value="F2">
            <text:p>F2</text:p>
          </table:table-cell>
          <table:table-cell table:formula="of:=DEC2HEX(([.D67]-HEX2DEC([.F6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2.0500000000002">
            <text:p>52.050</text:p>
          </table:table-cell>
          <table:table-cell table:formula="of:=[.$B$4]/([.$B$3]+[.$B$4])*[.A68]" office:value-type="float" office:value="3.12300000000001">
            <text:p>3.123</text:p>
          </table:table-cell>
          <table:table-cell/>
          <table:table-cell table:formula="of:=[.B68]/[.$E$3]" office:value-type="float" office:value="969.076363636368">
            <text:p>969</text:p>
          </table:table-cell>
          <table:table-cell table:formula="of:=DEC2HEX([.D68])" office:value-type="string" office:string-value="3C9">
            <text:p>3C9</text:p>
          </table:table-cell>
          <table:table-cell table:formula="of:=DEC2HEX([.D68]/4)" office:value-type="string" office:string-value="F2">
            <text:p>F2</text:p>
          </table:table-cell>
          <table:table-cell table:formula="of:=DEC2HEX(([.D68]-HEX2DEC([.F6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2.0000000000002">
            <text:p>52.000</text:p>
          </table:table-cell>
          <table:table-cell table:formula="of:=[.$B$4]/([.$B$3]+[.$B$4])*[.A69]" office:value-type="float" office:value="3.12000000000001">
            <text:p>3.120</text:p>
          </table:table-cell>
          <table:table-cell/>
          <table:table-cell table:formula="of:=[.B69]/[.$E$3]" office:value-type="float" office:value="968.145454545458">
            <text:p>968</text:p>
          </table:table-cell>
          <table:table-cell table:formula="of:=DEC2HEX([.D69])" office:value-type="string" office:string-value="3C8">
            <text:p>3C8</text:p>
          </table:table-cell>
          <table:table-cell table:formula="of:=DEC2HEX([.D69]/4)" office:value-type="string" office:string-value="F2">
            <text:p>F2</text:p>
          </table:table-cell>
          <table:table-cell table:formula="of:=DEC2HEX(([.D69]-HEX2DEC([.F6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1.9500000000002">
            <text:p>51.950</text:p>
          </table:table-cell>
          <table:table-cell table:formula="of:=[.$B$4]/([.$B$3]+[.$B$4])*[.A70]" office:value-type="float" office:value="3.11700000000001">
            <text:p>3.117</text:p>
          </table:table-cell>
          <table:table-cell/>
          <table:table-cell table:formula="of:=[.B70]/[.$E$3]" office:value-type="float" office:value="967.214545454549">
            <text:p>967</text:p>
          </table:table-cell>
          <table:table-cell table:formula="of:=DEC2HEX([.D70])" office:value-type="string" office:string-value="3C7">
            <text:p>3C7</text:p>
          </table:table-cell>
          <table:table-cell table:formula="of:=DEC2HEX([.D70]/4)" office:value-type="string" office:string-value="F1">
            <text:p>F1</text:p>
          </table:table-cell>
          <table:table-cell table:formula="of:=DEC2HEX(([.D70]-HEX2DEC([.F7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1.9000000000002">
            <text:p>51.900</text:p>
          </table:table-cell>
          <table:table-cell table:formula="of:=[.$B$4]/([.$B$3]+[.$B$4])*[.A71]" office:value-type="float" office:value="3.11400000000001">
            <text:p>3.114</text:p>
          </table:table-cell>
          <table:table-cell/>
          <table:table-cell table:formula="of:=[.B71]/[.$E$3]" office:value-type="float" office:value="966.28363636364">
            <text:p>966</text:p>
          </table:table-cell>
          <table:table-cell table:formula="of:=DEC2HEX([.D71])" office:value-type="string" office:string-value="3C6">
            <text:p>3C6</text:p>
          </table:table-cell>
          <table:table-cell table:formula="of:=DEC2HEX([.D71]/4)" office:value-type="string" office:string-value="F1">
            <text:p>F1</text:p>
          </table:table-cell>
          <table:table-cell table:formula="of:=DEC2HEX(([.D71]-HEX2DEC([.F7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1.8500000000002">
            <text:p>51.850</text:p>
          </table:table-cell>
          <table:table-cell table:formula="of:=[.$B$4]/([.$B$3]+[.$B$4])*[.A72]" office:value-type="float" office:value="3.11100000000001">
            <text:p>3.111</text:p>
          </table:table-cell>
          <table:table-cell/>
          <table:table-cell table:formula="of:=[.B72]/[.$E$3]" office:value-type="float" office:value="965.352727272731">
            <text:p>965</text:p>
          </table:table-cell>
          <table:table-cell table:formula="of:=DEC2HEX([.D72])" office:value-type="string" office:string-value="3C5">
            <text:p>3C5</text:p>
          </table:table-cell>
          <table:table-cell table:formula="of:=DEC2HEX([.D72]/4)" office:value-type="string" office:string-value="F1">
            <text:p>F1</text:p>
          </table:table-cell>
          <table:table-cell table:formula="of:=DEC2HEX(([.D72]-HEX2DEC([.F7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1.8000000000002">
            <text:p>51.800</text:p>
          </table:table-cell>
          <table:table-cell table:formula="of:=[.$B$4]/([.$B$3]+[.$B$4])*[.A73]" office:value-type="float" office:value="3.10800000000001">
            <text:p>3.108</text:p>
          </table:table-cell>
          <table:table-cell/>
          <table:table-cell table:formula="of:=[.B73]/[.$E$3]" office:value-type="float" office:value="964.421818181822">
            <text:p>964</text:p>
          </table:table-cell>
          <table:table-cell table:formula="of:=DEC2HEX([.D73])" office:value-type="string" office:string-value="3C4">
            <text:p>3C4</text:p>
          </table:table-cell>
          <table:table-cell table:formula="of:=DEC2HEX([.D73]/4)" office:value-type="string" office:string-value="F1">
            <text:p>F1</text:p>
          </table:table-cell>
          <table:table-cell table:formula="of:=DEC2HEX(([.D73]-HEX2DEC([.F7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1.7500000000002">
            <text:p>51.750</text:p>
          </table:table-cell>
          <table:table-cell table:formula="of:=[.$B$4]/([.$B$3]+[.$B$4])*[.A74]" office:value-type="float" office:value="3.10500000000001">
            <text:p>3.105</text:p>
          </table:table-cell>
          <table:table-cell/>
          <table:table-cell table:formula="of:=[.B74]/[.$E$3]" office:value-type="float" office:value="963.490909090913">
            <text:p>963</text:p>
          </table:table-cell>
          <table:table-cell table:formula="of:=DEC2HEX([.D74])" office:value-type="string" office:string-value="3C3">
            <text:p>3C3</text:p>
          </table:table-cell>
          <table:table-cell table:formula="of:=DEC2HEX([.D74]/4)" office:value-type="string" office:string-value="F0">
            <text:p>F0</text:p>
          </table:table-cell>
          <table:table-cell table:formula="of:=DEC2HEX(([.D74]-HEX2DEC([.F7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1.7000000000002">
            <text:p>51.700</text:p>
          </table:table-cell>
          <table:table-cell table:formula="of:=[.$B$4]/([.$B$3]+[.$B$4])*[.A75]" office:value-type="float" office:value="3.10200000000001">
            <text:p>3.102</text:p>
          </table:table-cell>
          <table:table-cell/>
          <table:table-cell table:formula="of:=[.B75]/[.$E$3]" office:value-type="float" office:value="962.560000000004">
            <text:p>963</text:p>
          </table:table-cell>
          <table:table-cell table:formula="of:=DEC2HEX([.D75])" office:value-type="string" office:string-value="3C2">
            <text:p>3C2</text:p>
          </table:table-cell>
          <table:table-cell table:formula="of:=DEC2HEX([.D75]/4)" office:value-type="string" office:string-value="F0">
            <text:p>F0</text:p>
          </table:table-cell>
          <table:table-cell table:formula="of:=DEC2HEX(([.D75]-HEX2DEC([.F7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1.6500000000002">
            <text:p>51.650</text:p>
          </table:table-cell>
          <table:table-cell table:formula="of:=[.$B$4]/([.$B$3]+[.$B$4])*[.A76]" office:value-type="float" office:value="3.09900000000001">
            <text:p>3.099</text:p>
          </table:table-cell>
          <table:table-cell/>
          <table:table-cell table:formula="of:=[.B76]/[.$E$3]" office:value-type="float" office:value="961.629090909095">
            <text:p>962</text:p>
          </table:table-cell>
          <table:table-cell table:formula="of:=DEC2HEX([.D76])" office:value-type="string" office:string-value="3C1">
            <text:p>3C1</text:p>
          </table:table-cell>
          <table:table-cell table:formula="of:=DEC2HEX([.D76]/4)" office:value-type="string" office:string-value="F0">
            <text:p>F0</text:p>
          </table:table-cell>
          <table:table-cell table:formula="of:=DEC2HEX(([.D76]-HEX2DEC([.F7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1.6000000000002">
            <text:p>51.600</text:p>
          </table:table-cell>
          <table:table-cell table:formula="of:=[.$B$4]/([.$B$3]+[.$B$4])*[.A77]" office:value-type="float" office:value="3.09600000000001">
            <text:p>3.096</text:p>
          </table:table-cell>
          <table:table-cell/>
          <table:table-cell table:formula="of:=[.B77]/[.$E$3]" office:value-type="float" office:value="960.698181818186">
            <text:p>961</text:p>
          </table:table-cell>
          <table:table-cell table:formula="of:=DEC2HEX([.D77])" office:value-type="string" office:string-value="3C0">
            <text:p>3C0</text:p>
          </table:table-cell>
          <table:table-cell table:formula="of:=DEC2HEX([.D77]/4)" office:value-type="string" office:string-value="F0">
            <text:p>F0</text:p>
          </table:table-cell>
          <table:table-cell table:formula="of:=DEC2HEX(([.D77]-HEX2DEC([.F7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1.5500000000002">
            <text:p>51.550</text:p>
          </table:table-cell>
          <table:table-cell table:formula="of:=[.$B$4]/([.$B$3]+[.$B$4])*[.A78]" office:value-type="float" office:value="3.09300000000001">
            <text:p>3.093</text:p>
          </table:table-cell>
          <table:table-cell/>
          <table:table-cell table:formula="of:=[.B78]/[.$E$3]" office:value-type="float" office:value="959.767272727276">
            <text:p>960</text:p>
          </table:table-cell>
          <table:table-cell table:formula="of:=DEC2HEX([.D78])" office:value-type="string" office:string-value="3BF">
            <text:p>3BF</text:p>
          </table:table-cell>
          <table:table-cell table:formula="of:=DEC2HEX([.D78]/4)" office:value-type="string" office:string-value="EF">
            <text:p>EF</text:p>
          </table:table-cell>
          <table:table-cell table:formula="of:=DEC2HEX(([.D78]-HEX2DEC([.F7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1.5000000000002">
            <text:p>51.500</text:p>
          </table:table-cell>
          <table:table-cell table:formula="of:=[.$B$4]/([.$B$3]+[.$B$4])*[.A79]" office:value-type="float" office:value="3.09000000000001">
            <text:p>3.090</text:p>
          </table:table-cell>
          <table:table-cell/>
          <table:table-cell table:formula="of:=[.B79]/[.$E$3]" office:value-type="float" office:value="958.836363636367">
            <text:p>959</text:p>
          </table:table-cell>
          <table:table-cell table:formula="of:=DEC2HEX([.D79])" office:value-type="string" office:string-value="3BE">
            <text:p>3BE</text:p>
          </table:table-cell>
          <table:table-cell table:formula="of:=DEC2HEX([.D79]/4)" office:value-type="string" office:string-value="EF">
            <text:p>EF</text:p>
          </table:table-cell>
          <table:table-cell table:formula="of:=DEC2HEX(([.D79]-HEX2DEC([.F7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1.4500000000002">
            <text:p>51.450</text:p>
          </table:table-cell>
          <table:table-cell table:formula="of:=[.$B$4]/([.$B$3]+[.$B$4])*[.A80]" office:value-type="float" office:value="3.08700000000001">
            <text:p>3.087</text:p>
          </table:table-cell>
          <table:table-cell/>
          <table:table-cell table:formula="of:=[.B80]/[.$E$3]" office:value-type="float" office:value="957.905454545458">
            <text:p>958</text:p>
          </table:table-cell>
          <table:table-cell table:formula="of:=DEC2HEX([.D80])" office:value-type="string" office:string-value="3BD">
            <text:p>3BD</text:p>
          </table:table-cell>
          <table:table-cell table:formula="of:=DEC2HEX([.D80]/4)" office:value-type="string" office:string-value="EF">
            <text:p>EF</text:p>
          </table:table-cell>
          <table:table-cell table:formula="of:=DEC2HEX(([.D80]-HEX2DEC([.F8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1.4000000000002">
            <text:p>51.400</text:p>
          </table:table-cell>
          <table:table-cell table:formula="of:=[.$B$4]/([.$B$3]+[.$B$4])*[.A81]" office:value-type="float" office:value="3.08400000000001">
            <text:p>3.084</text:p>
          </table:table-cell>
          <table:table-cell/>
          <table:table-cell table:formula="of:=[.B81]/[.$E$3]" office:value-type="float" office:value="956.974545454549">
            <text:p>957</text:p>
          </table:table-cell>
          <table:table-cell table:formula="of:=DEC2HEX([.D81])" office:value-type="string" office:string-value="3BC">
            <text:p>3BC</text:p>
          </table:table-cell>
          <table:table-cell table:formula="of:=DEC2HEX([.D81]/4)" office:value-type="string" office:string-value="EF">
            <text:p>EF</text:p>
          </table:table-cell>
          <table:table-cell table:formula="of:=DEC2HEX(([.D81]-HEX2DEC([.F8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1.3500000000002">
            <text:p>51.350</text:p>
          </table:table-cell>
          <table:table-cell table:formula="of:=[.$B$4]/([.$B$3]+[.$B$4])*[.A82]" office:value-type="float" office:value="3.08100000000001">
            <text:p>3.081</text:p>
          </table:table-cell>
          <table:table-cell/>
          <table:table-cell table:formula="of:=[.B82]/[.$E$3]" office:value-type="float" office:value="956.04363636364">
            <text:p>956</text:p>
          </table:table-cell>
          <table:table-cell table:formula="of:=DEC2HEX([.D82])" office:value-type="string" office:string-value="3BC">
            <text:p>3BC</text:p>
          </table:table-cell>
          <table:table-cell table:formula="of:=DEC2HEX([.D82]/4)" office:value-type="string" office:string-value="EF">
            <text:p>EF</text:p>
          </table:table-cell>
          <table:table-cell table:formula="of:=DEC2HEX(([.D82]-HEX2DEC([.F8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1.3000000000002">
            <text:p>51.300</text:p>
          </table:table-cell>
          <table:table-cell table:formula="of:=[.$B$4]/([.$B$3]+[.$B$4])*[.A83]" office:value-type="float" office:value="3.07800000000001">
            <text:p>3.078</text:p>
          </table:table-cell>
          <table:table-cell/>
          <table:table-cell table:formula="of:=[.B83]/[.$E$3]" office:value-type="float" office:value="955.112727272731">
            <text:p>955</text:p>
          </table:table-cell>
          <table:table-cell table:formula="of:=DEC2HEX([.D83])" office:value-type="string" office:string-value="3BB">
            <text:p>3BB</text:p>
          </table:table-cell>
          <table:table-cell table:formula="of:=DEC2HEX([.D83]/4)" office:value-type="string" office:string-value="EE">
            <text:p>EE</text:p>
          </table:table-cell>
          <table:table-cell table:formula="of:=DEC2HEX(([.D83]-HEX2DEC([.F8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1.2500000000002">
            <text:p>51.250</text:p>
          </table:table-cell>
          <table:table-cell table:formula="of:=[.$B$4]/([.$B$3]+[.$B$4])*[.A84]" office:value-type="float" office:value="3.07500000000001">
            <text:p>3.075</text:p>
          </table:table-cell>
          <table:table-cell/>
          <table:table-cell table:formula="of:=[.B84]/[.$E$3]" office:value-type="float" office:value="954.181818181822">
            <text:p>954</text:p>
          </table:table-cell>
          <table:table-cell table:formula="of:=DEC2HEX([.D84])" office:value-type="string" office:string-value="3BA">
            <text:p>3BA</text:p>
          </table:table-cell>
          <table:table-cell table:formula="of:=DEC2HEX([.D84]/4)" office:value-type="string" office:string-value="EE">
            <text:p>EE</text:p>
          </table:table-cell>
          <table:table-cell table:formula="of:=DEC2HEX(([.D84]-HEX2DEC([.F8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1.2000000000002">
            <text:p>51.200</text:p>
          </table:table-cell>
          <table:table-cell table:formula="of:=[.$B$4]/([.$B$3]+[.$B$4])*[.A85]" office:value-type="float" office:value="3.07200000000001">
            <text:p>3.072</text:p>
          </table:table-cell>
          <table:table-cell/>
          <table:table-cell table:formula="of:=[.B85]/[.$E$3]" office:value-type="float" office:value="953.250909090913">
            <text:p>953</text:p>
          </table:table-cell>
          <table:table-cell table:formula="of:=DEC2HEX([.D85])" office:value-type="string" office:string-value="3B9">
            <text:p>3B9</text:p>
          </table:table-cell>
          <table:table-cell table:formula="of:=DEC2HEX([.D85]/4)" office:value-type="string" office:string-value="EE">
            <text:p>EE</text:p>
          </table:table-cell>
          <table:table-cell table:formula="of:=DEC2HEX(([.D85]-HEX2DEC([.F8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1.1500000000002">
            <text:p>51.150</text:p>
          </table:table-cell>
          <table:table-cell table:formula="of:=[.$B$4]/([.$B$3]+[.$B$4])*[.A86]" office:value-type="float" office:value="3.06900000000001">
            <text:p>3.069</text:p>
          </table:table-cell>
          <table:table-cell/>
          <table:table-cell table:formula="of:=[.B86]/[.$E$3]" office:value-type="float" office:value="952.320000000004">
            <text:p>952</text:p>
          </table:table-cell>
          <table:table-cell table:formula="of:=DEC2HEX([.D86])" office:value-type="string" office:string-value="3B8">
            <text:p>3B8</text:p>
          </table:table-cell>
          <table:table-cell table:formula="of:=DEC2HEX([.D86]/4)" office:value-type="string" office:string-value="EE">
            <text:p>EE</text:p>
          </table:table-cell>
          <table:table-cell table:formula="of:=DEC2HEX(([.D86]-HEX2DEC([.F8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1.1000000000002">
            <text:p>51.100</text:p>
          </table:table-cell>
          <table:table-cell table:formula="of:=[.$B$4]/([.$B$3]+[.$B$4])*[.A87]" office:value-type="float" office:value="3.06600000000001">
            <text:p>3.066</text:p>
          </table:table-cell>
          <table:table-cell/>
          <table:table-cell table:formula="of:=[.B87]/[.$E$3]" office:value-type="float" office:value="951.389090909095">
            <text:p>951</text:p>
          </table:table-cell>
          <table:table-cell table:formula="of:=DEC2HEX([.D87])" office:value-type="string" office:string-value="3B7">
            <text:p>3B7</text:p>
          </table:table-cell>
          <table:table-cell table:formula="of:=DEC2HEX([.D87]/4)" office:value-type="string" office:string-value="ED">
            <text:p>ED</text:p>
          </table:table-cell>
          <table:table-cell table:formula="of:=DEC2HEX(([.D87]-HEX2DEC([.F8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1.0500000000002">
            <text:p>51.050</text:p>
          </table:table-cell>
          <table:table-cell table:formula="of:=[.$B$4]/([.$B$3]+[.$B$4])*[.A88]" office:value-type="float" office:value="3.06300000000001">
            <text:p>3.063</text:p>
          </table:table-cell>
          <table:table-cell/>
          <table:table-cell table:formula="of:=[.B88]/[.$E$3]" office:value-type="float" office:value="950.458181818186">
            <text:p>950</text:p>
          </table:table-cell>
          <table:table-cell table:formula="of:=DEC2HEX([.D88])" office:value-type="string" office:string-value="3B6">
            <text:p>3B6</text:p>
          </table:table-cell>
          <table:table-cell table:formula="of:=DEC2HEX([.D88]/4)" office:value-type="string" office:string-value="ED">
            <text:p>ED</text:p>
          </table:table-cell>
          <table:table-cell table:formula="of:=DEC2HEX(([.D88]-HEX2DEC([.F8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1.0000000000002">
            <text:p>51.000</text:p>
          </table:table-cell>
          <table:table-cell table:formula="of:=[.$B$4]/([.$B$3]+[.$B$4])*[.A89]" office:value-type="float" office:value="3.06000000000001">
            <text:p>3.060</text:p>
          </table:table-cell>
          <table:table-cell/>
          <table:table-cell table:formula="of:=[.B89]/[.$E$3]" office:value-type="float" office:value="949.527272727277">
            <text:p>950</text:p>
          </table:table-cell>
          <table:table-cell table:formula="of:=DEC2HEX([.D89])" office:value-type="string" office:string-value="3B5">
            <text:p>3B5</text:p>
          </table:table-cell>
          <table:table-cell table:formula="of:=DEC2HEX([.D89]/4)" office:value-type="string" office:string-value="ED">
            <text:p>ED</text:p>
          </table:table-cell>
          <table:table-cell table:formula="of:=DEC2HEX(([.D89]-HEX2DEC([.F8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0.9500000000002">
            <text:p>50.950</text:p>
          </table:table-cell>
          <table:table-cell table:formula="of:=[.$B$4]/([.$B$3]+[.$B$4])*[.A90]" office:value-type="float" office:value="3.05700000000001">
            <text:p>3.057</text:p>
          </table:table-cell>
          <table:table-cell/>
          <table:table-cell table:formula="of:=[.B90]/[.$E$3]" office:value-type="float" office:value="948.596363636367">
            <text:p>949</text:p>
          </table:table-cell>
          <table:table-cell table:formula="of:=DEC2HEX([.D90])" office:value-type="string" office:string-value="3B4">
            <text:p>3B4</text:p>
          </table:table-cell>
          <table:table-cell table:formula="of:=DEC2HEX([.D90]/4)" office:value-type="string" office:string-value="ED">
            <text:p>ED</text:p>
          </table:table-cell>
          <table:table-cell table:formula="of:=DEC2HEX(([.D90]-HEX2DEC([.F9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0.9000000000002">
            <text:p>50.900</text:p>
          </table:table-cell>
          <table:table-cell table:formula="of:=[.$B$4]/([.$B$3]+[.$B$4])*[.A91]" office:value-type="float" office:value="3.05400000000001">
            <text:p>3.054</text:p>
          </table:table-cell>
          <table:table-cell/>
          <table:table-cell table:formula="of:=[.B91]/[.$E$3]" office:value-type="float" office:value="947.665454545458">
            <text:p>948</text:p>
          </table:table-cell>
          <table:table-cell table:formula="of:=DEC2HEX([.D91])" office:value-type="string" office:string-value="3B3">
            <text:p>3B3</text:p>
          </table:table-cell>
          <table:table-cell table:formula="of:=DEC2HEX([.D91]/4)" office:value-type="string" office:string-value="EC">
            <text:p>EC</text:p>
          </table:table-cell>
          <table:table-cell table:formula="of:=DEC2HEX(([.D91]-HEX2DEC([.F9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0.8500000000002">
            <text:p>50.850</text:p>
          </table:table-cell>
          <table:table-cell table:formula="of:=[.$B$4]/([.$B$3]+[.$B$4])*[.A92]" office:value-type="float" office:value="3.05100000000001">
            <text:p>3.051</text:p>
          </table:table-cell>
          <table:table-cell/>
          <table:table-cell table:formula="of:=[.B92]/[.$E$3]" office:value-type="float" office:value="946.734545454549">
            <text:p>947</text:p>
          </table:table-cell>
          <table:table-cell table:formula="of:=DEC2HEX([.D92])" office:value-type="string" office:string-value="3B2">
            <text:p>3B2</text:p>
          </table:table-cell>
          <table:table-cell table:formula="of:=DEC2HEX([.D92]/4)" office:value-type="string" office:string-value="EC">
            <text:p>EC</text:p>
          </table:table-cell>
          <table:table-cell table:formula="of:=DEC2HEX(([.D92]-HEX2DEC([.F9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0.8000000000002">
            <text:p>50.800</text:p>
          </table:table-cell>
          <table:table-cell table:formula="of:=[.$B$4]/([.$B$3]+[.$B$4])*[.A93]" office:value-type="float" office:value="3.04800000000001">
            <text:p>3.048</text:p>
          </table:table-cell>
          <table:table-cell/>
          <table:table-cell table:formula="of:=[.B93]/[.$E$3]" office:value-type="float" office:value="945.80363636364">
            <text:p>946</text:p>
          </table:table-cell>
          <table:table-cell table:formula="of:=DEC2HEX([.D93])" office:value-type="string" office:string-value="3B1">
            <text:p>3B1</text:p>
          </table:table-cell>
          <table:table-cell table:formula="of:=DEC2HEX([.D93]/4)" office:value-type="string" office:string-value="EC">
            <text:p>EC</text:p>
          </table:table-cell>
          <table:table-cell table:formula="of:=DEC2HEX(([.D93]-HEX2DEC([.F9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0.7500000000002">
            <text:p>50.750</text:p>
          </table:table-cell>
          <table:table-cell table:formula="of:=[.$B$4]/([.$B$3]+[.$B$4])*[.A94]" office:value-type="float" office:value="3.04500000000001">
            <text:p>3.045</text:p>
          </table:table-cell>
          <table:table-cell/>
          <table:table-cell table:formula="of:=[.B94]/[.$E$3]" office:value-type="float" office:value="944.872727272731">
            <text:p>945</text:p>
          </table:table-cell>
          <table:table-cell table:formula="of:=DEC2HEX([.D94])" office:value-type="string" office:string-value="3B0">
            <text:p>3B0</text:p>
          </table:table-cell>
          <table:table-cell table:formula="of:=DEC2HEX([.D94]/4)" office:value-type="string" office:string-value="EC">
            <text:p>EC</text:p>
          </table:table-cell>
          <table:table-cell table:formula="of:=DEC2HEX(([.D94]-HEX2DEC([.F9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0.7000000000002">
            <text:p>50.700</text:p>
          </table:table-cell>
          <table:table-cell table:formula="of:=[.$B$4]/([.$B$3]+[.$B$4])*[.A95]" office:value-type="float" office:value="3.04200000000001">
            <text:p>3.042</text:p>
          </table:table-cell>
          <table:table-cell/>
          <table:table-cell table:formula="of:=[.B95]/[.$E$3]" office:value-type="float" office:value="943.941818181822">
            <text:p>944</text:p>
          </table:table-cell>
          <table:table-cell table:formula="of:=DEC2HEX([.D95])" office:value-type="string" office:string-value="3AF">
            <text:p>3AF</text:p>
          </table:table-cell>
          <table:table-cell table:formula="of:=DEC2HEX([.D95]/4)" office:value-type="string" office:string-value="EB">
            <text:p>EB</text:p>
          </table:table-cell>
          <table:table-cell table:formula="of:=DEC2HEX(([.D95]-HEX2DEC([.F9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0.6500000000002">
            <text:p>50.650</text:p>
          </table:table-cell>
          <table:table-cell table:formula="of:=[.$B$4]/([.$B$3]+[.$B$4])*[.A96]" office:value-type="float" office:value="3.03900000000001">
            <text:p>3.039</text:p>
          </table:table-cell>
          <table:table-cell/>
          <table:table-cell table:formula="of:=[.B96]/[.$E$3]" office:value-type="float" office:value="943.010909090913">
            <text:p>943</text:p>
          </table:table-cell>
          <table:table-cell table:formula="of:=DEC2HEX([.D96])" office:value-type="string" office:string-value="3AF">
            <text:p>3AF</text:p>
          </table:table-cell>
          <table:table-cell table:formula="of:=DEC2HEX([.D96]/4)" office:value-type="string" office:string-value="EB">
            <text:p>EB</text:p>
          </table:table-cell>
          <table:table-cell table:formula="of:=DEC2HEX(([.D96]-HEX2DEC([.F9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0.6000000000003">
            <text:p>50.600</text:p>
          </table:table-cell>
          <table:table-cell table:formula="of:=[.$B$4]/([.$B$3]+[.$B$4])*[.A97]" office:value-type="float" office:value="3.03600000000002">
            <text:p>3.036</text:p>
          </table:table-cell>
          <table:table-cell/>
          <table:table-cell table:formula="of:=[.B97]/[.$E$3]" office:value-type="float" office:value="942.080000000006">
            <text:p>942</text:p>
          </table:table-cell>
          <table:table-cell table:formula="of:=DEC2HEX([.D97])" office:value-type="string" office:string-value="3AE">
            <text:p>3AE</text:p>
          </table:table-cell>
          <table:table-cell table:formula="of:=DEC2HEX([.D97]/4)" office:value-type="string" office:string-value="EB">
            <text:p>EB</text:p>
          </table:table-cell>
          <table:table-cell table:formula="of:=DEC2HEX(([.D97]-HEX2DEC([.F9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0.5500000000003">
            <text:p>50.550</text:p>
          </table:table-cell>
          <table:table-cell table:formula="of:=[.$B$4]/([.$B$3]+[.$B$4])*[.A98]" office:value-type="float" office:value="3.03300000000002">
            <text:p>3.033</text:p>
          </table:table-cell>
          <table:table-cell/>
          <table:table-cell table:formula="of:=[.B98]/[.$E$3]" office:value-type="float" office:value="941.149090909097">
            <text:p>941</text:p>
          </table:table-cell>
          <table:table-cell table:formula="of:=DEC2HEX([.D98])" office:value-type="string" office:string-value="3AD">
            <text:p>3AD</text:p>
          </table:table-cell>
          <table:table-cell table:formula="of:=DEC2HEX([.D98]/4)" office:value-type="string" office:string-value="EB">
            <text:p>EB</text:p>
          </table:table-cell>
          <table:table-cell table:formula="of:=DEC2HEX(([.D98]-HEX2DEC([.F9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0.5000000000003">
            <text:p>50.500</text:p>
          </table:table-cell>
          <table:table-cell table:formula="of:=[.$B$4]/([.$B$3]+[.$B$4])*[.A99]" office:value-type="float" office:value="3.03000000000002">
            <text:p>3.030</text:p>
          </table:table-cell>
          <table:table-cell/>
          <table:table-cell table:formula="of:=[.B99]/[.$E$3]" office:value-type="float" office:value="940.218181818188">
            <text:p>940</text:p>
          </table:table-cell>
          <table:table-cell table:formula="of:=DEC2HEX([.D99])" office:value-type="string" office:string-value="3AC">
            <text:p>3AC</text:p>
          </table:table-cell>
          <table:table-cell table:formula="of:=DEC2HEX([.D99]/4)" office:value-type="string" office:string-value="EB">
            <text:p>EB</text:p>
          </table:table-cell>
          <table:table-cell table:formula="of:=DEC2HEX(([.D99]-HEX2DEC([.F9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0.4500000000003">
            <text:p>50.450</text:p>
          </table:table-cell>
          <table:table-cell table:formula="of:=[.$B$4]/([.$B$3]+[.$B$4])*[.A100]" office:value-type="float" office:value="3.02700000000002">
            <text:p>3.027</text:p>
          </table:table-cell>
          <table:table-cell/>
          <table:table-cell table:formula="of:=[.B100]/[.$E$3]" office:value-type="float" office:value="939.287272727278">
            <text:p>939</text:p>
          </table:table-cell>
          <table:table-cell table:formula="of:=DEC2HEX([.D100])" office:value-type="string" office:string-value="3AB">
            <text:p>3AB</text:p>
          </table:table-cell>
          <table:table-cell table:formula="of:=DEC2HEX([.D100]/4)" office:value-type="string" office:string-value="EA">
            <text:p>EA</text:p>
          </table:table-cell>
          <table:table-cell table:formula="of:=DEC2HEX(([.D100]-HEX2DEC([.F10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0.4000000000003">
            <text:p>50.400</text:p>
          </table:table-cell>
          <table:table-cell table:formula="of:=[.$B$4]/([.$B$3]+[.$B$4])*[.A101]" office:value-type="float" office:value="3.02400000000002">
            <text:p>3.024</text:p>
          </table:table-cell>
          <table:table-cell/>
          <table:table-cell table:formula="of:=[.B101]/[.$E$3]" office:value-type="float" office:value="938.356363636369">
            <text:p>938</text:p>
          </table:table-cell>
          <table:table-cell table:formula="of:=DEC2HEX([.D101])" office:value-type="string" office:string-value="3AA">
            <text:p>3AA</text:p>
          </table:table-cell>
          <table:table-cell table:formula="of:=DEC2HEX([.D101]/4)" office:value-type="string" office:string-value="EA">
            <text:p>EA</text:p>
          </table:table-cell>
          <table:table-cell table:formula="of:=DEC2HEX(([.D101]-HEX2DEC([.F10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0.3500000000003">
            <text:p>50.350</text:p>
          </table:table-cell>
          <table:table-cell table:formula="of:=[.$B$4]/([.$B$3]+[.$B$4])*[.A102]" office:value-type="float" office:value="3.02100000000002">
            <text:p>3.021</text:p>
          </table:table-cell>
          <table:table-cell/>
          <table:table-cell table:formula="of:=[.B102]/[.$E$3]" office:value-type="float" office:value="937.42545454546">
            <text:p>937</text:p>
          </table:table-cell>
          <table:table-cell table:formula="of:=DEC2HEX([.D102])" office:value-type="string" office:string-value="3A9">
            <text:p>3A9</text:p>
          </table:table-cell>
          <table:table-cell table:formula="of:=DEC2HEX([.D102]/4)" office:value-type="string" office:string-value="EA">
            <text:p>EA</text:p>
          </table:table-cell>
          <table:table-cell table:formula="of:=DEC2HEX(([.D102]-HEX2DEC([.F10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0.3000000000003">
            <text:p>50.300</text:p>
          </table:table-cell>
          <table:table-cell table:formula="of:=[.$B$4]/([.$B$3]+[.$B$4])*[.A103]" office:value-type="float" office:value="3.01800000000002">
            <text:p>3.018</text:p>
          </table:table-cell>
          <table:table-cell/>
          <table:table-cell table:formula="of:=[.B103]/[.$E$3]" office:value-type="float" office:value="936.494545454551">
            <text:p>936</text:p>
          </table:table-cell>
          <table:table-cell table:formula="of:=DEC2HEX([.D103])" office:value-type="string" office:string-value="3A8">
            <text:p>3A8</text:p>
          </table:table-cell>
          <table:table-cell table:formula="of:=DEC2HEX([.D103]/4)" office:value-type="string" office:string-value="EA">
            <text:p>EA</text:p>
          </table:table-cell>
          <table:table-cell table:formula="of:=DEC2HEX(([.D103]-HEX2DEC([.F10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0.2500000000003">
            <text:p>50.250</text:p>
          </table:table-cell>
          <table:table-cell table:formula="of:=[.$B$4]/([.$B$3]+[.$B$4])*[.A104]" office:value-type="float" office:value="3.01500000000002">
            <text:p>3.015</text:p>
          </table:table-cell>
          <table:table-cell/>
          <table:table-cell table:formula="of:=[.B104]/[.$E$3]" office:value-type="float" office:value="935.563636363642">
            <text:p>936</text:p>
          </table:table-cell>
          <table:table-cell table:formula="of:=DEC2HEX([.D104])" office:value-type="string" office:string-value="3A7">
            <text:p>3A7</text:p>
          </table:table-cell>
          <table:table-cell table:formula="of:=DEC2HEX([.D104]/4)" office:value-type="string" office:string-value="E9">
            <text:p>E9</text:p>
          </table:table-cell>
          <table:table-cell table:formula="of:=DEC2HEX(([.D104]-HEX2DEC([.F10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0.2000000000003">
            <text:p>50.200</text:p>
          </table:table-cell>
          <table:table-cell table:formula="of:=[.$B$4]/([.$B$3]+[.$B$4])*[.A105]" office:value-type="float" office:value="3.01200000000002">
            <text:p>3.012</text:p>
          </table:table-cell>
          <table:table-cell/>
          <table:table-cell table:formula="of:=[.B105]/[.$E$3]" office:value-type="float" office:value="934.632727272733">
            <text:p>935</text:p>
          </table:table-cell>
          <table:table-cell table:formula="of:=DEC2HEX([.D105])" office:value-type="string" office:string-value="3A6">
            <text:p>3A6</text:p>
          </table:table-cell>
          <table:table-cell table:formula="of:=DEC2HEX([.D105]/4)" office:value-type="string" office:string-value="E9">
            <text:p>E9</text:p>
          </table:table-cell>
          <table:table-cell table:formula="of:=DEC2HEX(([.D105]-HEX2DEC([.F10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0.1500000000003">
            <text:p>50.150</text:p>
          </table:table-cell>
          <table:table-cell table:formula="of:=[.$B$4]/([.$B$3]+[.$B$4])*[.A106]" office:value-type="float" office:value="3.00900000000002">
            <text:p>3.009</text:p>
          </table:table-cell>
          <table:table-cell/>
          <table:table-cell table:formula="of:=[.B106]/[.$E$3]" office:value-type="float" office:value="933.701818181824">
            <text:p>934</text:p>
          </table:table-cell>
          <table:table-cell table:formula="of:=DEC2HEX([.D106])" office:value-type="string" office:string-value="3A5">
            <text:p>3A5</text:p>
          </table:table-cell>
          <table:table-cell table:formula="of:=DEC2HEX([.D106]/4)" office:value-type="string" office:string-value="E9">
            <text:p>E9</text:p>
          </table:table-cell>
          <table:table-cell table:formula="of:=DEC2HEX(([.D106]-HEX2DEC([.F10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0.1000000000003">
            <text:p>50.100</text:p>
          </table:table-cell>
          <table:table-cell table:formula="of:=[.$B$4]/([.$B$3]+[.$B$4])*[.A107]" office:value-type="float" office:value="3.00600000000002">
            <text:p>3.006</text:p>
          </table:table-cell>
          <table:table-cell/>
          <table:table-cell table:formula="of:=[.B107]/[.$E$3]" office:value-type="float" office:value="932.770909090915">
            <text:p>933</text:p>
          </table:table-cell>
          <table:table-cell table:formula="of:=DEC2HEX([.D107])" office:value-type="string" office:string-value="3A4">
            <text:p>3A4</text:p>
          </table:table-cell>
          <table:table-cell table:formula="of:=DEC2HEX([.D107]/4)" office:value-type="string" office:string-value="E9">
            <text:p>E9</text:p>
          </table:table-cell>
          <table:table-cell table:formula="of:=DEC2HEX(([.D107]-HEX2DEC([.F10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0.0500000000003">
            <text:p>50.050</text:p>
          </table:table-cell>
          <table:table-cell table:formula="of:=[.$B$4]/([.$B$3]+[.$B$4])*[.A108]" office:value-type="float" office:value="3.00300000000002">
            <text:p>3.003</text:p>
          </table:table-cell>
          <table:table-cell/>
          <table:table-cell table:formula="of:=[.B108]/[.$E$3]" office:value-type="float" office:value="931.840000000006">
            <text:p>932</text:p>
          </table:table-cell>
          <table:table-cell table:formula="of:=DEC2HEX([.D108])" office:value-type="string" office:string-value="3A3">
            <text:p>3A3</text:p>
          </table:table-cell>
          <table:table-cell table:formula="of:=DEC2HEX([.D108]/4)" office:value-type="string" office:string-value="E8">
            <text:p>E8</text:p>
          </table:table-cell>
          <table:table-cell table:formula="of:=DEC2HEX(([.D108]-HEX2DEC([.F10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0.0000000000003">
            <text:p>50.000</text:p>
          </table:table-cell>
          <table:table-cell table:formula="of:=[.$B$4]/([.$B$3]+[.$B$4])*[.A109]" office:value-type="float" office:value="3.00000000000002">
            <text:p>3.000</text:p>
          </table:table-cell>
          <table:table-cell/>
          <table:table-cell table:formula="of:=[.B109]/[.$E$3]" office:value-type="float" office:value="930.909090909096">
            <text:p>931</text:p>
          </table:table-cell>
          <table:table-cell table:formula="of:=DEC2HEX([.D109])" office:value-type="string" office:string-value="3A2">
            <text:p>3A2</text:p>
          </table:table-cell>
          <table:table-cell table:formula="of:=DEC2HEX([.D109]/4)" office:value-type="string" office:string-value="E8">
            <text:p>E8</text:p>
          </table:table-cell>
          <table:table-cell table:formula="of:=DEC2HEX(([.D109]-HEX2DEC([.F10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9.9500000000003">
            <text:p>49.950</text:p>
          </table:table-cell>
          <table:table-cell table:formula="of:=[.$B$4]/([.$B$3]+[.$B$4])*[.A110]" office:value-type="float" office:value="2.99700000000002">
            <text:p>2.997</text:p>
          </table:table-cell>
          <table:table-cell/>
          <table:table-cell table:formula="of:=[.B110]/[.$E$3]" office:value-type="float" office:value="929.978181818188">
            <text:p>930</text:p>
          </table:table-cell>
          <table:table-cell table:formula="of:=DEC2HEX([.D110])" office:value-type="string" office:string-value="3A1">
            <text:p>3A1</text:p>
          </table:table-cell>
          <table:table-cell table:formula="of:=DEC2HEX([.D110]/4)" office:value-type="string" office:string-value="E8">
            <text:p>E8</text:p>
          </table:table-cell>
          <table:table-cell table:formula="of:=DEC2HEX(([.D110]-HEX2DEC([.F11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9.9000000000003">
            <text:p>49.900</text:p>
          </table:table-cell>
          <table:table-cell table:formula="of:=[.$B$4]/([.$B$3]+[.$B$4])*[.A111]" office:value-type="float" office:value="2.99400000000002">
            <text:p>2.994</text:p>
          </table:table-cell>
          <table:table-cell/>
          <table:table-cell table:formula="of:=[.B111]/[.$E$3]" office:value-type="float" office:value="929.047272727278">
            <text:p>929</text:p>
          </table:table-cell>
          <table:table-cell table:formula="of:=DEC2HEX([.D111])" office:value-type="string" office:string-value="3A1">
            <text:p>3A1</text:p>
          </table:table-cell>
          <table:table-cell table:formula="of:=DEC2HEX([.D111]/4)" office:value-type="string" office:string-value="E8">
            <text:p>E8</text:p>
          </table:table-cell>
          <table:table-cell table:formula="of:=DEC2HEX(([.D111]-HEX2DEC([.F11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9.8500000000003">
            <text:p>49.850</text:p>
          </table:table-cell>
          <table:table-cell table:formula="of:=[.$B$4]/([.$B$3]+[.$B$4])*[.A112]" office:value-type="float" office:value="2.99100000000002">
            <text:p>2.991</text:p>
          </table:table-cell>
          <table:table-cell/>
          <table:table-cell table:formula="of:=[.B112]/[.$E$3]" office:value-type="float" office:value="928.116363636369">
            <text:p>928</text:p>
          </table:table-cell>
          <table:table-cell table:formula="of:=DEC2HEX([.D112])" office:value-type="string" office:string-value="3A0">
            <text:p>3A0</text:p>
          </table:table-cell>
          <table:table-cell table:formula="of:=DEC2HEX([.D112]/4)" office:value-type="string" office:string-value="E8">
            <text:p>E8</text:p>
          </table:table-cell>
          <table:table-cell table:formula="of:=DEC2HEX(([.D112]-HEX2DEC([.F11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9.8000000000003">
            <text:p>49.800</text:p>
          </table:table-cell>
          <table:table-cell table:formula="of:=[.$B$4]/([.$B$3]+[.$B$4])*[.A113]" office:value-type="float" office:value="2.98800000000002">
            <text:p>2.988</text:p>
          </table:table-cell>
          <table:table-cell/>
          <table:table-cell table:formula="of:=[.B113]/[.$E$3]" office:value-type="float" office:value="927.18545454546">
            <text:p>927</text:p>
          </table:table-cell>
          <table:table-cell table:formula="of:=DEC2HEX([.D113])" office:value-type="string" office:string-value="39F">
            <text:p>39F</text:p>
          </table:table-cell>
          <table:table-cell table:formula="of:=DEC2HEX([.D113]/4)" office:value-type="string" office:string-value="E7">
            <text:p>E7</text:p>
          </table:table-cell>
          <table:table-cell table:formula="of:=DEC2HEX(([.D113]-HEX2DEC([.F11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9.7500000000003">
            <text:p>49.750</text:p>
          </table:table-cell>
          <table:table-cell table:formula="of:=[.$B$4]/([.$B$3]+[.$B$4])*[.A114]" office:value-type="float" office:value="2.98500000000002">
            <text:p>2.985</text:p>
          </table:table-cell>
          <table:table-cell/>
          <table:table-cell table:formula="of:=[.B114]/[.$E$3]" office:value-type="float" office:value="926.254545454551">
            <text:p>926</text:p>
          </table:table-cell>
          <table:table-cell table:formula="of:=DEC2HEX([.D114])" office:value-type="string" office:string-value="39E">
            <text:p>39E</text:p>
          </table:table-cell>
          <table:table-cell table:formula="of:=DEC2HEX([.D114]/4)" office:value-type="string" office:string-value="E7">
            <text:p>E7</text:p>
          </table:table-cell>
          <table:table-cell table:formula="of:=DEC2HEX(([.D114]-HEX2DEC([.F11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9.7000000000003">
            <text:p>49.700</text:p>
          </table:table-cell>
          <table:table-cell table:formula="of:=[.$B$4]/([.$B$3]+[.$B$4])*[.A115]" office:value-type="float" office:value="2.98200000000002">
            <text:p>2.982</text:p>
          </table:table-cell>
          <table:table-cell/>
          <table:table-cell table:formula="of:=[.B115]/[.$E$3]" office:value-type="float" office:value="925.323636363642">
            <text:p>925</text:p>
          </table:table-cell>
          <table:table-cell table:formula="of:=DEC2HEX([.D115])" office:value-type="string" office:string-value="39D">
            <text:p>39D</text:p>
          </table:table-cell>
          <table:table-cell table:formula="of:=DEC2HEX([.D115]/4)" office:value-type="string" office:string-value="E7">
            <text:p>E7</text:p>
          </table:table-cell>
          <table:table-cell table:formula="of:=DEC2HEX(([.D115]-HEX2DEC([.F11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9.6500000000003">
            <text:p>49.650</text:p>
          </table:table-cell>
          <table:table-cell table:formula="of:=[.$B$4]/([.$B$3]+[.$B$4])*[.A116]" office:value-type="float" office:value="2.97900000000002">
            <text:p>2.979</text:p>
          </table:table-cell>
          <table:table-cell/>
          <table:table-cell table:formula="of:=[.B116]/[.$E$3]" office:value-type="float" office:value="924.392727272733">
            <text:p>924</text:p>
          </table:table-cell>
          <table:table-cell table:formula="of:=DEC2HEX([.D116])" office:value-type="string" office:string-value="39C">
            <text:p>39C</text:p>
          </table:table-cell>
          <table:table-cell table:formula="of:=DEC2HEX([.D116]/4)" office:value-type="string" office:string-value="E7">
            <text:p>E7</text:p>
          </table:table-cell>
          <table:table-cell table:formula="of:=DEC2HEX(([.D116]-HEX2DEC([.F11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9.6000000000003">
            <text:p>49.600</text:p>
          </table:table-cell>
          <table:table-cell table:formula="of:=[.$B$4]/([.$B$3]+[.$B$4])*[.A117]" office:value-type="float" office:value="2.97600000000002">
            <text:p>2.976</text:p>
          </table:table-cell>
          <table:table-cell/>
          <table:table-cell table:formula="of:=[.B117]/[.$E$3]" office:value-type="float" office:value="923.461818181824">
            <text:p>923</text:p>
          </table:table-cell>
          <table:table-cell table:formula="of:=DEC2HEX([.D117])" office:value-type="string" office:string-value="39B">
            <text:p>39B</text:p>
          </table:table-cell>
          <table:table-cell table:formula="of:=DEC2HEX([.D117]/4)" office:value-type="string" office:string-value="E6">
            <text:p>E6</text:p>
          </table:table-cell>
          <table:table-cell table:formula="of:=DEC2HEX(([.D117]-HEX2DEC([.F11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9.5500000000003">
            <text:p>49.550</text:p>
          </table:table-cell>
          <table:table-cell table:formula="of:=[.$B$4]/([.$B$3]+[.$B$4])*[.A118]" office:value-type="float" office:value="2.97300000000002">
            <text:p>2.973</text:p>
          </table:table-cell>
          <table:table-cell/>
          <table:table-cell table:formula="of:=[.B118]/[.$E$3]" office:value-type="float" office:value="922.530909090915">
            <text:p>923</text:p>
          </table:table-cell>
          <table:table-cell table:formula="of:=DEC2HEX([.D118])" office:value-type="string" office:string-value="39A">
            <text:p>39A</text:p>
          </table:table-cell>
          <table:table-cell table:formula="of:=DEC2HEX([.D118]/4)" office:value-type="string" office:string-value="E6">
            <text:p>E6</text:p>
          </table:table-cell>
          <table:table-cell table:formula="of:=DEC2HEX(([.D118]-HEX2DEC([.F11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9.5000000000003">
            <text:p>49.500</text:p>
          </table:table-cell>
          <table:table-cell table:formula="of:=[.$B$4]/([.$B$3]+[.$B$4])*[.A119]" office:value-type="float" office:value="2.97000000000002">
            <text:p>2.970</text:p>
          </table:table-cell>
          <table:table-cell/>
          <table:table-cell table:formula="of:=[.B119]/[.$E$3]" office:value-type="float" office:value="921.600000000006">
            <text:p>922</text:p>
          </table:table-cell>
          <table:table-cell table:formula="of:=DEC2HEX([.D119])" office:value-type="string" office:string-value="399">
            <text:p>399</text:p>
          </table:table-cell>
          <table:table-cell table:formula="of:=DEC2HEX([.D119]/4)" office:value-type="string" office:string-value="E6">
            <text:p>E6</text:p>
          </table:table-cell>
          <table:table-cell table:formula="of:=DEC2HEX(([.D119]-HEX2DEC([.F11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9.4500000000003">
            <text:p>49.450</text:p>
          </table:table-cell>
          <table:table-cell table:formula="of:=[.$B$4]/([.$B$3]+[.$B$4])*[.A120]" office:value-type="float" office:value="2.96700000000002">
            <text:p>2.967</text:p>
          </table:table-cell>
          <table:table-cell/>
          <table:table-cell table:formula="of:=[.B120]/[.$E$3]" office:value-type="float" office:value="920.669090909096">
            <text:p>921</text:p>
          </table:table-cell>
          <table:table-cell table:formula="of:=DEC2HEX([.D120])" office:value-type="string" office:string-value="398">
            <text:p>398</text:p>
          </table:table-cell>
          <table:table-cell table:formula="of:=DEC2HEX([.D120]/4)" office:value-type="string" office:string-value="E6">
            <text:p>E6</text:p>
          </table:table-cell>
          <table:table-cell table:formula="of:=DEC2HEX(([.D120]-HEX2DEC([.F12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9.4000000000003">
            <text:p>49.400</text:p>
          </table:table-cell>
          <table:table-cell table:formula="of:=[.$B$4]/([.$B$3]+[.$B$4])*[.A121]" office:value-type="float" office:value="2.96400000000002">
            <text:p>2.964</text:p>
          </table:table-cell>
          <table:table-cell/>
          <table:table-cell table:formula="of:=[.B121]/[.$E$3]" office:value-type="float" office:value="919.738181818187">
            <text:p>920</text:p>
          </table:table-cell>
          <table:table-cell table:formula="of:=DEC2HEX([.D121])" office:value-type="string" office:string-value="397">
            <text:p>397</text:p>
          </table:table-cell>
          <table:table-cell table:formula="of:=DEC2HEX([.D121]/4)" office:value-type="string" office:string-value="E5">
            <text:p>E5</text:p>
          </table:table-cell>
          <table:table-cell table:formula="of:=DEC2HEX(([.D121]-HEX2DEC([.F12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9.3500000000003">
            <text:p>49.350</text:p>
          </table:table-cell>
          <table:table-cell table:formula="of:=[.$B$4]/([.$B$3]+[.$B$4])*[.A122]" office:value-type="float" office:value="2.96100000000002">
            <text:p>2.961</text:p>
          </table:table-cell>
          <table:table-cell/>
          <table:table-cell table:formula="of:=[.B122]/[.$E$3]" office:value-type="float" office:value="918.807272727278">
            <text:p>919</text:p>
          </table:table-cell>
          <table:table-cell table:formula="of:=DEC2HEX([.D122])" office:value-type="string" office:string-value="396">
            <text:p>396</text:p>
          </table:table-cell>
          <table:table-cell table:formula="of:=DEC2HEX([.D122]/4)" office:value-type="string" office:string-value="E5">
            <text:p>E5</text:p>
          </table:table-cell>
          <table:table-cell table:formula="of:=DEC2HEX(([.D122]-HEX2DEC([.F12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9.3000000000003">
            <text:p>49.300</text:p>
          </table:table-cell>
          <table:table-cell table:formula="of:=[.$B$4]/([.$B$3]+[.$B$4])*[.A123]" office:value-type="float" office:value="2.95800000000002">
            <text:p>2.958</text:p>
          </table:table-cell>
          <table:table-cell/>
          <table:table-cell table:formula="of:=[.B123]/[.$E$3]" office:value-type="float" office:value="917.876363636369">
            <text:p>918</text:p>
          </table:table-cell>
          <table:table-cell table:formula="of:=DEC2HEX([.D123])" office:value-type="string" office:string-value="395">
            <text:p>395</text:p>
          </table:table-cell>
          <table:table-cell table:formula="of:=DEC2HEX([.D123]/4)" office:value-type="string" office:string-value="E5">
            <text:p>E5</text:p>
          </table:table-cell>
          <table:table-cell table:formula="of:=DEC2HEX(([.D123]-HEX2DEC([.F12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9.2500000000003">
            <text:p>49.250</text:p>
          </table:table-cell>
          <table:table-cell table:formula="of:=[.$B$4]/([.$B$3]+[.$B$4])*[.A124]" office:value-type="float" office:value="2.95500000000002">
            <text:p>2.955</text:p>
          </table:table-cell>
          <table:table-cell/>
          <table:table-cell table:formula="of:=[.B124]/[.$E$3]" office:value-type="float" office:value="916.94545454546">
            <text:p>917</text:p>
          </table:table-cell>
          <table:table-cell table:formula="of:=DEC2HEX([.D124])" office:value-type="string" office:string-value="394">
            <text:p>394</text:p>
          </table:table-cell>
          <table:table-cell table:formula="of:=DEC2HEX([.D124]/4)" office:value-type="string" office:string-value="E5">
            <text:p>E5</text:p>
          </table:table-cell>
          <table:table-cell table:formula="of:=DEC2HEX(([.D124]-HEX2DEC([.F12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9.2000000000003">
            <text:p>49.200</text:p>
          </table:table-cell>
          <table:table-cell table:formula="of:=[.$B$4]/([.$B$3]+[.$B$4])*[.A125]" office:value-type="float" office:value="2.95200000000002">
            <text:p>2.952</text:p>
          </table:table-cell>
          <table:table-cell/>
          <table:table-cell table:formula="of:=[.B125]/[.$E$3]" office:value-type="float" office:value="916.014545454551">
            <text:p>916</text:p>
          </table:table-cell>
          <table:table-cell table:formula="of:=DEC2HEX([.D125])" office:value-type="string" office:string-value="394">
            <text:p>394</text:p>
          </table:table-cell>
          <table:table-cell table:formula="of:=DEC2HEX([.D125]/4)" office:value-type="string" office:string-value="E5">
            <text:p>E5</text:p>
          </table:table-cell>
          <table:table-cell table:formula="of:=DEC2HEX(([.D125]-HEX2DEC([.F12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9.1500000000003">
            <text:p>49.150</text:p>
          </table:table-cell>
          <table:table-cell table:formula="of:=[.$B$4]/([.$B$3]+[.$B$4])*[.A126]" office:value-type="float" office:value="2.94900000000002">
            <text:p>2.949</text:p>
          </table:table-cell>
          <table:table-cell/>
          <table:table-cell table:formula="of:=[.B126]/[.$E$3]" office:value-type="float" office:value="915.083636363642">
            <text:p>915</text:p>
          </table:table-cell>
          <table:table-cell table:formula="of:=DEC2HEX([.D126])" office:value-type="string" office:string-value="393">
            <text:p>393</text:p>
          </table:table-cell>
          <table:table-cell table:formula="of:=DEC2HEX([.D126]/4)" office:value-type="string" office:string-value="E4">
            <text:p>E4</text:p>
          </table:table-cell>
          <table:table-cell table:formula="of:=DEC2HEX(([.D126]-HEX2DEC([.F12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9.1000000000003">
            <text:p>49.100</text:p>
          </table:table-cell>
          <table:table-cell table:formula="of:=[.$B$4]/([.$B$3]+[.$B$4])*[.A127]" office:value-type="float" office:value="2.94600000000002">
            <text:p>2.946</text:p>
          </table:table-cell>
          <table:table-cell/>
          <table:table-cell table:formula="of:=[.B127]/[.$E$3]" office:value-type="float" office:value="914.152727272733">
            <text:p>914</text:p>
          </table:table-cell>
          <table:table-cell table:formula="of:=DEC2HEX([.D127])" office:value-type="string" office:string-value="392">
            <text:p>392</text:p>
          </table:table-cell>
          <table:table-cell table:formula="of:=DEC2HEX([.D127]/4)" office:value-type="string" office:string-value="E4">
            <text:p>E4</text:p>
          </table:table-cell>
          <table:table-cell table:formula="of:=DEC2HEX(([.D127]-HEX2DEC([.F12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9.0500000000003">
            <text:p>49.050</text:p>
          </table:table-cell>
          <table:table-cell table:formula="of:=[.$B$4]/([.$B$3]+[.$B$4])*[.A128]" office:value-type="float" office:value="2.94300000000002">
            <text:p>2.943</text:p>
          </table:table-cell>
          <table:table-cell/>
          <table:table-cell table:formula="of:=[.B128]/[.$E$3]" office:value-type="float" office:value="913.221818181824">
            <text:p>913</text:p>
          </table:table-cell>
          <table:table-cell table:formula="of:=DEC2HEX([.D128])" office:value-type="string" office:string-value="391">
            <text:p>391</text:p>
          </table:table-cell>
          <table:table-cell table:formula="of:=DEC2HEX([.D128]/4)" office:value-type="string" office:string-value="E4">
            <text:p>E4</text:p>
          </table:table-cell>
          <table:table-cell table:formula="of:=DEC2HEX(([.D128]-HEX2DEC([.F12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9.0000000000003">
            <text:p>49.000</text:p>
          </table:table-cell>
          <table:table-cell table:formula="of:=[.$B$4]/([.$B$3]+[.$B$4])*[.A129]" office:value-type="float" office:value="2.94000000000002">
            <text:p>2.940</text:p>
          </table:table-cell>
          <table:table-cell/>
          <table:table-cell table:formula="of:=[.B129]/[.$E$3]" office:value-type="float" office:value="912.290909090915">
            <text:p>912</text:p>
          </table:table-cell>
          <table:table-cell table:formula="of:=DEC2HEX([.D129])" office:value-type="string" office:string-value="390">
            <text:p>390</text:p>
          </table:table-cell>
          <table:table-cell table:formula="of:=DEC2HEX([.D129]/4)" office:value-type="string" office:string-value="E4">
            <text:p>E4</text:p>
          </table:table-cell>
          <table:table-cell table:formula="of:=DEC2HEX(([.D129]-HEX2DEC([.F12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8.9500000000003">
            <text:p>48.950</text:p>
          </table:table-cell>
          <table:table-cell table:formula="of:=[.$B$4]/([.$B$3]+[.$B$4])*[.A130]" office:value-type="float" office:value="2.93700000000002">
            <text:p>2.937</text:p>
          </table:table-cell>
          <table:table-cell/>
          <table:table-cell table:formula="of:=[.B130]/[.$E$3]" office:value-type="float" office:value="911.360000000006">
            <text:p>911</text:p>
          </table:table-cell>
          <table:table-cell table:formula="of:=DEC2HEX([.D130])" office:value-type="string" office:string-value="38F">
            <text:p>38F</text:p>
          </table:table-cell>
          <table:table-cell table:formula="of:=DEC2HEX([.D130]/4)" office:value-type="string" office:string-value="E3">
            <text:p>E3</text:p>
          </table:table-cell>
          <table:table-cell table:formula="of:=DEC2HEX(([.D130]-HEX2DEC([.F13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8.9000000000003">
            <text:p>48.900</text:p>
          </table:table-cell>
          <table:table-cell table:formula="of:=[.$B$4]/([.$B$3]+[.$B$4])*[.A131]" office:value-type="float" office:value="2.93400000000002">
            <text:p>2.934</text:p>
          </table:table-cell>
          <table:table-cell/>
          <table:table-cell table:formula="of:=[.B131]/[.$E$3]" office:value-type="float" office:value="910.429090909097">
            <text:p>910</text:p>
          </table:table-cell>
          <table:table-cell table:formula="of:=DEC2HEX([.D131])" office:value-type="string" office:string-value="38E">
            <text:p>38E</text:p>
          </table:table-cell>
          <table:table-cell table:formula="of:=DEC2HEX([.D131]/4)" office:value-type="string" office:string-value="E3">
            <text:p>E3</text:p>
          </table:table-cell>
          <table:table-cell table:formula="of:=DEC2HEX(([.D131]-HEX2DEC([.F13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8.8500000000004">
            <text:p>48.850</text:p>
          </table:table-cell>
          <table:table-cell table:formula="of:=[.$B$4]/([.$B$3]+[.$B$4])*[.A132]" office:value-type="float" office:value="2.93100000000002">
            <text:p>2.931</text:p>
          </table:table-cell>
          <table:table-cell/>
          <table:table-cell table:formula="of:=[.B132]/[.$E$3]" office:value-type="float" office:value="909.498181818189">
            <text:p>909</text:p>
          </table:table-cell>
          <table:table-cell table:formula="of:=DEC2HEX([.D132])" office:value-type="string" office:string-value="38D">
            <text:p>38D</text:p>
          </table:table-cell>
          <table:table-cell table:formula="of:=DEC2HEX([.D132]/4)" office:value-type="string" office:string-value="E3">
            <text:p>E3</text:p>
          </table:table-cell>
          <table:table-cell table:formula="of:=DEC2HEX(([.D132]-HEX2DEC([.F13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8.8000000000004">
            <text:p>48.800</text:p>
          </table:table-cell>
          <table:table-cell table:formula="of:=[.$B$4]/([.$B$3]+[.$B$4])*[.A133]" office:value-type="float" office:value="2.92800000000002">
            <text:p>2.928</text:p>
          </table:table-cell>
          <table:table-cell/>
          <table:table-cell table:formula="of:=[.B133]/[.$E$3]" office:value-type="float" office:value="908.56727272728">
            <text:p>909</text:p>
          </table:table-cell>
          <table:table-cell table:formula="of:=DEC2HEX([.D133])" office:value-type="string" office:string-value="38C">
            <text:p>38C</text:p>
          </table:table-cell>
          <table:table-cell table:formula="of:=DEC2HEX([.D133]/4)" office:value-type="string" office:string-value="E3">
            <text:p>E3</text:p>
          </table:table-cell>
          <table:table-cell table:formula="of:=DEC2HEX(([.D133]-HEX2DEC([.F13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8.7500000000004">
            <text:p>48.750</text:p>
          </table:table-cell>
          <table:table-cell table:formula="of:=[.$B$4]/([.$B$3]+[.$B$4])*[.A134]" office:value-type="float" office:value="2.92500000000002">
            <text:p>2.925</text:p>
          </table:table-cell>
          <table:table-cell/>
          <table:table-cell table:formula="of:=[.B134]/[.$E$3]" office:value-type="float" office:value="907.636363636371">
            <text:p>908</text:p>
          </table:table-cell>
          <table:table-cell table:formula="of:=DEC2HEX([.D134])" office:value-type="string" office:string-value="38B">
            <text:p>38B</text:p>
          </table:table-cell>
          <table:table-cell table:formula="of:=DEC2HEX([.D134]/4)" office:value-type="string" office:string-value="E2">
            <text:p>E2</text:p>
          </table:table-cell>
          <table:table-cell table:formula="of:=DEC2HEX(([.D134]-HEX2DEC([.F13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8.7000000000004">
            <text:p>48.700</text:p>
          </table:table-cell>
          <table:table-cell table:formula="of:=[.$B$4]/([.$B$3]+[.$B$4])*[.A135]" office:value-type="float" office:value="2.92200000000002">
            <text:p>2.922</text:p>
          </table:table-cell>
          <table:table-cell/>
          <table:table-cell table:formula="of:=[.B135]/[.$E$3]" office:value-type="float" office:value="906.705454545462">
            <text:p>907</text:p>
          </table:table-cell>
          <table:table-cell table:formula="of:=DEC2HEX([.D135])" office:value-type="string" office:string-value="38A">
            <text:p>38A</text:p>
          </table:table-cell>
          <table:table-cell table:formula="of:=DEC2HEX([.D135]/4)" office:value-type="string" office:string-value="E2">
            <text:p>E2</text:p>
          </table:table-cell>
          <table:table-cell table:formula="of:=DEC2HEX(([.D135]-HEX2DEC([.F13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8.6500000000004">
            <text:p>48.650</text:p>
          </table:table-cell>
          <table:table-cell table:formula="of:=[.$B$4]/([.$B$3]+[.$B$4])*[.A136]" office:value-type="float" office:value="2.91900000000002">
            <text:p>2.919</text:p>
          </table:table-cell>
          <table:table-cell/>
          <table:table-cell table:formula="of:=[.B136]/[.$E$3]" office:value-type="float" office:value="905.774545454553">
            <text:p>906</text:p>
          </table:table-cell>
          <table:table-cell table:formula="of:=DEC2HEX([.D136])" office:value-type="string" office:string-value="389">
            <text:p>389</text:p>
          </table:table-cell>
          <table:table-cell table:formula="of:=DEC2HEX([.D136]/4)" office:value-type="string" office:string-value="E2">
            <text:p>E2</text:p>
          </table:table-cell>
          <table:table-cell table:formula="of:=DEC2HEX(([.D136]-HEX2DEC([.F13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8.6000000000004">
            <text:p>48.600</text:p>
          </table:table-cell>
          <table:table-cell table:formula="of:=[.$B$4]/([.$B$3]+[.$B$4])*[.A137]" office:value-type="float" office:value="2.91600000000002">
            <text:p>2.916</text:p>
          </table:table-cell>
          <table:table-cell/>
          <table:table-cell table:formula="of:=[.B137]/[.$E$3]" office:value-type="float" office:value="904.843636363644">
            <text:p>905</text:p>
          </table:table-cell>
          <table:table-cell table:formula="of:=DEC2HEX([.D137])" office:value-type="string" office:string-value="388">
            <text:p>388</text:p>
          </table:table-cell>
          <table:table-cell table:formula="of:=DEC2HEX([.D137]/4)" office:value-type="string" office:string-value="E2">
            <text:p>E2</text:p>
          </table:table-cell>
          <table:table-cell table:formula="of:=DEC2HEX(([.D137]-HEX2DEC([.F13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8.5500000000004">
            <text:p>48.550</text:p>
          </table:table-cell>
          <table:table-cell table:formula="of:=[.$B$4]/([.$B$3]+[.$B$4])*[.A138]" office:value-type="float" office:value="2.91300000000002">
            <text:p>2.913</text:p>
          </table:table-cell>
          <table:table-cell/>
          <table:table-cell table:formula="of:=[.B138]/[.$E$3]" office:value-type="float" office:value="903.912727272735">
            <text:p>904</text:p>
          </table:table-cell>
          <table:table-cell table:formula="of:=DEC2HEX([.D138])" office:value-type="string" office:string-value="387">
            <text:p>387</text:p>
          </table:table-cell>
          <table:table-cell table:formula="of:=DEC2HEX([.D138]/4)" office:value-type="string" office:string-value="E1">
            <text:p>E1</text:p>
          </table:table-cell>
          <table:table-cell table:formula="of:=DEC2HEX(([.D138]-HEX2DEC([.F13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8.5000000000004">
            <text:p>48.500</text:p>
          </table:table-cell>
          <table:table-cell table:formula="of:=[.$B$4]/([.$B$3]+[.$B$4])*[.A139]" office:value-type="float" office:value="2.91000000000002">
            <text:p>2.910</text:p>
          </table:table-cell>
          <table:table-cell/>
          <table:table-cell table:formula="of:=[.B139]/[.$E$3]" office:value-type="float" office:value="902.981818181826">
            <text:p>903</text:p>
          </table:table-cell>
          <table:table-cell table:formula="of:=DEC2HEX([.D139])" office:value-type="string" office:string-value="386">
            <text:p>386</text:p>
          </table:table-cell>
          <table:table-cell table:formula="of:=DEC2HEX([.D139]/4)" office:value-type="string" office:string-value="E1">
            <text:p>E1</text:p>
          </table:table-cell>
          <table:table-cell table:formula="of:=DEC2HEX(([.D139]-HEX2DEC([.F13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8.4500000000004">
            <text:p>48.450</text:p>
          </table:table-cell>
          <table:table-cell table:formula="of:=[.$B$4]/([.$B$3]+[.$B$4])*[.A140]" office:value-type="float" office:value="2.90700000000002">
            <text:p>2.907</text:p>
          </table:table-cell>
          <table:table-cell/>
          <table:table-cell table:formula="of:=[.B140]/[.$E$3]" office:value-type="float" office:value="902.050909090917">
            <text:p>902</text:p>
          </table:table-cell>
          <table:table-cell table:formula="of:=DEC2HEX([.D140])" office:value-type="string" office:string-value="386">
            <text:p>386</text:p>
          </table:table-cell>
          <table:table-cell table:formula="of:=DEC2HEX([.D140]/4)" office:value-type="string" office:string-value="E1">
            <text:p>E1</text:p>
          </table:table-cell>
          <table:table-cell table:formula="of:=DEC2HEX(([.D140]-HEX2DEC([.F14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8.4000000000004">
            <text:p>48.400</text:p>
          </table:table-cell>
          <table:table-cell table:formula="of:=[.$B$4]/([.$B$3]+[.$B$4])*[.A141]" office:value-type="float" office:value="2.90400000000002">
            <text:p>2.904</text:p>
          </table:table-cell>
          <table:table-cell/>
          <table:table-cell table:formula="of:=[.B141]/[.$E$3]" office:value-type="float" office:value="901.120000000008">
            <text:p>901</text:p>
          </table:table-cell>
          <table:table-cell table:formula="of:=DEC2HEX([.D141])" office:value-type="string" office:string-value="385">
            <text:p>385</text:p>
          </table:table-cell>
          <table:table-cell table:formula="of:=DEC2HEX([.D141]/4)" office:value-type="string" office:string-value="E1">
            <text:p>E1</text:p>
          </table:table-cell>
          <table:table-cell table:formula="of:=DEC2HEX(([.D141]-HEX2DEC([.F14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8.3500000000004">
            <text:p>48.350</text:p>
          </table:table-cell>
          <table:table-cell table:formula="of:=[.$B$4]/([.$B$3]+[.$B$4])*[.A142]" office:value-type="float" office:value="2.90100000000002">
            <text:p>2.901</text:p>
          </table:table-cell>
          <table:table-cell/>
          <table:table-cell table:formula="of:=[.B142]/[.$E$3]" office:value-type="float" office:value="900.189090909098">
            <text:p>900</text:p>
          </table:table-cell>
          <table:table-cell table:formula="of:=DEC2HEX([.D142])" office:value-type="string" office:string-value="384">
            <text:p>384</text:p>
          </table:table-cell>
          <table:table-cell table:formula="of:=DEC2HEX([.D142]/4)" office:value-type="string" office:string-value="E1">
            <text:p>E1</text:p>
          </table:table-cell>
          <table:table-cell table:formula="of:=DEC2HEX(([.D142]-HEX2DEC([.F14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8.3000000000004">
            <text:p>48.300</text:p>
          </table:table-cell>
          <table:table-cell table:formula="of:=[.$B$4]/([.$B$3]+[.$B$4])*[.A143]" office:value-type="float" office:value="2.89800000000002">
            <text:p>2.898</text:p>
          </table:table-cell>
          <table:table-cell/>
          <table:table-cell table:formula="of:=[.B143]/[.$E$3]" office:value-type="float" office:value="899.258181818189">
            <text:p>899</text:p>
          </table:table-cell>
          <table:table-cell table:formula="of:=DEC2HEX([.D143])" office:value-type="string" office:string-value="383">
            <text:p>383</text:p>
          </table:table-cell>
          <table:table-cell table:formula="of:=DEC2HEX([.D143]/4)" office:value-type="string" office:string-value="E0">
            <text:p>E0</text:p>
          </table:table-cell>
          <table:table-cell table:formula="of:=DEC2HEX(([.D143]-HEX2DEC([.F14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8.2500000000004">
            <text:p>48.250</text:p>
          </table:table-cell>
          <table:table-cell table:formula="of:=[.$B$4]/([.$B$3]+[.$B$4])*[.A144]" office:value-type="float" office:value="2.89500000000002">
            <text:p>2.895</text:p>
          </table:table-cell>
          <table:table-cell/>
          <table:table-cell table:formula="of:=[.B144]/[.$E$3]" office:value-type="float" office:value="898.32727272728">
            <text:p>898</text:p>
          </table:table-cell>
          <table:table-cell table:formula="of:=DEC2HEX([.D144])" office:value-type="string" office:string-value="382">
            <text:p>382</text:p>
          </table:table-cell>
          <table:table-cell table:formula="of:=DEC2HEX([.D144]/4)" office:value-type="string" office:string-value="E0">
            <text:p>E0</text:p>
          </table:table-cell>
          <table:table-cell table:formula="of:=DEC2HEX(([.D144]-HEX2DEC([.F14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8.2000000000004">
            <text:p>48.200</text:p>
          </table:table-cell>
          <table:table-cell table:formula="of:=[.$B$4]/([.$B$3]+[.$B$4])*[.A145]" office:value-type="float" office:value="2.89200000000002">
            <text:p>2.892</text:p>
          </table:table-cell>
          <table:table-cell/>
          <table:table-cell table:formula="of:=[.B145]/[.$E$3]" office:value-type="float" office:value="897.396363636371">
            <text:p>897</text:p>
          </table:table-cell>
          <table:table-cell table:formula="of:=DEC2HEX([.D145])" office:value-type="string" office:string-value="381">
            <text:p>381</text:p>
          </table:table-cell>
          <table:table-cell table:formula="of:=DEC2HEX([.D145]/4)" office:value-type="string" office:string-value="E0">
            <text:p>E0</text:p>
          </table:table-cell>
          <table:table-cell table:formula="of:=DEC2HEX(([.D145]-HEX2DEC([.F14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8.1500000000004">
            <text:p>48.150</text:p>
          </table:table-cell>
          <table:table-cell table:formula="of:=[.$B$4]/([.$B$3]+[.$B$4])*[.A146]" office:value-type="float" office:value="2.88900000000002">
            <text:p>2.889</text:p>
          </table:table-cell>
          <table:table-cell/>
          <table:table-cell table:formula="of:=[.B146]/[.$E$3]" office:value-type="float" office:value="896.465454545462">
            <text:p>896</text:p>
          </table:table-cell>
          <table:table-cell table:formula="of:=DEC2HEX([.D146])" office:value-type="string" office:string-value="380">
            <text:p>380</text:p>
          </table:table-cell>
          <table:table-cell table:formula="of:=DEC2HEX([.D146]/4)" office:value-type="string" office:string-value="E0">
            <text:p>E0</text:p>
          </table:table-cell>
          <table:table-cell table:formula="of:=DEC2HEX(([.D146]-HEX2DEC([.F14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8.1000000000004">
            <text:p>48.100</text:p>
          </table:table-cell>
          <table:table-cell table:formula="of:=[.$B$4]/([.$B$3]+[.$B$4])*[.A147]" office:value-type="float" office:value="2.88600000000002">
            <text:p>2.886</text:p>
          </table:table-cell>
          <table:table-cell/>
          <table:table-cell table:formula="of:=[.B147]/[.$E$3]" office:value-type="float" office:value="895.534545454553">
            <text:p>896</text:p>
          </table:table-cell>
          <table:table-cell table:formula="of:=DEC2HEX([.D147])" office:value-type="string" office:string-value="37F">
            <text:p>37F</text:p>
          </table:table-cell>
          <table:table-cell table:formula="of:=DEC2HEX([.D147]/4)" office:value-type="string" office:string-value="DF">
            <text:p>DF</text:p>
          </table:table-cell>
          <table:table-cell table:formula="of:=DEC2HEX(([.D147]-HEX2DEC([.F14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8.0500000000004">
            <text:p>48.050</text:p>
          </table:table-cell>
          <table:table-cell table:formula="of:=[.$B$4]/([.$B$3]+[.$B$4])*[.A148]" office:value-type="float" office:value="2.88300000000002">
            <text:p>2.883</text:p>
          </table:table-cell>
          <table:table-cell/>
          <table:table-cell table:formula="of:=[.B148]/[.$E$3]" office:value-type="float" office:value="894.603636363644">
            <text:p>895</text:p>
          </table:table-cell>
          <table:table-cell table:formula="of:=DEC2HEX([.D148])" office:value-type="string" office:string-value="37E">
            <text:p>37E</text:p>
          </table:table-cell>
          <table:table-cell table:formula="of:=DEC2HEX([.D148]/4)" office:value-type="string" office:string-value="DF">
            <text:p>DF</text:p>
          </table:table-cell>
          <table:table-cell table:formula="of:=DEC2HEX(([.D148]-HEX2DEC([.F14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8.0000000000004">
            <text:p>48.000</text:p>
          </table:table-cell>
          <table:table-cell table:formula="of:=[.$B$4]/([.$B$3]+[.$B$4])*[.A149]" office:value-type="float" office:value="2.88000000000002">
            <text:p>2.880</text:p>
          </table:table-cell>
          <table:table-cell/>
          <table:table-cell table:formula="of:=[.B149]/[.$E$3]" office:value-type="float" office:value="893.672727272735">
            <text:p>894</text:p>
          </table:table-cell>
          <table:table-cell table:formula="of:=DEC2HEX([.D149])" office:value-type="string" office:string-value="37D">
            <text:p>37D</text:p>
          </table:table-cell>
          <table:table-cell table:formula="of:=DEC2HEX([.D149]/4)" office:value-type="string" office:string-value="DF">
            <text:p>DF</text:p>
          </table:table-cell>
          <table:table-cell table:formula="of:=DEC2HEX(([.D149]-HEX2DEC([.F14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7.9500000000004">
            <text:p>47.950</text:p>
          </table:table-cell>
          <table:table-cell table:formula="of:=[.$B$4]/([.$B$3]+[.$B$4])*[.A150]" office:value-type="float" office:value="2.87700000000002">
            <text:p>2.877</text:p>
          </table:table-cell>
          <table:table-cell/>
          <table:table-cell table:formula="of:=[.B150]/[.$E$3]" office:value-type="float" office:value="892.741818181826">
            <text:p>893</text:p>
          </table:table-cell>
          <table:table-cell table:formula="of:=DEC2HEX([.D150])" office:value-type="string" office:string-value="37C">
            <text:p>37C</text:p>
          </table:table-cell>
          <table:table-cell table:formula="of:=DEC2HEX([.D150]/4)" office:value-type="string" office:string-value="DF">
            <text:p>DF</text:p>
          </table:table-cell>
          <table:table-cell table:formula="of:=DEC2HEX(([.D150]-HEX2DEC([.F15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7.9000000000004">
            <text:p>47.900</text:p>
          </table:table-cell>
          <table:table-cell table:formula="of:=[.$B$4]/([.$B$3]+[.$B$4])*[.A151]" office:value-type="float" office:value="2.87400000000002">
            <text:p>2.874</text:p>
          </table:table-cell>
          <table:table-cell/>
          <table:table-cell table:formula="of:=[.B151]/[.$E$3]" office:value-type="float" office:value="891.810909090917">
            <text:p>892</text:p>
          </table:table-cell>
          <table:table-cell table:formula="of:=DEC2HEX([.D151])" office:value-type="string" office:string-value="37B">
            <text:p>37B</text:p>
          </table:table-cell>
          <table:table-cell table:formula="of:=DEC2HEX([.D151]/4)" office:value-type="string" office:string-value="DE">
            <text:p>DE</text:p>
          </table:table-cell>
          <table:table-cell table:formula="of:=DEC2HEX(([.D151]-HEX2DEC([.F15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7.8500000000004">
            <text:p>47.850</text:p>
          </table:table-cell>
          <table:table-cell table:formula="of:=[.$B$4]/([.$B$3]+[.$B$4])*[.A152]" office:value-type="float" office:value="2.87100000000002">
            <text:p>2.871</text:p>
          </table:table-cell>
          <table:table-cell/>
          <table:table-cell table:formula="of:=[.B152]/[.$E$3]" office:value-type="float" office:value="890.880000000008">
            <text:p>891</text:p>
          </table:table-cell>
          <table:table-cell table:formula="of:=DEC2HEX([.D152])" office:value-type="string" office:string-value="37A">
            <text:p>37A</text:p>
          </table:table-cell>
          <table:table-cell table:formula="of:=DEC2HEX([.D152]/4)" office:value-type="string" office:string-value="DE">
            <text:p>DE</text:p>
          </table:table-cell>
          <table:table-cell table:formula="of:=DEC2HEX(([.D152]-HEX2DEC([.F15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7.8000000000004">
            <text:p>47.800</text:p>
          </table:table-cell>
          <table:table-cell table:formula="of:=[.$B$4]/([.$B$3]+[.$B$4])*[.A153]" office:value-type="float" office:value="2.86800000000002">
            <text:p>2.868</text:p>
          </table:table-cell>
          <table:table-cell/>
          <table:table-cell table:formula="of:=[.B153]/[.$E$3]" office:value-type="float" office:value="889.949090909098">
            <text:p>890</text:p>
          </table:table-cell>
          <table:table-cell table:formula="of:=DEC2HEX([.D153])" office:value-type="string" office:string-value="379">
            <text:p>379</text:p>
          </table:table-cell>
          <table:table-cell table:formula="of:=DEC2HEX([.D153]/4)" office:value-type="string" office:string-value="DE">
            <text:p>DE</text:p>
          </table:table-cell>
          <table:table-cell table:formula="of:=DEC2HEX(([.D153]-HEX2DEC([.F15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7.7500000000004">
            <text:p>47.750</text:p>
          </table:table-cell>
          <table:table-cell table:formula="of:=[.$B$4]/([.$B$3]+[.$B$4])*[.A154]" office:value-type="float" office:value="2.86500000000002">
            <text:p>2.865</text:p>
          </table:table-cell>
          <table:table-cell/>
          <table:table-cell table:formula="of:=[.B154]/[.$E$3]" office:value-type="float" office:value="889.018181818189">
            <text:p>889</text:p>
          </table:table-cell>
          <table:table-cell table:formula="of:=DEC2HEX([.D154])" office:value-type="string" office:string-value="379">
            <text:p>379</text:p>
          </table:table-cell>
          <table:table-cell table:formula="of:=DEC2HEX([.D154]/4)" office:value-type="string" office:string-value="DE">
            <text:p>DE</text:p>
          </table:table-cell>
          <table:table-cell table:formula="of:=DEC2HEX(([.D154]-HEX2DEC([.F15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7.7000000000004">
            <text:p>47.700</text:p>
          </table:table-cell>
          <table:table-cell table:formula="of:=[.$B$4]/([.$B$3]+[.$B$4])*[.A155]" office:value-type="float" office:value="2.86200000000002">
            <text:p>2.862</text:p>
          </table:table-cell>
          <table:table-cell/>
          <table:table-cell table:formula="of:=[.B155]/[.$E$3]" office:value-type="float" office:value="888.08727272728">
            <text:p>888</text:p>
          </table:table-cell>
          <table:table-cell table:formula="of:=DEC2HEX([.D155])" office:value-type="string" office:string-value="378">
            <text:p>378</text:p>
          </table:table-cell>
          <table:table-cell table:formula="of:=DEC2HEX([.D155]/4)" office:value-type="string" office:string-value="DE">
            <text:p>DE</text:p>
          </table:table-cell>
          <table:table-cell table:formula="of:=DEC2HEX(([.D155]-HEX2DEC([.F15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7.6500000000004">
            <text:p>47.650</text:p>
          </table:table-cell>
          <table:table-cell table:formula="of:=[.$B$4]/([.$B$3]+[.$B$4])*[.A156]" office:value-type="float" office:value="2.85900000000002">
            <text:p>2.859</text:p>
          </table:table-cell>
          <table:table-cell/>
          <table:table-cell table:formula="of:=[.B156]/[.$E$3]" office:value-type="float" office:value="887.156363636371">
            <text:p>887</text:p>
          </table:table-cell>
          <table:table-cell table:formula="of:=DEC2HEX([.D156])" office:value-type="string" office:string-value="377">
            <text:p>377</text:p>
          </table:table-cell>
          <table:table-cell table:formula="of:=DEC2HEX([.D156]/4)" office:value-type="string" office:string-value="DD">
            <text:p>DD</text:p>
          </table:table-cell>
          <table:table-cell table:formula="of:=DEC2HEX(([.D156]-HEX2DEC([.F15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7.6000000000004">
            <text:p>47.600</text:p>
          </table:table-cell>
          <table:table-cell table:formula="of:=[.$B$4]/([.$B$3]+[.$B$4])*[.A157]" office:value-type="float" office:value="2.85600000000002">
            <text:p>2.856</text:p>
          </table:table-cell>
          <table:table-cell/>
          <table:table-cell table:formula="of:=[.B157]/[.$E$3]" office:value-type="float" office:value="886.225454545462">
            <text:p>886</text:p>
          </table:table-cell>
          <table:table-cell table:formula="of:=DEC2HEX([.D157])" office:value-type="string" office:string-value="376">
            <text:p>376</text:p>
          </table:table-cell>
          <table:table-cell table:formula="of:=DEC2HEX([.D157]/4)" office:value-type="string" office:string-value="DD">
            <text:p>DD</text:p>
          </table:table-cell>
          <table:table-cell table:formula="of:=DEC2HEX(([.D157]-HEX2DEC([.F15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7.5500000000004">
            <text:p>47.550</text:p>
          </table:table-cell>
          <table:table-cell table:formula="of:=[.$B$4]/([.$B$3]+[.$B$4])*[.A158]" office:value-type="float" office:value="2.85300000000002">
            <text:p>2.853</text:p>
          </table:table-cell>
          <table:table-cell/>
          <table:table-cell table:formula="of:=[.B158]/[.$E$3]" office:value-type="float" office:value="885.294545454553">
            <text:p>885</text:p>
          </table:table-cell>
          <table:table-cell table:formula="of:=DEC2HEX([.D158])" office:value-type="string" office:string-value="375">
            <text:p>375</text:p>
          </table:table-cell>
          <table:table-cell table:formula="of:=DEC2HEX([.D158]/4)" office:value-type="string" office:string-value="DD">
            <text:p>DD</text:p>
          </table:table-cell>
          <table:table-cell table:formula="of:=DEC2HEX(([.D158]-HEX2DEC([.F15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7.5000000000004">
            <text:p>47.500</text:p>
          </table:table-cell>
          <table:table-cell table:formula="of:=[.$B$4]/([.$B$3]+[.$B$4])*[.A159]" office:value-type="float" office:value="2.85000000000002">
            <text:p>2.850</text:p>
          </table:table-cell>
          <table:table-cell/>
          <table:table-cell table:formula="of:=[.B159]/[.$E$3]" office:value-type="float" office:value="884.363636363644">
            <text:p>884</text:p>
          </table:table-cell>
          <table:table-cell table:formula="of:=DEC2HEX([.D159])" office:value-type="string" office:string-value="374">
            <text:p>374</text:p>
          </table:table-cell>
          <table:table-cell table:formula="of:=DEC2HEX([.D159]/4)" office:value-type="string" office:string-value="DD">
            <text:p>DD</text:p>
          </table:table-cell>
          <table:table-cell table:formula="of:=DEC2HEX(([.D159]-HEX2DEC([.F15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7.4500000000004">
            <text:p>47.450</text:p>
          </table:table-cell>
          <table:table-cell table:formula="of:=[.$B$4]/([.$B$3]+[.$B$4])*[.A160]" office:value-type="float" office:value="2.84700000000002">
            <text:p>2.847</text:p>
          </table:table-cell>
          <table:table-cell/>
          <table:table-cell table:formula="of:=[.B160]/[.$E$3]" office:value-type="float" office:value="883.432727272735">
            <text:p>883</text:p>
          </table:table-cell>
          <table:table-cell table:formula="of:=DEC2HEX([.D160])" office:value-type="string" office:string-value="373">
            <text:p>373</text:p>
          </table:table-cell>
          <table:table-cell table:formula="of:=DEC2HEX([.D160]/4)" office:value-type="string" office:string-value="DC">
            <text:p>DC</text:p>
          </table:table-cell>
          <table:table-cell table:formula="of:=DEC2HEX(([.D160]-HEX2DEC([.F16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7.4000000000004">
            <text:p>47.400</text:p>
          </table:table-cell>
          <table:table-cell table:formula="of:=[.$B$4]/([.$B$3]+[.$B$4])*[.A161]" office:value-type="float" office:value="2.84400000000002">
            <text:p>2.844</text:p>
          </table:table-cell>
          <table:table-cell/>
          <table:table-cell table:formula="of:=[.B161]/[.$E$3]" office:value-type="float" office:value="882.501818181826">
            <text:p>883</text:p>
          </table:table-cell>
          <table:table-cell table:formula="of:=DEC2HEX([.D161])" office:value-type="string" office:string-value="372">
            <text:p>372</text:p>
          </table:table-cell>
          <table:table-cell table:formula="of:=DEC2HEX([.D161]/4)" office:value-type="string" office:string-value="DC">
            <text:p>DC</text:p>
          </table:table-cell>
          <table:table-cell table:formula="of:=DEC2HEX(([.D161]-HEX2DEC([.F16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7.3500000000004">
            <text:p>47.350</text:p>
          </table:table-cell>
          <table:table-cell table:formula="of:=[.$B$4]/([.$B$3]+[.$B$4])*[.A162]" office:value-type="float" office:value="2.84100000000002">
            <text:p>2.841</text:p>
          </table:table-cell>
          <table:table-cell/>
          <table:table-cell table:formula="of:=[.B162]/[.$E$3]" office:value-type="float" office:value="881.570909090916">
            <text:p>882</text:p>
          </table:table-cell>
          <table:table-cell table:formula="of:=DEC2HEX([.D162])" office:value-type="string" office:string-value="371">
            <text:p>371</text:p>
          </table:table-cell>
          <table:table-cell table:formula="of:=DEC2HEX([.D162]/4)" office:value-type="string" office:string-value="DC">
            <text:p>DC</text:p>
          </table:table-cell>
          <table:table-cell table:formula="of:=DEC2HEX(([.D162]-HEX2DEC([.F16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7.3000000000004">
            <text:p>47.300</text:p>
          </table:table-cell>
          <table:table-cell table:formula="of:=[.$B$4]/([.$B$3]+[.$B$4])*[.A163]" office:value-type="float" office:value="2.83800000000002">
            <text:p>2.838</text:p>
          </table:table-cell>
          <table:table-cell/>
          <table:table-cell table:formula="of:=[.B163]/[.$E$3]" office:value-type="float" office:value="880.640000000007">
            <text:p>881</text:p>
          </table:table-cell>
          <table:table-cell table:formula="of:=DEC2HEX([.D163])" office:value-type="string" office:string-value="370">
            <text:p>370</text:p>
          </table:table-cell>
          <table:table-cell table:formula="of:=DEC2HEX([.D163]/4)" office:value-type="string" office:string-value="DC">
            <text:p>DC</text:p>
          </table:table-cell>
          <table:table-cell table:formula="of:=DEC2HEX(([.D163]-HEX2DEC([.F16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7.2500000000004">
            <text:p>47.250</text:p>
          </table:table-cell>
          <table:table-cell table:formula="of:=[.$B$4]/([.$B$3]+[.$B$4])*[.A164]" office:value-type="float" office:value="2.83500000000002">
            <text:p>2.835</text:p>
          </table:table-cell>
          <table:table-cell/>
          <table:table-cell table:formula="of:=[.B164]/[.$E$3]" office:value-type="float" office:value="879.709090909098">
            <text:p>880</text:p>
          </table:table-cell>
          <table:table-cell table:formula="of:=DEC2HEX([.D164])" office:value-type="string" office:string-value="36F">
            <text:p>36F</text:p>
          </table:table-cell>
          <table:table-cell table:formula="of:=DEC2HEX([.D164]/4)" office:value-type="string" office:string-value="DB">
            <text:p>DB</text:p>
          </table:table-cell>
          <table:table-cell table:formula="of:=DEC2HEX(([.D164]-HEX2DEC([.F16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7.2000000000004">
            <text:p>47.200</text:p>
          </table:table-cell>
          <table:table-cell table:formula="of:=[.$B$4]/([.$B$3]+[.$B$4])*[.A165]" office:value-type="float" office:value="2.83200000000002">
            <text:p>2.832</text:p>
          </table:table-cell>
          <table:table-cell/>
          <table:table-cell table:formula="of:=[.B165]/[.$E$3]" office:value-type="float" office:value="878.778181818189">
            <text:p>879</text:p>
          </table:table-cell>
          <table:table-cell table:formula="of:=DEC2HEX([.D165])" office:value-type="string" office:string-value="36E">
            <text:p>36E</text:p>
          </table:table-cell>
          <table:table-cell table:formula="of:=DEC2HEX([.D165]/4)" office:value-type="string" office:string-value="DB">
            <text:p>DB</text:p>
          </table:table-cell>
          <table:table-cell table:formula="of:=DEC2HEX(([.D165]-HEX2DEC([.F16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7.1500000000004">
            <text:p>47.150</text:p>
          </table:table-cell>
          <table:table-cell table:formula="of:=[.$B$4]/([.$B$3]+[.$B$4])*[.A166]" office:value-type="float" office:value="2.82900000000002">
            <text:p>2.829</text:p>
          </table:table-cell>
          <table:table-cell/>
          <table:table-cell table:formula="of:=[.B166]/[.$E$3]" office:value-type="float" office:value="877.84727272728">
            <text:p>878</text:p>
          </table:table-cell>
          <table:table-cell table:formula="of:=DEC2HEX([.D166])" office:value-type="string" office:string-value="36D">
            <text:p>36D</text:p>
          </table:table-cell>
          <table:table-cell table:formula="of:=DEC2HEX([.D166]/4)" office:value-type="string" office:string-value="DB">
            <text:p>DB</text:p>
          </table:table-cell>
          <table:table-cell table:formula="of:=DEC2HEX(([.D166]-HEX2DEC([.F16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7.1000000000005">
            <text:p>47.100</text:p>
          </table:table-cell>
          <table:table-cell table:formula="of:=[.$B$4]/([.$B$3]+[.$B$4])*[.A167]" office:value-type="float" office:value="2.82600000000003">
            <text:p>2.826</text:p>
          </table:table-cell>
          <table:table-cell/>
          <table:table-cell table:formula="of:=[.B167]/[.$E$3]" office:value-type="float" office:value="876.916363636373">
            <text:p>877</text:p>
          </table:table-cell>
          <table:table-cell table:formula="of:=DEC2HEX([.D167])" office:value-type="string" office:string-value="36C">
            <text:p>36C</text:p>
          </table:table-cell>
          <table:table-cell table:formula="of:=DEC2HEX([.D167]/4)" office:value-type="string" office:string-value="DB">
            <text:p>DB</text:p>
          </table:table-cell>
          <table:table-cell table:formula="of:=DEC2HEX(([.D167]-HEX2DEC([.F16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7.0500000000005">
            <text:p>47.050</text:p>
          </table:table-cell>
          <table:table-cell table:formula="of:=[.$B$4]/([.$B$3]+[.$B$4])*[.A168]" office:value-type="float" office:value="2.82300000000003">
            <text:p>2.823</text:p>
          </table:table-cell>
          <table:table-cell/>
          <table:table-cell table:formula="of:=[.B168]/[.$E$3]" office:value-type="float" office:value="875.985454545464">
            <text:p>876</text:p>
          </table:table-cell>
          <table:table-cell table:formula="of:=DEC2HEX([.D168])" office:value-type="string" office:string-value="36B">
            <text:p>36B</text:p>
          </table:table-cell>
          <table:table-cell table:formula="of:=DEC2HEX([.D168]/4)" office:value-type="string" office:string-value="DA">
            <text:p>DA</text:p>
          </table:table-cell>
          <table:table-cell table:formula="of:=DEC2HEX(([.D168]-HEX2DEC([.F16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7.0000000000005">
            <text:p>47.000</text:p>
          </table:table-cell>
          <table:table-cell table:formula="of:=[.$B$4]/([.$B$3]+[.$B$4])*[.A169]" office:value-type="float" office:value="2.82000000000003">
            <text:p>2.820</text:p>
          </table:table-cell>
          <table:table-cell/>
          <table:table-cell table:formula="of:=[.B169]/[.$E$3]" office:value-type="float" office:value="875.054545454555">
            <text:p>875</text:p>
          </table:table-cell>
          <table:table-cell table:formula="of:=DEC2HEX([.D169])" office:value-type="string" office:string-value="36B">
            <text:p>36B</text:p>
          </table:table-cell>
          <table:table-cell table:formula="of:=DEC2HEX([.D169]/4)" office:value-type="string" office:string-value="DA">
            <text:p>DA</text:p>
          </table:table-cell>
          <table:table-cell table:formula="of:=DEC2HEX(([.D169]-HEX2DEC([.F16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6.9500000000005">
            <text:p>46.950</text:p>
          </table:table-cell>
          <table:table-cell table:formula="of:=[.$B$4]/([.$B$3]+[.$B$4])*[.A170]" office:value-type="float" office:value="2.81700000000003">
            <text:p>2.817</text:p>
          </table:table-cell>
          <table:table-cell/>
          <table:table-cell table:formula="of:=[.B170]/[.$E$3]" office:value-type="float" office:value="874.123636363646">
            <text:p>874</text:p>
          </table:table-cell>
          <table:table-cell table:formula="of:=DEC2HEX([.D170])" office:value-type="string" office:string-value="36A">
            <text:p>36A</text:p>
          </table:table-cell>
          <table:table-cell table:formula="of:=DEC2HEX([.D170]/4)" office:value-type="string" office:string-value="DA">
            <text:p>DA</text:p>
          </table:table-cell>
          <table:table-cell table:formula="of:=DEC2HEX(([.D170]-HEX2DEC([.F17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6.9000000000005">
            <text:p>46.900</text:p>
          </table:table-cell>
          <table:table-cell table:formula="of:=[.$B$4]/([.$B$3]+[.$B$4])*[.A171]" office:value-type="float" office:value="2.81400000000003">
            <text:p>2.814</text:p>
          </table:table-cell>
          <table:table-cell/>
          <table:table-cell table:formula="of:=[.B171]/[.$E$3]" office:value-type="float" office:value="873.192727272737">
            <text:p>873</text:p>
          </table:table-cell>
          <table:table-cell table:formula="of:=DEC2HEX([.D171])" office:value-type="string" office:string-value="369">
            <text:p>369</text:p>
          </table:table-cell>
          <table:table-cell table:formula="of:=DEC2HEX([.D171]/4)" office:value-type="string" office:string-value="DA">
            <text:p>DA</text:p>
          </table:table-cell>
          <table:table-cell table:formula="of:=DEC2HEX(([.D171]-HEX2DEC([.F17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6.8500000000005">
            <text:p>46.850</text:p>
          </table:table-cell>
          <table:table-cell table:formula="of:=[.$B$4]/([.$B$3]+[.$B$4])*[.A172]" office:value-type="float" office:value="2.81100000000003">
            <text:p>2.811</text:p>
          </table:table-cell>
          <table:table-cell/>
          <table:table-cell table:formula="of:=[.B172]/[.$E$3]" office:value-type="float" office:value="872.261818181828">
            <text:p>872</text:p>
          </table:table-cell>
          <table:table-cell table:formula="of:=DEC2HEX([.D172])" office:value-type="string" office:string-value="368">
            <text:p>368</text:p>
          </table:table-cell>
          <table:table-cell table:formula="of:=DEC2HEX([.D172]/4)" office:value-type="string" office:string-value="DA">
            <text:p>DA</text:p>
          </table:table-cell>
          <table:table-cell table:formula="of:=DEC2HEX(([.D172]-HEX2DEC([.F17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6.8000000000005">
            <text:p>46.800</text:p>
          </table:table-cell>
          <table:table-cell table:formula="of:=[.$B$4]/([.$B$3]+[.$B$4])*[.A173]" office:value-type="float" office:value="2.80800000000003">
            <text:p>2.808</text:p>
          </table:table-cell>
          <table:table-cell/>
          <table:table-cell table:formula="of:=[.B173]/[.$E$3]" office:value-type="float" office:value="871.330909090919">
            <text:p>871</text:p>
          </table:table-cell>
          <table:table-cell table:formula="of:=DEC2HEX([.D173])" office:value-type="string" office:string-value="367">
            <text:p>367</text:p>
          </table:table-cell>
          <table:table-cell table:formula="of:=DEC2HEX([.D173]/4)" office:value-type="string" office:string-value="D9">
            <text:p>D9</text:p>
          </table:table-cell>
          <table:table-cell table:formula="of:=DEC2HEX(([.D173]-HEX2DEC([.F17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6.7500000000005">
            <text:p>46.750</text:p>
          </table:table-cell>
          <table:table-cell table:formula="of:=[.$B$4]/([.$B$3]+[.$B$4])*[.A174]" office:value-type="float" office:value="2.80500000000003">
            <text:p>2.805</text:p>
          </table:table-cell>
          <table:table-cell/>
          <table:table-cell table:formula="of:=[.B174]/[.$E$3]" office:value-type="float" office:value="870.400000000009">
            <text:p>870</text:p>
          </table:table-cell>
          <table:table-cell table:formula="of:=DEC2HEX([.D174])" office:value-type="string" office:string-value="366">
            <text:p>366</text:p>
          </table:table-cell>
          <table:table-cell table:formula="of:=DEC2HEX([.D174]/4)" office:value-type="string" office:string-value="D9">
            <text:p>D9</text:p>
          </table:table-cell>
          <table:table-cell table:formula="of:=DEC2HEX(([.D174]-HEX2DEC([.F17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6.7000000000005">
            <text:p>46.700</text:p>
          </table:table-cell>
          <table:table-cell table:formula="of:=[.$B$4]/([.$B$3]+[.$B$4])*[.A175]" office:value-type="float" office:value="2.80200000000003">
            <text:p>2.802</text:p>
          </table:table-cell>
          <table:table-cell/>
          <table:table-cell table:formula="of:=[.B175]/[.$E$3]" office:value-type="float" office:value="869.4690909091">
            <text:p>869</text:p>
          </table:table-cell>
          <table:table-cell table:formula="of:=DEC2HEX([.D175])" office:value-type="string" office:string-value="365">
            <text:p>365</text:p>
          </table:table-cell>
          <table:table-cell table:formula="of:=DEC2HEX([.D175]/4)" office:value-type="string" office:string-value="D9">
            <text:p>D9</text:p>
          </table:table-cell>
          <table:table-cell table:formula="of:=DEC2HEX(([.D175]-HEX2DEC([.F17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6.6500000000005">
            <text:p>46.650</text:p>
          </table:table-cell>
          <table:table-cell table:formula="of:=[.$B$4]/([.$B$3]+[.$B$4])*[.A176]" office:value-type="float" office:value="2.79900000000003">
            <text:p>2.799</text:p>
          </table:table-cell>
          <table:table-cell/>
          <table:table-cell table:formula="of:=[.B176]/[.$E$3]" office:value-type="float" office:value="868.538181818191">
            <text:p>869</text:p>
          </table:table-cell>
          <table:table-cell table:formula="of:=DEC2HEX([.D176])" office:value-type="string" office:string-value="364">
            <text:p>364</text:p>
          </table:table-cell>
          <table:table-cell table:formula="of:=DEC2HEX([.D176]/4)" office:value-type="string" office:string-value="D9">
            <text:p>D9</text:p>
          </table:table-cell>
          <table:table-cell table:formula="of:=DEC2HEX(([.D176]-HEX2DEC([.F17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6.6000000000005">
            <text:p>46.600</text:p>
          </table:table-cell>
          <table:table-cell table:formula="of:=[.$B$4]/([.$B$3]+[.$B$4])*[.A177]" office:value-type="float" office:value="2.79600000000003">
            <text:p>2.796</text:p>
          </table:table-cell>
          <table:table-cell/>
          <table:table-cell table:formula="of:=[.B177]/[.$E$3]" office:value-type="float" office:value="867.607272727282">
            <text:p>868</text:p>
          </table:table-cell>
          <table:table-cell table:formula="of:=DEC2HEX([.D177])" office:value-type="string" office:string-value="363">
            <text:p>363</text:p>
          </table:table-cell>
          <table:table-cell table:formula="of:=DEC2HEX([.D177]/4)" office:value-type="string" office:string-value="D8">
            <text:p>D8</text:p>
          </table:table-cell>
          <table:table-cell table:formula="of:=DEC2HEX(([.D177]-HEX2DEC([.F17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6.5500000000005">
            <text:p>46.550</text:p>
          </table:table-cell>
          <table:table-cell table:formula="of:=[.$B$4]/([.$B$3]+[.$B$4])*[.A178]" office:value-type="float" office:value="2.79300000000003">
            <text:p>2.793</text:p>
          </table:table-cell>
          <table:table-cell/>
          <table:table-cell table:formula="of:=[.B178]/[.$E$3]" office:value-type="float" office:value="866.676363636373">
            <text:p>867</text:p>
          </table:table-cell>
          <table:table-cell table:formula="of:=DEC2HEX([.D178])" office:value-type="string" office:string-value="362">
            <text:p>362</text:p>
          </table:table-cell>
          <table:table-cell table:formula="of:=DEC2HEX([.D178]/4)" office:value-type="string" office:string-value="D8">
            <text:p>D8</text:p>
          </table:table-cell>
          <table:table-cell table:formula="of:=DEC2HEX(([.D178]-HEX2DEC([.F17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6.5000000000005">
            <text:p>46.500</text:p>
          </table:table-cell>
          <table:table-cell table:formula="of:=[.$B$4]/([.$B$3]+[.$B$4])*[.A179]" office:value-type="float" office:value="2.79000000000003">
            <text:p>2.790</text:p>
          </table:table-cell>
          <table:table-cell/>
          <table:table-cell table:formula="of:=[.B179]/[.$E$3]" office:value-type="float" office:value="865.745454545464">
            <text:p>866</text:p>
          </table:table-cell>
          <table:table-cell table:formula="of:=DEC2HEX([.D179])" office:value-type="string" office:string-value="361">
            <text:p>361</text:p>
          </table:table-cell>
          <table:table-cell table:formula="of:=DEC2HEX([.D179]/4)" office:value-type="string" office:string-value="D8">
            <text:p>D8</text:p>
          </table:table-cell>
          <table:table-cell table:formula="of:=DEC2HEX(([.D179]-HEX2DEC([.F17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6.4500000000005">
            <text:p>46.450</text:p>
          </table:table-cell>
          <table:table-cell table:formula="of:=[.$B$4]/([.$B$3]+[.$B$4])*[.A180]" office:value-type="float" office:value="2.78700000000003">
            <text:p>2.787</text:p>
          </table:table-cell>
          <table:table-cell/>
          <table:table-cell table:formula="of:=[.B180]/[.$E$3]" office:value-type="float" office:value="864.814545454555">
            <text:p>865</text:p>
          </table:table-cell>
          <table:table-cell table:formula="of:=DEC2HEX([.D180])" office:value-type="string" office:string-value="360">
            <text:p>360</text:p>
          </table:table-cell>
          <table:table-cell table:formula="of:=DEC2HEX([.D180]/4)" office:value-type="string" office:string-value="D8">
            <text:p>D8</text:p>
          </table:table-cell>
          <table:table-cell table:formula="of:=DEC2HEX(([.D180]-HEX2DEC([.F18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6.4000000000005">
            <text:p>46.400</text:p>
          </table:table-cell>
          <table:table-cell table:formula="of:=[.$B$4]/([.$B$3]+[.$B$4])*[.A181]" office:value-type="float" office:value="2.78400000000003">
            <text:p>2.784</text:p>
          </table:table-cell>
          <table:table-cell/>
          <table:table-cell table:formula="of:=[.B181]/[.$E$3]" office:value-type="float" office:value="863.883636363646">
            <text:p>864</text:p>
          </table:table-cell>
          <table:table-cell table:formula="of:=DEC2HEX([.D181])" office:value-type="string" office:string-value="35F">
            <text:p>35F</text:p>
          </table:table-cell>
          <table:table-cell table:formula="of:=DEC2HEX([.D181]/4)" office:value-type="string" office:string-value="D7">
            <text:p>D7</text:p>
          </table:table-cell>
          <table:table-cell table:formula="of:=DEC2HEX(([.D181]-HEX2DEC([.F18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6.3500000000005">
            <text:p>46.350</text:p>
          </table:table-cell>
          <table:table-cell table:formula="of:=[.$B$4]/([.$B$3]+[.$B$4])*[.A182]" office:value-type="float" office:value="2.78100000000003">
            <text:p>2.781</text:p>
          </table:table-cell>
          <table:table-cell/>
          <table:table-cell table:formula="of:=[.B182]/[.$E$3]" office:value-type="float" office:value="862.952727272737">
            <text:p>863</text:p>
          </table:table-cell>
          <table:table-cell table:formula="of:=DEC2HEX([.D182])" office:value-type="string" office:string-value="35E">
            <text:p>35E</text:p>
          </table:table-cell>
          <table:table-cell table:formula="of:=DEC2HEX([.D182]/4)" office:value-type="string" office:string-value="D7">
            <text:p>D7</text:p>
          </table:table-cell>
          <table:table-cell table:formula="of:=DEC2HEX(([.D182]-HEX2DEC([.F18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6.3000000000005">
            <text:p>46.300</text:p>
          </table:table-cell>
          <table:table-cell table:formula="of:=[.$B$4]/([.$B$3]+[.$B$4])*[.A183]" office:value-type="float" office:value="2.77800000000003">
            <text:p>2.778</text:p>
          </table:table-cell>
          <table:table-cell/>
          <table:table-cell table:formula="of:=[.B183]/[.$E$3]" office:value-type="float" office:value="862.021818181828">
            <text:p>862</text:p>
          </table:table-cell>
          <table:table-cell table:formula="of:=DEC2HEX([.D183])" office:value-type="string" office:string-value="35E">
            <text:p>35E</text:p>
          </table:table-cell>
          <table:table-cell table:formula="of:=DEC2HEX([.D183]/4)" office:value-type="string" office:string-value="D7">
            <text:p>D7</text:p>
          </table:table-cell>
          <table:table-cell table:formula="of:=DEC2HEX(([.D183]-HEX2DEC([.F18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6.2500000000005">
            <text:p>46.250</text:p>
          </table:table-cell>
          <table:table-cell table:formula="of:=[.$B$4]/([.$B$3]+[.$B$4])*[.A184]" office:value-type="float" office:value="2.77500000000003">
            <text:p>2.775</text:p>
          </table:table-cell>
          <table:table-cell/>
          <table:table-cell table:formula="of:=[.B184]/[.$E$3]" office:value-type="float" office:value="861.090909090918">
            <text:p>861</text:p>
          </table:table-cell>
          <table:table-cell table:formula="of:=DEC2HEX([.D184])" office:value-type="string" office:string-value="35D">
            <text:p>35D</text:p>
          </table:table-cell>
          <table:table-cell table:formula="of:=DEC2HEX([.D184]/4)" office:value-type="string" office:string-value="D7">
            <text:p>D7</text:p>
          </table:table-cell>
          <table:table-cell table:formula="of:=DEC2HEX(([.D184]-HEX2DEC([.F18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6.2000000000005">
            <text:p>46.200</text:p>
          </table:table-cell>
          <table:table-cell table:formula="of:=[.$B$4]/([.$B$3]+[.$B$4])*[.A185]" office:value-type="float" office:value="2.77200000000003">
            <text:p>2.772</text:p>
          </table:table-cell>
          <table:table-cell/>
          <table:table-cell table:formula="of:=[.B185]/[.$E$3]" office:value-type="float" office:value="860.160000000009">
            <text:p>860</text:p>
          </table:table-cell>
          <table:table-cell table:formula="of:=DEC2HEX([.D185])" office:value-type="string" office:string-value="35C">
            <text:p>35C</text:p>
          </table:table-cell>
          <table:table-cell table:formula="of:=DEC2HEX([.D185]/4)" office:value-type="string" office:string-value="D7">
            <text:p>D7</text:p>
          </table:table-cell>
          <table:table-cell table:formula="of:=DEC2HEX(([.D185]-HEX2DEC([.F18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6.1500000000005">
            <text:p>46.150</text:p>
          </table:table-cell>
          <table:table-cell table:formula="of:=[.$B$4]/([.$B$3]+[.$B$4])*[.A186]" office:value-type="float" office:value="2.76900000000003">
            <text:p>2.769</text:p>
          </table:table-cell>
          <table:table-cell/>
          <table:table-cell table:formula="of:=[.B186]/[.$E$3]" office:value-type="float" office:value="859.2290909091">
            <text:p>859</text:p>
          </table:table-cell>
          <table:table-cell table:formula="of:=DEC2HEX([.D186])" office:value-type="string" office:string-value="35B">
            <text:p>35B</text:p>
          </table:table-cell>
          <table:table-cell table:formula="of:=DEC2HEX([.D186]/4)" office:value-type="string" office:string-value="D6">
            <text:p>D6</text:p>
          </table:table-cell>
          <table:table-cell table:formula="of:=DEC2HEX(([.D186]-HEX2DEC([.F18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6.1000000000005">
            <text:p>46.100</text:p>
          </table:table-cell>
          <table:table-cell table:formula="of:=[.$B$4]/([.$B$3]+[.$B$4])*[.A187]" office:value-type="float" office:value="2.76600000000003">
            <text:p>2.766</text:p>
          </table:table-cell>
          <table:table-cell/>
          <table:table-cell table:formula="of:=[.B187]/[.$E$3]" office:value-type="float" office:value="858.298181818191">
            <text:p>858</text:p>
          </table:table-cell>
          <table:table-cell table:formula="of:=DEC2HEX([.D187])" office:value-type="string" office:string-value="35A">
            <text:p>35A</text:p>
          </table:table-cell>
          <table:table-cell table:formula="of:=DEC2HEX([.D187]/4)" office:value-type="string" office:string-value="D6">
            <text:p>D6</text:p>
          </table:table-cell>
          <table:table-cell table:formula="of:=DEC2HEX(([.D187]-HEX2DEC([.F18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6.0500000000005">
            <text:p>46.050</text:p>
          </table:table-cell>
          <table:table-cell table:formula="of:=[.$B$4]/([.$B$3]+[.$B$4])*[.A188]" office:value-type="float" office:value="2.76300000000003">
            <text:p>2.763</text:p>
          </table:table-cell>
          <table:table-cell/>
          <table:table-cell table:formula="of:=[.B188]/[.$E$3]" office:value-type="float" office:value="857.367272727282">
            <text:p>857</text:p>
          </table:table-cell>
          <table:table-cell table:formula="of:=DEC2HEX([.D188])" office:value-type="string" office:string-value="359">
            <text:p>359</text:p>
          </table:table-cell>
          <table:table-cell table:formula="of:=DEC2HEX([.D188]/4)" office:value-type="string" office:string-value="D6">
            <text:p>D6</text:p>
          </table:table-cell>
          <table:table-cell table:formula="of:=DEC2HEX(([.D188]-HEX2DEC([.F18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6.0000000000005">
            <text:p>46.000</text:p>
          </table:table-cell>
          <table:table-cell table:formula="of:=[.$B$4]/([.$B$3]+[.$B$4])*[.A189]" office:value-type="float" office:value="2.76000000000003">
            <text:p>2.760</text:p>
          </table:table-cell>
          <table:table-cell/>
          <table:table-cell table:formula="of:=[.B189]/[.$E$3]" office:value-type="float" office:value="856.436363636373">
            <text:p>856</text:p>
          </table:table-cell>
          <table:table-cell table:formula="of:=DEC2HEX([.D189])" office:value-type="string" office:string-value="358">
            <text:p>358</text:p>
          </table:table-cell>
          <table:table-cell table:formula="of:=DEC2HEX([.D189]/4)" office:value-type="string" office:string-value="D6">
            <text:p>D6</text:p>
          </table:table-cell>
          <table:table-cell table:formula="of:=DEC2HEX(([.D189]-HEX2DEC([.F18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5.9500000000005">
            <text:p>45.950</text:p>
          </table:table-cell>
          <table:table-cell table:formula="of:=[.$B$4]/([.$B$3]+[.$B$4])*[.A190]" office:value-type="float" office:value="2.75700000000003">
            <text:p>2.757</text:p>
          </table:table-cell>
          <table:table-cell/>
          <table:table-cell table:formula="of:=[.B190]/[.$E$3]" office:value-type="float" office:value="855.505454545464">
            <text:p>856</text:p>
          </table:table-cell>
          <table:table-cell table:formula="of:=DEC2HEX([.D190])" office:value-type="string" office:string-value="357">
            <text:p>357</text:p>
          </table:table-cell>
          <table:table-cell table:formula="of:=DEC2HEX([.D190]/4)" office:value-type="string" office:string-value="D5">
            <text:p>D5</text:p>
          </table:table-cell>
          <table:table-cell table:formula="of:=DEC2HEX(([.D190]-HEX2DEC([.F19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5.9000000000005">
            <text:p>45.900</text:p>
          </table:table-cell>
          <table:table-cell table:formula="of:=[.$B$4]/([.$B$3]+[.$B$4])*[.A191]" office:value-type="float" office:value="2.75400000000003">
            <text:p>2.754</text:p>
          </table:table-cell>
          <table:table-cell/>
          <table:table-cell table:formula="of:=[.B191]/[.$E$3]" office:value-type="float" office:value="854.574545454555">
            <text:p>855</text:p>
          </table:table-cell>
          <table:table-cell table:formula="of:=DEC2HEX([.D191])" office:value-type="string" office:string-value="356">
            <text:p>356</text:p>
          </table:table-cell>
          <table:table-cell table:formula="of:=DEC2HEX([.D191]/4)" office:value-type="string" office:string-value="D5">
            <text:p>D5</text:p>
          </table:table-cell>
          <table:table-cell table:formula="of:=DEC2HEX(([.D191]-HEX2DEC([.F19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5.8500000000005">
            <text:p>45.850</text:p>
          </table:table-cell>
          <table:table-cell table:formula="of:=[.$B$4]/([.$B$3]+[.$B$4])*[.A192]" office:value-type="float" office:value="2.75100000000003">
            <text:p>2.751</text:p>
          </table:table-cell>
          <table:table-cell/>
          <table:table-cell table:formula="of:=[.B192]/[.$E$3]" office:value-type="float" office:value="853.643636363646">
            <text:p>854</text:p>
          </table:table-cell>
          <table:table-cell table:formula="of:=DEC2HEX([.D192])" office:value-type="string" office:string-value="355">
            <text:p>355</text:p>
          </table:table-cell>
          <table:table-cell table:formula="of:=DEC2HEX([.D192]/4)" office:value-type="string" office:string-value="D5">
            <text:p>D5</text:p>
          </table:table-cell>
          <table:table-cell table:formula="of:=DEC2HEX(([.D192]-HEX2DEC([.F19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5.8000000000005">
            <text:p>45.800</text:p>
          </table:table-cell>
          <table:table-cell table:formula="of:=[.$B$4]/([.$B$3]+[.$B$4])*[.A193]" office:value-type="float" office:value="2.74800000000003">
            <text:p>2.748</text:p>
          </table:table-cell>
          <table:table-cell/>
          <table:table-cell table:formula="of:=[.B193]/[.$E$3]" office:value-type="float" office:value="852.712727272737">
            <text:p>853</text:p>
          </table:table-cell>
          <table:table-cell table:formula="of:=DEC2HEX([.D193])" office:value-type="string" office:string-value="354">
            <text:p>354</text:p>
          </table:table-cell>
          <table:table-cell table:formula="of:=DEC2HEX([.D193]/4)" office:value-type="string" office:string-value="D5">
            <text:p>D5</text:p>
          </table:table-cell>
          <table:table-cell table:formula="of:=DEC2HEX(([.D193]-HEX2DEC([.F19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5.7500000000005">
            <text:p>45.750</text:p>
          </table:table-cell>
          <table:table-cell table:formula="of:=[.$B$4]/([.$B$3]+[.$B$4])*[.A194]" office:value-type="float" office:value="2.74500000000003">
            <text:p>2.745</text:p>
          </table:table-cell>
          <table:table-cell/>
          <table:table-cell table:formula="of:=[.B194]/[.$E$3]" office:value-type="float" office:value="851.781818181827">
            <text:p>852</text:p>
          </table:table-cell>
          <table:table-cell table:formula="of:=DEC2HEX([.D194])" office:value-type="string" office:string-value="353">
            <text:p>353</text:p>
          </table:table-cell>
          <table:table-cell table:formula="of:=DEC2HEX([.D194]/4)" office:value-type="string" office:string-value="D4">
            <text:p>D4</text:p>
          </table:table-cell>
          <table:table-cell table:formula="of:=DEC2HEX(([.D194]-HEX2DEC([.F19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5.7000000000005">
            <text:p>45.700</text:p>
          </table:table-cell>
          <table:table-cell table:formula="of:=[.$B$4]/([.$B$3]+[.$B$4])*[.A195]" office:value-type="float" office:value="2.74200000000003">
            <text:p>2.742</text:p>
          </table:table-cell>
          <table:table-cell/>
          <table:table-cell table:formula="of:=[.B195]/[.$E$3]" office:value-type="float" office:value="850.850909090918">
            <text:p>851</text:p>
          </table:table-cell>
          <table:table-cell table:formula="of:=DEC2HEX([.D195])" office:value-type="string" office:string-value="352">
            <text:p>352</text:p>
          </table:table-cell>
          <table:table-cell table:formula="of:=DEC2HEX([.D195]/4)" office:value-type="string" office:string-value="D4">
            <text:p>D4</text:p>
          </table:table-cell>
          <table:table-cell table:formula="of:=DEC2HEX(([.D195]-HEX2DEC([.F19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5.6500000000005">
            <text:p>45.650</text:p>
          </table:table-cell>
          <table:table-cell table:formula="of:=[.$B$4]/([.$B$3]+[.$B$4])*[.A196]" office:value-type="float" office:value="2.73900000000003">
            <text:p>2.739</text:p>
          </table:table-cell>
          <table:table-cell/>
          <table:table-cell table:formula="of:=[.B196]/[.$E$3]" office:value-type="float" office:value="849.920000000009">
            <text:p>850</text:p>
          </table:table-cell>
          <table:table-cell table:formula="of:=DEC2HEX([.D196])" office:value-type="string" office:string-value="351">
            <text:p>351</text:p>
          </table:table-cell>
          <table:table-cell table:formula="of:=DEC2HEX([.D196]/4)" office:value-type="string" office:string-value="D4">
            <text:p>D4</text:p>
          </table:table-cell>
          <table:table-cell table:formula="of:=DEC2HEX(([.D196]-HEX2DEC([.F19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5.6000000000005">
            <text:p>45.600</text:p>
          </table:table-cell>
          <table:table-cell table:formula="of:=[.$B$4]/([.$B$3]+[.$B$4])*[.A197]" office:value-type="float" office:value="2.73600000000003">
            <text:p>2.736</text:p>
          </table:table-cell>
          <table:table-cell/>
          <table:table-cell table:formula="of:=[.B197]/[.$E$3]" office:value-type="float" office:value="848.9890909091">
            <text:p>849</text:p>
          </table:table-cell>
          <table:table-cell table:formula="of:=DEC2HEX([.D197])" office:value-type="string" office:string-value="350">
            <text:p>350</text:p>
          </table:table-cell>
          <table:table-cell table:formula="of:=DEC2HEX([.D197]/4)" office:value-type="string" office:string-value="D4">
            <text:p>D4</text:p>
          </table:table-cell>
          <table:table-cell table:formula="of:=DEC2HEX(([.D197]-HEX2DEC([.F19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5.5500000000005">
            <text:p>45.550</text:p>
          </table:table-cell>
          <table:table-cell table:formula="of:=[.$B$4]/([.$B$3]+[.$B$4])*[.A198]" office:value-type="float" office:value="2.73300000000003">
            <text:p>2.733</text:p>
          </table:table-cell>
          <table:table-cell/>
          <table:table-cell table:formula="of:=[.B198]/[.$E$3]" office:value-type="float" office:value="848.058181818191">
            <text:p>848</text:p>
          </table:table-cell>
          <table:table-cell table:formula="of:=DEC2HEX([.D198])" office:value-type="string" office:string-value="350">
            <text:p>350</text:p>
          </table:table-cell>
          <table:table-cell table:formula="of:=DEC2HEX([.D198]/4)" office:value-type="string" office:string-value="D4">
            <text:p>D4</text:p>
          </table:table-cell>
          <table:table-cell table:formula="of:=DEC2HEX(([.D198]-HEX2DEC([.F19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5.5000000000005">
            <text:p>45.500</text:p>
          </table:table-cell>
          <table:table-cell table:formula="of:=[.$B$4]/([.$B$3]+[.$B$4])*[.A199]" office:value-type="float" office:value="2.73000000000003">
            <text:p>2.730</text:p>
          </table:table-cell>
          <table:table-cell/>
          <table:table-cell table:formula="of:=[.B199]/[.$E$3]" office:value-type="float" office:value="847.127272727282">
            <text:p>847</text:p>
          </table:table-cell>
          <table:table-cell table:formula="of:=DEC2HEX([.D199])" office:value-type="string" office:string-value="34F">
            <text:p>34F</text:p>
          </table:table-cell>
          <table:table-cell table:formula="of:=DEC2HEX([.D199]/4)" office:value-type="string" office:string-value="D3">
            <text:p>D3</text:p>
          </table:table-cell>
          <table:table-cell table:formula="of:=DEC2HEX(([.D199]-HEX2DEC([.F19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5.4500000000005">
            <text:p>45.450</text:p>
          </table:table-cell>
          <table:table-cell table:formula="of:=[.$B$4]/([.$B$3]+[.$B$4])*[.A200]" office:value-type="float" office:value="2.72700000000003">
            <text:p>2.727</text:p>
          </table:table-cell>
          <table:table-cell/>
          <table:table-cell table:formula="of:=[.B200]/[.$E$3]" office:value-type="float" office:value="846.196363636373">
            <text:p>846</text:p>
          </table:table-cell>
          <table:table-cell table:formula="of:=DEC2HEX([.D200])" office:value-type="string" office:string-value="34E">
            <text:p>34E</text:p>
          </table:table-cell>
          <table:table-cell table:formula="of:=DEC2HEX([.D200]/4)" office:value-type="string" office:string-value="D3">
            <text:p>D3</text:p>
          </table:table-cell>
          <table:table-cell table:formula="of:=DEC2HEX(([.D200]-HEX2DEC([.F20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5.4000000000005">
            <text:p>45.400</text:p>
          </table:table-cell>
          <table:table-cell table:formula="of:=[.$B$4]/([.$B$3]+[.$B$4])*[.A201]" office:value-type="float" office:value="2.72400000000003">
            <text:p>2.724</text:p>
          </table:table-cell>
          <table:table-cell/>
          <table:table-cell table:formula="of:=[.B201]/[.$E$3]" office:value-type="float" office:value="845.265454545464">
            <text:p>845</text:p>
          </table:table-cell>
          <table:table-cell table:formula="of:=DEC2HEX([.D201])" office:value-type="string" office:string-value="34D">
            <text:p>34D</text:p>
          </table:table-cell>
          <table:table-cell table:formula="of:=DEC2HEX([.D201]/4)" office:value-type="string" office:string-value="D3">
            <text:p>D3</text:p>
          </table:table-cell>
          <table:table-cell table:formula="of:=DEC2HEX(([.D201]-HEX2DEC([.F20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5.3500000000006">
            <text:p>45.350</text:p>
          </table:table-cell>
          <table:table-cell table:formula="of:=[.$B$4]/([.$B$3]+[.$B$4])*[.A202]" office:value-type="float" office:value="2.72100000000004">
            <text:p>2.721</text:p>
          </table:table-cell>
          <table:table-cell/>
          <table:table-cell table:formula="of:=[.B202]/[.$E$3]" office:value-type="float" office:value="844.334545454556">
            <text:p>844</text:p>
          </table:table-cell>
          <table:table-cell table:formula="of:=DEC2HEX([.D202])" office:value-type="string" office:string-value="34C">
            <text:p>34C</text:p>
          </table:table-cell>
          <table:table-cell table:formula="of:=DEC2HEX([.D202]/4)" office:value-type="string" office:string-value="D3">
            <text:p>D3</text:p>
          </table:table-cell>
          <table:table-cell table:formula="of:=DEC2HEX(([.D202]-HEX2DEC([.F20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5.3000000000006">
            <text:p>45.300</text:p>
          </table:table-cell>
          <table:table-cell table:formula="of:=[.$B$4]/([.$B$3]+[.$B$4])*[.A203]" office:value-type="float" office:value="2.71800000000004">
            <text:p>2.718</text:p>
          </table:table-cell>
          <table:table-cell/>
          <table:table-cell table:formula="of:=[.B203]/[.$E$3]" office:value-type="float" office:value="843.403636363648">
            <text:p>843</text:p>
          </table:table-cell>
          <table:table-cell table:formula="of:=DEC2HEX([.D203])" office:value-type="string" office:string-value="34B">
            <text:p>34B</text:p>
          </table:table-cell>
          <table:table-cell table:formula="of:=DEC2HEX([.D203]/4)" office:value-type="string" office:string-value="D2">
            <text:p>D2</text:p>
          </table:table-cell>
          <table:table-cell table:formula="of:=DEC2HEX(([.D203]-HEX2DEC([.F20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5.2500000000006">
            <text:p>45.250</text:p>
          </table:table-cell>
          <table:table-cell table:formula="of:=[.$B$4]/([.$B$3]+[.$B$4])*[.A204]" office:value-type="float" office:value="2.71500000000004">
            <text:p>2.715</text:p>
          </table:table-cell>
          <table:table-cell/>
          <table:table-cell table:formula="of:=[.B204]/[.$E$3]" office:value-type="float" office:value="842.472727272738">
            <text:p>842</text:p>
          </table:table-cell>
          <table:table-cell table:formula="of:=DEC2HEX([.D204])" office:value-type="string" office:string-value="34A">
            <text:p>34A</text:p>
          </table:table-cell>
          <table:table-cell table:formula="of:=DEC2HEX([.D204]/4)" office:value-type="string" office:string-value="D2">
            <text:p>D2</text:p>
          </table:table-cell>
          <table:table-cell table:formula="of:=DEC2HEX(([.D204]-HEX2DEC([.F20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5.2000000000006">
            <text:p>45.200</text:p>
          </table:table-cell>
          <table:table-cell table:formula="of:=[.$B$4]/([.$B$3]+[.$B$4])*[.A205]" office:value-type="float" office:value="2.71200000000004">
            <text:p>2.712</text:p>
          </table:table-cell>
          <table:table-cell/>
          <table:table-cell table:formula="of:=[.B205]/[.$E$3]" office:value-type="float" office:value="841.541818181829">
            <text:p>842</text:p>
          </table:table-cell>
          <table:table-cell table:formula="of:=DEC2HEX([.D205])" office:value-type="string" office:string-value="349">
            <text:p>349</text:p>
          </table:table-cell>
          <table:table-cell table:formula="of:=DEC2HEX([.D205]/4)" office:value-type="string" office:string-value="D2">
            <text:p>D2</text:p>
          </table:table-cell>
          <table:table-cell table:formula="of:=DEC2HEX(([.D205]-HEX2DEC([.F20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5.1500000000006">
            <text:p>45.150</text:p>
          </table:table-cell>
          <table:table-cell table:formula="of:=[.$B$4]/([.$B$3]+[.$B$4])*[.A206]" office:value-type="float" office:value="2.70900000000004">
            <text:p>2.709</text:p>
          </table:table-cell>
          <table:table-cell/>
          <table:table-cell table:formula="of:=[.B206]/[.$E$3]" office:value-type="float" office:value="840.61090909092">
            <text:p>841</text:p>
          </table:table-cell>
          <table:table-cell table:formula="of:=DEC2HEX([.D206])" office:value-type="string" office:string-value="348">
            <text:p>348</text:p>
          </table:table-cell>
          <table:table-cell table:formula="of:=DEC2HEX([.D206]/4)" office:value-type="string" office:string-value="D2">
            <text:p>D2</text:p>
          </table:table-cell>
          <table:table-cell table:formula="of:=DEC2HEX(([.D206]-HEX2DEC([.F20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5.1000000000006">
            <text:p>45.100</text:p>
          </table:table-cell>
          <table:table-cell table:formula="of:=[.$B$4]/([.$B$3]+[.$B$4])*[.A207]" office:value-type="float" office:value="2.70600000000004">
            <text:p>2.706</text:p>
          </table:table-cell>
          <table:table-cell/>
          <table:table-cell table:formula="of:=[.B207]/[.$E$3]" office:value-type="float" office:value="839.680000000011">
            <text:p>840</text:p>
          </table:table-cell>
          <table:table-cell table:formula="of:=DEC2HEX([.D207])" office:value-type="string" office:string-value="347">
            <text:p>347</text:p>
          </table:table-cell>
          <table:table-cell table:formula="of:=DEC2HEX([.D207]/4)" office:value-type="string" office:string-value="D1">
            <text:p>D1</text:p>
          </table:table-cell>
          <table:table-cell table:formula="of:=DEC2HEX(([.D207]-HEX2DEC([.F20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5.0500000000006">
            <text:p>45.050</text:p>
          </table:table-cell>
          <table:table-cell table:formula="of:=[.$B$4]/([.$B$3]+[.$B$4])*[.A208]" office:value-type="float" office:value="2.70300000000004">
            <text:p>2.703</text:p>
          </table:table-cell>
          <table:table-cell/>
          <table:table-cell table:formula="of:=[.B208]/[.$E$3]" office:value-type="float" office:value="838.749090909102">
            <text:p>839</text:p>
          </table:table-cell>
          <table:table-cell table:formula="of:=DEC2HEX([.D208])" office:value-type="string" office:string-value="346">
            <text:p>346</text:p>
          </table:table-cell>
          <table:table-cell table:formula="of:=DEC2HEX([.D208]/4)" office:value-type="string" office:string-value="D1">
            <text:p>D1</text:p>
          </table:table-cell>
          <table:table-cell table:formula="of:=DEC2HEX(([.D208]-HEX2DEC([.F20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5.0000000000006">
            <text:p>45.000</text:p>
          </table:table-cell>
          <table:table-cell table:formula="of:=[.$B$4]/([.$B$3]+[.$B$4])*[.A209]" office:value-type="float" office:value="2.70000000000004">
            <text:p>2.700</text:p>
          </table:table-cell>
          <table:table-cell/>
          <table:table-cell table:formula="of:=[.B209]/[.$E$3]" office:value-type="float" office:value="837.818181818193">
            <text:p>838</text:p>
          </table:table-cell>
          <table:table-cell table:formula="of:=DEC2HEX([.D209])" office:value-type="string" office:string-value="345">
            <text:p>345</text:p>
          </table:table-cell>
          <table:table-cell table:formula="of:=DEC2HEX([.D209]/4)" office:value-type="string" office:string-value="D1">
            <text:p>D1</text:p>
          </table:table-cell>
          <table:table-cell table:formula="of:=DEC2HEX(([.D209]-HEX2DEC([.F20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4.9500000000006">
            <text:p>44.950</text:p>
          </table:table-cell>
          <table:table-cell table:formula="of:=[.$B$4]/([.$B$3]+[.$B$4])*[.A210]" office:value-type="float" office:value="2.69700000000004">
            <text:p>2.697</text:p>
          </table:table-cell>
          <table:table-cell/>
          <table:table-cell table:formula="of:=[.B210]/[.$E$3]" office:value-type="float" office:value="836.887272727284">
            <text:p>837</text:p>
          </table:table-cell>
          <table:table-cell table:formula="of:=DEC2HEX([.D210])" office:value-type="string" office:string-value="344">
            <text:p>344</text:p>
          </table:table-cell>
          <table:table-cell table:formula="of:=DEC2HEX([.D210]/4)" office:value-type="string" office:string-value="D1">
            <text:p>D1</text:p>
          </table:table-cell>
          <table:table-cell table:formula="of:=DEC2HEX(([.D210]-HEX2DEC([.F21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4.9000000000006">
            <text:p>44.900</text:p>
          </table:table-cell>
          <table:table-cell table:formula="of:=[.$B$4]/([.$B$3]+[.$B$4])*[.A211]" office:value-type="float" office:value="2.69400000000004">
            <text:p>2.694</text:p>
          </table:table-cell>
          <table:table-cell/>
          <table:table-cell table:formula="of:=[.B211]/[.$E$3]" office:value-type="float" office:value="835.956363636375">
            <text:p>836</text:p>
          </table:table-cell>
          <table:table-cell table:formula="of:=DEC2HEX([.D211])" office:value-type="string" office:string-value="343">
            <text:p>343</text:p>
          </table:table-cell>
          <table:table-cell table:formula="of:=DEC2HEX([.D211]/4)" office:value-type="string" office:string-value="D0">
            <text:p>D0</text:p>
          </table:table-cell>
          <table:table-cell table:formula="of:=DEC2HEX(([.D211]-HEX2DEC([.F21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4.8500000000006">
            <text:p>44.850</text:p>
          </table:table-cell>
          <table:table-cell table:formula="of:=[.$B$4]/([.$B$3]+[.$B$4])*[.A212]" office:value-type="float" office:value="2.69100000000004">
            <text:p>2.691</text:p>
          </table:table-cell>
          <table:table-cell/>
          <table:table-cell table:formula="of:=[.B212]/[.$E$3]" office:value-type="float" office:value="835.025454545466">
            <text:p>835</text:p>
          </table:table-cell>
          <table:table-cell table:formula="of:=DEC2HEX([.D212])" office:value-type="string" office:string-value="343">
            <text:p>343</text:p>
          </table:table-cell>
          <table:table-cell table:formula="of:=DEC2HEX([.D212]/4)" office:value-type="string" office:string-value="D0">
            <text:p>D0</text:p>
          </table:table-cell>
          <table:table-cell table:formula="of:=DEC2HEX(([.D212]-HEX2DEC([.F21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4.8000000000006">
            <text:p>44.800</text:p>
          </table:table-cell>
          <table:table-cell table:formula="of:=[.$B$4]/([.$B$3]+[.$B$4])*[.A213]" office:value-type="float" office:value="2.68800000000004">
            <text:p>2.688</text:p>
          </table:table-cell>
          <table:table-cell/>
          <table:table-cell table:formula="of:=[.B213]/[.$E$3]" office:value-type="float" office:value="834.094545454557">
            <text:p>834</text:p>
          </table:table-cell>
          <table:table-cell table:formula="of:=DEC2HEX([.D213])" office:value-type="string" office:string-value="342">
            <text:p>342</text:p>
          </table:table-cell>
          <table:table-cell table:formula="of:=DEC2HEX([.D213]/4)" office:value-type="string" office:string-value="D0">
            <text:p>D0</text:p>
          </table:table-cell>
          <table:table-cell table:formula="of:=DEC2HEX(([.D213]-HEX2DEC([.F21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4.7500000000006">
            <text:p>44.750</text:p>
          </table:table-cell>
          <table:table-cell table:formula="of:=[.$B$4]/([.$B$3]+[.$B$4])*[.A214]" office:value-type="float" office:value="2.68500000000004">
            <text:p>2.685</text:p>
          </table:table-cell>
          <table:table-cell/>
          <table:table-cell table:formula="of:=[.B214]/[.$E$3]" office:value-type="float" office:value="833.163636363648">
            <text:p>833</text:p>
          </table:table-cell>
          <table:table-cell table:formula="of:=DEC2HEX([.D214])" office:value-type="string" office:string-value="341">
            <text:p>341</text:p>
          </table:table-cell>
          <table:table-cell table:formula="of:=DEC2HEX([.D214]/4)" office:value-type="string" office:string-value="D0">
            <text:p>D0</text:p>
          </table:table-cell>
          <table:table-cell table:formula="of:=DEC2HEX(([.D214]-HEX2DEC([.F21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4.7000000000006">
            <text:p>44.700</text:p>
          </table:table-cell>
          <table:table-cell table:formula="of:=[.$B$4]/([.$B$3]+[.$B$4])*[.A215]" office:value-type="float" office:value="2.68200000000004">
            <text:p>2.682</text:p>
          </table:table-cell>
          <table:table-cell/>
          <table:table-cell table:formula="of:=[.B215]/[.$E$3]" office:value-type="float" office:value="832.232727272739">
            <text:p>832</text:p>
          </table:table-cell>
          <table:table-cell table:formula="of:=DEC2HEX([.D215])" office:value-type="string" office:string-value="340">
            <text:p>340</text:p>
          </table:table-cell>
          <table:table-cell table:formula="of:=DEC2HEX([.D215]/4)" office:value-type="string" office:string-value="D0">
            <text:p>D0</text:p>
          </table:table-cell>
          <table:table-cell table:formula="of:=DEC2HEX(([.D215]-HEX2DEC([.F21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4.6500000000006">
            <text:p>44.650</text:p>
          </table:table-cell>
          <table:table-cell table:formula="of:=[.$B$4]/([.$B$3]+[.$B$4])*[.A216]" office:value-type="float" office:value="2.67900000000004">
            <text:p>2.679</text:p>
          </table:table-cell>
          <table:table-cell/>
          <table:table-cell table:formula="of:=[.B216]/[.$E$3]" office:value-type="float" office:value="831.30181818183">
            <text:p>831</text:p>
          </table:table-cell>
          <table:table-cell table:formula="of:=DEC2HEX([.D216])" office:value-type="string" office:string-value="33F">
            <text:p>33F</text:p>
          </table:table-cell>
          <table:table-cell table:formula="of:=DEC2HEX([.D216]/4)" office:value-type="string" office:string-value="CF">
            <text:p>CF</text:p>
          </table:table-cell>
          <table:table-cell table:formula="of:=DEC2HEX(([.D216]-HEX2DEC([.F21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4.6000000000006">
            <text:p>44.600</text:p>
          </table:table-cell>
          <table:table-cell table:formula="of:=[.$B$4]/([.$B$3]+[.$B$4])*[.A217]" office:value-type="float" office:value="2.67600000000004">
            <text:p>2.676</text:p>
          </table:table-cell>
          <table:table-cell/>
          <table:table-cell table:formula="of:=[.B217]/[.$E$3]" office:value-type="float" office:value="830.37090909092">
            <text:p>830</text:p>
          </table:table-cell>
          <table:table-cell table:formula="of:=DEC2HEX([.D217])" office:value-type="string" office:string-value="33E">
            <text:p>33E</text:p>
          </table:table-cell>
          <table:table-cell table:formula="of:=DEC2HEX([.D217]/4)" office:value-type="string" office:string-value="CF">
            <text:p>CF</text:p>
          </table:table-cell>
          <table:table-cell table:formula="of:=DEC2HEX(([.D217]-HEX2DEC([.F21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4.5500000000006">
            <text:p>44.550</text:p>
          </table:table-cell>
          <table:table-cell table:formula="of:=[.$B$4]/([.$B$3]+[.$B$4])*[.A218]" office:value-type="float" office:value="2.67300000000004">
            <text:p>2.673</text:p>
          </table:table-cell>
          <table:table-cell/>
          <table:table-cell table:formula="of:=[.B218]/[.$E$3]" office:value-type="float" office:value="829.440000000011">
            <text:p>829</text:p>
          </table:table-cell>
          <table:table-cell table:formula="of:=DEC2HEX([.D218])" office:value-type="string" office:string-value="33D">
            <text:p>33D</text:p>
          </table:table-cell>
          <table:table-cell table:formula="of:=DEC2HEX([.D218]/4)" office:value-type="string" office:string-value="CF">
            <text:p>CF</text:p>
          </table:table-cell>
          <table:table-cell table:formula="of:=DEC2HEX(([.D218]-HEX2DEC([.F21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4.5000000000006">
            <text:p>44.500</text:p>
          </table:table-cell>
          <table:table-cell table:formula="of:=[.$B$4]/([.$B$3]+[.$B$4])*[.A219]" office:value-type="float" office:value="2.67000000000004">
            <text:p>2.670</text:p>
          </table:table-cell>
          <table:table-cell/>
          <table:table-cell table:formula="of:=[.B219]/[.$E$3]" office:value-type="float" office:value="828.509090909102">
            <text:p>829</text:p>
          </table:table-cell>
          <table:table-cell table:formula="of:=DEC2HEX([.D219])" office:value-type="string" office:string-value="33C">
            <text:p>33C</text:p>
          </table:table-cell>
          <table:table-cell table:formula="of:=DEC2HEX([.D219]/4)" office:value-type="string" office:string-value="CF">
            <text:p>CF</text:p>
          </table:table-cell>
          <table:table-cell table:formula="of:=DEC2HEX(([.D219]-HEX2DEC([.F21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4.4500000000006">
            <text:p>44.450</text:p>
          </table:table-cell>
          <table:table-cell table:formula="of:=[.$B$4]/([.$B$3]+[.$B$4])*[.A220]" office:value-type="float" office:value="2.66700000000004">
            <text:p>2.667</text:p>
          </table:table-cell>
          <table:table-cell/>
          <table:table-cell table:formula="of:=[.B220]/[.$E$3]" office:value-type="float" office:value="827.578181818193">
            <text:p>828</text:p>
          </table:table-cell>
          <table:table-cell table:formula="of:=DEC2HEX([.D220])" office:value-type="string" office:string-value="33B">
            <text:p>33B</text:p>
          </table:table-cell>
          <table:table-cell table:formula="of:=DEC2HEX([.D220]/4)" office:value-type="string" office:string-value="CE">
            <text:p>CE</text:p>
          </table:table-cell>
          <table:table-cell table:formula="of:=DEC2HEX(([.D220]-HEX2DEC([.F22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4.4000000000006">
            <text:p>44.400</text:p>
          </table:table-cell>
          <table:table-cell table:formula="of:=[.$B$4]/([.$B$3]+[.$B$4])*[.A221]" office:value-type="float" office:value="2.66400000000004">
            <text:p>2.664</text:p>
          </table:table-cell>
          <table:table-cell/>
          <table:table-cell table:formula="of:=[.B221]/[.$E$3]" office:value-type="float" office:value="826.647272727284">
            <text:p>827</text:p>
          </table:table-cell>
          <table:table-cell table:formula="of:=DEC2HEX([.D221])" office:value-type="string" office:string-value="33A">
            <text:p>33A</text:p>
          </table:table-cell>
          <table:table-cell table:formula="of:=DEC2HEX([.D221]/4)" office:value-type="string" office:string-value="CE">
            <text:p>CE</text:p>
          </table:table-cell>
          <table:table-cell table:formula="of:=DEC2HEX(([.D221]-HEX2DEC([.F22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4.3500000000006">
            <text:p>44.350</text:p>
          </table:table-cell>
          <table:table-cell table:formula="of:=[.$B$4]/([.$B$3]+[.$B$4])*[.A222]" office:value-type="float" office:value="2.66100000000004">
            <text:p>2.661</text:p>
          </table:table-cell>
          <table:table-cell/>
          <table:table-cell table:formula="of:=[.B222]/[.$E$3]" office:value-type="float" office:value="825.716363636375">
            <text:p>826</text:p>
          </table:table-cell>
          <table:table-cell table:formula="of:=DEC2HEX([.D222])" office:value-type="string" office:string-value="339">
            <text:p>339</text:p>
          </table:table-cell>
          <table:table-cell table:formula="of:=DEC2HEX([.D222]/4)" office:value-type="string" office:string-value="CE">
            <text:p>CE</text:p>
          </table:table-cell>
          <table:table-cell table:formula="of:=DEC2HEX(([.D222]-HEX2DEC([.F22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4.3000000000006">
            <text:p>44.300</text:p>
          </table:table-cell>
          <table:table-cell table:formula="of:=[.$B$4]/([.$B$3]+[.$B$4])*[.A223]" office:value-type="float" office:value="2.65800000000004">
            <text:p>2.658</text:p>
          </table:table-cell>
          <table:table-cell/>
          <table:table-cell table:formula="of:=[.B223]/[.$E$3]" office:value-type="float" office:value="824.785454545466">
            <text:p>825</text:p>
          </table:table-cell>
          <table:table-cell table:formula="of:=DEC2HEX([.D223])" office:value-type="string" office:string-value="338">
            <text:p>338</text:p>
          </table:table-cell>
          <table:table-cell table:formula="of:=DEC2HEX([.D223]/4)" office:value-type="string" office:string-value="CE">
            <text:p>CE</text:p>
          </table:table-cell>
          <table:table-cell table:formula="of:=DEC2HEX(([.D223]-HEX2DEC([.F22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4.2500000000006">
            <text:p>44.250</text:p>
          </table:table-cell>
          <table:table-cell table:formula="of:=[.$B$4]/([.$B$3]+[.$B$4])*[.A224]" office:value-type="float" office:value="2.65500000000004">
            <text:p>2.655</text:p>
          </table:table-cell>
          <table:table-cell/>
          <table:table-cell table:formula="of:=[.B224]/[.$E$3]" office:value-type="float" office:value="823.854545454557">
            <text:p>824</text:p>
          </table:table-cell>
          <table:table-cell table:formula="of:=DEC2HEX([.D224])" office:value-type="string" office:string-value="337">
            <text:p>337</text:p>
          </table:table-cell>
          <table:table-cell table:formula="of:=DEC2HEX([.D224]/4)" office:value-type="string" office:string-value="CD">
            <text:p>CD</text:p>
          </table:table-cell>
          <table:table-cell table:formula="of:=DEC2HEX(([.D224]-HEX2DEC([.F22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4.2000000000006">
            <text:p>44.200</text:p>
          </table:table-cell>
          <table:table-cell table:formula="of:=[.$B$4]/([.$B$3]+[.$B$4])*[.A225]" office:value-type="float" office:value="2.65200000000004">
            <text:p>2.652</text:p>
          </table:table-cell>
          <table:table-cell/>
          <table:table-cell table:formula="of:=[.B225]/[.$E$3]" office:value-type="float" office:value="822.923636363647">
            <text:p>823</text:p>
          </table:table-cell>
          <table:table-cell table:formula="of:=DEC2HEX([.D225])" office:value-type="string" office:string-value="336">
            <text:p>336</text:p>
          </table:table-cell>
          <table:table-cell table:formula="of:=DEC2HEX([.D225]/4)" office:value-type="string" office:string-value="CD">
            <text:p>CD</text:p>
          </table:table-cell>
          <table:table-cell table:formula="of:=DEC2HEX(([.D225]-HEX2DEC([.F22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4.1500000000006">
            <text:p>44.150</text:p>
          </table:table-cell>
          <table:table-cell table:formula="of:=[.$B$4]/([.$B$3]+[.$B$4])*[.A226]" office:value-type="float" office:value="2.64900000000004">
            <text:p>2.649</text:p>
          </table:table-cell>
          <table:table-cell/>
          <table:table-cell table:formula="of:=[.B226]/[.$E$3]" office:value-type="float" office:value="821.992727272739">
            <text:p>822</text:p>
          </table:table-cell>
          <table:table-cell table:formula="of:=DEC2HEX([.D226])" office:value-type="string" office:string-value="335">
            <text:p>335</text:p>
          </table:table-cell>
          <table:table-cell table:formula="of:=DEC2HEX([.D226]/4)" office:value-type="string" office:string-value="CD">
            <text:p>CD</text:p>
          </table:table-cell>
          <table:table-cell table:formula="of:=DEC2HEX(([.D226]-HEX2DEC([.F22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4.1000000000006">
            <text:p>44.100</text:p>
          </table:table-cell>
          <table:table-cell table:formula="of:=[.$B$4]/([.$B$3]+[.$B$4])*[.A227]" office:value-type="float" office:value="2.64600000000004">
            <text:p>2.646</text:p>
          </table:table-cell>
          <table:table-cell/>
          <table:table-cell table:formula="of:=[.B227]/[.$E$3]" office:value-type="float" office:value="821.061818181829">
            <text:p>821</text:p>
          </table:table-cell>
          <table:table-cell table:formula="of:=DEC2HEX([.D227])" office:value-type="string" office:string-value="335">
            <text:p>335</text:p>
          </table:table-cell>
          <table:table-cell table:formula="of:=DEC2HEX([.D227]/4)" office:value-type="string" office:string-value="CD">
            <text:p>CD</text:p>
          </table:table-cell>
          <table:table-cell table:formula="of:=DEC2HEX(([.D227]-HEX2DEC([.F22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4.0500000000006">
            <text:p>44.050</text:p>
          </table:table-cell>
          <table:table-cell table:formula="of:=[.$B$4]/([.$B$3]+[.$B$4])*[.A228]" office:value-type="float" office:value="2.64300000000004">
            <text:p>2.643</text:p>
          </table:table-cell>
          <table:table-cell/>
          <table:table-cell table:formula="of:=[.B228]/[.$E$3]" office:value-type="float" office:value="820.13090909092">
            <text:p>820</text:p>
          </table:table-cell>
          <table:table-cell table:formula="of:=DEC2HEX([.D228])" office:value-type="string" office:string-value="334">
            <text:p>334</text:p>
          </table:table-cell>
          <table:table-cell table:formula="of:=DEC2HEX([.D228]/4)" office:value-type="string" office:string-value="CD">
            <text:p>CD</text:p>
          </table:table-cell>
          <table:table-cell table:formula="of:=DEC2HEX(([.D228]-HEX2DEC([.F22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44.0000000000006">
            <text:p>44.000</text:p>
          </table:table-cell>
          <table:table-cell table:style-name="ce4" table:formula="of:=[.$B$4]/([.$B$3]+[.$B$4])*[.A229]" office:value-type="float" office:value="2.64000000000004">
            <text:p>2.640</text:p>
          </table:table-cell>
          <table:table-cell table:style-name="ce7"/>
          <table:table-cell table:style-name="ce12" table:formula="of:=[.B229]/[.$E$3]" office:value-type="float" office:value="819.200000000011">
            <text:p>819</text:p>
          </table:table-cell>
          <table:table-cell table:style-name="ce17" table:formula="of:=DEC2HEX([.D229])" office:value-type="string" office:string-value="333">
            <text:p>333</text:p>
          </table:table-cell>
          <table:table-cell table:style-name="ce17" table:formula="of:=DEC2HEX([.D229]/4)" office:value-type="string" office:string-value="CC">
            <text:p>CC</text:p>
          </table:table-cell>
          <table:table-cell table:style-name="ce17" table:formula="of:=DEC2HEX(([.D229]-HEX2DEC([.F229])*4))" office:value-type="string" office:string-value="3">
            <text:p>3</text:p>
          </table:table-cell>
          <table:table-cell table:style-name="ce7" table:number-columns-repeated="1017"/>
        </table:table-row>
        <table:table-row table:style-name="ro1">
          <table:table-cell office:value-type="float" office:value="43.9500000000006">
            <text:p>43.950</text:p>
          </table:table-cell>
          <table:table-cell table:formula="of:=[.$B$4]/([.$B$3]+[.$B$4])*[.A230]" office:value-type="float" office:value="2.63700000000004">
            <text:p>2.637</text:p>
          </table:table-cell>
          <table:table-cell/>
          <table:table-cell table:formula="of:=[.B230]/[.$E$3]" office:value-type="float" office:value="818.269090909102">
            <text:p>818</text:p>
          </table:table-cell>
          <table:table-cell table:formula="of:=DEC2HEX([.D230])" office:value-type="string" office:string-value="332">
            <text:p>332</text:p>
          </table:table-cell>
          <table:table-cell table:formula="of:=DEC2HEX([.D230]/4)" office:value-type="string" office:string-value="CC">
            <text:p>CC</text:p>
          </table:table-cell>
          <table:table-cell table:formula="of:=DEC2HEX(([.D230]-HEX2DEC([.F23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3.9000000000006">
            <text:p>43.900</text:p>
          </table:table-cell>
          <table:table-cell table:formula="of:=[.$B$4]/([.$B$3]+[.$B$4])*[.A231]" office:value-type="float" office:value="2.63400000000004">
            <text:p>2.634</text:p>
          </table:table-cell>
          <table:table-cell/>
          <table:table-cell table:formula="of:=[.B231]/[.$E$3]" office:value-type="float" office:value="817.338181818193">
            <text:p>817</text:p>
          </table:table-cell>
          <table:table-cell table:formula="of:=DEC2HEX([.D231])" office:value-type="string" office:string-value="331">
            <text:p>331</text:p>
          </table:table-cell>
          <table:table-cell table:formula="of:=DEC2HEX([.D231]/4)" office:value-type="string" office:string-value="CC">
            <text:p>CC</text:p>
          </table:table-cell>
          <table:table-cell table:formula="of:=DEC2HEX(([.D231]-HEX2DEC([.F23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3.8500000000006">
            <text:p>43.850</text:p>
          </table:table-cell>
          <table:table-cell table:formula="of:=[.$B$4]/([.$B$3]+[.$B$4])*[.A232]" office:value-type="float" office:value="2.63100000000004">
            <text:p>2.631</text:p>
          </table:table-cell>
          <table:table-cell/>
          <table:table-cell table:formula="of:=[.B232]/[.$E$3]" office:value-type="float" office:value="816.407272727284">
            <text:p>816</text:p>
          </table:table-cell>
          <table:table-cell table:formula="of:=DEC2HEX([.D232])" office:value-type="string" office:string-value="330">
            <text:p>330</text:p>
          </table:table-cell>
          <table:table-cell table:formula="of:=DEC2HEX([.D232]/4)" office:value-type="string" office:string-value="CC">
            <text:p>CC</text:p>
          </table:table-cell>
          <table:table-cell table:formula="of:=DEC2HEX(([.D232]-HEX2DEC([.F23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3.8000000000006">
            <text:p>43.800</text:p>
          </table:table-cell>
          <table:table-cell table:formula="of:=[.$B$4]/([.$B$3]+[.$B$4])*[.A233]" office:value-type="float" office:value="2.62800000000004">
            <text:p>2.628</text:p>
          </table:table-cell>
          <table:table-cell/>
          <table:table-cell table:formula="of:=[.B233]/[.$E$3]" office:value-type="float" office:value="815.476363636375">
            <text:p>815</text:p>
          </table:table-cell>
          <table:table-cell table:formula="of:=DEC2HEX([.D233])" office:value-type="string" office:string-value="32F">
            <text:p>32F</text:p>
          </table:table-cell>
          <table:table-cell table:formula="of:=DEC2HEX([.D233]/4)" office:value-type="string" office:string-value="CB">
            <text:p>CB</text:p>
          </table:table-cell>
          <table:table-cell table:formula="of:=DEC2HEX(([.D233]-HEX2DEC([.F23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3.7500000000006">
            <text:p>43.750</text:p>
          </table:table-cell>
          <table:table-cell table:formula="of:=[.$B$4]/([.$B$3]+[.$B$4])*[.A234]" office:value-type="float" office:value="2.62500000000004">
            <text:p>2.625</text:p>
          </table:table-cell>
          <table:table-cell/>
          <table:table-cell table:formula="of:=[.B234]/[.$E$3]" office:value-type="float" office:value="814.545454545466">
            <text:p>815</text:p>
          </table:table-cell>
          <table:table-cell table:formula="of:=DEC2HEX([.D234])" office:value-type="string" office:string-value="32E">
            <text:p>32E</text:p>
          </table:table-cell>
          <table:table-cell table:formula="of:=DEC2HEX([.D234]/4)" office:value-type="string" office:string-value="CB">
            <text:p>CB</text:p>
          </table:table-cell>
          <table:table-cell table:formula="of:=DEC2HEX(([.D234]-HEX2DEC([.F23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3.7000000000006">
            <text:p>43.700</text:p>
          </table:table-cell>
          <table:table-cell table:formula="of:=[.$B$4]/([.$B$3]+[.$B$4])*[.A235]" office:value-type="float" office:value="2.62200000000004">
            <text:p>2.622</text:p>
          </table:table-cell>
          <table:table-cell/>
          <table:table-cell table:formula="of:=[.B235]/[.$E$3]" office:value-type="float" office:value="813.614545454557">
            <text:p>814</text:p>
          </table:table-cell>
          <table:table-cell table:formula="of:=DEC2HEX([.D235])" office:value-type="string" office:string-value="32D">
            <text:p>32D</text:p>
          </table:table-cell>
          <table:table-cell table:formula="of:=DEC2HEX([.D235]/4)" office:value-type="string" office:string-value="CB">
            <text:p>CB</text:p>
          </table:table-cell>
          <table:table-cell table:formula="of:=DEC2HEX(([.D235]-HEX2DEC([.F23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3.6500000000006">
            <text:p>43.650</text:p>
          </table:table-cell>
          <table:table-cell table:formula="of:=[.$B$4]/([.$B$3]+[.$B$4])*[.A236]" office:value-type="float" office:value="2.61900000000004">
            <text:p>2.619</text:p>
          </table:table-cell>
          <table:table-cell/>
          <table:table-cell table:formula="of:=[.B236]/[.$E$3]" office:value-type="float" office:value="812.683636363648">
            <text:p>813</text:p>
          </table:table-cell>
          <table:table-cell table:formula="of:=DEC2HEX([.D236])" office:value-type="string" office:string-value="32C">
            <text:p>32C</text:p>
          </table:table-cell>
          <table:table-cell table:formula="of:=DEC2HEX([.D236]/4)" office:value-type="string" office:string-value="CB">
            <text:p>CB</text:p>
          </table:table-cell>
          <table:table-cell table:formula="of:=DEC2HEX(([.D236]-HEX2DEC([.F23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3.6000000000007">
            <text:p>43.600</text:p>
          </table:table-cell>
          <table:table-cell table:formula="of:=[.$B$4]/([.$B$3]+[.$B$4])*[.A237]" office:value-type="float" office:value="2.61600000000004">
            <text:p>2.616</text:p>
          </table:table-cell>
          <table:table-cell/>
          <table:table-cell table:formula="of:=[.B237]/[.$E$3]" office:value-type="float" office:value="811.75272727274">
            <text:p>812</text:p>
          </table:table-cell>
          <table:table-cell table:formula="of:=DEC2HEX([.D237])" office:value-type="string" office:string-value="32B">
            <text:p>32B</text:p>
          </table:table-cell>
          <table:table-cell table:formula="of:=DEC2HEX([.D237]/4)" office:value-type="string" office:string-value="CA">
            <text:p>CA</text:p>
          </table:table-cell>
          <table:table-cell table:formula="of:=DEC2HEX(([.D237]-HEX2DEC([.F23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3.5500000000007">
            <text:p>43.550</text:p>
          </table:table-cell>
          <table:table-cell table:formula="of:=[.$B$4]/([.$B$3]+[.$B$4])*[.A238]" office:value-type="float" office:value="2.61300000000004">
            <text:p>2.613</text:p>
          </table:table-cell>
          <table:table-cell/>
          <table:table-cell table:formula="of:=[.B238]/[.$E$3]" office:value-type="float" office:value="810.821818181831">
            <text:p>811</text:p>
          </table:table-cell>
          <table:table-cell table:formula="of:=DEC2HEX([.D238])" office:value-type="string" office:string-value="32A">
            <text:p>32A</text:p>
          </table:table-cell>
          <table:table-cell table:formula="of:=DEC2HEX([.D238]/4)" office:value-type="string" office:string-value="CA">
            <text:p>CA</text:p>
          </table:table-cell>
          <table:table-cell table:formula="of:=DEC2HEX(([.D238]-HEX2DEC([.F23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3.5000000000007">
            <text:p>43.500</text:p>
          </table:table-cell>
          <table:table-cell table:formula="of:=[.$B$4]/([.$B$3]+[.$B$4])*[.A239]" office:value-type="float" office:value="2.61000000000004">
            <text:p>2.610</text:p>
          </table:table-cell>
          <table:table-cell/>
          <table:table-cell table:formula="of:=[.B239]/[.$E$3]" office:value-type="float" office:value="809.890909090922">
            <text:p>810</text:p>
          </table:table-cell>
          <table:table-cell table:formula="of:=DEC2HEX([.D239])" office:value-type="string" office:string-value="329">
            <text:p>329</text:p>
          </table:table-cell>
          <table:table-cell table:formula="of:=DEC2HEX([.D239]/4)" office:value-type="string" office:string-value="CA">
            <text:p>CA</text:p>
          </table:table-cell>
          <table:table-cell table:formula="of:=DEC2HEX(([.D239]-HEX2DEC([.F23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3.4500000000007">
            <text:p>43.450</text:p>
          </table:table-cell>
          <table:table-cell table:formula="of:=[.$B$4]/([.$B$3]+[.$B$4])*[.A240]" office:value-type="float" office:value="2.60700000000004">
            <text:p>2.607</text:p>
          </table:table-cell>
          <table:table-cell/>
          <table:table-cell table:formula="of:=[.B240]/[.$E$3]" office:value-type="float" office:value="808.960000000013">
            <text:p>809</text:p>
          </table:table-cell>
          <table:table-cell table:formula="of:=DEC2HEX([.D240])" office:value-type="string" office:string-value="328">
            <text:p>328</text:p>
          </table:table-cell>
          <table:table-cell table:formula="of:=DEC2HEX([.D240]/4)" office:value-type="string" office:string-value="CA">
            <text:p>CA</text:p>
          </table:table-cell>
          <table:table-cell table:formula="of:=DEC2HEX(([.D240]-HEX2DEC([.F24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3.4000000000007">
            <text:p>43.400</text:p>
          </table:table-cell>
          <table:table-cell table:formula="of:=[.$B$4]/([.$B$3]+[.$B$4])*[.A241]" office:value-type="float" office:value="2.60400000000004">
            <text:p>2.604</text:p>
          </table:table-cell>
          <table:table-cell/>
          <table:table-cell table:formula="of:=[.B241]/[.$E$3]" office:value-type="float" office:value="808.029090909104">
            <text:p>808</text:p>
          </table:table-cell>
          <table:table-cell table:formula="of:=DEC2HEX([.D241])" office:value-type="string" office:string-value="328">
            <text:p>328</text:p>
          </table:table-cell>
          <table:table-cell table:formula="of:=DEC2HEX([.D241]/4)" office:value-type="string" office:string-value="CA">
            <text:p>CA</text:p>
          </table:table-cell>
          <table:table-cell table:formula="of:=DEC2HEX(([.D241]-HEX2DEC([.F24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3.3500000000007">
            <text:p>43.350</text:p>
          </table:table-cell>
          <table:table-cell table:formula="of:=[.$B$4]/([.$B$3]+[.$B$4])*[.A242]" office:value-type="float" office:value="2.60100000000004">
            <text:p>2.601</text:p>
          </table:table-cell>
          <table:table-cell/>
          <table:table-cell table:formula="of:=[.B242]/[.$E$3]" office:value-type="float" office:value="807.098181818195">
            <text:p>807</text:p>
          </table:table-cell>
          <table:table-cell table:formula="of:=DEC2HEX([.D242])" office:value-type="string" office:string-value="327">
            <text:p>327</text:p>
          </table:table-cell>
          <table:table-cell table:formula="of:=DEC2HEX([.D242]/4)" office:value-type="string" office:string-value="C9">
            <text:p>C9</text:p>
          </table:table-cell>
          <table:table-cell table:formula="of:=DEC2HEX(([.D242]-HEX2DEC([.F24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3.3000000000007">
            <text:p>43.300</text:p>
          </table:table-cell>
          <table:table-cell table:formula="of:=[.$B$4]/([.$B$3]+[.$B$4])*[.A243]" office:value-type="float" office:value="2.59800000000004">
            <text:p>2.598</text:p>
          </table:table-cell>
          <table:table-cell/>
          <table:table-cell table:formula="of:=[.B243]/[.$E$3]" office:value-type="float" office:value="806.167272727286">
            <text:p>806</text:p>
          </table:table-cell>
          <table:table-cell table:formula="of:=DEC2HEX([.D243])" office:value-type="string" office:string-value="326">
            <text:p>326</text:p>
          </table:table-cell>
          <table:table-cell table:formula="of:=DEC2HEX([.D243]/4)" office:value-type="string" office:string-value="C9">
            <text:p>C9</text:p>
          </table:table-cell>
          <table:table-cell table:formula="of:=DEC2HEX(([.D243]-HEX2DEC([.F24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3.2500000000007">
            <text:p>43.250</text:p>
          </table:table-cell>
          <table:table-cell table:formula="of:=[.$B$4]/([.$B$3]+[.$B$4])*[.A244]" office:value-type="float" office:value="2.59500000000004">
            <text:p>2.595</text:p>
          </table:table-cell>
          <table:table-cell/>
          <table:table-cell table:formula="of:=[.B244]/[.$E$3]" office:value-type="float" office:value="805.236363636377">
            <text:p>805</text:p>
          </table:table-cell>
          <table:table-cell table:formula="of:=DEC2HEX([.D244])" office:value-type="string" office:string-value="325">
            <text:p>325</text:p>
          </table:table-cell>
          <table:table-cell table:formula="of:=DEC2HEX([.D244]/4)" office:value-type="string" office:string-value="C9">
            <text:p>C9</text:p>
          </table:table-cell>
          <table:table-cell table:formula="of:=DEC2HEX(([.D244]-HEX2DEC([.F24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3.2000000000007">
            <text:p>43.200</text:p>
          </table:table-cell>
          <table:table-cell table:formula="of:=[.$B$4]/([.$B$3]+[.$B$4])*[.A245]" office:value-type="float" office:value="2.59200000000004">
            <text:p>2.592</text:p>
          </table:table-cell>
          <table:table-cell/>
          <table:table-cell table:formula="of:=[.B245]/[.$E$3]" office:value-type="float" office:value="804.305454545468">
            <text:p>804</text:p>
          </table:table-cell>
          <table:table-cell table:formula="of:=DEC2HEX([.D245])" office:value-type="string" office:string-value="324">
            <text:p>324</text:p>
          </table:table-cell>
          <table:table-cell table:formula="of:=DEC2HEX([.D245]/4)" office:value-type="string" office:string-value="C9">
            <text:p>C9</text:p>
          </table:table-cell>
          <table:table-cell table:formula="of:=DEC2HEX(([.D245]-HEX2DEC([.F24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3.1500000000007">
            <text:p>43.150</text:p>
          </table:table-cell>
          <table:table-cell table:formula="of:=[.$B$4]/([.$B$3]+[.$B$4])*[.A246]" office:value-type="float" office:value="2.58900000000004">
            <text:p>2.589</text:p>
          </table:table-cell>
          <table:table-cell/>
          <table:table-cell table:formula="of:=[.B246]/[.$E$3]" office:value-type="float" office:value="803.374545454559">
            <text:p>803</text:p>
          </table:table-cell>
          <table:table-cell table:formula="of:=DEC2HEX([.D246])" office:value-type="string" office:string-value="323">
            <text:p>323</text:p>
          </table:table-cell>
          <table:table-cell table:formula="of:=DEC2HEX([.D246]/4)" office:value-type="string" office:string-value="C8">
            <text:p>C8</text:p>
          </table:table-cell>
          <table:table-cell table:formula="of:=DEC2HEX(([.D246]-HEX2DEC([.F24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3.1000000000007">
            <text:p>43.100</text:p>
          </table:table-cell>
          <table:table-cell table:formula="of:=[.$B$4]/([.$B$3]+[.$B$4])*[.A247]" office:value-type="float" office:value="2.58600000000004">
            <text:p>2.586</text:p>
          </table:table-cell>
          <table:table-cell/>
          <table:table-cell table:formula="of:=[.B247]/[.$E$3]" office:value-type="float" office:value="802.443636363649">
            <text:p>802</text:p>
          </table:table-cell>
          <table:table-cell table:formula="of:=DEC2HEX([.D247])" office:value-type="string" office:string-value="322">
            <text:p>322</text:p>
          </table:table-cell>
          <table:table-cell table:formula="of:=DEC2HEX([.D247]/4)" office:value-type="string" office:string-value="C8">
            <text:p>C8</text:p>
          </table:table-cell>
          <table:table-cell table:formula="of:=DEC2HEX(([.D247]-HEX2DEC([.F24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3.0500000000007">
            <text:p>43.050</text:p>
          </table:table-cell>
          <table:table-cell table:formula="of:=[.$B$4]/([.$B$3]+[.$B$4])*[.A248]" office:value-type="float" office:value="2.58300000000004">
            <text:p>2.583</text:p>
          </table:table-cell>
          <table:table-cell/>
          <table:table-cell table:formula="of:=[.B248]/[.$E$3]" office:value-type="float" office:value="801.51272727274">
            <text:p>802</text:p>
          </table:table-cell>
          <table:table-cell table:formula="of:=DEC2HEX([.D248])" office:value-type="string" office:string-value="321">
            <text:p>321</text:p>
          </table:table-cell>
          <table:table-cell table:formula="of:=DEC2HEX([.D248]/4)" office:value-type="string" office:string-value="C8">
            <text:p>C8</text:p>
          </table:table-cell>
          <table:table-cell table:formula="of:=DEC2HEX(([.D248]-HEX2DEC([.F24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3.0000000000007">
            <text:p>43.000</text:p>
          </table:table-cell>
          <table:table-cell table:formula="of:=[.$B$4]/([.$B$3]+[.$B$4])*[.A249]" office:value-type="float" office:value="2.58000000000004">
            <text:p>2.580</text:p>
          </table:table-cell>
          <table:table-cell/>
          <table:table-cell table:formula="of:=[.B249]/[.$E$3]" office:value-type="float" office:value="800.581818181831">
            <text:p>801</text:p>
          </table:table-cell>
          <table:table-cell table:formula="of:=DEC2HEX([.D249])" office:value-type="string" office:string-value="320">
            <text:p>320</text:p>
          </table:table-cell>
          <table:table-cell table:formula="of:=DEC2HEX([.D249]/4)" office:value-type="string" office:string-value="C8">
            <text:p>C8</text:p>
          </table:table-cell>
          <table:table-cell table:formula="of:=DEC2HEX(([.D249]-HEX2DEC([.F24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2.9500000000007">
            <text:p>42.950</text:p>
          </table:table-cell>
          <table:table-cell table:formula="of:=[.$B$4]/([.$B$3]+[.$B$4])*[.A250]" office:value-type="float" office:value="2.57700000000004">
            <text:p>2.577</text:p>
          </table:table-cell>
          <table:table-cell/>
          <table:table-cell table:formula="of:=[.B250]/[.$E$3]" office:value-type="float" office:value="799.650909090922">
            <text:p>800</text:p>
          </table:table-cell>
          <table:table-cell table:formula="of:=DEC2HEX([.D250])" office:value-type="string" office:string-value="31F">
            <text:p>31F</text:p>
          </table:table-cell>
          <table:table-cell table:formula="of:=DEC2HEX([.D250]/4)" office:value-type="string" office:string-value="C7">
            <text:p>C7</text:p>
          </table:table-cell>
          <table:table-cell table:formula="of:=DEC2HEX(([.D250]-HEX2DEC([.F25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2.9000000000007">
            <text:p>42.900</text:p>
          </table:table-cell>
          <table:table-cell table:formula="of:=[.$B$4]/([.$B$3]+[.$B$4])*[.A251]" office:value-type="float" office:value="2.57400000000004">
            <text:p>2.574</text:p>
          </table:table-cell>
          <table:table-cell/>
          <table:table-cell table:formula="of:=[.B251]/[.$E$3]" office:value-type="float" office:value="798.720000000013">
            <text:p>799</text:p>
          </table:table-cell>
          <table:table-cell table:formula="of:=DEC2HEX([.D251])" office:value-type="string" office:string-value="31E">
            <text:p>31E</text:p>
          </table:table-cell>
          <table:table-cell table:formula="of:=DEC2HEX([.D251]/4)" office:value-type="string" office:string-value="C7">
            <text:p>C7</text:p>
          </table:table-cell>
          <table:table-cell table:formula="of:=DEC2HEX(([.D251]-HEX2DEC([.F25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2.8500000000007">
            <text:p>42.850</text:p>
          </table:table-cell>
          <table:table-cell table:formula="of:=[.$B$4]/([.$B$3]+[.$B$4])*[.A252]" office:value-type="float" office:value="2.57100000000004">
            <text:p>2.571</text:p>
          </table:table-cell>
          <table:table-cell/>
          <table:table-cell table:formula="of:=[.B252]/[.$E$3]" office:value-type="float" office:value="797.789090909104">
            <text:p>798</text:p>
          </table:table-cell>
          <table:table-cell table:formula="of:=DEC2HEX([.D252])" office:value-type="string" office:string-value="31D">
            <text:p>31D</text:p>
          </table:table-cell>
          <table:table-cell table:formula="of:=DEC2HEX([.D252]/4)" office:value-type="string" office:string-value="C7">
            <text:p>C7</text:p>
          </table:table-cell>
          <table:table-cell table:formula="of:=DEC2HEX(([.D252]-HEX2DEC([.F25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2.8000000000007">
            <text:p>42.800</text:p>
          </table:table-cell>
          <table:table-cell table:formula="of:=[.$B$4]/([.$B$3]+[.$B$4])*[.A253]" office:value-type="float" office:value="2.56800000000004">
            <text:p>2.568</text:p>
          </table:table-cell>
          <table:table-cell/>
          <table:table-cell table:formula="of:=[.B253]/[.$E$3]" office:value-type="float" office:value="796.858181818195">
            <text:p>797</text:p>
          </table:table-cell>
          <table:table-cell table:formula="of:=DEC2HEX([.D253])" office:value-type="string" office:string-value="31C">
            <text:p>31C</text:p>
          </table:table-cell>
          <table:table-cell table:formula="of:=DEC2HEX([.D253]/4)" office:value-type="string" office:string-value="C7">
            <text:p>C7</text:p>
          </table:table-cell>
          <table:table-cell table:formula="of:=DEC2HEX(([.D253]-HEX2DEC([.F25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2.7500000000007">
            <text:p>42.750</text:p>
          </table:table-cell>
          <table:table-cell table:formula="of:=[.$B$4]/([.$B$3]+[.$B$4])*[.A254]" office:value-type="float" office:value="2.56500000000004">
            <text:p>2.565</text:p>
          </table:table-cell>
          <table:table-cell/>
          <table:table-cell table:formula="of:=[.B254]/[.$E$3]" office:value-type="float" office:value="795.927272727286">
            <text:p>796</text:p>
          </table:table-cell>
          <table:table-cell table:formula="of:=DEC2HEX([.D254])" office:value-type="string" office:string-value="31B">
            <text:p>31B</text:p>
          </table:table-cell>
          <table:table-cell table:formula="of:=DEC2HEX([.D254]/4)" office:value-type="string" office:string-value="C6">
            <text:p>C6</text:p>
          </table:table-cell>
          <table:table-cell table:formula="of:=DEC2HEX(([.D254]-HEX2DEC([.F25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2.7000000000007">
            <text:p>42.700</text:p>
          </table:table-cell>
          <table:table-cell table:formula="of:=[.$B$4]/([.$B$3]+[.$B$4])*[.A255]" office:value-type="float" office:value="2.56200000000004">
            <text:p>2.562</text:p>
          </table:table-cell>
          <table:table-cell/>
          <table:table-cell table:formula="of:=[.B255]/[.$E$3]" office:value-type="float" office:value="794.996363636377">
            <text:p>795</text:p>
          </table:table-cell>
          <table:table-cell table:formula="of:=DEC2HEX([.D255])" office:value-type="string" office:string-value="31A">
            <text:p>31A</text:p>
          </table:table-cell>
          <table:table-cell table:formula="of:=DEC2HEX([.D255]/4)" office:value-type="string" office:string-value="C6">
            <text:p>C6</text:p>
          </table:table-cell>
          <table:table-cell table:formula="of:=DEC2HEX(([.D255]-HEX2DEC([.F25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2.6500000000007">
            <text:p>42.650</text:p>
          </table:table-cell>
          <table:table-cell table:formula="of:=[.$B$4]/([.$B$3]+[.$B$4])*[.A256]" office:value-type="float" office:value="2.55900000000004">
            <text:p>2.559</text:p>
          </table:table-cell>
          <table:table-cell/>
          <table:table-cell table:formula="of:=[.B256]/[.$E$3]" office:value-type="float" office:value="794.065454545468">
            <text:p>794</text:p>
          </table:table-cell>
          <table:table-cell table:formula="of:=DEC2HEX([.D256])" office:value-type="string" office:string-value="31A">
            <text:p>31A</text:p>
          </table:table-cell>
          <table:table-cell table:formula="of:=DEC2HEX([.D256]/4)" office:value-type="string" office:string-value="C6">
            <text:p>C6</text:p>
          </table:table-cell>
          <table:table-cell table:formula="of:=DEC2HEX(([.D256]-HEX2DEC([.F25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2.6000000000007">
            <text:p>42.600</text:p>
          </table:table-cell>
          <table:table-cell table:formula="of:=[.$B$4]/([.$B$3]+[.$B$4])*[.A257]" office:value-type="float" office:value="2.55600000000004">
            <text:p>2.556</text:p>
          </table:table-cell>
          <table:table-cell/>
          <table:table-cell table:formula="of:=[.B257]/[.$E$3]" office:value-type="float" office:value="793.134545454559">
            <text:p>793</text:p>
          </table:table-cell>
          <table:table-cell table:formula="of:=DEC2HEX([.D257])" office:value-type="string" office:string-value="319">
            <text:p>319</text:p>
          </table:table-cell>
          <table:table-cell table:formula="of:=DEC2HEX([.D257]/4)" office:value-type="string" office:string-value="C6">
            <text:p>C6</text:p>
          </table:table-cell>
          <table:table-cell table:formula="of:=DEC2HEX(([.D257]-HEX2DEC([.F25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2.5500000000007">
            <text:p>42.550</text:p>
          </table:table-cell>
          <table:table-cell table:formula="of:=[.$B$4]/([.$B$3]+[.$B$4])*[.A258]" office:value-type="float" office:value="2.55300000000004">
            <text:p>2.553</text:p>
          </table:table-cell>
          <table:table-cell/>
          <table:table-cell table:formula="of:=[.B258]/[.$E$3]" office:value-type="float" office:value="792.203636363649">
            <text:p>792</text:p>
          </table:table-cell>
          <table:table-cell table:formula="of:=DEC2HEX([.D258])" office:value-type="string" office:string-value="318">
            <text:p>318</text:p>
          </table:table-cell>
          <table:table-cell table:formula="of:=DEC2HEX([.D258]/4)" office:value-type="string" office:string-value="C6">
            <text:p>C6</text:p>
          </table:table-cell>
          <table:table-cell table:formula="of:=DEC2HEX(([.D258]-HEX2DEC([.F25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2.5000000000007">
            <text:p>42.500</text:p>
          </table:table-cell>
          <table:table-cell table:formula="of:=[.$B$4]/([.$B$3]+[.$B$4])*[.A259]" office:value-type="float" office:value="2.55000000000004">
            <text:p>2.550</text:p>
          </table:table-cell>
          <table:table-cell/>
          <table:table-cell table:formula="of:=[.B259]/[.$E$3]" office:value-type="float" office:value="791.27272727274">
            <text:p>791</text:p>
          </table:table-cell>
          <table:table-cell table:formula="of:=DEC2HEX([.D259])" office:value-type="string" office:string-value="317">
            <text:p>317</text:p>
          </table:table-cell>
          <table:table-cell table:formula="of:=DEC2HEX([.D259]/4)" office:value-type="string" office:string-value="C5">
            <text:p>C5</text:p>
          </table:table-cell>
          <table:table-cell table:formula="of:=DEC2HEX(([.D259]-HEX2DEC([.F25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2.4500000000007">
            <text:p>42.450</text:p>
          </table:table-cell>
          <table:table-cell table:formula="of:=[.$B$4]/([.$B$3]+[.$B$4])*[.A260]" office:value-type="float" office:value="2.54700000000004">
            <text:p>2.547</text:p>
          </table:table-cell>
          <table:table-cell/>
          <table:table-cell table:formula="of:=[.B260]/[.$E$3]" office:value-type="float" office:value="790.341818181831">
            <text:p>790</text:p>
          </table:table-cell>
          <table:table-cell table:formula="of:=DEC2HEX([.D260])" office:value-type="string" office:string-value="316">
            <text:p>316</text:p>
          </table:table-cell>
          <table:table-cell table:formula="of:=DEC2HEX([.D260]/4)" office:value-type="string" office:string-value="C5">
            <text:p>C5</text:p>
          </table:table-cell>
          <table:table-cell table:formula="of:=DEC2HEX(([.D260]-HEX2DEC([.F26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2.4000000000007">
            <text:p>42.400</text:p>
          </table:table-cell>
          <table:table-cell table:formula="of:=[.$B$4]/([.$B$3]+[.$B$4])*[.A261]" office:value-type="float" office:value="2.54400000000004">
            <text:p>2.544</text:p>
          </table:table-cell>
          <table:table-cell/>
          <table:table-cell table:formula="of:=[.B261]/[.$E$3]" office:value-type="float" office:value="789.410909090922">
            <text:p>789</text:p>
          </table:table-cell>
          <table:table-cell table:formula="of:=DEC2HEX([.D261])" office:value-type="string" office:string-value="315">
            <text:p>315</text:p>
          </table:table-cell>
          <table:table-cell table:formula="of:=DEC2HEX([.D261]/4)" office:value-type="string" office:string-value="C5">
            <text:p>C5</text:p>
          </table:table-cell>
          <table:table-cell table:formula="of:=DEC2HEX(([.D261]-HEX2DEC([.F26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2.3500000000007">
            <text:p>42.350</text:p>
          </table:table-cell>
          <table:table-cell table:formula="of:=[.$B$4]/([.$B$3]+[.$B$4])*[.A262]" office:value-type="float" office:value="2.54100000000004">
            <text:p>2.541</text:p>
          </table:table-cell>
          <table:table-cell/>
          <table:table-cell table:formula="of:=[.B262]/[.$E$3]" office:value-type="float" office:value="788.480000000013">
            <text:p>788</text:p>
          </table:table-cell>
          <table:table-cell table:formula="of:=DEC2HEX([.D262])" office:value-type="string" office:string-value="314">
            <text:p>314</text:p>
          </table:table-cell>
          <table:table-cell table:formula="of:=DEC2HEX([.D262]/4)" office:value-type="string" office:string-value="C5">
            <text:p>C5</text:p>
          </table:table-cell>
          <table:table-cell table:formula="of:=DEC2HEX(([.D262]-HEX2DEC([.F26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2.3000000000007">
            <text:p>42.300</text:p>
          </table:table-cell>
          <table:table-cell table:formula="of:=[.$B$4]/([.$B$3]+[.$B$4])*[.A263]" office:value-type="float" office:value="2.53800000000004">
            <text:p>2.538</text:p>
          </table:table-cell>
          <table:table-cell/>
          <table:table-cell table:formula="of:=[.B263]/[.$E$3]" office:value-type="float" office:value="787.549090909104">
            <text:p>788</text:p>
          </table:table-cell>
          <table:table-cell table:formula="of:=DEC2HEX([.D263])" office:value-type="string" office:string-value="313">
            <text:p>313</text:p>
          </table:table-cell>
          <table:table-cell table:formula="of:=DEC2HEX([.D263]/4)" office:value-type="string" office:string-value="C4">
            <text:p>C4</text:p>
          </table:table-cell>
          <table:table-cell table:formula="of:=DEC2HEX(([.D263]-HEX2DEC([.F26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2.2500000000007">
            <text:p>42.250</text:p>
          </table:table-cell>
          <table:table-cell table:formula="of:=[.$B$4]/([.$B$3]+[.$B$4])*[.A264]" office:value-type="float" office:value="2.53500000000004">
            <text:p>2.535</text:p>
          </table:table-cell>
          <table:table-cell/>
          <table:table-cell table:formula="of:=[.B264]/[.$E$3]" office:value-type="float" office:value="786.618181818195">
            <text:p>787</text:p>
          </table:table-cell>
          <table:table-cell table:formula="of:=DEC2HEX([.D264])" office:value-type="string" office:string-value="312">
            <text:p>312</text:p>
          </table:table-cell>
          <table:table-cell table:formula="of:=DEC2HEX([.D264]/4)" office:value-type="string" office:string-value="C4">
            <text:p>C4</text:p>
          </table:table-cell>
          <table:table-cell table:formula="of:=DEC2HEX(([.D264]-HEX2DEC([.F26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2.2000000000007">
            <text:p>42.200</text:p>
          </table:table-cell>
          <table:table-cell table:formula="of:=[.$B$4]/([.$B$3]+[.$B$4])*[.A265]" office:value-type="float" office:value="2.53200000000004">
            <text:p>2.532</text:p>
          </table:table-cell>
          <table:table-cell/>
          <table:table-cell table:formula="of:=[.B265]/[.$E$3]" office:value-type="float" office:value="785.687272727286">
            <text:p>786</text:p>
          </table:table-cell>
          <table:table-cell table:formula="of:=DEC2HEX([.D265])" office:value-type="string" office:string-value="311">
            <text:p>311</text:p>
          </table:table-cell>
          <table:table-cell table:formula="of:=DEC2HEX([.D265]/4)" office:value-type="string" office:string-value="C4">
            <text:p>C4</text:p>
          </table:table-cell>
          <table:table-cell table:formula="of:=DEC2HEX(([.D265]-HEX2DEC([.F26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2.1500000000007">
            <text:p>42.150</text:p>
          </table:table-cell>
          <table:table-cell table:formula="of:=[.$B$4]/([.$B$3]+[.$B$4])*[.A266]" office:value-type="float" office:value="2.52900000000004">
            <text:p>2.529</text:p>
          </table:table-cell>
          <table:table-cell/>
          <table:table-cell table:formula="of:=[.B266]/[.$E$3]" office:value-type="float" office:value="784.756363636377">
            <text:p>785</text:p>
          </table:table-cell>
          <table:table-cell table:formula="of:=DEC2HEX([.D266])" office:value-type="string" office:string-value="310">
            <text:p>310</text:p>
          </table:table-cell>
          <table:table-cell table:formula="of:=DEC2HEX([.D266]/4)" office:value-type="string" office:string-value="C4">
            <text:p>C4</text:p>
          </table:table-cell>
          <table:table-cell table:formula="of:=DEC2HEX(([.D266]-HEX2DEC([.F26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2.1000000000007">
            <text:p>42.100</text:p>
          </table:table-cell>
          <table:table-cell table:formula="of:=[.$B$4]/([.$B$3]+[.$B$4])*[.A267]" office:value-type="float" office:value="2.52600000000004">
            <text:p>2.526</text:p>
          </table:table-cell>
          <table:table-cell/>
          <table:table-cell table:formula="of:=[.B267]/[.$E$3]" office:value-type="float" office:value="783.825454545468">
            <text:p>784</text:p>
          </table:table-cell>
          <table:table-cell table:formula="of:=DEC2HEX([.D267])" office:value-type="string" office:string-value="30F">
            <text:p>30F</text:p>
          </table:table-cell>
          <table:table-cell table:formula="of:=DEC2HEX([.D267]/4)" office:value-type="string" office:string-value="C3">
            <text:p>C3</text:p>
          </table:table-cell>
          <table:table-cell table:formula="of:=DEC2HEX(([.D267]-HEX2DEC([.F26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2.0500000000007">
            <text:p>42.050</text:p>
          </table:table-cell>
          <table:table-cell table:formula="of:=[.$B$4]/([.$B$3]+[.$B$4])*[.A268]" office:value-type="float" office:value="2.52300000000004">
            <text:p>2.523</text:p>
          </table:table-cell>
          <table:table-cell/>
          <table:table-cell table:formula="of:=[.B268]/[.$E$3]" office:value-type="float" office:value="782.894545454559">
            <text:p>783</text:p>
          </table:table-cell>
          <table:table-cell table:formula="of:=DEC2HEX([.D268])" office:value-type="string" office:string-value="30E">
            <text:p>30E</text:p>
          </table:table-cell>
          <table:table-cell table:formula="of:=DEC2HEX([.D268]/4)" office:value-type="string" office:string-value="C3">
            <text:p>C3</text:p>
          </table:table-cell>
          <table:table-cell table:formula="of:=DEC2HEX(([.D268]-HEX2DEC([.F26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42.0000000000007">
            <text:p>42.000</text:p>
          </table:table-cell>
          <table:table-cell table:style-name="ce5" table:formula="of:=[.$B$4]/([.$B$3]+[.$B$4])*[.A269]" office:value-type="float" office:value="2.52000000000004">
            <text:p>2.520</text:p>
          </table:table-cell>
          <table:table-cell table:style-name="ce8"/>
          <table:table-cell table:style-name="ce13" table:formula="of:=[.B269]/[.$E$3]" office:value-type="float" office:value="781.963636363649">
            <text:p>782</text:p>
          </table:table-cell>
          <table:table-cell table:style-name="ce18" table:formula="of:=DEC2HEX([.D269])" office:value-type="string" office:string-value="30D">
            <text:p>30D</text:p>
          </table:table-cell>
          <table:table-cell table:style-name="ce18" table:formula="of:=DEC2HEX([.D269]/4)" office:value-type="string" office:string-value="C3">
            <text:p>C3</text:p>
          </table:table-cell>
          <table:table-cell table:style-name="ce18" table:formula="of:=DEC2HEX(([.D269]-HEX2DEC([.F269])*4))" office:value-type="string" office:string-value="1">
            <text:p>1</text:p>
          </table:table-cell>
          <table:table-cell table:style-name="ce8" table:number-columns-repeated="1017"/>
        </table:table-row>
        <table:table-row table:style-name="ro1">
          <table:table-cell office:value-type="float" office:value="41.9500000000007">
            <text:p>41.950</text:p>
          </table:table-cell>
          <table:table-cell table:formula="of:=[.$B$4]/([.$B$3]+[.$B$4])*[.A270]" office:value-type="float" office:value="2.51700000000004">
            <text:p>2.517</text:p>
          </table:table-cell>
          <table:table-cell/>
          <table:table-cell table:formula="of:=[.B270]/[.$E$3]" office:value-type="float" office:value="781.03272727274">
            <text:p>781</text:p>
          </table:table-cell>
          <table:table-cell table:formula="of:=DEC2HEX([.D270])" office:value-type="string" office:string-value="30D">
            <text:p>30D</text:p>
          </table:table-cell>
          <table:table-cell table:formula="of:=DEC2HEX([.D270]/4)" office:value-type="string" office:string-value="C3">
            <text:p>C3</text:p>
          </table:table-cell>
          <table:table-cell table:formula="of:=DEC2HEX(([.D270]-HEX2DEC([.F27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1.9000000000007">
            <text:p>41.900</text:p>
          </table:table-cell>
          <table:table-cell table:formula="of:=[.$B$4]/([.$B$3]+[.$B$4])*[.A271]" office:value-type="float" office:value="2.51400000000004">
            <text:p>2.514</text:p>
          </table:table-cell>
          <table:table-cell/>
          <table:table-cell table:formula="of:=[.B271]/[.$E$3]" office:value-type="float" office:value="780.101818181831">
            <text:p>780</text:p>
          </table:table-cell>
          <table:table-cell table:formula="of:=DEC2HEX([.D271])" office:value-type="string" office:string-value="30C">
            <text:p>30C</text:p>
          </table:table-cell>
          <table:table-cell table:formula="of:=DEC2HEX([.D271]/4)" office:value-type="string" office:string-value="C3">
            <text:p>C3</text:p>
          </table:table-cell>
          <table:table-cell table:formula="of:=DEC2HEX(([.D271]-HEX2DEC([.F27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1.8500000000008">
            <text:p>41.850</text:p>
          </table:table-cell>
          <table:table-cell table:formula="of:=[.$B$4]/([.$B$3]+[.$B$4])*[.A272]" office:value-type="float" office:value="2.51100000000005">
            <text:p>2.511</text:p>
          </table:table-cell>
          <table:table-cell/>
          <table:table-cell table:formula="of:=[.B272]/[.$E$3]" office:value-type="float" office:value="779.170909090924">
            <text:p>779</text:p>
          </table:table-cell>
          <table:table-cell table:formula="of:=DEC2HEX([.D272])" office:value-type="string" office:string-value="30B">
            <text:p>30B</text:p>
          </table:table-cell>
          <table:table-cell table:formula="of:=DEC2HEX([.D272]/4)" office:value-type="string" office:string-value="C2">
            <text:p>C2</text:p>
          </table:table-cell>
          <table:table-cell table:formula="of:=DEC2HEX(([.D272]-HEX2DEC([.F27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1.8000000000008">
            <text:p>41.800</text:p>
          </table:table-cell>
          <table:table-cell table:formula="of:=[.$B$4]/([.$B$3]+[.$B$4])*[.A273]" office:value-type="float" office:value="2.50800000000005">
            <text:p>2.508</text:p>
          </table:table-cell>
          <table:table-cell/>
          <table:table-cell table:formula="of:=[.B273]/[.$E$3]" office:value-type="float" office:value="778.240000000015">
            <text:p>778</text:p>
          </table:table-cell>
          <table:table-cell table:formula="of:=DEC2HEX([.D273])" office:value-type="string" office:string-value="30A">
            <text:p>30A</text:p>
          </table:table-cell>
          <table:table-cell table:formula="of:=DEC2HEX([.D273]/4)" office:value-type="string" office:string-value="C2">
            <text:p>C2</text:p>
          </table:table-cell>
          <table:table-cell table:formula="of:=DEC2HEX(([.D273]-HEX2DEC([.F27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1.7500000000008">
            <text:p>41.750</text:p>
          </table:table-cell>
          <table:table-cell table:formula="of:=[.$B$4]/([.$B$3]+[.$B$4])*[.A274]" office:value-type="float" office:value="2.50500000000005">
            <text:p>2.505</text:p>
          </table:table-cell>
          <table:table-cell/>
          <table:table-cell table:formula="of:=[.B274]/[.$E$3]" office:value-type="float" office:value="777.309090909106">
            <text:p>777</text:p>
          </table:table-cell>
          <table:table-cell table:formula="of:=DEC2HEX([.D274])" office:value-type="string" office:string-value="309">
            <text:p>309</text:p>
          </table:table-cell>
          <table:table-cell table:formula="of:=DEC2HEX([.D274]/4)" office:value-type="string" office:string-value="C2">
            <text:p>C2</text:p>
          </table:table-cell>
          <table:table-cell table:formula="of:=DEC2HEX(([.D274]-HEX2DEC([.F27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1.7000000000008">
            <text:p>41.700</text:p>
          </table:table-cell>
          <table:table-cell table:formula="of:=[.$B$4]/([.$B$3]+[.$B$4])*[.A275]" office:value-type="float" office:value="2.50200000000005">
            <text:p>2.502</text:p>
          </table:table-cell>
          <table:table-cell/>
          <table:table-cell table:formula="of:=[.B275]/[.$E$3]" office:value-type="float" office:value="776.378181818197">
            <text:p>776</text:p>
          </table:table-cell>
          <table:table-cell table:formula="of:=DEC2HEX([.D275])" office:value-type="string" office:string-value="308">
            <text:p>308</text:p>
          </table:table-cell>
          <table:table-cell table:formula="of:=DEC2HEX([.D275]/4)" office:value-type="string" office:string-value="C2">
            <text:p>C2</text:p>
          </table:table-cell>
          <table:table-cell table:formula="of:=DEC2HEX(([.D275]-HEX2DEC([.F27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1.6500000000008">
            <text:p>41.650</text:p>
          </table:table-cell>
          <table:table-cell table:formula="of:=[.$B$4]/([.$B$3]+[.$B$4])*[.A276]" office:value-type="float" office:value="2.49900000000005">
            <text:p>2.499</text:p>
          </table:table-cell>
          <table:table-cell/>
          <table:table-cell table:formula="of:=[.B276]/[.$E$3]" office:value-type="float" office:value="775.447272727288">
            <text:p>775</text:p>
          </table:table-cell>
          <table:table-cell table:formula="of:=DEC2HEX([.D276])" office:value-type="string" office:string-value="307">
            <text:p>307</text:p>
          </table:table-cell>
          <table:table-cell table:formula="of:=DEC2HEX([.D276]/4)" office:value-type="string" office:string-value="C1">
            <text:p>C1</text:p>
          </table:table-cell>
          <table:table-cell table:formula="of:=DEC2HEX(([.D276]-HEX2DEC([.F27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1.6000000000008">
            <text:p>41.600</text:p>
          </table:table-cell>
          <table:table-cell table:formula="of:=[.$B$4]/([.$B$3]+[.$B$4])*[.A277]" office:value-type="float" office:value="2.49600000000005">
            <text:p>2.496</text:p>
          </table:table-cell>
          <table:table-cell/>
          <table:table-cell table:formula="of:=[.B277]/[.$E$3]" office:value-type="float" office:value="774.516363636379">
            <text:p>775</text:p>
          </table:table-cell>
          <table:table-cell table:formula="of:=DEC2HEX([.D277])" office:value-type="string" office:string-value="306">
            <text:p>306</text:p>
          </table:table-cell>
          <table:table-cell table:formula="of:=DEC2HEX([.D277]/4)" office:value-type="string" office:string-value="C1">
            <text:p>C1</text:p>
          </table:table-cell>
          <table:table-cell table:formula="of:=DEC2HEX(([.D277]-HEX2DEC([.F27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1.5500000000008">
            <text:p>41.550</text:p>
          </table:table-cell>
          <table:table-cell table:formula="of:=[.$B$4]/([.$B$3]+[.$B$4])*[.A278]" office:value-type="float" office:value="2.49300000000005">
            <text:p>2.493</text:p>
          </table:table-cell>
          <table:table-cell/>
          <table:table-cell table:formula="of:=[.B278]/[.$E$3]" office:value-type="float" office:value="773.585454545469">
            <text:p>774</text:p>
          </table:table-cell>
          <table:table-cell table:formula="of:=DEC2HEX([.D278])" office:value-type="string" office:string-value="305">
            <text:p>305</text:p>
          </table:table-cell>
          <table:table-cell table:formula="of:=DEC2HEX([.D278]/4)" office:value-type="string" office:string-value="C1">
            <text:p>C1</text:p>
          </table:table-cell>
          <table:table-cell table:formula="of:=DEC2HEX(([.D278]-HEX2DEC([.F27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1.5000000000008">
            <text:p>41.500</text:p>
          </table:table-cell>
          <table:table-cell table:formula="of:=[.$B$4]/([.$B$3]+[.$B$4])*[.A279]" office:value-type="float" office:value="2.49000000000005">
            <text:p>2.490</text:p>
          </table:table-cell>
          <table:table-cell/>
          <table:table-cell table:formula="of:=[.B279]/[.$E$3]" office:value-type="float" office:value="772.65454545456">
            <text:p>773</text:p>
          </table:table-cell>
          <table:table-cell table:formula="of:=DEC2HEX([.D279])" office:value-type="string" office:string-value="304">
            <text:p>304</text:p>
          </table:table-cell>
          <table:table-cell table:formula="of:=DEC2HEX([.D279]/4)" office:value-type="string" office:string-value="C1">
            <text:p>C1</text:p>
          </table:table-cell>
          <table:table-cell table:formula="of:=DEC2HEX(([.D279]-HEX2DEC([.F27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1.4500000000008">
            <text:p>41.450</text:p>
          </table:table-cell>
          <table:table-cell table:formula="of:=[.$B$4]/([.$B$3]+[.$B$4])*[.A280]" office:value-type="float" office:value="2.48700000000005">
            <text:p>2.487</text:p>
          </table:table-cell>
          <table:table-cell/>
          <table:table-cell table:formula="of:=[.B280]/[.$E$3]" office:value-type="float" office:value="771.723636363651">
            <text:p>772</text:p>
          </table:table-cell>
          <table:table-cell table:formula="of:=DEC2HEX([.D280])" office:value-type="string" office:string-value="303">
            <text:p>303</text:p>
          </table:table-cell>
          <table:table-cell table:formula="of:=DEC2HEX([.D280]/4)" office:value-type="string" office:string-value="C0">
            <text:p>C0</text:p>
          </table:table-cell>
          <table:table-cell table:formula="of:=DEC2HEX(([.D280]-HEX2DEC([.F28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1.4000000000008">
            <text:p>41.400</text:p>
          </table:table-cell>
          <table:table-cell table:formula="of:=[.$B$4]/([.$B$3]+[.$B$4])*[.A281]" office:value-type="float" office:value="2.48400000000005">
            <text:p>2.484</text:p>
          </table:table-cell>
          <table:table-cell/>
          <table:table-cell table:formula="of:=[.B281]/[.$E$3]" office:value-type="float" office:value="770.792727272742">
            <text:p>771</text:p>
          </table:table-cell>
          <table:table-cell table:formula="of:=DEC2HEX([.D281])" office:value-type="string" office:string-value="302">
            <text:p>302</text:p>
          </table:table-cell>
          <table:table-cell table:formula="of:=DEC2HEX([.D281]/4)" office:value-type="string" office:string-value="C0">
            <text:p>C0</text:p>
          </table:table-cell>
          <table:table-cell table:formula="of:=DEC2HEX(([.D281]-HEX2DEC([.F28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1.3500000000008">
            <text:p>41.350</text:p>
          </table:table-cell>
          <table:table-cell table:formula="of:=[.$B$4]/([.$B$3]+[.$B$4])*[.A282]" office:value-type="float" office:value="2.48100000000005">
            <text:p>2.481</text:p>
          </table:table-cell>
          <table:table-cell/>
          <table:table-cell table:formula="of:=[.B282]/[.$E$3]" office:value-type="float" office:value="769.861818181833">
            <text:p>770</text:p>
          </table:table-cell>
          <table:table-cell table:formula="of:=DEC2HEX([.D282])" office:value-type="string" office:string-value="301">
            <text:p>301</text:p>
          </table:table-cell>
          <table:table-cell table:formula="of:=DEC2HEX([.D282]/4)" office:value-type="string" office:string-value="C0">
            <text:p>C0</text:p>
          </table:table-cell>
          <table:table-cell table:formula="of:=DEC2HEX(([.D282]-HEX2DEC([.F28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1.3000000000008">
            <text:p>41.300</text:p>
          </table:table-cell>
          <table:table-cell table:formula="of:=[.$B$4]/([.$B$3]+[.$B$4])*[.A283]" office:value-type="float" office:value="2.47800000000005">
            <text:p>2.478</text:p>
          </table:table-cell>
          <table:table-cell/>
          <table:table-cell table:formula="of:=[.B283]/[.$E$3]" office:value-type="float" office:value="768.930909090924">
            <text:p>769</text:p>
          </table:table-cell>
          <table:table-cell table:formula="of:=DEC2HEX([.D283])" office:value-type="string" office:string-value="300">
            <text:p>300</text:p>
          </table:table-cell>
          <table:table-cell table:formula="of:=DEC2HEX([.D283]/4)" office:value-type="string" office:string-value="C0">
            <text:p>C0</text:p>
          </table:table-cell>
          <table:table-cell table:formula="of:=DEC2HEX(([.D283]-HEX2DEC([.F28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1.2500000000008">
            <text:p>41.250</text:p>
          </table:table-cell>
          <table:table-cell table:formula="of:=[.$B$4]/([.$B$3]+[.$B$4])*[.A284]" office:value-type="float" office:value="2.47500000000005">
            <text:p>2.475</text:p>
          </table:table-cell>
          <table:table-cell/>
          <table:table-cell table:formula="of:=[.B284]/[.$E$3]" office:value-type="float" office:value="768.000000000015">
            <text:p>768</text:p>
          </table:table-cell>
          <table:table-cell table:formula="of:=DEC2HEX([.D284])" office:value-type="string" office:string-value="300">
            <text:p>300</text:p>
          </table:table-cell>
          <table:table-cell table:formula="of:=DEC2HEX([.D284]/4)" office:value-type="string" office:string-value="C0">
            <text:p>C0</text:p>
          </table:table-cell>
          <table:table-cell table:formula="of:=DEC2HEX(([.D284]-HEX2DEC([.F28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1.2000000000008">
            <text:p>41.200</text:p>
          </table:table-cell>
          <table:table-cell table:formula="of:=[.$B$4]/([.$B$3]+[.$B$4])*[.A285]" office:value-type="float" office:value="2.47200000000005">
            <text:p>2.472</text:p>
          </table:table-cell>
          <table:table-cell/>
          <table:table-cell table:formula="of:=[.B285]/[.$E$3]" office:value-type="float" office:value="767.069090909106">
            <text:p>767</text:p>
          </table:table-cell>
          <table:table-cell table:formula="of:=DEC2HEX([.D285])" office:value-type="string" office:string-value="2FF">
            <text:p>2FF</text:p>
          </table:table-cell>
          <table:table-cell table:formula="of:=DEC2HEX([.D285]/4)" office:value-type="string" office:string-value="BF">
            <text:p>BF</text:p>
          </table:table-cell>
          <table:table-cell table:formula="of:=DEC2HEX(([.D285]-HEX2DEC([.F28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1.1500000000008">
            <text:p>41.150</text:p>
          </table:table-cell>
          <table:table-cell table:formula="of:=[.$B$4]/([.$B$3]+[.$B$4])*[.A286]" office:value-type="float" office:value="2.46900000000005">
            <text:p>2.469</text:p>
          </table:table-cell>
          <table:table-cell/>
          <table:table-cell table:formula="of:=[.B286]/[.$E$3]" office:value-type="float" office:value="766.138181818197">
            <text:p>766</text:p>
          </table:table-cell>
          <table:table-cell table:formula="of:=DEC2HEX([.D286])" office:value-type="string" office:string-value="2FE">
            <text:p>2FE</text:p>
          </table:table-cell>
          <table:table-cell table:formula="of:=DEC2HEX([.D286]/4)" office:value-type="string" office:string-value="BF">
            <text:p>BF</text:p>
          </table:table-cell>
          <table:table-cell table:formula="of:=DEC2HEX(([.D286]-HEX2DEC([.F28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1.1000000000008">
            <text:p>41.100</text:p>
          </table:table-cell>
          <table:table-cell table:formula="of:=[.$B$4]/([.$B$3]+[.$B$4])*[.A287]" office:value-type="float" office:value="2.46600000000005">
            <text:p>2.466</text:p>
          </table:table-cell>
          <table:table-cell/>
          <table:table-cell table:formula="of:=[.B287]/[.$E$3]" office:value-type="float" office:value="765.207272727288">
            <text:p>765</text:p>
          </table:table-cell>
          <table:table-cell table:formula="of:=DEC2HEX([.D287])" office:value-type="string" office:string-value="2FD">
            <text:p>2FD</text:p>
          </table:table-cell>
          <table:table-cell table:formula="of:=DEC2HEX([.D287]/4)" office:value-type="string" office:string-value="BF">
            <text:p>BF</text:p>
          </table:table-cell>
          <table:table-cell table:formula="of:=DEC2HEX(([.D287]-HEX2DEC([.F28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1.0500000000008">
            <text:p>41.050</text:p>
          </table:table-cell>
          <table:table-cell table:formula="of:=[.$B$4]/([.$B$3]+[.$B$4])*[.A288]" office:value-type="float" office:value="2.46300000000005">
            <text:p>2.463</text:p>
          </table:table-cell>
          <table:table-cell/>
          <table:table-cell table:formula="of:=[.B288]/[.$E$3]" office:value-type="float" office:value="764.276363636379">
            <text:p>764</text:p>
          </table:table-cell>
          <table:table-cell table:formula="of:=DEC2HEX([.D288])" office:value-type="string" office:string-value="2FC">
            <text:p>2FC</text:p>
          </table:table-cell>
          <table:table-cell table:formula="of:=DEC2HEX([.D288]/4)" office:value-type="string" office:string-value="BF">
            <text:p>BF</text:p>
          </table:table-cell>
          <table:table-cell table:formula="of:=DEC2HEX(([.D288]-HEX2DEC([.F28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1.0000000000008">
            <text:p>41.000</text:p>
          </table:table-cell>
          <table:table-cell table:formula="of:=[.$B$4]/([.$B$3]+[.$B$4])*[.A289]" office:value-type="float" office:value="2.46000000000005">
            <text:p>2.460</text:p>
          </table:table-cell>
          <table:table-cell/>
          <table:table-cell table:formula="of:=[.B289]/[.$E$3]" office:value-type="float" office:value="763.345454545469">
            <text:p>763</text:p>
          </table:table-cell>
          <table:table-cell table:formula="of:=DEC2HEX([.D289])" office:value-type="string" office:string-value="2FB">
            <text:p>2FB</text:p>
          </table:table-cell>
          <table:table-cell table:formula="of:=DEC2HEX([.D289]/4)" office:value-type="string" office:string-value="BE">
            <text:p>BE</text:p>
          </table:table-cell>
          <table:table-cell table:formula="of:=DEC2HEX(([.D289]-HEX2DEC([.F28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0.9500000000008">
            <text:p>40.950</text:p>
          </table:table-cell>
          <table:table-cell table:formula="of:=[.$B$4]/([.$B$3]+[.$B$4])*[.A290]" office:value-type="float" office:value="2.45700000000005">
            <text:p>2.457</text:p>
          </table:table-cell>
          <table:table-cell/>
          <table:table-cell table:formula="of:=[.B290]/[.$E$3]" office:value-type="float" office:value="762.41454545456">
            <text:p>762</text:p>
          </table:table-cell>
          <table:table-cell table:formula="of:=DEC2HEX([.D290])" office:value-type="string" office:string-value="2FA">
            <text:p>2FA</text:p>
          </table:table-cell>
          <table:table-cell table:formula="of:=DEC2HEX([.D290]/4)" office:value-type="string" office:string-value="BE">
            <text:p>BE</text:p>
          </table:table-cell>
          <table:table-cell table:formula="of:=DEC2HEX(([.D290]-HEX2DEC([.F29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0.9000000000008">
            <text:p>40.900</text:p>
          </table:table-cell>
          <table:table-cell table:formula="of:=[.$B$4]/([.$B$3]+[.$B$4])*[.A291]" office:value-type="float" office:value="2.45400000000005">
            <text:p>2.454</text:p>
          </table:table-cell>
          <table:table-cell/>
          <table:table-cell table:formula="of:=[.B291]/[.$E$3]" office:value-type="float" office:value="761.483636363651">
            <text:p>761</text:p>
          </table:table-cell>
          <table:table-cell table:formula="of:=DEC2HEX([.D291])" office:value-type="string" office:string-value="2F9">
            <text:p>2F9</text:p>
          </table:table-cell>
          <table:table-cell table:formula="of:=DEC2HEX([.D291]/4)" office:value-type="string" office:string-value="BE">
            <text:p>BE</text:p>
          </table:table-cell>
          <table:table-cell table:formula="of:=DEC2HEX(([.D291]-HEX2DEC([.F29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0.8500000000008">
            <text:p>40.850</text:p>
          </table:table-cell>
          <table:table-cell table:formula="of:=[.$B$4]/([.$B$3]+[.$B$4])*[.A292]" office:value-type="float" office:value="2.45100000000005">
            <text:p>2.451</text:p>
          </table:table-cell>
          <table:table-cell/>
          <table:table-cell table:formula="of:=[.B292]/[.$E$3]" office:value-type="float" office:value="760.552727272742">
            <text:p>761</text:p>
          </table:table-cell>
          <table:table-cell table:formula="of:=DEC2HEX([.D292])" office:value-type="string" office:string-value="2F8">
            <text:p>2F8</text:p>
          </table:table-cell>
          <table:table-cell table:formula="of:=DEC2HEX([.D292]/4)" office:value-type="string" office:string-value="BE">
            <text:p>BE</text:p>
          </table:table-cell>
          <table:table-cell table:formula="of:=DEC2HEX(([.D292]-HEX2DEC([.F29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0.8000000000008">
            <text:p>40.800</text:p>
          </table:table-cell>
          <table:table-cell table:formula="of:=[.$B$4]/([.$B$3]+[.$B$4])*[.A293]" office:value-type="float" office:value="2.44800000000005">
            <text:p>2.448</text:p>
          </table:table-cell>
          <table:table-cell/>
          <table:table-cell table:formula="of:=[.B293]/[.$E$3]" office:value-type="float" office:value="759.621818181833">
            <text:p>760</text:p>
          </table:table-cell>
          <table:table-cell table:formula="of:=DEC2HEX([.D293])" office:value-type="string" office:string-value="2F7">
            <text:p>2F7</text:p>
          </table:table-cell>
          <table:table-cell table:formula="of:=DEC2HEX([.D293]/4)" office:value-type="string" office:string-value="BD">
            <text:p>BD</text:p>
          </table:table-cell>
          <table:table-cell table:formula="of:=DEC2HEX(([.D293]-HEX2DEC([.F29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0.7500000000008">
            <text:p>40.750</text:p>
          </table:table-cell>
          <table:table-cell table:formula="of:=[.$B$4]/([.$B$3]+[.$B$4])*[.A294]" office:value-type="float" office:value="2.44500000000005">
            <text:p>2.445</text:p>
          </table:table-cell>
          <table:table-cell/>
          <table:table-cell table:formula="of:=[.B294]/[.$E$3]" office:value-type="float" office:value="758.690909090924">
            <text:p>759</text:p>
          </table:table-cell>
          <table:table-cell table:formula="of:=DEC2HEX([.D294])" office:value-type="string" office:string-value="2F6">
            <text:p>2F6</text:p>
          </table:table-cell>
          <table:table-cell table:formula="of:=DEC2HEX([.D294]/4)" office:value-type="string" office:string-value="BD">
            <text:p>BD</text:p>
          </table:table-cell>
          <table:table-cell table:formula="of:=DEC2HEX(([.D294]-HEX2DEC([.F29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0.7000000000008">
            <text:p>40.700</text:p>
          </table:table-cell>
          <table:table-cell table:formula="of:=[.$B$4]/([.$B$3]+[.$B$4])*[.A295]" office:value-type="float" office:value="2.44200000000005">
            <text:p>2.442</text:p>
          </table:table-cell>
          <table:table-cell/>
          <table:table-cell table:formula="of:=[.B295]/[.$E$3]" office:value-type="float" office:value="757.760000000015">
            <text:p>758</text:p>
          </table:table-cell>
          <table:table-cell table:formula="of:=DEC2HEX([.D295])" office:value-type="string" office:string-value="2F5">
            <text:p>2F5</text:p>
          </table:table-cell>
          <table:table-cell table:formula="of:=DEC2HEX([.D295]/4)" office:value-type="string" office:string-value="BD">
            <text:p>BD</text:p>
          </table:table-cell>
          <table:table-cell table:formula="of:=DEC2HEX(([.D295]-HEX2DEC([.F29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0.6500000000008">
            <text:p>40.650</text:p>
          </table:table-cell>
          <table:table-cell table:formula="of:=[.$B$4]/([.$B$3]+[.$B$4])*[.A296]" office:value-type="float" office:value="2.43900000000005">
            <text:p>2.439</text:p>
          </table:table-cell>
          <table:table-cell/>
          <table:table-cell table:formula="of:=[.B296]/[.$E$3]" office:value-type="float" office:value="756.829090909106">
            <text:p>757</text:p>
          </table:table-cell>
          <table:table-cell table:formula="of:=DEC2HEX([.D296])" office:value-type="string" office:string-value="2F4">
            <text:p>2F4</text:p>
          </table:table-cell>
          <table:table-cell table:formula="of:=DEC2HEX([.D296]/4)" office:value-type="string" office:string-value="BD">
            <text:p>BD</text:p>
          </table:table-cell>
          <table:table-cell table:formula="of:=DEC2HEX(([.D296]-HEX2DEC([.F29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0.6000000000008">
            <text:p>40.600</text:p>
          </table:table-cell>
          <table:table-cell table:formula="of:=[.$B$4]/([.$B$3]+[.$B$4])*[.A297]" office:value-type="float" office:value="2.43600000000005">
            <text:p>2.436</text:p>
          </table:table-cell>
          <table:table-cell/>
          <table:table-cell table:formula="of:=[.B297]/[.$E$3]" office:value-type="float" office:value="755.898181818197">
            <text:p>756</text:p>
          </table:table-cell>
          <table:table-cell table:formula="of:=DEC2HEX([.D297])" office:value-type="string" office:string-value="2F3">
            <text:p>2F3</text:p>
          </table:table-cell>
          <table:table-cell table:formula="of:=DEC2HEX([.D297]/4)" office:value-type="string" office:string-value="BC">
            <text:p>BC</text:p>
          </table:table-cell>
          <table:table-cell table:formula="of:=DEC2HEX(([.D297]-HEX2DEC([.F29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0.5500000000008">
            <text:p>40.550</text:p>
          </table:table-cell>
          <table:table-cell table:formula="of:=[.$B$4]/([.$B$3]+[.$B$4])*[.A298]" office:value-type="float" office:value="2.43300000000005">
            <text:p>2.433</text:p>
          </table:table-cell>
          <table:table-cell/>
          <table:table-cell table:formula="of:=[.B298]/[.$E$3]" office:value-type="float" office:value="754.967272727288">
            <text:p>755</text:p>
          </table:table-cell>
          <table:table-cell table:formula="of:=DEC2HEX([.D298])" office:value-type="string" office:string-value="2F2">
            <text:p>2F2</text:p>
          </table:table-cell>
          <table:table-cell table:formula="of:=DEC2HEX([.D298]/4)" office:value-type="string" office:string-value="BC">
            <text:p>BC</text:p>
          </table:table-cell>
          <table:table-cell table:formula="of:=DEC2HEX(([.D298]-HEX2DEC([.F29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0.5000000000008">
            <text:p>40.500</text:p>
          </table:table-cell>
          <table:table-cell table:formula="of:=[.$B$4]/([.$B$3]+[.$B$4])*[.A299]" office:value-type="float" office:value="2.43000000000005">
            <text:p>2.430</text:p>
          </table:table-cell>
          <table:table-cell/>
          <table:table-cell table:formula="of:=[.B299]/[.$E$3]" office:value-type="float" office:value="754.036363636379">
            <text:p>754</text:p>
          </table:table-cell>
          <table:table-cell table:formula="of:=DEC2HEX([.D299])" office:value-type="string" office:string-value="2F2">
            <text:p>2F2</text:p>
          </table:table-cell>
          <table:table-cell table:formula="of:=DEC2HEX([.D299]/4)" office:value-type="string" office:string-value="BC">
            <text:p>BC</text:p>
          </table:table-cell>
          <table:table-cell table:formula="of:=DEC2HEX(([.D299]-HEX2DEC([.F29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0.4500000000008">
            <text:p>40.450</text:p>
          </table:table-cell>
          <table:table-cell table:formula="of:=[.$B$4]/([.$B$3]+[.$B$4])*[.A300]" office:value-type="float" office:value="2.42700000000005">
            <text:p>2.427</text:p>
          </table:table-cell>
          <table:table-cell/>
          <table:table-cell table:formula="of:=[.B300]/[.$E$3]" office:value-type="float" office:value="753.10545454547">
            <text:p>753</text:p>
          </table:table-cell>
          <table:table-cell table:formula="of:=DEC2HEX([.D300])" office:value-type="string" office:string-value="2F1">
            <text:p>2F1</text:p>
          </table:table-cell>
          <table:table-cell table:formula="of:=DEC2HEX([.D300]/4)" office:value-type="string" office:string-value="BC">
            <text:p>BC</text:p>
          </table:table-cell>
          <table:table-cell table:formula="of:=DEC2HEX(([.D300]-HEX2DEC([.F30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0.4000000000008">
            <text:p>40.400</text:p>
          </table:table-cell>
          <table:table-cell table:formula="of:=[.$B$4]/([.$B$3]+[.$B$4])*[.A301]" office:value-type="float" office:value="2.42400000000005">
            <text:p>2.424</text:p>
          </table:table-cell>
          <table:table-cell/>
          <table:table-cell table:formula="of:=[.B301]/[.$E$3]" office:value-type="float" office:value="752.17454545456">
            <text:p>752</text:p>
          </table:table-cell>
          <table:table-cell table:formula="of:=DEC2HEX([.D301])" office:value-type="string" office:string-value="2F0">
            <text:p>2F0</text:p>
          </table:table-cell>
          <table:table-cell table:formula="of:=DEC2HEX([.D301]/4)" office:value-type="string" office:string-value="BC">
            <text:p>BC</text:p>
          </table:table-cell>
          <table:table-cell table:formula="of:=DEC2HEX(([.D301]-HEX2DEC([.F30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0.3500000000008">
            <text:p>40.350</text:p>
          </table:table-cell>
          <table:table-cell table:formula="of:=[.$B$4]/([.$B$3]+[.$B$4])*[.A302]" office:value-type="float" office:value="2.42100000000005">
            <text:p>2.421</text:p>
          </table:table-cell>
          <table:table-cell/>
          <table:table-cell table:formula="of:=[.B302]/[.$E$3]" office:value-type="float" office:value="751.243636363651">
            <text:p>751</text:p>
          </table:table-cell>
          <table:table-cell table:formula="of:=DEC2HEX([.D302])" office:value-type="string" office:string-value="2EF">
            <text:p>2EF</text:p>
          </table:table-cell>
          <table:table-cell table:formula="of:=DEC2HEX([.D302]/4)" office:value-type="string" office:string-value="BB">
            <text:p>BB</text:p>
          </table:table-cell>
          <table:table-cell table:formula="of:=DEC2HEX(([.D302]-HEX2DEC([.F30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0.3000000000008">
            <text:p>40.300</text:p>
          </table:table-cell>
          <table:table-cell table:formula="of:=[.$B$4]/([.$B$3]+[.$B$4])*[.A303]" office:value-type="float" office:value="2.41800000000005">
            <text:p>2.418</text:p>
          </table:table-cell>
          <table:table-cell/>
          <table:table-cell table:formula="of:=[.B303]/[.$E$3]" office:value-type="float" office:value="750.312727272742">
            <text:p>750</text:p>
          </table:table-cell>
          <table:table-cell table:formula="of:=DEC2HEX([.D303])" office:value-type="string" office:string-value="2EE">
            <text:p>2EE</text:p>
          </table:table-cell>
          <table:table-cell table:formula="of:=DEC2HEX([.D303]/4)" office:value-type="string" office:string-value="BB">
            <text:p>BB</text:p>
          </table:table-cell>
          <table:table-cell table:formula="of:=DEC2HEX(([.D303]-HEX2DEC([.F30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0.2500000000008">
            <text:p>40.250</text:p>
          </table:table-cell>
          <table:table-cell table:formula="of:=[.$B$4]/([.$B$3]+[.$B$4])*[.A304]" office:value-type="float" office:value="2.41500000000005">
            <text:p>2.415</text:p>
          </table:table-cell>
          <table:table-cell/>
          <table:table-cell table:formula="of:=[.B304]/[.$E$3]" office:value-type="float" office:value="749.381818181833">
            <text:p>749</text:p>
          </table:table-cell>
          <table:table-cell table:formula="of:=DEC2HEX([.D304])" office:value-type="string" office:string-value="2ED">
            <text:p>2ED</text:p>
          </table:table-cell>
          <table:table-cell table:formula="of:=DEC2HEX([.D304]/4)" office:value-type="string" office:string-value="BB">
            <text:p>BB</text:p>
          </table:table-cell>
          <table:table-cell table:formula="of:=DEC2HEX(([.D304]-HEX2DEC([.F30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0.2000000000008">
            <text:p>40.200</text:p>
          </table:table-cell>
          <table:table-cell table:formula="of:=[.$B$4]/([.$B$3]+[.$B$4])*[.A305]" office:value-type="float" office:value="2.41200000000005">
            <text:p>2.412</text:p>
          </table:table-cell>
          <table:table-cell/>
          <table:table-cell table:formula="of:=[.B305]/[.$E$3]" office:value-type="float" office:value="748.450909090924">
            <text:p>748</text:p>
          </table:table-cell>
          <table:table-cell table:formula="of:=DEC2HEX([.D305])" office:value-type="string" office:string-value="2EC">
            <text:p>2EC</text:p>
          </table:table-cell>
          <table:table-cell table:formula="of:=DEC2HEX([.D305]/4)" office:value-type="string" office:string-value="BB">
            <text:p>BB</text:p>
          </table:table-cell>
          <table:table-cell table:formula="of:=DEC2HEX(([.D305]-HEX2DEC([.F30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0.1500000000008">
            <text:p>40.150</text:p>
          </table:table-cell>
          <table:table-cell table:formula="of:=[.$B$4]/([.$B$3]+[.$B$4])*[.A306]" office:value-type="float" office:value="2.40900000000005">
            <text:p>2.409</text:p>
          </table:table-cell>
          <table:table-cell/>
          <table:table-cell table:formula="of:=[.B306]/[.$E$3]" office:value-type="float" office:value="747.520000000015">
            <text:p>748</text:p>
          </table:table-cell>
          <table:table-cell table:formula="of:=DEC2HEX([.D306])" office:value-type="string" office:string-value="2EB">
            <text:p>2EB</text:p>
          </table:table-cell>
          <table:table-cell table:formula="of:=DEC2HEX([.D306]/4)" office:value-type="string" office:string-value="BA">
            <text:p>BA</text:p>
          </table:table-cell>
          <table:table-cell table:formula="of:=DEC2HEX(([.D306]-HEX2DEC([.F30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0.1000000000009">
            <text:p>40.100</text:p>
          </table:table-cell>
          <table:table-cell table:formula="of:=[.$B$4]/([.$B$3]+[.$B$4])*[.A307]" office:value-type="float" office:value="2.40600000000005">
            <text:p>2.406</text:p>
          </table:table-cell>
          <table:table-cell/>
          <table:table-cell table:formula="of:=[.B307]/[.$E$3]" office:value-type="float" office:value="746.589090909108">
            <text:p>747</text:p>
          </table:table-cell>
          <table:table-cell table:formula="of:=DEC2HEX([.D307])" office:value-type="string" office:string-value="2EA">
            <text:p>2EA</text:p>
          </table:table-cell>
          <table:table-cell table:formula="of:=DEC2HEX([.D307]/4)" office:value-type="string" office:string-value="BA">
            <text:p>BA</text:p>
          </table:table-cell>
          <table:table-cell table:formula="of:=DEC2HEX(([.D307]-HEX2DEC([.F30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0.0500000000009">
            <text:p>40.050</text:p>
          </table:table-cell>
          <table:table-cell table:formula="of:=[.$B$4]/([.$B$3]+[.$B$4])*[.A308]" office:value-type="float" office:value="2.40300000000005">
            <text:p>2.403</text:p>
          </table:table-cell>
          <table:table-cell/>
          <table:table-cell table:formula="of:=[.B308]/[.$E$3]" office:value-type="float" office:value="745.658181818199">
            <text:p>746</text:p>
          </table:table-cell>
          <table:table-cell table:formula="of:=DEC2HEX([.D308])" office:value-type="string" office:string-value="2E9">
            <text:p>2E9</text:p>
          </table:table-cell>
          <table:table-cell table:formula="of:=DEC2HEX([.D308]/4)" office:value-type="string" office:string-value="BA">
            <text:p>BA</text:p>
          </table:table-cell>
          <table:table-cell table:formula="of:=DEC2HEX(([.D308]-HEX2DEC([.F30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40.0000000000009">
            <text:p>40.000</text:p>
          </table:table-cell>
          <table:table-cell table:style-name="ce5" table:formula="of:=[.$B$4]/([.$B$3]+[.$B$4])*[.A309]" office:value-type="float" office:value="2.40000000000005">
            <text:p>2.400</text:p>
          </table:table-cell>
          <table:table-cell table:style-name="ce8"/>
          <table:table-cell table:style-name="ce13" table:formula="of:=[.B309]/[.$E$3]" office:value-type="float" office:value="744.72727272729">
            <text:p>745</text:p>
          </table:table-cell>
          <table:table-cell table:style-name="ce18" table:formula="of:=DEC2HEX([.D309])" office:value-type="string" office:string-value="2E8">
            <text:p>2E8</text:p>
          </table:table-cell>
          <table:table-cell table:style-name="ce18" table:formula="of:=DEC2HEX([.D309]/4)" office:value-type="string" office:string-value="BA">
            <text:p>BA</text:p>
          </table:table-cell>
          <table:table-cell table:style-name="ce18" table:formula="of:=DEC2HEX(([.D309]-HEX2DEC([.F309])*4))" office:value-type="string" office:string-value="0">
            <text:p>0</text:p>
          </table:table-cell>
          <table:table-cell table:style-name="ce8" table:number-columns-repeated="1017"/>
        </table:table-row>
        <table:table-row table:style-name="ro1">
          <table:table-cell office:value-type="float" office:value="39.9500000000009">
            <text:p>39.950</text:p>
          </table:table-cell>
          <table:table-cell table:formula="of:=[.$B$4]/([.$B$3]+[.$B$4])*[.A310]" office:value-type="float" office:value="2.39700000000005">
            <text:p>2.397</text:p>
          </table:table-cell>
          <table:table-cell/>
          <table:table-cell table:formula="of:=[.B310]/[.$E$3]" office:value-type="float" office:value="743.79636363638">
            <text:p>744</text:p>
          </table:table-cell>
          <table:table-cell table:formula="of:=DEC2HEX([.D310])" office:value-type="string" office:string-value="2E7">
            <text:p>2E7</text:p>
          </table:table-cell>
          <table:table-cell table:formula="of:=DEC2HEX([.D310]/4)" office:value-type="string" office:string-value="B9">
            <text:p>B9</text:p>
          </table:table-cell>
          <table:table-cell table:formula="of:=DEC2HEX(([.D310]-HEX2DEC([.F31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9.9000000000009">
            <text:p>39.900</text:p>
          </table:table-cell>
          <table:table-cell table:formula="of:=[.$B$4]/([.$B$3]+[.$B$4])*[.A311]" office:value-type="float" office:value="2.39400000000005">
            <text:p>2.394</text:p>
          </table:table-cell>
          <table:table-cell/>
          <table:table-cell table:formula="of:=[.B311]/[.$E$3]" office:value-type="float" office:value="742.865454545471">
            <text:p>743</text:p>
          </table:table-cell>
          <table:table-cell table:formula="of:=DEC2HEX([.D311])" office:value-type="string" office:string-value="2E6">
            <text:p>2E6</text:p>
          </table:table-cell>
          <table:table-cell table:formula="of:=DEC2HEX([.D311]/4)" office:value-type="string" office:string-value="B9">
            <text:p>B9</text:p>
          </table:table-cell>
          <table:table-cell table:formula="of:=DEC2HEX(([.D311]-HEX2DEC([.F31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9.8500000000009">
            <text:p>39.850</text:p>
          </table:table-cell>
          <table:table-cell table:formula="of:=[.$B$4]/([.$B$3]+[.$B$4])*[.A312]" office:value-type="float" office:value="2.39100000000005">
            <text:p>2.391</text:p>
          </table:table-cell>
          <table:table-cell/>
          <table:table-cell table:formula="of:=[.B312]/[.$E$3]" office:value-type="float" office:value="741.934545454562">
            <text:p>742</text:p>
          </table:table-cell>
          <table:table-cell table:formula="of:=DEC2HEX([.D312])" office:value-type="string" office:string-value="2E5">
            <text:p>2E5</text:p>
          </table:table-cell>
          <table:table-cell table:formula="of:=DEC2HEX([.D312]/4)" office:value-type="string" office:string-value="B9">
            <text:p>B9</text:p>
          </table:table-cell>
          <table:table-cell table:formula="of:=DEC2HEX(([.D312]-HEX2DEC([.F31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9.8000000000009">
            <text:p>39.800</text:p>
          </table:table-cell>
          <table:table-cell table:formula="of:=[.$B$4]/([.$B$3]+[.$B$4])*[.A313]" office:value-type="float" office:value="2.38800000000005">
            <text:p>2.388</text:p>
          </table:table-cell>
          <table:table-cell/>
          <table:table-cell table:formula="of:=[.B313]/[.$E$3]" office:value-type="float" office:value="741.003636363653">
            <text:p>741</text:p>
          </table:table-cell>
          <table:table-cell table:formula="of:=DEC2HEX([.D313])" office:value-type="string" office:string-value="2E5">
            <text:p>2E5</text:p>
          </table:table-cell>
          <table:table-cell table:formula="of:=DEC2HEX([.D313]/4)" office:value-type="string" office:string-value="B9">
            <text:p>B9</text:p>
          </table:table-cell>
          <table:table-cell table:formula="of:=DEC2HEX(([.D313]-HEX2DEC([.F31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9.7500000000009">
            <text:p>39.750</text:p>
          </table:table-cell>
          <table:table-cell table:formula="of:=[.$B$4]/([.$B$3]+[.$B$4])*[.A314]" office:value-type="float" office:value="2.38500000000005">
            <text:p>2.385</text:p>
          </table:table-cell>
          <table:table-cell/>
          <table:table-cell table:formula="of:=[.B314]/[.$E$3]" office:value-type="float" office:value="740.072727272744">
            <text:p>740</text:p>
          </table:table-cell>
          <table:table-cell table:formula="of:=DEC2HEX([.D314])" office:value-type="string" office:string-value="2E4">
            <text:p>2E4</text:p>
          </table:table-cell>
          <table:table-cell table:formula="of:=DEC2HEX([.D314]/4)" office:value-type="string" office:string-value="B9">
            <text:p>B9</text:p>
          </table:table-cell>
          <table:table-cell table:formula="of:=DEC2HEX(([.D314]-HEX2DEC([.F31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.7000000000009">
            <text:p>39.700</text:p>
          </table:table-cell>
          <table:table-cell table:formula="of:=[.$B$4]/([.$B$3]+[.$B$4])*[.A315]" office:value-type="float" office:value="2.38200000000005">
            <text:p>2.382</text:p>
          </table:table-cell>
          <table:table-cell/>
          <table:table-cell table:formula="of:=[.B315]/[.$E$3]" office:value-type="float" office:value="739.141818181835">
            <text:p>739</text:p>
          </table:table-cell>
          <table:table-cell table:formula="of:=DEC2HEX([.D315])" office:value-type="string" office:string-value="2E3">
            <text:p>2E3</text:p>
          </table:table-cell>
          <table:table-cell table:formula="of:=DEC2HEX([.D315]/4)" office:value-type="string" office:string-value="B8">
            <text:p>B8</text:p>
          </table:table-cell>
          <table:table-cell table:formula="of:=DEC2HEX(([.D315]-HEX2DEC([.F31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9.6500000000009">
            <text:p>39.650</text:p>
          </table:table-cell>
          <table:table-cell table:formula="of:=[.$B$4]/([.$B$3]+[.$B$4])*[.A316]" office:value-type="float" office:value="2.37900000000005">
            <text:p>2.379</text:p>
          </table:table-cell>
          <table:table-cell/>
          <table:table-cell table:formula="of:=[.B316]/[.$E$3]" office:value-type="float" office:value="738.210909090926">
            <text:p>738</text:p>
          </table:table-cell>
          <table:table-cell table:formula="of:=DEC2HEX([.D316])" office:value-type="string" office:string-value="2E2">
            <text:p>2E2</text:p>
          </table:table-cell>
          <table:table-cell table:formula="of:=DEC2HEX([.D316]/4)" office:value-type="string" office:string-value="B8">
            <text:p>B8</text:p>
          </table:table-cell>
          <table:table-cell table:formula="of:=DEC2HEX(([.D316]-HEX2DEC([.F31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9.6000000000009">
            <text:p>39.600</text:p>
          </table:table-cell>
          <table:table-cell table:formula="of:=[.$B$4]/([.$B$3]+[.$B$4])*[.A317]" office:value-type="float" office:value="2.37600000000005">
            <text:p>2.376</text:p>
          </table:table-cell>
          <table:table-cell/>
          <table:table-cell table:formula="of:=[.B317]/[.$E$3]" office:value-type="float" office:value="737.280000000017">
            <text:p>737</text:p>
          </table:table-cell>
          <table:table-cell table:formula="of:=DEC2HEX([.D317])" office:value-type="string" office:string-value="2E1">
            <text:p>2E1</text:p>
          </table:table-cell>
          <table:table-cell table:formula="of:=DEC2HEX([.D317]/4)" office:value-type="string" office:string-value="B8">
            <text:p>B8</text:p>
          </table:table-cell>
          <table:table-cell table:formula="of:=DEC2HEX(([.D317]-HEX2DEC([.F31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9.5500000000009">
            <text:p>39.550</text:p>
          </table:table-cell>
          <table:table-cell table:formula="of:=[.$B$4]/([.$B$3]+[.$B$4])*[.A318]" office:value-type="float" office:value="2.37300000000005">
            <text:p>2.373</text:p>
          </table:table-cell>
          <table:table-cell/>
          <table:table-cell table:formula="of:=[.B318]/[.$E$3]" office:value-type="float" office:value="736.349090909108">
            <text:p>736</text:p>
          </table:table-cell>
          <table:table-cell table:formula="of:=DEC2HEX([.D318])" office:value-type="string" office:string-value="2E0">
            <text:p>2E0</text:p>
          </table:table-cell>
          <table:table-cell table:formula="of:=DEC2HEX([.D318]/4)" office:value-type="string" office:string-value="B8">
            <text:p>B8</text:p>
          </table:table-cell>
          <table:table-cell table:formula="of:=DEC2HEX(([.D318]-HEX2DEC([.F31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.5000000000009">
            <text:p>39.500</text:p>
          </table:table-cell>
          <table:table-cell table:formula="of:=[.$B$4]/([.$B$3]+[.$B$4])*[.A319]" office:value-type="float" office:value="2.37000000000005">
            <text:p>2.370</text:p>
          </table:table-cell>
          <table:table-cell/>
          <table:table-cell table:formula="of:=[.B319]/[.$E$3]" office:value-type="float" office:value="735.418181818199">
            <text:p>735</text:p>
          </table:table-cell>
          <table:table-cell table:formula="of:=DEC2HEX([.D319])" office:value-type="string" office:string-value="2DF">
            <text:p>2DF</text:p>
          </table:table-cell>
          <table:table-cell table:formula="of:=DEC2HEX([.D319]/4)" office:value-type="string" office:string-value="B7">
            <text:p>B7</text:p>
          </table:table-cell>
          <table:table-cell table:formula="of:=DEC2HEX(([.D319]-HEX2DEC([.F31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9.4500000000009">
            <text:p>39.450</text:p>
          </table:table-cell>
          <table:table-cell table:formula="of:=[.$B$4]/([.$B$3]+[.$B$4])*[.A320]" office:value-type="float" office:value="2.36700000000005">
            <text:p>2.367</text:p>
          </table:table-cell>
          <table:table-cell/>
          <table:table-cell table:formula="of:=[.B320]/[.$E$3]" office:value-type="float" office:value="734.48727272729">
            <text:p>734</text:p>
          </table:table-cell>
          <table:table-cell table:formula="of:=DEC2HEX([.D320])" office:value-type="string" office:string-value="2DE">
            <text:p>2DE</text:p>
          </table:table-cell>
          <table:table-cell table:formula="of:=DEC2HEX([.D320]/4)" office:value-type="string" office:string-value="B7">
            <text:p>B7</text:p>
          </table:table-cell>
          <table:table-cell table:formula="of:=DEC2HEX(([.D320]-HEX2DEC([.F32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9.4000000000009">
            <text:p>39.400</text:p>
          </table:table-cell>
          <table:table-cell table:formula="of:=[.$B$4]/([.$B$3]+[.$B$4])*[.A321]" office:value-type="float" office:value="2.36400000000005">
            <text:p>2.364</text:p>
          </table:table-cell>
          <table:table-cell/>
          <table:table-cell table:formula="of:=[.B321]/[.$E$3]" office:value-type="float" office:value="733.55636363638">
            <text:p>734</text:p>
          </table:table-cell>
          <table:table-cell table:formula="of:=DEC2HEX([.D321])" office:value-type="string" office:string-value="2DD">
            <text:p>2DD</text:p>
          </table:table-cell>
          <table:table-cell table:formula="of:=DEC2HEX([.D321]/4)" office:value-type="string" office:string-value="B7">
            <text:p>B7</text:p>
          </table:table-cell>
          <table:table-cell table:formula="of:=DEC2HEX(([.D321]-HEX2DEC([.F32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9.3500000000009">
            <text:p>39.350</text:p>
          </table:table-cell>
          <table:table-cell table:formula="of:=[.$B$4]/([.$B$3]+[.$B$4])*[.A322]" office:value-type="float" office:value="2.36100000000005">
            <text:p>2.361</text:p>
          </table:table-cell>
          <table:table-cell/>
          <table:table-cell table:formula="of:=[.B322]/[.$E$3]" office:value-type="float" office:value="732.625454545471">
            <text:p>733</text:p>
          </table:table-cell>
          <table:table-cell table:formula="of:=DEC2HEX([.D322])" office:value-type="string" office:string-value="2DC">
            <text:p>2DC</text:p>
          </table:table-cell>
          <table:table-cell table:formula="of:=DEC2HEX([.D322]/4)" office:value-type="string" office:string-value="B7">
            <text:p>B7</text:p>
          </table:table-cell>
          <table:table-cell table:formula="of:=DEC2HEX(([.D322]-HEX2DEC([.F32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.3000000000009">
            <text:p>39.300</text:p>
          </table:table-cell>
          <table:table-cell table:formula="of:=[.$B$4]/([.$B$3]+[.$B$4])*[.A323]" office:value-type="float" office:value="2.35800000000005">
            <text:p>2.358</text:p>
          </table:table-cell>
          <table:table-cell/>
          <table:table-cell table:formula="of:=[.B323]/[.$E$3]" office:value-type="float" office:value="731.694545454562">
            <text:p>732</text:p>
          </table:table-cell>
          <table:table-cell table:formula="of:=DEC2HEX([.D323])" office:value-type="string" office:string-value="2DB">
            <text:p>2DB</text:p>
          </table:table-cell>
          <table:table-cell table:formula="of:=DEC2HEX([.D323]/4)" office:value-type="string" office:string-value="B6">
            <text:p>B6</text:p>
          </table:table-cell>
          <table:table-cell table:formula="of:=DEC2HEX(([.D323]-HEX2DEC([.F32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9.2500000000009">
            <text:p>39.250</text:p>
          </table:table-cell>
          <table:table-cell table:formula="of:=[.$B$4]/([.$B$3]+[.$B$4])*[.A324]" office:value-type="float" office:value="2.35500000000005">
            <text:p>2.355</text:p>
          </table:table-cell>
          <table:table-cell/>
          <table:table-cell table:formula="of:=[.B324]/[.$E$3]" office:value-type="float" office:value="730.763636363653">
            <text:p>731</text:p>
          </table:table-cell>
          <table:table-cell table:formula="of:=DEC2HEX([.D324])" office:value-type="string" office:string-value="2DA">
            <text:p>2DA</text:p>
          </table:table-cell>
          <table:table-cell table:formula="of:=DEC2HEX([.D324]/4)" office:value-type="string" office:string-value="B6">
            <text:p>B6</text:p>
          </table:table-cell>
          <table:table-cell table:formula="of:=DEC2HEX(([.D324]-HEX2DEC([.F32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9.2000000000009">
            <text:p>39.200</text:p>
          </table:table-cell>
          <table:table-cell table:formula="of:=[.$B$4]/([.$B$3]+[.$B$4])*[.A325]" office:value-type="float" office:value="2.35200000000005">
            <text:p>2.352</text:p>
          </table:table-cell>
          <table:table-cell/>
          <table:table-cell table:formula="of:=[.B325]/[.$E$3]" office:value-type="float" office:value="729.832727272744">
            <text:p>730</text:p>
          </table:table-cell>
          <table:table-cell table:formula="of:=DEC2HEX([.D325])" office:value-type="string" office:string-value="2D9">
            <text:p>2D9</text:p>
          </table:table-cell>
          <table:table-cell table:formula="of:=DEC2HEX([.D325]/4)" office:value-type="string" office:string-value="B6">
            <text:p>B6</text:p>
          </table:table-cell>
          <table:table-cell table:formula="of:=DEC2HEX(([.D325]-HEX2DEC([.F32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9.1500000000009">
            <text:p>39.150</text:p>
          </table:table-cell>
          <table:table-cell table:formula="of:=[.$B$4]/([.$B$3]+[.$B$4])*[.A326]" office:value-type="float" office:value="2.34900000000005">
            <text:p>2.349</text:p>
          </table:table-cell>
          <table:table-cell/>
          <table:table-cell table:formula="of:=[.B326]/[.$E$3]" office:value-type="float" office:value="728.901818181835">
            <text:p>729</text:p>
          </table:table-cell>
          <table:table-cell table:formula="of:=DEC2HEX([.D326])" office:value-type="string" office:string-value="2D8">
            <text:p>2D8</text:p>
          </table:table-cell>
          <table:table-cell table:formula="of:=DEC2HEX([.D326]/4)" office:value-type="string" office:string-value="B6">
            <text:p>B6</text:p>
          </table:table-cell>
          <table:table-cell table:formula="of:=DEC2HEX(([.D326]-HEX2DEC([.F32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.1000000000009">
            <text:p>39.100</text:p>
          </table:table-cell>
          <table:table-cell table:formula="of:=[.$B$4]/([.$B$3]+[.$B$4])*[.A327]" office:value-type="float" office:value="2.34600000000005">
            <text:p>2.346</text:p>
          </table:table-cell>
          <table:table-cell/>
          <table:table-cell table:formula="of:=[.B327]/[.$E$3]" office:value-type="float" office:value="727.970909090926">
            <text:p>728</text:p>
          </table:table-cell>
          <table:table-cell table:formula="of:=DEC2HEX([.D327])" office:value-type="string" office:string-value="2D7">
            <text:p>2D7</text:p>
          </table:table-cell>
          <table:table-cell table:formula="of:=DEC2HEX([.D327]/4)" office:value-type="string" office:string-value="B5">
            <text:p>B5</text:p>
          </table:table-cell>
          <table:table-cell table:formula="of:=DEC2HEX(([.D327]-HEX2DEC([.F32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9.0500000000009">
            <text:p>39.050</text:p>
          </table:table-cell>
          <table:table-cell table:formula="of:=[.$B$4]/([.$B$3]+[.$B$4])*[.A328]" office:value-type="float" office:value="2.34300000000005">
            <text:p>2.343</text:p>
          </table:table-cell>
          <table:table-cell/>
          <table:table-cell table:formula="of:=[.B328]/[.$E$3]" office:value-type="float" office:value="727.040000000017">
            <text:p>727</text:p>
          </table:table-cell>
          <table:table-cell table:formula="of:=DEC2HEX([.D328])" office:value-type="string" office:string-value="2D7">
            <text:p>2D7</text:p>
          </table:table-cell>
          <table:table-cell table:formula="of:=DEC2HEX([.D328]/4)" office:value-type="string" office:string-value="B5">
            <text:p>B5</text:p>
          </table:table-cell>
          <table:table-cell table:formula="of:=DEC2HEX(([.D328]-HEX2DEC([.F32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9.0000000000009">
            <text:p>39.000</text:p>
          </table:table-cell>
          <table:table-cell table:formula="of:=[.$B$4]/([.$B$3]+[.$B$4])*[.A329]" office:value-type="float" office:value="2.34000000000005">
            <text:p>2.340</text:p>
          </table:table-cell>
          <table:table-cell/>
          <table:table-cell table:formula="of:=[.B329]/[.$E$3]" office:value-type="float" office:value="726.109090909108">
            <text:p>726</text:p>
          </table:table-cell>
          <table:table-cell table:formula="of:=DEC2HEX([.D329])" office:value-type="string" office:string-value="2D6">
            <text:p>2D6</text:p>
          </table:table-cell>
          <table:table-cell table:formula="of:=DEC2HEX([.D329]/4)" office:value-type="string" office:string-value="B5">
            <text:p>B5</text:p>
          </table:table-cell>
          <table:table-cell table:formula="of:=DEC2HEX(([.D329]-HEX2DEC([.F32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8.9500000000009">
            <text:p>38.950</text:p>
          </table:table-cell>
          <table:table-cell table:formula="of:=[.$B$4]/([.$B$3]+[.$B$4])*[.A330]" office:value-type="float" office:value="2.33700000000005">
            <text:p>2.337</text:p>
          </table:table-cell>
          <table:table-cell/>
          <table:table-cell table:formula="of:=[.B330]/[.$E$3]" office:value-type="float" office:value="725.178181818199">
            <text:p>725</text:p>
          </table:table-cell>
          <table:table-cell table:formula="of:=DEC2HEX([.D330])" office:value-type="string" office:string-value="2D5">
            <text:p>2D5</text:p>
          </table:table-cell>
          <table:table-cell table:formula="of:=DEC2HEX([.D330]/4)" office:value-type="string" office:string-value="B5">
            <text:p>B5</text:p>
          </table:table-cell>
          <table:table-cell table:formula="of:=DEC2HEX(([.D330]-HEX2DEC([.F33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8.9000000000009">
            <text:p>38.900</text:p>
          </table:table-cell>
          <table:table-cell table:formula="of:=[.$B$4]/([.$B$3]+[.$B$4])*[.A331]" office:value-type="float" office:value="2.33400000000005">
            <text:p>2.334</text:p>
          </table:table-cell>
          <table:table-cell/>
          <table:table-cell table:formula="of:=[.B331]/[.$E$3]" office:value-type="float" office:value="724.247272727289">
            <text:p>724</text:p>
          </table:table-cell>
          <table:table-cell table:formula="of:=DEC2HEX([.D331])" office:value-type="string" office:string-value="2D4">
            <text:p>2D4</text:p>
          </table:table-cell>
          <table:table-cell table:formula="of:=DEC2HEX([.D331]/4)" office:value-type="string" office:string-value="B5">
            <text:p>B5</text:p>
          </table:table-cell>
          <table:table-cell table:formula="of:=DEC2HEX(([.D331]-HEX2DEC([.F33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8.8500000000009">
            <text:p>38.850</text:p>
          </table:table-cell>
          <table:table-cell table:formula="of:=[.$B$4]/([.$B$3]+[.$B$4])*[.A332]" office:value-type="float" office:value="2.33100000000005">
            <text:p>2.331</text:p>
          </table:table-cell>
          <table:table-cell/>
          <table:table-cell table:formula="of:=[.B332]/[.$E$3]" office:value-type="float" office:value="723.31636363638">
            <text:p>723</text:p>
          </table:table-cell>
          <table:table-cell table:formula="of:=DEC2HEX([.D332])" office:value-type="string" office:string-value="2D3">
            <text:p>2D3</text:p>
          </table:table-cell>
          <table:table-cell table:formula="of:=DEC2HEX([.D332]/4)" office:value-type="string" office:string-value="B4">
            <text:p>B4</text:p>
          </table:table-cell>
          <table:table-cell table:formula="of:=DEC2HEX(([.D332]-HEX2DEC([.F33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8.8000000000009">
            <text:p>38.800</text:p>
          </table:table-cell>
          <table:table-cell table:formula="of:=[.$B$4]/([.$B$3]+[.$B$4])*[.A333]" office:value-type="float" office:value="2.32800000000005">
            <text:p>2.328</text:p>
          </table:table-cell>
          <table:table-cell/>
          <table:table-cell table:formula="of:=[.B333]/[.$E$3]" office:value-type="float" office:value="722.385454545471">
            <text:p>722</text:p>
          </table:table-cell>
          <table:table-cell table:formula="of:=DEC2HEX([.D333])" office:value-type="string" office:string-value="2D2">
            <text:p>2D2</text:p>
          </table:table-cell>
          <table:table-cell table:formula="of:=DEC2HEX([.D333]/4)" office:value-type="string" office:string-value="B4">
            <text:p>B4</text:p>
          </table:table-cell>
          <table:table-cell table:formula="of:=DEC2HEX(([.D333]-HEX2DEC([.F33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8.7500000000009">
            <text:p>38.750</text:p>
          </table:table-cell>
          <table:table-cell table:formula="of:=[.$B$4]/([.$B$3]+[.$B$4])*[.A334]" office:value-type="float" office:value="2.32500000000005">
            <text:p>2.325</text:p>
          </table:table-cell>
          <table:table-cell/>
          <table:table-cell table:formula="of:=[.B334]/[.$E$3]" office:value-type="float" office:value="721.454545454562">
            <text:p>721</text:p>
          </table:table-cell>
          <table:table-cell table:formula="of:=DEC2HEX([.D334])" office:value-type="string" office:string-value="2D1">
            <text:p>2D1</text:p>
          </table:table-cell>
          <table:table-cell table:formula="of:=DEC2HEX([.D334]/4)" office:value-type="string" office:string-value="B4">
            <text:p>B4</text:p>
          </table:table-cell>
          <table:table-cell table:formula="of:=DEC2HEX(([.D334]-HEX2DEC([.F33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8.7000000000009">
            <text:p>38.700</text:p>
          </table:table-cell>
          <table:table-cell table:formula="of:=[.$B$4]/([.$B$3]+[.$B$4])*[.A335]" office:value-type="float" office:value="2.32200000000005">
            <text:p>2.322</text:p>
          </table:table-cell>
          <table:table-cell/>
          <table:table-cell table:formula="of:=[.B335]/[.$E$3]" office:value-type="float" office:value="720.523636363653">
            <text:p>721</text:p>
          </table:table-cell>
          <table:table-cell table:formula="of:=DEC2HEX([.D335])" office:value-type="string" office:string-value="2D0">
            <text:p>2D0</text:p>
          </table:table-cell>
          <table:table-cell table:formula="of:=DEC2HEX([.D335]/4)" office:value-type="string" office:string-value="B4">
            <text:p>B4</text:p>
          </table:table-cell>
          <table:table-cell table:formula="of:=DEC2HEX(([.D335]-HEX2DEC([.F33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8.6500000000009">
            <text:p>38.650</text:p>
          </table:table-cell>
          <table:table-cell table:formula="of:=[.$B$4]/([.$B$3]+[.$B$4])*[.A336]" office:value-type="float" office:value="2.31900000000005">
            <text:p>2.319</text:p>
          </table:table-cell>
          <table:table-cell/>
          <table:table-cell table:formula="of:=[.B336]/[.$E$3]" office:value-type="float" office:value="719.592727272744">
            <text:p>720</text:p>
          </table:table-cell>
          <table:table-cell table:formula="of:=DEC2HEX([.D336])" office:value-type="string" office:string-value="2CF">
            <text:p>2CF</text:p>
          </table:table-cell>
          <table:table-cell table:formula="of:=DEC2HEX([.D336]/4)" office:value-type="string" office:string-value="B3">
            <text:p>B3</text:p>
          </table:table-cell>
          <table:table-cell table:formula="of:=DEC2HEX(([.D336]-HEX2DEC([.F33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8.6000000000009">
            <text:p>38.600</text:p>
          </table:table-cell>
          <table:table-cell table:formula="of:=[.$B$4]/([.$B$3]+[.$B$4])*[.A337]" office:value-type="float" office:value="2.31600000000005">
            <text:p>2.316</text:p>
          </table:table-cell>
          <table:table-cell/>
          <table:table-cell table:formula="of:=[.B337]/[.$E$3]" office:value-type="float" office:value="718.661818181835">
            <text:p>719</text:p>
          </table:table-cell>
          <table:table-cell table:formula="of:=DEC2HEX([.D337])" office:value-type="string" office:string-value="2CE">
            <text:p>2CE</text:p>
          </table:table-cell>
          <table:table-cell table:formula="of:=DEC2HEX([.D337]/4)" office:value-type="string" office:string-value="B3">
            <text:p>B3</text:p>
          </table:table-cell>
          <table:table-cell table:formula="of:=DEC2HEX(([.D337]-HEX2DEC([.F33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8.5500000000009">
            <text:p>38.550</text:p>
          </table:table-cell>
          <table:table-cell table:formula="of:=[.$B$4]/([.$B$3]+[.$B$4])*[.A338]" office:value-type="float" office:value="2.31300000000005">
            <text:p>2.313</text:p>
          </table:table-cell>
          <table:table-cell/>
          <table:table-cell table:formula="of:=[.B338]/[.$E$3]" office:value-type="float" office:value="717.730909090926">
            <text:p>718</text:p>
          </table:table-cell>
          <table:table-cell table:formula="of:=DEC2HEX([.D338])" office:value-type="string" office:string-value="2CD">
            <text:p>2CD</text:p>
          </table:table-cell>
          <table:table-cell table:formula="of:=DEC2HEX([.D338]/4)" office:value-type="string" office:string-value="B3">
            <text:p>B3</text:p>
          </table:table-cell>
          <table:table-cell table:formula="of:=DEC2HEX(([.D338]-HEX2DEC([.F33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8.5000000000009">
            <text:p>38.500</text:p>
          </table:table-cell>
          <table:table-cell table:formula="of:=[.$B$4]/([.$B$3]+[.$B$4])*[.A339]" office:value-type="float" office:value="2.31000000000005">
            <text:p>2.310</text:p>
          </table:table-cell>
          <table:table-cell/>
          <table:table-cell table:formula="of:=[.B339]/[.$E$3]" office:value-type="float" office:value="716.800000000017">
            <text:p>717</text:p>
          </table:table-cell>
          <table:table-cell table:formula="of:=DEC2HEX([.D339])" office:value-type="string" office:string-value="2CC">
            <text:p>2CC</text:p>
          </table:table-cell>
          <table:table-cell table:formula="of:=DEC2HEX([.D339]/4)" office:value-type="string" office:string-value="B3">
            <text:p>B3</text:p>
          </table:table-cell>
          <table:table-cell table:formula="of:=DEC2HEX(([.D339]-HEX2DEC([.F33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8.4500000000009">
            <text:p>38.450</text:p>
          </table:table-cell>
          <table:table-cell table:formula="of:=[.$B$4]/([.$B$3]+[.$B$4])*[.A340]" office:value-type="float" office:value="2.30700000000005">
            <text:p>2.307</text:p>
          </table:table-cell>
          <table:table-cell/>
          <table:table-cell table:formula="of:=[.B340]/[.$E$3]" office:value-type="float" office:value="715.869090909108">
            <text:p>716</text:p>
          </table:table-cell>
          <table:table-cell table:formula="of:=DEC2HEX([.D340])" office:value-type="string" office:string-value="2CB">
            <text:p>2CB</text:p>
          </table:table-cell>
          <table:table-cell table:formula="of:=DEC2HEX([.D340]/4)" office:value-type="string" office:string-value="B2">
            <text:p>B2</text:p>
          </table:table-cell>
          <table:table-cell table:formula="of:=DEC2HEX(([.D340]-HEX2DEC([.F34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8.4000000000009">
            <text:p>38.400</text:p>
          </table:table-cell>
          <table:table-cell table:formula="of:=[.$B$4]/([.$B$3]+[.$B$4])*[.A341]" office:value-type="float" office:value="2.30400000000005">
            <text:p>2.304</text:p>
          </table:table-cell>
          <table:table-cell/>
          <table:table-cell table:formula="of:=[.B341]/[.$E$3]" office:value-type="float" office:value="714.938181818199">
            <text:p>715</text:p>
          </table:table-cell>
          <table:table-cell table:formula="of:=DEC2HEX([.D341])" office:value-type="string" office:string-value="2CA">
            <text:p>2CA</text:p>
          </table:table-cell>
          <table:table-cell table:formula="of:=DEC2HEX([.D341]/4)" office:value-type="string" office:string-value="B2">
            <text:p>B2</text:p>
          </table:table-cell>
          <table:table-cell table:formula="of:=DEC2HEX(([.D341]-HEX2DEC([.F34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8.3500000000009">
            <text:p>38.350</text:p>
          </table:table-cell>
          <table:table-cell table:formula="of:=[.$B$4]/([.$B$3]+[.$B$4])*[.A342]" office:value-type="float" office:value="2.30100000000005">
            <text:p>2.301</text:p>
          </table:table-cell>
          <table:table-cell/>
          <table:table-cell table:formula="of:=[.B342]/[.$E$3]" office:value-type="float" office:value="714.007272727289">
            <text:p>714</text:p>
          </table:table-cell>
          <table:table-cell table:formula="of:=DEC2HEX([.D342])" office:value-type="string" office:string-value="2CA">
            <text:p>2CA</text:p>
          </table:table-cell>
          <table:table-cell table:formula="of:=DEC2HEX([.D342]/4)" office:value-type="string" office:string-value="B2">
            <text:p>B2</text:p>
          </table:table-cell>
          <table:table-cell table:formula="of:=DEC2HEX(([.D342]-HEX2DEC([.F34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8.3000000000009">
            <text:p>38.300</text:p>
          </table:table-cell>
          <table:table-cell table:formula="of:=[.$B$4]/([.$B$3]+[.$B$4])*[.A343]" office:value-type="float" office:value="2.29800000000005">
            <text:p>2.298</text:p>
          </table:table-cell>
          <table:table-cell/>
          <table:table-cell table:formula="of:=[.B343]/[.$E$3]" office:value-type="float" office:value="713.07636363638">
            <text:p>713</text:p>
          </table:table-cell>
          <table:table-cell table:formula="of:=DEC2HEX([.D343])" office:value-type="string" office:string-value="2C9">
            <text:p>2C9</text:p>
          </table:table-cell>
          <table:table-cell table:formula="of:=DEC2HEX([.D343]/4)" office:value-type="string" office:string-value="B2">
            <text:p>B2</text:p>
          </table:table-cell>
          <table:table-cell table:formula="of:=DEC2HEX(([.D343]-HEX2DEC([.F34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8.250000000001">
            <text:p>38.250</text:p>
          </table:table-cell>
          <table:table-cell table:formula="of:=[.$B$4]/([.$B$3]+[.$B$4])*[.A344]" office:value-type="float" office:value="2.29500000000006">
            <text:p>2.295</text:p>
          </table:table-cell>
          <table:table-cell/>
          <table:table-cell table:formula="of:=[.B344]/[.$E$3]" office:value-type="float" office:value="712.145454545473">
            <text:p>712</text:p>
          </table:table-cell>
          <table:table-cell table:formula="of:=DEC2HEX([.D344])" office:value-type="string" office:string-value="2C8">
            <text:p>2C8</text:p>
          </table:table-cell>
          <table:table-cell table:formula="of:=DEC2HEX([.D344]/4)" office:value-type="string" office:string-value="B2">
            <text:p>B2</text:p>
          </table:table-cell>
          <table:table-cell table:formula="of:=DEC2HEX(([.D344]-HEX2DEC([.F34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8.200000000001">
            <text:p>38.200</text:p>
          </table:table-cell>
          <table:table-cell table:formula="of:=[.$B$4]/([.$B$3]+[.$B$4])*[.A345]" office:value-type="float" office:value="2.29200000000006">
            <text:p>2.292</text:p>
          </table:table-cell>
          <table:table-cell/>
          <table:table-cell table:formula="of:=[.B345]/[.$E$3]" office:value-type="float" office:value="711.214545454564">
            <text:p>711</text:p>
          </table:table-cell>
          <table:table-cell table:formula="of:=DEC2HEX([.D345])" office:value-type="string" office:string-value="2C7">
            <text:p>2C7</text:p>
          </table:table-cell>
          <table:table-cell table:formula="of:=DEC2HEX([.D345]/4)" office:value-type="string" office:string-value="B1">
            <text:p>B1</text:p>
          </table:table-cell>
          <table:table-cell table:formula="of:=DEC2HEX(([.D345]-HEX2DEC([.F34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8.150000000001">
            <text:p>38.150</text:p>
          </table:table-cell>
          <table:table-cell table:formula="of:=[.$B$4]/([.$B$3]+[.$B$4])*[.A346]" office:value-type="float" office:value="2.28900000000006">
            <text:p>2.289</text:p>
          </table:table-cell>
          <table:table-cell/>
          <table:table-cell table:formula="of:=[.B346]/[.$E$3]" office:value-type="float" office:value="710.283636363655">
            <text:p>710</text:p>
          </table:table-cell>
          <table:table-cell table:formula="of:=DEC2HEX([.D346])" office:value-type="string" office:string-value="2C6">
            <text:p>2C6</text:p>
          </table:table-cell>
          <table:table-cell table:formula="of:=DEC2HEX([.D346]/4)" office:value-type="string" office:string-value="B1">
            <text:p>B1</text:p>
          </table:table-cell>
          <table:table-cell table:formula="of:=DEC2HEX(([.D346]-HEX2DEC([.F34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8.100000000001">
            <text:p>38.100</text:p>
          </table:table-cell>
          <table:table-cell table:formula="of:=[.$B$4]/([.$B$3]+[.$B$4])*[.A347]" office:value-type="float" office:value="2.28600000000006">
            <text:p>2.286</text:p>
          </table:table-cell>
          <table:table-cell/>
          <table:table-cell table:formula="of:=[.B347]/[.$E$3]" office:value-type="float" office:value="709.352727272746">
            <text:p>709</text:p>
          </table:table-cell>
          <table:table-cell table:formula="of:=DEC2HEX([.D347])" office:value-type="string" office:string-value="2C5">
            <text:p>2C5</text:p>
          </table:table-cell>
          <table:table-cell table:formula="of:=DEC2HEX([.D347]/4)" office:value-type="string" office:string-value="B1">
            <text:p>B1</text:p>
          </table:table-cell>
          <table:table-cell table:formula="of:=DEC2HEX(([.D347]-HEX2DEC([.F34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8.050000000001">
            <text:p>38.050</text:p>
          </table:table-cell>
          <table:table-cell table:formula="of:=[.$B$4]/([.$B$3]+[.$B$4])*[.A348]" office:value-type="float" office:value="2.28300000000006">
            <text:p>2.283</text:p>
          </table:table-cell>
          <table:table-cell/>
          <table:table-cell table:formula="of:=[.B348]/[.$E$3]" office:value-type="float" office:value="708.421818181837">
            <text:p>708</text:p>
          </table:table-cell>
          <table:table-cell table:formula="of:=DEC2HEX([.D348])" office:value-type="string" office:string-value="2C4">
            <text:p>2C4</text:p>
          </table:table-cell>
          <table:table-cell table:formula="of:=DEC2HEX([.D348]/4)" office:value-type="string" office:string-value="B1">
            <text:p>B1</text:p>
          </table:table-cell>
          <table:table-cell table:formula="of:=DEC2HEX(([.D348]-HEX2DEC([.F34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38.000000000001">
            <text:p>38.000</text:p>
          </table:table-cell>
          <table:table-cell table:style-name="ce5" table:formula="of:=[.$B$4]/([.$B$3]+[.$B$4])*[.A349]" office:value-type="float" office:value="2.28000000000006">
            <text:p>2.280</text:p>
          </table:table-cell>
          <table:table-cell table:style-name="ce8"/>
          <table:table-cell table:style-name="ce13" table:formula="of:=[.B349]/[.$E$3]" office:value-type="float" office:value="707.490909090928">
            <text:p>707</text:p>
          </table:table-cell>
          <table:table-cell table:style-name="ce18" table:formula="of:=DEC2HEX([.D349])" office:value-type="string" office:string-value="2C3">
            <text:p>2C3</text:p>
          </table:table-cell>
          <table:table-cell table:style-name="ce18" table:formula="of:=DEC2HEX([.D349]/4)" office:value-type="string" office:string-value="B0">
            <text:p>B0</text:p>
          </table:table-cell>
          <table:table-cell table:style-name="ce18" table:formula="of:=DEC2HEX(([.D349]-HEX2DEC([.F349])*4))" office:value-type="string" office:string-value="3">
            <text:p>3</text:p>
          </table:table-cell>
          <table:table-cell table:style-name="ce8" table:number-columns-repeated="1017"/>
        </table:table-row>
        <table:table-row table:style-name="ro1">
          <table:table-cell office:value-type="float" office:value="37.950000000001">
            <text:p>37.950</text:p>
          </table:table-cell>
          <table:table-cell table:formula="of:=[.$B$4]/([.$B$3]+[.$B$4])*[.A350]" office:value-type="float" office:value="2.27700000000006">
            <text:p>2.277</text:p>
          </table:table-cell>
          <table:table-cell/>
          <table:table-cell table:formula="of:=[.B350]/[.$E$3]" office:value-type="float" office:value="706.560000000019">
            <text:p>707</text:p>
          </table:table-cell>
          <table:table-cell table:formula="of:=DEC2HEX([.D350])" office:value-type="string" office:string-value="2C2">
            <text:p>2C2</text:p>
          </table:table-cell>
          <table:table-cell table:formula="of:=DEC2HEX([.D350]/4)" office:value-type="string" office:string-value="B0">
            <text:p>B0</text:p>
          </table:table-cell>
          <table:table-cell table:formula="of:=DEC2HEX(([.D350]-HEX2DEC([.F35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7.900000000001">
            <text:p>37.900</text:p>
          </table:table-cell>
          <table:table-cell table:formula="of:=[.$B$4]/([.$B$3]+[.$B$4])*[.A351]" office:value-type="float" office:value="2.27400000000006">
            <text:p>2.274</text:p>
          </table:table-cell>
          <table:table-cell/>
          <table:table-cell table:formula="of:=[.B351]/[.$E$3]" office:value-type="float" office:value="705.62909090911">
            <text:p>706</text:p>
          </table:table-cell>
          <table:table-cell table:formula="of:=DEC2HEX([.D351])" office:value-type="string" office:string-value="2C1">
            <text:p>2C1</text:p>
          </table:table-cell>
          <table:table-cell table:formula="of:=DEC2HEX([.D351]/4)" office:value-type="string" office:string-value="B0">
            <text:p>B0</text:p>
          </table:table-cell>
          <table:table-cell table:formula="of:=DEC2HEX(([.D351]-HEX2DEC([.F35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7.850000000001">
            <text:p>37.850</text:p>
          </table:table-cell>
          <table:table-cell table:formula="of:=[.$B$4]/([.$B$3]+[.$B$4])*[.A352]" office:value-type="float" office:value="2.27100000000006">
            <text:p>2.271</text:p>
          </table:table-cell>
          <table:table-cell/>
          <table:table-cell table:formula="of:=[.B352]/[.$E$3]" office:value-type="float" office:value="704.698181818201">
            <text:p>705</text:p>
          </table:table-cell>
          <table:table-cell table:formula="of:=DEC2HEX([.D352])" office:value-type="string" office:string-value="2C0">
            <text:p>2C0</text:p>
          </table:table-cell>
          <table:table-cell table:formula="of:=DEC2HEX([.D352]/4)" office:value-type="string" office:string-value="B0">
            <text:p>B0</text:p>
          </table:table-cell>
          <table:table-cell table:formula="of:=DEC2HEX(([.D352]-HEX2DEC([.F35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7.800000000001">
            <text:p>37.800</text:p>
          </table:table-cell>
          <table:table-cell table:formula="of:=[.$B$4]/([.$B$3]+[.$B$4])*[.A353]" office:value-type="float" office:value="2.26800000000006">
            <text:p>2.268</text:p>
          </table:table-cell>
          <table:table-cell/>
          <table:table-cell table:formula="of:=[.B353]/[.$E$3]" office:value-type="float" office:value="703.767272727291">
            <text:p>704</text:p>
          </table:table-cell>
          <table:table-cell table:formula="of:=DEC2HEX([.D353])" office:value-type="string" office:string-value="2BF">
            <text:p>2BF</text:p>
          </table:table-cell>
          <table:table-cell table:formula="of:=DEC2HEX([.D353]/4)" office:value-type="string" office:string-value="AF">
            <text:p>AF</text:p>
          </table:table-cell>
          <table:table-cell table:formula="of:=DEC2HEX(([.D353]-HEX2DEC([.F35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7.750000000001">
            <text:p>37.750</text:p>
          </table:table-cell>
          <table:table-cell table:formula="of:=[.$B$4]/([.$B$3]+[.$B$4])*[.A354]" office:value-type="float" office:value="2.26500000000006">
            <text:p>2.265</text:p>
          </table:table-cell>
          <table:table-cell/>
          <table:table-cell table:formula="of:=[.B354]/[.$E$3]" office:value-type="float" office:value="702.836363636382">
            <text:p>703</text:p>
          </table:table-cell>
          <table:table-cell table:formula="of:=DEC2HEX([.D354])" office:value-type="string" office:string-value="2BE">
            <text:p>2BE</text:p>
          </table:table-cell>
          <table:table-cell table:formula="of:=DEC2HEX([.D354]/4)" office:value-type="string" office:string-value="AF">
            <text:p>AF</text:p>
          </table:table-cell>
          <table:table-cell table:formula="of:=DEC2HEX(([.D354]-HEX2DEC([.F35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7.700000000001">
            <text:p>37.700</text:p>
          </table:table-cell>
          <table:table-cell table:formula="of:=[.$B$4]/([.$B$3]+[.$B$4])*[.A355]" office:value-type="float" office:value="2.26200000000006">
            <text:p>2.262</text:p>
          </table:table-cell>
          <table:table-cell/>
          <table:table-cell table:formula="of:=[.B355]/[.$E$3]" office:value-type="float" office:value="701.905454545473">
            <text:p>702</text:p>
          </table:table-cell>
          <table:table-cell table:formula="of:=DEC2HEX([.D355])" office:value-type="string" office:string-value="2BD">
            <text:p>2BD</text:p>
          </table:table-cell>
          <table:table-cell table:formula="of:=DEC2HEX([.D355]/4)" office:value-type="string" office:string-value="AF">
            <text:p>AF</text:p>
          </table:table-cell>
          <table:table-cell table:formula="of:=DEC2HEX(([.D355]-HEX2DEC([.F35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7.650000000001">
            <text:p>37.650</text:p>
          </table:table-cell>
          <table:table-cell table:formula="of:=[.$B$4]/([.$B$3]+[.$B$4])*[.A356]" office:value-type="float" office:value="2.25900000000006">
            <text:p>2.259</text:p>
          </table:table-cell>
          <table:table-cell/>
          <table:table-cell table:formula="of:=[.B356]/[.$E$3]" office:value-type="float" office:value="700.974545454564">
            <text:p>701</text:p>
          </table:table-cell>
          <table:table-cell table:formula="of:=DEC2HEX([.D356])" office:value-type="string" office:string-value="2BC">
            <text:p>2BC</text:p>
          </table:table-cell>
          <table:table-cell table:formula="of:=DEC2HEX([.D356]/4)" office:value-type="string" office:string-value="AF">
            <text:p>AF</text:p>
          </table:table-cell>
          <table:table-cell table:formula="of:=DEC2HEX(([.D356]-HEX2DEC([.F35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7.600000000001">
            <text:p>37.600</text:p>
          </table:table-cell>
          <table:table-cell table:formula="of:=[.$B$4]/([.$B$3]+[.$B$4])*[.A357]" office:value-type="float" office:value="2.25600000000006">
            <text:p>2.256</text:p>
          </table:table-cell>
          <table:table-cell/>
          <table:table-cell table:formula="of:=[.B357]/[.$E$3]" office:value-type="float" office:value="700.043636363655">
            <text:p>700</text:p>
          </table:table-cell>
          <table:table-cell table:formula="of:=DEC2HEX([.D357])" office:value-type="string" office:string-value="2BC">
            <text:p>2BC</text:p>
          </table:table-cell>
          <table:table-cell table:formula="of:=DEC2HEX([.D357]/4)" office:value-type="string" office:string-value="AF">
            <text:p>AF</text:p>
          </table:table-cell>
          <table:table-cell table:formula="of:=DEC2HEX(([.D357]-HEX2DEC([.F35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7.550000000001">
            <text:p>37.550</text:p>
          </table:table-cell>
          <table:table-cell table:formula="of:=[.$B$4]/([.$B$3]+[.$B$4])*[.A358]" office:value-type="float" office:value="2.25300000000006">
            <text:p>2.253</text:p>
          </table:table-cell>
          <table:table-cell/>
          <table:table-cell table:formula="of:=[.B358]/[.$E$3]" office:value-type="float" office:value="699.112727272746">
            <text:p>699</text:p>
          </table:table-cell>
          <table:table-cell table:formula="of:=DEC2HEX([.D358])" office:value-type="string" office:string-value="2BB">
            <text:p>2BB</text:p>
          </table:table-cell>
          <table:table-cell table:formula="of:=DEC2HEX([.D358]/4)" office:value-type="string" office:string-value="AE">
            <text:p>AE</text:p>
          </table:table-cell>
          <table:table-cell table:formula="of:=DEC2HEX(([.D358]-HEX2DEC([.F35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7.500000000001">
            <text:p>37.500</text:p>
          </table:table-cell>
          <table:table-cell table:formula="of:=[.$B$4]/([.$B$3]+[.$B$4])*[.A359]" office:value-type="float" office:value="2.25000000000006">
            <text:p>2.250</text:p>
          </table:table-cell>
          <table:table-cell/>
          <table:table-cell table:formula="of:=[.B359]/[.$E$3]" office:value-type="float" office:value="698.181818181837">
            <text:p>698</text:p>
          </table:table-cell>
          <table:table-cell table:formula="of:=DEC2HEX([.D359])" office:value-type="string" office:string-value="2BA">
            <text:p>2BA</text:p>
          </table:table-cell>
          <table:table-cell table:formula="of:=DEC2HEX([.D359]/4)" office:value-type="string" office:string-value="AE">
            <text:p>AE</text:p>
          </table:table-cell>
          <table:table-cell table:formula="of:=DEC2HEX(([.D359]-HEX2DEC([.F35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7.450000000001">
            <text:p>37.450</text:p>
          </table:table-cell>
          <table:table-cell table:formula="of:=[.$B$4]/([.$B$3]+[.$B$4])*[.A360]" office:value-type="float" office:value="2.24700000000006">
            <text:p>2.247</text:p>
          </table:table-cell>
          <table:table-cell/>
          <table:table-cell table:formula="of:=[.B360]/[.$E$3]" office:value-type="float" office:value="697.250909090928">
            <text:p>697</text:p>
          </table:table-cell>
          <table:table-cell table:formula="of:=DEC2HEX([.D360])" office:value-type="string" office:string-value="2B9">
            <text:p>2B9</text:p>
          </table:table-cell>
          <table:table-cell table:formula="of:=DEC2HEX([.D360]/4)" office:value-type="string" office:string-value="AE">
            <text:p>AE</text:p>
          </table:table-cell>
          <table:table-cell table:formula="of:=DEC2HEX(([.D360]-HEX2DEC([.F36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7.400000000001">
            <text:p>37.400</text:p>
          </table:table-cell>
          <table:table-cell table:formula="of:=[.$B$4]/([.$B$3]+[.$B$4])*[.A361]" office:value-type="float" office:value="2.24400000000006">
            <text:p>2.244</text:p>
          </table:table-cell>
          <table:table-cell/>
          <table:table-cell table:formula="of:=[.B361]/[.$E$3]" office:value-type="float" office:value="696.320000000019">
            <text:p>696</text:p>
          </table:table-cell>
          <table:table-cell table:formula="of:=DEC2HEX([.D361])" office:value-type="string" office:string-value="2B8">
            <text:p>2B8</text:p>
          </table:table-cell>
          <table:table-cell table:formula="of:=DEC2HEX([.D361]/4)" office:value-type="string" office:string-value="AE">
            <text:p>AE</text:p>
          </table:table-cell>
          <table:table-cell table:formula="of:=DEC2HEX(([.D361]-HEX2DEC([.F36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7.350000000001">
            <text:p>37.350</text:p>
          </table:table-cell>
          <table:table-cell table:formula="of:=[.$B$4]/([.$B$3]+[.$B$4])*[.A362]" office:value-type="float" office:value="2.24100000000006">
            <text:p>2.241</text:p>
          </table:table-cell>
          <table:table-cell/>
          <table:table-cell table:formula="of:=[.B362]/[.$E$3]" office:value-type="float" office:value="695.38909090911">
            <text:p>695</text:p>
          </table:table-cell>
          <table:table-cell table:formula="of:=DEC2HEX([.D362])" office:value-type="string" office:string-value="2B7">
            <text:p>2B7</text:p>
          </table:table-cell>
          <table:table-cell table:formula="of:=DEC2HEX([.D362]/4)" office:value-type="string" office:string-value="AD">
            <text:p>AD</text:p>
          </table:table-cell>
          <table:table-cell table:formula="of:=DEC2HEX(([.D362]-HEX2DEC([.F36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7.300000000001">
            <text:p>37.300</text:p>
          </table:table-cell>
          <table:table-cell table:formula="of:=[.$B$4]/([.$B$3]+[.$B$4])*[.A363]" office:value-type="float" office:value="2.23800000000006">
            <text:p>2.238</text:p>
          </table:table-cell>
          <table:table-cell/>
          <table:table-cell table:formula="of:=[.B363]/[.$E$3]" office:value-type="float" office:value="694.458181818201">
            <text:p>694</text:p>
          </table:table-cell>
          <table:table-cell table:formula="of:=DEC2HEX([.D363])" office:value-type="string" office:string-value="2B6">
            <text:p>2B6</text:p>
          </table:table-cell>
          <table:table-cell table:formula="of:=DEC2HEX([.D363]/4)" office:value-type="string" office:string-value="AD">
            <text:p>AD</text:p>
          </table:table-cell>
          <table:table-cell table:formula="of:=DEC2HEX(([.D363]-HEX2DEC([.F36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7.250000000001">
            <text:p>37.250</text:p>
          </table:table-cell>
          <table:table-cell table:formula="of:=[.$B$4]/([.$B$3]+[.$B$4])*[.A364]" office:value-type="float" office:value="2.23500000000006">
            <text:p>2.235</text:p>
          </table:table-cell>
          <table:table-cell/>
          <table:table-cell table:formula="of:=[.B364]/[.$E$3]" office:value-type="float" office:value="693.527272727291">
            <text:p>694</text:p>
          </table:table-cell>
          <table:table-cell table:formula="of:=DEC2HEX([.D364])" office:value-type="string" office:string-value="2B5">
            <text:p>2B5</text:p>
          </table:table-cell>
          <table:table-cell table:formula="of:=DEC2HEX([.D364]/4)" office:value-type="string" office:string-value="AD">
            <text:p>AD</text:p>
          </table:table-cell>
          <table:table-cell table:formula="of:=DEC2HEX(([.D364]-HEX2DEC([.F36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7.200000000001">
            <text:p>37.200</text:p>
          </table:table-cell>
          <table:table-cell table:formula="of:=[.$B$4]/([.$B$3]+[.$B$4])*[.A365]" office:value-type="float" office:value="2.23200000000006">
            <text:p>2.232</text:p>
          </table:table-cell>
          <table:table-cell/>
          <table:table-cell table:formula="of:=[.B365]/[.$E$3]" office:value-type="float" office:value="692.596363636382">
            <text:p>693</text:p>
          </table:table-cell>
          <table:table-cell table:formula="of:=DEC2HEX([.D365])" office:value-type="string" office:string-value="2B4">
            <text:p>2B4</text:p>
          </table:table-cell>
          <table:table-cell table:formula="of:=DEC2HEX([.D365]/4)" office:value-type="string" office:string-value="AD">
            <text:p>AD</text:p>
          </table:table-cell>
          <table:table-cell table:formula="of:=DEC2HEX(([.D365]-HEX2DEC([.F36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7.150000000001">
            <text:p>37.150</text:p>
          </table:table-cell>
          <table:table-cell table:formula="of:=[.$B$4]/([.$B$3]+[.$B$4])*[.A366]" office:value-type="float" office:value="2.22900000000006">
            <text:p>2.229</text:p>
          </table:table-cell>
          <table:table-cell/>
          <table:table-cell table:formula="of:=[.B366]/[.$E$3]" office:value-type="float" office:value="691.665454545473">
            <text:p>692</text:p>
          </table:table-cell>
          <table:table-cell table:formula="of:=DEC2HEX([.D366])" office:value-type="string" office:string-value="2B3">
            <text:p>2B3</text:p>
          </table:table-cell>
          <table:table-cell table:formula="of:=DEC2HEX([.D366]/4)" office:value-type="string" office:string-value="AC">
            <text:p>AC</text:p>
          </table:table-cell>
          <table:table-cell table:formula="of:=DEC2HEX(([.D366]-HEX2DEC([.F36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7.100000000001">
            <text:p>37.100</text:p>
          </table:table-cell>
          <table:table-cell table:formula="of:=[.$B$4]/([.$B$3]+[.$B$4])*[.A367]" office:value-type="float" office:value="2.22600000000006">
            <text:p>2.226</text:p>
          </table:table-cell>
          <table:table-cell/>
          <table:table-cell table:formula="of:=[.B367]/[.$E$3]" office:value-type="float" office:value="690.734545454564">
            <text:p>691</text:p>
          </table:table-cell>
          <table:table-cell table:formula="of:=DEC2HEX([.D367])" office:value-type="string" office:string-value="2B2">
            <text:p>2B2</text:p>
          </table:table-cell>
          <table:table-cell table:formula="of:=DEC2HEX([.D367]/4)" office:value-type="string" office:string-value="AC">
            <text:p>AC</text:p>
          </table:table-cell>
          <table:table-cell table:formula="of:=DEC2HEX(([.D367]-HEX2DEC([.F36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7.050000000001">
            <text:p>37.050</text:p>
          </table:table-cell>
          <table:table-cell table:formula="of:=[.$B$4]/([.$B$3]+[.$B$4])*[.A368]" office:value-type="float" office:value="2.22300000000006">
            <text:p>2.223</text:p>
          </table:table-cell>
          <table:table-cell/>
          <table:table-cell table:formula="of:=[.B368]/[.$E$3]" office:value-type="float" office:value="689.803636363655">
            <text:p>690</text:p>
          </table:table-cell>
          <table:table-cell table:formula="of:=DEC2HEX([.D368])" office:value-type="string" office:string-value="2B1">
            <text:p>2B1</text:p>
          </table:table-cell>
          <table:table-cell table:formula="of:=DEC2HEX([.D368]/4)" office:value-type="string" office:string-value="AC">
            <text:p>AC</text:p>
          </table:table-cell>
          <table:table-cell table:formula="of:=DEC2HEX(([.D368]-HEX2DEC([.F36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7.000000000001">
            <text:p>37.000</text:p>
          </table:table-cell>
          <table:table-cell table:formula="of:=[.$B$4]/([.$B$3]+[.$B$4])*[.A369]" office:value-type="float" office:value="2.22000000000006">
            <text:p>2.220</text:p>
          </table:table-cell>
          <table:table-cell/>
          <table:table-cell table:formula="of:=[.B369]/[.$E$3]" office:value-type="float" office:value="688.872727272746">
            <text:p>689</text:p>
          </table:table-cell>
          <table:table-cell table:formula="of:=DEC2HEX([.D369])" office:value-type="string" office:string-value="2B0">
            <text:p>2B0</text:p>
          </table:table-cell>
          <table:table-cell table:formula="of:=DEC2HEX([.D369]/4)" office:value-type="string" office:string-value="AC">
            <text:p>AC</text:p>
          </table:table-cell>
          <table:table-cell table:formula="of:=DEC2HEX(([.D369]-HEX2DEC([.F36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6.950000000001">
            <text:p>36.950</text:p>
          </table:table-cell>
          <table:table-cell table:formula="of:=[.$B$4]/([.$B$3]+[.$B$4])*[.A370]" office:value-type="float" office:value="2.21700000000006">
            <text:p>2.217</text:p>
          </table:table-cell>
          <table:table-cell/>
          <table:table-cell table:formula="of:=[.B370]/[.$E$3]" office:value-type="float" office:value="687.941818181837">
            <text:p>688</text:p>
          </table:table-cell>
          <table:table-cell table:formula="of:=DEC2HEX([.D370])" office:value-type="string" office:string-value="2AF">
            <text:p>2AF</text:p>
          </table:table-cell>
          <table:table-cell table:formula="of:=DEC2HEX([.D370]/4)" office:value-type="string" office:string-value="AB">
            <text:p>AB</text:p>
          </table:table-cell>
          <table:table-cell table:formula="of:=DEC2HEX(([.D370]-HEX2DEC([.F37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6.900000000001">
            <text:p>36.900</text:p>
          </table:table-cell>
          <table:table-cell table:formula="of:=[.$B$4]/([.$B$3]+[.$B$4])*[.A371]" office:value-type="float" office:value="2.21400000000006">
            <text:p>2.214</text:p>
          </table:table-cell>
          <table:table-cell/>
          <table:table-cell table:formula="of:=[.B371]/[.$E$3]" office:value-type="float" office:value="687.010909090928">
            <text:p>687</text:p>
          </table:table-cell>
          <table:table-cell table:formula="of:=DEC2HEX([.D371])" office:value-type="string" office:string-value="2AF">
            <text:p>2AF</text:p>
          </table:table-cell>
          <table:table-cell table:formula="of:=DEC2HEX([.D371]/4)" office:value-type="string" office:string-value="AB">
            <text:p>AB</text:p>
          </table:table-cell>
          <table:table-cell table:formula="of:=DEC2HEX(([.D371]-HEX2DEC([.F37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6.850000000001">
            <text:p>36.850</text:p>
          </table:table-cell>
          <table:table-cell table:formula="of:=[.$B$4]/([.$B$3]+[.$B$4])*[.A372]" office:value-type="float" office:value="2.21100000000006">
            <text:p>2.211</text:p>
          </table:table-cell>
          <table:table-cell/>
          <table:table-cell table:formula="of:=[.B372]/[.$E$3]" office:value-type="float" office:value="686.080000000019">
            <text:p>686</text:p>
          </table:table-cell>
          <table:table-cell table:formula="of:=DEC2HEX([.D372])" office:value-type="string" office:string-value="2AE">
            <text:p>2AE</text:p>
          </table:table-cell>
          <table:table-cell table:formula="of:=DEC2HEX([.D372]/4)" office:value-type="string" office:string-value="AB">
            <text:p>AB</text:p>
          </table:table-cell>
          <table:table-cell table:formula="of:=DEC2HEX(([.D372]-HEX2DEC([.F37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6.800000000001">
            <text:p>36.800</text:p>
          </table:table-cell>
          <table:table-cell table:formula="of:=[.$B$4]/([.$B$3]+[.$B$4])*[.A373]" office:value-type="float" office:value="2.20800000000006">
            <text:p>2.208</text:p>
          </table:table-cell>
          <table:table-cell/>
          <table:table-cell table:formula="of:=[.B373]/[.$E$3]" office:value-type="float" office:value="685.149090909109">
            <text:p>685</text:p>
          </table:table-cell>
          <table:table-cell table:formula="of:=DEC2HEX([.D373])" office:value-type="string" office:string-value="2AD">
            <text:p>2AD</text:p>
          </table:table-cell>
          <table:table-cell table:formula="of:=DEC2HEX([.D373]/4)" office:value-type="string" office:string-value="AB">
            <text:p>AB</text:p>
          </table:table-cell>
          <table:table-cell table:formula="of:=DEC2HEX(([.D373]-HEX2DEC([.F37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6.750000000001">
            <text:p>36.750</text:p>
          </table:table-cell>
          <table:table-cell table:formula="of:=[.$B$4]/([.$B$3]+[.$B$4])*[.A374]" office:value-type="float" office:value="2.20500000000006">
            <text:p>2.205</text:p>
          </table:table-cell>
          <table:table-cell/>
          <table:table-cell table:formula="of:=[.B374]/[.$E$3]" office:value-type="float" office:value="684.218181818201">
            <text:p>684</text:p>
          </table:table-cell>
          <table:table-cell table:formula="of:=DEC2HEX([.D374])" office:value-type="string" office:string-value="2AC">
            <text:p>2AC</text:p>
          </table:table-cell>
          <table:table-cell table:formula="of:=DEC2HEX([.D374]/4)" office:value-type="string" office:string-value="AB">
            <text:p>AB</text:p>
          </table:table-cell>
          <table:table-cell table:formula="of:=DEC2HEX(([.D374]-HEX2DEC([.F37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6.700000000001">
            <text:p>36.700</text:p>
          </table:table-cell>
          <table:table-cell table:formula="of:=[.$B$4]/([.$B$3]+[.$B$4])*[.A375]" office:value-type="float" office:value="2.20200000000006">
            <text:p>2.202</text:p>
          </table:table-cell>
          <table:table-cell/>
          <table:table-cell table:formula="of:=[.B375]/[.$E$3]" office:value-type="float" office:value="683.287272727291">
            <text:p>683</text:p>
          </table:table-cell>
          <table:table-cell table:formula="of:=DEC2HEX([.D375])" office:value-type="string" office:string-value="2AB">
            <text:p>2AB</text:p>
          </table:table-cell>
          <table:table-cell table:formula="of:=DEC2HEX([.D375]/4)" office:value-type="string" office:string-value="AA">
            <text:p>AA</text:p>
          </table:table-cell>
          <table:table-cell table:formula="of:=DEC2HEX(([.D375]-HEX2DEC([.F37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6.650000000001">
            <text:p>36.650</text:p>
          </table:table-cell>
          <table:table-cell table:formula="of:=[.$B$4]/([.$B$3]+[.$B$4])*[.A376]" office:value-type="float" office:value="2.19900000000006">
            <text:p>2.199</text:p>
          </table:table-cell>
          <table:table-cell/>
          <table:table-cell table:formula="of:=[.B376]/[.$E$3]" office:value-type="float" office:value="682.356363636382">
            <text:p>682</text:p>
          </table:table-cell>
          <table:table-cell table:formula="of:=DEC2HEX([.D376])" office:value-type="string" office:string-value="2AA">
            <text:p>2AA</text:p>
          </table:table-cell>
          <table:table-cell table:formula="of:=DEC2HEX([.D376]/4)" office:value-type="string" office:string-value="AA">
            <text:p>AA</text:p>
          </table:table-cell>
          <table:table-cell table:formula="of:=DEC2HEX(([.D376]-HEX2DEC([.F37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6.600000000001">
            <text:p>36.600</text:p>
          </table:table-cell>
          <table:table-cell table:formula="of:=[.$B$4]/([.$B$3]+[.$B$4])*[.A377]" office:value-type="float" office:value="2.19600000000006">
            <text:p>2.196</text:p>
          </table:table-cell>
          <table:table-cell/>
          <table:table-cell table:formula="of:=[.B377]/[.$E$3]" office:value-type="float" office:value="681.425454545473">
            <text:p>681</text:p>
          </table:table-cell>
          <table:table-cell table:formula="of:=DEC2HEX([.D377])" office:value-type="string" office:string-value="2A9">
            <text:p>2A9</text:p>
          </table:table-cell>
          <table:table-cell table:formula="of:=DEC2HEX([.D377]/4)" office:value-type="string" office:string-value="AA">
            <text:p>AA</text:p>
          </table:table-cell>
          <table:table-cell table:formula="of:=DEC2HEX(([.D377]-HEX2DEC([.F37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6.550000000001">
            <text:p>36.550</text:p>
          </table:table-cell>
          <table:table-cell table:formula="of:=[.$B$4]/([.$B$3]+[.$B$4])*[.A378]" office:value-type="float" office:value="2.19300000000006">
            <text:p>2.193</text:p>
          </table:table-cell>
          <table:table-cell/>
          <table:table-cell table:formula="of:=[.B378]/[.$E$3]" office:value-type="float" office:value="680.494545454564">
            <text:p>680</text:p>
          </table:table-cell>
          <table:table-cell table:formula="of:=DEC2HEX([.D378])" office:value-type="string" office:string-value="2A8">
            <text:p>2A8</text:p>
          </table:table-cell>
          <table:table-cell table:formula="of:=DEC2HEX([.D378]/4)" office:value-type="string" office:string-value="AA">
            <text:p>AA</text:p>
          </table:table-cell>
          <table:table-cell table:formula="of:=DEC2HEX(([.D378]-HEX2DEC([.F37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6.5000000000011">
            <text:p>36.500</text:p>
          </table:table-cell>
          <table:table-cell table:formula="of:=[.$B$4]/([.$B$3]+[.$B$4])*[.A379]" office:value-type="float" office:value="2.19000000000007">
            <text:p>2.190</text:p>
          </table:table-cell>
          <table:table-cell/>
          <table:table-cell table:formula="of:=[.B379]/[.$E$3]" office:value-type="float" office:value="679.563636363657">
            <text:p>680</text:p>
          </table:table-cell>
          <table:table-cell table:formula="of:=DEC2HEX([.D379])" office:value-type="string" office:string-value="2A7">
            <text:p>2A7</text:p>
          </table:table-cell>
          <table:table-cell table:formula="of:=DEC2HEX([.D379]/4)" office:value-type="string" office:string-value="A9">
            <text:p>A9</text:p>
          </table:table-cell>
          <table:table-cell table:formula="of:=DEC2HEX(([.D379]-HEX2DEC([.F37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6.4500000000011">
            <text:p>36.450</text:p>
          </table:table-cell>
          <table:table-cell table:formula="of:=[.$B$4]/([.$B$3]+[.$B$4])*[.A380]" office:value-type="float" office:value="2.18700000000007">
            <text:p>2.187</text:p>
          </table:table-cell>
          <table:table-cell/>
          <table:table-cell table:formula="of:=[.B380]/[.$E$3]" office:value-type="float" office:value="678.632727272748">
            <text:p>679</text:p>
          </table:table-cell>
          <table:table-cell table:formula="of:=DEC2HEX([.D380])" office:value-type="string" office:string-value="2A6">
            <text:p>2A6</text:p>
          </table:table-cell>
          <table:table-cell table:formula="of:=DEC2HEX([.D380]/4)" office:value-type="string" office:string-value="A9">
            <text:p>A9</text:p>
          </table:table-cell>
          <table:table-cell table:formula="of:=DEC2HEX(([.D380]-HEX2DEC([.F38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6.4000000000011">
            <text:p>36.400</text:p>
          </table:table-cell>
          <table:table-cell table:formula="of:=[.$B$4]/([.$B$3]+[.$B$4])*[.A381]" office:value-type="float" office:value="2.18400000000007">
            <text:p>2.184</text:p>
          </table:table-cell>
          <table:table-cell/>
          <table:table-cell table:formula="of:=[.B381]/[.$E$3]" office:value-type="float" office:value="677.701818181839">
            <text:p>678</text:p>
          </table:table-cell>
          <table:table-cell table:formula="of:=DEC2HEX([.D381])" office:value-type="string" office:string-value="2A5">
            <text:p>2A5</text:p>
          </table:table-cell>
          <table:table-cell table:formula="of:=DEC2HEX([.D381]/4)" office:value-type="string" office:string-value="A9">
            <text:p>A9</text:p>
          </table:table-cell>
          <table:table-cell table:formula="of:=DEC2HEX(([.D381]-HEX2DEC([.F38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6.3500000000011">
            <text:p>36.350</text:p>
          </table:table-cell>
          <table:table-cell table:formula="of:=[.$B$4]/([.$B$3]+[.$B$4])*[.A382]" office:value-type="float" office:value="2.18100000000007">
            <text:p>2.181</text:p>
          </table:table-cell>
          <table:table-cell/>
          <table:table-cell table:formula="of:=[.B382]/[.$E$3]" office:value-type="float" office:value="676.77090909093">
            <text:p>677</text:p>
          </table:table-cell>
          <table:table-cell table:formula="of:=DEC2HEX([.D382])" office:value-type="string" office:string-value="2A4">
            <text:p>2A4</text:p>
          </table:table-cell>
          <table:table-cell table:formula="of:=DEC2HEX([.D382]/4)" office:value-type="string" office:string-value="A9">
            <text:p>A9</text:p>
          </table:table-cell>
          <table:table-cell table:formula="of:=DEC2HEX(([.D382]-HEX2DEC([.F38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6.3000000000011">
            <text:p>36.300</text:p>
          </table:table-cell>
          <table:table-cell table:formula="of:=[.$B$4]/([.$B$3]+[.$B$4])*[.A383]" office:value-type="float" office:value="2.17800000000007">
            <text:p>2.178</text:p>
          </table:table-cell>
          <table:table-cell/>
          <table:table-cell table:formula="of:=[.B383]/[.$E$3]" office:value-type="float" office:value="675.84000000002">
            <text:p>676</text:p>
          </table:table-cell>
          <table:table-cell table:formula="of:=DEC2HEX([.D383])" office:value-type="string" office:string-value="2A3">
            <text:p>2A3</text:p>
          </table:table-cell>
          <table:table-cell table:formula="of:=DEC2HEX([.D383]/4)" office:value-type="string" office:string-value="A8">
            <text:p>A8</text:p>
          </table:table-cell>
          <table:table-cell table:formula="of:=DEC2HEX(([.D383]-HEX2DEC([.F38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6.2500000000011">
            <text:p>36.250</text:p>
          </table:table-cell>
          <table:table-cell table:formula="of:=[.$B$4]/([.$B$3]+[.$B$4])*[.A384]" office:value-type="float" office:value="2.17500000000007">
            <text:p>2.175</text:p>
          </table:table-cell>
          <table:table-cell/>
          <table:table-cell table:formula="of:=[.B384]/[.$E$3]" office:value-type="float" office:value="674.909090909111">
            <text:p>675</text:p>
          </table:table-cell>
          <table:table-cell table:formula="of:=DEC2HEX([.D384])" office:value-type="string" office:string-value="2A2">
            <text:p>2A2</text:p>
          </table:table-cell>
          <table:table-cell table:formula="of:=DEC2HEX([.D384]/4)" office:value-type="string" office:string-value="A8">
            <text:p>A8</text:p>
          </table:table-cell>
          <table:table-cell table:formula="of:=DEC2HEX(([.D384]-HEX2DEC([.F38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6.2000000000011">
            <text:p>36.200</text:p>
          </table:table-cell>
          <table:table-cell table:formula="of:=[.$B$4]/([.$B$3]+[.$B$4])*[.A385]" office:value-type="float" office:value="2.17200000000007">
            <text:p>2.172</text:p>
          </table:table-cell>
          <table:table-cell/>
          <table:table-cell table:formula="of:=[.B385]/[.$E$3]" office:value-type="float" office:value="673.978181818202">
            <text:p>674</text:p>
          </table:table-cell>
          <table:table-cell table:formula="of:=DEC2HEX([.D385])" office:value-type="string" office:string-value="2A1">
            <text:p>2A1</text:p>
          </table:table-cell>
          <table:table-cell table:formula="of:=DEC2HEX([.D385]/4)" office:value-type="string" office:string-value="A8">
            <text:p>A8</text:p>
          </table:table-cell>
          <table:table-cell table:formula="of:=DEC2HEX(([.D385]-HEX2DEC([.F38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6.1500000000011">
            <text:p>36.150</text:p>
          </table:table-cell>
          <table:table-cell table:formula="of:=[.$B$4]/([.$B$3]+[.$B$4])*[.A386]" office:value-type="float" office:value="2.16900000000007">
            <text:p>2.169</text:p>
          </table:table-cell>
          <table:table-cell/>
          <table:table-cell table:formula="of:=[.B386]/[.$E$3]" office:value-type="float" office:value="673.047272727293">
            <text:p>673</text:p>
          </table:table-cell>
          <table:table-cell table:formula="of:=DEC2HEX([.D386])" office:value-type="string" office:string-value="2A1">
            <text:p>2A1</text:p>
          </table:table-cell>
          <table:table-cell table:formula="of:=DEC2HEX([.D386]/4)" office:value-type="string" office:string-value="A8">
            <text:p>A8</text:p>
          </table:table-cell>
          <table:table-cell table:formula="of:=DEC2HEX(([.D386]-HEX2DEC([.F38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6.1000000000011">
            <text:p>36.100</text:p>
          </table:table-cell>
          <table:table-cell table:formula="of:=[.$B$4]/([.$B$3]+[.$B$4])*[.A387]" office:value-type="float" office:value="2.16600000000007">
            <text:p>2.166</text:p>
          </table:table-cell>
          <table:table-cell/>
          <table:table-cell table:formula="of:=[.B387]/[.$E$3]" office:value-type="float" office:value="672.116363636384">
            <text:p>672</text:p>
          </table:table-cell>
          <table:table-cell table:formula="of:=DEC2HEX([.D387])" office:value-type="string" office:string-value="2A0">
            <text:p>2A0</text:p>
          </table:table-cell>
          <table:table-cell table:formula="of:=DEC2HEX([.D387]/4)" office:value-type="string" office:string-value="A8">
            <text:p>A8</text:p>
          </table:table-cell>
          <table:table-cell table:formula="of:=DEC2HEX(([.D387]-HEX2DEC([.F38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6.0500000000011">
            <text:p>36.050</text:p>
          </table:table-cell>
          <table:table-cell table:formula="of:=[.$B$4]/([.$B$3]+[.$B$4])*[.A388]" office:value-type="float" office:value="2.16300000000007">
            <text:p>2.163</text:p>
          </table:table-cell>
          <table:table-cell/>
          <table:table-cell table:formula="of:=[.B388]/[.$E$3]" office:value-type="float" office:value="671.185454545475">
            <text:p>671</text:p>
          </table:table-cell>
          <table:table-cell table:formula="of:=DEC2HEX([.D388])" office:value-type="string" office:string-value="29F">
            <text:p>29F</text:p>
          </table:table-cell>
          <table:table-cell table:formula="of:=DEC2HEX([.D388]/4)" office:value-type="string" office:string-value="A7">
            <text:p>A7</text:p>
          </table:table-cell>
          <table:table-cell table:formula="of:=DEC2HEX(([.D388]-HEX2DEC([.F38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36.0000000000011">
            <text:p>36.000</text:p>
          </table:table-cell>
          <table:table-cell table:style-name="ce5" table:formula="of:=[.$B$4]/([.$B$3]+[.$B$4])*[.A389]" office:value-type="float" office:value="2.16000000000007">
            <text:p>2.160</text:p>
          </table:table-cell>
          <table:table-cell table:style-name="ce8"/>
          <table:table-cell table:style-name="ce13" table:formula="of:=[.B389]/[.$E$3]" office:value-type="float" office:value="670.254545454566">
            <text:p>670</text:p>
          </table:table-cell>
          <table:table-cell table:style-name="ce18" table:formula="of:=DEC2HEX([.D389])" office:value-type="string" office:string-value="29E">
            <text:p>29E</text:p>
          </table:table-cell>
          <table:table-cell table:style-name="ce18" table:formula="of:=DEC2HEX([.D389]/4)" office:value-type="string" office:string-value="A7">
            <text:p>A7</text:p>
          </table:table-cell>
          <table:table-cell table:style-name="ce18" table:formula="of:=DEC2HEX(([.D389]-HEX2DEC([.F389])*4))" office:value-type="string" office:string-value="2">
            <text:p>2</text:p>
          </table:table-cell>
          <table:table-cell table:style-name="ce8" table:number-columns-repeated="1017"/>
        </table:table-row>
        <table:table-row table:style-name="ro1">
          <table:table-cell office:value-type="float" office:value="35.9500000000011">
            <text:p>35.950</text:p>
          </table:table-cell>
          <table:table-cell table:formula="of:=[.$B$4]/([.$B$3]+[.$B$4])*[.A390]" office:value-type="float" office:value="2.15700000000007">
            <text:p>2.157</text:p>
          </table:table-cell>
          <table:table-cell/>
          <table:table-cell table:formula="of:=[.B390]/[.$E$3]" office:value-type="float" office:value="669.323636363657">
            <text:p>669</text:p>
          </table:table-cell>
          <table:table-cell table:formula="of:=DEC2HEX([.D390])" office:value-type="string" office:string-value="29D">
            <text:p>29D</text:p>
          </table:table-cell>
          <table:table-cell table:formula="of:=DEC2HEX([.D390]/4)" office:value-type="string" office:string-value="A7">
            <text:p>A7</text:p>
          </table:table-cell>
          <table:table-cell table:formula="of:=DEC2HEX(([.D390]-HEX2DEC([.F39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5.9000000000011">
            <text:p>35.900</text:p>
          </table:table-cell>
          <table:table-cell table:formula="of:=[.$B$4]/([.$B$3]+[.$B$4])*[.A391]" office:value-type="float" office:value="2.15400000000007">
            <text:p>2.154</text:p>
          </table:table-cell>
          <table:table-cell/>
          <table:table-cell table:formula="of:=[.B391]/[.$E$3]" office:value-type="float" office:value="668.392727272748">
            <text:p>668</text:p>
          </table:table-cell>
          <table:table-cell table:formula="of:=DEC2HEX([.D391])" office:value-type="string" office:string-value="29C">
            <text:p>29C</text:p>
          </table:table-cell>
          <table:table-cell table:formula="of:=DEC2HEX([.D391]/4)" office:value-type="string" office:string-value="A7">
            <text:p>A7</text:p>
          </table:table-cell>
          <table:table-cell table:formula="of:=DEC2HEX(([.D391]-HEX2DEC([.F39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.8500000000011">
            <text:p>35.850</text:p>
          </table:table-cell>
          <table:table-cell table:formula="of:=[.$B$4]/([.$B$3]+[.$B$4])*[.A392]" office:value-type="float" office:value="2.15100000000007">
            <text:p>2.151</text:p>
          </table:table-cell>
          <table:table-cell/>
          <table:table-cell table:formula="of:=[.B392]/[.$E$3]" office:value-type="float" office:value="667.461818181839">
            <text:p>667</text:p>
          </table:table-cell>
          <table:table-cell table:formula="of:=DEC2HEX([.D392])" office:value-type="string" office:string-value="29B">
            <text:p>29B</text:p>
          </table:table-cell>
          <table:table-cell table:formula="of:=DEC2HEX([.D392]/4)" office:value-type="string" office:string-value="A6">
            <text:p>A6</text:p>
          </table:table-cell>
          <table:table-cell table:formula="of:=DEC2HEX(([.D392]-HEX2DEC([.F39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5.8000000000011">
            <text:p>35.800</text:p>
          </table:table-cell>
          <table:table-cell table:formula="of:=[.$B$4]/([.$B$3]+[.$B$4])*[.A393]" office:value-type="float" office:value="2.14800000000007">
            <text:p>2.148</text:p>
          </table:table-cell>
          <table:table-cell/>
          <table:table-cell table:formula="of:=[.B393]/[.$E$3]" office:value-type="float" office:value="666.53090909093">
            <text:p>667</text:p>
          </table:table-cell>
          <table:table-cell table:formula="of:=DEC2HEX([.D393])" office:value-type="string" office:string-value="29A">
            <text:p>29A</text:p>
          </table:table-cell>
          <table:table-cell table:formula="of:=DEC2HEX([.D393]/4)" office:value-type="string" office:string-value="A6">
            <text:p>A6</text:p>
          </table:table-cell>
          <table:table-cell table:formula="of:=DEC2HEX(([.D393]-HEX2DEC([.F39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5.7500000000011">
            <text:p>35.750</text:p>
          </table:table-cell>
          <table:table-cell table:formula="of:=[.$B$4]/([.$B$3]+[.$B$4])*[.A394]" office:value-type="float" office:value="2.14500000000007">
            <text:p>2.145</text:p>
          </table:table-cell>
          <table:table-cell/>
          <table:table-cell table:formula="of:=[.B394]/[.$E$3]" office:value-type="float" office:value="665.600000000021">
            <text:p>666</text:p>
          </table:table-cell>
          <table:table-cell table:formula="of:=DEC2HEX([.D394])" office:value-type="string" office:string-value="299">
            <text:p>299</text:p>
          </table:table-cell>
          <table:table-cell table:formula="of:=DEC2HEX([.D394]/4)" office:value-type="string" office:string-value="A6">
            <text:p>A6</text:p>
          </table:table-cell>
          <table:table-cell table:formula="of:=DEC2HEX(([.D394]-HEX2DEC([.F39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5.7000000000011">
            <text:p>35.700</text:p>
          </table:table-cell>
          <table:table-cell table:formula="of:=[.$B$4]/([.$B$3]+[.$B$4])*[.A395]" office:value-type="float" office:value="2.14200000000007">
            <text:p>2.142</text:p>
          </table:table-cell>
          <table:table-cell/>
          <table:table-cell table:formula="of:=[.B395]/[.$E$3]" office:value-type="float" office:value="664.669090909111">
            <text:p>665</text:p>
          </table:table-cell>
          <table:table-cell table:formula="of:=DEC2HEX([.D395])" office:value-type="string" office:string-value="298">
            <text:p>298</text:p>
          </table:table-cell>
          <table:table-cell table:formula="of:=DEC2HEX([.D395]/4)" office:value-type="string" office:string-value="A6">
            <text:p>A6</text:p>
          </table:table-cell>
          <table:table-cell table:formula="of:=DEC2HEX(([.D395]-HEX2DEC([.F39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.6500000000011">
            <text:p>35.650</text:p>
          </table:table-cell>
          <table:table-cell table:formula="of:=[.$B$4]/([.$B$3]+[.$B$4])*[.A396]" office:value-type="float" office:value="2.13900000000007">
            <text:p>2.139</text:p>
          </table:table-cell>
          <table:table-cell/>
          <table:table-cell table:formula="of:=[.B396]/[.$E$3]" office:value-type="float" office:value="663.738181818202">
            <text:p>664</text:p>
          </table:table-cell>
          <table:table-cell table:formula="of:=DEC2HEX([.D396])" office:value-type="string" office:string-value="297">
            <text:p>297</text:p>
          </table:table-cell>
          <table:table-cell table:formula="of:=DEC2HEX([.D396]/4)" office:value-type="string" office:string-value="A5">
            <text:p>A5</text:p>
          </table:table-cell>
          <table:table-cell table:formula="of:=DEC2HEX(([.D396]-HEX2DEC([.F39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5.6000000000011">
            <text:p>35.600</text:p>
          </table:table-cell>
          <table:table-cell table:formula="of:=[.$B$4]/([.$B$3]+[.$B$4])*[.A397]" office:value-type="float" office:value="2.13600000000007">
            <text:p>2.136</text:p>
          </table:table-cell>
          <table:table-cell/>
          <table:table-cell table:formula="of:=[.B397]/[.$E$3]" office:value-type="float" office:value="662.807272727293">
            <text:p>663</text:p>
          </table:table-cell>
          <table:table-cell table:formula="of:=DEC2HEX([.D397])" office:value-type="string" office:string-value="296">
            <text:p>296</text:p>
          </table:table-cell>
          <table:table-cell table:formula="of:=DEC2HEX([.D397]/4)" office:value-type="string" office:string-value="A5">
            <text:p>A5</text:p>
          </table:table-cell>
          <table:table-cell table:formula="of:=DEC2HEX(([.D397]-HEX2DEC([.F39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5.5500000000011">
            <text:p>35.550</text:p>
          </table:table-cell>
          <table:table-cell table:formula="of:=[.$B$4]/([.$B$3]+[.$B$4])*[.A398]" office:value-type="float" office:value="2.13300000000007">
            <text:p>2.133</text:p>
          </table:table-cell>
          <table:table-cell/>
          <table:table-cell table:formula="of:=[.B398]/[.$E$3]" office:value-type="float" office:value="661.876363636384">
            <text:p>662</text:p>
          </table:table-cell>
          <table:table-cell table:formula="of:=DEC2HEX([.D398])" office:value-type="string" office:string-value="295">
            <text:p>295</text:p>
          </table:table-cell>
          <table:table-cell table:formula="of:=DEC2HEX([.D398]/4)" office:value-type="string" office:string-value="A5">
            <text:p>A5</text:p>
          </table:table-cell>
          <table:table-cell table:formula="of:=DEC2HEX(([.D398]-HEX2DEC([.F39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5.5000000000011">
            <text:p>35.500</text:p>
          </table:table-cell>
          <table:table-cell table:formula="of:=[.$B$4]/([.$B$3]+[.$B$4])*[.A399]" office:value-type="float" office:value="2.13000000000007">
            <text:p>2.130</text:p>
          </table:table-cell>
          <table:table-cell/>
          <table:table-cell table:formula="of:=[.B399]/[.$E$3]" office:value-type="float" office:value="660.945454545475">
            <text:p>661</text:p>
          </table:table-cell>
          <table:table-cell table:formula="of:=DEC2HEX([.D399])" office:value-type="string" office:string-value="294">
            <text:p>294</text:p>
          </table:table-cell>
          <table:table-cell table:formula="of:=DEC2HEX([.D399]/4)" office:value-type="string" office:string-value="A5">
            <text:p>A5</text:p>
          </table:table-cell>
          <table:table-cell table:formula="of:=DEC2HEX(([.D399]-HEX2DEC([.F39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.4500000000011">
            <text:p>35.450</text:p>
          </table:table-cell>
          <table:table-cell table:formula="of:=[.$B$4]/([.$B$3]+[.$B$4])*[.A400]" office:value-type="float" office:value="2.12700000000007">
            <text:p>2.127</text:p>
          </table:table-cell>
          <table:table-cell/>
          <table:table-cell table:formula="of:=[.B400]/[.$E$3]" office:value-type="float" office:value="660.014545454566">
            <text:p>660</text:p>
          </table:table-cell>
          <table:table-cell table:formula="of:=DEC2HEX([.D400])" office:value-type="string" office:string-value="294">
            <text:p>294</text:p>
          </table:table-cell>
          <table:table-cell table:formula="of:=DEC2HEX([.D400]/4)" office:value-type="string" office:string-value="A5">
            <text:p>A5</text:p>
          </table:table-cell>
          <table:table-cell table:formula="of:=DEC2HEX(([.D400]-HEX2DEC([.F40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.4000000000011">
            <text:p>35.400</text:p>
          </table:table-cell>
          <table:table-cell table:formula="of:=[.$B$4]/([.$B$3]+[.$B$4])*[.A401]" office:value-type="float" office:value="2.12400000000007">
            <text:p>2.124</text:p>
          </table:table-cell>
          <table:table-cell/>
          <table:table-cell table:formula="of:=[.B401]/[.$E$3]" office:value-type="float" office:value="659.083636363657">
            <text:p>659</text:p>
          </table:table-cell>
          <table:table-cell table:formula="of:=DEC2HEX([.D401])" office:value-type="string" office:string-value="293">
            <text:p>293</text:p>
          </table:table-cell>
          <table:table-cell table:formula="of:=DEC2HEX([.D401]/4)" office:value-type="string" office:string-value="A4">
            <text:p>A4</text:p>
          </table:table-cell>
          <table:table-cell table:formula="of:=DEC2HEX(([.D401]-HEX2DEC([.F40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5.3500000000011">
            <text:p>35.350</text:p>
          </table:table-cell>
          <table:table-cell table:formula="of:=[.$B$4]/([.$B$3]+[.$B$4])*[.A402]" office:value-type="float" office:value="2.12100000000007">
            <text:p>2.121</text:p>
          </table:table-cell>
          <table:table-cell/>
          <table:table-cell table:formula="of:=[.B402]/[.$E$3]" office:value-type="float" office:value="658.152727272748">
            <text:p>658</text:p>
          </table:table-cell>
          <table:table-cell table:formula="of:=DEC2HEX([.D402])" office:value-type="string" office:string-value="292">
            <text:p>292</text:p>
          </table:table-cell>
          <table:table-cell table:formula="of:=DEC2HEX([.D402]/4)" office:value-type="string" office:string-value="A4">
            <text:p>A4</text:p>
          </table:table-cell>
          <table:table-cell table:formula="of:=DEC2HEX(([.D402]-HEX2DEC([.F40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5.3000000000011">
            <text:p>35.300</text:p>
          </table:table-cell>
          <table:table-cell table:formula="of:=[.$B$4]/([.$B$3]+[.$B$4])*[.A403]" office:value-type="float" office:value="2.11800000000007">
            <text:p>2.118</text:p>
          </table:table-cell>
          <table:table-cell/>
          <table:table-cell table:formula="of:=[.B403]/[.$E$3]" office:value-type="float" office:value="657.221818181839">
            <text:p>657</text:p>
          </table:table-cell>
          <table:table-cell table:formula="of:=DEC2HEX([.D403])" office:value-type="string" office:string-value="291">
            <text:p>291</text:p>
          </table:table-cell>
          <table:table-cell table:formula="of:=DEC2HEX([.D403]/4)" office:value-type="string" office:string-value="A4">
            <text:p>A4</text:p>
          </table:table-cell>
          <table:table-cell table:formula="of:=DEC2HEX(([.D403]-HEX2DEC([.F40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5.2500000000011">
            <text:p>35.250</text:p>
          </table:table-cell>
          <table:table-cell table:formula="of:=[.$B$4]/([.$B$3]+[.$B$4])*[.A404]" office:value-type="float" office:value="2.11500000000007">
            <text:p>2.115</text:p>
          </table:table-cell>
          <table:table-cell/>
          <table:table-cell table:formula="of:=[.B404]/[.$E$3]" office:value-type="float" office:value="656.29090909093">
            <text:p>656</text:p>
          </table:table-cell>
          <table:table-cell table:formula="of:=DEC2HEX([.D404])" office:value-type="string" office:string-value="290">
            <text:p>290</text:p>
          </table:table-cell>
          <table:table-cell table:formula="of:=DEC2HEX([.D404]/4)" office:value-type="string" office:string-value="A4">
            <text:p>A4</text:p>
          </table:table-cell>
          <table:table-cell table:formula="of:=DEC2HEX(([.D404]-HEX2DEC([.F40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.2000000000011">
            <text:p>35.200</text:p>
          </table:table-cell>
          <table:table-cell table:formula="of:=[.$B$4]/([.$B$3]+[.$B$4])*[.A405]" office:value-type="float" office:value="2.11200000000007">
            <text:p>2.112</text:p>
          </table:table-cell>
          <table:table-cell/>
          <table:table-cell table:formula="of:=[.B405]/[.$E$3]" office:value-type="float" office:value="655.36000000002">
            <text:p>655</text:p>
          </table:table-cell>
          <table:table-cell table:formula="of:=DEC2HEX([.D405])" office:value-type="string" office:string-value="28F">
            <text:p>28F</text:p>
          </table:table-cell>
          <table:table-cell table:formula="of:=DEC2HEX([.D405]/4)" office:value-type="string" office:string-value="A3">
            <text:p>A3</text:p>
          </table:table-cell>
          <table:table-cell table:formula="of:=DEC2HEX(([.D405]-HEX2DEC([.F40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5.1500000000011">
            <text:p>35.150</text:p>
          </table:table-cell>
          <table:table-cell table:formula="of:=[.$B$4]/([.$B$3]+[.$B$4])*[.A406]" office:value-type="float" office:value="2.10900000000007">
            <text:p>2.109</text:p>
          </table:table-cell>
          <table:table-cell/>
          <table:table-cell table:formula="of:=[.B406]/[.$E$3]" office:value-type="float" office:value="654.429090909111">
            <text:p>654</text:p>
          </table:table-cell>
          <table:table-cell table:formula="of:=DEC2HEX([.D406])" office:value-type="string" office:string-value="28E">
            <text:p>28E</text:p>
          </table:table-cell>
          <table:table-cell table:formula="of:=DEC2HEX([.D406]/4)" office:value-type="string" office:string-value="A3">
            <text:p>A3</text:p>
          </table:table-cell>
          <table:table-cell table:formula="of:=DEC2HEX(([.D406]-HEX2DEC([.F40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5.1000000000011">
            <text:p>35.100</text:p>
          </table:table-cell>
          <table:table-cell table:formula="of:=[.$B$4]/([.$B$3]+[.$B$4])*[.A407]" office:value-type="float" office:value="2.10600000000007">
            <text:p>2.106</text:p>
          </table:table-cell>
          <table:table-cell/>
          <table:table-cell table:formula="of:=[.B407]/[.$E$3]" office:value-type="float" office:value="653.498181818202">
            <text:p>653</text:p>
          </table:table-cell>
          <table:table-cell table:formula="of:=DEC2HEX([.D407])" office:value-type="string" office:string-value="28D">
            <text:p>28D</text:p>
          </table:table-cell>
          <table:table-cell table:formula="of:=DEC2HEX([.D407]/4)" office:value-type="string" office:string-value="A3">
            <text:p>A3</text:p>
          </table:table-cell>
          <table:table-cell table:formula="of:=DEC2HEX(([.D407]-HEX2DEC([.F40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5.0500000000011">
            <text:p>35.050</text:p>
          </table:table-cell>
          <table:table-cell table:formula="of:=[.$B$4]/([.$B$3]+[.$B$4])*[.A408]" office:value-type="float" office:value="2.10300000000007">
            <text:p>2.103</text:p>
          </table:table-cell>
          <table:table-cell/>
          <table:table-cell table:formula="of:=[.B408]/[.$E$3]" office:value-type="float" office:value="652.567272727293">
            <text:p>653</text:p>
          </table:table-cell>
          <table:table-cell table:formula="of:=DEC2HEX([.D408])" office:value-type="string" office:string-value="28C">
            <text:p>28C</text:p>
          </table:table-cell>
          <table:table-cell table:formula="of:=DEC2HEX([.D408]/4)" office:value-type="string" office:string-value="A3">
            <text:p>A3</text:p>
          </table:table-cell>
          <table:table-cell table:formula="of:=DEC2HEX(([.D408]-HEX2DEC([.F40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.0000000000011">
            <text:p>35.000</text:p>
          </table:table-cell>
          <table:table-cell table:formula="of:=[.$B$4]/([.$B$3]+[.$B$4])*[.A409]" office:value-type="float" office:value="2.10000000000007">
            <text:p>2.100</text:p>
          </table:table-cell>
          <table:table-cell/>
          <table:table-cell table:formula="of:=[.B409]/[.$E$3]" office:value-type="float" office:value="651.636363636384">
            <text:p>652</text:p>
          </table:table-cell>
          <table:table-cell table:formula="of:=DEC2HEX([.D409])" office:value-type="string" office:string-value="28B">
            <text:p>28B</text:p>
          </table:table-cell>
          <table:table-cell table:formula="of:=DEC2HEX([.D409]/4)" office:value-type="string" office:string-value="A2">
            <text:p>A2</text:p>
          </table:table-cell>
          <table:table-cell table:formula="of:=DEC2HEX(([.D409]-HEX2DEC([.F40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4.9500000000011">
            <text:p>34.950</text:p>
          </table:table-cell>
          <table:table-cell table:formula="of:=[.$B$4]/([.$B$3]+[.$B$4])*[.A410]" office:value-type="float" office:value="2.09700000000007">
            <text:p>2.097</text:p>
          </table:table-cell>
          <table:table-cell/>
          <table:table-cell table:formula="of:=[.B410]/[.$E$3]" office:value-type="float" office:value="650.705454545475">
            <text:p>651</text:p>
          </table:table-cell>
          <table:table-cell table:formula="of:=DEC2HEX([.D410])" office:value-type="string" office:string-value="28A">
            <text:p>28A</text:p>
          </table:table-cell>
          <table:table-cell table:formula="of:=DEC2HEX([.D410]/4)" office:value-type="string" office:string-value="A2">
            <text:p>A2</text:p>
          </table:table-cell>
          <table:table-cell table:formula="of:=DEC2HEX(([.D410]-HEX2DEC([.F41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4.9000000000011">
            <text:p>34.900</text:p>
          </table:table-cell>
          <table:table-cell table:formula="of:=[.$B$4]/([.$B$3]+[.$B$4])*[.A411]" office:value-type="float" office:value="2.09400000000007">
            <text:p>2.094</text:p>
          </table:table-cell>
          <table:table-cell/>
          <table:table-cell table:formula="of:=[.B411]/[.$E$3]" office:value-type="float" office:value="649.774545454566">
            <text:p>650</text:p>
          </table:table-cell>
          <table:table-cell table:formula="of:=DEC2HEX([.D411])" office:value-type="string" office:string-value="289">
            <text:p>289</text:p>
          </table:table-cell>
          <table:table-cell table:formula="of:=DEC2HEX([.D411]/4)" office:value-type="string" office:string-value="A2">
            <text:p>A2</text:p>
          </table:table-cell>
          <table:table-cell table:formula="of:=DEC2HEX(([.D411]-HEX2DEC([.F41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4.8500000000011">
            <text:p>34.850</text:p>
          </table:table-cell>
          <table:table-cell table:formula="of:=[.$B$4]/([.$B$3]+[.$B$4])*[.A412]" office:value-type="float" office:value="2.09100000000007">
            <text:p>2.091</text:p>
          </table:table-cell>
          <table:table-cell/>
          <table:table-cell table:formula="of:=[.B412]/[.$E$3]" office:value-type="float" office:value="648.843636363657">
            <text:p>649</text:p>
          </table:table-cell>
          <table:table-cell table:formula="of:=DEC2HEX([.D412])" office:value-type="string" office:string-value="288">
            <text:p>288</text:p>
          </table:table-cell>
          <table:table-cell table:formula="of:=DEC2HEX([.D412]/4)" office:value-type="string" office:string-value="A2">
            <text:p>A2</text:p>
          </table:table-cell>
          <table:table-cell table:formula="of:=DEC2HEX(([.D412]-HEX2DEC([.F41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4.8000000000011">
            <text:p>34.800</text:p>
          </table:table-cell>
          <table:table-cell table:formula="of:=[.$B$4]/([.$B$3]+[.$B$4])*[.A413]" office:value-type="float" office:value="2.08800000000007">
            <text:p>2.088</text:p>
          </table:table-cell>
          <table:table-cell/>
          <table:table-cell table:formula="of:=[.B413]/[.$E$3]" office:value-type="float" office:value="647.912727272748">
            <text:p>648</text:p>
          </table:table-cell>
          <table:table-cell table:formula="of:=DEC2HEX([.D413])" office:value-type="string" office:string-value="287">
            <text:p>287</text:p>
          </table:table-cell>
          <table:table-cell table:formula="of:=DEC2HEX([.D413]/4)" office:value-type="string" office:string-value="A1">
            <text:p>A1</text:p>
          </table:table-cell>
          <table:table-cell table:formula="of:=DEC2HEX(([.D413]-HEX2DEC([.F41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4.7500000000011">
            <text:p>34.750</text:p>
          </table:table-cell>
          <table:table-cell table:formula="of:=[.$B$4]/([.$B$3]+[.$B$4])*[.A414]" office:value-type="float" office:value="2.08500000000007">
            <text:p>2.085</text:p>
          </table:table-cell>
          <table:table-cell/>
          <table:table-cell table:formula="of:=[.B414]/[.$E$3]" office:value-type="float" office:value="646.981818181839">
            <text:p>647</text:p>
          </table:table-cell>
          <table:table-cell table:formula="of:=DEC2HEX([.D414])" office:value-type="string" office:string-value="286">
            <text:p>286</text:p>
          </table:table-cell>
          <table:table-cell table:formula="of:=DEC2HEX([.D414]/4)" office:value-type="string" office:string-value="A1">
            <text:p>A1</text:p>
          </table:table-cell>
          <table:table-cell table:formula="of:=DEC2HEX(([.D414]-HEX2DEC([.F41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4.7000000000012">
            <text:p>34.700</text:p>
          </table:table-cell>
          <table:table-cell table:formula="of:=[.$B$4]/([.$B$3]+[.$B$4])*[.A415]" office:value-type="float" office:value="2.08200000000007">
            <text:p>2.082</text:p>
          </table:table-cell>
          <table:table-cell/>
          <table:table-cell table:formula="of:=[.B415]/[.$E$3]" office:value-type="float" office:value="646.050909090932">
            <text:p>646</text:p>
          </table:table-cell>
          <table:table-cell table:formula="of:=DEC2HEX([.D415])" office:value-type="string" office:string-value="286">
            <text:p>286</text:p>
          </table:table-cell>
          <table:table-cell table:formula="of:=DEC2HEX([.D415]/4)" office:value-type="string" office:string-value="A1">
            <text:p>A1</text:p>
          </table:table-cell>
          <table:table-cell table:formula="of:=DEC2HEX(([.D415]-HEX2DEC([.F41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4.6500000000012">
            <text:p>34.650</text:p>
          </table:table-cell>
          <table:table-cell table:formula="of:=[.$B$4]/([.$B$3]+[.$B$4])*[.A416]" office:value-type="float" office:value="2.07900000000007">
            <text:p>2.079</text:p>
          </table:table-cell>
          <table:table-cell/>
          <table:table-cell table:formula="of:=[.B416]/[.$E$3]" office:value-type="float" office:value="645.120000000022">
            <text:p>645</text:p>
          </table:table-cell>
          <table:table-cell table:formula="of:=DEC2HEX([.D416])" office:value-type="string" office:string-value="285">
            <text:p>285</text:p>
          </table:table-cell>
          <table:table-cell table:formula="of:=DEC2HEX([.D416]/4)" office:value-type="string" office:string-value="A1">
            <text:p>A1</text:p>
          </table:table-cell>
          <table:table-cell table:formula="of:=DEC2HEX(([.D416]-HEX2DEC([.F41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4.6000000000012">
            <text:p>34.600</text:p>
          </table:table-cell>
          <table:table-cell table:formula="of:=[.$B$4]/([.$B$3]+[.$B$4])*[.A417]" office:value-type="float" office:value="2.07600000000007">
            <text:p>2.076</text:p>
          </table:table-cell>
          <table:table-cell/>
          <table:table-cell table:formula="of:=[.B417]/[.$E$3]" office:value-type="float" office:value="644.189090909113">
            <text:p>644</text:p>
          </table:table-cell>
          <table:table-cell table:formula="of:=DEC2HEX([.D417])" office:value-type="string" office:string-value="284">
            <text:p>284</text:p>
          </table:table-cell>
          <table:table-cell table:formula="of:=DEC2HEX([.D417]/4)" office:value-type="string" office:string-value="A1">
            <text:p>A1</text:p>
          </table:table-cell>
          <table:table-cell table:formula="of:=DEC2HEX(([.D417]-HEX2DEC([.F41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4.5500000000012">
            <text:p>34.550</text:p>
          </table:table-cell>
          <table:table-cell table:formula="of:=[.$B$4]/([.$B$3]+[.$B$4])*[.A418]" office:value-type="float" office:value="2.07300000000007">
            <text:p>2.073</text:p>
          </table:table-cell>
          <table:table-cell/>
          <table:table-cell table:formula="of:=[.B418]/[.$E$3]" office:value-type="float" office:value="643.258181818204">
            <text:p>643</text:p>
          </table:table-cell>
          <table:table-cell table:formula="of:=DEC2HEX([.D418])" office:value-type="string" office:string-value="283">
            <text:p>283</text:p>
          </table:table-cell>
          <table:table-cell table:formula="of:=DEC2HEX([.D418]/4)" office:value-type="string" office:string-value="A0">
            <text:p>A0</text:p>
          </table:table-cell>
          <table:table-cell table:formula="of:=DEC2HEX(([.D418]-HEX2DEC([.F41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4.5000000000012">
            <text:p>34.500</text:p>
          </table:table-cell>
          <table:table-cell table:formula="of:=[.$B$4]/([.$B$3]+[.$B$4])*[.A419]" office:value-type="float" office:value="2.07000000000007">
            <text:p>2.070</text:p>
          </table:table-cell>
          <table:table-cell/>
          <table:table-cell table:formula="of:=[.B419]/[.$E$3]" office:value-type="float" office:value="642.327272727295">
            <text:p>642</text:p>
          </table:table-cell>
          <table:table-cell table:formula="of:=DEC2HEX([.D419])" office:value-type="string" office:string-value="282">
            <text:p>282</text:p>
          </table:table-cell>
          <table:table-cell table:formula="of:=DEC2HEX([.D419]/4)" office:value-type="string" office:string-value="A0">
            <text:p>A0</text:p>
          </table:table-cell>
          <table:table-cell table:formula="of:=DEC2HEX(([.D419]-HEX2DEC([.F41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4.4500000000012">
            <text:p>34.450</text:p>
          </table:table-cell>
          <table:table-cell table:formula="of:=[.$B$4]/([.$B$3]+[.$B$4])*[.A420]" office:value-type="float" office:value="2.06700000000007">
            <text:p>2.067</text:p>
          </table:table-cell>
          <table:table-cell/>
          <table:table-cell table:formula="of:=[.B420]/[.$E$3]" office:value-type="float" office:value="641.396363636386">
            <text:p>641</text:p>
          </table:table-cell>
          <table:table-cell table:formula="of:=DEC2HEX([.D420])" office:value-type="string" office:string-value="281">
            <text:p>281</text:p>
          </table:table-cell>
          <table:table-cell table:formula="of:=DEC2HEX([.D420]/4)" office:value-type="string" office:string-value="A0">
            <text:p>A0</text:p>
          </table:table-cell>
          <table:table-cell table:formula="of:=DEC2HEX(([.D420]-HEX2DEC([.F42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4.4000000000012">
            <text:p>34.400</text:p>
          </table:table-cell>
          <table:table-cell table:formula="of:=[.$B$4]/([.$B$3]+[.$B$4])*[.A421]" office:value-type="float" office:value="2.06400000000007">
            <text:p>2.064</text:p>
          </table:table-cell>
          <table:table-cell/>
          <table:table-cell table:formula="of:=[.B421]/[.$E$3]" office:value-type="float" office:value="640.465454545477">
            <text:p>640</text:p>
          </table:table-cell>
          <table:table-cell table:formula="of:=DEC2HEX([.D421])" office:value-type="string" office:string-value="280">
            <text:p>280</text:p>
          </table:table-cell>
          <table:table-cell table:formula="of:=DEC2HEX([.D421]/4)" office:value-type="string" office:string-value="A0">
            <text:p>A0</text:p>
          </table:table-cell>
          <table:table-cell table:formula="of:=DEC2HEX(([.D421]-HEX2DEC([.F42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4.3500000000012">
            <text:p>34.350</text:p>
          </table:table-cell>
          <table:table-cell table:formula="of:=[.$B$4]/([.$B$3]+[.$B$4])*[.A422]" office:value-type="float" office:value="2.06100000000007">
            <text:p>2.061</text:p>
          </table:table-cell>
          <table:table-cell/>
          <table:table-cell table:formula="of:=[.B422]/[.$E$3]" office:value-type="float" office:value="639.534545454568">
            <text:p>640</text:p>
          </table:table-cell>
          <table:table-cell table:formula="of:=DEC2HEX([.D422])" office:value-type="string" office:string-value="27F">
            <text:p>27F</text:p>
          </table:table-cell>
          <table:table-cell table:formula="of:=DEC2HEX([.D422]/4)" office:value-type="string" office:string-value="9F">
            <text:p>9F</text:p>
          </table:table-cell>
          <table:table-cell table:formula="of:=DEC2HEX(([.D422]-HEX2DEC([.F42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4.3000000000012">
            <text:p>34.300</text:p>
          </table:table-cell>
          <table:table-cell table:formula="of:=[.$B$4]/([.$B$3]+[.$B$4])*[.A423]" office:value-type="float" office:value="2.05800000000007">
            <text:p>2.058</text:p>
          </table:table-cell>
          <table:table-cell/>
          <table:table-cell table:formula="of:=[.B423]/[.$E$3]" office:value-type="float" office:value="638.603636363659">
            <text:p>639</text:p>
          </table:table-cell>
          <table:table-cell table:formula="of:=DEC2HEX([.D423])" office:value-type="string" office:string-value="27E">
            <text:p>27E</text:p>
          </table:table-cell>
          <table:table-cell table:formula="of:=DEC2HEX([.D423]/4)" office:value-type="string" office:string-value="9F">
            <text:p>9F</text:p>
          </table:table-cell>
          <table:table-cell table:formula="of:=DEC2HEX(([.D423]-HEX2DEC([.F42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4.2500000000012">
            <text:p>34.250</text:p>
          </table:table-cell>
          <table:table-cell table:formula="of:=[.$B$4]/([.$B$3]+[.$B$4])*[.A424]" office:value-type="float" office:value="2.05500000000007">
            <text:p>2.055</text:p>
          </table:table-cell>
          <table:table-cell/>
          <table:table-cell table:formula="of:=[.B424]/[.$E$3]" office:value-type="float" office:value="637.67272727275">
            <text:p>638</text:p>
          </table:table-cell>
          <table:table-cell table:formula="of:=DEC2HEX([.D424])" office:value-type="string" office:string-value="27D">
            <text:p>27D</text:p>
          </table:table-cell>
          <table:table-cell table:formula="of:=DEC2HEX([.D424]/4)" office:value-type="string" office:string-value="9F">
            <text:p>9F</text:p>
          </table:table-cell>
          <table:table-cell table:formula="of:=DEC2HEX(([.D424]-HEX2DEC([.F42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4.2000000000012">
            <text:p>34.200</text:p>
          </table:table-cell>
          <table:table-cell table:formula="of:=[.$B$4]/([.$B$3]+[.$B$4])*[.A425]" office:value-type="float" office:value="2.05200000000007">
            <text:p>2.052</text:p>
          </table:table-cell>
          <table:table-cell/>
          <table:table-cell table:formula="of:=[.B425]/[.$E$3]" office:value-type="float" office:value="636.74181818184">
            <text:p>637</text:p>
          </table:table-cell>
          <table:table-cell table:formula="of:=DEC2HEX([.D425])" office:value-type="string" office:string-value="27C">
            <text:p>27C</text:p>
          </table:table-cell>
          <table:table-cell table:formula="of:=DEC2HEX([.D425]/4)" office:value-type="string" office:string-value="9F">
            <text:p>9F</text:p>
          </table:table-cell>
          <table:table-cell table:formula="of:=DEC2HEX(([.D425]-HEX2DEC([.F42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4.1500000000012">
            <text:p>34.150</text:p>
          </table:table-cell>
          <table:table-cell table:formula="of:=[.$B$4]/([.$B$3]+[.$B$4])*[.A426]" office:value-type="float" office:value="2.04900000000007">
            <text:p>2.049</text:p>
          </table:table-cell>
          <table:table-cell/>
          <table:table-cell table:formula="of:=[.B426]/[.$E$3]" office:value-type="float" office:value="635.810909090931">
            <text:p>636</text:p>
          </table:table-cell>
          <table:table-cell table:formula="of:=DEC2HEX([.D426])" office:value-type="string" office:string-value="27B">
            <text:p>27B</text:p>
          </table:table-cell>
          <table:table-cell table:formula="of:=DEC2HEX([.D426]/4)" office:value-type="string" office:string-value="9E">
            <text:p>9E</text:p>
          </table:table-cell>
          <table:table-cell table:formula="of:=DEC2HEX(([.D426]-HEX2DEC([.F42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4.1000000000012">
            <text:p>34.100</text:p>
          </table:table-cell>
          <table:table-cell table:formula="of:=[.$B$4]/([.$B$3]+[.$B$4])*[.A427]" office:value-type="float" office:value="2.04600000000007">
            <text:p>2.046</text:p>
          </table:table-cell>
          <table:table-cell/>
          <table:table-cell table:formula="of:=[.B427]/[.$E$3]" office:value-type="float" office:value="634.880000000022">
            <text:p>635</text:p>
          </table:table-cell>
          <table:table-cell table:formula="of:=DEC2HEX([.D427])" office:value-type="string" office:string-value="27A">
            <text:p>27A</text:p>
          </table:table-cell>
          <table:table-cell table:formula="of:=DEC2HEX([.D427]/4)" office:value-type="string" office:string-value="9E">
            <text:p>9E</text:p>
          </table:table-cell>
          <table:table-cell table:formula="of:=DEC2HEX(([.D427]-HEX2DEC([.F42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4.0500000000012">
            <text:p>34.050</text:p>
          </table:table-cell>
          <table:table-cell table:formula="of:=[.$B$4]/([.$B$3]+[.$B$4])*[.A428]" office:value-type="float" office:value="2.04300000000007">
            <text:p>2.043</text:p>
          </table:table-cell>
          <table:table-cell/>
          <table:table-cell table:formula="of:=[.B428]/[.$E$3]" office:value-type="float" office:value="633.949090909113">
            <text:p>634</text:p>
          </table:table-cell>
          <table:table-cell table:formula="of:=DEC2HEX([.D428])" office:value-type="string" office:string-value="279">
            <text:p>279</text:p>
          </table:table-cell>
          <table:table-cell table:formula="of:=DEC2HEX([.D428]/4)" office:value-type="string" office:string-value="9E">
            <text:p>9E</text:p>
          </table:table-cell>
          <table:table-cell table:formula="of:=DEC2HEX(([.D428]-HEX2DEC([.F42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table:style-name="ce6" office:value-type="float" office:value="34.0000000000012">
            <text:p>34.000</text:p>
          </table:table-cell>
          <table:table-cell table:style-name="ce6" table:formula="of:=[.$B$4]/([.$B$3]+[.$B$4])*[.A429]" office:value-type="float" office:value="2.04000000000007">
            <text:p>2.040</text:p>
          </table:table-cell>
          <table:table-cell table:style-name="ce9"/>
          <table:table-cell table:style-name="ce14" table:formula="of:=[.B429]/[.$E$3]" office:value-type="float" office:value="633.018181818204">
            <text:p>633</text:p>
          </table:table-cell>
          <table:table-cell table:style-name="ce19" table:formula="of:=DEC2HEX([.D429])" office:value-type="string" office:string-value="279">
            <text:p>279</text:p>
          </table:table-cell>
          <table:table-cell table:style-name="ce19" table:formula="of:=DEC2HEX([.D429]/4)" office:value-type="string" office:string-value="9E">
            <text:p>9E</text:p>
          </table:table-cell>
          <table:table-cell table:style-name="ce19" table:formula="of:=DEC2HEX(([.D429]-HEX2DEC([.F429])*4))" office:value-type="string" office:string-value="1">
            <text:p>1</text:p>
          </table:table-cell>
          <table:table-cell table:style-name="ce9" table:number-columns-repeated="1017"/>
        </table:table-row>
        <table:table-row table:style-name="ro1">
          <table:table-cell office:value-type="float" office:value="33.9500000000012">
            <text:p>33.950</text:p>
          </table:table-cell>
          <table:table-cell table:formula="of:=[.$B$4]/([.$B$3]+[.$B$4])*[.A430]" office:value-type="float" office:value="2.03700000000007">
            <text:p>2.037</text:p>
          </table:table-cell>
          <table:table-cell/>
          <table:table-cell table:formula="of:=[.B430]/[.$E$3]" office:value-type="float" office:value="632.087272727295">
            <text:p>632</text:p>
          </table:table-cell>
          <table:table-cell table:formula="of:=DEC2HEX([.D430])" office:value-type="string" office:string-value="278">
            <text:p>278</text:p>
          </table:table-cell>
          <table:table-cell table:formula="of:=DEC2HEX([.D430]/4)" office:value-type="string" office:string-value="9E">
            <text:p>9E</text:p>
          </table:table-cell>
          <table:table-cell table:formula="of:=DEC2HEX(([.D430]-HEX2DEC([.F43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3.9000000000012">
            <text:p>33.900</text:p>
          </table:table-cell>
          <table:table-cell table:formula="of:=[.$B$4]/([.$B$3]+[.$B$4])*[.A431]" office:value-type="float" office:value="2.03400000000007">
            <text:p>2.034</text:p>
          </table:table-cell>
          <table:table-cell/>
          <table:table-cell table:formula="of:=[.B431]/[.$E$3]" office:value-type="float" office:value="631.156363636386">
            <text:p>631</text:p>
          </table:table-cell>
          <table:table-cell table:formula="of:=DEC2HEX([.D431])" office:value-type="string" office:string-value="277">
            <text:p>277</text:p>
          </table:table-cell>
          <table:table-cell table:formula="of:=DEC2HEX([.D431]/4)" office:value-type="string" office:string-value="9D">
            <text:p>9D</text:p>
          </table:table-cell>
          <table:table-cell table:formula="of:=DEC2HEX(([.D431]-HEX2DEC([.F43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3.8500000000012">
            <text:p>33.850</text:p>
          </table:table-cell>
          <table:table-cell table:formula="of:=[.$B$4]/([.$B$3]+[.$B$4])*[.A432]" office:value-type="float" office:value="2.03100000000007">
            <text:p>2.031</text:p>
          </table:table-cell>
          <table:table-cell/>
          <table:table-cell table:formula="of:=[.B432]/[.$E$3]" office:value-type="float" office:value="630.225454545477">
            <text:p>630</text:p>
          </table:table-cell>
          <table:table-cell table:formula="of:=DEC2HEX([.D432])" office:value-type="string" office:string-value="276">
            <text:p>276</text:p>
          </table:table-cell>
          <table:table-cell table:formula="of:=DEC2HEX([.D432]/4)" office:value-type="string" office:string-value="9D">
            <text:p>9D</text:p>
          </table:table-cell>
          <table:table-cell table:formula="of:=DEC2HEX(([.D432]-HEX2DEC([.F43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3.8000000000012">
            <text:p>33.800</text:p>
          </table:table-cell>
          <table:table-cell table:formula="of:=[.$B$4]/([.$B$3]+[.$B$4])*[.A433]" office:value-type="float" office:value="2.02800000000007">
            <text:p>2.028</text:p>
          </table:table-cell>
          <table:table-cell/>
          <table:table-cell table:formula="of:=[.B433]/[.$E$3]" office:value-type="float" office:value="629.294545454568">
            <text:p>629</text:p>
          </table:table-cell>
          <table:table-cell table:formula="of:=DEC2HEX([.D433])" office:value-type="string" office:string-value="275">
            <text:p>275</text:p>
          </table:table-cell>
          <table:table-cell table:formula="of:=DEC2HEX([.D433]/4)" office:value-type="string" office:string-value="9D">
            <text:p>9D</text:p>
          </table:table-cell>
          <table:table-cell table:formula="of:=DEC2HEX(([.D433]-HEX2DEC([.F43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3.7500000000012">
            <text:p>33.750</text:p>
          </table:table-cell>
          <table:table-cell table:formula="of:=[.$B$4]/([.$B$3]+[.$B$4])*[.A434]" office:value-type="float" office:value="2.02500000000007">
            <text:p>2.025</text:p>
          </table:table-cell>
          <table:table-cell/>
          <table:table-cell table:formula="of:=[.B434]/[.$E$3]" office:value-type="float" office:value="628.363636363659">
            <text:p>628</text:p>
          </table:table-cell>
          <table:table-cell table:formula="of:=DEC2HEX([.D434])" office:value-type="string" office:string-value="274">
            <text:p>274</text:p>
          </table:table-cell>
          <table:table-cell table:formula="of:=DEC2HEX([.D434]/4)" office:value-type="string" office:string-value="9D">
            <text:p>9D</text:p>
          </table:table-cell>
          <table:table-cell table:formula="of:=DEC2HEX(([.D434]-HEX2DEC([.F43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3.7000000000012">
            <text:p>33.700</text:p>
          </table:table-cell>
          <table:table-cell table:formula="of:=[.$B$4]/([.$B$3]+[.$B$4])*[.A435]" office:value-type="float" office:value="2.02200000000007">
            <text:p>2.022</text:p>
          </table:table-cell>
          <table:table-cell/>
          <table:table-cell table:formula="of:=[.B435]/[.$E$3]" office:value-type="float" office:value="627.43272727275">
            <text:p>627</text:p>
          </table:table-cell>
          <table:table-cell table:formula="of:=DEC2HEX([.D435])" office:value-type="string" office:string-value="273">
            <text:p>273</text:p>
          </table:table-cell>
          <table:table-cell table:formula="of:=DEC2HEX([.D435]/4)" office:value-type="string" office:string-value="9C">
            <text:p>9C</text:p>
          </table:table-cell>
          <table:table-cell table:formula="of:=DEC2HEX(([.D435]-HEX2DEC([.F43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3.6500000000012">
            <text:p>33.650</text:p>
          </table:table-cell>
          <table:table-cell table:formula="of:=[.$B$4]/([.$B$3]+[.$B$4])*[.A436]" office:value-type="float" office:value="2.01900000000007">
            <text:p>2.019</text:p>
          </table:table-cell>
          <table:table-cell/>
          <table:table-cell table:formula="of:=[.B436]/[.$E$3]" office:value-type="float" office:value="626.501818181841">
            <text:p>627</text:p>
          </table:table-cell>
          <table:table-cell table:formula="of:=DEC2HEX([.D436])" office:value-type="string" office:string-value="272">
            <text:p>272</text:p>
          </table:table-cell>
          <table:table-cell table:formula="of:=DEC2HEX([.D436]/4)" office:value-type="string" office:string-value="9C">
            <text:p>9C</text:p>
          </table:table-cell>
          <table:table-cell table:formula="of:=DEC2HEX(([.D436]-HEX2DEC([.F43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3.6000000000012">
            <text:p>33.600</text:p>
          </table:table-cell>
          <table:table-cell table:formula="of:=[.$B$4]/([.$B$3]+[.$B$4])*[.A437]" office:value-type="float" office:value="2.01600000000007">
            <text:p>2.016</text:p>
          </table:table-cell>
          <table:table-cell/>
          <table:table-cell table:formula="of:=[.B437]/[.$E$3]" office:value-type="float" office:value="625.570909090931">
            <text:p>626</text:p>
          </table:table-cell>
          <table:table-cell table:formula="of:=DEC2HEX([.D437])" office:value-type="string" office:string-value="271">
            <text:p>271</text:p>
          </table:table-cell>
          <table:table-cell table:formula="of:=DEC2HEX([.D437]/4)" office:value-type="string" office:string-value="9C">
            <text:p>9C</text:p>
          </table:table-cell>
          <table:table-cell table:formula="of:=DEC2HEX(([.D437]-HEX2DEC([.F43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3.5500000000012">
            <text:p>33.550</text:p>
          </table:table-cell>
          <table:table-cell table:formula="of:=[.$B$4]/([.$B$3]+[.$B$4])*[.A438]" office:value-type="float" office:value="2.01300000000007">
            <text:p>2.013</text:p>
          </table:table-cell>
          <table:table-cell/>
          <table:table-cell table:formula="of:=[.B438]/[.$E$3]" office:value-type="float" office:value="624.640000000022">
            <text:p>625</text:p>
          </table:table-cell>
          <table:table-cell table:formula="of:=DEC2HEX([.D438])" office:value-type="string" office:string-value="270">
            <text:p>270</text:p>
          </table:table-cell>
          <table:table-cell table:formula="of:=DEC2HEX([.D438]/4)" office:value-type="string" office:string-value="9C">
            <text:p>9C</text:p>
          </table:table-cell>
          <table:table-cell table:formula="of:=DEC2HEX(([.D438]-HEX2DEC([.F43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3.5000000000012">
            <text:p>33.500</text:p>
          </table:table-cell>
          <table:table-cell table:formula="of:=[.$B$4]/([.$B$3]+[.$B$4])*[.A439]" office:value-type="float" office:value="2.01000000000007">
            <text:p>2.010</text:p>
          </table:table-cell>
          <table:table-cell/>
          <table:table-cell table:formula="of:=[.B439]/[.$E$3]" office:value-type="float" office:value="623.709090909113">
            <text:p>624</text:p>
          </table:table-cell>
          <table:table-cell table:formula="of:=DEC2HEX([.D439])" office:value-type="string" office:string-value="26F">
            <text:p>26F</text:p>
          </table:table-cell>
          <table:table-cell table:formula="of:=DEC2HEX([.D439]/4)" office:value-type="string" office:string-value="9B">
            <text:p>9B</text:p>
          </table:table-cell>
          <table:table-cell table:formula="of:=DEC2HEX(([.D439]-HEX2DEC([.F43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3.4500000000012">
            <text:p>33.450</text:p>
          </table:table-cell>
          <table:table-cell table:formula="of:=[.$B$4]/([.$B$3]+[.$B$4])*[.A440]" office:value-type="float" office:value="2.00700000000007">
            <text:p>2.007</text:p>
          </table:table-cell>
          <table:table-cell/>
          <table:table-cell table:formula="of:=[.B440]/[.$E$3]" office:value-type="float" office:value="622.778181818204">
            <text:p>623</text:p>
          </table:table-cell>
          <table:table-cell table:formula="of:=DEC2HEX([.D440])" office:value-type="string" office:string-value="26E">
            <text:p>26E</text:p>
          </table:table-cell>
          <table:table-cell table:formula="of:=DEC2HEX([.D440]/4)" office:value-type="string" office:string-value="9B">
            <text:p>9B</text:p>
          </table:table-cell>
          <table:table-cell table:formula="of:=DEC2HEX(([.D440]-HEX2DEC([.F44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3.4000000000012">
            <text:p>33.400</text:p>
          </table:table-cell>
          <table:table-cell table:formula="of:=[.$B$4]/([.$B$3]+[.$B$4])*[.A441]" office:value-type="float" office:value="2.00400000000007">
            <text:p>2.004</text:p>
          </table:table-cell>
          <table:table-cell/>
          <table:table-cell table:formula="of:=[.B441]/[.$E$3]" office:value-type="float" office:value="621.847272727295">
            <text:p>622</text:p>
          </table:table-cell>
          <table:table-cell table:formula="of:=DEC2HEX([.D441])" office:value-type="string" office:string-value="26D">
            <text:p>26D</text:p>
          </table:table-cell>
          <table:table-cell table:formula="of:=DEC2HEX([.D441]/4)" office:value-type="string" office:string-value="9B">
            <text:p>9B</text:p>
          </table:table-cell>
          <table:table-cell table:formula="of:=DEC2HEX(([.D441]-HEX2DEC([.F44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3.3500000000012">
            <text:p>33.350</text:p>
          </table:table-cell>
          <table:table-cell table:formula="of:=[.$B$4]/([.$B$3]+[.$B$4])*[.A442]" office:value-type="float" office:value="2.00100000000007">
            <text:p>2.001</text:p>
          </table:table-cell>
          <table:table-cell/>
          <table:table-cell table:formula="of:=[.B442]/[.$E$3]" office:value-type="float" office:value="620.916363636386">
            <text:p>621</text:p>
          </table:table-cell>
          <table:table-cell table:formula="of:=DEC2HEX([.D442])" office:value-type="string" office:string-value="26C">
            <text:p>26C</text:p>
          </table:table-cell>
          <table:table-cell table:formula="of:=DEC2HEX([.D442]/4)" office:value-type="string" office:string-value="9B">
            <text:p>9B</text:p>
          </table:table-cell>
          <table:table-cell table:formula="of:=DEC2HEX(([.D442]-HEX2DEC([.F44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3.3000000000012">
            <text:p>33.300</text:p>
          </table:table-cell>
          <table:table-cell table:formula="of:=[.$B$4]/([.$B$3]+[.$B$4])*[.A443]" office:value-type="float" office:value="1.99800000000007">
            <text:p>1.998</text:p>
          </table:table-cell>
          <table:table-cell/>
          <table:table-cell table:formula="of:=[.B443]/[.$E$3]" office:value-type="float" office:value="619.985454545477">
            <text:p>620</text:p>
          </table:table-cell>
          <table:table-cell table:formula="of:=DEC2HEX([.D443])" office:value-type="string" office:string-value="26B">
            <text:p>26B</text:p>
          </table:table-cell>
          <table:table-cell table:formula="of:=DEC2HEX([.D443]/4)" office:value-type="string" office:string-value="9A">
            <text:p>9A</text:p>
          </table:table-cell>
          <table:table-cell table:formula="of:=DEC2HEX(([.D443]-HEX2DEC([.F44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3.2500000000012">
            <text:p>33.250</text:p>
          </table:table-cell>
          <table:table-cell table:formula="of:=[.$B$4]/([.$B$3]+[.$B$4])*[.A444]" office:value-type="float" office:value="1.99500000000007">
            <text:p>1.995</text:p>
          </table:table-cell>
          <table:table-cell/>
          <table:table-cell table:formula="of:=[.B444]/[.$E$3]" office:value-type="float" office:value="619.054545454568">
            <text:p>619</text:p>
          </table:table-cell>
          <table:table-cell table:formula="of:=DEC2HEX([.D444])" office:value-type="string" office:string-value="26B">
            <text:p>26B</text:p>
          </table:table-cell>
          <table:table-cell table:formula="of:=DEC2HEX([.D444]/4)" office:value-type="string" office:string-value="9A">
            <text:p>9A</text:p>
          </table:table-cell>
          <table:table-cell table:formula="of:=DEC2HEX(([.D444]-HEX2DEC([.F44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3.2000000000012">
            <text:p>33.200</text:p>
          </table:table-cell>
          <table:table-cell table:formula="of:=[.$B$4]/([.$B$3]+[.$B$4])*[.A445]" office:value-type="float" office:value="1.99200000000007">
            <text:p>1.992</text:p>
          </table:table-cell>
          <table:table-cell/>
          <table:table-cell table:formula="of:=[.B445]/[.$E$3]" office:value-type="float" office:value="618.123636363659">
            <text:p>618</text:p>
          </table:table-cell>
          <table:table-cell table:formula="of:=DEC2HEX([.D445])" office:value-type="string" office:string-value="26A">
            <text:p>26A</text:p>
          </table:table-cell>
          <table:table-cell table:formula="of:=DEC2HEX([.D445]/4)" office:value-type="string" office:string-value="9A">
            <text:p>9A</text:p>
          </table:table-cell>
          <table:table-cell table:formula="of:=DEC2HEX(([.D445]-HEX2DEC([.F44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3.1500000000012">
            <text:p>33.150</text:p>
          </table:table-cell>
          <table:table-cell table:formula="of:=[.$B$4]/([.$B$3]+[.$B$4])*[.A446]" office:value-type="float" office:value="1.98900000000007">
            <text:p>1.989</text:p>
          </table:table-cell>
          <table:table-cell/>
          <table:table-cell table:formula="of:=[.B446]/[.$E$3]" office:value-type="float" office:value="617.19272727275">
            <text:p>617</text:p>
          </table:table-cell>
          <table:table-cell table:formula="of:=DEC2HEX([.D446])" office:value-type="string" office:string-value="269">
            <text:p>269</text:p>
          </table:table-cell>
          <table:table-cell table:formula="of:=DEC2HEX([.D446]/4)" office:value-type="string" office:string-value="9A">
            <text:p>9A</text:p>
          </table:table-cell>
          <table:table-cell table:formula="of:=DEC2HEX(([.D446]-HEX2DEC([.F44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3.1000000000012">
            <text:p>33.100</text:p>
          </table:table-cell>
          <table:table-cell table:formula="of:=[.$B$4]/([.$B$3]+[.$B$4])*[.A447]" office:value-type="float" office:value="1.98600000000007">
            <text:p>1.986</text:p>
          </table:table-cell>
          <table:table-cell/>
          <table:table-cell table:formula="of:=[.B447]/[.$E$3]" office:value-type="float" office:value="616.261818181841">
            <text:p>616</text:p>
          </table:table-cell>
          <table:table-cell table:formula="of:=DEC2HEX([.D447])" office:value-type="string" office:string-value="268">
            <text:p>268</text:p>
          </table:table-cell>
          <table:table-cell table:formula="of:=DEC2HEX([.D447]/4)" office:value-type="string" office:string-value="9A">
            <text:p>9A</text:p>
          </table:table-cell>
          <table:table-cell table:formula="of:=DEC2HEX(([.D447]-HEX2DEC([.F44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3.0500000000012">
            <text:p>33.050</text:p>
          </table:table-cell>
          <table:table-cell table:formula="of:=[.$B$4]/([.$B$3]+[.$B$4])*[.A448]" office:value-type="float" office:value="1.98300000000007">
            <text:p>1.983</text:p>
          </table:table-cell>
          <table:table-cell/>
          <table:table-cell table:formula="of:=[.B448]/[.$E$3]" office:value-type="float" office:value="615.330909090931">
            <text:p>615</text:p>
          </table:table-cell>
          <table:table-cell table:formula="of:=DEC2HEX([.D448])" office:value-type="string" office:string-value="267">
            <text:p>267</text:p>
          </table:table-cell>
          <table:table-cell table:formula="of:=DEC2HEX([.D448]/4)" office:value-type="string" office:string-value="99">
            <text:p>99</text:p>
          </table:table-cell>
          <table:table-cell table:formula="of:=DEC2HEX(([.D448]-HEX2DEC([.F44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3.0000000000012">
            <text:p>33.000</text:p>
          </table:table-cell>
          <table:table-cell table:formula="of:=[.$B$4]/([.$B$3]+[.$B$4])*[.A449]" office:value-type="float" office:value="1.98000000000007">
            <text:p>1.980</text:p>
          </table:table-cell>
          <table:table-cell/>
          <table:table-cell table:formula="of:=[.B449]/[.$E$3]" office:value-type="float" office:value="614.400000000022">
            <text:p>614</text:p>
          </table:table-cell>
          <table:table-cell table:formula="of:=DEC2HEX([.D449])" office:value-type="string" office:string-value="266">
            <text:p>266</text:p>
          </table:table-cell>
          <table:table-cell table:formula="of:=DEC2HEX([.D449]/4)" office:value-type="string" office:string-value="99">
            <text:p>99</text:p>
          </table:table-cell>
          <table:table-cell table:formula="of:=DEC2HEX(([.D449]-HEX2DEC([.F44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2.9500000000013">
            <text:p>32.950</text:p>
          </table:table-cell>
          <table:table-cell table:formula="of:=[.$B$4]/([.$B$3]+[.$B$4])*[.A450]" office:value-type="float" office:value="1.97700000000008">
            <text:p>1.977</text:p>
          </table:table-cell>
          <table:table-cell/>
          <table:table-cell table:formula="of:=[.B450]/[.$E$3]" office:value-type="float" office:value="613.469090909115">
            <text:p>613</text:p>
          </table:table-cell>
          <table:table-cell table:formula="of:=DEC2HEX([.D450])" office:value-type="string" office:string-value="265">
            <text:p>265</text:p>
          </table:table-cell>
          <table:table-cell table:formula="of:=DEC2HEX([.D450]/4)" office:value-type="string" office:string-value="99">
            <text:p>99</text:p>
          </table:table-cell>
          <table:table-cell table:formula="of:=DEC2HEX(([.D450]-HEX2DEC([.F45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2.9000000000013">
            <text:p>32.900</text:p>
          </table:table-cell>
          <table:table-cell table:formula="of:=[.$B$4]/([.$B$3]+[.$B$4])*[.A451]" office:value-type="float" office:value="1.97400000000008">
            <text:p>1.974</text:p>
          </table:table-cell>
          <table:table-cell/>
          <table:table-cell table:formula="of:=[.B451]/[.$E$3]" office:value-type="float" office:value="612.538181818206">
            <text:p>613</text:p>
          </table:table-cell>
          <table:table-cell table:formula="of:=DEC2HEX([.D451])" office:value-type="string" office:string-value="264">
            <text:p>264</text:p>
          </table:table-cell>
          <table:table-cell table:formula="of:=DEC2HEX([.D451]/4)" office:value-type="string" office:string-value="99">
            <text:p>99</text:p>
          </table:table-cell>
          <table:table-cell table:formula="of:=DEC2HEX(([.D451]-HEX2DEC([.F45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2.8500000000013">
            <text:p>32.850</text:p>
          </table:table-cell>
          <table:table-cell table:formula="of:=[.$B$4]/([.$B$3]+[.$B$4])*[.A452]" office:value-type="float" office:value="1.97100000000008">
            <text:p>1.971</text:p>
          </table:table-cell>
          <table:table-cell/>
          <table:table-cell table:formula="of:=[.B452]/[.$E$3]" office:value-type="float" office:value="611.607272727297">
            <text:p>612</text:p>
          </table:table-cell>
          <table:table-cell table:formula="of:=DEC2HEX([.D452])" office:value-type="string" office:string-value="263">
            <text:p>263</text:p>
          </table:table-cell>
          <table:table-cell table:formula="of:=DEC2HEX([.D452]/4)" office:value-type="string" office:string-value="98">
            <text:p>98</text:p>
          </table:table-cell>
          <table:table-cell table:formula="of:=DEC2HEX(([.D452]-HEX2DEC([.F45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2.8000000000013">
            <text:p>32.800</text:p>
          </table:table-cell>
          <table:table-cell table:formula="of:=[.$B$4]/([.$B$3]+[.$B$4])*[.A453]" office:value-type="float" office:value="1.96800000000008">
            <text:p>1.968</text:p>
          </table:table-cell>
          <table:table-cell/>
          <table:table-cell table:formula="of:=[.B453]/[.$E$3]" office:value-type="float" office:value="610.676363636388">
            <text:p>611</text:p>
          </table:table-cell>
          <table:table-cell table:formula="of:=DEC2HEX([.D453])" office:value-type="string" office:string-value="262">
            <text:p>262</text:p>
          </table:table-cell>
          <table:table-cell table:formula="of:=DEC2HEX([.D453]/4)" office:value-type="string" office:string-value="98">
            <text:p>98</text:p>
          </table:table-cell>
          <table:table-cell table:formula="of:=DEC2HEX(([.D453]-HEX2DEC([.F45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2.7500000000013">
            <text:p>32.750</text:p>
          </table:table-cell>
          <table:table-cell table:formula="of:=[.$B$4]/([.$B$3]+[.$B$4])*[.A454]" office:value-type="float" office:value="1.96500000000008">
            <text:p>1.965</text:p>
          </table:table-cell>
          <table:table-cell/>
          <table:table-cell table:formula="of:=[.B454]/[.$E$3]" office:value-type="float" office:value="609.745454545479">
            <text:p>610</text:p>
          </table:table-cell>
          <table:table-cell table:formula="of:=DEC2HEX([.D454])" office:value-type="string" office:string-value="261">
            <text:p>261</text:p>
          </table:table-cell>
          <table:table-cell table:formula="of:=DEC2HEX([.D454]/4)" office:value-type="string" office:string-value="98">
            <text:p>98</text:p>
          </table:table-cell>
          <table:table-cell table:formula="of:=DEC2HEX(([.D454]-HEX2DEC([.F45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2.7000000000013">
            <text:p>32.700</text:p>
          </table:table-cell>
          <table:table-cell table:formula="of:=[.$B$4]/([.$B$3]+[.$B$4])*[.A455]" office:value-type="float" office:value="1.96200000000008">
            <text:p>1.962</text:p>
          </table:table-cell>
          <table:table-cell/>
          <table:table-cell table:formula="of:=[.B455]/[.$E$3]" office:value-type="float" office:value="608.81454545457">
            <text:p>609</text:p>
          </table:table-cell>
          <table:table-cell table:formula="of:=DEC2HEX([.D455])" office:value-type="string" office:string-value="260">
            <text:p>260</text:p>
          </table:table-cell>
          <table:table-cell table:formula="of:=DEC2HEX([.D455]/4)" office:value-type="string" office:string-value="98">
            <text:p>98</text:p>
          </table:table-cell>
          <table:table-cell table:formula="of:=DEC2HEX(([.D455]-HEX2DEC([.F45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2.6500000000013">
            <text:p>32.650</text:p>
          </table:table-cell>
          <table:table-cell table:formula="of:=[.$B$4]/([.$B$3]+[.$B$4])*[.A456]" office:value-type="float" office:value="1.95900000000008">
            <text:p>1.959</text:p>
          </table:table-cell>
          <table:table-cell/>
          <table:table-cell table:formula="of:=[.B456]/[.$E$3]" office:value-type="float" office:value="607.883636363661">
            <text:p>608</text:p>
          </table:table-cell>
          <table:table-cell table:formula="of:=DEC2HEX([.D456])" office:value-type="string" office:string-value="25F">
            <text:p>25F</text:p>
          </table:table-cell>
          <table:table-cell table:formula="of:=DEC2HEX([.D456]/4)" office:value-type="string" office:string-value="97">
            <text:p>97</text:p>
          </table:table-cell>
          <table:table-cell table:formula="of:=DEC2HEX(([.D456]-HEX2DEC([.F45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2.6000000000013">
            <text:p>32.600</text:p>
          </table:table-cell>
          <table:table-cell table:formula="of:=[.$B$4]/([.$B$3]+[.$B$4])*[.A457]" office:value-type="float" office:value="1.95600000000008">
            <text:p>1.956</text:p>
          </table:table-cell>
          <table:table-cell/>
          <table:table-cell table:formula="of:=[.B457]/[.$E$3]" office:value-type="float" office:value="606.952727272752">
            <text:p>607</text:p>
          </table:table-cell>
          <table:table-cell table:formula="of:=DEC2HEX([.D457])" office:value-type="string" office:string-value="25E">
            <text:p>25E</text:p>
          </table:table-cell>
          <table:table-cell table:formula="of:=DEC2HEX([.D457]/4)" office:value-type="string" office:string-value="97">
            <text:p>97</text:p>
          </table:table-cell>
          <table:table-cell table:formula="of:=DEC2HEX(([.D457]-HEX2DEC([.F45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2.5500000000013">
            <text:p>32.550</text:p>
          </table:table-cell>
          <table:table-cell table:formula="of:=[.$B$4]/([.$B$3]+[.$B$4])*[.A458]" office:value-type="float" office:value="1.95300000000008">
            <text:p>1.953</text:p>
          </table:table-cell>
          <table:table-cell/>
          <table:table-cell table:formula="of:=[.B458]/[.$E$3]" office:value-type="float" office:value="606.021818181842">
            <text:p>606</text:p>
          </table:table-cell>
          <table:table-cell table:formula="of:=DEC2HEX([.D458])" office:value-type="string" office:string-value="25E">
            <text:p>25E</text:p>
          </table:table-cell>
          <table:table-cell table:formula="of:=DEC2HEX([.D458]/4)" office:value-type="string" office:string-value="97">
            <text:p>97</text:p>
          </table:table-cell>
          <table:table-cell table:formula="of:=DEC2HEX(([.D458]-HEX2DEC([.F45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2.5000000000013">
            <text:p>32.500</text:p>
          </table:table-cell>
          <table:table-cell table:formula="of:=[.$B$4]/([.$B$3]+[.$B$4])*[.A459]" office:value-type="float" office:value="1.95000000000008">
            <text:p>1.950</text:p>
          </table:table-cell>
          <table:table-cell/>
          <table:table-cell table:formula="of:=[.B459]/[.$E$3]" office:value-type="float" office:value="605.090909090933">
            <text:p>605</text:p>
          </table:table-cell>
          <table:table-cell table:formula="of:=DEC2HEX([.D459])" office:value-type="string" office:string-value="25D">
            <text:p>25D</text:p>
          </table:table-cell>
          <table:table-cell table:formula="of:=DEC2HEX([.D459]/4)" office:value-type="string" office:string-value="97">
            <text:p>97</text:p>
          </table:table-cell>
          <table:table-cell table:formula="of:=DEC2HEX(([.D459]-HEX2DEC([.F45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2.4500000000013">
            <text:p>32.450</text:p>
          </table:table-cell>
          <table:table-cell table:formula="of:=[.$B$4]/([.$B$3]+[.$B$4])*[.A460]" office:value-type="float" office:value="1.94700000000008">
            <text:p>1.947</text:p>
          </table:table-cell>
          <table:table-cell/>
          <table:table-cell table:formula="of:=[.B460]/[.$E$3]" office:value-type="float" office:value="604.160000000024">
            <text:p>604</text:p>
          </table:table-cell>
          <table:table-cell table:formula="of:=DEC2HEX([.D460])" office:value-type="string" office:string-value="25C">
            <text:p>25C</text:p>
          </table:table-cell>
          <table:table-cell table:formula="of:=DEC2HEX([.D460]/4)" office:value-type="string" office:string-value="97">
            <text:p>97</text:p>
          </table:table-cell>
          <table:table-cell table:formula="of:=DEC2HEX(([.D460]-HEX2DEC([.F46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2.4000000000013">
            <text:p>32.400</text:p>
          </table:table-cell>
          <table:table-cell table:formula="of:=[.$B$4]/([.$B$3]+[.$B$4])*[.A461]" office:value-type="float" office:value="1.94400000000008">
            <text:p>1.944</text:p>
          </table:table-cell>
          <table:table-cell/>
          <table:table-cell table:formula="of:=[.B461]/[.$E$3]" office:value-type="float" office:value="603.229090909115">
            <text:p>603</text:p>
          </table:table-cell>
          <table:table-cell table:formula="of:=DEC2HEX([.D461])" office:value-type="string" office:string-value="25B">
            <text:p>25B</text:p>
          </table:table-cell>
          <table:table-cell table:formula="of:=DEC2HEX([.D461]/4)" office:value-type="string" office:string-value="96">
            <text:p>96</text:p>
          </table:table-cell>
          <table:table-cell table:formula="of:=DEC2HEX(([.D461]-HEX2DEC([.F46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2.3500000000013">
            <text:p>32.350</text:p>
          </table:table-cell>
          <table:table-cell table:formula="of:=[.$B$4]/([.$B$3]+[.$B$4])*[.A462]" office:value-type="float" office:value="1.94100000000008">
            <text:p>1.941</text:p>
          </table:table-cell>
          <table:table-cell/>
          <table:table-cell table:formula="of:=[.B462]/[.$E$3]" office:value-type="float" office:value="602.298181818206">
            <text:p>602</text:p>
          </table:table-cell>
          <table:table-cell table:formula="of:=DEC2HEX([.D462])" office:value-type="string" office:string-value="25A">
            <text:p>25A</text:p>
          </table:table-cell>
          <table:table-cell table:formula="of:=DEC2HEX([.D462]/4)" office:value-type="string" office:string-value="96">
            <text:p>96</text:p>
          </table:table-cell>
          <table:table-cell table:formula="of:=DEC2HEX(([.D462]-HEX2DEC([.F46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2.3000000000013">
            <text:p>32.300</text:p>
          </table:table-cell>
          <table:table-cell table:formula="of:=[.$B$4]/([.$B$3]+[.$B$4])*[.A463]" office:value-type="float" office:value="1.93800000000008">
            <text:p>1.938</text:p>
          </table:table-cell>
          <table:table-cell/>
          <table:table-cell table:formula="of:=[.B463]/[.$E$3]" office:value-type="float" office:value="601.367272727297">
            <text:p>601</text:p>
          </table:table-cell>
          <table:table-cell table:formula="of:=DEC2HEX([.D463])" office:value-type="string" office:string-value="259">
            <text:p>259</text:p>
          </table:table-cell>
          <table:table-cell table:formula="of:=DEC2HEX([.D463]/4)" office:value-type="string" office:string-value="96">
            <text:p>96</text:p>
          </table:table-cell>
          <table:table-cell table:formula="of:=DEC2HEX(([.D463]-HEX2DEC([.F46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2.2500000000013">
            <text:p>32.250</text:p>
          </table:table-cell>
          <table:table-cell table:formula="of:=[.$B$4]/([.$B$3]+[.$B$4])*[.A464]" office:value-type="float" office:value="1.93500000000008">
            <text:p>1.935</text:p>
          </table:table-cell>
          <table:table-cell/>
          <table:table-cell table:formula="of:=[.B464]/[.$E$3]" office:value-type="float" office:value="600.436363636388">
            <text:p>600</text:p>
          </table:table-cell>
          <table:table-cell table:formula="of:=DEC2HEX([.D464])" office:value-type="string" office:string-value="258">
            <text:p>258</text:p>
          </table:table-cell>
          <table:table-cell table:formula="of:=DEC2HEX([.D464]/4)" office:value-type="string" office:string-value="96">
            <text:p>96</text:p>
          </table:table-cell>
          <table:table-cell table:formula="of:=DEC2HEX(([.D464]-HEX2DEC([.F46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2.2000000000013">
            <text:p>32.200</text:p>
          </table:table-cell>
          <table:table-cell table:formula="of:=[.$B$4]/([.$B$3]+[.$B$4])*[.A465]" office:value-type="float" office:value="1.93200000000008">
            <text:p>1.932</text:p>
          </table:table-cell>
          <table:table-cell/>
          <table:table-cell table:formula="of:=[.B465]/[.$E$3]" office:value-type="float" office:value="599.505454545479">
            <text:p>600</text:p>
          </table:table-cell>
          <table:table-cell table:formula="of:=DEC2HEX([.D465])" office:value-type="string" office:string-value="257">
            <text:p>257</text:p>
          </table:table-cell>
          <table:table-cell table:formula="of:=DEC2HEX([.D465]/4)" office:value-type="string" office:string-value="95">
            <text:p>95</text:p>
          </table:table-cell>
          <table:table-cell table:formula="of:=DEC2HEX(([.D465]-HEX2DEC([.F46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2.1500000000013">
            <text:p>32.150</text:p>
          </table:table-cell>
          <table:table-cell table:formula="of:=[.$B$4]/([.$B$3]+[.$B$4])*[.A466]" office:value-type="float" office:value="1.92900000000008">
            <text:p>1.929</text:p>
          </table:table-cell>
          <table:table-cell/>
          <table:table-cell table:formula="of:=[.B466]/[.$E$3]" office:value-type="float" office:value="598.57454545457">
            <text:p>599</text:p>
          </table:table-cell>
          <table:table-cell table:formula="of:=DEC2HEX([.D466])" office:value-type="string" office:string-value="256">
            <text:p>256</text:p>
          </table:table-cell>
          <table:table-cell table:formula="of:=DEC2HEX([.D466]/4)" office:value-type="string" office:string-value="95">
            <text:p>95</text:p>
          </table:table-cell>
          <table:table-cell table:formula="of:=DEC2HEX(([.D466]-HEX2DEC([.F46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2.1000000000013">
            <text:p>32.100</text:p>
          </table:table-cell>
          <table:table-cell table:formula="of:=[.$B$4]/([.$B$3]+[.$B$4])*[.A467]" office:value-type="float" office:value="1.92600000000008">
            <text:p>1.926</text:p>
          </table:table-cell>
          <table:table-cell/>
          <table:table-cell table:formula="of:=[.B467]/[.$E$3]" office:value-type="float" office:value="597.643636363661">
            <text:p>598</text:p>
          </table:table-cell>
          <table:table-cell table:formula="of:=DEC2HEX([.D467])" office:value-type="string" office:string-value="255">
            <text:p>255</text:p>
          </table:table-cell>
          <table:table-cell table:formula="of:=DEC2HEX([.D467]/4)" office:value-type="string" office:string-value="95">
            <text:p>95</text:p>
          </table:table-cell>
          <table:table-cell table:formula="of:=DEC2HEX(([.D467]-HEX2DEC([.F46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2.0500000000013">
            <text:p>32.050</text:p>
          </table:table-cell>
          <table:table-cell table:formula="of:=[.$B$4]/([.$B$3]+[.$B$4])*[.A468]" office:value-type="float" office:value="1.92300000000008">
            <text:p>1.923</text:p>
          </table:table-cell>
          <table:table-cell/>
          <table:table-cell table:formula="of:=[.B468]/[.$E$3]" office:value-type="float" office:value="596.712727272751">
            <text:p>597</text:p>
          </table:table-cell>
          <table:table-cell table:formula="of:=DEC2HEX([.D468])" office:value-type="string" office:string-value="254">
            <text:p>254</text:p>
          </table:table-cell>
          <table:table-cell table:formula="of:=DEC2HEX([.D468]/4)" office:value-type="string" office:string-value="95">
            <text:p>95</text:p>
          </table:table-cell>
          <table:table-cell table:formula="of:=DEC2HEX(([.D468]-HEX2DEC([.F46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table:style-name="ce6" office:value-type="float" office:value="32.0000000000013">
            <text:p>32.000</text:p>
          </table:table-cell>
          <table:table-cell table:style-name="ce6" table:formula="of:=[.$B$4]/([.$B$3]+[.$B$4])*[.A469]" office:value-type="float" office:value="1.92000000000008">
            <text:p>1.920</text:p>
          </table:table-cell>
          <table:table-cell table:style-name="ce9"/>
          <table:table-cell table:style-name="ce14" table:formula="of:=[.B469]/[.$E$3]" office:value-type="float" office:value="595.781818181842">
            <text:p>596</text:p>
          </table:table-cell>
          <table:table-cell table:style-name="ce19" table:formula="of:=DEC2HEX([.D469])" office:value-type="string" office:string-value="253">
            <text:p>253</text:p>
          </table:table-cell>
          <table:table-cell table:style-name="ce19" table:formula="of:=DEC2HEX([.D469]/4)" office:value-type="string" office:string-value="94">
            <text:p>94</text:p>
          </table:table-cell>
          <table:table-cell table:style-name="ce19" table:formula="of:=DEC2HEX(([.D469]-HEX2DEC([.F469])*4))" office:value-type="string" office:string-value="3">
            <text:p>3</text:p>
          </table:table-cell>
          <table:table-cell table:style-name="ce9" table:number-columns-repeated="1017"/>
        </table:table-row>
        <table:table-row table:style-name="ro1">
          <table:table-cell office:value-type="float" office:value="31.9500000000013">
            <text:p>31.950</text:p>
          </table:table-cell>
          <table:table-cell table:formula="of:=[.$B$4]/([.$B$3]+[.$B$4])*[.A470]" office:value-type="float" office:value="1.91700000000008">
            <text:p>1.917</text:p>
          </table:table-cell>
          <table:table-cell/>
          <table:table-cell table:formula="of:=[.B470]/[.$E$3]" office:value-type="float" office:value="594.850909090933">
            <text:p>595</text:p>
          </table:table-cell>
          <table:table-cell table:formula="of:=DEC2HEX([.D470])" office:value-type="string" office:string-value="252">
            <text:p>252</text:p>
          </table:table-cell>
          <table:table-cell table:formula="of:=DEC2HEX([.D470]/4)" office:value-type="string" office:string-value="94">
            <text:p>94</text:p>
          </table:table-cell>
          <table:table-cell table:formula="of:=DEC2HEX(([.D470]-HEX2DEC([.F47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1.9000000000013">
            <text:p>31.900</text:p>
          </table:table-cell>
          <table:table-cell table:formula="of:=[.$B$4]/([.$B$3]+[.$B$4])*[.A471]" office:value-type="float" office:value="1.91400000000008">
            <text:p>1.914</text:p>
          </table:table-cell>
          <table:table-cell/>
          <table:table-cell table:formula="of:=[.B471]/[.$E$3]" office:value-type="float" office:value="593.920000000024">
            <text:p>594</text:p>
          </table:table-cell>
          <table:table-cell table:formula="of:=DEC2HEX([.D471])" office:value-type="string" office:string-value="251">
            <text:p>251</text:p>
          </table:table-cell>
          <table:table-cell table:formula="of:=DEC2HEX([.D471]/4)" office:value-type="string" office:string-value="94">
            <text:p>94</text:p>
          </table:table-cell>
          <table:table-cell table:formula="of:=DEC2HEX(([.D471]-HEX2DEC([.F47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1.8500000000013">
            <text:p>31.850</text:p>
          </table:table-cell>
          <table:table-cell table:formula="of:=[.$B$4]/([.$B$3]+[.$B$4])*[.A472]" office:value-type="float" office:value="1.91100000000008">
            <text:p>1.911</text:p>
          </table:table-cell>
          <table:table-cell/>
          <table:table-cell table:formula="of:=[.B472]/[.$E$3]" office:value-type="float" office:value="592.989090909115">
            <text:p>593</text:p>
          </table:table-cell>
          <table:table-cell table:formula="of:=DEC2HEX([.D472])" office:value-type="string" office:string-value="250">
            <text:p>250</text:p>
          </table:table-cell>
          <table:table-cell table:formula="of:=DEC2HEX([.D472]/4)" office:value-type="string" office:string-value="94">
            <text:p>94</text:p>
          </table:table-cell>
          <table:table-cell table:formula="of:=DEC2HEX(([.D472]-HEX2DEC([.F47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1.8000000000013">
            <text:p>31.800</text:p>
          </table:table-cell>
          <table:table-cell table:formula="of:=[.$B$4]/([.$B$3]+[.$B$4])*[.A473]" office:value-type="float" office:value="1.90800000000008">
            <text:p>1.908</text:p>
          </table:table-cell>
          <table:table-cell/>
          <table:table-cell table:formula="of:=[.B473]/[.$E$3]" office:value-type="float" office:value="592.058181818206">
            <text:p>592</text:p>
          </table:table-cell>
          <table:table-cell table:formula="of:=DEC2HEX([.D473])" office:value-type="string" office:string-value="250">
            <text:p>250</text:p>
          </table:table-cell>
          <table:table-cell table:formula="of:=DEC2HEX([.D473]/4)" office:value-type="string" office:string-value="94">
            <text:p>94</text:p>
          </table:table-cell>
          <table:table-cell table:formula="of:=DEC2HEX(([.D473]-HEX2DEC([.F47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1.7500000000013">
            <text:p>31.750</text:p>
          </table:table-cell>
          <table:table-cell table:formula="of:=[.$B$4]/([.$B$3]+[.$B$4])*[.A474]" office:value-type="float" office:value="1.90500000000008">
            <text:p>1.905</text:p>
          </table:table-cell>
          <table:table-cell/>
          <table:table-cell table:formula="of:=[.B474]/[.$E$3]" office:value-type="float" office:value="591.127272727297">
            <text:p>591</text:p>
          </table:table-cell>
          <table:table-cell table:formula="of:=DEC2HEX([.D474])" office:value-type="string" office:string-value="24F">
            <text:p>24F</text:p>
          </table:table-cell>
          <table:table-cell table:formula="of:=DEC2HEX([.D474]/4)" office:value-type="string" office:string-value="93">
            <text:p>93</text:p>
          </table:table-cell>
          <table:table-cell table:formula="of:=DEC2HEX(([.D474]-HEX2DEC([.F47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1.7000000000013">
            <text:p>31.700</text:p>
          </table:table-cell>
          <table:table-cell table:formula="of:=[.$B$4]/([.$B$3]+[.$B$4])*[.A475]" office:value-type="float" office:value="1.90200000000008">
            <text:p>1.902</text:p>
          </table:table-cell>
          <table:table-cell/>
          <table:table-cell table:formula="of:=[.B475]/[.$E$3]" office:value-type="float" office:value="590.196363636388">
            <text:p>590</text:p>
          </table:table-cell>
          <table:table-cell table:formula="of:=DEC2HEX([.D475])" office:value-type="string" office:string-value="24E">
            <text:p>24E</text:p>
          </table:table-cell>
          <table:table-cell table:formula="of:=DEC2HEX([.D475]/4)" office:value-type="string" office:string-value="93">
            <text:p>93</text:p>
          </table:table-cell>
          <table:table-cell table:formula="of:=DEC2HEX(([.D475]-HEX2DEC([.F47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1.6500000000013">
            <text:p>31.650</text:p>
          </table:table-cell>
          <table:table-cell table:formula="of:=[.$B$4]/([.$B$3]+[.$B$4])*[.A476]" office:value-type="float" office:value="1.89900000000008">
            <text:p>1.899</text:p>
          </table:table-cell>
          <table:table-cell/>
          <table:table-cell table:formula="of:=[.B476]/[.$E$3]" office:value-type="float" office:value="589.265454545479">
            <text:p>589</text:p>
          </table:table-cell>
          <table:table-cell table:formula="of:=DEC2HEX([.D476])" office:value-type="string" office:string-value="24D">
            <text:p>24D</text:p>
          </table:table-cell>
          <table:table-cell table:formula="of:=DEC2HEX([.D476]/4)" office:value-type="string" office:string-value="93">
            <text:p>93</text:p>
          </table:table-cell>
          <table:table-cell table:formula="of:=DEC2HEX(([.D476]-HEX2DEC([.F47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1.6000000000013">
            <text:p>31.600</text:p>
          </table:table-cell>
          <table:table-cell table:formula="of:=[.$B$4]/([.$B$3]+[.$B$4])*[.A477]" office:value-type="float" office:value="1.89600000000008">
            <text:p>1.896</text:p>
          </table:table-cell>
          <table:table-cell/>
          <table:table-cell table:formula="of:=[.B477]/[.$E$3]" office:value-type="float" office:value="588.33454545457">
            <text:p>588</text:p>
          </table:table-cell>
          <table:table-cell table:formula="of:=DEC2HEX([.D477])" office:value-type="string" office:string-value="24C">
            <text:p>24C</text:p>
          </table:table-cell>
          <table:table-cell table:formula="of:=DEC2HEX([.D477]/4)" office:value-type="string" office:string-value="93">
            <text:p>93</text:p>
          </table:table-cell>
          <table:table-cell table:formula="of:=DEC2HEX(([.D477]-HEX2DEC([.F47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1.5500000000013">
            <text:p>31.550</text:p>
          </table:table-cell>
          <table:table-cell table:formula="of:=[.$B$4]/([.$B$3]+[.$B$4])*[.A478]" office:value-type="float" office:value="1.89300000000008">
            <text:p>1.893</text:p>
          </table:table-cell>
          <table:table-cell/>
          <table:table-cell table:formula="of:=[.B478]/[.$E$3]" office:value-type="float" office:value="587.403636363661">
            <text:p>587</text:p>
          </table:table-cell>
          <table:table-cell table:formula="of:=DEC2HEX([.D478])" office:value-type="string" office:string-value="24B">
            <text:p>24B</text:p>
          </table:table-cell>
          <table:table-cell table:formula="of:=DEC2HEX([.D478]/4)" office:value-type="string" office:string-value="92">
            <text:p>92</text:p>
          </table:table-cell>
          <table:table-cell table:formula="of:=DEC2HEX(([.D478]-HEX2DEC([.F47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1.5000000000013">
            <text:p>31.500</text:p>
          </table:table-cell>
          <table:table-cell table:formula="of:=[.$B$4]/([.$B$3]+[.$B$4])*[.A479]" office:value-type="float" office:value="1.89000000000008">
            <text:p>1.890</text:p>
          </table:table-cell>
          <table:table-cell/>
          <table:table-cell table:formula="of:=[.B479]/[.$E$3]" office:value-type="float" office:value="586.472727272752">
            <text:p>586</text:p>
          </table:table-cell>
          <table:table-cell table:formula="of:=DEC2HEX([.D479])" office:value-type="string" office:string-value="24A">
            <text:p>24A</text:p>
          </table:table-cell>
          <table:table-cell table:formula="of:=DEC2HEX([.D479]/4)" office:value-type="string" office:string-value="92">
            <text:p>92</text:p>
          </table:table-cell>
          <table:table-cell table:formula="of:=DEC2HEX(([.D479]-HEX2DEC([.F47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1.4500000000013">
            <text:p>31.450</text:p>
          </table:table-cell>
          <table:table-cell table:formula="of:=[.$B$4]/([.$B$3]+[.$B$4])*[.A480]" office:value-type="float" office:value="1.88700000000008">
            <text:p>1.887</text:p>
          </table:table-cell>
          <table:table-cell/>
          <table:table-cell table:formula="of:=[.B480]/[.$E$3]" office:value-type="float" office:value="585.541818181842">
            <text:p>586</text:p>
          </table:table-cell>
          <table:table-cell table:formula="of:=DEC2HEX([.D480])" office:value-type="string" office:string-value="249">
            <text:p>249</text:p>
          </table:table-cell>
          <table:table-cell table:formula="of:=DEC2HEX([.D480]/4)" office:value-type="string" office:string-value="92">
            <text:p>92</text:p>
          </table:table-cell>
          <table:table-cell table:formula="of:=DEC2HEX(([.D480]-HEX2DEC([.F48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1.4000000000013">
            <text:p>31.400</text:p>
          </table:table-cell>
          <table:table-cell table:formula="of:=[.$B$4]/([.$B$3]+[.$B$4])*[.A481]" office:value-type="float" office:value="1.88400000000008">
            <text:p>1.884</text:p>
          </table:table-cell>
          <table:table-cell/>
          <table:table-cell table:formula="of:=[.B481]/[.$E$3]" office:value-type="float" office:value="584.610909090933">
            <text:p>585</text:p>
          </table:table-cell>
          <table:table-cell table:formula="of:=DEC2HEX([.D481])" office:value-type="string" office:string-value="248">
            <text:p>248</text:p>
          </table:table-cell>
          <table:table-cell table:formula="of:=DEC2HEX([.D481]/4)" office:value-type="string" office:string-value="92">
            <text:p>92</text:p>
          </table:table-cell>
          <table:table-cell table:formula="of:=DEC2HEX(([.D481]-HEX2DEC([.F48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1.3500000000013">
            <text:p>31.350</text:p>
          </table:table-cell>
          <table:table-cell table:formula="of:=[.$B$4]/([.$B$3]+[.$B$4])*[.A482]" office:value-type="float" office:value="1.88100000000008">
            <text:p>1.881</text:p>
          </table:table-cell>
          <table:table-cell/>
          <table:table-cell table:formula="of:=[.B482]/[.$E$3]" office:value-type="float" office:value="583.680000000024">
            <text:p>584</text:p>
          </table:table-cell>
          <table:table-cell table:formula="of:=DEC2HEX([.D482])" office:value-type="string" office:string-value="247">
            <text:p>247</text:p>
          </table:table-cell>
          <table:table-cell table:formula="of:=DEC2HEX([.D482]/4)" office:value-type="string" office:string-value="91">
            <text:p>91</text:p>
          </table:table-cell>
          <table:table-cell table:formula="of:=DEC2HEX(([.D482]-HEX2DEC([.F48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1.3000000000013">
            <text:p>31.300</text:p>
          </table:table-cell>
          <table:table-cell table:formula="of:=[.$B$4]/([.$B$3]+[.$B$4])*[.A483]" office:value-type="float" office:value="1.87800000000008">
            <text:p>1.878</text:p>
          </table:table-cell>
          <table:table-cell/>
          <table:table-cell table:formula="of:=[.B483]/[.$E$3]" office:value-type="float" office:value="582.749090909115">
            <text:p>583</text:p>
          </table:table-cell>
          <table:table-cell table:formula="of:=DEC2HEX([.D483])" office:value-type="string" office:string-value="246">
            <text:p>246</text:p>
          </table:table-cell>
          <table:table-cell table:formula="of:=DEC2HEX([.D483]/4)" office:value-type="string" office:string-value="91">
            <text:p>91</text:p>
          </table:table-cell>
          <table:table-cell table:formula="of:=DEC2HEX(([.D483]-HEX2DEC([.F48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1.2500000000013">
            <text:p>31.250</text:p>
          </table:table-cell>
          <table:table-cell table:formula="of:=[.$B$4]/([.$B$3]+[.$B$4])*[.A484]" office:value-type="float" office:value="1.87500000000008">
            <text:p>1.875</text:p>
          </table:table-cell>
          <table:table-cell/>
          <table:table-cell table:formula="of:=[.B484]/[.$E$3]" office:value-type="float" office:value="581.818181818206">
            <text:p>582</text:p>
          </table:table-cell>
          <table:table-cell table:formula="of:=DEC2HEX([.D484])" office:value-type="string" office:string-value="245">
            <text:p>245</text:p>
          </table:table-cell>
          <table:table-cell table:formula="of:=DEC2HEX([.D484]/4)" office:value-type="string" office:string-value="91">
            <text:p>91</text:p>
          </table:table-cell>
          <table:table-cell table:formula="of:=DEC2HEX(([.D484]-HEX2DEC([.F48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1.2000000000013">
            <text:p>31.200</text:p>
          </table:table-cell>
          <table:table-cell table:formula="of:=[.$B$4]/([.$B$3]+[.$B$4])*[.A485]" office:value-type="float" office:value="1.87200000000008">
            <text:p>1.872</text:p>
          </table:table-cell>
          <table:table-cell/>
          <table:table-cell table:formula="of:=[.B485]/[.$E$3]" office:value-type="float" office:value="580.887272727297">
            <text:p>581</text:p>
          </table:table-cell>
          <table:table-cell table:formula="of:=DEC2HEX([.D485])" office:value-type="string" office:string-value="244">
            <text:p>244</text:p>
          </table:table-cell>
          <table:table-cell table:formula="of:=DEC2HEX([.D485]/4)" office:value-type="string" office:string-value="91">
            <text:p>91</text:p>
          </table:table-cell>
          <table:table-cell table:formula="of:=DEC2HEX(([.D485]-HEX2DEC([.F48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1.1500000000014">
            <text:p>31.150</text:p>
          </table:table-cell>
          <table:table-cell table:formula="of:=[.$B$4]/([.$B$3]+[.$B$4])*[.A486]" office:value-type="float" office:value="1.86900000000008">
            <text:p>1.869</text:p>
          </table:table-cell>
          <table:table-cell/>
          <table:table-cell table:formula="of:=[.B486]/[.$E$3]" office:value-type="float" office:value="579.95636363639">
            <text:p>580</text:p>
          </table:table-cell>
          <table:table-cell table:formula="of:=DEC2HEX([.D486])" office:value-type="string" office:string-value="243">
            <text:p>243</text:p>
          </table:table-cell>
          <table:table-cell table:formula="of:=DEC2HEX([.D486]/4)" office:value-type="string" office:string-value="90">
            <text:p>90</text:p>
          </table:table-cell>
          <table:table-cell table:formula="of:=DEC2HEX(([.D486]-HEX2DEC([.F48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1.1000000000014">
            <text:p>31.100</text:p>
          </table:table-cell>
          <table:table-cell table:formula="of:=[.$B$4]/([.$B$3]+[.$B$4])*[.A487]" office:value-type="float" office:value="1.86600000000008">
            <text:p>1.866</text:p>
          </table:table-cell>
          <table:table-cell/>
          <table:table-cell table:formula="of:=[.B487]/[.$E$3]" office:value-type="float" office:value="579.025454545481">
            <text:p>579</text:p>
          </table:table-cell>
          <table:table-cell table:formula="of:=DEC2HEX([.D487])" office:value-type="string" office:string-value="243">
            <text:p>243</text:p>
          </table:table-cell>
          <table:table-cell table:formula="of:=DEC2HEX([.D487]/4)" office:value-type="string" office:string-value="90">
            <text:p>90</text:p>
          </table:table-cell>
          <table:table-cell table:formula="of:=DEC2HEX(([.D487]-HEX2DEC([.F48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1.0500000000014">
            <text:p>31.050</text:p>
          </table:table-cell>
          <table:table-cell table:formula="of:=[.$B$4]/([.$B$3]+[.$B$4])*[.A488]" office:value-type="float" office:value="1.86300000000008">
            <text:p>1.863</text:p>
          </table:table-cell>
          <table:table-cell/>
          <table:table-cell table:formula="of:=[.B488]/[.$E$3]" office:value-type="float" office:value="578.094545454572">
            <text:p>578</text:p>
          </table:table-cell>
          <table:table-cell table:formula="of:=DEC2HEX([.D488])" office:value-type="string" office:string-value="242">
            <text:p>242</text:p>
          </table:table-cell>
          <table:table-cell table:formula="of:=DEC2HEX([.D488]/4)" office:value-type="string" office:string-value="90">
            <text:p>90</text:p>
          </table:table-cell>
          <table:table-cell table:formula="of:=DEC2HEX(([.D488]-HEX2DEC([.F48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1.0000000000014">
            <text:p>31.000</text:p>
          </table:table-cell>
          <table:table-cell table:formula="of:=[.$B$4]/([.$B$3]+[.$B$4])*[.A489]" office:value-type="float" office:value="1.86000000000008">
            <text:p>1.860</text:p>
          </table:table-cell>
          <table:table-cell/>
          <table:table-cell table:formula="of:=[.B489]/[.$E$3]" office:value-type="float" office:value="577.163636363662">
            <text:p>577</text:p>
          </table:table-cell>
          <table:table-cell table:formula="of:=DEC2HEX([.D489])" office:value-type="string" office:string-value="241">
            <text:p>241</text:p>
          </table:table-cell>
          <table:table-cell table:formula="of:=DEC2HEX([.D489]/4)" office:value-type="string" office:string-value="90">
            <text:p>90</text:p>
          </table:table-cell>
          <table:table-cell table:formula="of:=DEC2HEX(([.D489]-HEX2DEC([.F48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0.9500000000014">
            <text:p>30.950</text:p>
          </table:table-cell>
          <table:table-cell table:formula="of:=[.$B$4]/([.$B$3]+[.$B$4])*[.A490]" office:value-type="float" office:value="1.85700000000008">
            <text:p>1.857</text:p>
          </table:table-cell>
          <table:table-cell/>
          <table:table-cell table:formula="of:=[.B490]/[.$E$3]" office:value-type="float" office:value="576.232727272753">
            <text:p>576</text:p>
          </table:table-cell>
          <table:table-cell table:formula="of:=DEC2HEX([.D490])" office:value-type="string" office:string-value="240">
            <text:p>240</text:p>
          </table:table-cell>
          <table:table-cell table:formula="of:=DEC2HEX([.D490]/4)" office:value-type="string" office:string-value="90">
            <text:p>90</text:p>
          </table:table-cell>
          <table:table-cell table:formula="of:=DEC2HEX(([.D490]-HEX2DEC([.F49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0.9000000000014">
            <text:p>30.900</text:p>
          </table:table-cell>
          <table:table-cell table:formula="of:=[.$B$4]/([.$B$3]+[.$B$4])*[.A491]" office:value-type="float" office:value="1.85400000000008">
            <text:p>1.854</text:p>
          </table:table-cell>
          <table:table-cell/>
          <table:table-cell table:formula="of:=[.B491]/[.$E$3]" office:value-type="float" office:value="575.301818181844">
            <text:p>575</text:p>
          </table:table-cell>
          <table:table-cell table:formula="of:=DEC2HEX([.D491])" office:value-type="string" office:string-value="23F">
            <text:p>23F</text:p>
          </table:table-cell>
          <table:table-cell table:formula="of:=DEC2HEX([.D491]/4)" office:value-type="string" office:string-value="8F">
            <text:p>8F</text:p>
          </table:table-cell>
          <table:table-cell table:formula="of:=DEC2HEX(([.D491]-HEX2DEC([.F49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0.8500000000014">
            <text:p>30.850</text:p>
          </table:table-cell>
          <table:table-cell table:formula="of:=[.$B$4]/([.$B$3]+[.$B$4])*[.A492]" office:value-type="float" office:value="1.85100000000008">
            <text:p>1.851</text:p>
          </table:table-cell>
          <table:table-cell/>
          <table:table-cell table:formula="of:=[.B492]/[.$E$3]" office:value-type="float" office:value="574.370909090935">
            <text:p>574</text:p>
          </table:table-cell>
          <table:table-cell table:formula="of:=DEC2HEX([.D492])" office:value-type="string" office:string-value="23E">
            <text:p>23E</text:p>
          </table:table-cell>
          <table:table-cell table:formula="of:=DEC2HEX([.D492]/4)" office:value-type="string" office:string-value="8F">
            <text:p>8F</text:p>
          </table:table-cell>
          <table:table-cell table:formula="of:=DEC2HEX(([.D492]-HEX2DEC([.F49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0.8000000000014">
            <text:p>30.800</text:p>
          </table:table-cell>
          <table:table-cell table:formula="of:=[.$B$4]/([.$B$3]+[.$B$4])*[.A493]" office:value-type="float" office:value="1.84800000000008">
            <text:p>1.848</text:p>
          </table:table-cell>
          <table:table-cell/>
          <table:table-cell table:formula="of:=[.B493]/[.$E$3]" office:value-type="float" office:value="573.440000000026">
            <text:p>573</text:p>
          </table:table-cell>
          <table:table-cell table:formula="of:=DEC2HEX([.D493])" office:value-type="string" office:string-value="23D">
            <text:p>23D</text:p>
          </table:table-cell>
          <table:table-cell table:formula="of:=DEC2HEX([.D493]/4)" office:value-type="string" office:string-value="8F">
            <text:p>8F</text:p>
          </table:table-cell>
          <table:table-cell table:formula="of:=DEC2HEX(([.D493]-HEX2DEC([.F49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0.7500000000014">
            <text:p>30.750</text:p>
          </table:table-cell>
          <table:table-cell table:formula="of:=[.$B$4]/([.$B$3]+[.$B$4])*[.A494]" office:value-type="float" office:value="1.84500000000008">
            <text:p>1.845</text:p>
          </table:table-cell>
          <table:table-cell/>
          <table:table-cell table:formula="of:=[.B494]/[.$E$3]" office:value-type="float" office:value="572.509090909117">
            <text:p>573</text:p>
          </table:table-cell>
          <table:table-cell table:formula="of:=DEC2HEX([.D494])" office:value-type="string" office:string-value="23C">
            <text:p>23C</text:p>
          </table:table-cell>
          <table:table-cell table:formula="of:=DEC2HEX([.D494]/4)" office:value-type="string" office:string-value="8F">
            <text:p>8F</text:p>
          </table:table-cell>
          <table:table-cell table:formula="of:=DEC2HEX(([.D494]-HEX2DEC([.F49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0.7000000000014">
            <text:p>30.700</text:p>
          </table:table-cell>
          <table:table-cell table:formula="of:=[.$B$4]/([.$B$3]+[.$B$4])*[.A495]" office:value-type="float" office:value="1.84200000000008">
            <text:p>1.842</text:p>
          </table:table-cell>
          <table:table-cell/>
          <table:table-cell table:formula="of:=[.B495]/[.$E$3]" office:value-type="float" office:value="571.578181818208">
            <text:p>572</text:p>
          </table:table-cell>
          <table:table-cell table:formula="of:=DEC2HEX([.D495])" office:value-type="string" office:string-value="23B">
            <text:p>23B</text:p>
          </table:table-cell>
          <table:table-cell table:formula="of:=DEC2HEX([.D495]/4)" office:value-type="string" office:string-value="8E">
            <text:p>8E</text:p>
          </table:table-cell>
          <table:table-cell table:formula="of:=DEC2HEX(([.D495]-HEX2DEC([.F49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0.6500000000014">
            <text:p>30.650</text:p>
          </table:table-cell>
          <table:table-cell table:formula="of:=[.$B$4]/([.$B$3]+[.$B$4])*[.A496]" office:value-type="float" office:value="1.83900000000008">
            <text:p>1.839</text:p>
          </table:table-cell>
          <table:table-cell/>
          <table:table-cell table:formula="of:=[.B496]/[.$E$3]" office:value-type="float" office:value="570.647272727299">
            <text:p>571</text:p>
          </table:table-cell>
          <table:table-cell table:formula="of:=DEC2HEX([.D496])" office:value-type="string" office:string-value="23A">
            <text:p>23A</text:p>
          </table:table-cell>
          <table:table-cell table:formula="of:=DEC2HEX([.D496]/4)" office:value-type="string" office:string-value="8E">
            <text:p>8E</text:p>
          </table:table-cell>
          <table:table-cell table:formula="of:=DEC2HEX(([.D496]-HEX2DEC([.F49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0.6000000000014">
            <text:p>30.600</text:p>
          </table:table-cell>
          <table:table-cell table:formula="of:=[.$B$4]/([.$B$3]+[.$B$4])*[.A497]" office:value-type="float" office:value="1.83600000000008">
            <text:p>1.836</text:p>
          </table:table-cell>
          <table:table-cell/>
          <table:table-cell table:formula="of:=[.B497]/[.$E$3]" office:value-type="float" office:value="569.71636363639">
            <text:p>570</text:p>
          </table:table-cell>
          <table:table-cell table:formula="of:=DEC2HEX([.D497])" office:value-type="string" office:string-value="239">
            <text:p>239</text:p>
          </table:table-cell>
          <table:table-cell table:formula="of:=DEC2HEX([.D497]/4)" office:value-type="string" office:string-value="8E">
            <text:p>8E</text:p>
          </table:table-cell>
          <table:table-cell table:formula="of:=DEC2HEX(([.D497]-HEX2DEC([.F49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0.5500000000014">
            <text:p>30.550</text:p>
          </table:table-cell>
          <table:table-cell table:formula="of:=[.$B$4]/([.$B$3]+[.$B$4])*[.A498]" office:value-type="float" office:value="1.83300000000008">
            <text:p>1.833</text:p>
          </table:table-cell>
          <table:table-cell/>
          <table:table-cell table:formula="of:=[.B498]/[.$E$3]" office:value-type="float" office:value="568.785454545481">
            <text:p>569</text:p>
          </table:table-cell>
          <table:table-cell table:formula="of:=DEC2HEX([.D498])" office:value-type="string" office:string-value="238">
            <text:p>238</text:p>
          </table:table-cell>
          <table:table-cell table:formula="of:=DEC2HEX([.D498]/4)" office:value-type="string" office:string-value="8E">
            <text:p>8E</text:p>
          </table:table-cell>
          <table:table-cell table:formula="of:=DEC2HEX(([.D498]-HEX2DEC([.F49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0.5000000000014">
            <text:p>30.500</text:p>
          </table:table-cell>
          <table:table-cell table:formula="of:=[.$B$4]/([.$B$3]+[.$B$4])*[.A499]" office:value-type="float" office:value="1.83000000000008">
            <text:p>1.830</text:p>
          </table:table-cell>
          <table:table-cell/>
          <table:table-cell table:formula="of:=[.B499]/[.$E$3]" office:value-type="float" office:value="567.854545454572">
            <text:p>568</text:p>
          </table:table-cell>
          <table:table-cell table:formula="of:=DEC2HEX([.D499])" office:value-type="string" office:string-value="237">
            <text:p>237</text:p>
          </table:table-cell>
          <table:table-cell table:formula="of:=DEC2HEX([.D499]/4)" office:value-type="string" office:string-value="8D">
            <text:p>8D</text:p>
          </table:table-cell>
          <table:table-cell table:formula="of:=DEC2HEX(([.D499]-HEX2DEC([.F49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0.4500000000014">
            <text:p>30.450</text:p>
          </table:table-cell>
          <table:table-cell table:formula="of:=[.$B$4]/([.$B$3]+[.$B$4])*[.A500]" office:value-type="float" office:value="1.82700000000008">
            <text:p>1.827</text:p>
          </table:table-cell>
          <table:table-cell/>
          <table:table-cell table:formula="of:=[.B500]/[.$E$3]" office:value-type="float" office:value="566.923636363662">
            <text:p>567</text:p>
          </table:table-cell>
          <table:table-cell table:formula="of:=DEC2HEX([.D500])" office:value-type="string" office:string-value="236">
            <text:p>236</text:p>
          </table:table-cell>
          <table:table-cell table:formula="of:=DEC2HEX([.D500]/4)" office:value-type="string" office:string-value="8D">
            <text:p>8D</text:p>
          </table:table-cell>
          <table:table-cell table:formula="of:=DEC2HEX(([.D500]-HEX2DEC([.F50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0.4000000000014">
            <text:p>30.400</text:p>
          </table:table-cell>
          <table:table-cell table:formula="of:=[.$B$4]/([.$B$3]+[.$B$4])*[.A501]" office:value-type="float" office:value="1.82400000000008">
            <text:p>1.824</text:p>
          </table:table-cell>
          <table:table-cell/>
          <table:table-cell table:formula="of:=[.B501]/[.$E$3]" office:value-type="float" office:value="565.992727272753">
            <text:p>566</text:p>
          </table:table-cell>
          <table:table-cell table:formula="of:=DEC2HEX([.D501])" office:value-type="string" office:string-value="235">
            <text:p>235</text:p>
          </table:table-cell>
          <table:table-cell table:formula="of:=DEC2HEX([.D501]/4)" office:value-type="string" office:string-value="8D">
            <text:p>8D</text:p>
          </table:table-cell>
          <table:table-cell table:formula="of:=DEC2HEX(([.D501]-HEX2DEC([.F50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0.3500000000014">
            <text:p>30.350</text:p>
          </table:table-cell>
          <table:table-cell table:formula="of:=[.$B$4]/([.$B$3]+[.$B$4])*[.A502]" office:value-type="float" office:value="1.82100000000008">
            <text:p>1.821</text:p>
          </table:table-cell>
          <table:table-cell/>
          <table:table-cell table:formula="of:=[.B502]/[.$E$3]" office:value-type="float" office:value="565.061818181844">
            <text:p>565</text:p>
          </table:table-cell>
          <table:table-cell table:formula="of:=DEC2HEX([.D502])" office:value-type="string" office:string-value="235">
            <text:p>235</text:p>
          </table:table-cell>
          <table:table-cell table:formula="of:=DEC2HEX([.D502]/4)" office:value-type="string" office:string-value="8D">
            <text:p>8D</text:p>
          </table:table-cell>
          <table:table-cell table:formula="of:=DEC2HEX(([.D502]-HEX2DEC([.F50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0.3000000000014">
            <text:p>30.300</text:p>
          </table:table-cell>
          <table:table-cell table:formula="of:=[.$B$4]/([.$B$3]+[.$B$4])*[.A503]" office:value-type="float" office:value="1.81800000000008">
            <text:p>1.818</text:p>
          </table:table-cell>
          <table:table-cell/>
          <table:table-cell table:formula="of:=[.B503]/[.$E$3]" office:value-type="float" office:value="564.130909090935">
            <text:p>564</text:p>
          </table:table-cell>
          <table:table-cell table:formula="of:=DEC2HEX([.D503])" office:value-type="string" office:string-value="234">
            <text:p>234</text:p>
          </table:table-cell>
          <table:table-cell table:formula="of:=DEC2HEX([.D503]/4)" office:value-type="string" office:string-value="8D">
            <text:p>8D</text:p>
          </table:table-cell>
          <table:table-cell table:formula="of:=DEC2HEX(([.D503]-HEX2DEC([.F50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0.2500000000014">
            <text:p>30.250</text:p>
          </table:table-cell>
          <table:table-cell table:formula="of:=[.$B$4]/([.$B$3]+[.$B$4])*[.A504]" office:value-type="float" office:value="1.81500000000008">
            <text:p>1.815</text:p>
          </table:table-cell>
          <table:table-cell/>
          <table:table-cell table:formula="of:=[.B504]/[.$E$3]" office:value-type="float" office:value="563.200000000026">
            <text:p>563</text:p>
          </table:table-cell>
          <table:table-cell table:formula="of:=DEC2HEX([.D504])" office:value-type="string" office:string-value="233">
            <text:p>233</text:p>
          </table:table-cell>
          <table:table-cell table:formula="of:=DEC2HEX([.D504]/4)" office:value-type="string" office:string-value="8C">
            <text:p>8C</text:p>
          </table:table-cell>
          <table:table-cell table:formula="of:=DEC2HEX(([.D504]-HEX2DEC([.F50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0.2000000000014">
            <text:p>30.200</text:p>
          </table:table-cell>
          <table:table-cell table:formula="of:=[.$B$4]/([.$B$3]+[.$B$4])*[.A505]" office:value-type="float" office:value="1.81200000000008">
            <text:p>1.812</text:p>
          </table:table-cell>
          <table:table-cell/>
          <table:table-cell table:formula="of:=[.B505]/[.$E$3]" office:value-type="float" office:value="562.269090909117">
            <text:p>562</text:p>
          </table:table-cell>
          <table:table-cell table:formula="of:=DEC2HEX([.D505])" office:value-type="string" office:string-value="232">
            <text:p>232</text:p>
          </table:table-cell>
          <table:table-cell table:formula="of:=DEC2HEX([.D505]/4)" office:value-type="string" office:string-value="8C">
            <text:p>8C</text:p>
          </table:table-cell>
          <table:table-cell table:formula="of:=DEC2HEX(([.D505]-HEX2DEC([.F50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0.1500000000014">
            <text:p>30.150</text:p>
          </table:table-cell>
          <table:table-cell table:formula="of:=[.$B$4]/([.$B$3]+[.$B$4])*[.A506]" office:value-type="float" office:value="1.80900000000008">
            <text:p>1.809</text:p>
          </table:table-cell>
          <table:table-cell/>
          <table:table-cell table:formula="of:=[.B506]/[.$E$3]" office:value-type="float" office:value="561.338181818208">
            <text:p>561</text:p>
          </table:table-cell>
          <table:table-cell table:formula="of:=DEC2HEX([.D506])" office:value-type="string" office:string-value="231">
            <text:p>231</text:p>
          </table:table-cell>
          <table:table-cell table:formula="of:=DEC2HEX([.D506]/4)" office:value-type="string" office:string-value="8C">
            <text:p>8C</text:p>
          </table:table-cell>
          <table:table-cell table:formula="of:=DEC2HEX(([.D506]-HEX2DEC([.F50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0.1000000000014">
            <text:p>30.100</text:p>
          </table:table-cell>
          <table:table-cell table:formula="of:=[.$B$4]/([.$B$3]+[.$B$4])*[.A507]" office:value-type="float" office:value="1.80600000000008">
            <text:p>1.806</text:p>
          </table:table-cell>
          <table:table-cell/>
          <table:table-cell table:formula="of:=[.B507]/[.$E$3]" office:value-type="float" office:value="560.407272727299">
            <text:p>560</text:p>
          </table:table-cell>
          <table:table-cell table:formula="of:=DEC2HEX([.D507])" office:value-type="string" office:string-value="230">
            <text:p>230</text:p>
          </table:table-cell>
          <table:table-cell table:formula="of:=DEC2HEX([.D507]/4)" office:value-type="string" office:string-value="8C">
            <text:p>8C</text:p>
          </table:table-cell>
          <table:table-cell table:formula="of:=DEC2HEX(([.D507]-HEX2DEC([.F50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0.0500000000014">
            <text:p>30.050</text:p>
          </table:table-cell>
          <table:table-cell table:formula="of:=[.$B$4]/([.$B$3]+[.$B$4])*[.A508]" office:value-type="float" office:value="1.80300000000008">
            <text:p>1.803</text:p>
          </table:table-cell>
          <table:table-cell/>
          <table:table-cell table:formula="of:=[.B508]/[.$E$3]" office:value-type="float" office:value="559.47636363639">
            <text:p>559</text:p>
          </table:table-cell>
          <table:table-cell table:formula="of:=DEC2HEX([.D508])" office:value-type="string" office:string-value="22F">
            <text:p>22F</text:p>
          </table:table-cell>
          <table:table-cell table:formula="of:=DEC2HEX([.D508]/4)" office:value-type="string" office:string-value="8B">
            <text:p>8B</text:p>
          </table:table-cell>
          <table:table-cell table:formula="of:=DEC2HEX(([.D508]-HEX2DEC([.F50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0.0000000000014">
            <text:p>30.000</text:p>
          </table:table-cell>
          <table:table-cell table:formula="of:=[.$B$4]/([.$B$3]+[.$B$4])*[.A509]" office:value-type="float" office:value="1.80000000000008">
            <text:p>1.800</text:p>
          </table:table-cell>
          <table:table-cell/>
          <table:table-cell table:formula="of:=[.B509]/[.$E$3]" office:value-type="float" office:value="558.545454545481">
            <text:p>559</text:p>
          </table:table-cell>
          <table:table-cell table:formula="of:=DEC2HEX([.D509])" office:value-type="string" office:string-value="22E">
            <text:p>22E</text:p>
          </table:table-cell>
          <table:table-cell table:formula="of:=DEC2HEX([.D509]/4)" office:value-type="string" office:string-value="8B">
            <text:p>8B</text:p>
          </table:table-cell>
          <table:table-cell table:formula="of:=DEC2HEX(([.D509]-HEX2DEC([.F50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9.9500000000014">
            <text:p>29.950</text:p>
          </table:table-cell>
          <table:table-cell table:formula="of:=[.$B$4]/([.$B$3]+[.$B$4])*[.A510]" office:value-type="float" office:value="1.79700000000008">
            <text:p>1.797</text:p>
          </table:table-cell>
          <table:table-cell/>
          <table:table-cell table:formula="of:=[.B510]/[.$E$3]" office:value-type="float" office:value="557.614545454572">
            <text:p>558</text:p>
          </table:table-cell>
          <table:table-cell table:formula="of:=DEC2HEX([.D510])" office:value-type="string" office:string-value="22D">
            <text:p>22D</text:p>
          </table:table-cell>
          <table:table-cell table:formula="of:=DEC2HEX([.D510]/4)" office:value-type="string" office:string-value="8B">
            <text:p>8B</text:p>
          </table:table-cell>
          <table:table-cell table:formula="of:=DEC2HEX(([.D510]-HEX2DEC([.F51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9.9000000000014">
            <text:p>29.900</text:p>
          </table:table-cell>
          <table:table-cell table:formula="of:=[.$B$4]/([.$B$3]+[.$B$4])*[.A511]" office:value-type="float" office:value="1.79400000000008">
            <text:p>1.794</text:p>
          </table:table-cell>
          <table:table-cell/>
          <table:table-cell table:formula="of:=[.B511]/[.$E$3]" office:value-type="float" office:value="556.683636363662">
            <text:p>557</text:p>
          </table:table-cell>
          <table:table-cell table:formula="of:=DEC2HEX([.D511])" office:value-type="string" office:string-value="22C">
            <text:p>22C</text:p>
          </table:table-cell>
          <table:table-cell table:formula="of:=DEC2HEX([.D511]/4)" office:value-type="string" office:string-value="8B">
            <text:p>8B</text:p>
          </table:table-cell>
          <table:table-cell table:formula="of:=DEC2HEX(([.D511]-HEX2DEC([.F51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9.8500000000014">
            <text:p>29.850</text:p>
          </table:table-cell>
          <table:table-cell table:formula="of:=[.$B$4]/([.$B$3]+[.$B$4])*[.A512]" office:value-type="float" office:value="1.79100000000008">
            <text:p>1.791</text:p>
          </table:table-cell>
          <table:table-cell/>
          <table:table-cell table:formula="of:=[.B512]/[.$E$3]" office:value-type="float" office:value="555.752727272753">
            <text:p>556</text:p>
          </table:table-cell>
          <table:table-cell table:formula="of:=DEC2HEX([.D512])" office:value-type="string" office:string-value="22B">
            <text:p>22B</text:p>
          </table:table-cell>
          <table:table-cell table:formula="of:=DEC2HEX([.D512]/4)" office:value-type="string" office:string-value="8A">
            <text:p>8A</text:p>
          </table:table-cell>
          <table:table-cell table:formula="of:=DEC2HEX(([.D512]-HEX2DEC([.F51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9.8000000000014">
            <text:p>29.800</text:p>
          </table:table-cell>
          <table:table-cell table:formula="of:=[.$B$4]/([.$B$3]+[.$B$4])*[.A513]" office:value-type="float" office:value="1.78800000000008">
            <text:p>1.788</text:p>
          </table:table-cell>
          <table:table-cell/>
          <table:table-cell table:formula="of:=[.B513]/[.$E$3]" office:value-type="float" office:value="554.821818181844">
            <text:p>555</text:p>
          </table:table-cell>
          <table:table-cell table:formula="of:=DEC2HEX([.D513])" office:value-type="string" office:string-value="22A">
            <text:p>22A</text:p>
          </table:table-cell>
          <table:table-cell table:formula="of:=DEC2HEX([.D513]/4)" office:value-type="string" office:string-value="8A">
            <text:p>8A</text:p>
          </table:table-cell>
          <table:table-cell table:formula="of:=DEC2HEX(([.D513]-HEX2DEC([.F51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9.7500000000014">
            <text:p>29.750</text:p>
          </table:table-cell>
          <table:table-cell table:formula="of:=[.$B$4]/([.$B$3]+[.$B$4])*[.A514]" office:value-type="float" office:value="1.78500000000008">
            <text:p>1.785</text:p>
          </table:table-cell>
          <table:table-cell/>
          <table:table-cell table:formula="of:=[.B514]/[.$E$3]" office:value-type="float" office:value="553.890909090935">
            <text:p>554</text:p>
          </table:table-cell>
          <table:table-cell table:formula="of:=DEC2HEX([.D514])" office:value-type="string" office:string-value="229">
            <text:p>229</text:p>
          </table:table-cell>
          <table:table-cell table:formula="of:=DEC2HEX([.D514]/4)" office:value-type="string" office:string-value="8A">
            <text:p>8A</text:p>
          </table:table-cell>
          <table:table-cell table:formula="of:=DEC2HEX(([.D514]-HEX2DEC([.F51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9.7000000000014">
            <text:p>29.700</text:p>
          </table:table-cell>
          <table:table-cell table:formula="of:=[.$B$4]/([.$B$3]+[.$B$4])*[.A515]" office:value-type="float" office:value="1.78200000000008">
            <text:p>1.782</text:p>
          </table:table-cell>
          <table:table-cell/>
          <table:table-cell table:formula="of:=[.B515]/[.$E$3]" office:value-type="float" office:value="552.960000000026">
            <text:p>553</text:p>
          </table:table-cell>
          <table:table-cell table:formula="of:=DEC2HEX([.D515])" office:value-type="string" office:string-value="228">
            <text:p>228</text:p>
          </table:table-cell>
          <table:table-cell table:formula="of:=DEC2HEX([.D515]/4)" office:value-type="string" office:string-value="8A">
            <text:p>8A</text:p>
          </table:table-cell>
          <table:table-cell table:formula="of:=DEC2HEX(([.D515]-HEX2DEC([.F51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9.6500000000014">
            <text:p>29.650</text:p>
          </table:table-cell>
          <table:table-cell table:formula="of:=[.$B$4]/([.$B$3]+[.$B$4])*[.A516]" office:value-type="float" office:value="1.77900000000008">
            <text:p>1.779</text:p>
          </table:table-cell>
          <table:table-cell/>
          <table:table-cell table:formula="of:=[.B516]/[.$E$3]" office:value-type="float" office:value="552.029090909117">
            <text:p>552</text:p>
          </table:table-cell>
          <table:table-cell table:formula="of:=DEC2HEX([.D516])" office:value-type="string" office:string-value="228">
            <text:p>228</text:p>
          </table:table-cell>
          <table:table-cell table:formula="of:=DEC2HEX([.D516]/4)" office:value-type="string" office:string-value="8A">
            <text:p>8A</text:p>
          </table:table-cell>
          <table:table-cell table:formula="of:=DEC2HEX(([.D516]-HEX2DEC([.F51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9.6000000000014">
            <text:p>29.600</text:p>
          </table:table-cell>
          <table:table-cell table:formula="of:=[.$B$4]/([.$B$3]+[.$B$4])*[.A517]" office:value-type="float" office:value="1.77600000000008">
            <text:p>1.776</text:p>
          </table:table-cell>
          <table:table-cell/>
          <table:table-cell table:formula="of:=[.B517]/[.$E$3]" office:value-type="float" office:value="551.098181818208">
            <text:p>551</text:p>
          </table:table-cell>
          <table:table-cell table:formula="of:=DEC2HEX([.D517])" office:value-type="string" office:string-value="227">
            <text:p>227</text:p>
          </table:table-cell>
          <table:table-cell table:formula="of:=DEC2HEX([.D517]/4)" office:value-type="string" office:string-value="89">
            <text:p>89</text:p>
          </table:table-cell>
          <table:table-cell table:formula="of:=DEC2HEX(([.D517]-HEX2DEC([.F51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9.5500000000014">
            <text:p>29.550</text:p>
          </table:table-cell>
          <table:table-cell table:formula="of:=[.$B$4]/([.$B$3]+[.$B$4])*[.A518]" office:value-type="float" office:value="1.77300000000008">
            <text:p>1.773</text:p>
          </table:table-cell>
          <table:table-cell/>
          <table:table-cell table:formula="of:=[.B518]/[.$E$3]" office:value-type="float" office:value="550.167272727299">
            <text:p>550</text:p>
          </table:table-cell>
          <table:table-cell table:formula="of:=DEC2HEX([.D518])" office:value-type="string" office:string-value="226">
            <text:p>226</text:p>
          </table:table-cell>
          <table:table-cell table:formula="of:=DEC2HEX([.D518]/4)" office:value-type="string" office:string-value="89">
            <text:p>89</text:p>
          </table:table-cell>
          <table:table-cell table:formula="of:=DEC2HEX(([.D518]-HEX2DEC([.F51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9.5000000000014">
            <text:p>29.500</text:p>
          </table:table-cell>
          <table:table-cell table:formula="of:=[.$B$4]/([.$B$3]+[.$B$4])*[.A519]" office:value-type="float" office:value="1.77000000000008">
            <text:p>1.770</text:p>
          </table:table-cell>
          <table:table-cell/>
          <table:table-cell table:formula="of:=[.B519]/[.$E$3]" office:value-type="float" office:value="549.23636363639">
            <text:p>549</text:p>
          </table:table-cell>
          <table:table-cell table:formula="of:=DEC2HEX([.D519])" office:value-type="string" office:string-value="225">
            <text:p>225</text:p>
          </table:table-cell>
          <table:table-cell table:formula="of:=DEC2HEX([.D519]/4)" office:value-type="string" office:string-value="89">
            <text:p>89</text:p>
          </table:table-cell>
          <table:table-cell table:formula="of:=DEC2HEX(([.D519]-HEX2DEC([.F51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9.4500000000014">
            <text:p>29.450</text:p>
          </table:table-cell>
          <table:table-cell table:formula="of:=[.$B$4]/([.$B$3]+[.$B$4])*[.A520]" office:value-type="float" office:value="1.76700000000008">
            <text:p>1.767</text:p>
          </table:table-cell>
          <table:table-cell/>
          <table:table-cell table:formula="of:=[.B520]/[.$E$3]" office:value-type="float" office:value="548.305454545481">
            <text:p>548</text:p>
          </table:table-cell>
          <table:table-cell table:formula="of:=DEC2HEX([.D520])" office:value-type="string" office:string-value="224">
            <text:p>224</text:p>
          </table:table-cell>
          <table:table-cell table:formula="of:=DEC2HEX([.D520]/4)" office:value-type="string" office:string-value="89">
            <text:p>89</text:p>
          </table:table-cell>
          <table:table-cell table:formula="of:=DEC2HEX(([.D520]-HEX2DEC([.F52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9.4000000000015">
            <text:p>29.400</text:p>
          </table:table-cell>
          <table:table-cell table:formula="of:=[.$B$4]/([.$B$3]+[.$B$4])*[.A521]" office:value-type="float" office:value="1.76400000000009">
            <text:p>1.764</text:p>
          </table:table-cell>
          <table:table-cell/>
          <table:table-cell table:formula="of:=[.B521]/[.$E$3]" office:value-type="float" office:value="547.374545454573">
            <text:p>547</text:p>
          </table:table-cell>
          <table:table-cell table:formula="of:=DEC2HEX([.D521])" office:value-type="string" office:string-value="223">
            <text:p>223</text:p>
          </table:table-cell>
          <table:table-cell table:formula="of:=DEC2HEX([.D521]/4)" office:value-type="string" office:string-value="88">
            <text:p>88</text:p>
          </table:table-cell>
          <table:table-cell table:formula="of:=DEC2HEX(([.D521]-HEX2DEC([.F52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9.3500000000015">
            <text:p>29.350</text:p>
          </table:table-cell>
          <table:table-cell table:formula="of:=[.$B$4]/([.$B$3]+[.$B$4])*[.A522]" office:value-type="float" office:value="1.76100000000009">
            <text:p>1.761</text:p>
          </table:table-cell>
          <table:table-cell/>
          <table:table-cell table:formula="of:=[.B522]/[.$E$3]" office:value-type="float" office:value="546.443636363664">
            <text:p>546</text:p>
          </table:table-cell>
          <table:table-cell table:formula="of:=DEC2HEX([.D522])" office:value-type="string" office:string-value="222">
            <text:p>222</text:p>
          </table:table-cell>
          <table:table-cell table:formula="of:=DEC2HEX([.D522]/4)" office:value-type="string" office:string-value="88">
            <text:p>88</text:p>
          </table:table-cell>
          <table:table-cell table:formula="of:=DEC2HEX(([.D522]-HEX2DEC([.F52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9.3000000000015">
            <text:p>29.300</text:p>
          </table:table-cell>
          <table:table-cell table:formula="of:=[.$B$4]/([.$B$3]+[.$B$4])*[.A523]" office:value-type="float" office:value="1.75800000000009">
            <text:p>1.758</text:p>
          </table:table-cell>
          <table:table-cell/>
          <table:table-cell table:formula="of:=[.B523]/[.$E$3]" office:value-type="float" office:value="545.512727272755">
            <text:p>546</text:p>
          </table:table-cell>
          <table:table-cell table:formula="of:=DEC2HEX([.D523])" office:value-type="string" office:string-value="221">
            <text:p>221</text:p>
          </table:table-cell>
          <table:table-cell table:formula="of:=DEC2HEX([.D523]/4)" office:value-type="string" office:string-value="88">
            <text:p>88</text:p>
          </table:table-cell>
          <table:table-cell table:formula="of:=DEC2HEX(([.D523]-HEX2DEC([.F52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9.2500000000015">
            <text:p>29.250</text:p>
          </table:table-cell>
          <table:table-cell table:formula="of:=[.$B$4]/([.$B$3]+[.$B$4])*[.A524]" office:value-type="float" office:value="1.75500000000009">
            <text:p>1.755</text:p>
          </table:table-cell>
          <table:table-cell/>
          <table:table-cell table:formula="of:=[.B524]/[.$E$3]" office:value-type="float" office:value="544.581818181846">
            <text:p>545</text:p>
          </table:table-cell>
          <table:table-cell table:formula="of:=DEC2HEX([.D524])" office:value-type="string" office:string-value="220">
            <text:p>220</text:p>
          </table:table-cell>
          <table:table-cell table:formula="of:=DEC2HEX([.D524]/4)" office:value-type="string" office:string-value="88">
            <text:p>88</text:p>
          </table:table-cell>
          <table:table-cell table:formula="of:=DEC2HEX(([.D524]-HEX2DEC([.F52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9.2000000000015">
            <text:p>29.200</text:p>
          </table:table-cell>
          <table:table-cell table:formula="of:=[.$B$4]/([.$B$3]+[.$B$4])*[.A525]" office:value-type="float" office:value="1.75200000000009">
            <text:p>1.752</text:p>
          </table:table-cell>
          <table:table-cell/>
          <table:table-cell table:formula="of:=[.B525]/[.$E$3]" office:value-type="float" office:value="543.650909090937">
            <text:p>544</text:p>
          </table:table-cell>
          <table:table-cell table:formula="of:=DEC2HEX([.D525])" office:value-type="string" office:string-value="21F">
            <text:p>21F</text:p>
          </table:table-cell>
          <table:table-cell table:formula="of:=DEC2HEX([.D525]/4)" office:value-type="string" office:string-value="87">
            <text:p>87</text:p>
          </table:table-cell>
          <table:table-cell table:formula="of:=DEC2HEX(([.D525]-HEX2DEC([.F52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9.1500000000015">
            <text:p>29.150</text:p>
          </table:table-cell>
          <table:table-cell table:formula="of:=[.$B$4]/([.$B$3]+[.$B$4])*[.A526]" office:value-type="float" office:value="1.74900000000009">
            <text:p>1.749</text:p>
          </table:table-cell>
          <table:table-cell/>
          <table:table-cell table:formula="of:=[.B526]/[.$E$3]" office:value-type="float" office:value="542.720000000028">
            <text:p>543</text:p>
          </table:table-cell>
          <table:table-cell table:formula="of:=DEC2HEX([.D526])" office:value-type="string" office:string-value="21E">
            <text:p>21E</text:p>
          </table:table-cell>
          <table:table-cell table:formula="of:=DEC2HEX([.D526]/4)" office:value-type="string" office:string-value="87">
            <text:p>87</text:p>
          </table:table-cell>
          <table:table-cell table:formula="of:=DEC2HEX(([.D526]-HEX2DEC([.F52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9.1000000000015">
            <text:p>29.100</text:p>
          </table:table-cell>
          <table:table-cell table:formula="of:=[.$B$4]/([.$B$3]+[.$B$4])*[.A527]" office:value-type="float" office:value="1.74600000000009">
            <text:p>1.746</text:p>
          </table:table-cell>
          <table:table-cell/>
          <table:table-cell table:formula="of:=[.B527]/[.$E$3]" office:value-type="float" office:value="541.789090909119">
            <text:p>542</text:p>
          </table:table-cell>
          <table:table-cell table:formula="of:=DEC2HEX([.D527])" office:value-type="string" office:string-value="21D">
            <text:p>21D</text:p>
          </table:table-cell>
          <table:table-cell table:formula="of:=DEC2HEX([.D527]/4)" office:value-type="string" office:string-value="87">
            <text:p>87</text:p>
          </table:table-cell>
          <table:table-cell table:formula="of:=DEC2HEX(([.D527]-HEX2DEC([.F52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9.0500000000015">
            <text:p>29.050</text:p>
          </table:table-cell>
          <table:table-cell table:formula="of:=[.$B$4]/([.$B$3]+[.$B$4])*[.A528]" office:value-type="float" office:value="1.74300000000009">
            <text:p>1.743</text:p>
          </table:table-cell>
          <table:table-cell/>
          <table:table-cell table:formula="of:=[.B528]/[.$E$3]" office:value-type="float" office:value="540.85818181821">
            <text:p>541</text:p>
          </table:table-cell>
          <table:table-cell table:formula="of:=DEC2HEX([.D528])" office:value-type="string" office:string-value="21C">
            <text:p>21C</text:p>
          </table:table-cell>
          <table:table-cell table:formula="of:=DEC2HEX([.D528]/4)" office:value-type="string" office:string-value="87">
            <text:p>87</text:p>
          </table:table-cell>
          <table:table-cell table:formula="of:=DEC2HEX(([.D528]-HEX2DEC([.F52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9.0000000000015">
            <text:p>29.000</text:p>
          </table:table-cell>
          <table:table-cell table:formula="of:=[.$B$4]/([.$B$3]+[.$B$4])*[.A529]" office:value-type="float" office:value="1.74000000000009">
            <text:p>1.740</text:p>
          </table:table-cell>
          <table:table-cell/>
          <table:table-cell table:formula="of:=[.B529]/[.$E$3]" office:value-type="float" office:value="539.927272727301">
            <text:p>540</text:p>
          </table:table-cell>
          <table:table-cell table:formula="of:=DEC2HEX([.D529])" office:value-type="string" office:string-value="21B">
            <text:p>21B</text:p>
          </table:table-cell>
          <table:table-cell table:formula="of:=DEC2HEX([.D529]/4)" office:value-type="string" office:string-value="86">
            <text:p>86</text:p>
          </table:table-cell>
          <table:table-cell table:formula="of:=DEC2HEX(([.D529]-HEX2DEC([.F52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8.9500000000015">
            <text:p>28.950</text:p>
          </table:table-cell>
          <table:table-cell table:formula="of:=[.$B$4]/([.$B$3]+[.$B$4])*[.A530]" office:value-type="float" office:value="1.73700000000009">
            <text:p>1.737</text:p>
          </table:table-cell>
          <table:table-cell/>
          <table:table-cell table:formula="of:=[.B530]/[.$E$3]" office:value-type="float" office:value="538.996363636392">
            <text:p>539</text:p>
          </table:table-cell>
          <table:table-cell table:formula="of:=DEC2HEX([.D530])" office:value-type="string" office:string-value="21A">
            <text:p>21A</text:p>
          </table:table-cell>
          <table:table-cell table:formula="of:=DEC2HEX([.D530]/4)" office:value-type="string" office:string-value="86">
            <text:p>86</text:p>
          </table:table-cell>
          <table:table-cell table:formula="of:=DEC2HEX(([.D530]-HEX2DEC([.F53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8.9000000000015">
            <text:p>28.900</text:p>
          </table:table-cell>
          <table:table-cell table:formula="of:=[.$B$4]/([.$B$3]+[.$B$4])*[.A531]" office:value-type="float" office:value="1.73400000000009">
            <text:p>1.734</text:p>
          </table:table-cell>
          <table:table-cell/>
          <table:table-cell table:formula="of:=[.B531]/[.$E$3]" office:value-type="float" office:value="538.065454545482">
            <text:p>538</text:p>
          </table:table-cell>
          <table:table-cell table:formula="of:=DEC2HEX([.D531])" office:value-type="string" office:string-value="21A">
            <text:p>21A</text:p>
          </table:table-cell>
          <table:table-cell table:formula="of:=DEC2HEX([.D531]/4)" office:value-type="string" office:string-value="86">
            <text:p>86</text:p>
          </table:table-cell>
          <table:table-cell table:formula="of:=DEC2HEX(([.D531]-HEX2DEC([.F53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8.8500000000015">
            <text:p>28.850</text:p>
          </table:table-cell>
          <table:table-cell table:formula="of:=[.$B$4]/([.$B$3]+[.$B$4])*[.A532]" office:value-type="float" office:value="1.73100000000009">
            <text:p>1.731</text:p>
          </table:table-cell>
          <table:table-cell/>
          <table:table-cell table:formula="of:=[.B532]/[.$E$3]" office:value-type="float" office:value="537.134545454573">
            <text:p>537</text:p>
          </table:table-cell>
          <table:table-cell table:formula="of:=DEC2HEX([.D532])" office:value-type="string" office:string-value="219">
            <text:p>219</text:p>
          </table:table-cell>
          <table:table-cell table:formula="of:=DEC2HEX([.D532]/4)" office:value-type="string" office:string-value="86">
            <text:p>86</text:p>
          </table:table-cell>
          <table:table-cell table:formula="of:=DEC2HEX(([.D532]-HEX2DEC([.F53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8.8000000000015">
            <text:p>28.800</text:p>
          </table:table-cell>
          <table:table-cell table:formula="of:=[.$B$4]/([.$B$3]+[.$B$4])*[.A533]" office:value-type="float" office:value="1.72800000000009">
            <text:p>1.728</text:p>
          </table:table-cell>
          <table:table-cell/>
          <table:table-cell table:formula="of:=[.B533]/[.$E$3]" office:value-type="float" office:value="536.203636363664">
            <text:p>536</text:p>
          </table:table-cell>
          <table:table-cell table:formula="of:=DEC2HEX([.D533])" office:value-type="string" office:string-value="218">
            <text:p>218</text:p>
          </table:table-cell>
          <table:table-cell table:formula="of:=DEC2HEX([.D533]/4)" office:value-type="string" office:string-value="86">
            <text:p>86</text:p>
          </table:table-cell>
          <table:table-cell table:formula="of:=DEC2HEX(([.D533]-HEX2DEC([.F53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8.7500000000015">
            <text:p>28.750</text:p>
          </table:table-cell>
          <table:table-cell table:formula="of:=[.$B$4]/([.$B$3]+[.$B$4])*[.A534]" office:value-type="float" office:value="1.72500000000009">
            <text:p>1.725</text:p>
          </table:table-cell>
          <table:table-cell/>
          <table:table-cell table:formula="of:=[.B534]/[.$E$3]" office:value-type="float" office:value="535.272727272755">
            <text:p>535</text:p>
          </table:table-cell>
          <table:table-cell table:formula="of:=DEC2HEX([.D534])" office:value-type="string" office:string-value="217">
            <text:p>217</text:p>
          </table:table-cell>
          <table:table-cell table:formula="of:=DEC2HEX([.D534]/4)" office:value-type="string" office:string-value="85">
            <text:p>85</text:p>
          </table:table-cell>
          <table:table-cell table:formula="of:=DEC2HEX(([.D534]-HEX2DEC([.F53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8.7000000000015">
            <text:p>28.700</text:p>
          </table:table-cell>
          <table:table-cell table:formula="of:=[.$B$4]/([.$B$3]+[.$B$4])*[.A535]" office:value-type="float" office:value="1.72200000000009">
            <text:p>1.722</text:p>
          </table:table-cell>
          <table:table-cell/>
          <table:table-cell table:formula="of:=[.B535]/[.$E$3]" office:value-type="float" office:value="534.341818181846">
            <text:p>534</text:p>
          </table:table-cell>
          <table:table-cell table:formula="of:=DEC2HEX([.D535])" office:value-type="string" office:string-value="216">
            <text:p>216</text:p>
          </table:table-cell>
          <table:table-cell table:formula="of:=DEC2HEX([.D535]/4)" office:value-type="string" office:string-value="85">
            <text:p>85</text:p>
          </table:table-cell>
          <table:table-cell table:formula="of:=DEC2HEX(([.D535]-HEX2DEC([.F53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8.6500000000015">
            <text:p>28.650</text:p>
          </table:table-cell>
          <table:table-cell table:formula="of:=[.$B$4]/([.$B$3]+[.$B$4])*[.A536]" office:value-type="float" office:value="1.71900000000009">
            <text:p>1.719</text:p>
          </table:table-cell>
          <table:table-cell/>
          <table:table-cell table:formula="of:=[.B536]/[.$E$3]" office:value-type="float" office:value="533.410909090937">
            <text:p>533</text:p>
          </table:table-cell>
          <table:table-cell table:formula="of:=DEC2HEX([.D536])" office:value-type="string" office:string-value="215">
            <text:p>215</text:p>
          </table:table-cell>
          <table:table-cell table:formula="of:=DEC2HEX([.D536]/4)" office:value-type="string" office:string-value="85">
            <text:p>85</text:p>
          </table:table-cell>
          <table:table-cell table:formula="of:=DEC2HEX(([.D536]-HEX2DEC([.F53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8.6000000000015">
            <text:p>28.600</text:p>
          </table:table-cell>
          <table:table-cell table:formula="of:=[.$B$4]/([.$B$3]+[.$B$4])*[.A537]" office:value-type="float" office:value="1.71600000000009">
            <text:p>1.716</text:p>
          </table:table-cell>
          <table:table-cell/>
          <table:table-cell table:formula="of:=[.B537]/[.$E$3]" office:value-type="float" office:value="532.480000000028">
            <text:p>532</text:p>
          </table:table-cell>
          <table:table-cell table:formula="of:=DEC2HEX([.D537])" office:value-type="string" office:string-value="214">
            <text:p>214</text:p>
          </table:table-cell>
          <table:table-cell table:formula="of:=DEC2HEX([.D537]/4)" office:value-type="string" office:string-value="85">
            <text:p>85</text:p>
          </table:table-cell>
          <table:table-cell table:formula="of:=DEC2HEX(([.D537]-HEX2DEC([.F53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8.5500000000015">
            <text:p>28.550</text:p>
          </table:table-cell>
          <table:table-cell table:formula="of:=[.$B$4]/([.$B$3]+[.$B$4])*[.A538]" office:value-type="float" office:value="1.71300000000009">
            <text:p>1.713</text:p>
          </table:table-cell>
          <table:table-cell/>
          <table:table-cell table:formula="of:=[.B538]/[.$E$3]" office:value-type="float" office:value="531.549090909119">
            <text:p>532</text:p>
          </table:table-cell>
          <table:table-cell table:formula="of:=DEC2HEX([.D538])" office:value-type="string" office:string-value="213">
            <text:p>213</text:p>
          </table:table-cell>
          <table:table-cell table:formula="of:=DEC2HEX([.D538]/4)" office:value-type="string" office:string-value="84">
            <text:p>84</text:p>
          </table:table-cell>
          <table:table-cell table:formula="of:=DEC2HEX(([.D538]-HEX2DEC([.F53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8.5000000000015">
            <text:p>28.500</text:p>
          </table:table-cell>
          <table:table-cell table:formula="of:=[.$B$4]/([.$B$3]+[.$B$4])*[.A539]" office:value-type="float" office:value="1.71000000000009">
            <text:p>1.710</text:p>
          </table:table-cell>
          <table:table-cell/>
          <table:table-cell table:formula="of:=[.B539]/[.$E$3]" office:value-type="float" office:value="530.61818181821">
            <text:p>531</text:p>
          </table:table-cell>
          <table:table-cell table:formula="of:=DEC2HEX([.D539])" office:value-type="string" office:string-value="212">
            <text:p>212</text:p>
          </table:table-cell>
          <table:table-cell table:formula="of:=DEC2HEX([.D539]/4)" office:value-type="string" office:string-value="84">
            <text:p>84</text:p>
          </table:table-cell>
          <table:table-cell table:formula="of:=DEC2HEX(([.D539]-HEX2DEC([.F53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8.4500000000015">
            <text:p>28.450</text:p>
          </table:table-cell>
          <table:table-cell table:formula="of:=[.$B$4]/([.$B$3]+[.$B$4])*[.A540]" office:value-type="float" office:value="1.70700000000009">
            <text:p>1.707</text:p>
          </table:table-cell>
          <table:table-cell/>
          <table:table-cell table:formula="of:=[.B540]/[.$E$3]" office:value-type="float" office:value="529.687272727301">
            <text:p>530</text:p>
          </table:table-cell>
          <table:table-cell table:formula="of:=DEC2HEX([.D540])" office:value-type="string" office:string-value="211">
            <text:p>211</text:p>
          </table:table-cell>
          <table:table-cell table:formula="of:=DEC2HEX([.D540]/4)" office:value-type="string" office:string-value="84">
            <text:p>84</text:p>
          </table:table-cell>
          <table:table-cell table:formula="of:=DEC2HEX(([.D540]-HEX2DEC([.F54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8.4000000000015">
            <text:p>28.400</text:p>
          </table:table-cell>
          <table:table-cell table:formula="of:=[.$B$4]/([.$B$3]+[.$B$4])*[.A541]" office:value-type="float" office:value="1.70400000000009">
            <text:p>1.704</text:p>
          </table:table-cell>
          <table:table-cell/>
          <table:table-cell table:formula="of:=[.B541]/[.$E$3]" office:value-type="float" office:value="528.756363636392">
            <text:p>529</text:p>
          </table:table-cell>
          <table:table-cell table:formula="of:=DEC2HEX([.D541])" office:value-type="string" office:string-value="210">
            <text:p>210</text:p>
          </table:table-cell>
          <table:table-cell table:formula="of:=DEC2HEX([.D541]/4)" office:value-type="string" office:string-value="84">
            <text:p>84</text:p>
          </table:table-cell>
          <table:table-cell table:formula="of:=DEC2HEX(([.D541]-HEX2DEC([.F54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8.3500000000015">
            <text:p>28.350</text:p>
          </table:table-cell>
          <table:table-cell table:formula="of:=[.$B$4]/([.$B$3]+[.$B$4])*[.A542]" office:value-type="float" office:value="1.70100000000009">
            <text:p>1.701</text:p>
          </table:table-cell>
          <table:table-cell/>
          <table:table-cell table:formula="of:=[.B542]/[.$E$3]" office:value-type="float" office:value="527.825454545483">
            <text:p>528</text:p>
          </table:table-cell>
          <table:table-cell table:formula="of:=DEC2HEX([.D542])" office:value-type="string" office:string-value="20F">
            <text:p>20F</text:p>
          </table:table-cell>
          <table:table-cell table:formula="of:=DEC2HEX([.D542]/4)" office:value-type="string" office:string-value="83">
            <text:p>83</text:p>
          </table:table-cell>
          <table:table-cell table:formula="of:=DEC2HEX(([.D542]-HEX2DEC([.F54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8.3000000000015">
            <text:p>28.300</text:p>
          </table:table-cell>
          <table:table-cell table:formula="of:=[.$B$4]/([.$B$3]+[.$B$4])*[.A543]" office:value-type="float" office:value="1.69800000000009">
            <text:p>1.698</text:p>
          </table:table-cell>
          <table:table-cell/>
          <table:table-cell table:formula="of:=[.B543]/[.$E$3]" office:value-type="float" office:value="526.894545454573">
            <text:p>527</text:p>
          </table:table-cell>
          <table:table-cell table:formula="of:=DEC2HEX([.D543])" office:value-type="string" office:string-value="20E">
            <text:p>20E</text:p>
          </table:table-cell>
          <table:table-cell table:formula="of:=DEC2HEX([.D543]/4)" office:value-type="string" office:string-value="83">
            <text:p>83</text:p>
          </table:table-cell>
          <table:table-cell table:formula="of:=DEC2HEX(([.D543]-HEX2DEC([.F54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8.2500000000015">
            <text:p>28.250</text:p>
          </table:table-cell>
          <table:table-cell table:formula="of:=[.$B$4]/([.$B$3]+[.$B$4])*[.A544]" office:value-type="float" office:value="1.69500000000009">
            <text:p>1.695</text:p>
          </table:table-cell>
          <table:table-cell/>
          <table:table-cell table:formula="of:=[.B544]/[.$E$3]" office:value-type="float" office:value="525.963636363664">
            <text:p>526</text:p>
          </table:table-cell>
          <table:table-cell table:formula="of:=DEC2HEX([.D544])" office:value-type="string" office:string-value="20D">
            <text:p>20D</text:p>
          </table:table-cell>
          <table:table-cell table:formula="of:=DEC2HEX([.D544]/4)" office:value-type="string" office:string-value="83">
            <text:p>83</text:p>
          </table:table-cell>
          <table:table-cell table:formula="of:=DEC2HEX(([.D544]-HEX2DEC([.F54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8.2000000000015">
            <text:p>28.200</text:p>
          </table:table-cell>
          <table:table-cell table:formula="of:=[.$B$4]/([.$B$3]+[.$B$4])*[.A545]" office:value-type="float" office:value="1.69200000000009">
            <text:p>1.692</text:p>
          </table:table-cell>
          <table:table-cell/>
          <table:table-cell table:formula="of:=[.B545]/[.$E$3]" office:value-type="float" office:value="525.032727272755">
            <text:p>525</text:p>
          </table:table-cell>
          <table:table-cell table:formula="of:=DEC2HEX([.D545])" office:value-type="string" office:string-value="20D">
            <text:p>20D</text:p>
          </table:table-cell>
          <table:table-cell table:formula="of:=DEC2HEX([.D545]/4)" office:value-type="string" office:string-value="83">
            <text:p>83</text:p>
          </table:table-cell>
          <table:table-cell table:formula="of:=DEC2HEX(([.D545]-HEX2DEC([.F54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8.1500000000015">
            <text:p>28.150</text:p>
          </table:table-cell>
          <table:table-cell table:formula="of:=[.$B$4]/([.$B$3]+[.$B$4])*[.A546]" office:value-type="float" office:value="1.68900000000009">
            <text:p>1.689</text:p>
          </table:table-cell>
          <table:table-cell/>
          <table:table-cell table:formula="of:=[.B546]/[.$E$3]" office:value-type="float" office:value="524.101818181846">
            <text:p>524</text:p>
          </table:table-cell>
          <table:table-cell table:formula="of:=DEC2HEX([.D546])" office:value-type="string" office:string-value="20C">
            <text:p>20C</text:p>
          </table:table-cell>
          <table:table-cell table:formula="of:=DEC2HEX([.D546]/4)" office:value-type="string" office:string-value="83">
            <text:p>83</text:p>
          </table:table-cell>
          <table:table-cell table:formula="of:=DEC2HEX(([.D546]-HEX2DEC([.F54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8.1000000000015">
            <text:p>28.100</text:p>
          </table:table-cell>
          <table:table-cell table:formula="of:=[.$B$4]/([.$B$3]+[.$B$4])*[.A547]" office:value-type="float" office:value="1.68600000000009">
            <text:p>1.686</text:p>
          </table:table-cell>
          <table:table-cell/>
          <table:table-cell table:formula="of:=[.B547]/[.$E$3]" office:value-type="float" office:value="523.170909090937">
            <text:p>523</text:p>
          </table:table-cell>
          <table:table-cell table:formula="of:=DEC2HEX([.D547])" office:value-type="string" office:string-value="20B">
            <text:p>20B</text:p>
          </table:table-cell>
          <table:table-cell table:formula="of:=DEC2HEX([.D547]/4)" office:value-type="string" office:string-value="82">
            <text:p>82</text:p>
          </table:table-cell>
          <table:table-cell table:formula="of:=DEC2HEX(([.D547]-HEX2DEC([.F54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8.0500000000015">
            <text:p>28.050</text:p>
          </table:table-cell>
          <table:table-cell table:formula="of:=[.$B$4]/([.$B$3]+[.$B$4])*[.A548]" office:value-type="float" office:value="1.68300000000009">
            <text:p>1.683</text:p>
          </table:table-cell>
          <table:table-cell/>
          <table:table-cell table:formula="of:=[.B548]/[.$E$3]" office:value-type="float" office:value="522.240000000028">
            <text:p>522</text:p>
          </table:table-cell>
          <table:table-cell table:formula="of:=DEC2HEX([.D548])" office:value-type="string" office:string-value="20A">
            <text:p>20A</text:p>
          </table:table-cell>
          <table:table-cell table:formula="of:=DEC2HEX([.D548]/4)" office:value-type="string" office:string-value="82">
            <text:p>82</text:p>
          </table:table-cell>
          <table:table-cell table:formula="of:=DEC2HEX(([.D548]-HEX2DEC([.F54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8.0000000000015">
            <text:p>28.000</text:p>
          </table:table-cell>
          <table:table-cell table:formula="of:=[.$B$4]/([.$B$3]+[.$B$4])*[.A549]" office:value-type="float" office:value="1.68000000000009">
            <text:p>1.680</text:p>
          </table:table-cell>
          <table:table-cell/>
          <table:table-cell table:formula="of:=[.B549]/[.$E$3]" office:value-type="float" office:value="521.309090909119">
            <text:p>521</text:p>
          </table:table-cell>
          <table:table-cell table:formula="of:=DEC2HEX([.D549])" office:value-type="string" office:string-value="209">
            <text:p>209</text:p>
          </table:table-cell>
          <table:table-cell table:formula="of:=DEC2HEX([.D549]/4)" office:value-type="string" office:string-value="82">
            <text:p>82</text:p>
          </table:table-cell>
          <table:table-cell table:formula="of:=DEC2HEX(([.D549]-HEX2DEC([.F54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7.9500000000015">
            <text:p>27.950</text:p>
          </table:table-cell>
          <table:table-cell table:formula="of:=[.$B$4]/([.$B$3]+[.$B$4])*[.A550]" office:value-type="float" office:value="1.67700000000009">
            <text:p>1.677</text:p>
          </table:table-cell>
          <table:table-cell/>
          <table:table-cell table:formula="of:=[.B550]/[.$E$3]" office:value-type="float" office:value="520.37818181821">
            <text:p>520</text:p>
          </table:table-cell>
          <table:table-cell table:formula="of:=DEC2HEX([.D550])" office:value-type="string" office:string-value="208">
            <text:p>208</text:p>
          </table:table-cell>
          <table:table-cell table:formula="of:=DEC2HEX([.D550]/4)" office:value-type="string" office:string-value="82">
            <text:p>82</text:p>
          </table:table-cell>
          <table:table-cell table:formula="of:=DEC2HEX(([.D550]-HEX2DEC([.F55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.9000000000015">
            <text:p>27.900</text:p>
          </table:table-cell>
          <table:table-cell table:formula="of:=[.$B$4]/([.$B$3]+[.$B$4])*[.A551]" office:value-type="float" office:value="1.67400000000009">
            <text:p>1.674</text:p>
          </table:table-cell>
          <table:table-cell/>
          <table:table-cell table:formula="of:=[.B551]/[.$E$3]" office:value-type="float" office:value="519.447272727301">
            <text:p>519</text:p>
          </table:table-cell>
          <table:table-cell table:formula="of:=DEC2HEX([.D551])" office:value-type="string" office:string-value="207">
            <text:p>207</text:p>
          </table:table-cell>
          <table:table-cell table:formula="of:=DEC2HEX([.D551]/4)" office:value-type="string" office:string-value="81">
            <text:p>81</text:p>
          </table:table-cell>
          <table:table-cell table:formula="of:=DEC2HEX(([.D551]-HEX2DEC([.F55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7.8500000000015">
            <text:p>27.850</text:p>
          </table:table-cell>
          <table:table-cell table:formula="of:=[.$B$4]/([.$B$3]+[.$B$4])*[.A552]" office:value-type="float" office:value="1.67100000000009">
            <text:p>1.671</text:p>
          </table:table-cell>
          <table:table-cell/>
          <table:table-cell table:formula="of:=[.B552]/[.$E$3]" office:value-type="float" office:value="518.516363636392">
            <text:p>519</text:p>
          </table:table-cell>
          <table:table-cell table:formula="of:=DEC2HEX([.D552])" office:value-type="string" office:string-value="206">
            <text:p>206</text:p>
          </table:table-cell>
          <table:table-cell table:formula="of:=DEC2HEX([.D552]/4)" office:value-type="string" office:string-value="81">
            <text:p>81</text:p>
          </table:table-cell>
          <table:table-cell table:formula="of:=DEC2HEX(([.D552]-HEX2DEC([.F55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7.8000000000015">
            <text:p>27.800</text:p>
          </table:table-cell>
          <table:table-cell table:formula="of:=[.$B$4]/([.$B$3]+[.$B$4])*[.A553]" office:value-type="float" office:value="1.66800000000009">
            <text:p>1.668</text:p>
          </table:table-cell>
          <table:table-cell/>
          <table:table-cell table:formula="of:=[.B553]/[.$E$3]" office:value-type="float" office:value="517.585454545482">
            <text:p>518</text:p>
          </table:table-cell>
          <table:table-cell table:formula="of:=DEC2HEX([.D553])" office:value-type="string" office:string-value="205">
            <text:p>205</text:p>
          </table:table-cell>
          <table:table-cell table:formula="of:=DEC2HEX([.D553]/4)" office:value-type="string" office:string-value="81">
            <text:p>81</text:p>
          </table:table-cell>
          <table:table-cell table:formula="of:=DEC2HEX(([.D553]-HEX2DEC([.F55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7.7500000000015">
            <text:p>27.750</text:p>
          </table:table-cell>
          <table:table-cell table:formula="of:=[.$B$4]/([.$B$3]+[.$B$4])*[.A554]" office:value-type="float" office:value="1.66500000000009">
            <text:p>1.665</text:p>
          </table:table-cell>
          <table:table-cell/>
          <table:table-cell table:formula="of:=[.B554]/[.$E$3]" office:value-type="float" office:value="516.654545454573">
            <text:p>517</text:p>
          </table:table-cell>
          <table:table-cell table:formula="of:=DEC2HEX([.D554])" office:value-type="string" office:string-value="204">
            <text:p>204</text:p>
          </table:table-cell>
          <table:table-cell table:formula="of:=DEC2HEX([.D554]/4)" office:value-type="string" office:string-value="81">
            <text:p>81</text:p>
          </table:table-cell>
          <table:table-cell table:formula="of:=DEC2HEX(([.D554]-HEX2DEC([.F55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.7000000000015">
            <text:p>27.700</text:p>
          </table:table-cell>
          <table:table-cell table:formula="of:=[.$B$4]/([.$B$3]+[.$B$4])*[.A555]" office:value-type="float" office:value="1.66200000000009">
            <text:p>1.662</text:p>
          </table:table-cell>
          <table:table-cell/>
          <table:table-cell table:formula="of:=[.B555]/[.$E$3]" office:value-type="float" office:value="515.723636363664">
            <text:p>516</text:p>
          </table:table-cell>
          <table:table-cell table:formula="of:=DEC2HEX([.D555])" office:value-type="string" office:string-value="203">
            <text:p>203</text:p>
          </table:table-cell>
          <table:table-cell table:formula="of:=DEC2HEX([.D555]/4)" office:value-type="string" office:string-value="80">
            <text:p>80</text:p>
          </table:table-cell>
          <table:table-cell table:formula="of:=DEC2HEX(([.D555]-HEX2DEC([.F55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7.6500000000016">
            <text:p>27.650</text:p>
          </table:table-cell>
          <table:table-cell table:formula="of:=[.$B$4]/([.$B$3]+[.$B$4])*[.A556]" office:value-type="float" office:value="1.6590000000001">
            <text:p>1.659</text:p>
          </table:table-cell>
          <table:table-cell/>
          <table:table-cell table:formula="of:=[.B556]/[.$E$3]" office:value-type="float" office:value="514.792727272757">
            <text:p>515</text:p>
          </table:table-cell>
          <table:table-cell table:formula="of:=DEC2HEX([.D556])" office:value-type="string" office:string-value="202">
            <text:p>202</text:p>
          </table:table-cell>
          <table:table-cell table:formula="of:=DEC2HEX([.D556]/4)" office:value-type="string" office:string-value="80">
            <text:p>80</text:p>
          </table:table-cell>
          <table:table-cell table:formula="of:=DEC2HEX(([.D556]-HEX2DEC([.F55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7.6000000000016">
            <text:p>27.600</text:p>
          </table:table-cell>
          <table:table-cell table:formula="of:=[.$B$4]/([.$B$3]+[.$B$4])*[.A557]" office:value-type="float" office:value="1.6560000000001">
            <text:p>1.656</text:p>
          </table:table-cell>
          <table:table-cell/>
          <table:table-cell table:formula="of:=[.B557]/[.$E$3]" office:value-type="float" office:value="513.861818181848">
            <text:p>514</text:p>
          </table:table-cell>
          <table:table-cell table:formula="of:=DEC2HEX([.D557])" office:value-type="string" office:string-value="201">
            <text:p>201</text:p>
          </table:table-cell>
          <table:table-cell table:formula="of:=DEC2HEX([.D557]/4)" office:value-type="string" office:string-value="80">
            <text:p>80</text:p>
          </table:table-cell>
          <table:table-cell table:formula="of:=DEC2HEX(([.D557]-HEX2DEC([.F55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7.5500000000016">
            <text:p>27.550</text:p>
          </table:table-cell>
          <table:table-cell table:formula="of:=[.$B$4]/([.$B$3]+[.$B$4])*[.A558]" office:value-type="float" office:value="1.6530000000001">
            <text:p>1.653</text:p>
          </table:table-cell>
          <table:table-cell/>
          <table:table-cell table:formula="of:=[.B558]/[.$E$3]" office:value-type="float" office:value="512.930909090939">
            <text:p>513</text:p>
          </table:table-cell>
          <table:table-cell table:formula="of:=DEC2HEX([.D558])" office:value-type="string" office:string-value="200">
            <text:p>200</text:p>
          </table:table-cell>
          <table:table-cell table:formula="of:=DEC2HEX([.D558]/4)" office:value-type="string" office:string-value="80">
            <text:p>80</text:p>
          </table:table-cell>
          <table:table-cell table:formula="of:=DEC2HEX(([.D558]-HEX2DEC([.F55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.5000000000016">
            <text:p>27.500</text:p>
          </table:table-cell>
          <table:table-cell table:formula="of:=[.$B$4]/([.$B$3]+[.$B$4])*[.A559]" office:value-type="float" office:value="1.6500000000001">
            <text:p>1.650</text:p>
          </table:table-cell>
          <table:table-cell/>
          <table:table-cell table:formula="of:=[.B559]/[.$E$3]" office:value-type="float" office:value="512.00000000003">
            <text:p>512</text:p>
          </table:table-cell>
          <table:table-cell table:formula="of:=DEC2HEX([.D559])" office:value-type="string" office:string-value="200">
            <text:p>200</text:p>
          </table:table-cell>
          <table:table-cell table:formula="of:=DEC2HEX([.D559]/4)" office:value-type="string" office:string-value="80">
            <text:p>80</text:p>
          </table:table-cell>
          <table:table-cell table:formula="of:=DEC2HEX(([.D559]-HEX2DEC([.F55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.4500000000016">
            <text:p>27.450</text:p>
          </table:table-cell>
          <table:table-cell table:formula="of:=[.$B$4]/([.$B$3]+[.$B$4])*[.A560]" office:value-type="float" office:value="1.6470000000001">
            <text:p>1.647</text:p>
          </table:table-cell>
          <table:table-cell/>
          <table:table-cell table:formula="of:=[.B560]/[.$E$3]" office:value-type="float" office:value="511.069090909121">
            <text:p>511</text:p>
          </table:table-cell>
          <table:table-cell table:formula="of:=DEC2HEX([.D560])" office:value-type="string" office:string-value="1FF">
            <text:p>1FF</text:p>
          </table:table-cell>
          <table:table-cell table:formula="of:=DEC2HEX([.D560]/4)" office:value-type="string" office:string-value="7F">
            <text:p>7F</text:p>
          </table:table-cell>
          <table:table-cell table:formula="of:=DEC2HEX(([.D560]-HEX2DEC([.F56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7.4000000000016">
            <text:p>27.400</text:p>
          </table:table-cell>
          <table:table-cell table:formula="of:=[.$B$4]/([.$B$3]+[.$B$4])*[.A561]" office:value-type="float" office:value="1.6440000000001">
            <text:p>1.644</text:p>
          </table:table-cell>
          <table:table-cell/>
          <table:table-cell table:formula="of:=[.B561]/[.$E$3]" office:value-type="float" office:value="510.138181818212">
            <text:p>510</text:p>
          </table:table-cell>
          <table:table-cell table:formula="of:=DEC2HEX([.D561])" office:value-type="string" office:string-value="1FE">
            <text:p>1FE</text:p>
          </table:table-cell>
          <table:table-cell table:formula="of:=DEC2HEX([.D561]/4)" office:value-type="string" office:string-value="7F">
            <text:p>7F</text:p>
          </table:table-cell>
          <table:table-cell table:formula="of:=DEC2HEX(([.D561]-HEX2DEC([.F56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7.3500000000016">
            <text:p>27.350</text:p>
          </table:table-cell>
          <table:table-cell table:formula="of:=[.$B$4]/([.$B$3]+[.$B$4])*[.A562]" office:value-type="float" office:value="1.6410000000001">
            <text:p>1.641</text:p>
          </table:table-cell>
          <table:table-cell/>
          <table:table-cell table:formula="of:=[.B562]/[.$E$3]" office:value-type="float" office:value="509.207272727303">
            <text:p>509</text:p>
          </table:table-cell>
          <table:table-cell table:formula="of:=DEC2HEX([.D562])" office:value-type="string" office:string-value="1FD">
            <text:p>1FD</text:p>
          </table:table-cell>
          <table:table-cell table:formula="of:=DEC2HEX([.D562]/4)" office:value-type="string" office:string-value="7F">
            <text:p>7F</text:p>
          </table:table-cell>
          <table:table-cell table:formula="of:=DEC2HEX(([.D562]-HEX2DEC([.F56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7.3000000000016">
            <text:p>27.300</text:p>
          </table:table-cell>
          <table:table-cell table:formula="of:=[.$B$4]/([.$B$3]+[.$B$4])*[.A563]" office:value-type="float" office:value="1.6380000000001">
            <text:p>1.638</text:p>
          </table:table-cell>
          <table:table-cell/>
          <table:table-cell table:formula="of:=[.B563]/[.$E$3]" office:value-type="float" office:value="508.276363636393">
            <text:p>508</text:p>
          </table:table-cell>
          <table:table-cell table:formula="of:=DEC2HEX([.D563])" office:value-type="string" office:string-value="1FC">
            <text:p>1FC</text:p>
          </table:table-cell>
          <table:table-cell table:formula="of:=DEC2HEX([.D563]/4)" office:value-type="string" office:string-value="7F">
            <text:p>7F</text:p>
          </table:table-cell>
          <table:table-cell table:formula="of:=DEC2HEX(([.D563]-HEX2DEC([.F56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.2500000000016">
            <text:p>27.250</text:p>
          </table:table-cell>
          <table:table-cell table:formula="of:=[.$B$4]/([.$B$3]+[.$B$4])*[.A564]" office:value-type="float" office:value="1.6350000000001">
            <text:p>1.635</text:p>
          </table:table-cell>
          <table:table-cell/>
          <table:table-cell table:formula="of:=[.B564]/[.$E$3]" office:value-type="float" office:value="507.345454545484">
            <text:p>507</text:p>
          </table:table-cell>
          <table:table-cell table:formula="of:=DEC2HEX([.D564])" office:value-type="string" office:string-value="1FB">
            <text:p>1FB</text:p>
          </table:table-cell>
          <table:table-cell table:formula="of:=DEC2HEX([.D564]/4)" office:value-type="string" office:string-value="7E">
            <text:p>7E</text:p>
          </table:table-cell>
          <table:table-cell table:formula="of:=DEC2HEX(([.D564]-HEX2DEC([.F56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7.2000000000016">
            <text:p>27.200</text:p>
          </table:table-cell>
          <table:table-cell table:formula="of:=[.$B$4]/([.$B$3]+[.$B$4])*[.A565]" office:value-type="float" office:value="1.6320000000001">
            <text:p>1.632</text:p>
          </table:table-cell>
          <table:table-cell/>
          <table:table-cell table:formula="of:=[.B565]/[.$E$3]" office:value-type="float" office:value="506.414545454575">
            <text:p>506</text:p>
          </table:table-cell>
          <table:table-cell table:formula="of:=DEC2HEX([.D565])" office:value-type="string" office:string-value="1FA">
            <text:p>1FA</text:p>
          </table:table-cell>
          <table:table-cell table:formula="of:=DEC2HEX([.D565]/4)" office:value-type="string" office:string-value="7E">
            <text:p>7E</text:p>
          </table:table-cell>
          <table:table-cell table:formula="of:=DEC2HEX(([.D565]-HEX2DEC([.F56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7.1500000000016">
            <text:p>27.150</text:p>
          </table:table-cell>
          <table:table-cell table:formula="of:=[.$B$4]/([.$B$3]+[.$B$4])*[.A566]" office:value-type="float" office:value="1.6290000000001">
            <text:p>1.629</text:p>
          </table:table-cell>
          <table:table-cell/>
          <table:table-cell table:formula="of:=[.B566]/[.$E$3]" office:value-type="float" office:value="505.483636363666">
            <text:p>505</text:p>
          </table:table-cell>
          <table:table-cell table:formula="of:=DEC2HEX([.D566])" office:value-type="string" office:string-value="1F9">
            <text:p>1F9</text:p>
          </table:table-cell>
          <table:table-cell table:formula="of:=DEC2HEX([.D566]/4)" office:value-type="string" office:string-value="7E">
            <text:p>7E</text:p>
          </table:table-cell>
          <table:table-cell table:formula="of:=DEC2HEX(([.D566]-HEX2DEC([.F56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7.1000000000016">
            <text:p>27.100</text:p>
          </table:table-cell>
          <table:table-cell table:formula="of:=[.$B$4]/([.$B$3]+[.$B$4])*[.A567]" office:value-type="float" office:value="1.6260000000001">
            <text:p>1.626</text:p>
          </table:table-cell>
          <table:table-cell/>
          <table:table-cell table:formula="of:=[.B567]/[.$E$3]" office:value-type="float" office:value="504.552727272757">
            <text:p>505</text:p>
          </table:table-cell>
          <table:table-cell table:formula="of:=DEC2HEX([.D567])" office:value-type="string" office:string-value="1F8">
            <text:p>1F8</text:p>
          </table:table-cell>
          <table:table-cell table:formula="of:=DEC2HEX([.D567]/4)" office:value-type="string" office:string-value="7E">
            <text:p>7E</text:p>
          </table:table-cell>
          <table:table-cell table:formula="of:=DEC2HEX(([.D567]-HEX2DEC([.F56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.0500000000016">
            <text:p>27.050</text:p>
          </table:table-cell>
          <table:table-cell table:formula="of:=[.$B$4]/([.$B$3]+[.$B$4])*[.A568]" office:value-type="float" office:value="1.6230000000001">
            <text:p>1.623</text:p>
          </table:table-cell>
          <table:table-cell/>
          <table:table-cell table:formula="of:=[.B568]/[.$E$3]" office:value-type="float" office:value="503.621818181848">
            <text:p>504</text:p>
          </table:table-cell>
          <table:table-cell table:formula="of:=DEC2HEX([.D568])" office:value-type="string" office:string-value="1F7">
            <text:p>1F7</text:p>
          </table:table-cell>
          <table:table-cell table:formula="of:=DEC2HEX([.D568]/4)" office:value-type="string" office:string-value="7D">
            <text:p>7D</text:p>
          </table:table-cell>
          <table:table-cell table:formula="of:=DEC2HEX(([.D568]-HEX2DEC([.F56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7.0000000000016">
            <text:p>27.000</text:p>
          </table:table-cell>
          <table:table-cell table:formula="of:=[.$B$4]/([.$B$3]+[.$B$4])*[.A569]" office:value-type="float" office:value="1.6200000000001">
            <text:p>1.620</text:p>
          </table:table-cell>
          <table:table-cell/>
          <table:table-cell table:formula="of:=[.B569]/[.$E$3]" office:value-type="float" office:value="502.690909090939">
            <text:p>503</text:p>
          </table:table-cell>
          <table:table-cell table:formula="of:=DEC2HEX([.D569])" office:value-type="string" office:string-value="1F6">
            <text:p>1F6</text:p>
          </table:table-cell>
          <table:table-cell table:formula="of:=DEC2HEX([.D569]/4)" office:value-type="string" office:string-value="7D">
            <text:p>7D</text:p>
          </table:table-cell>
          <table:table-cell table:formula="of:=DEC2HEX(([.D569]-HEX2DEC([.F56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6.9500000000016">
            <text:p>26.950</text:p>
          </table:table-cell>
          <table:table-cell table:formula="of:=[.$B$4]/([.$B$3]+[.$B$4])*[.A570]" office:value-type="float" office:value="1.6170000000001">
            <text:p>1.617</text:p>
          </table:table-cell>
          <table:table-cell/>
          <table:table-cell table:formula="of:=[.B570]/[.$E$3]" office:value-type="float" office:value="501.76000000003">
            <text:p>502</text:p>
          </table:table-cell>
          <table:table-cell table:formula="of:=DEC2HEX([.D570])" office:value-type="string" office:string-value="1F5">
            <text:p>1F5</text:p>
          </table:table-cell>
          <table:table-cell table:formula="of:=DEC2HEX([.D570]/4)" office:value-type="string" office:string-value="7D">
            <text:p>7D</text:p>
          </table:table-cell>
          <table:table-cell table:formula="of:=DEC2HEX(([.D570]-HEX2DEC([.F57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6.9000000000016">
            <text:p>26.900</text:p>
          </table:table-cell>
          <table:table-cell table:formula="of:=[.$B$4]/([.$B$3]+[.$B$4])*[.A571]" office:value-type="float" office:value="1.6140000000001">
            <text:p>1.614</text:p>
          </table:table-cell>
          <table:table-cell/>
          <table:table-cell table:formula="of:=[.B571]/[.$E$3]" office:value-type="float" office:value="500.829090909121">
            <text:p>501</text:p>
          </table:table-cell>
          <table:table-cell table:formula="of:=DEC2HEX([.D571])" office:value-type="string" office:string-value="1F4">
            <text:p>1F4</text:p>
          </table:table-cell>
          <table:table-cell table:formula="of:=DEC2HEX([.D571]/4)" office:value-type="string" office:string-value="7D">
            <text:p>7D</text:p>
          </table:table-cell>
          <table:table-cell table:formula="of:=DEC2HEX(([.D571]-HEX2DEC([.F57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6.8500000000016">
            <text:p>26.850</text:p>
          </table:table-cell>
          <table:table-cell table:formula="of:=[.$B$4]/([.$B$3]+[.$B$4])*[.A572]" office:value-type="float" office:value="1.6110000000001">
            <text:p>1.611</text:p>
          </table:table-cell>
          <table:table-cell/>
          <table:table-cell table:formula="of:=[.B572]/[.$E$3]" office:value-type="float" office:value="499.898181818212">
            <text:p>500</text:p>
          </table:table-cell>
          <table:table-cell table:formula="of:=DEC2HEX([.D572])" office:value-type="string" office:string-value="1F3">
            <text:p>1F3</text:p>
          </table:table-cell>
          <table:table-cell table:formula="of:=DEC2HEX([.D572]/4)" office:value-type="string" office:string-value="7C">
            <text:p>7C</text:p>
          </table:table-cell>
          <table:table-cell table:formula="of:=DEC2HEX(([.D572]-HEX2DEC([.F57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6.8000000000016">
            <text:p>26.800</text:p>
          </table:table-cell>
          <table:table-cell table:formula="of:=[.$B$4]/([.$B$3]+[.$B$4])*[.A573]" office:value-type="float" office:value="1.6080000000001">
            <text:p>1.608</text:p>
          </table:table-cell>
          <table:table-cell/>
          <table:table-cell table:formula="of:=[.B573]/[.$E$3]" office:value-type="float" office:value="498.967272727302">
            <text:p>499</text:p>
          </table:table-cell>
          <table:table-cell table:formula="of:=DEC2HEX([.D573])" office:value-type="string" office:string-value="1F2">
            <text:p>1F2</text:p>
          </table:table-cell>
          <table:table-cell table:formula="of:=DEC2HEX([.D573]/4)" office:value-type="string" office:string-value="7C">
            <text:p>7C</text:p>
          </table:table-cell>
          <table:table-cell table:formula="of:=DEC2HEX(([.D573]-HEX2DEC([.F57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6.7500000000016">
            <text:p>26.750</text:p>
          </table:table-cell>
          <table:table-cell table:formula="of:=[.$B$4]/([.$B$3]+[.$B$4])*[.A574]" office:value-type="float" office:value="1.6050000000001">
            <text:p>1.605</text:p>
          </table:table-cell>
          <table:table-cell/>
          <table:table-cell table:formula="of:=[.B574]/[.$E$3]" office:value-type="float" office:value="498.036363636393">
            <text:p>498</text:p>
          </table:table-cell>
          <table:table-cell table:formula="of:=DEC2HEX([.D574])" office:value-type="string" office:string-value="1F2">
            <text:p>1F2</text:p>
          </table:table-cell>
          <table:table-cell table:formula="of:=DEC2HEX([.D574]/4)" office:value-type="string" office:string-value="7C">
            <text:p>7C</text:p>
          </table:table-cell>
          <table:table-cell table:formula="of:=DEC2HEX(([.D574]-HEX2DEC([.F57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6.7000000000016">
            <text:p>26.700</text:p>
          </table:table-cell>
          <table:table-cell table:formula="of:=[.$B$4]/([.$B$3]+[.$B$4])*[.A575]" office:value-type="float" office:value="1.6020000000001">
            <text:p>1.602</text:p>
          </table:table-cell>
          <table:table-cell/>
          <table:table-cell table:formula="of:=[.B575]/[.$E$3]" office:value-type="float" office:value="497.105454545484">
            <text:p>497</text:p>
          </table:table-cell>
          <table:table-cell table:formula="of:=DEC2HEX([.D575])" office:value-type="string" office:string-value="1F1">
            <text:p>1F1</text:p>
          </table:table-cell>
          <table:table-cell table:formula="of:=DEC2HEX([.D575]/4)" office:value-type="string" office:string-value="7C">
            <text:p>7C</text:p>
          </table:table-cell>
          <table:table-cell table:formula="of:=DEC2HEX(([.D575]-HEX2DEC([.F57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6.6500000000016">
            <text:p>26.650</text:p>
          </table:table-cell>
          <table:table-cell table:formula="of:=[.$B$4]/([.$B$3]+[.$B$4])*[.A576]" office:value-type="float" office:value="1.5990000000001">
            <text:p>1.599</text:p>
          </table:table-cell>
          <table:table-cell/>
          <table:table-cell table:formula="of:=[.B576]/[.$E$3]" office:value-type="float" office:value="496.174545454575">
            <text:p>496</text:p>
          </table:table-cell>
          <table:table-cell table:formula="of:=DEC2HEX([.D576])" office:value-type="string" office:string-value="1F0">
            <text:p>1F0</text:p>
          </table:table-cell>
          <table:table-cell table:formula="of:=DEC2HEX([.D576]/4)" office:value-type="string" office:string-value="7C">
            <text:p>7C</text:p>
          </table:table-cell>
          <table:table-cell table:formula="of:=DEC2HEX(([.D576]-HEX2DEC([.F57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6.6000000000016">
            <text:p>26.600</text:p>
          </table:table-cell>
          <table:table-cell table:formula="of:=[.$B$4]/([.$B$3]+[.$B$4])*[.A577]" office:value-type="float" office:value="1.5960000000001">
            <text:p>1.596</text:p>
          </table:table-cell>
          <table:table-cell/>
          <table:table-cell table:formula="of:=[.B577]/[.$E$3]" office:value-type="float" office:value="495.243636363666">
            <text:p>495</text:p>
          </table:table-cell>
          <table:table-cell table:formula="of:=DEC2HEX([.D577])" office:value-type="string" office:string-value="1EF">
            <text:p>1EF</text:p>
          </table:table-cell>
          <table:table-cell table:formula="of:=DEC2HEX([.D577]/4)" office:value-type="string" office:string-value="7B">
            <text:p>7B</text:p>
          </table:table-cell>
          <table:table-cell table:formula="of:=DEC2HEX(([.D577]-HEX2DEC([.F57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6.5500000000016">
            <text:p>26.550</text:p>
          </table:table-cell>
          <table:table-cell table:formula="of:=[.$B$4]/([.$B$3]+[.$B$4])*[.A578]" office:value-type="float" office:value="1.5930000000001">
            <text:p>1.593</text:p>
          </table:table-cell>
          <table:table-cell/>
          <table:table-cell table:formula="of:=[.B578]/[.$E$3]" office:value-type="float" office:value="494.312727272757">
            <text:p>494</text:p>
          </table:table-cell>
          <table:table-cell table:formula="of:=DEC2HEX([.D578])" office:value-type="string" office:string-value="1EE">
            <text:p>1EE</text:p>
          </table:table-cell>
          <table:table-cell table:formula="of:=DEC2HEX([.D578]/4)" office:value-type="string" office:string-value="7B">
            <text:p>7B</text:p>
          </table:table-cell>
          <table:table-cell table:formula="of:=DEC2HEX(([.D578]-HEX2DEC([.F57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6.5000000000016">
            <text:p>26.500</text:p>
          </table:table-cell>
          <table:table-cell table:formula="of:=[.$B$4]/([.$B$3]+[.$B$4])*[.A579]" office:value-type="float" office:value="1.5900000000001">
            <text:p>1.590</text:p>
          </table:table-cell>
          <table:table-cell/>
          <table:table-cell table:formula="of:=[.B579]/[.$E$3]" office:value-type="float" office:value="493.381818181848">
            <text:p>493</text:p>
          </table:table-cell>
          <table:table-cell table:formula="of:=DEC2HEX([.D579])" office:value-type="string" office:string-value="1ED">
            <text:p>1ED</text:p>
          </table:table-cell>
          <table:table-cell table:formula="of:=DEC2HEX([.D579]/4)" office:value-type="string" office:string-value="7B">
            <text:p>7B</text:p>
          </table:table-cell>
          <table:table-cell table:formula="of:=DEC2HEX(([.D579]-HEX2DEC([.F57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6.4500000000016">
            <text:p>26.450</text:p>
          </table:table-cell>
          <table:table-cell table:formula="of:=[.$B$4]/([.$B$3]+[.$B$4])*[.A580]" office:value-type="float" office:value="1.5870000000001">
            <text:p>1.587</text:p>
          </table:table-cell>
          <table:table-cell/>
          <table:table-cell table:formula="of:=[.B580]/[.$E$3]" office:value-type="float" office:value="492.450909090939">
            <text:p>492</text:p>
          </table:table-cell>
          <table:table-cell table:formula="of:=DEC2HEX([.D580])" office:value-type="string" office:string-value="1EC">
            <text:p>1EC</text:p>
          </table:table-cell>
          <table:table-cell table:formula="of:=DEC2HEX([.D580]/4)" office:value-type="string" office:string-value="7B">
            <text:p>7B</text:p>
          </table:table-cell>
          <table:table-cell table:formula="of:=DEC2HEX(([.D580]-HEX2DEC([.F58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6.4000000000016">
            <text:p>26.400</text:p>
          </table:table-cell>
          <table:table-cell table:formula="of:=[.$B$4]/([.$B$3]+[.$B$4])*[.A581]" office:value-type="float" office:value="1.5840000000001">
            <text:p>1.584</text:p>
          </table:table-cell>
          <table:table-cell/>
          <table:table-cell table:formula="of:=[.B581]/[.$E$3]" office:value-type="float" office:value="491.52000000003">
            <text:p>492</text:p>
          </table:table-cell>
          <table:table-cell table:formula="of:=DEC2HEX([.D581])" office:value-type="string" office:string-value="1EB">
            <text:p>1EB</text:p>
          </table:table-cell>
          <table:table-cell table:formula="of:=DEC2HEX([.D581]/4)" office:value-type="string" office:string-value="7A">
            <text:p>7A</text:p>
          </table:table-cell>
          <table:table-cell table:formula="of:=DEC2HEX(([.D581]-HEX2DEC([.F58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6.3500000000016">
            <text:p>26.350</text:p>
          </table:table-cell>
          <table:table-cell table:formula="of:=[.$B$4]/([.$B$3]+[.$B$4])*[.A582]" office:value-type="float" office:value="1.5810000000001">
            <text:p>1.581</text:p>
          </table:table-cell>
          <table:table-cell/>
          <table:table-cell table:formula="of:=[.B582]/[.$E$3]" office:value-type="float" office:value="490.589090909121">
            <text:p>491</text:p>
          </table:table-cell>
          <table:table-cell table:formula="of:=DEC2HEX([.D582])" office:value-type="string" office:string-value="1EA">
            <text:p>1EA</text:p>
          </table:table-cell>
          <table:table-cell table:formula="of:=DEC2HEX([.D582]/4)" office:value-type="string" office:string-value="7A">
            <text:p>7A</text:p>
          </table:table-cell>
          <table:table-cell table:formula="of:=DEC2HEX(([.D582]-HEX2DEC([.F58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6.3000000000016">
            <text:p>26.300</text:p>
          </table:table-cell>
          <table:table-cell table:formula="of:=[.$B$4]/([.$B$3]+[.$B$4])*[.A583]" office:value-type="float" office:value="1.5780000000001">
            <text:p>1.578</text:p>
          </table:table-cell>
          <table:table-cell/>
          <table:table-cell table:formula="of:=[.B583]/[.$E$3]" office:value-type="float" office:value="489.658181818212">
            <text:p>490</text:p>
          </table:table-cell>
          <table:table-cell table:formula="of:=DEC2HEX([.D583])" office:value-type="string" office:string-value="1E9">
            <text:p>1E9</text:p>
          </table:table-cell>
          <table:table-cell table:formula="of:=DEC2HEX([.D583]/4)" office:value-type="string" office:string-value="7A">
            <text:p>7A</text:p>
          </table:table-cell>
          <table:table-cell table:formula="of:=DEC2HEX(([.D583]-HEX2DEC([.F58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6.2500000000016">
            <text:p>26.250</text:p>
          </table:table-cell>
          <table:table-cell table:formula="of:=[.$B$4]/([.$B$3]+[.$B$4])*[.A584]" office:value-type="float" office:value="1.5750000000001">
            <text:p>1.575</text:p>
          </table:table-cell>
          <table:table-cell/>
          <table:table-cell table:formula="of:=[.B584]/[.$E$3]" office:value-type="float" office:value="488.727272727303">
            <text:p>489</text:p>
          </table:table-cell>
          <table:table-cell table:formula="of:=DEC2HEX([.D584])" office:value-type="string" office:string-value="1E8">
            <text:p>1E8</text:p>
          </table:table-cell>
          <table:table-cell table:formula="of:=DEC2HEX([.D584]/4)" office:value-type="string" office:string-value="7A">
            <text:p>7A</text:p>
          </table:table-cell>
          <table:table-cell table:formula="of:=DEC2HEX(([.D584]-HEX2DEC([.F58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6.2000000000016">
            <text:p>26.200</text:p>
          </table:table-cell>
          <table:table-cell table:formula="of:=[.$B$4]/([.$B$3]+[.$B$4])*[.A585]" office:value-type="float" office:value="1.5720000000001">
            <text:p>1.572</text:p>
          </table:table-cell>
          <table:table-cell/>
          <table:table-cell table:formula="of:=[.B585]/[.$E$3]" office:value-type="float" office:value="487.796363636393">
            <text:p>488</text:p>
          </table:table-cell>
          <table:table-cell table:formula="of:=DEC2HEX([.D585])" office:value-type="string" office:string-value="1E7">
            <text:p>1E7</text:p>
          </table:table-cell>
          <table:table-cell table:formula="of:=DEC2HEX([.D585]/4)" office:value-type="string" office:string-value="79">
            <text:p>79</text:p>
          </table:table-cell>
          <table:table-cell table:formula="of:=DEC2HEX(([.D585]-HEX2DEC([.F58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6.1500000000016">
            <text:p>26.150</text:p>
          </table:table-cell>
          <table:table-cell table:formula="of:=[.$B$4]/([.$B$3]+[.$B$4])*[.A586]" office:value-type="float" office:value="1.5690000000001">
            <text:p>1.569</text:p>
          </table:table-cell>
          <table:table-cell/>
          <table:table-cell table:formula="of:=[.B586]/[.$E$3]" office:value-type="float" office:value="486.865454545484">
            <text:p>487</text:p>
          </table:table-cell>
          <table:table-cell table:formula="of:=DEC2HEX([.D586])" office:value-type="string" office:string-value="1E6">
            <text:p>1E6</text:p>
          </table:table-cell>
          <table:table-cell table:formula="of:=DEC2HEX([.D586]/4)" office:value-type="string" office:string-value="79">
            <text:p>79</text:p>
          </table:table-cell>
          <table:table-cell table:formula="of:=DEC2HEX(([.D586]-HEX2DEC([.F58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6.1000000000016">
            <text:p>26.100</text:p>
          </table:table-cell>
          <table:table-cell table:formula="of:=[.$B$4]/([.$B$3]+[.$B$4])*[.A587]" office:value-type="float" office:value="1.5660000000001">
            <text:p>1.566</text:p>
          </table:table-cell>
          <table:table-cell/>
          <table:table-cell table:formula="of:=[.B587]/[.$E$3]" office:value-type="float" office:value="485.934545454575">
            <text:p>486</text:p>
          </table:table-cell>
          <table:table-cell table:formula="of:=DEC2HEX([.D587])" office:value-type="string" office:string-value="1E5">
            <text:p>1E5</text:p>
          </table:table-cell>
          <table:table-cell table:formula="of:=DEC2HEX([.D587]/4)" office:value-type="string" office:string-value="79">
            <text:p>79</text:p>
          </table:table-cell>
          <table:table-cell table:formula="of:=DEC2HEX(([.D587]-HEX2DEC([.F58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6.0500000000016">
            <text:p>26.050</text:p>
          </table:table-cell>
          <table:table-cell table:formula="of:=[.$B$4]/([.$B$3]+[.$B$4])*[.A588]" office:value-type="float" office:value="1.5630000000001">
            <text:p>1.563</text:p>
          </table:table-cell>
          <table:table-cell/>
          <table:table-cell table:formula="of:=[.B588]/[.$E$3]" office:value-type="float" office:value="485.003636363666">
            <text:p>485</text:p>
          </table:table-cell>
          <table:table-cell table:formula="of:=DEC2HEX([.D588])" office:value-type="string" office:string-value="1E5">
            <text:p>1E5</text:p>
          </table:table-cell>
          <table:table-cell table:formula="of:=DEC2HEX([.D588]/4)" office:value-type="string" office:string-value="79">
            <text:p>79</text:p>
          </table:table-cell>
          <table:table-cell table:formula="of:=DEC2HEX(([.D588]-HEX2DEC([.F58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6.0000000000016">
            <text:p>26.000</text:p>
          </table:table-cell>
          <table:table-cell table:formula="of:=[.$B$4]/([.$B$3]+[.$B$4])*[.A589]" office:value-type="float" office:value="1.5600000000001">
            <text:p>1.560</text:p>
          </table:table-cell>
          <table:table-cell/>
          <table:table-cell table:formula="of:=[.B589]/[.$E$3]" office:value-type="float" office:value="484.072727272757">
            <text:p>484</text:p>
          </table:table-cell>
          <table:table-cell table:formula="of:=DEC2HEX([.D589])" office:value-type="string" office:string-value="1E4">
            <text:p>1E4</text:p>
          </table:table-cell>
          <table:table-cell table:formula="of:=DEC2HEX([.D589]/4)" office:value-type="string" office:string-value="79">
            <text:p>79</text:p>
          </table:table-cell>
          <table:table-cell table:formula="of:=DEC2HEX(([.D589]-HEX2DEC([.F58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5.9500000000016">
            <text:p>25.950</text:p>
          </table:table-cell>
          <table:table-cell table:formula="of:=[.$B$4]/([.$B$3]+[.$B$4])*[.A590]" office:value-type="float" office:value="1.5570000000001">
            <text:p>1.557</text:p>
          </table:table-cell>
          <table:table-cell/>
          <table:table-cell table:formula="of:=[.B590]/[.$E$3]" office:value-type="float" office:value="483.141818181848">
            <text:p>483</text:p>
          </table:table-cell>
          <table:table-cell table:formula="of:=DEC2HEX([.D590])" office:value-type="string" office:string-value="1E3">
            <text:p>1E3</text:p>
          </table:table-cell>
          <table:table-cell table:formula="of:=DEC2HEX([.D590]/4)" office:value-type="string" office:string-value="78">
            <text:p>78</text:p>
          </table:table-cell>
          <table:table-cell table:formula="of:=DEC2HEX(([.D590]-HEX2DEC([.F59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5.9000000000017">
            <text:p>25.900</text:p>
          </table:table-cell>
          <table:table-cell table:formula="of:=[.$B$4]/([.$B$3]+[.$B$4])*[.A591]" office:value-type="float" office:value="1.5540000000001">
            <text:p>1.554</text:p>
          </table:table-cell>
          <table:table-cell/>
          <table:table-cell table:formula="of:=[.B591]/[.$E$3]" office:value-type="float" office:value="482.210909090941">
            <text:p>482</text:p>
          </table:table-cell>
          <table:table-cell table:formula="of:=DEC2HEX([.D591])" office:value-type="string" office:string-value="1E2">
            <text:p>1E2</text:p>
          </table:table-cell>
          <table:table-cell table:formula="of:=DEC2HEX([.D591]/4)" office:value-type="string" office:string-value="78">
            <text:p>78</text:p>
          </table:table-cell>
          <table:table-cell table:formula="of:=DEC2HEX(([.D591]-HEX2DEC([.F59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5.8500000000017">
            <text:p>25.850</text:p>
          </table:table-cell>
          <table:table-cell table:formula="of:=[.$B$4]/([.$B$3]+[.$B$4])*[.A592]" office:value-type="float" office:value="1.5510000000001">
            <text:p>1.551</text:p>
          </table:table-cell>
          <table:table-cell/>
          <table:table-cell table:formula="of:=[.B592]/[.$E$3]" office:value-type="float" office:value="481.280000000032">
            <text:p>481</text:p>
          </table:table-cell>
          <table:table-cell table:formula="of:=DEC2HEX([.D592])" office:value-type="string" office:string-value="1E1">
            <text:p>1E1</text:p>
          </table:table-cell>
          <table:table-cell table:formula="of:=DEC2HEX([.D592]/4)" office:value-type="string" office:string-value="78">
            <text:p>78</text:p>
          </table:table-cell>
          <table:table-cell table:formula="of:=DEC2HEX(([.D592]-HEX2DEC([.F59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5.8000000000017">
            <text:p>25.800</text:p>
          </table:table-cell>
          <table:table-cell table:formula="of:=[.$B$4]/([.$B$3]+[.$B$4])*[.A593]" office:value-type="float" office:value="1.5480000000001">
            <text:p>1.548</text:p>
          </table:table-cell>
          <table:table-cell/>
          <table:table-cell table:formula="of:=[.B593]/[.$E$3]" office:value-type="float" office:value="480.349090909123">
            <text:p>480</text:p>
          </table:table-cell>
          <table:table-cell table:formula="of:=DEC2HEX([.D593])" office:value-type="string" office:string-value="1E0">
            <text:p>1E0</text:p>
          </table:table-cell>
          <table:table-cell table:formula="of:=DEC2HEX([.D593]/4)" office:value-type="string" office:string-value="78">
            <text:p>78</text:p>
          </table:table-cell>
          <table:table-cell table:formula="of:=DEC2HEX(([.D593]-HEX2DEC([.F59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5.7500000000017">
            <text:p>25.750</text:p>
          </table:table-cell>
          <table:table-cell table:formula="of:=[.$B$4]/([.$B$3]+[.$B$4])*[.A594]" office:value-type="float" office:value="1.5450000000001">
            <text:p>1.545</text:p>
          </table:table-cell>
          <table:table-cell/>
          <table:table-cell table:formula="of:=[.B594]/[.$E$3]" office:value-type="float" office:value="479.418181818213">
            <text:p>479</text:p>
          </table:table-cell>
          <table:table-cell table:formula="of:=DEC2HEX([.D594])" office:value-type="string" office:string-value="1DF">
            <text:p>1DF</text:p>
          </table:table-cell>
          <table:table-cell table:formula="of:=DEC2HEX([.D594]/4)" office:value-type="string" office:string-value="77">
            <text:p>77</text:p>
          </table:table-cell>
          <table:table-cell table:formula="of:=DEC2HEX(([.D594]-HEX2DEC([.F59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5.7000000000017">
            <text:p>25.700</text:p>
          </table:table-cell>
          <table:table-cell table:formula="of:=[.$B$4]/([.$B$3]+[.$B$4])*[.A595]" office:value-type="float" office:value="1.5420000000001">
            <text:p>1.542</text:p>
          </table:table-cell>
          <table:table-cell/>
          <table:table-cell table:formula="of:=[.B595]/[.$E$3]" office:value-type="float" office:value="478.487272727304">
            <text:p>478</text:p>
          </table:table-cell>
          <table:table-cell table:formula="of:=DEC2HEX([.D595])" office:value-type="string" office:string-value="1DE">
            <text:p>1DE</text:p>
          </table:table-cell>
          <table:table-cell table:formula="of:=DEC2HEX([.D595]/4)" office:value-type="string" office:string-value="77">
            <text:p>77</text:p>
          </table:table-cell>
          <table:table-cell table:formula="of:=DEC2HEX(([.D595]-HEX2DEC([.F59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5.6500000000017">
            <text:p>25.650</text:p>
          </table:table-cell>
          <table:table-cell table:formula="of:=[.$B$4]/([.$B$3]+[.$B$4])*[.A596]" office:value-type="float" office:value="1.5390000000001">
            <text:p>1.539</text:p>
          </table:table-cell>
          <table:table-cell/>
          <table:table-cell table:formula="of:=[.B596]/[.$E$3]" office:value-type="float" office:value="477.556363636395">
            <text:p>478</text:p>
          </table:table-cell>
          <table:table-cell table:formula="of:=DEC2HEX([.D596])" office:value-type="string" office:string-value="1DD">
            <text:p>1DD</text:p>
          </table:table-cell>
          <table:table-cell table:formula="of:=DEC2HEX([.D596]/4)" office:value-type="string" office:string-value="77">
            <text:p>77</text:p>
          </table:table-cell>
          <table:table-cell table:formula="of:=DEC2HEX(([.D596]-HEX2DEC([.F59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5.6000000000017">
            <text:p>25.600</text:p>
          </table:table-cell>
          <table:table-cell table:formula="of:=[.$B$4]/([.$B$3]+[.$B$4])*[.A597]" office:value-type="float" office:value="1.5360000000001">
            <text:p>1.536</text:p>
          </table:table-cell>
          <table:table-cell/>
          <table:table-cell table:formula="of:=[.B597]/[.$E$3]" office:value-type="float" office:value="476.625454545486">
            <text:p>477</text:p>
          </table:table-cell>
          <table:table-cell table:formula="of:=DEC2HEX([.D597])" office:value-type="string" office:string-value="1DC">
            <text:p>1DC</text:p>
          </table:table-cell>
          <table:table-cell table:formula="of:=DEC2HEX([.D597]/4)" office:value-type="string" office:string-value="77">
            <text:p>77</text:p>
          </table:table-cell>
          <table:table-cell table:formula="of:=DEC2HEX(([.D597]-HEX2DEC([.F59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5.5500000000017">
            <text:p>25.550</text:p>
          </table:table-cell>
          <table:table-cell table:formula="of:=[.$B$4]/([.$B$3]+[.$B$4])*[.A598]" office:value-type="float" office:value="1.5330000000001">
            <text:p>1.533</text:p>
          </table:table-cell>
          <table:table-cell/>
          <table:table-cell table:formula="of:=[.B598]/[.$E$3]" office:value-type="float" office:value="475.694545454577">
            <text:p>476</text:p>
          </table:table-cell>
          <table:table-cell table:formula="of:=DEC2HEX([.D598])" office:value-type="string" office:string-value="1DB">
            <text:p>1DB</text:p>
          </table:table-cell>
          <table:table-cell table:formula="of:=DEC2HEX([.D598]/4)" office:value-type="string" office:string-value="76">
            <text:p>76</text:p>
          </table:table-cell>
          <table:table-cell table:formula="of:=DEC2HEX(([.D598]-HEX2DEC([.F59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5.5000000000017">
            <text:p>25.500</text:p>
          </table:table-cell>
          <table:table-cell table:formula="of:=[.$B$4]/([.$B$3]+[.$B$4])*[.A599]" office:value-type="float" office:value="1.5300000000001">
            <text:p>1.530</text:p>
          </table:table-cell>
          <table:table-cell/>
          <table:table-cell table:formula="of:=[.B599]/[.$E$3]" office:value-type="float" office:value="474.763636363668">
            <text:p>475</text:p>
          </table:table-cell>
          <table:table-cell table:formula="of:=DEC2HEX([.D599])" office:value-type="string" office:string-value="1DA">
            <text:p>1DA</text:p>
          </table:table-cell>
          <table:table-cell table:formula="of:=DEC2HEX([.D599]/4)" office:value-type="string" office:string-value="76">
            <text:p>76</text:p>
          </table:table-cell>
          <table:table-cell table:formula="of:=DEC2HEX(([.D599]-HEX2DEC([.F59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5.4500000000017">
            <text:p>25.450</text:p>
          </table:table-cell>
          <table:table-cell table:formula="of:=[.$B$4]/([.$B$3]+[.$B$4])*[.A600]" office:value-type="float" office:value="1.5270000000001">
            <text:p>1.527</text:p>
          </table:table-cell>
          <table:table-cell/>
          <table:table-cell table:formula="of:=[.B600]/[.$E$3]" office:value-type="float" office:value="473.832727272759">
            <text:p>474</text:p>
          </table:table-cell>
          <table:table-cell table:formula="of:=DEC2HEX([.D600])" office:value-type="string" office:string-value="1D9">
            <text:p>1D9</text:p>
          </table:table-cell>
          <table:table-cell table:formula="of:=DEC2HEX([.D600]/4)" office:value-type="string" office:string-value="76">
            <text:p>76</text:p>
          </table:table-cell>
          <table:table-cell table:formula="of:=DEC2HEX(([.D600]-HEX2DEC([.F60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5.4000000000017">
            <text:p>25.400</text:p>
          </table:table-cell>
          <table:table-cell table:formula="of:=[.$B$4]/([.$B$3]+[.$B$4])*[.A601]" office:value-type="float" office:value="1.5240000000001">
            <text:p>1.524</text:p>
          </table:table-cell>
          <table:table-cell/>
          <table:table-cell table:formula="of:=[.B601]/[.$E$3]" office:value-type="float" office:value="472.90181818185">
            <text:p>473</text:p>
          </table:table-cell>
          <table:table-cell table:formula="of:=DEC2HEX([.D601])" office:value-type="string" office:string-value="1D8">
            <text:p>1D8</text:p>
          </table:table-cell>
          <table:table-cell table:formula="of:=DEC2HEX([.D601]/4)" office:value-type="string" office:string-value="76">
            <text:p>76</text:p>
          </table:table-cell>
          <table:table-cell table:formula="of:=DEC2HEX(([.D601]-HEX2DEC([.F60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5.3500000000017">
            <text:p>25.350</text:p>
          </table:table-cell>
          <table:table-cell table:formula="of:=[.$B$4]/([.$B$3]+[.$B$4])*[.A602]" office:value-type="float" office:value="1.5210000000001">
            <text:p>1.521</text:p>
          </table:table-cell>
          <table:table-cell/>
          <table:table-cell table:formula="of:=[.B602]/[.$E$3]" office:value-type="float" office:value="471.970909090941">
            <text:p>472</text:p>
          </table:table-cell>
          <table:table-cell table:formula="of:=DEC2HEX([.D602])" office:value-type="string" office:string-value="1D7">
            <text:p>1D7</text:p>
          </table:table-cell>
          <table:table-cell table:formula="of:=DEC2HEX([.D602]/4)" office:value-type="string" office:string-value="75">
            <text:p>75</text:p>
          </table:table-cell>
          <table:table-cell table:formula="of:=DEC2HEX(([.D602]-HEX2DEC([.F60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5.3000000000017">
            <text:p>25.300</text:p>
          </table:table-cell>
          <table:table-cell table:formula="of:=[.$B$4]/([.$B$3]+[.$B$4])*[.A603]" office:value-type="float" office:value="1.5180000000001">
            <text:p>1.518</text:p>
          </table:table-cell>
          <table:table-cell/>
          <table:table-cell table:formula="of:=[.B603]/[.$E$3]" office:value-type="float" office:value="471.040000000032">
            <text:p>471</text:p>
          </table:table-cell>
          <table:table-cell table:formula="of:=DEC2HEX([.D603])" office:value-type="string" office:string-value="1D7">
            <text:p>1D7</text:p>
          </table:table-cell>
          <table:table-cell table:formula="of:=DEC2HEX([.D603]/4)" office:value-type="string" office:string-value="75">
            <text:p>75</text:p>
          </table:table-cell>
          <table:table-cell table:formula="of:=DEC2HEX(([.D603]-HEX2DEC([.F60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5.2500000000017">
            <text:p>25.250</text:p>
          </table:table-cell>
          <table:table-cell table:formula="of:=[.$B$4]/([.$B$3]+[.$B$4])*[.A604]" office:value-type="float" office:value="1.5150000000001">
            <text:p>1.515</text:p>
          </table:table-cell>
          <table:table-cell/>
          <table:table-cell table:formula="of:=[.B604]/[.$E$3]" office:value-type="float" office:value="470.109090909123">
            <text:p>470</text:p>
          </table:table-cell>
          <table:table-cell table:formula="of:=DEC2HEX([.D604])" office:value-type="string" office:string-value="1D6">
            <text:p>1D6</text:p>
          </table:table-cell>
          <table:table-cell table:formula="of:=DEC2HEX([.D604]/4)" office:value-type="string" office:string-value="75">
            <text:p>75</text:p>
          </table:table-cell>
          <table:table-cell table:formula="of:=DEC2HEX(([.D604]-HEX2DEC([.F60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5.2000000000017">
            <text:p>25.200</text:p>
          </table:table-cell>
          <table:table-cell table:formula="of:=[.$B$4]/([.$B$3]+[.$B$4])*[.A605]" office:value-type="float" office:value="1.5120000000001">
            <text:p>1.512</text:p>
          </table:table-cell>
          <table:table-cell/>
          <table:table-cell table:formula="of:=[.B605]/[.$E$3]" office:value-type="float" office:value="469.178181818214">
            <text:p>469</text:p>
          </table:table-cell>
          <table:table-cell table:formula="of:=DEC2HEX([.D605])" office:value-type="string" office:string-value="1D5">
            <text:p>1D5</text:p>
          </table:table-cell>
          <table:table-cell table:formula="of:=DEC2HEX([.D605]/4)" office:value-type="string" office:string-value="75">
            <text:p>75</text:p>
          </table:table-cell>
          <table:table-cell table:formula="of:=DEC2HEX(([.D605]-HEX2DEC([.F60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5.1500000000017">
            <text:p>25.150</text:p>
          </table:table-cell>
          <table:table-cell table:formula="of:=[.$B$4]/([.$B$3]+[.$B$4])*[.A606]" office:value-type="float" office:value="1.5090000000001">
            <text:p>1.509</text:p>
          </table:table-cell>
          <table:table-cell/>
          <table:table-cell table:formula="of:=[.B606]/[.$E$3]" office:value-type="float" office:value="468.247272727304">
            <text:p>468</text:p>
          </table:table-cell>
          <table:table-cell table:formula="of:=DEC2HEX([.D606])" office:value-type="string" office:string-value="1D4">
            <text:p>1D4</text:p>
          </table:table-cell>
          <table:table-cell table:formula="of:=DEC2HEX([.D606]/4)" office:value-type="string" office:string-value="75">
            <text:p>75</text:p>
          </table:table-cell>
          <table:table-cell table:formula="of:=DEC2HEX(([.D606]-HEX2DEC([.F60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5.1000000000017">
            <text:p>25.100</text:p>
          </table:table-cell>
          <table:table-cell table:formula="of:=[.$B$4]/([.$B$3]+[.$B$4])*[.A607]" office:value-type="float" office:value="1.5060000000001">
            <text:p>1.506</text:p>
          </table:table-cell>
          <table:table-cell/>
          <table:table-cell table:formula="of:=[.B607]/[.$E$3]" office:value-type="float" office:value="467.316363636395">
            <text:p>467</text:p>
          </table:table-cell>
          <table:table-cell table:formula="of:=DEC2HEX([.D607])" office:value-type="string" office:string-value="1D3">
            <text:p>1D3</text:p>
          </table:table-cell>
          <table:table-cell table:formula="of:=DEC2HEX([.D607]/4)" office:value-type="string" office:string-value="74">
            <text:p>74</text:p>
          </table:table-cell>
          <table:table-cell table:formula="of:=DEC2HEX(([.D607]-HEX2DEC([.F60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5.0500000000017">
            <text:p>25.050</text:p>
          </table:table-cell>
          <table:table-cell table:formula="of:=[.$B$4]/([.$B$3]+[.$B$4])*[.A608]" office:value-type="float" office:value="1.5030000000001">
            <text:p>1.503</text:p>
          </table:table-cell>
          <table:table-cell/>
          <table:table-cell table:formula="of:=[.B608]/[.$E$3]" office:value-type="float" office:value="466.385454545486">
            <text:p>466</text:p>
          </table:table-cell>
          <table:table-cell table:formula="of:=DEC2HEX([.D608])" office:value-type="string" office:string-value="1D2">
            <text:p>1D2</text:p>
          </table:table-cell>
          <table:table-cell table:formula="of:=DEC2HEX([.D608]/4)" office:value-type="string" office:string-value="74">
            <text:p>74</text:p>
          </table:table-cell>
          <table:table-cell table:formula="of:=DEC2HEX(([.D608]-HEX2DEC([.F60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5.0000000000017">
            <text:p>25.000</text:p>
          </table:table-cell>
          <table:table-cell table:formula="of:=[.$B$4]/([.$B$3]+[.$B$4])*[.A609]" office:value-type="float" office:value="1.5000000000001">
            <text:p>1.500</text:p>
          </table:table-cell>
          <table:table-cell/>
          <table:table-cell table:formula="of:=[.B609]/[.$E$3]" office:value-type="float" office:value="465.454545454577">
            <text:p>465</text:p>
          </table:table-cell>
          <table:table-cell table:formula="of:=DEC2HEX([.D609])" office:value-type="string" office:string-value="1D1">
            <text:p>1D1</text:p>
          </table:table-cell>
          <table:table-cell table:formula="of:=DEC2HEX([.D609]/4)" office:value-type="string" office:string-value="74">
            <text:p>74</text:p>
          </table:table-cell>
          <table:table-cell table:formula="of:=DEC2HEX(([.D609]-HEX2DEC([.F60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4.9500000000017">
            <text:p>24.950</text:p>
          </table:table-cell>
          <table:table-cell table:formula="of:=[.$B$4]/([.$B$3]+[.$B$4])*[.A610]" office:value-type="float" office:value="1.4970000000001">
            <text:p>1.497</text:p>
          </table:table-cell>
          <table:table-cell/>
          <table:table-cell table:formula="of:=[.B610]/[.$E$3]" office:value-type="float" office:value="464.523636363668">
            <text:p>465</text:p>
          </table:table-cell>
          <table:table-cell table:formula="of:=DEC2HEX([.D610])" office:value-type="string" office:string-value="1D0">
            <text:p>1D0</text:p>
          </table:table-cell>
          <table:table-cell table:formula="of:=DEC2HEX([.D610]/4)" office:value-type="string" office:string-value="74">
            <text:p>74</text:p>
          </table:table-cell>
          <table:table-cell table:formula="of:=DEC2HEX(([.D610]-HEX2DEC([.F61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4.9000000000017">
            <text:p>24.900</text:p>
          </table:table-cell>
          <table:table-cell table:formula="of:=[.$B$4]/([.$B$3]+[.$B$4])*[.A611]" office:value-type="float" office:value="1.4940000000001">
            <text:p>1.494</text:p>
          </table:table-cell>
          <table:table-cell/>
          <table:table-cell table:formula="of:=[.B611]/[.$E$3]" office:value-type="float" office:value="463.592727272759">
            <text:p>464</text:p>
          </table:table-cell>
          <table:table-cell table:formula="of:=DEC2HEX([.D611])" office:value-type="string" office:string-value="1CF">
            <text:p>1CF</text:p>
          </table:table-cell>
          <table:table-cell table:formula="of:=DEC2HEX([.D611]/4)" office:value-type="string" office:string-value="73">
            <text:p>73</text:p>
          </table:table-cell>
          <table:table-cell table:formula="of:=DEC2HEX(([.D611]-HEX2DEC([.F61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4.8500000000017">
            <text:p>24.850</text:p>
          </table:table-cell>
          <table:table-cell table:formula="of:=[.$B$4]/([.$B$3]+[.$B$4])*[.A612]" office:value-type="float" office:value="1.4910000000001">
            <text:p>1.491</text:p>
          </table:table-cell>
          <table:table-cell/>
          <table:table-cell table:formula="of:=[.B612]/[.$E$3]" office:value-type="float" office:value="462.66181818185">
            <text:p>463</text:p>
          </table:table-cell>
          <table:table-cell table:formula="of:=DEC2HEX([.D612])" office:value-type="string" office:string-value="1CE">
            <text:p>1CE</text:p>
          </table:table-cell>
          <table:table-cell table:formula="of:=DEC2HEX([.D612]/4)" office:value-type="string" office:string-value="73">
            <text:p>73</text:p>
          </table:table-cell>
          <table:table-cell table:formula="of:=DEC2HEX(([.D612]-HEX2DEC([.F61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4.8000000000017">
            <text:p>24.800</text:p>
          </table:table-cell>
          <table:table-cell table:formula="of:=[.$B$4]/([.$B$3]+[.$B$4])*[.A613]" office:value-type="float" office:value="1.4880000000001">
            <text:p>1.488</text:p>
          </table:table-cell>
          <table:table-cell/>
          <table:table-cell table:formula="of:=[.B613]/[.$E$3]" office:value-type="float" office:value="461.730909090941">
            <text:p>462</text:p>
          </table:table-cell>
          <table:table-cell table:formula="of:=DEC2HEX([.D613])" office:value-type="string" office:string-value="1CD">
            <text:p>1CD</text:p>
          </table:table-cell>
          <table:table-cell table:formula="of:=DEC2HEX([.D613]/4)" office:value-type="string" office:string-value="73">
            <text:p>73</text:p>
          </table:table-cell>
          <table:table-cell table:formula="of:=DEC2HEX(([.D613]-HEX2DEC([.F61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4.7500000000017">
            <text:p>24.750</text:p>
          </table:table-cell>
          <table:table-cell table:formula="of:=[.$B$4]/([.$B$3]+[.$B$4])*[.A614]" office:value-type="float" office:value="1.4850000000001">
            <text:p>1.485</text:p>
          </table:table-cell>
          <table:table-cell/>
          <table:table-cell table:formula="of:=[.B614]/[.$E$3]" office:value-type="float" office:value="460.800000000032">
            <text:p>461</text:p>
          </table:table-cell>
          <table:table-cell table:formula="of:=DEC2HEX([.D614])" office:value-type="string" office:string-value="1CC">
            <text:p>1CC</text:p>
          </table:table-cell>
          <table:table-cell table:formula="of:=DEC2HEX([.D614]/4)" office:value-type="string" office:string-value="73">
            <text:p>73</text:p>
          </table:table-cell>
          <table:table-cell table:formula="of:=DEC2HEX(([.D614]-HEX2DEC([.F61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4.7000000000017">
            <text:p>24.700</text:p>
          </table:table-cell>
          <table:table-cell table:formula="of:=[.$B$4]/([.$B$3]+[.$B$4])*[.A615]" office:value-type="float" office:value="1.4820000000001">
            <text:p>1.482</text:p>
          </table:table-cell>
          <table:table-cell/>
          <table:table-cell table:formula="of:=[.B615]/[.$E$3]" office:value-type="float" office:value="459.869090909123">
            <text:p>460</text:p>
          </table:table-cell>
          <table:table-cell table:formula="of:=DEC2HEX([.D615])" office:value-type="string" office:string-value="1CB">
            <text:p>1CB</text:p>
          </table:table-cell>
          <table:table-cell table:formula="of:=DEC2HEX([.D615]/4)" office:value-type="string" office:string-value="72">
            <text:p>72</text:p>
          </table:table-cell>
          <table:table-cell table:formula="of:=DEC2HEX(([.D615]-HEX2DEC([.F61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4.6500000000017">
            <text:p>24.650</text:p>
          </table:table-cell>
          <table:table-cell table:formula="of:=[.$B$4]/([.$B$3]+[.$B$4])*[.A616]" office:value-type="float" office:value="1.4790000000001">
            <text:p>1.479</text:p>
          </table:table-cell>
          <table:table-cell/>
          <table:table-cell table:formula="of:=[.B616]/[.$E$3]" office:value-type="float" office:value="458.938181818214">
            <text:p>459</text:p>
          </table:table-cell>
          <table:table-cell table:formula="of:=DEC2HEX([.D616])" office:value-type="string" office:string-value="1CA">
            <text:p>1CA</text:p>
          </table:table-cell>
          <table:table-cell table:formula="of:=DEC2HEX([.D616]/4)" office:value-type="string" office:string-value="72">
            <text:p>72</text:p>
          </table:table-cell>
          <table:table-cell table:formula="of:=DEC2HEX(([.D616]-HEX2DEC([.F61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4.6000000000017">
            <text:p>24.600</text:p>
          </table:table-cell>
          <table:table-cell table:formula="of:=[.$B$4]/([.$B$3]+[.$B$4])*[.A617]" office:value-type="float" office:value="1.4760000000001">
            <text:p>1.476</text:p>
          </table:table-cell>
          <table:table-cell/>
          <table:table-cell table:formula="of:=[.B617]/[.$E$3]" office:value-type="float" office:value="458.007272727304">
            <text:p>458</text:p>
          </table:table-cell>
          <table:table-cell table:formula="of:=DEC2HEX([.D617])" office:value-type="string" office:string-value="1CA">
            <text:p>1CA</text:p>
          </table:table-cell>
          <table:table-cell table:formula="of:=DEC2HEX([.D617]/4)" office:value-type="string" office:string-value="72">
            <text:p>72</text:p>
          </table:table-cell>
          <table:table-cell table:formula="of:=DEC2HEX(([.D617]-HEX2DEC([.F61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4.5500000000017">
            <text:p>24.550</text:p>
          </table:table-cell>
          <table:table-cell table:formula="of:=[.$B$4]/([.$B$3]+[.$B$4])*[.A618]" office:value-type="float" office:value="1.4730000000001">
            <text:p>1.473</text:p>
          </table:table-cell>
          <table:table-cell/>
          <table:table-cell table:formula="of:=[.B618]/[.$E$3]" office:value-type="float" office:value="457.076363636395">
            <text:p>457</text:p>
          </table:table-cell>
          <table:table-cell table:formula="of:=DEC2HEX([.D618])" office:value-type="string" office:string-value="1C9">
            <text:p>1C9</text:p>
          </table:table-cell>
          <table:table-cell table:formula="of:=DEC2HEX([.D618]/4)" office:value-type="string" office:string-value="72">
            <text:p>72</text:p>
          </table:table-cell>
          <table:table-cell table:formula="of:=DEC2HEX(([.D618]-HEX2DEC([.F61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4.5000000000017">
            <text:p>24.500</text:p>
          </table:table-cell>
          <table:table-cell table:formula="of:=[.$B$4]/([.$B$3]+[.$B$4])*[.A619]" office:value-type="float" office:value="1.4700000000001">
            <text:p>1.470</text:p>
          </table:table-cell>
          <table:table-cell/>
          <table:table-cell table:formula="of:=[.B619]/[.$E$3]" office:value-type="float" office:value="456.145454545486">
            <text:p>456</text:p>
          </table:table-cell>
          <table:table-cell table:formula="of:=DEC2HEX([.D619])" office:value-type="string" office:string-value="1C8">
            <text:p>1C8</text:p>
          </table:table-cell>
          <table:table-cell table:formula="of:=DEC2HEX([.D619]/4)" office:value-type="string" office:string-value="72">
            <text:p>72</text:p>
          </table:table-cell>
          <table:table-cell table:formula="of:=DEC2HEX(([.D619]-HEX2DEC([.F61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4.4500000000017">
            <text:p>24.450</text:p>
          </table:table-cell>
          <table:table-cell table:formula="of:=[.$B$4]/([.$B$3]+[.$B$4])*[.A620]" office:value-type="float" office:value="1.4670000000001">
            <text:p>1.467</text:p>
          </table:table-cell>
          <table:table-cell/>
          <table:table-cell table:formula="of:=[.B620]/[.$E$3]" office:value-type="float" office:value="455.214545454577">
            <text:p>455</text:p>
          </table:table-cell>
          <table:table-cell table:formula="of:=DEC2HEX([.D620])" office:value-type="string" office:string-value="1C7">
            <text:p>1C7</text:p>
          </table:table-cell>
          <table:table-cell table:formula="of:=DEC2HEX([.D620]/4)" office:value-type="string" office:string-value="71">
            <text:p>71</text:p>
          </table:table-cell>
          <table:table-cell table:formula="of:=DEC2HEX(([.D620]-HEX2DEC([.F62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4.4000000000017">
            <text:p>24.400</text:p>
          </table:table-cell>
          <table:table-cell table:formula="of:=[.$B$4]/([.$B$3]+[.$B$4])*[.A621]" office:value-type="float" office:value="1.4640000000001">
            <text:p>1.464</text:p>
          </table:table-cell>
          <table:table-cell/>
          <table:table-cell table:formula="of:=[.B621]/[.$E$3]" office:value-type="float" office:value="454.283636363668">
            <text:p>454</text:p>
          </table:table-cell>
          <table:table-cell table:formula="of:=DEC2HEX([.D621])" office:value-type="string" office:string-value="1C6">
            <text:p>1C6</text:p>
          </table:table-cell>
          <table:table-cell table:formula="of:=DEC2HEX([.D621]/4)" office:value-type="string" office:string-value="71">
            <text:p>71</text:p>
          </table:table-cell>
          <table:table-cell table:formula="of:=DEC2HEX(([.D621]-HEX2DEC([.F62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4.3500000000017">
            <text:p>24.350</text:p>
          </table:table-cell>
          <table:table-cell table:formula="of:=[.$B$4]/([.$B$3]+[.$B$4])*[.A622]" office:value-type="float" office:value="1.4610000000001">
            <text:p>1.461</text:p>
          </table:table-cell>
          <table:table-cell/>
          <table:table-cell table:formula="of:=[.B622]/[.$E$3]" office:value-type="float" office:value="453.352727272759">
            <text:p>453</text:p>
          </table:table-cell>
          <table:table-cell table:formula="of:=DEC2HEX([.D622])" office:value-type="string" office:string-value="1C5">
            <text:p>1C5</text:p>
          </table:table-cell>
          <table:table-cell table:formula="of:=DEC2HEX([.D622]/4)" office:value-type="string" office:string-value="71">
            <text:p>71</text:p>
          </table:table-cell>
          <table:table-cell table:formula="of:=DEC2HEX(([.D622]-HEX2DEC([.F62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4.3000000000017">
            <text:p>24.300</text:p>
          </table:table-cell>
          <table:table-cell table:formula="of:=[.$B$4]/([.$B$3]+[.$B$4])*[.A623]" office:value-type="float" office:value="1.4580000000001">
            <text:p>1.458</text:p>
          </table:table-cell>
          <table:table-cell/>
          <table:table-cell table:formula="of:=[.B623]/[.$E$3]" office:value-type="float" office:value="452.42181818185">
            <text:p>452</text:p>
          </table:table-cell>
          <table:table-cell table:formula="of:=DEC2HEX([.D623])" office:value-type="string" office:string-value="1C4">
            <text:p>1C4</text:p>
          </table:table-cell>
          <table:table-cell table:formula="of:=DEC2HEX([.D623]/4)" office:value-type="string" office:string-value="71">
            <text:p>71</text:p>
          </table:table-cell>
          <table:table-cell table:formula="of:=DEC2HEX(([.D623]-HEX2DEC([.F62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4.2500000000017">
            <text:p>24.250</text:p>
          </table:table-cell>
          <table:table-cell table:formula="of:=[.$B$4]/([.$B$3]+[.$B$4])*[.A624]" office:value-type="float" office:value="1.4550000000001">
            <text:p>1.455</text:p>
          </table:table-cell>
          <table:table-cell/>
          <table:table-cell table:formula="of:=[.B624]/[.$E$3]" office:value-type="float" office:value="451.490909090941">
            <text:p>451</text:p>
          </table:table-cell>
          <table:table-cell table:formula="of:=DEC2HEX([.D624])" office:value-type="string" office:string-value="1C3">
            <text:p>1C3</text:p>
          </table:table-cell>
          <table:table-cell table:formula="of:=DEC2HEX([.D624]/4)" office:value-type="string" office:string-value="70">
            <text:p>70</text:p>
          </table:table-cell>
          <table:table-cell table:formula="of:=DEC2HEX(([.D624]-HEX2DEC([.F62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4.2000000000017">
            <text:p>24.200</text:p>
          </table:table-cell>
          <table:table-cell table:formula="of:=[.$B$4]/([.$B$3]+[.$B$4])*[.A625]" office:value-type="float" office:value="1.4520000000001">
            <text:p>1.452</text:p>
          </table:table-cell>
          <table:table-cell/>
          <table:table-cell table:formula="of:=[.B625]/[.$E$3]" office:value-type="float" office:value="450.560000000032">
            <text:p>451</text:p>
          </table:table-cell>
          <table:table-cell table:formula="of:=DEC2HEX([.D625])" office:value-type="string" office:string-value="1C2">
            <text:p>1C2</text:p>
          </table:table-cell>
          <table:table-cell table:formula="of:=DEC2HEX([.D625]/4)" office:value-type="string" office:string-value="70">
            <text:p>70</text:p>
          </table:table-cell>
          <table:table-cell table:formula="of:=DEC2HEX(([.D625]-HEX2DEC([.F62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4.1500000000018">
            <text:p>24.150</text:p>
          </table:table-cell>
          <table:table-cell table:formula="of:=[.$B$4]/([.$B$3]+[.$B$4])*[.A626]" office:value-type="float" office:value="1.44900000000011">
            <text:p>1.449</text:p>
          </table:table-cell>
          <table:table-cell/>
          <table:table-cell table:formula="of:=[.B626]/[.$E$3]" office:value-type="float" office:value="449.629090909124">
            <text:p>450</text:p>
          </table:table-cell>
          <table:table-cell table:formula="of:=DEC2HEX([.D626])" office:value-type="string" office:string-value="1C1">
            <text:p>1C1</text:p>
          </table:table-cell>
          <table:table-cell table:formula="of:=DEC2HEX([.D626]/4)" office:value-type="string" office:string-value="70">
            <text:p>70</text:p>
          </table:table-cell>
          <table:table-cell table:formula="of:=DEC2HEX(([.D626]-HEX2DEC([.F62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4.1000000000018">
            <text:p>24.100</text:p>
          </table:table-cell>
          <table:table-cell table:formula="of:=[.$B$4]/([.$B$3]+[.$B$4])*[.A627]" office:value-type="float" office:value="1.44600000000011">
            <text:p>1.446</text:p>
          </table:table-cell>
          <table:table-cell/>
          <table:table-cell table:formula="of:=[.B627]/[.$E$3]" office:value-type="float" office:value="448.698181818215">
            <text:p>449</text:p>
          </table:table-cell>
          <table:table-cell table:formula="of:=DEC2HEX([.D627])" office:value-type="string" office:string-value="1C0">
            <text:p>1C0</text:p>
          </table:table-cell>
          <table:table-cell table:formula="of:=DEC2HEX([.D627]/4)" office:value-type="string" office:string-value="70">
            <text:p>70</text:p>
          </table:table-cell>
          <table:table-cell table:formula="of:=DEC2HEX(([.D627]-HEX2DEC([.F62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4.0500000000018">
            <text:p>24.050</text:p>
          </table:table-cell>
          <table:table-cell table:formula="of:=[.$B$4]/([.$B$3]+[.$B$4])*[.A628]" office:value-type="float" office:value="1.44300000000011">
            <text:p>1.443</text:p>
          </table:table-cell>
          <table:table-cell/>
          <table:table-cell table:formula="of:=[.B628]/[.$E$3]" office:value-type="float" office:value="447.767272727306">
            <text:p>448</text:p>
          </table:table-cell>
          <table:table-cell table:formula="of:=DEC2HEX([.D628])" office:value-type="string" office:string-value="1BF">
            <text:p>1BF</text:p>
          </table:table-cell>
          <table:table-cell table:formula="of:=DEC2HEX([.D628]/4)" office:value-type="string" office:string-value="6F">
            <text:p>6F</text:p>
          </table:table-cell>
          <table:table-cell table:formula="of:=DEC2HEX(([.D628]-HEX2DEC([.F62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4.0000000000018">
            <text:p>24.000</text:p>
          </table:table-cell>
          <table:table-cell table:formula="of:=[.$B$4]/([.$B$3]+[.$B$4])*[.A629]" office:value-type="float" office:value="1.44000000000011">
            <text:p>1.440</text:p>
          </table:table-cell>
          <table:table-cell/>
          <table:table-cell table:formula="of:=[.B629]/[.$E$3]" office:value-type="float" office:value="446.836363636397">
            <text:p>447</text:p>
          </table:table-cell>
          <table:table-cell table:formula="of:=DEC2HEX([.D629])" office:value-type="string" office:string-value="1BE">
            <text:p>1BE</text:p>
          </table:table-cell>
          <table:table-cell table:formula="of:=DEC2HEX([.D629]/4)" office:value-type="string" office:string-value="6F">
            <text:p>6F</text:p>
          </table:table-cell>
          <table:table-cell table:formula="of:=DEC2HEX(([.D629]-HEX2DEC([.F62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3.9500000000018">
            <text:p>23.950</text:p>
          </table:table-cell>
          <table:table-cell table:formula="of:=[.$B$4]/([.$B$3]+[.$B$4])*[.A630]" office:value-type="float" office:value="1.43700000000011">
            <text:p>1.437</text:p>
          </table:table-cell>
          <table:table-cell/>
          <table:table-cell table:formula="of:=[.B630]/[.$E$3]" office:value-type="float" office:value="445.905454545488">
            <text:p>446</text:p>
          </table:table-cell>
          <table:table-cell table:formula="of:=DEC2HEX([.D630])" office:value-type="string" office:string-value="1BD">
            <text:p>1BD</text:p>
          </table:table-cell>
          <table:table-cell table:formula="of:=DEC2HEX([.D630]/4)" office:value-type="string" office:string-value="6F">
            <text:p>6F</text:p>
          </table:table-cell>
          <table:table-cell table:formula="of:=DEC2HEX(([.D630]-HEX2DEC([.F63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3.9000000000018">
            <text:p>23.900</text:p>
          </table:table-cell>
          <table:table-cell table:formula="of:=[.$B$4]/([.$B$3]+[.$B$4])*[.A631]" office:value-type="float" office:value="1.43400000000011">
            <text:p>1.434</text:p>
          </table:table-cell>
          <table:table-cell/>
          <table:table-cell table:formula="of:=[.B631]/[.$E$3]" office:value-type="float" office:value="444.974545454579">
            <text:p>445</text:p>
          </table:table-cell>
          <table:table-cell table:formula="of:=DEC2HEX([.D631])" office:value-type="string" office:string-value="1BC">
            <text:p>1BC</text:p>
          </table:table-cell>
          <table:table-cell table:formula="of:=DEC2HEX([.D631]/4)" office:value-type="string" office:string-value="6F">
            <text:p>6F</text:p>
          </table:table-cell>
          <table:table-cell table:formula="of:=DEC2HEX(([.D631]-HEX2DEC([.F63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3.8500000000018">
            <text:p>23.850</text:p>
          </table:table-cell>
          <table:table-cell table:formula="of:=[.$B$4]/([.$B$3]+[.$B$4])*[.A632]" office:value-type="float" office:value="1.43100000000011">
            <text:p>1.431</text:p>
          </table:table-cell>
          <table:table-cell/>
          <table:table-cell table:formula="of:=[.B632]/[.$E$3]" office:value-type="float" office:value="444.04363636367">
            <text:p>444</text:p>
          </table:table-cell>
          <table:table-cell table:formula="of:=DEC2HEX([.D632])" office:value-type="string" office:string-value="1BC">
            <text:p>1BC</text:p>
          </table:table-cell>
          <table:table-cell table:formula="of:=DEC2HEX([.D632]/4)" office:value-type="string" office:string-value="6F">
            <text:p>6F</text:p>
          </table:table-cell>
          <table:table-cell table:formula="of:=DEC2HEX(([.D632]-HEX2DEC([.F63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3.8000000000018">
            <text:p>23.800</text:p>
          </table:table-cell>
          <table:table-cell table:formula="of:=[.$B$4]/([.$B$3]+[.$B$4])*[.A633]" office:value-type="float" office:value="1.42800000000011">
            <text:p>1.428</text:p>
          </table:table-cell>
          <table:table-cell/>
          <table:table-cell table:formula="of:=[.B633]/[.$E$3]" office:value-type="float" office:value="443.112727272761">
            <text:p>443</text:p>
          </table:table-cell>
          <table:table-cell table:formula="of:=DEC2HEX([.D633])" office:value-type="string" office:string-value="1BB">
            <text:p>1BB</text:p>
          </table:table-cell>
          <table:table-cell table:formula="of:=DEC2HEX([.D633]/4)" office:value-type="string" office:string-value="6E">
            <text:p>6E</text:p>
          </table:table-cell>
          <table:table-cell table:formula="of:=DEC2HEX(([.D633]-HEX2DEC([.F63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3.7500000000018">
            <text:p>23.750</text:p>
          </table:table-cell>
          <table:table-cell table:formula="of:=[.$B$4]/([.$B$3]+[.$B$4])*[.A634]" office:value-type="float" office:value="1.42500000000011">
            <text:p>1.425</text:p>
          </table:table-cell>
          <table:table-cell/>
          <table:table-cell table:formula="of:=[.B634]/[.$E$3]" office:value-type="float" office:value="442.181818181852">
            <text:p>442</text:p>
          </table:table-cell>
          <table:table-cell table:formula="of:=DEC2HEX([.D634])" office:value-type="string" office:string-value="1BA">
            <text:p>1BA</text:p>
          </table:table-cell>
          <table:table-cell table:formula="of:=DEC2HEX([.D634]/4)" office:value-type="string" office:string-value="6E">
            <text:p>6E</text:p>
          </table:table-cell>
          <table:table-cell table:formula="of:=DEC2HEX(([.D634]-HEX2DEC([.F63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3.7000000000018">
            <text:p>23.700</text:p>
          </table:table-cell>
          <table:table-cell table:formula="of:=[.$B$4]/([.$B$3]+[.$B$4])*[.A635]" office:value-type="float" office:value="1.42200000000011">
            <text:p>1.422</text:p>
          </table:table-cell>
          <table:table-cell/>
          <table:table-cell table:formula="of:=[.B635]/[.$E$3]" office:value-type="float" office:value="441.250909090943">
            <text:p>441</text:p>
          </table:table-cell>
          <table:table-cell table:formula="of:=DEC2HEX([.D635])" office:value-type="string" office:string-value="1B9">
            <text:p>1B9</text:p>
          </table:table-cell>
          <table:table-cell table:formula="of:=DEC2HEX([.D635]/4)" office:value-type="string" office:string-value="6E">
            <text:p>6E</text:p>
          </table:table-cell>
          <table:table-cell table:formula="of:=DEC2HEX(([.D635]-HEX2DEC([.F63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3.6500000000018">
            <text:p>23.650</text:p>
          </table:table-cell>
          <table:table-cell table:formula="of:=[.$B$4]/([.$B$3]+[.$B$4])*[.A636]" office:value-type="float" office:value="1.41900000000011">
            <text:p>1.419</text:p>
          </table:table-cell>
          <table:table-cell/>
          <table:table-cell table:formula="of:=[.B636]/[.$E$3]" office:value-type="float" office:value="440.320000000034">
            <text:p>440</text:p>
          </table:table-cell>
          <table:table-cell table:formula="of:=DEC2HEX([.D636])" office:value-type="string" office:string-value="1B8">
            <text:p>1B8</text:p>
          </table:table-cell>
          <table:table-cell table:formula="of:=DEC2HEX([.D636]/4)" office:value-type="string" office:string-value="6E">
            <text:p>6E</text:p>
          </table:table-cell>
          <table:table-cell table:formula="of:=DEC2HEX(([.D636]-HEX2DEC([.F63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3.6000000000018">
            <text:p>23.600</text:p>
          </table:table-cell>
          <table:table-cell table:formula="of:=[.$B$4]/([.$B$3]+[.$B$4])*[.A637]" office:value-type="float" office:value="1.41600000000011">
            <text:p>1.416</text:p>
          </table:table-cell>
          <table:table-cell/>
          <table:table-cell table:formula="of:=[.B637]/[.$E$3]" office:value-type="float" office:value="439.389090909124">
            <text:p>439</text:p>
          </table:table-cell>
          <table:table-cell table:formula="of:=DEC2HEX([.D637])" office:value-type="string" office:string-value="1B7">
            <text:p>1B7</text:p>
          </table:table-cell>
          <table:table-cell table:formula="of:=DEC2HEX([.D637]/4)" office:value-type="string" office:string-value="6D">
            <text:p>6D</text:p>
          </table:table-cell>
          <table:table-cell table:formula="of:=DEC2HEX(([.D637]-HEX2DEC([.F63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3.5500000000018">
            <text:p>23.550</text:p>
          </table:table-cell>
          <table:table-cell table:formula="of:=[.$B$4]/([.$B$3]+[.$B$4])*[.A638]" office:value-type="float" office:value="1.41300000000011">
            <text:p>1.413</text:p>
          </table:table-cell>
          <table:table-cell/>
          <table:table-cell table:formula="of:=[.B638]/[.$E$3]" office:value-type="float" office:value="438.458181818215">
            <text:p>438</text:p>
          </table:table-cell>
          <table:table-cell table:formula="of:=DEC2HEX([.D638])" office:value-type="string" office:string-value="1B6">
            <text:p>1B6</text:p>
          </table:table-cell>
          <table:table-cell table:formula="of:=DEC2HEX([.D638]/4)" office:value-type="string" office:string-value="6D">
            <text:p>6D</text:p>
          </table:table-cell>
          <table:table-cell table:formula="of:=DEC2HEX(([.D638]-HEX2DEC([.F63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3.5000000000018">
            <text:p>23.500</text:p>
          </table:table-cell>
          <table:table-cell table:formula="of:=[.$B$4]/([.$B$3]+[.$B$4])*[.A639]" office:value-type="float" office:value="1.41000000000011">
            <text:p>1.410</text:p>
          </table:table-cell>
          <table:table-cell/>
          <table:table-cell table:formula="of:=[.B639]/[.$E$3]" office:value-type="float" office:value="437.527272727306">
            <text:p>438</text:p>
          </table:table-cell>
          <table:table-cell table:formula="of:=DEC2HEX([.D639])" office:value-type="string" office:string-value="1B5">
            <text:p>1B5</text:p>
          </table:table-cell>
          <table:table-cell table:formula="of:=DEC2HEX([.D639]/4)" office:value-type="string" office:string-value="6D">
            <text:p>6D</text:p>
          </table:table-cell>
          <table:table-cell table:formula="of:=DEC2HEX(([.D639]-HEX2DEC([.F63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3.4500000000018">
            <text:p>23.450</text:p>
          </table:table-cell>
          <table:table-cell table:formula="of:=[.$B$4]/([.$B$3]+[.$B$4])*[.A640]" office:value-type="float" office:value="1.40700000000011">
            <text:p>1.407</text:p>
          </table:table-cell>
          <table:table-cell/>
          <table:table-cell table:formula="of:=[.B640]/[.$E$3]" office:value-type="float" office:value="436.596363636397">
            <text:p>437</text:p>
          </table:table-cell>
          <table:table-cell table:formula="of:=DEC2HEX([.D640])" office:value-type="string" office:string-value="1B4">
            <text:p>1B4</text:p>
          </table:table-cell>
          <table:table-cell table:formula="of:=DEC2HEX([.D640]/4)" office:value-type="string" office:string-value="6D">
            <text:p>6D</text:p>
          </table:table-cell>
          <table:table-cell table:formula="of:=DEC2HEX(([.D640]-HEX2DEC([.F64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3.4000000000018">
            <text:p>23.400</text:p>
          </table:table-cell>
          <table:table-cell table:formula="of:=[.$B$4]/([.$B$3]+[.$B$4])*[.A641]" office:value-type="float" office:value="1.40400000000011">
            <text:p>1.404</text:p>
          </table:table-cell>
          <table:table-cell/>
          <table:table-cell table:formula="of:=[.B641]/[.$E$3]" office:value-type="float" office:value="435.665454545488">
            <text:p>436</text:p>
          </table:table-cell>
          <table:table-cell table:formula="of:=DEC2HEX([.D641])" office:value-type="string" office:string-value="1B3">
            <text:p>1B3</text:p>
          </table:table-cell>
          <table:table-cell table:formula="of:=DEC2HEX([.D641]/4)" office:value-type="string" office:string-value="6C">
            <text:p>6C</text:p>
          </table:table-cell>
          <table:table-cell table:formula="of:=DEC2HEX(([.D641]-HEX2DEC([.F64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3.3500000000018">
            <text:p>23.350</text:p>
          </table:table-cell>
          <table:table-cell table:formula="of:=[.$B$4]/([.$B$3]+[.$B$4])*[.A642]" office:value-type="float" office:value="1.40100000000011">
            <text:p>1.401</text:p>
          </table:table-cell>
          <table:table-cell/>
          <table:table-cell table:formula="of:=[.B642]/[.$E$3]" office:value-type="float" office:value="434.734545454579">
            <text:p>435</text:p>
          </table:table-cell>
          <table:table-cell table:formula="of:=DEC2HEX([.D642])" office:value-type="string" office:string-value="1B2">
            <text:p>1B2</text:p>
          </table:table-cell>
          <table:table-cell table:formula="of:=DEC2HEX([.D642]/4)" office:value-type="string" office:string-value="6C">
            <text:p>6C</text:p>
          </table:table-cell>
          <table:table-cell table:formula="of:=DEC2HEX(([.D642]-HEX2DEC([.F64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3.3000000000018">
            <text:p>23.300</text:p>
          </table:table-cell>
          <table:table-cell table:formula="of:=[.$B$4]/([.$B$3]+[.$B$4])*[.A643]" office:value-type="float" office:value="1.39800000000011">
            <text:p>1.398</text:p>
          </table:table-cell>
          <table:table-cell/>
          <table:table-cell table:formula="of:=[.B643]/[.$E$3]" office:value-type="float" office:value="433.80363636367">
            <text:p>434</text:p>
          </table:table-cell>
          <table:table-cell table:formula="of:=DEC2HEX([.D643])" office:value-type="string" office:string-value="1B1">
            <text:p>1B1</text:p>
          </table:table-cell>
          <table:table-cell table:formula="of:=DEC2HEX([.D643]/4)" office:value-type="string" office:string-value="6C">
            <text:p>6C</text:p>
          </table:table-cell>
          <table:table-cell table:formula="of:=DEC2HEX(([.D643]-HEX2DEC([.F64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3.2500000000018">
            <text:p>23.250</text:p>
          </table:table-cell>
          <table:table-cell table:formula="of:=[.$B$4]/([.$B$3]+[.$B$4])*[.A644]" office:value-type="float" office:value="1.39500000000011">
            <text:p>1.395</text:p>
          </table:table-cell>
          <table:table-cell/>
          <table:table-cell table:formula="of:=[.B644]/[.$E$3]" office:value-type="float" office:value="432.872727272761">
            <text:p>433</text:p>
          </table:table-cell>
          <table:table-cell table:formula="of:=DEC2HEX([.D644])" office:value-type="string" office:string-value="1B0">
            <text:p>1B0</text:p>
          </table:table-cell>
          <table:table-cell table:formula="of:=DEC2HEX([.D644]/4)" office:value-type="string" office:string-value="6C">
            <text:p>6C</text:p>
          </table:table-cell>
          <table:table-cell table:formula="of:=DEC2HEX(([.D644]-HEX2DEC([.F64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3.2000000000018">
            <text:p>23.200</text:p>
          </table:table-cell>
          <table:table-cell table:formula="of:=[.$B$4]/([.$B$3]+[.$B$4])*[.A645]" office:value-type="float" office:value="1.39200000000011">
            <text:p>1.392</text:p>
          </table:table-cell>
          <table:table-cell/>
          <table:table-cell table:formula="of:=[.B645]/[.$E$3]" office:value-type="float" office:value="431.941818181852">
            <text:p>432</text:p>
          </table:table-cell>
          <table:table-cell table:formula="of:=DEC2HEX([.D645])" office:value-type="string" office:string-value="1AF">
            <text:p>1AF</text:p>
          </table:table-cell>
          <table:table-cell table:formula="of:=DEC2HEX([.D645]/4)" office:value-type="string" office:string-value="6B">
            <text:p>6B</text:p>
          </table:table-cell>
          <table:table-cell table:formula="of:=DEC2HEX(([.D645]-HEX2DEC([.F64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3.1500000000018">
            <text:p>23.150</text:p>
          </table:table-cell>
          <table:table-cell table:formula="of:=[.$B$4]/([.$B$3]+[.$B$4])*[.A646]" office:value-type="float" office:value="1.38900000000011">
            <text:p>1.389</text:p>
          </table:table-cell>
          <table:table-cell/>
          <table:table-cell table:formula="of:=[.B646]/[.$E$3]" office:value-type="float" office:value="431.010909090943">
            <text:p>431</text:p>
          </table:table-cell>
          <table:table-cell table:formula="of:=DEC2HEX([.D646])" office:value-type="string" office:string-value="1AF">
            <text:p>1AF</text:p>
          </table:table-cell>
          <table:table-cell table:formula="of:=DEC2HEX([.D646]/4)" office:value-type="string" office:string-value="6B">
            <text:p>6B</text:p>
          </table:table-cell>
          <table:table-cell table:formula="of:=DEC2HEX(([.D646]-HEX2DEC([.F64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3.1000000000018">
            <text:p>23.100</text:p>
          </table:table-cell>
          <table:table-cell table:formula="of:=[.$B$4]/([.$B$3]+[.$B$4])*[.A647]" office:value-type="float" office:value="1.38600000000011">
            <text:p>1.386</text:p>
          </table:table-cell>
          <table:table-cell/>
          <table:table-cell table:formula="of:=[.B647]/[.$E$3]" office:value-type="float" office:value="430.080000000033">
            <text:p>430</text:p>
          </table:table-cell>
          <table:table-cell table:formula="of:=DEC2HEX([.D647])" office:value-type="string" office:string-value="1AE">
            <text:p>1AE</text:p>
          </table:table-cell>
          <table:table-cell table:formula="of:=DEC2HEX([.D647]/4)" office:value-type="string" office:string-value="6B">
            <text:p>6B</text:p>
          </table:table-cell>
          <table:table-cell table:formula="of:=DEC2HEX(([.D647]-HEX2DEC([.F64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3.0500000000018">
            <text:p>23.050</text:p>
          </table:table-cell>
          <table:table-cell table:formula="of:=[.$B$4]/([.$B$3]+[.$B$4])*[.A648]" office:value-type="float" office:value="1.38300000000011">
            <text:p>1.383</text:p>
          </table:table-cell>
          <table:table-cell/>
          <table:table-cell table:formula="of:=[.B648]/[.$E$3]" office:value-type="float" office:value="429.149090909124">
            <text:p>429</text:p>
          </table:table-cell>
          <table:table-cell table:formula="of:=DEC2HEX([.D648])" office:value-type="string" office:string-value="1AD">
            <text:p>1AD</text:p>
          </table:table-cell>
          <table:table-cell table:formula="of:=DEC2HEX([.D648]/4)" office:value-type="string" office:string-value="6B">
            <text:p>6B</text:p>
          </table:table-cell>
          <table:table-cell table:formula="of:=DEC2HEX(([.D648]-HEX2DEC([.F64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3.0000000000018">
            <text:p>23.000</text:p>
          </table:table-cell>
          <table:table-cell table:formula="of:=[.$B$4]/([.$B$3]+[.$B$4])*[.A649]" office:value-type="float" office:value="1.38000000000011">
            <text:p>1.380</text:p>
          </table:table-cell>
          <table:table-cell/>
          <table:table-cell table:formula="of:=[.B649]/[.$E$3]" office:value-type="float" office:value="428.218181818215">
            <text:p>428</text:p>
          </table:table-cell>
          <table:table-cell table:formula="of:=DEC2HEX([.D649])" office:value-type="string" office:string-value="1AC">
            <text:p>1AC</text:p>
          </table:table-cell>
          <table:table-cell table:formula="of:=DEC2HEX([.D649]/4)" office:value-type="string" office:string-value="6B">
            <text:p>6B</text:p>
          </table:table-cell>
          <table:table-cell table:formula="of:=DEC2HEX(([.D649]-HEX2DEC([.F64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.9500000000018">
            <text:p>22.950</text:p>
          </table:table-cell>
          <table:table-cell table:formula="of:=[.$B$4]/([.$B$3]+[.$B$4])*[.A650]" office:value-type="float" office:value="1.37700000000011">
            <text:p>1.377</text:p>
          </table:table-cell>
          <table:table-cell/>
          <table:table-cell table:formula="of:=[.B650]/[.$E$3]" office:value-type="float" office:value="427.287272727306">
            <text:p>427</text:p>
          </table:table-cell>
          <table:table-cell table:formula="of:=DEC2HEX([.D650])" office:value-type="string" office:string-value="1AB">
            <text:p>1AB</text:p>
          </table:table-cell>
          <table:table-cell table:formula="of:=DEC2HEX([.D650]/4)" office:value-type="string" office:string-value="6A">
            <text:p>6A</text:p>
          </table:table-cell>
          <table:table-cell table:formula="of:=DEC2HEX(([.D650]-HEX2DEC([.F65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2.9000000000018">
            <text:p>22.900</text:p>
          </table:table-cell>
          <table:table-cell table:formula="of:=[.$B$4]/([.$B$3]+[.$B$4])*[.A651]" office:value-type="float" office:value="1.37400000000011">
            <text:p>1.374</text:p>
          </table:table-cell>
          <table:table-cell/>
          <table:table-cell table:formula="of:=[.B651]/[.$E$3]" office:value-type="float" office:value="426.356363636397">
            <text:p>426</text:p>
          </table:table-cell>
          <table:table-cell table:formula="of:=DEC2HEX([.D651])" office:value-type="string" office:string-value="1AA">
            <text:p>1AA</text:p>
          </table:table-cell>
          <table:table-cell table:formula="of:=DEC2HEX([.D651]/4)" office:value-type="string" office:string-value="6A">
            <text:p>6A</text:p>
          </table:table-cell>
          <table:table-cell table:formula="of:=DEC2HEX(([.D651]-HEX2DEC([.F65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2.8500000000018">
            <text:p>22.850</text:p>
          </table:table-cell>
          <table:table-cell table:formula="of:=[.$B$4]/([.$B$3]+[.$B$4])*[.A652]" office:value-type="float" office:value="1.37100000000011">
            <text:p>1.371</text:p>
          </table:table-cell>
          <table:table-cell/>
          <table:table-cell table:formula="of:=[.B652]/[.$E$3]" office:value-type="float" office:value="425.425454545488">
            <text:p>425</text:p>
          </table:table-cell>
          <table:table-cell table:formula="of:=DEC2HEX([.D652])" office:value-type="string" office:string-value="1A9">
            <text:p>1A9</text:p>
          </table:table-cell>
          <table:table-cell table:formula="of:=DEC2HEX([.D652]/4)" office:value-type="string" office:string-value="6A">
            <text:p>6A</text:p>
          </table:table-cell>
          <table:table-cell table:formula="of:=DEC2HEX(([.D652]-HEX2DEC([.F65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2.8000000000018">
            <text:p>22.800</text:p>
          </table:table-cell>
          <table:table-cell table:formula="of:=[.$B$4]/([.$B$3]+[.$B$4])*[.A653]" office:value-type="float" office:value="1.36800000000011">
            <text:p>1.368</text:p>
          </table:table-cell>
          <table:table-cell/>
          <table:table-cell table:formula="of:=[.B653]/[.$E$3]" office:value-type="float" office:value="424.494545454579">
            <text:p>424</text:p>
          </table:table-cell>
          <table:table-cell table:formula="of:=DEC2HEX([.D653])" office:value-type="string" office:string-value="1A8">
            <text:p>1A8</text:p>
          </table:table-cell>
          <table:table-cell table:formula="of:=DEC2HEX([.D653]/4)" office:value-type="string" office:string-value="6A">
            <text:p>6A</text:p>
          </table:table-cell>
          <table:table-cell table:formula="of:=DEC2HEX(([.D653]-HEX2DEC([.F65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.7500000000018">
            <text:p>22.750</text:p>
          </table:table-cell>
          <table:table-cell table:formula="of:=[.$B$4]/([.$B$3]+[.$B$4])*[.A654]" office:value-type="float" office:value="1.36500000000011">
            <text:p>1.365</text:p>
          </table:table-cell>
          <table:table-cell/>
          <table:table-cell table:formula="of:=[.B654]/[.$E$3]" office:value-type="float" office:value="423.56363636367">
            <text:p>424</text:p>
          </table:table-cell>
          <table:table-cell table:formula="of:=DEC2HEX([.D654])" office:value-type="string" office:string-value="1A7">
            <text:p>1A7</text:p>
          </table:table-cell>
          <table:table-cell table:formula="of:=DEC2HEX([.D654]/4)" office:value-type="string" office:string-value="69">
            <text:p>69</text:p>
          </table:table-cell>
          <table:table-cell table:formula="of:=DEC2HEX(([.D654]-HEX2DEC([.F65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2.7000000000018">
            <text:p>22.700</text:p>
          </table:table-cell>
          <table:table-cell table:formula="of:=[.$B$4]/([.$B$3]+[.$B$4])*[.A655]" office:value-type="float" office:value="1.36200000000011">
            <text:p>1.362</text:p>
          </table:table-cell>
          <table:table-cell/>
          <table:table-cell table:formula="of:=[.B655]/[.$E$3]" office:value-type="float" office:value="422.632727272761">
            <text:p>423</text:p>
          </table:table-cell>
          <table:table-cell table:formula="of:=DEC2HEX([.D655])" office:value-type="string" office:string-value="1A6">
            <text:p>1A6</text:p>
          </table:table-cell>
          <table:table-cell table:formula="of:=DEC2HEX([.D655]/4)" office:value-type="string" office:string-value="69">
            <text:p>69</text:p>
          </table:table-cell>
          <table:table-cell table:formula="of:=DEC2HEX(([.D655]-HEX2DEC([.F65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2.6500000000018">
            <text:p>22.650</text:p>
          </table:table-cell>
          <table:table-cell table:formula="of:=[.$B$4]/([.$B$3]+[.$B$4])*[.A656]" office:value-type="float" office:value="1.35900000000011">
            <text:p>1.359</text:p>
          </table:table-cell>
          <table:table-cell/>
          <table:table-cell table:formula="of:=[.B656]/[.$E$3]" office:value-type="float" office:value="421.701818181852">
            <text:p>422</text:p>
          </table:table-cell>
          <table:table-cell table:formula="of:=DEC2HEX([.D656])" office:value-type="string" office:string-value="1A5">
            <text:p>1A5</text:p>
          </table:table-cell>
          <table:table-cell table:formula="of:=DEC2HEX([.D656]/4)" office:value-type="string" office:string-value="69">
            <text:p>69</text:p>
          </table:table-cell>
          <table:table-cell table:formula="of:=DEC2HEX(([.D656]-HEX2DEC([.F65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2.6000000000018">
            <text:p>22.600</text:p>
          </table:table-cell>
          <table:table-cell table:formula="of:=[.$B$4]/([.$B$3]+[.$B$4])*[.A657]" office:value-type="float" office:value="1.35600000000011">
            <text:p>1.356</text:p>
          </table:table-cell>
          <table:table-cell/>
          <table:table-cell table:formula="of:=[.B657]/[.$E$3]" office:value-type="float" office:value="420.770909090943">
            <text:p>421</text:p>
          </table:table-cell>
          <table:table-cell table:formula="of:=DEC2HEX([.D657])" office:value-type="string" office:string-value="1A4">
            <text:p>1A4</text:p>
          </table:table-cell>
          <table:table-cell table:formula="of:=DEC2HEX([.D657]/4)" office:value-type="string" office:string-value="69">
            <text:p>69</text:p>
          </table:table-cell>
          <table:table-cell table:formula="of:=DEC2HEX(([.D657]-HEX2DEC([.F65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.5500000000018">
            <text:p>22.550</text:p>
          </table:table-cell>
          <table:table-cell table:formula="of:=[.$B$4]/([.$B$3]+[.$B$4])*[.A658]" office:value-type="float" office:value="1.35300000000011">
            <text:p>1.353</text:p>
          </table:table-cell>
          <table:table-cell/>
          <table:table-cell table:formula="of:=[.B658]/[.$E$3]" office:value-type="float" office:value="419.840000000034">
            <text:p>420</text:p>
          </table:table-cell>
          <table:table-cell table:formula="of:=DEC2HEX([.D658])" office:value-type="string" office:string-value="1A3">
            <text:p>1A3</text:p>
          </table:table-cell>
          <table:table-cell table:formula="of:=DEC2HEX([.D658]/4)" office:value-type="string" office:string-value="68">
            <text:p>68</text:p>
          </table:table-cell>
          <table:table-cell table:formula="of:=DEC2HEX(([.D658]-HEX2DEC([.F65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2.5000000000018">
            <text:p>22.500</text:p>
          </table:table-cell>
          <table:table-cell table:formula="of:=[.$B$4]/([.$B$3]+[.$B$4])*[.A659]" office:value-type="float" office:value="1.35000000000011">
            <text:p>1.350</text:p>
          </table:table-cell>
          <table:table-cell/>
          <table:table-cell table:formula="of:=[.B659]/[.$E$3]" office:value-type="float" office:value="418.909090909125">
            <text:p>419</text:p>
          </table:table-cell>
          <table:table-cell table:formula="of:=DEC2HEX([.D659])" office:value-type="string" office:string-value="1A2">
            <text:p>1A2</text:p>
          </table:table-cell>
          <table:table-cell table:formula="of:=DEC2HEX([.D659]/4)" office:value-type="string" office:string-value="68">
            <text:p>68</text:p>
          </table:table-cell>
          <table:table-cell table:formula="of:=DEC2HEX(([.D659]-HEX2DEC([.F65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2.4500000000018">
            <text:p>22.450</text:p>
          </table:table-cell>
          <table:table-cell table:formula="of:=[.$B$4]/([.$B$3]+[.$B$4])*[.A660]" office:value-type="float" office:value="1.34700000000011">
            <text:p>1.347</text:p>
          </table:table-cell>
          <table:table-cell/>
          <table:table-cell table:formula="of:=[.B660]/[.$E$3]" office:value-type="float" office:value="417.978181818215">
            <text:p>418</text:p>
          </table:table-cell>
          <table:table-cell table:formula="of:=DEC2HEX([.D660])" office:value-type="string" office:string-value="1A1">
            <text:p>1A1</text:p>
          </table:table-cell>
          <table:table-cell table:formula="of:=DEC2HEX([.D660]/4)" office:value-type="string" office:string-value="68">
            <text:p>68</text:p>
          </table:table-cell>
          <table:table-cell table:formula="of:=DEC2HEX(([.D660]-HEX2DEC([.F66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2.4000000000019">
            <text:p>22.400</text:p>
          </table:table-cell>
          <table:table-cell table:formula="of:=[.$B$4]/([.$B$3]+[.$B$4])*[.A661]" office:value-type="float" office:value="1.34400000000011">
            <text:p>1.344</text:p>
          </table:table-cell>
          <table:table-cell/>
          <table:table-cell table:formula="of:=[.B661]/[.$E$3]" office:value-type="float" office:value="417.047272727308">
            <text:p>417</text:p>
          </table:table-cell>
          <table:table-cell table:formula="of:=DEC2HEX([.D661])" office:value-type="string" office:string-value="1A1">
            <text:p>1A1</text:p>
          </table:table-cell>
          <table:table-cell table:formula="of:=DEC2HEX([.D661]/4)" office:value-type="string" office:string-value="68">
            <text:p>68</text:p>
          </table:table-cell>
          <table:table-cell table:formula="of:=DEC2HEX(([.D661]-HEX2DEC([.F66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2.3500000000019">
            <text:p>22.350</text:p>
          </table:table-cell>
          <table:table-cell table:formula="of:=[.$B$4]/([.$B$3]+[.$B$4])*[.A662]" office:value-type="float" office:value="1.34100000000011">
            <text:p>1.341</text:p>
          </table:table-cell>
          <table:table-cell/>
          <table:table-cell table:formula="of:=[.B662]/[.$E$3]" office:value-type="float" office:value="416.116363636399">
            <text:p>416</text:p>
          </table:table-cell>
          <table:table-cell table:formula="of:=DEC2HEX([.D662])" office:value-type="string" office:string-value="1A0">
            <text:p>1A0</text:p>
          </table:table-cell>
          <table:table-cell table:formula="of:=DEC2HEX([.D662]/4)" office:value-type="string" office:string-value="68">
            <text:p>68</text:p>
          </table:table-cell>
          <table:table-cell table:formula="of:=DEC2HEX(([.D662]-HEX2DEC([.F66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.3000000000019">
            <text:p>22.300</text:p>
          </table:table-cell>
          <table:table-cell table:formula="of:=[.$B$4]/([.$B$3]+[.$B$4])*[.A663]" office:value-type="float" office:value="1.33800000000011">
            <text:p>1.338</text:p>
          </table:table-cell>
          <table:table-cell/>
          <table:table-cell table:formula="of:=[.B663]/[.$E$3]" office:value-type="float" office:value="415.18545454549">
            <text:p>415</text:p>
          </table:table-cell>
          <table:table-cell table:formula="of:=DEC2HEX([.D663])" office:value-type="string" office:string-value="19F">
            <text:p>19F</text:p>
          </table:table-cell>
          <table:table-cell table:formula="of:=DEC2HEX([.D663]/4)" office:value-type="string" office:string-value="67">
            <text:p>67</text:p>
          </table:table-cell>
          <table:table-cell table:formula="of:=DEC2HEX(([.D663]-HEX2DEC([.F66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2.2500000000019">
            <text:p>22.250</text:p>
          </table:table-cell>
          <table:table-cell table:formula="of:=[.$B$4]/([.$B$3]+[.$B$4])*[.A664]" office:value-type="float" office:value="1.33500000000011">
            <text:p>1.335</text:p>
          </table:table-cell>
          <table:table-cell/>
          <table:table-cell table:formula="of:=[.B664]/[.$E$3]" office:value-type="float" office:value="414.254545454581">
            <text:p>414</text:p>
          </table:table-cell>
          <table:table-cell table:formula="of:=DEC2HEX([.D664])" office:value-type="string" office:string-value="19E">
            <text:p>19E</text:p>
          </table:table-cell>
          <table:table-cell table:formula="of:=DEC2HEX([.D664]/4)" office:value-type="string" office:string-value="67">
            <text:p>67</text:p>
          </table:table-cell>
          <table:table-cell table:formula="of:=DEC2HEX(([.D664]-HEX2DEC([.F66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2.2000000000019">
            <text:p>22.200</text:p>
          </table:table-cell>
          <table:table-cell table:formula="of:=[.$B$4]/([.$B$3]+[.$B$4])*[.A665]" office:value-type="float" office:value="1.33200000000011">
            <text:p>1.332</text:p>
          </table:table-cell>
          <table:table-cell/>
          <table:table-cell table:formula="of:=[.B665]/[.$E$3]" office:value-type="float" office:value="413.323636363672">
            <text:p>413</text:p>
          </table:table-cell>
          <table:table-cell table:formula="of:=DEC2HEX([.D665])" office:value-type="string" office:string-value="19D">
            <text:p>19D</text:p>
          </table:table-cell>
          <table:table-cell table:formula="of:=DEC2HEX([.D665]/4)" office:value-type="string" office:string-value="67">
            <text:p>67</text:p>
          </table:table-cell>
          <table:table-cell table:formula="of:=DEC2HEX(([.D665]-HEX2DEC([.F66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2.1500000000019">
            <text:p>22.150</text:p>
          </table:table-cell>
          <table:table-cell table:formula="of:=[.$B$4]/([.$B$3]+[.$B$4])*[.A666]" office:value-type="float" office:value="1.32900000000011">
            <text:p>1.329</text:p>
          </table:table-cell>
          <table:table-cell/>
          <table:table-cell table:formula="of:=[.B666]/[.$E$3]" office:value-type="float" office:value="412.392727272763">
            <text:p>412</text:p>
          </table:table-cell>
          <table:table-cell table:formula="of:=DEC2HEX([.D666])" office:value-type="string" office:string-value="19C">
            <text:p>19C</text:p>
          </table:table-cell>
          <table:table-cell table:formula="of:=DEC2HEX([.D666]/4)" office:value-type="string" office:string-value="67">
            <text:p>67</text:p>
          </table:table-cell>
          <table:table-cell table:formula="of:=DEC2HEX(([.D666]-HEX2DEC([.F66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.1000000000019">
            <text:p>22.100</text:p>
          </table:table-cell>
          <table:table-cell table:formula="of:=[.$B$4]/([.$B$3]+[.$B$4])*[.A667]" office:value-type="float" office:value="1.32600000000011">
            <text:p>1.326</text:p>
          </table:table-cell>
          <table:table-cell/>
          <table:table-cell table:formula="of:=[.B667]/[.$E$3]" office:value-type="float" office:value="411.461818181854">
            <text:p>411</text:p>
          </table:table-cell>
          <table:table-cell table:formula="of:=DEC2HEX([.D667])" office:value-type="string" office:string-value="19B">
            <text:p>19B</text:p>
          </table:table-cell>
          <table:table-cell table:formula="of:=DEC2HEX([.D667]/4)" office:value-type="string" office:string-value="66">
            <text:p>66</text:p>
          </table:table-cell>
          <table:table-cell table:formula="of:=DEC2HEX(([.D667]-HEX2DEC([.F66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2.0500000000019">
            <text:p>22.050</text:p>
          </table:table-cell>
          <table:table-cell table:formula="of:=[.$B$4]/([.$B$3]+[.$B$4])*[.A668]" office:value-type="float" office:value="1.32300000000011">
            <text:p>1.323</text:p>
          </table:table-cell>
          <table:table-cell/>
          <table:table-cell table:formula="of:=[.B668]/[.$E$3]" office:value-type="float" office:value="410.530909090945">
            <text:p>411</text:p>
          </table:table-cell>
          <table:table-cell table:formula="of:=DEC2HEX([.D668])" office:value-type="string" office:string-value="19A">
            <text:p>19A</text:p>
          </table:table-cell>
          <table:table-cell table:formula="of:=DEC2HEX([.D668]/4)" office:value-type="string" office:string-value="66">
            <text:p>66</text:p>
          </table:table-cell>
          <table:table-cell table:formula="of:=DEC2HEX(([.D668]-HEX2DEC([.F66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2.0000000000019">
            <text:p>22.000</text:p>
          </table:table-cell>
          <table:table-cell table:formula="of:=[.$B$4]/([.$B$3]+[.$B$4])*[.A669]" office:value-type="float" office:value="1.32000000000011">
            <text:p>1.320</text:p>
          </table:table-cell>
          <table:table-cell/>
          <table:table-cell table:formula="of:=[.B669]/[.$E$3]" office:value-type="float" office:value="409.600000000035">
            <text:p>410</text:p>
          </table:table-cell>
          <table:table-cell table:formula="of:=DEC2HEX([.D669])" office:value-type="string" office:string-value="199">
            <text:p>199</text:p>
          </table:table-cell>
          <table:table-cell table:formula="of:=DEC2HEX([.D669]/4)" office:value-type="string" office:string-value="66">
            <text:p>66</text:p>
          </table:table-cell>
          <table:table-cell table:formula="of:=DEC2HEX(([.D669]-HEX2DEC([.F66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1.9500000000019">
            <text:p>21.950</text:p>
          </table:table-cell>
          <table:table-cell table:formula="of:=[.$B$4]/([.$B$3]+[.$B$4])*[.A670]" office:value-type="float" office:value="1.31700000000011">
            <text:p>1.317</text:p>
          </table:table-cell>
          <table:table-cell/>
          <table:table-cell table:formula="of:=[.B670]/[.$E$3]" office:value-type="float" office:value="408.669090909126">
            <text:p>409</text:p>
          </table:table-cell>
          <table:table-cell table:formula="of:=DEC2HEX([.D670])" office:value-type="string" office:string-value="198">
            <text:p>198</text:p>
          </table:table-cell>
          <table:table-cell table:formula="of:=DEC2HEX([.D670]/4)" office:value-type="string" office:string-value="66">
            <text:p>66</text:p>
          </table:table-cell>
          <table:table-cell table:formula="of:=DEC2HEX(([.D670]-HEX2DEC([.F67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.9000000000019">
            <text:p>21.900</text:p>
          </table:table-cell>
          <table:table-cell table:formula="of:=[.$B$4]/([.$B$3]+[.$B$4])*[.A671]" office:value-type="float" office:value="1.31400000000011">
            <text:p>1.314</text:p>
          </table:table-cell>
          <table:table-cell/>
          <table:table-cell table:formula="of:=[.B671]/[.$E$3]" office:value-type="float" office:value="407.738181818217">
            <text:p>408</text:p>
          </table:table-cell>
          <table:table-cell table:formula="of:=DEC2HEX([.D671])" office:value-type="string" office:string-value="197">
            <text:p>197</text:p>
          </table:table-cell>
          <table:table-cell table:formula="of:=DEC2HEX([.D671]/4)" office:value-type="string" office:string-value="65">
            <text:p>65</text:p>
          </table:table-cell>
          <table:table-cell table:formula="of:=DEC2HEX(([.D671]-HEX2DEC([.F67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1.8500000000019">
            <text:p>21.850</text:p>
          </table:table-cell>
          <table:table-cell table:formula="of:=[.$B$4]/([.$B$3]+[.$B$4])*[.A672]" office:value-type="float" office:value="1.31100000000011">
            <text:p>1.311</text:p>
          </table:table-cell>
          <table:table-cell/>
          <table:table-cell table:formula="of:=[.B672]/[.$E$3]" office:value-type="float" office:value="406.807272727308">
            <text:p>407</text:p>
          </table:table-cell>
          <table:table-cell table:formula="of:=DEC2HEX([.D672])" office:value-type="string" office:string-value="196">
            <text:p>196</text:p>
          </table:table-cell>
          <table:table-cell table:formula="of:=DEC2HEX([.D672]/4)" office:value-type="string" office:string-value="65">
            <text:p>65</text:p>
          </table:table-cell>
          <table:table-cell table:formula="of:=DEC2HEX(([.D672]-HEX2DEC([.F67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1.8000000000019">
            <text:p>21.800</text:p>
          </table:table-cell>
          <table:table-cell table:formula="of:=[.$B$4]/([.$B$3]+[.$B$4])*[.A673]" office:value-type="float" office:value="1.30800000000011">
            <text:p>1.308</text:p>
          </table:table-cell>
          <table:table-cell/>
          <table:table-cell table:formula="of:=[.B673]/[.$E$3]" office:value-type="float" office:value="405.876363636399">
            <text:p>406</text:p>
          </table:table-cell>
          <table:table-cell table:formula="of:=DEC2HEX([.D673])" office:value-type="string" office:string-value="195">
            <text:p>195</text:p>
          </table:table-cell>
          <table:table-cell table:formula="of:=DEC2HEX([.D673]/4)" office:value-type="string" office:string-value="65">
            <text:p>65</text:p>
          </table:table-cell>
          <table:table-cell table:formula="of:=DEC2HEX(([.D673]-HEX2DEC([.F67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1.7500000000019">
            <text:p>21.750</text:p>
          </table:table-cell>
          <table:table-cell table:formula="of:=[.$B$4]/([.$B$3]+[.$B$4])*[.A674]" office:value-type="float" office:value="1.30500000000011">
            <text:p>1.305</text:p>
          </table:table-cell>
          <table:table-cell/>
          <table:table-cell table:formula="of:=[.B674]/[.$E$3]" office:value-type="float" office:value="404.94545454549">
            <text:p>405</text:p>
          </table:table-cell>
          <table:table-cell table:formula="of:=DEC2HEX([.D674])" office:value-type="string" office:string-value="194">
            <text:p>194</text:p>
          </table:table-cell>
          <table:table-cell table:formula="of:=DEC2HEX([.D674]/4)" office:value-type="string" office:string-value="65">
            <text:p>65</text:p>
          </table:table-cell>
          <table:table-cell table:formula="of:=DEC2HEX(([.D674]-HEX2DEC([.F67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.7000000000019">
            <text:p>21.700</text:p>
          </table:table-cell>
          <table:table-cell table:formula="of:=[.$B$4]/([.$B$3]+[.$B$4])*[.A675]" office:value-type="float" office:value="1.30200000000011">
            <text:p>1.302</text:p>
          </table:table-cell>
          <table:table-cell/>
          <table:table-cell table:formula="of:=[.B675]/[.$E$3]" office:value-type="float" office:value="404.014545454581">
            <text:p>404</text:p>
          </table:table-cell>
          <table:table-cell table:formula="of:=DEC2HEX([.D675])" office:value-type="string" office:string-value="194">
            <text:p>194</text:p>
          </table:table-cell>
          <table:table-cell table:formula="of:=DEC2HEX([.D675]/4)" office:value-type="string" office:string-value="65">
            <text:p>65</text:p>
          </table:table-cell>
          <table:table-cell table:formula="of:=DEC2HEX(([.D675]-HEX2DEC([.F67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.6500000000019">
            <text:p>21.650</text:p>
          </table:table-cell>
          <table:table-cell table:formula="of:=[.$B$4]/([.$B$3]+[.$B$4])*[.A676]" office:value-type="float" office:value="1.29900000000011">
            <text:p>1.299</text:p>
          </table:table-cell>
          <table:table-cell/>
          <table:table-cell table:formula="of:=[.B676]/[.$E$3]" office:value-type="float" office:value="403.083636363672">
            <text:p>403</text:p>
          </table:table-cell>
          <table:table-cell table:formula="of:=DEC2HEX([.D676])" office:value-type="string" office:string-value="193">
            <text:p>193</text:p>
          </table:table-cell>
          <table:table-cell table:formula="of:=DEC2HEX([.D676]/4)" office:value-type="string" office:string-value="64">
            <text:p>64</text:p>
          </table:table-cell>
          <table:table-cell table:formula="of:=DEC2HEX(([.D676]-HEX2DEC([.F67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1.6000000000019">
            <text:p>21.600</text:p>
          </table:table-cell>
          <table:table-cell table:formula="of:=[.$B$4]/([.$B$3]+[.$B$4])*[.A677]" office:value-type="float" office:value="1.29600000000011">
            <text:p>1.296</text:p>
          </table:table-cell>
          <table:table-cell/>
          <table:table-cell table:formula="of:=[.B677]/[.$E$3]" office:value-type="float" office:value="402.152727272763">
            <text:p>402</text:p>
          </table:table-cell>
          <table:table-cell table:formula="of:=DEC2HEX([.D677])" office:value-type="string" office:string-value="192">
            <text:p>192</text:p>
          </table:table-cell>
          <table:table-cell table:formula="of:=DEC2HEX([.D677]/4)" office:value-type="string" office:string-value="64">
            <text:p>64</text:p>
          </table:table-cell>
          <table:table-cell table:formula="of:=DEC2HEX(([.D677]-HEX2DEC([.F67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1.5500000000019">
            <text:p>21.550</text:p>
          </table:table-cell>
          <table:table-cell table:formula="of:=[.$B$4]/([.$B$3]+[.$B$4])*[.A678]" office:value-type="float" office:value="1.29300000000011">
            <text:p>1.293</text:p>
          </table:table-cell>
          <table:table-cell/>
          <table:table-cell table:formula="of:=[.B678]/[.$E$3]" office:value-type="float" office:value="401.221818181854">
            <text:p>401</text:p>
          </table:table-cell>
          <table:table-cell table:formula="of:=DEC2HEX([.D678])" office:value-type="string" office:string-value="191">
            <text:p>191</text:p>
          </table:table-cell>
          <table:table-cell table:formula="of:=DEC2HEX([.D678]/4)" office:value-type="string" office:string-value="64">
            <text:p>64</text:p>
          </table:table-cell>
          <table:table-cell table:formula="of:=DEC2HEX(([.D678]-HEX2DEC([.F67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1.5000000000019">
            <text:p>21.500</text:p>
          </table:table-cell>
          <table:table-cell table:formula="of:=[.$B$4]/([.$B$3]+[.$B$4])*[.A679]" office:value-type="float" office:value="1.29000000000011">
            <text:p>1.290</text:p>
          </table:table-cell>
          <table:table-cell/>
          <table:table-cell table:formula="of:=[.B679]/[.$E$3]" office:value-type="float" office:value="400.290909090944">
            <text:p>400</text:p>
          </table:table-cell>
          <table:table-cell table:formula="of:=DEC2HEX([.D679])" office:value-type="string" office:string-value="190">
            <text:p>190</text:p>
          </table:table-cell>
          <table:table-cell table:formula="of:=DEC2HEX([.D679]/4)" office:value-type="string" office:string-value="64">
            <text:p>64</text:p>
          </table:table-cell>
          <table:table-cell table:formula="of:=DEC2HEX(([.D679]-HEX2DEC([.F67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.4500000000019">
            <text:p>21.450</text:p>
          </table:table-cell>
          <table:table-cell table:formula="of:=[.$B$4]/([.$B$3]+[.$B$4])*[.A680]" office:value-type="float" office:value="1.28700000000011">
            <text:p>1.287</text:p>
          </table:table-cell>
          <table:table-cell/>
          <table:table-cell table:formula="of:=[.B680]/[.$E$3]" office:value-type="float" office:value="399.360000000035">
            <text:p>399</text:p>
          </table:table-cell>
          <table:table-cell table:formula="of:=DEC2HEX([.D680])" office:value-type="string" office:string-value="18F">
            <text:p>18F</text:p>
          </table:table-cell>
          <table:table-cell table:formula="of:=DEC2HEX([.D680]/4)" office:value-type="string" office:string-value="63">
            <text:p>63</text:p>
          </table:table-cell>
          <table:table-cell table:formula="of:=DEC2HEX(([.D680]-HEX2DEC([.F68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1.4000000000019">
            <text:p>21.400</text:p>
          </table:table-cell>
          <table:table-cell table:formula="of:=[.$B$4]/([.$B$3]+[.$B$4])*[.A681]" office:value-type="float" office:value="1.28400000000011">
            <text:p>1.284</text:p>
          </table:table-cell>
          <table:table-cell/>
          <table:table-cell table:formula="of:=[.B681]/[.$E$3]" office:value-type="float" office:value="398.429090909126">
            <text:p>398</text:p>
          </table:table-cell>
          <table:table-cell table:formula="of:=DEC2HEX([.D681])" office:value-type="string" office:string-value="18E">
            <text:p>18E</text:p>
          </table:table-cell>
          <table:table-cell table:formula="of:=DEC2HEX([.D681]/4)" office:value-type="string" office:string-value="63">
            <text:p>63</text:p>
          </table:table-cell>
          <table:table-cell table:formula="of:=DEC2HEX(([.D681]-HEX2DEC([.F68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1.3500000000019">
            <text:p>21.350</text:p>
          </table:table-cell>
          <table:table-cell table:formula="of:=[.$B$4]/([.$B$3]+[.$B$4])*[.A682]" office:value-type="float" office:value="1.28100000000011">
            <text:p>1.281</text:p>
          </table:table-cell>
          <table:table-cell/>
          <table:table-cell table:formula="of:=[.B682]/[.$E$3]" office:value-type="float" office:value="397.498181818217">
            <text:p>397</text:p>
          </table:table-cell>
          <table:table-cell table:formula="of:=DEC2HEX([.D682])" office:value-type="string" office:string-value="18D">
            <text:p>18D</text:p>
          </table:table-cell>
          <table:table-cell table:formula="of:=DEC2HEX([.D682]/4)" office:value-type="string" office:string-value="63">
            <text:p>63</text:p>
          </table:table-cell>
          <table:table-cell table:formula="of:=DEC2HEX(([.D682]-HEX2DEC([.F68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1.3000000000019">
            <text:p>21.300</text:p>
          </table:table-cell>
          <table:table-cell table:formula="of:=[.$B$4]/([.$B$3]+[.$B$4])*[.A683]" office:value-type="float" office:value="1.27800000000011">
            <text:p>1.278</text:p>
          </table:table-cell>
          <table:table-cell/>
          <table:table-cell table:formula="of:=[.B683]/[.$E$3]" office:value-type="float" office:value="396.567272727308">
            <text:p>397</text:p>
          </table:table-cell>
          <table:table-cell table:formula="of:=DEC2HEX([.D683])" office:value-type="string" office:string-value="18C">
            <text:p>18C</text:p>
          </table:table-cell>
          <table:table-cell table:formula="of:=DEC2HEX([.D683]/4)" office:value-type="string" office:string-value="63">
            <text:p>63</text:p>
          </table:table-cell>
          <table:table-cell table:formula="of:=DEC2HEX(([.D683]-HEX2DEC([.F68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.2500000000019">
            <text:p>21.250</text:p>
          </table:table-cell>
          <table:table-cell table:formula="of:=[.$B$4]/([.$B$3]+[.$B$4])*[.A684]" office:value-type="float" office:value="1.27500000000011">
            <text:p>1.275</text:p>
          </table:table-cell>
          <table:table-cell/>
          <table:table-cell table:formula="of:=[.B684]/[.$E$3]" office:value-type="float" office:value="395.636363636399">
            <text:p>396</text:p>
          </table:table-cell>
          <table:table-cell table:formula="of:=DEC2HEX([.D684])" office:value-type="string" office:string-value="18B">
            <text:p>18B</text:p>
          </table:table-cell>
          <table:table-cell table:formula="of:=DEC2HEX([.D684]/4)" office:value-type="string" office:string-value="62">
            <text:p>62</text:p>
          </table:table-cell>
          <table:table-cell table:formula="of:=DEC2HEX(([.D684]-HEX2DEC([.F68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1.2000000000019">
            <text:p>21.200</text:p>
          </table:table-cell>
          <table:table-cell table:formula="of:=[.$B$4]/([.$B$3]+[.$B$4])*[.A685]" office:value-type="float" office:value="1.27200000000011">
            <text:p>1.272</text:p>
          </table:table-cell>
          <table:table-cell/>
          <table:table-cell table:formula="of:=[.B685]/[.$E$3]" office:value-type="float" office:value="394.70545454549">
            <text:p>395</text:p>
          </table:table-cell>
          <table:table-cell table:formula="of:=DEC2HEX([.D685])" office:value-type="string" office:string-value="18A">
            <text:p>18A</text:p>
          </table:table-cell>
          <table:table-cell table:formula="of:=DEC2HEX([.D685]/4)" office:value-type="string" office:string-value="62">
            <text:p>62</text:p>
          </table:table-cell>
          <table:table-cell table:formula="of:=DEC2HEX(([.D685]-HEX2DEC([.F68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1.1500000000019">
            <text:p>21.150</text:p>
          </table:table-cell>
          <table:table-cell table:formula="of:=[.$B$4]/([.$B$3]+[.$B$4])*[.A686]" office:value-type="float" office:value="1.26900000000011">
            <text:p>1.269</text:p>
          </table:table-cell>
          <table:table-cell/>
          <table:table-cell table:formula="of:=[.B686]/[.$E$3]" office:value-type="float" office:value="393.774545454581">
            <text:p>394</text:p>
          </table:table-cell>
          <table:table-cell table:formula="of:=DEC2HEX([.D686])" office:value-type="string" office:string-value="189">
            <text:p>189</text:p>
          </table:table-cell>
          <table:table-cell table:formula="of:=DEC2HEX([.D686]/4)" office:value-type="string" office:string-value="62">
            <text:p>62</text:p>
          </table:table-cell>
          <table:table-cell table:formula="of:=DEC2HEX(([.D686]-HEX2DEC([.F68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1.1000000000019">
            <text:p>21.100</text:p>
          </table:table-cell>
          <table:table-cell table:formula="of:=[.$B$4]/([.$B$3]+[.$B$4])*[.A687]" office:value-type="float" office:value="1.26600000000011">
            <text:p>1.266</text:p>
          </table:table-cell>
          <table:table-cell/>
          <table:table-cell table:formula="of:=[.B687]/[.$E$3]" office:value-type="float" office:value="392.843636363672">
            <text:p>393</text:p>
          </table:table-cell>
          <table:table-cell table:formula="of:=DEC2HEX([.D687])" office:value-type="string" office:string-value="188">
            <text:p>188</text:p>
          </table:table-cell>
          <table:table-cell table:formula="of:=DEC2HEX([.D687]/4)" office:value-type="string" office:string-value="62">
            <text:p>62</text:p>
          </table:table-cell>
          <table:table-cell table:formula="of:=DEC2HEX(([.D687]-HEX2DEC([.F68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.0500000000019">
            <text:p>21.050</text:p>
          </table:table-cell>
          <table:table-cell table:formula="of:=[.$B$4]/([.$B$3]+[.$B$4])*[.A688]" office:value-type="float" office:value="1.26300000000011">
            <text:p>1.263</text:p>
          </table:table-cell>
          <table:table-cell/>
          <table:table-cell table:formula="of:=[.B688]/[.$E$3]" office:value-type="float" office:value="391.912727272763">
            <text:p>392</text:p>
          </table:table-cell>
          <table:table-cell table:formula="of:=DEC2HEX([.D688])" office:value-type="string" office:string-value="187">
            <text:p>187</text:p>
          </table:table-cell>
          <table:table-cell table:formula="of:=DEC2HEX([.D688]/4)" office:value-type="string" office:string-value="61">
            <text:p>61</text:p>
          </table:table-cell>
          <table:table-cell table:formula="of:=DEC2HEX(([.D688]-HEX2DEC([.F68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1.0000000000019">
            <text:p>21.000</text:p>
          </table:table-cell>
          <table:table-cell table:formula="of:=[.$B$4]/([.$B$3]+[.$B$4])*[.A689]" office:value-type="float" office:value="1.26000000000011">
            <text:p>1.260</text:p>
          </table:table-cell>
          <table:table-cell/>
          <table:table-cell table:formula="of:=[.B689]/[.$E$3]" office:value-type="float" office:value="390.981818181854">
            <text:p>391</text:p>
          </table:table-cell>
          <table:table-cell table:formula="of:=DEC2HEX([.D689])" office:value-type="string" office:string-value="186">
            <text:p>186</text:p>
          </table:table-cell>
          <table:table-cell table:formula="of:=DEC2HEX([.D689]/4)" office:value-type="string" office:string-value="61">
            <text:p>61</text:p>
          </table:table-cell>
          <table:table-cell table:formula="of:=DEC2HEX(([.D689]-HEX2DEC([.F68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0.9500000000019">
            <text:p>20.950</text:p>
          </table:table-cell>
          <table:table-cell table:formula="of:=[.$B$4]/([.$B$3]+[.$B$4])*[.A690]" office:value-type="float" office:value="1.25700000000011">
            <text:p>1.257</text:p>
          </table:table-cell>
          <table:table-cell/>
          <table:table-cell table:formula="of:=[.B690]/[.$E$3]" office:value-type="float" office:value="390.050909090945">
            <text:p>390</text:p>
          </table:table-cell>
          <table:table-cell table:formula="of:=DEC2HEX([.D690])" office:value-type="string" office:string-value="186">
            <text:p>186</text:p>
          </table:table-cell>
          <table:table-cell table:formula="of:=DEC2HEX([.D690]/4)" office:value-type="string" office:string-value="61">
            <text:p>61</text:p>
          </table:table-cell>
          <table:table-cell table:formula="of:=DEC2HEX(([.D690]-HEX2DEC([.F69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0.9000000000019">
            <text:p>20.900</text:p>
          </table:table-cell>
          <table:table-cell table:formula="of:=[.$B$4]/([.$B$3]+[.$B$4])*[.A691]" office:value-type="float" office:value="1.25400000000011">
            <text:p>1.254</text:p>
          </table:table-cell>
          <table:table-cell/>
          <table:table-cell table:formula="of:=[.B691]/[.$E$3]" office:value-type="float" office:value="389.120000000035">
            <text:p>389</text:p>
          </table:table-cell>
          <table:table-cell table:formula="of:=DEC2HEX([.D691])" office:value-type="string" office:string-value="185">
            <text:p>185</text:p>
          </table:table-cell>
          <table:table-cell table:formula="of:=DEC2HEX([.D691]/4)" office:value-type="string" office:string-value="61">
            <text:p>61</text:p>
          </table:table-cell>
          <table:table-cell table:formula="of:=DEC2HEX(([.D691]-HEX2DEC([.F69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0.8500000000019">
            <text:p>20.850</text:p>
          </table:table-cell>
          <table:table-cell table:formula="of:=[.$B$4]/([.$B$3]+[.$B$4])*[.A692]" office:value-type="float" office:value="1.25100000000011">
            <text:p>1.251</text:p>
          </table:table-cell>
          <table:table-cell/>
          <table:table-cell table:formula="of:=[.B692]/[.$E$3]" office:value-type="float" office:value="388.189090909126">
            <text:p>388</text:p>
          </table:table-cell>
          <table:table-cell table:formula="of:=DEC2HEX([.D692])" office:value-type="string" office:string-value="184">
            <text:p>184</text:p>
          </table:table-cell>
          <table:table-cell table:formula="of:=DEC2HEX([.D692]/4)" office:value-type="string" office:string-value="61">
            <text:p>61</text:p>
          </table:table-cell>
          <table:table-cell table:formula="of:=DEC2HEX(([.D692]-HEX2DEC([.F69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.8000000000019">
            <text:p>20.800</text:p>
          </table:table-cell>
          <table:table-cell table:formula="of:=[.$B$4]/([.$B$3]+[.$B$4])*[.A693]" office:value-type="float" office:value="1.24800000000011">
            <text:p>1.248</text:p>
          </table:table-cell>
          <table:table-cell/>
          <table:table-cell table:formula="of:=[.B693]/[.$E$3]" office:value-type="float" office:value="387.258181818217">
            <text:p>387</text:p>
          </table:table-cell>
          <table:table-cell table:formula="of:=DEC2HEX([.D693])" office:value-type="string" office:string-value="183">
            <text:p>183</text:p>
          </table:table-cell>
          <table:table-cell table:formula="of:=DEC2HEX([.D693]/4)" office:value-type="string" office:string-value="60">
            <text:p>60</text:p>
          </table:table-cell>
          <table:table-cell table:formula="of:=DEC2HEX(([.D693]-HEX2DEC([.F69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0.7500000000019">
            <text:p>20.750</text:p>
          </table:table-cell>
          <table:table-cell table:formula="of:=[.$B$4]/([.$B$3]+[.$B$4])*[.A694]" office:value-type="float" office:value="1.24500000000011">
            <text:p>1.245</text:p>
          </table:table-cell>
          <table:table-cell/>
          <table:table-cell table:formula="of:=[.B694]/[.$E$3]" office:value-type="float" office:value="386.327272727308">
            <text:p>386</text:p>
          </table:table-cell>
          <table:table-cell table:formula="of:=DEC2HEX([.D694])" office:value-type="string" office:string-value="182">
            <text:p>182</text:p>
          </table:table-cell>
          <table:table-cell table:formula="of:=DEC2HEX([.D694]/4)" office:value-type="string" office:string-value="60">
            <text:p>60</text:p>
          </table:table-cell>
          <table:table-cell table:formula="of:=DEC2HEX(([.D694]-HEX2DEC([.F69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0.7000000000019">
            <text:p>20.700</text:p>
          </table:table-cell>
          <table:table-cell table:formula="of:=[.$B$4]/([.$B$3]+[.$B$4])*[.A695]" office:value-type="float" office:value="1.24200000000011">
            <text:p>1.242</text:p>
          </table:table-cell>
          <table:table-cell/>
          <table:table-cell table:formula="of:=[.B695]/[.$E$3]" office:value-type="float" office:value="385.396363636399">
            <text:p>385</text:p>
          </table:table-cell>
          <table:table-cell table:formula="of:=DEC2HEX([.D695])" office:value-type="string" office:string-value="181">
            <text:p>181</text:p>
          </table:table-cell>
          <table:table-cell table:formula="of:=DEC2HEX([.D695]/4)" office:value-type="string" office:string-value="60">
            <text:p>60</text:p>
          </table:table-cell>
          <table:table-cell table:formula="of:=DEC2HEX(([.D695]-HEX2DEC([.F69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0.650000000002">
            <text:p>20.650</text:p>
          </table:table-cell>
          <table:table-cell table:formula="of:=[.$B$4]/([.$B$3]+[.$B$4])*[.A696]" office:value-type="float" office:value="1.23900000000012">
            <text:p>1.239</text:p>
          </table:table-cell>
          <table:table-cell/>
          <table:table-cell table:formula="of:=[.B696]/[.$E$3]" office:value-type="float" office:value="384.465454545492">
            <text:p>384</text:p>
          </table:table-cell>
          <table:table-cell table:formula="of:=DEC2HEX([.D696])" office:value-type="string" office:string-value="180">
            <text:p>180</text:p>
          </table:table-cell>
          <table:table-cell table:formula="of:=DEC2HEX([.D696]/4)" office:value-type="string" office:string-value="60">
            <text:p>60</text:p>
          </table:table-cell>
          <table:table-cell table:formula="of:=DEC2HEX(([.D696]-HEX2DEC([.F69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.600000000002">
            <text:p>20.600</text:p>
          </table:table-cell>
          <table:table-cell table:formula="of:=[.$B$4]/([.$B$3]+[.$B$4])*[.A697]" office:value-type="float" office:value="1.23600000000012">
            <text:p>1.236</text:p>
          </table:table-cell>
          <table:table-cell/>
          <table:table-cell table:formula="of:=[.B697]/[.$E$3]" office:value-type="float" office:value="383.534545454583">
            <text:p>384</text:p>
          </table:table-cell>
          <table:table-cell table:formula="of:=DEC2HEX([.D697])" office:value-type="string" office:string-value="17F">
            <text:p>17F</text:p>
          </table:table-cell>
          <table:table-cell table:formula="of:=DEC2HEX([.D697]/4)" office:value-type="string" office:string-value="5F">
            <text:p>5F</text:p>
          </table:table-cell>
          <table:table-cell table:formula="of:=DEC2HEX(([.D697]-HEX2DEC([.F69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0.550000000002">
            <text:p>20.550</text:p>
          </table:table-cell>
          <table:table-cell table:formula="of:=[.$B$4]/([.$B$3]+[.$B$4])*[.A698]" office:value-type="float" office:value="1.23300000000012">
            <text:p>1.233</text:p>
          </table:table-cell>
          <table:table-cell/>
          <table:table-cell table:formula="of:=[.B698]/[.$E$3]" office:value-type="float" office:value="382.603636363674">
            <text:p>383</text:p>
          </table:table-cell>
          <table:table-cell table:formula="of:=DEC2HEX([.D698])" office:value-type="string" office:string-value="17E">
            <text:p>17E</text:p>
          </table:table-cell>
          <table:table-cell table:formula="of:=DEC2HEX([.D698]/4)" office:value-type="string" office:string-value="5F">
            <text:p>5F</text:p>
          </table:table-cell>
          <table:table-cell table:formula="of:=DEC2HEX(([.D698]-HEX2DEC([.F69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0.500000000002">
            <text:p>20.500</text:p>
          </table:table-cell>
          <table:table-cell table:formula="of:=[.$B$4]/([.$B$3]+[.$B$4])*[.A699]" office:value-type="float" office:value="1.23000000000012">
            <text:p>1.230</text:p>
          </table:table-cell>
          <table:table-cell/>
          <table:table-cell table:formula="of:=[.B699]/[.$E$3]" office:value-type="float" office:value="381.672727272765">
            <text:p>382</text:p>
          </table:table-cell>
          <table:table-cell table:formula="of:=DEC2HEX([.D699])" office:value-type="string" office:string-value="17D">
            <text:p>17D</text:p>
          </table:table-cell>
          <table:table-cell table:formula="of:=DEC2HEX([.D699]/4)" office:value-type="string" office:string-value="5F">
            <text:p>5F</text:p>
          </table:table-cell>
          <table:table-cell table:formula="of:=DEC2HEX(([.D699]-HEX2DEC([.F69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0.450000000002">
            <text:p>20.450</text:p>
          </table:table-cell>
          <table:table-cell table:formula="of:=[.$B$4]/([.$B$3]+[.$B$4])*[.A700]" office:value-type="float" office:value="1.22700000000012">
            <text:p>1.227</text:p>
          </table:table-cell>
          <table:table-cell/>
          <table:table-cell table:formula="of:=[.B700]/[.$E$3]" office:value-type="float" office:value="380.741818181855">
            <text:p>381</text:p>
          </table:table-cell>
          <table:table-cell table:formula="of:=DEC2HEX([.D700])" office:value-type="string" office:string-value="17C">
            <text:p>17C</text:p>
          </table:table-cell>
          <table:table-cell table:formula="of:=DEC2HEX([.D700]/4)" office:value-type="string" office:string-value="5F">
            <text:p>5F</text:p>
          </table:table-cell>
          <table:table-cell table:formula="of:=DEC2HEX(([.D700]-HEX2DEC([.F70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.400000000002">
            <text:p>20.400</text:p>
          </table:table-cell>
          <table:table-cell table:formula="of:=[.$B$4]/([.$B$3]+[.$B$4])*[.A701]" office:value-type="float" office:value="1.22400000000012">
            <text:p>1.224</text:p>
          </table:table-cell>
          <table:table-cell/>
          <table:table-cell table:formula="of:=[.B701]/[.$E$3]" office:value-type="float" office:value="379.810909090946">
            <text:p>380</text:p>
          </table:table-cell>
          <table:table-cell table:formula="of:=DEC2HEX([.D701])" office:value-type="string" office:string-value="17B">
            <text:p>17B</text:p>
          </table:table-cell>
          <table:table-cell table:formula="of:=DEC2HEX([.D701]/4)" office:value-type="string" office:string-value="5E">
            <text:p>5E</text:p>
          </table:table-cell>
          <table:table-cell table:formula="of:=DEC2HEX(([.D701]-HEX2DEC([.F70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0.350000000002">
            <text:p>20.350</text:p>
          </table:table-cell>
          <table:table-cell table:formula="of:=[.$B$4]/([.$B$3]+[.$B$4])*[.A702]" office:value-type="float" office:value="1.22100000000012">
            <text:p>1.221</text:p>
          </table:table-cell>
          <table:table-cell/>
          <table:table-cell table:formula="of:=[.B702]/[.$E$3]" office:value-type="float" office:value="378.880000000037">
            <text:p>379</text:p>
          </table:table-cell>
          <table:table-cell table:formula="of:=DEC2HEX([.D702])" office:value-type="string" office:string-value="17A">
            <text:p>17A</text:p>
          </table:table-cell>
          <table:table-cell table:formula="of:=DEC2HEX([.D702]/4)" office:value-type="string" office:string-value="5E">
            <text:p>5E</text:p>
          </table:table-cell>
          <table:table-cell table:formula="of:=DEC2HEX(([.D702]-HEX2DEC([.F70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0.300000000002">
            <text:p>20.300</text:p>
          </table:table-cell>
          <table:table-cell table:formula="of:=[.$B$4]/([.$B$3]+[.$B$4])*[.A703]" office:value-type="float" office:value="1.21800000000012">
            <text:p>1.218</text:p>
          </table:table-cell>
          <table:table-cell/>
          <table:table-cell table:formula="of:=[.B703]/[.$E$3]" office:value-type="float" office:value="377.949090909128">
            <text:p>378</text:p>
          </table:table-cell>
          <table:table-cell table:formula="of:=DEC2HEX([.D703])" office:value-type="string" office:string-value="179">
            <text:p>179</text:p>
          </table:table-cell>
          <table:table-cell table:formula="of:=DEC2HEX([.D703]/4)" office:value-type="string" office:string-value="5E">
            <text:p>5E</text:p>
          </table:table-cell>
          <table:table-cell table:formula="of:=DEC2HEX(([.D703]-HEX2DEC([.F70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0.250000000002">
            <text:p>20.250</text:p>
          </table:table-cell>
          <table:table-cell table:formula="of:=[.$B$4]/([.$B$3]+[.$B$4])*[.A704]" office:value-type="float" office:value="1.21500000000012">
            <text:p>1.215</text:p>
          </table:table-cell>
          <table:table-cell/>
          <table:table-cell table:formula="of:=[.B704]/[.$E$3]" office:value-type="float" office:value="377.018181818219">
            <text:p>377</text:p>
          </table:table-cell>
          <table:table-cell table:formula="of:=DEC2HEX([.D704])" office:value-type="string" office:string-value="179">
            <text:p>179</text:p>
          </table:table-cell>
          <table:table-cell table:formula="of:=DEC2HEX([.D704]/4)" office:value-type="string" office:string-value="5E">
            <text:p>5E</text:p>
          </table:table-cell>
          <table:table-cell table:formula="of:=DEC2HEX(([.D704]-HEX2DEC([.F70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0.200000000002">
            <text:p>20.200</text:p>
          </table:table-cell>
          <table:table-cell table:formula="of:=[.$B$4]/([.$B$3]+[.$B$4])*[.A705]" office:value-type="float" office:value="1.21200000000012">
            <text:p>1.212</text:p>
          </table:table-cell>
          <table:table-cell/>
          <table:table-cell table:formula="of:=[.B705]/[.$E$3]" office:value-type="float" office:value="376.08727272731">
            <text:p>376</text:p>
          </table:table-cell>
          <table:table-cell table:formula="of:=DEC2HEX([.D705])" office:value-type="string" office:string-value="178">
            <text:p>178</text:p>
          </table:table-cell>
          <table:table-cell table:formula="of:=DEC2HEX([.D705]/4)" office:value-type="string" office:string-value="5E">
            <text:p>5E</text:p>
          </table:table-cell>
          <table:table-cell table:formula="of:=DEC2HEX(([.D705]-HEX2DEC([.F70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.150000000002">
            <text:p>20.150</text:p>
          </table:table-cell>
          <table:table-cell table:formula="of:=[.$B$4]/([.$B$3]+[.$B$4])*[.A706]" office:value-type="float" office:value="1.20900000000012">
            <text:p>1.209</text:p>
          </table:table-cell>
          <table:table-cell/>
          <table:table-cell table:formula="of:=[.B706]/[.$E$3]" office:value-type="float" office:value="375.156363636401">
            <text:p>375</text:p>
          </table:table-cell>
          <table:table-cell table:formula="of:=DEC2HEX([.D706])" office:value-type="string" office:string-value="177">
            <text:p>177</text:p>
          </table:table-cell>
          <table:table-cell table:formula="of:=DEC2HEX([.D706]/4)" office:value-type="string" office:string-value="5D">
            <text:p>5D</text:p>
          </table:table-cell>
          <table:table-cell table:formula="of:=DEC2HEX(([.D706]-HEX2DEC([.F70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0.100000000002">
            <text:p>20.100</text:p>
          </table:table-cell>
          <table:table-cell table:formula="of:=[.$B$4]/([.$B$3]+[.$B$4])*[.A707]" office:value-type="float" office:value="1.20600000000012">
            <text:p>1.206</text:p>
          </table:table-cell>
          <table:table-cell/>
          <table:table-cell table:formula="of:=[.B707]/[.$E$3]" office:value-type="float" office:value="374.225454545492">
            <text:p>374</text:p>
          </table:table-cell>
          <table:table-cell table:formula="of:=DEC2HEX([.D707])" office:value-type="string" office:string-value="176">
            <text:p>176</text:p>
          </table:table-cell>
          <table:table-cell table:formula="of:=DEC2HEX([.D707]/4)" office:value-type="string" office:string-value="5D">
            <text:p>5D</text:p>
          </table:table-cell>
          <table:table-cell table:formula="of:=DEC2HEX(([.D707]-HEX2DEC([.F70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0.050000000002">
            <text:p>20.050</text:p>
          </table:table-cell>
          <table:table-cell table:formula="of:=[.$B$4]/([.$B$3]+[.$B$4])*[.A708]" office:value-type="float" office:value="1.20300000000012">
            <text:p>1.203</text:p>
          </table:table-cell>
          <table:table-cell/>
          <table:table-cell table:formula="of:=[.B708]/[.$E$3]" office:value-type="float" office:value="373.294545454583">
            <text:p>373</text:p>
          </table:table-cell>
          <table:table-cell table:formula="of:=DEC2HEX([.D708])" office:value-type="string" office:string-value="175">
            <text:p>175</text:p>
          </table:table-cell>
          <table:table-cell table:formula="of:=DEC2HEX([.D708]/4)" office:value-type="string" office:string-value="5D">
            <text:p>5D</text:p>
          </table:table-cell>
          <table:table-cell table:formula="of:=DEC2HEX(([.D708]-HEX2DEC([.F70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0.000000000002">
            <text:p>20.000</text:p>
          </table:table-cell>
          <table:table-cell table:formula="of:=[.$B$4]/([.$B$3]+[.$B$4])*[.A709]" office:value-type="float" office:value="1.20000000000012">
            <text:p>1.200</text:p>
          </table:table-cell>
          <table:table-cell/>
          <table:table-cell table:formula="of:=[.B709]/[.$E$3]" office:value-type="float" office:value="372.363636363674">
            <text:p>372</text:p>
          </table:table-cell>
          <table:table-cell table:formula="of:=DEC2HEX([.D709])" office:value-type="string" office:string-value="174">
            <text:p>174</text:p>
          </table:table-cell>
          <table:table-cell table:formula="of:=DEC2HEX([.D709]/4)" office:value-type="string" office:string-value="5D">
            <text:p>5D</text:p>
          </table:table-cell>
          <table:table-cell table:formula="of:=DEC2HEX(([.D709]-HEX2DEC([.F70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.950000000002">
            <text:p>19.950</text:p>
          </table:table-cell>
          <table:table-cell table:formula="of:=[.$B$4]/([.$B$3]+[.$B$4])*[.A710]" office:value-type="float" office:value="1.19700000000012">
            <text:p>1.197</text:p>
          </table:table-cell>
          <table:table-cell/>
          <table:table-cell table:formula="of:=[.B710]/[.$E$3]" office:value-type="float" office:value="371.432727272765">
            <text:p>371</text:p>
          </table:table-cell>
          <table:table-cell table:formula="of:=DEC2HEX([.D710])" office:value-type="string" office:string-value="173">
            <text:p>173</text:p>
          </table:table-cell>
          <table:table-cell table:formula="of:=DEC2HEX([.D710]/4)" office:value-type="string" office:string-value="5C">
            <text:p>5C</text:p>
          </table:table-cell>
          <table:table-cell table:formula="of:=DEC2HEX(([.D710]-HEX2DEC([.F71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9.900000000002">
            <text:p>19.900</text:p>
          </table:table-cell>
          <table:table-cell table:formula="of:=[.$B$4]/([.$B$3]+[.$B$4])*[.A711]" office:value-type="float" office:value="1.19400000000012">
            <text:p>1.194</text:p>
          </table:table-cell>
          <table:table-cell/>
          <table:table-cell table:formula="of:=[.B711]/[.$E$3]" office:value-type="float" office:value="370.501818181855">
            <text:p>371</text:p>
          </table:table-cell>
          <table:table-cell table:formula="of:=DEC2HEX([.D711])" office:value-type="string" office:string-value="172">
            <text:p>172</text:p>
          </table:table-cell>
          <table:table-cell table:formula="of:=DEC2HEX([.D711]/4)" office:value-type="string" office:string-value="5C">
            <text:p>5C</text:p>
          </table:table-cell>
          <table:table-cell table:formula="of:=DEC2HEX(([.D711]-HEX2DEC([.F71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.850000000002">
            <text:p>19.850</text:p>
          </table:table-cell>
          <table:table-cell table:formula="of:=[.$B$4]/([.$B$3]+[.$B$4])*[.A712]" office:value-type="float" office:value="1.19100000000012">
            <text:p>1.191</text:p>
          </table:table-cell>
          <table:table-cell/>
          <table:table-cell table:formula="of:=[.B712]/[.$E$3]" office:value-type="float" office:value="369.570909090946">
            <text:p>370</text:p>
          </table:table-cell>
          <table:table-cell table:formula="of:=DEC2HEX([.D712])" office:value-type="string" office:string-value="171">
            <text:p>171</text:p>
          </table:table-cell>
          <table:table-cell table:formula="of:=DEC2HEX([.D712]/4)" office:value-type="string" office:string-value="5C">
            <text:p>5C</text:p>
          </table:table-cell>
          <table:table-cell table:formula="of:=DEC2HEX(([.D712]-HEX2DEC([.F71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.800000000002">
            <text:p>19.800</text:p>
          </table:table-cell>
          <table:table-cell table:formula="of:=[.$B$4]/([.$B$3]+[.$B$4])*[.A713]" office:value-type="float" office:value="1.18800000000012">
            <text:p>1.188</text:p>
          </table:table-cell>
          <table:table-cell/>
          <table:table-cell table:formula="of:=[.B713]/[.$E$3]" office:value-type="float" office:value="368.640000000037">
            <text:p>369</text:p>
          </table:table-cell>
          <table:table-cell table:formula="of:=DEC2HEX([.D713])" office:value-type="string" office:string-value="170">
            <text:p>170</text:p>
          </table:table-cell>
          <table:table-cell table:formula="of:=DEC2HEX([.D713]/4)" office:value-type="string" office:string-value="5C">
            <text:p>5C</text:p>
          </table:table-cell>
          <table:table-cell table:formula="of:=DEC2HEX(([.D713]-HEX2DEC([.F71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.750000000002">
            <text:p>19.750</text:p>
          </table:table-cell>
          <table:table-cell table:formula="of:=[.$B$4]/([.$B$3]+[.$B$4])*[.A714]" office:value-type="float" office:value="1.18500000000012">
            <text:p>1.185</text:p>
          </table:table-cell>
          <table:table-cell/>
          <table:table-cell table:formula="of:=[.B714]/[.$E$3]" office:value-type="float" office:value="367.709090909128">
            <text:p>368</text:p>
          </table:table-cell>
          <table:table-cell table:formula="of:=DEC2HEX([.D714])" office:value-type="string" office:string-value="16F">
            <text:p>16F</text:p>
          </table:table-cell>
          <table:table-cell table:formula="of:=DEC2HEX([.D714]/4)" office:value-type="string" office:string-value="5B">
            <text:p>5B</text:p>
          </table:table-cell>
          <table:table-cell table:formula="of:=DEC2HEX(([.D714]-HEX2DEC([.F71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9.700000000002">
            <text:p>19.700</text:p>
          </table:table-cell>
          <table:table-cell table:formula="of:=[.$B$4]/([.$B$3]+[.$B$4])*[.A715]" office:value-type="float" office:value="1.18200000000012">
            <text:p>1.182</text:p>
          </table:table-cell>
          <table:table-cell/>
          <table:table-cell table:formula="of:=[.B715]/[.$E$3]" office:value-type="float" office:value="366.778181818219">
            <text:p>367</text:p>
          </table:table-cell>
          <table:table-cell table:formula="of:=DEC2HEX([.D715])" office:value-type="string" office:string-value="16E">
            <text:p>16E</text:p>
          </table:table-cell>
          <table:table-cell table:formula="of:=DEC2HEX([.D715]/4)" office:value-type="string" office:string-value="5B">
            <text:p>5B</text:p>
          </table:table-cell>
          <table:table-cell table:formula="of:=DEC2HEX(([.D715]-HEX2DEC([.F71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.650000000002">
            <text:p>19.650</text:p>
          </table:table-cell>
          <table:table-cell table:formula="of:=[.$B$4]/([.$B$3]+[.$B$4])*[.A716]" office:value-type="float" office:value="1.17900000000012">
            <text:p>1.179</text:p>
          </table:table-cell>
          <table:table-cell/>
          <table:table-cell table:formula="of:=[.B716]/[.$E$3]" office:value-type="float" office:value="365.84727272731">
            <text:p>366</text:p>
          </table:table-cell>
          <table:table-cell table:formula="of:=DEC2HEX([.D716])" office:value-type="string" office:string-value="16D">
            <text:p>16D</text:p>
          </table:table-cell>
          <table:table-cell table:formula="of:=DEC2HEX([.D716]/4)" office:value-type="string" office:string-value="5B">
            <text:p>5B</text:p>
          </table:table-cell>
          <table:table-cell table:formula="of:=DEC2HEX(([.D716]-HEX2DEC([.F71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.600000000002">
            <text:p>19.600</text:p>
          </table:table-cell>
          <table:table-cell table:formula="of:=[.$B$4]/([.$B$3]+[.$B$4])*[.A717]" office:value-type="float" office:value="1.17600000000012">
            <text:p>1.176</text:p>
          </table:table-cell>
          <table:table-cell/>
          <table:table-cell table:formula="of:=[.B717]/[.$E$3]" office:value-type="float" office:value="364.916363636401">
            <text:p>365</text:p>
          </table:table-cell>
          <table:table-cell table:formula="of:=DEC2HEX([.D717])" office:value-type="string" office:string-value="16C">
            <text:p>16C</text:p>
          </table:table-cell>
          <table:table-cell table:formula="of:=DEC2HEX([.D717]/4)" office:value-type="string" office:string-value="5B">
            <text:p>5B</text:p>
          </table:table-cell>
          <table:table-cell table:formula="of:=DEC2HEX(([.D717]-HEX2DEC([.F71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.550000000002">
            <text:p>19.550</text:p>
          </table:table-cell>
          <table:table-cell table:formula="of:=[.$B$4]/([.$B$3]+[.$B$4])*[.A718]" office:value-type="float" office:value="1.17300000000012">
            <text:p>1.173</text:p>
          </table:table-cell>
          <table:table-cell/>
          <table:table-cell table:formula="of:=[.B718]/[.$E$3]" office:value-type="float" office:value="363.985454545492">
            <text:p>364</text:p>
          </table:table-cell>
          <table:table-cell table:formula="of:=DEC2HEX([.D718])" office:value-type="string" office:string-value="16B">
            <text:p>16B</text:p>
          </table:table-cell>
          <table:table-cell table:formula="of:=DEC2HEX([.D718]/4)" office:value-type="string" office:string-value="5A">
            <text:p>5A</text:p>
          </table:table-cell>
          <table:table-cell table:formula="of:=DEC2HEX(([.D718]-HEX2DEC([.F71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9.500000000002">
            <text:p>19.500</text:p>
          </table:table-cell>
          <table:table-cell table:formula="of:=[.$B$4]/([.$B$3]+[.$B$4])*[.A719]" office:value-type="float" office:value="1.17000000000012">
            <text:p>1.170</text:p>
          </table:table-cell>
          <table:table-cell/>
          <table:table-cell table:formula="of:=[.B719]/[.$E$3]" office:value-type="float" office:value="363.054545454583">
            <text:p>363</text:p>
          </table:table-cell>
          <table:table-cell table:formula="of:=DEC2HEX([.D719])" office:value-type="string" office:string-value="16B">
            <text:p>16B</text:p>
          </table:table-cell>
          <table:table-cell table:formula="of:=DEC2HEX([.D719]/4)" office:value-type="string" office:string-value="5A">
            <text:p>5A</text:p>
          </table:table-cell>
          <table:table-cell table:formula="of:=DEC2HEX(([.D719]-HEX2DEC([.F71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9.450000000002">
            <text:p>19.450</text:p>
          </table:table-cell>
          <table:table-cell table:formula="of:=[.$B$4]/([.$B$3]+[.$B$4])*[.A720]" office:value-type="float" office:value="1.16700000000012">
            <text:p>1.167</text:p>
          </table:table-cell>
          <table:table-cell/>
          <table:table-cell table:formula="of:=[.B720]/[.$E$3]" office:value-type="float" office:value="362.123636363674">
            <text:p>362</text:p>
          </table:table-cell>
          <table:table-cell table:formula="of:=DEC2HEX([.D720])" office:value-type="string" office:string-value="16A">
            <text:p>16A</text:p>
          </table:table-cell>
          <table:table-cell table:formula="of:=DEC2HEX([.D720]/4)" office:value-type="string" office:string-value="5A">
            <text:p>5A</text:p>
          </table:table-cell>
          <table:table-cell table:formula="of:=DEC2HEX(([.D720]-HEX2DEC([.F72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.400000000002">
            <text:p>19.400</text:p>
          </table:table-cell>
          <table:table-cell table:formula="of:=[.$B$4]/([.$B$3]+[.$B$4])*[.A721]" office:value-type="float" office:value="1.16400000000012">
            <text:p>1.164</text:p>
          </table:table-cell>
          <table:table-cell/>
          <table:table-cell table:formula="of:=[.B721]/[.$E$3]" office:value-type="float" office:value="361.192727272764">
            <text:p>361</text:p>
          </table:table-cell>
          <table:table-cell table:formula="of:=DEC2HEX([.D721])" office:value-type="string" office:string-value="169">
            <text:p>169</text:p>
          </table:table-cell>
          <table:table-cell table:formula="of:=DEC2HEX([.D721]/4)" office:value-type="string" office:string-value="5A">
            <text:p>5A</text:p>
          </table:table-cell>
          <table:table-cell table:formula="of:=DEC2HEX(([.D721]-HEX2DEC([.F72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.350000000002">
            <text:p>19.350</text:p>
          </table:table-cell>
          <table:table-cell table:formula="of:=[.$B$4]/([.$B$3]+[.$B$4])*[.A722]" office:value-type="float" office:value="1.16100000000012">
            <text:p>1.161</text:p>
          </table:table-cell>
          <table:table-cell/>
          <table:table-cell table:formula="of:=[.B722]/[.$E$3]" office:value-type="float" office:value="360.261818181855">
            <text:p>360</text:p>
          </table:table-cell>
          <table:table-cell table:formula="of:=DEC2HEX([.D722])" office:value-type="string" office:string-value="168">
            <text:p>168</text:p>
          </table:table-cell>
          <table:table-cell table:formula="of:=DEC2HEX([.D722]/4)" office:value-type="string" office:string-value="5A">
            <text:p>5A</text:p>
          </table:table-cell>
          <table:table-cell table:formula="of:=DEC2HEX(([.D722]-HEX2DEC([.F72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.300000000002">
            <text:p>19.300</text:p>
          </table:table-cell>
          <table:table-cell table:formula="of:=[.$B$4]/([.$B$3]+[.$B$4])*[.A723]" office:value-type="float" office:value="1.15800000000012">
            <text:p>1.158</text:p>
          </table:table-cell>
          <table:table-cell/>
          <table:table-cell table:formula="of:=[.B723]/[.$E$3]" office:value-type="float" office:value="359.330909090946">
            <text:p>359</text:p>
          </table:table-cell>
          <table:table-cell table:formula="of:=DEC2HEX([.D723])" office:value-type="string" office:string-value="167">
            <text:p>167</text:p>
          </table:table-cell>
          <table:table-cell table:formula="of:=DEC2HEX([.D723]/4)" office:value-type="string" office:string-value="59">
            <text:p>59</text:p>
          </table:table-cell>
          <table:table-cell table:formula="of:=DEC2HEX(([.D723]-HEX2DEC([.F72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9.250000000002">
            <text:p>19.250</text:p>
          </table:table-cell>
          <table:table-cell table:formula="of:=[.$B$4]/([.$B$3]+[.$B$4])*[.A724]" office:value-type="float" office:value="1.15500000000012">
            <text:p>1.155</text:p>
          </table:table-cell>
          <table:table-cell/>
          <table:table-cell table:formula="of:=[.B724]/[.$E$3]" office:value-type="float" office:value="358.400000000037">
            <text:p>358</text:p>
          </table:table-cell>
          <table:table-cell table:formula="of:=DEC2HEX([.D724])" office:value-type="string" office:string-value="166">
            <text:p>166</text:p>
          </table:table-cell>
          <table:table-cell table:formula="of:=DEC2HEX([.D724]/4)" office:value-type="string" office:string-value="59">
            <text:p>59</text:p>
          </table:table-cell>
          <table:table-cell table:formula="of:=DEC2HEX(([.D724]-HEX2DEC([.F72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.200000000002">
            <text:p>19.200</text:p>
          </table:table-cell>
          <table:table-cell table:formula="of:=[.$B$4]/([.$B$3]+[.$B$4])*[.A725]" office:value-type="float" office:value="1.15200000000012">
            <text:p>1.152</text:p>
          </table:table-cell>
          <table:table-cell/>
          <table:table-cell table:formula="of:=[.B725]/[.$E$3]" office:value-type="float" office:value="357.469090909128">
            <text:p>357</text:p>
          </table:table-cell>
          <table:table-cell table:formula="of:=DEC2HEX([.D725])" office:value-type="string" office:string-value="165">
            <text:p>165</text:p>
          </table:table-cell>
          <table:table-cell table:formula="of:=DEC2HEX([.D725]/4)" office:value-type="string" office:string-value="59">
            <text:p>59</text:p>
          </table:table-cell>
          <table:table-cell table:formula="of:=DEC2HEX(([.D725]-HEX2DEC([.F72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.150000000002">
            <text:p>19.150</text:p>
          </table:table-cell>
          <table:table-cell table:formula="of:=[.$B$4]/([.$B$3]+[.$B$4])*[.A726]" office:value-type="float" office:value="1.14900000000012">
            <text:p>1.149</text:p>
          </table:table-cell>
          <table:table-cell/>
          <table:table-cell table:formula="of:=[.B726]/[.$E$3]" office:value-type="float" office:value="356.538181818219">
            <text:p>357</text:p>
          </table:table-cell>
          <table:table-cell table:formula="of:=DEC2HEX([.D726])" office:value-type="string" office:string-value="164">
            <text:p>164</text:p>
          </table:table-cell>
          <table:table-cell table:formula="of:=DEC2HEX([.D726]/4)" office:value-type="string" office:string-value="59">
            <text:p>59</text:p>
          </table:table-cell>
          <table:table-cell table:formula="of:=DEC2HEX(([.D726]-HEX2DEC([.F72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.100000000002">
            <text:p>19.100</text:p>
          </table:table-cell>
          <table:table-cell table:formula="of:=[.$B$4]/([.$B$3]+[.$B$4])*[.A727]" office:value-type="float" office:value="1.14600000000012">
            <text:p>1.146</text:p>
          </table:table-cell>
          <table:table-cell/>
          <table:table-cell table:formula="of:=[.B727]/[.$E$3]" office:value-type="float" office:value="355.60727272731">
            <text:p>356</text:p>
          </table:table-cell>
          <table:table-cell table:formula="of:=DEC2HEX([.D727])" office:value-type="string" office:string-value="163">
            <text:p>163</text:p>
          </table:table-cell>
          <table:table-cell table:formula="of:=DEC2HEX([.D727]/4)" office:value-type="string" office:string-value="58">
            <text:p>58</text:p>
          </table:table-cell>
          <table:table-cell table:formula="of:=DEC2HEX(([.D727]-HEX2DEC([.F72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9.050000000002">
            <text:p>19.050</text:p>
          </table:table-cell>
          <table:table-cell table:formula="of:=[.$B$4]/([.$B$3]+[.$B$4])*[.A728]" office:value-type="float" office:value="1.14300000000012">
            <text:p>1.143</text:p>
          </table:table-cell>
          <table:table-cell/>
          <table:table-cell table:formula="of:=[.B728]/[.$E$3]" office:value-type="float" office:value="354.676363636401">
            <text:p>355</text:p>
          </table:table-cell>
          <table:table-cell table:formula="of:=DEC2HEX([.D728])" office:value-type="string" office:string-value="162">
            <text:p>162</text:p>
          </table:table-cell>
          <table:table-cell table:formula="of:=DEC2HEX([.D728]/4)" office:value-type="string" office:string-value="58">
            <text:p>58</text:p>
          </table:table-cell>
          <table:table-cell table:formula="of:=DEC2HEX(([.D728]-HEX2DEC([.F72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.000000000002">
            <text:p>19.000</text:p>
          </table:table-cell>
          <table:table-cell table:formula="of:=[.$B$4]/([.$B$3]+[.$B$4])*[.A729]" office:value-type="float" office:value="1.14000000000012">
            <text:p>1.140</text:p>
          </table:table-cell>
          <table:table-cell/>
          <table:table-cell table:formula="of:=[.B729]/[.$E$3]" office:value-type="float" office:value="353.745454545492">
            <text:p>354</text:p>
          </table:table-cell>
          <table:table-cell table:formula="of:=DEC2HEX([.D729])" office:value-type="string" office:string-value="161">
            <text:p>161</text:p>
          </table:table-cell>
          <table:table-cell table:formula="of:=DEC2HEX([.D729]/4)" office:value-type="string" office:string-value="58">
            <text:p>58</text:p>
          </table:table-cell>
          <table:table-cell table:formula="of:=DEC2HEX(([.D729]-HEX2DEC([.F72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.9500000000021">
            <text:p>18.950</text:p>
          </table:table-cell>
          <table:table-cell table:formula="of:=[.$B$4]/([.$B$3]+[.$B$4])*[.A730]" office:value-type="float" office:value="1.13700000000013">
            <text:p>1.137</text:p>
          </table:table-cell>
          <table:table-cell/>
          <table:table-cell table:formula="of:=[.B730]/[.$E$3]" office:value-type="float" office:value="352.814545454585">
            <text:p>353</text:p>
          </table:table-cell>
          <table:table-cell table:formula="of:=DEC2HEX([.D730])" office:value-type="string" office:string-value="160">
            <text:p>160</text:p>
          </table:table-cell>
          <table:table-cell table:formula="of:=DEC2HEX([.D730]/4)" office:value-type="string" office:string-value="58">
            <text:p>58</text:p>
          </table:table-cell>
          <table:table-cell table:formula="of:=DEC2HEX(([.D730]-HEX2DEC([.F73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.9000000000021">
            <text:p>18.900</text:p>
          </table:table-cell>
          <table:table-cell table:formula="of:=[.$B$4]/([.$B$3]+[.$B$4])*[.A731]" office:value-type="float" office:value="1.13400000000013">
            <text:p>1.134</text:p>
          </table:table-cell>
          <table:table-cell/>
          <table:table-cell table:formula="of:=[.B731]/[.$E$3]" office:value-type="float" office:value="351.883636363675">
            <text:p>352</text:p>
          </table:table-cell>
          <table:table-cell table:formula="of:=DEC2HEX([.D731])" office:value-type="string" office:string-value="15F">
            <text:p>15F</text:p>
          </table:table-cell>
          <table:table-cell table:formula="of:=DEC2HEX([.D731]/4)" office:value-type="string" office:string-value="57">
            <text:p>57</text:p>
          </table:table-cell>
          <table:table-cell table:formula="of:=DEC2HEX(([.D731]-HEX2DEC([.F73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.8500000000021">
            <text:p>18.850</text:p>
          </table:table-cell>
          <table:table-cell table:formula="of:=[.$B$4]/([.$B$3]+[.$B$4])*[.A732]" office:value-type="float" office:value="1.13100000000013">
            <text:p>1.131</text:p>
          </table:table-cell>
          <table:table-cell/>
          <table:table-cell table:formula="of:=[.B732]/[.$E$3]" office:value-type="float" office:value="350.952727272766">
            <text:p>351</text:p>
          </table:table-cell>
          <table:table-cell table:formula="of:=DEC2HEX([.D732])" office:value-type="string" office:string-value="15E">
            <text:p>15E</text:p>
          </table:table-cell>
          <table:table-cell table:formula="of:=DEC2HEX([.D732]/4)" office:value-type="string" office:string-value="57">
            <text:p>57</text:p>
          </table:table-cell>
          <table:table-cell table:formula="of:=DEC2HEX(([.D732]-HEX2DEC([.F73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.8000000000021">
            <text:p>18.800</text:p>
          </table:table-cell>
          <table:table-cell table:formula="of:=[.$B$4]/([.$B$3]+[.$B$4])*[.A733]" office:value-type="float" office:value="1.12800000000013">
            <text:p>1.128</text:p>
          </table:table-cell>
          <table:table-cell/>
          <table:table-cell table:formula="of:=[.B733]/[.$E$3]" office:value-type="float" office:value="350.021818181857">
            <text:p>350</text:p>
          </table:table-cell>
          <table:table-cell table:formula="of:=DEC2HEX([.D733])" office:value-type="string" office:string-value="15E">
            <text:p>15E</text:p>
          </table:table-cell>
          <table:table-cell table:formula="of:=DEC2HEX([.D733]/4)" office:value-type="string" office:string-value="57">
            <text:p>57</text:p>
          </table:table-cell>
          <table:table-cell table:formula="of:=DEC2HEX(([.D733]-HEX2DEC([.F73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.7500000000021">
            <text:p>18.750</text:p>
          </table:table-cell>
          <table:table-cell table:formula="of:=[.$B$4]/([.$B$3]+[.$B$4])*[.A734]" office:value-type="float" office:value="1.12500000000013">
            <text:p>1.125</text:p>
          </table:table-cell>
          <table:table-cell/>
          <table:table-cell table:formula="of:=[.B734]/[.$E$3]" office:value-type="float" office:value="349.090909090948">
            <text:p>349</text:p>
          </table:table-cell>
          <table:table-cell table:formula="of:=DEC2HEX([.D734])" office:value-type="string" office:string-value="15D">
            <text:p>15D</text:p>
          </table:table-cell>
          <table:table-cell table:formula="of:=DEC2HEX([.D734]/4)" office:value-type="string" office:string-value="57">
            <text:p>57</text:p>
          </table:table-cell>
          <table:table-cell table:formula="of:=DEC2HEX(([.D734]-HEX2DEC([.F73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.7000000000021">
            <text:p>18.700</text:p>
          </table:table-cell>
          <table:table-cell table:formula="of:=[.$B$4]/([.$B$3]+[.$B$4])*[.A735]" office:value-type="float" office:value="1.12200000000013">
            <text:p>1.122</text:p>
          </table:table-cell>
          <table:table-cell/>
          <table:table-cell table:formula="of:=[.B735]/[.$E$3]" office:value-type="float" office:value="348.160000000039">
            <text:p>348</text:p>
          </table:table-cell>
          <table:table-cell table:formula="of:=DEC2HEX([.D735])" office:value-type="string" office:string-value="15C">
            <text:p>15C</text:p>
          </table:table-cell>
          <table:table-cell table:formula="of:=DEC2HEX([.D735]/4)" office:value-type="string" office:string-value="57">
            <text:p>57</text:p>
          </table:table-cell>
          <table:table-cell table:formula="of:=DEC2HEX(([.D735]-HEX2DEC([.F73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.6500000000021">
            <text:p>18.650</text:p>
          </table:table-cell>
          <table:table-cell table:formula="of:=[.$B$4]/([.$B$3]+[.$B$4])*[.A736]" office:value-type="float" office:value="1.11900000000013">
            <text:p>1.119</text:p>
          </table:table-cell>
          <table:table-cell/>
          <table:table-cell table:formula="of:=[.B736]/[.$E$3]" office:value-type="float" office:value="347.22909090913">
            <text:p>347</text:p>
          </table:table-cell>
          <table:table-cell table:formula="of:=DEC2HEX([.D736])" office:value-type="string" office:string-value="15B">
            <text:p>15B</text:p>
          </table:table-cell>
          <table:table-cell table:formula="of:=DEC2HEX([.D736]/4)" office:value-type="string" office:string-value="56">
            <text:p>56</text:p>
          </table:table-cell>
          <table:table-cell table:formula="of:=DEC2HEX(([.D736]-HEX2DEC([.F73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.6000000000021">
            <text:p>18.600</text:p>
          </table:table-cell>
          <table:table-cell table:formula="of:=[.$B$4]/([.$B$3]+[.$B$4])*[.A737]" office:value-type="float" office:value="1.11600000000013">
            <text:p>1.116</text:p>
          </table:table-cell>
          <table:table-cell/>
          <table:table-cell table:formula="of:=[.B737]/[.$E$3]" office:value-type="float" office:value="346.298181818221">
            <text:p>346</text:p>
          </table:table-cell>
          <table:table-cell table:formula="of:=DEC2HEX([.D737])" office:value-type="string" office:string-value="15A">
            <text:p>15A</text:p>
          </table:table-cell>
          <table:table-cell table:formula="of:=DEC2HEX([.D737]/4)" office:value-type="string" office:string-value="56">
            <text:p>56</text:p>
          </table:table-cell>
          <table:table-cell table:formula="of:=DEC2HEX(([.D737]-HEX2DEC([.F73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.5500000000021">
            <text:p>18.550</text:p>
          </table:table-cell>
          <table:table-cell table:formula="of:=[.$B$4]/([.$B$3]+[.$B$4])*[.A738]" office:value-type="float" office:value="1.11300000000013">
            <text:p>1.113</text:p>
          </table:table-cell>
          <table:table-cell/>
          <table:table-cell table:formula="of:=[.B738]/[.$E$3]" office:value-type="float" office:value="345.367272727312">
            <text:p>345</text:p>
          </table:table-cell>
          <table:table-cell table:formula="of:=DEC2HEX([.D738])" office:value-type="string" office:string-value="159">
            <text:p>159</text:p>
          </table:table-cell>
          <table:table-cell table:formula="of:=DEC2HEX([.D738]/4)" office:value-type="string" office:string-value="56">
            <text:p>56</text:p>
          </table:table-cell>
          <table:table-cell table:formula="of:=DEC2HEX(([.D738]-HEX2DEC([.F73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.5000000000021">
            <text:p>18.500</text:p>
          </table:table-cell>
          <table:table-cell table:formula="of:=[.$B$4]/([.$B$3]+[.$B$4])*[.A739]" office:value-type="float" office:value="1.11000000000013">
            <text:p>1.110</text:p>
          </table:table-cell>
          <table:table-cell/>
          <table:table-cell table:formula="of:=[.B739]/[.$E$3]" office:value-type="float" office:value="344.436363636403">
            <text:p>344</text:p>
          </table:table-cell>
          <table:table-cell table:formula="of:=DEC2HEX([.D739])" office:value-type="string" office:string-value="158">
            <text:p>158</text:p>
          </table:table-cell>
          <table:table-cell table:formula="of:=DEC2HEX([.D739]/4)" office:value-type="string" office:string-value="56">
            <text:p>56</text:p>
          </table:table-cell>
          <table:table-cell table:formula="of:=DEC2HEX(([.D739]-HEX2DEC([.F73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.4500000000021">
            <text:p>18.450</text:p>
          </table:table-cell>
          <table:table-cell table:formula="of:=[.$B$4]/([.$B$3]+[.$B$4])*[.A740]" office:value-type="float" office:value="1.10700000000013">
            <text:p>1.107</text:p>
          </table:table-cell>
          <table:table-cell/>
          <table:table-cell table:formula="of:=[.B740]/[.$E$3]" office:value-type="float" office:value="343.505454545494">
            <text:p>344</text:p>
          </table:table-cell>
          <table:table-cell table:formula="of:=DEC2HEX([.D740])" office:value-type="string" office:string-value="157">
            <text:p>157</text:p>
          </table:table-cell>
          <table:table-cell table:formula="of:=DEC2HEX([.D740]/4)" office:value-type="string" office:string-value="55">
            <text:p>55</text:p>
          </table:table-cell>
          <table:table-cell table:formula="of:=DEC2HEX(([.D740]-HEX2DEC([.F74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.4000000000021">
            <text:p>18.400</text:p>
          </table:table-cell>
          <table:table-cell table:formula="of:=[.$B$4]/([.$B$3]+[.$B$4])*[.A741]" office:value-type="float" office:value="1.10400000000013">
            <text:p>1.104</text:p>
          </table:table-cell>
          <table:table-cell/>
          <table:table-cell table:formula="of:=[.B741]/[.$E$3]" office:value-type="float" office:value="342.574545454585">
            <text:p>343</text:p>
          </table:table-cell>
          <table:table-cell table:formula="of:=DEC2HEX([.D741])" office:value-type="string" office:string-value="156">
            <text:p>156</text:p>
          </table:table-cell>
          <table:table-cell table:formula="of:=DEC2HEX([.D741]/4)" office:value-type="string" office:string-value="55">
            <text:p>55</text:p>
          </table:table-cell>
          <table:table-cell table:formula="of:=DEC2HEX(([.D741]-HEX2DEC([.F74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.3500000000021">
            <text:p>18.350</text:p>
          </table:table-cell>
          <table:table-cell table:formula="of:=[.$B$4]/([.$B$3]+[.$B$4])*[.A742]" office:value-type="float" office:value="1.10100000000013">
            <text:p>1.101</text:p>
          </table:table-cell>
          <table:table-cell/>
          <table:table-cell table:formula="of:=[.B742]/[.$E$3]" office:value-type="float" office:value="341.643636363675">
            <text:p>342</text:p>
          </table:table-cell>
          <table:table-cell table:formula="of:=DEC2HEX([.D742])" office:value-type="string" office:string-value="155">
            <text:p>155</text:p>
          </table:table-cell>
          <table:table-cell table:formula="of:=DEC2HEX([.D742]/4)" office:value-type="string" office:string-value="55">
            <text:p>55</text:p>
          </table:table-cell>
          <table:table-cell table:formula="of:=DEC2HEX(([.D742]-HEX2DEC([.F74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.3000000000021">
            <text:p>18.300</text:p>
          </table:table-cell>
          <table:table-cell table:formula="of:=[.$B$4]/([.$B$3]+[.$B$4])*[.A743]" office:value-type="float" office:value="1.09800000000013">
            <text:p>1.098</text:p>
          </table:table-cell>
          <table:table-cell/>
          <table:table-cell table:formula="of:=[.B743]/[.$E$3]" office:value-type="float" office:value="340.712727272766">
            <text:p>341</text:p>
          </table:table-cell>
          <table:table-cell table:formula="of:=DEC2HEX([.D743])" office:value-type="string" office:string-value="154">
            <text:p>154</text:p>
          </table:table-cell>
          <table:table-cell table:formula="of:=DEC2HEX([.D743]/4)" office:value-type="string" office:string-value="55">
            <text:p>55</text:p>
          </table:table-cell>
          <table:table-cell table:formula="of:=DEC2HEX(([.D743]-HEX2DEC([.F74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.2500000000021">
            <text:p>18.250</text:p>
          </table:table-cell>
          <table:table-cell table:formula="of:=[.$B$4]/([.$B$3]+[.$B$4])*[.A744]" office:value-type="float" office:value="1.09500000000013">
            <text:p>1.095</text:p>
          </table:table-cell>
          <table:table-cell/>
          <table:table-cell table:formula="of:=[.B744]/[.$E$3]" office:value-type="float" office:value="339.781818181857">
            <text:p>340</text:p>
          </table:table-cell>
          <table:table-cell table:formula="of:=DEC2HEX([.D744])" office:value-type="string" office:string-value="153">
            <text:p>153</text:p>
          </table:table-cell>
          <table:table-cell table:formula="of:=DEC2HEX([.D744]/4)" office:value-type="string" office:string-value="54">
            <text:p>54</text:p>
          </table:table-cell>
          <table:table-cell table:formula="of:=DEC2HEX(([.D744]-HEX2DEC([.F74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.2000000000021">
            <text:p>18.200</text:p>
          </table:table-cell>
          <table:table-cell table:formula="of:=[.$B$4]/([.$B$3]+[.$B$4])*[.A745]" office:value-type="float" office:value="1.09200000000013">
            <text:p>1.092</text:p>
          </table:table-cell>
          <table:table-cell/>
          <table:table-cell table:formula="of:=[.B745]/[.$E$3]" office:value-type="float" office:value="338.850909090948">
            <text:p>339</text:p>
          </table:table-cell>
          <table:table-cell table:formula="of:=DEC2HEX([.D745])" office:value-type="string" office:string-value="152">
            <text:p>152</text:p>
          </table:table-cell>
          <table:table-cell table:formula="of:=DEC2HEX([.D745]/4)" office:value-type="string" office:string-value="54">
            <text:p>54</text:p>
          </table:table-cell>
          <table:table-cell table:formula="of:=DEC2HEX(([.D745]-HEX2DEC([.F74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.1500000000021">
            <text:p>18.150</text:p>
          </table:table-cell>
          <table:table-cell table:formula="of:=[.$B$4]/([.$B$3]+[.$B$4])*[.A746]" office:value-type="float" office:value="1.08900000000013">
            <text:p>1.089</text:p>
          </table:table-cell>
          <table:table-cell/>
          <table:table-cell table:formula="of:=[.B746]/[.$E$3]" office:value-type="float" office:value="337.920000000039">
            <text:p>338</text:p>
          </table:table-cell>
          <table:table-cell table:formula="of:=DEC2HEX([.D746])" office:value-type="string" office:string-value="151">
            <text:p>151</text:p>
          </table:table-cell>
          <table:table-cell table:formula="of:=DEC2HEX([.D746]/4)" office:value-type="string" office:string-value="54">
            <text:p>54</text:p>
          </table:table-cell>
          <table:table-cell table:formula="of:=DEC2HEX(([.D746]-HEX2DEC([.F74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.1000000000021">
            <text:p>18.100</text:p>
          </table:table-cell>
          <table:table-cell table:formula="of:=[.$B$4]/([.$B$3]+[.$B$4])*[.A747]" office:value-type="float" office:value="1.08600000000013">
            <text:p>1.086</text:p>
          </table:table-cell>
          <table:table-cell/>
          <table:table-cell table:formula="of:=[.B747]/[.$E$3]" office:value-type="float" office:value="336.98909090913">
            <text:p>337</text:p>
          </table:table-cell>
          <table:table-cell table:formula="of:=DEC2HEX([.D747])" office:value-type="string" office:string-value="150">
            <text:p>150</text:p>
          </table:table-cell>
          <table:table-cell table:formula="of:=DEC2HEX([.D747]/4)" office:value-type="string" office:string-value="54">
            <text:p>54</text:p>
          </table:table-cell>
          <table:table-cell table:formula="of:=DEC2HEX(([.D747]-HEX2DEC([.F74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.0500000000021">
            <text:p>18.050</text:p>
          </table:table-cell>
          <table:table-cell table:formula="of:=[.$B$4]/([.$B$3]+[.$B$4])*[.A748]" office:value-type="float" office:value="1.08300000000013">
            <text:p>1.083</text:p>
          </table:table-cell>
          <table:table-cell/>
          <table:table-cell table:formula="of:=[.B748]/[.$E$3]" office:value-type="float" office:value="336.058181818221">
            <text:p>336</text:p>
          </table:table-cell>
          <table:table-cell table:formula="of:=DEC2HEX([.D748])" office:value-type="string" office:string-value="150">
            <text:p>150</text:p>
          </table:table-cell>
          <table:table-cell table:formula="of:=DEC2HEX([.D748]/4)" office:value-type="string" office:string-value="54">
            <text:p>54</text:p>
          </table:table-cell>
          <table:table-cell table:formula="of:=DEC2HEX(([.D748]-HEX2DEC([.F74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.0000000000021">
            <text:p>18.000</text:p>
          </table:table-cell>
          <table:table-cell table:formula="of:=[.$B$4]/([.$B$3]+[.$B$4])*[.A749]" office:value-type="float" office:value="1.08000000000013">
            <text:p>1.080</text:p>
          </table:table-cell>
          <table:table-cell/>
          <table:table-cell table:formula="of:=[.B749]/[.$E$3]" office:value-type="float" office:value="335.127272727312">
            <text:p>335</text:p>
          </table:table-cell>
          <table:table-cell table:formula="of:=DEC2HEX([.D749])" office:value-type="string" office:string-value="14F">
            <text:p>14F</text:p>
          </table:table-cell>
          <table:table-cell table:formula="of:=DEC2HEX([.D749]/4)" office:value-type="string" office:string-value="53">
            <text:p>53</text:p>
          </table:table-cell>
          <table:table-cell table:formula="of:=DEC2HEX(([.D749]-HEX2DEC([.F74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7.9500000000021">
            <text:p>17.950</text:p>
          </table:table-cell>
          <table:table-cell table:formula="of:=[.$B$4]/([.$B$3]+[.$B$4])*[.A750]" office:value-type="float" office:value="1.07700000000013">
            <text:p>1.077</text:p>
          </table:table-cell>
          <table:table-cell/>
          <table:table-cell table:formula="of:=[.B750]/[.$E$3]" office:value-type="float" office:value="334.196363636403">
            <text:p>334</text:p>
          </table:table-cell>
          <table:table-cell table:formula="of:=DEC2HEX([.D750])" office:value-type="string" office:string-value="14E">
            <text:p>14E</text:p>
          </table:table-cell>
          <table:table-cell table:formula="of:=DEC2HEX([.D750]/4)" office:value-type="string" office:string-value="53">
            <text:p>53</text:p>
          </table:table-cell>
          <table:table-cell table:formula="of:=DEC2HEX(([.D750]-HEX2DEC([.F75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7.9000000000021">
            <text:p>17.900</text:p>
          </table:table-cell>
          <table:table-cell table:formula="of:=[.$B$4]/([.$B$3]+[.$B$4])*[.A751]" office:value-type="float" office:value="1.07400000000013">
            <text:p>1.074</text:p>
          </table:table-cell>
          <table:table-cell/>
          <table:table-cell table:formula="of:=[.B751]/[.$E$3]" office:value-type="float" office:value="333.265454545494">
            <text:p>333</text:p>
          </table:table-cell>
          <table:table-cell table:formula="of:=DEC2HEX([.D751])" office:value-type="string" office:string-value="14D">
            <text:p>14D</text:p>
          </table:table-cell>
          <table:table-cell table:formula="of:=DEC2HEX([.D751]/4)" office:value-type="string" office:string-value="53">
            <text:p>53</text:p>
          </table:table-cell>
          <table:table-cell table:formula="of:=DEC2HEX(([.D751]-HEX2DEC([.F75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.8500000000021">
            <text:p>17.850</text:p>
          </table:table-cell>
          <table:table-cell table:formula="of:=[.$B$4]/([.$B$3]+[.$B$4])*[.A752]" office:value-type="float" office:value="1.07100000000013">
            <text:p>1.071</text:p>
          </table:table-cell>
          <table:table-cell/>
          <table:table-cell table:formula="of:=[.B752]/[.$E$3]" office:value-type="float" office:value="332.334545454585">
            <text:p>332</text:p>
          </table:table-cell>
          <table:table-cell table:formula="of:=DEC2HEX([.D752])" office:value-type="string" office:string-value="14C">
            <text:p>14C</text:p>
          </table:table-cell>
          <table:table-cell table:formula="of:=DEC2HEX([.D752]/4)" office:value-type="string" office:string-value="53">
            <text:p>53</text:p>
          </table:table-cell>
          <table:table-cell table:formula="of:=DEC2HEX(([.D752]-HEX2DEC([.F75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.8000000000021">
            <text:p>17.800</text:p>
          </table:table-cell>
          <table:table-cell table:formula="of:=[.$B$4]/([.$B$3]+[.$B$4])*[.A753]" office:value-type="float" office:value="1.06800000000013">
            <text:p>1.068</text:p>
          </table:table-cell>
          <table:table-cell/>
          <table:table-cell table:formula="of:=[.B753]/[.$E$3]" office:value-type="float" office:value="331.403636363675">
            <text:p>331</text:p>
          </table:table-cell>
          <table:table-cell table:formula="of:=DEC2HEX([.D753])" office:value-type="string" office:string-value="14B">
            <text:p>14B</text:p>
          </table:table-cell>
          <table:table-cell table:formula="of:=DEC2HEX([.D753]/4)" office:value-type="string" office:string-value="52">
            <text:p>52</text:p>
          </table:table-cell>
          <table:table-cell table:formula="of:=DEC2HEX(([.D753]-HEX2DEC([.F75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7.7500000000021">
            <text:p>17.750</text:p>
          </table:table-cell>
          <table:table-cell table:formula="of:=[.$B$4]/([.$B$3]+[.$B$4])*[.A754]" office:value-type="float" office:value="1.06500000000013">
            <text:p>1.065</text:p>
          </table:table-cell>
          <table:table-cell/>
          <table:table-cell table:formula="of:=[.B754]/[.$E$3]" office:value-type="float" office:value="330.472727272766">
            <text:p>330</text:p>
          </table:table-cell>
          <table:table-cell table:formula="of:=DEC2HEX([.D754])" office:value-type="string" office:string-value="14A">
            <text:p>14A</text:p>
          </table:table-cell>
          <table:table-cell table:formula="of:=DEC2HEX([.D754]/4)" office:value-type="string" office:string-value="52">
            <text:p>52</text:p>
          </table:table-cell>
          <table:table-cell table:formula="of:=DEC2HEX(([.D754]-HEX2DEC([.F75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7.7000000000021">
            <text:p>17.700</text:p>
          </table:table-cell>
          <table:table-cell table:formula="of:=[.$B$4]/([.$B$3]+[.$B$4])*[.A755]" office:value-type="float" office:value="1.06200000000013">
            <text:p>1.062</text:p>
          </table:table-cell>
          <table:table-cell/>
          <table:table-cell table:formula="of:=[.B755]/[.$E$3]" office:value-type="float" office:value="329.541818181857">
            <text:p>330</text:p>
          </table:table-cell>
          <table:table-cell table:formula="of:=DEC2HEX([.D755])" office:value-type="string" office:string-value="149">
            <text:p>149</text:p>
          </table:table-cell>
          <table:table-cell table:formula="of:=DEC2HEX([.D755]/4)" office:value-type="string" office:string-value="52">
            <text:p>52</text:p>
          </table:table-cell>
          <table:table-cell table:formula="of:=DEC2HEX(([.D755]-HEX2DEC([.F75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.6500000000021">
            <text:p>17.650</text:p>
          </table:table-cell>
          <table:table-cell table:formula="of:=[.$B$4]/([.$B$3]+[.$B$4])*[.A756]" office:value-type="float" office:value="1.05900000000013">
            <text:p>1.059</text:p>
          </table:table-cell>
          <table:table-cell/>
          <table:table-cell table:formula="of:=[.B756]/[.$E$3]" office:value-type="float" office:value="328.610909090948">
            <text:p>329</text:p>
          </table:table-cell>
          <table:table-cell table:formula="of:=DEC2HEX([.D756])" office:value-type="string" office:string-value="148">
            <text:p>148</text:p>
          </table:table-cell>
          <table:table-cell table:formula="of:=DEC2HEX([.D756]/4)" office:value-type="string" office:string-value="52">
            <text:p>52</text:p>
          </table:table-cell>
          <table:table-cell table:formula="of:=DEC2HEX(([.D756]-HEX2DEC([.F75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.6000000000021">
            <text:p>17.600</text:p>
          </table:table-cell>
          <table:table-cell table:formula="of:=[.$B$4]/([.$B$3]+[.$B$4])*[.A757]" office:value-type="float" office:value="1.05600000000013">
            <text:p>1.056</text:p>
          </table:table-cell>
          <table:table-cell/>
          <table:table-cell table:formula="of:=[.B757]/[.$E$3]" office:value-type="float" office:value="327.680000000039">
            <text:p>328</text:p>
          </table:table-cell>
          <table:table-cell table:formula="of:=DEC2HEX([.D757])" office:value-type="string" office:string-value="147">
            <text:p>147</text:p>
          </table:table-cell>
          <table:table-cell table:formula="of:=DEC2HEX([.D757]/4)" office:value-type="string" office:string-value="51">
            <text:p>51</text:p>
          </table:table-cell>
          <table:table-cell table:formula="of:=DEC2HEX(([.D757]-HEX2DEC([.F75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7.5500000000021">
            <text:p>17.550</text:p>
          </table:table-cell>
          <table:table-cell table:formula="of:=[.$B$4]/([.$B$3]+[.$B$4])*[.A758]" office:value-type="float" office:value="1.05300000000013">
            <text:p>1.053</text:p>
          </table:table-cell>
          <table:table-cell/>
          <table:table-cell table:formula="of:=[.B758]/[.$E$3]" office:value-type="float" office:value="326.74909090913">
            <text:p>327</text:p>
          </table:table-cell>
          <table:table-cell table:formula="of:=DEC2HEX([.D758])" office:value-type="string" office:string-value="146">
            <text:p>146</text:p>
          </table:table-cell>
          <table:table-cell table:formula="of:=DEC2HEX([.D758]/4)" office:value-type="string" office:string-value="51">
            <text:p>51</text:p>
          </table:table-cell>
          <table:table-cell table:formula="of:=DEC2HEX(([.D758]-HEX2DEC([.F75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7.5000000000021">
            <text:p>17.500</text:p>
          </table:table-cell>
          <table:table-cell table:formula="of:=[.$B$4]/([.$B$3]+[.$B$4])*[.A759]" office:value-type="float" office:value="1.05000000000013">
            <text:p>1.050</text:p>
          </table:table-cell>
          <table:table-cell/>
          <table:table-cell table:formula="of:=[.B759]/[.$E$3]" office:value-type="float" office:value="325.818181818221">
            <text:p>326</text:p>
          </table:table-cell>
          <table:table-cell table:formula="of:=DEC2HEX([.D759])" office:value-type="string" office:string-value="145">
            <text:p>145</text:p>
          </table:table-cell>
          <table:table-cell table:formula="of:=DEC2HEX([.D759]/4)" office:value-type="string" office:string-value="51">
            <text:p>51</text:p>
          </table:table-cell>
          <table:table-cell table:formula="of:=DEC2HEX(([.D759]-HEX2DEC([.F75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.4500000000021">
            <text:p>17.450</text:p>
          </table:table-cell>
          <table:table-cell table:formula="of:=[.$B$4]/([.$B$3]+[.$B$4])*[.A760]" office:value-type="float" office:value="1.04700000000013">
            <text:p>1.047</text:p>
          </table:table-cell>
          <table:table-cell/>
          <table:table-cell table:formula="of:=[.B760]/[.$E$3]" office:value-type="float" office:value="324.887272727312">
            <text:p>325</text:p>
          </table:table-cell>
          <table:table-cell table:formula="of:=DEC2HEX([.D760])" office:value-type="string" office:string-value="144">
            <text:p>144</text:p>
          </table:table-cell>
          <table:table-cell table:formula="of:=DEC2HEX([.D760]/4)" office:value-type="string" office:string-value="51">
            <text:p>51</text:p>
          </table:table-cell>
          <table:table-cell table:formula="of:=DEC2HEX(([.D760]-HEX2DEC([.F76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.4000000000021">
            <text:p>17.400</text:p>
          </table:table-cell>
          <table:table-cell table:formula="of:=[.$B$4]/([.$B$3]+[.$B$4])*[.A761]" office:value-type="float" office:value="1.04400000000013">
            <text:p>1.044</text:p>
          </table:table-cell>
          <table:table-cell/>
          <table:table-cell table:formula="of:=[.B761]/[.$E$3]" office:value-type="float" office:value="323.956363636403">
            <text:p>324</text:p>
          </table:table-cell>
          <table:table-cell table:formula="of:=DEC2HEX([.D761])" office:value-type="string" office:string-value="143">
            <text:p>143</text:p>
          </table:table-cell>
          <table:table-cell table:formula="of:=DEC2HEX([.D761]/4)" office:value-type="string" office:string-value="50">
            <text:p>50</text:p>
          </table:table-cell>
          <table:table-cell table:formula="of:=DEC2HEX(([.D761]-HEX2DEC([.F76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7.3500000000021">
            <text:p>17.350</text:p>
          </table:table-cell>
          <table:table-cell table:formula="of:=[.$B$4]/([.$B$3]+[.$B$4])*[.A762]" office:value-type="float" office:value="1.04100000000013">
            <text:p>1.041</text:p>
          </table:table-cell>
          <table:table-cell/>
          <table:table-cell table:formula="of:=[.B762]/[.$E$3]" office:value-type="float" office:value="323.025454545494">
            <text:p>323</text:p>
          </table:table-cell>
          <table:table-cell table:formula="of:=DEC2HEX([.D762])" office:value-type="string" office:string-value="143">
            <text:p>143</text:p>
          </table:table-cell>
          <table:table-cell table:formula="of:=DEC2HEX([.D762]/4)" office:value-type="string" office:string-value="50">
            <text:p>50</text:p>
          </table:table-cell>
          <table:table-cell table:formula="of:=DEC2HEX(([.D762]-HEX2DEC([.F76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7.3000000000021">
            <text:p>17.300</text:p>
          </table:table-cell>
          <table:table-cell table:formula="of:=[.$B$4]/([.$B$3]+[.$B$4])*[.A763]" office:value-type="float" office:value="1.03800000000013">
            <text:p>1.038</text:p>
          </table:table-cell>
          <table:table-cell/>
          <table:table-cell table:formula="of:=[.B763]/[.$E$3]" office:value-type="float" office:value="322.094545454585">
            <text:p>322</text:p>
          </table:table-cell>
          <table:table-cell table:formula="of:=DEC2HEX([.D763])" office:value-type="string" office:string-value="142">
            <text:p>142</text:p>
          </table:table-cell>
          <table:table-cell table:formula="of:=DEC2HEX([.D763]/4)" office:value-type="string" office:string-value="50">
            <text:p>50</text:p>
          </table:table-cell>
          <table:table-cell table:formula="of:=DEC2HEX(([.D763]-HEX2DEC([.F76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7.2500000000021">
            <text:p>17.250</text:p>
          </table:table-cell>
          <table:table-cell table:formula="of:=[.$B$4]/([.$B$3]+[.$B$4])*[.A764]" office:value-type="float" office:value="1.03500000000013">
            <text:p>1.035</text:p>
          </table:table-cell>
          <table:table-cell/>
          <table:table-cell table:formula="of:=[.B764]/[.$E$3]" office:value-type="float" office:value="321.163636363675">
            <text:p>321</text:p>
          </table:table-cell>
          <table:table-cell table:formula="of:=DEC2HEX([.D764])" office:value-type="string" office:string-value="141">
            <text:p>141</text:p>
          </table:table-cell>
          <table:table-cell table:formula="of:=DEC2HEX([.D764]/4)" office:value-type="string" office:string-value="50">
            <text:p>50</text:p>
          </table:table-cell>
          <table:table-cell table:formula="of:=DEC2HEX(([.D764]-HEX2DEC([.F76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.2000000000022">
            <text:p>17.200</text:p>
          </table:table-cell>
          <table:table-cell table:formula="of:=[.$B$4]/([.$B$3]+[.$B$4])*[.A765]" office:value-type="float" office:value="1.03200000000013">
            <text:p>1.032</text:p>
          </table:table-cell>
          <table:table-cell/>
          <table:table-cell table:formula="of:=[.B765]/[.$E$3]" office:value-type="float" office:value="320.232727272768">
            <text:p>320</text:p>
          </table:table-cell>
          <table:table-cell table:formula="of:=DEC2HEX([.D765])" office:value-type="string" office:string-value="140">
            <text:p>140</text:p>
          </table:table-cell>
          <table:table-cell table:formula="of:=DEC2HEX([.D765]/4)" office:value-type="string" office:string-value="50">
            <text:p>50</text:p>
          </table:table-cell>
          <table:table-cell table:formula="of:=DEC2HEX(([.D765]-HEX2DEC([.F76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.1500000000022">
            <text:p>17.150</text:p>
          </table:table-cell>
          <table:table-cell table:formula="of:=[.$B$4]/([.$B$3]+[.$B$4])*[.A766]" office:value-type="float" office:value="1.02900000000013">
            <text:p>1.029</text:p>
          </table:table-cell>
          <table:table-cell/>
          <table:table-cell table:formula="of:=[.B766]/[.$E$3]" office:value-type="float" office:value="319.301818181859">
            <text:p>319</text:p>
          </table:table-cell>
          <table:table-cell table:formula="of:=DEC2HEX([.D766])" office:value-type="string" office:string-value="13F">
            <text:p>13F</text:p>
          </table:table-cell>
          <table:table-cell table:formula="of:=DEC2HEX([.D766]/4)" office:value-type="string" office:string-value="4F">
            <text:p>4F</text:p>
          </table:table-cell>
          <table:table-cell table:formula="of:=DEC2HEX(([.D766]-HEX2DEC([.F76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7.1000000000022">
            <text:p>17.100</text:p>
          </table:table-cell>
          <table:table-cell table:formula="of:=[.$B$4]/([.$B$3]+[.$B$4])*[.A767]" office:value-type="float" office:value="1.02600000000013">
            <text:p>1.026</text:p>
          </table:table-cell>
          <table:table-cell/>
          <table:table-cell table:formula="of:=[.B767]/[.$E$3]" office:value-type="float" office:value="318.37090909095">
            <text:p>318</text:p>
          </table:table-cell>
          <table:table-cell table:formula="of:=DEC2HEX([.D767])" office:value-type="string" office:string-value="13E">
            <text:p>13E</text:p>
          </table:table-cell>
          <table:table-cell table:formula="of:=DEC2HEX([.D767]/4)" office:value-type="string" office:string-value="4F">
            <text:p>4F</text:p>
          </table:table-cell>
          <table:table-cell table:formula="of:=DEC2HEX(([.D767]-HEX2DEC([.F76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7.0500000000022">
            <text:p>17.050</text:p>
          </table:table-cell>
          <table:table-cell table:formula="of:=[.$B$4]/([.$B$3]+[.$B$4])*[.A768]" office:value-type="float" office:value="1.02300000000013">
            <text:p>1.023</text:p>
          </table:table-cell>
          <table:table-cell/>
          <table:table-cell table:formula="of:=[.B768]/[.$E$3]" office:value-type="float" office:value="317.440000000041">
            <text:p>317</text:p>
          </table:table-cell>
          <table:table-cell table:formula="of:=DEC2HEX([.D768])" office:value-type="string" office:string-value="13D">
            <text:p>13D</text:p>
          </table:table-cell>
          <table:table-cell table:formula="of:=DEC2HEX([.D768]/4)" office:value-type="string" office:string-value="4F">
            <text:p>4F</text:p>
          </table:table-cell>
          <table:table-cell table:formula="of:=DEC2HEX(([.D768]-HEX2DEC([.F76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.0000000000022">
            <text:p>17.000</text:p>
          </table:table-cell>
          <table:table-cell table:formula="of:=[.$B$4]/([.$B$3]+[.$B$4])*[.A769]" office:value-type="float" office:value="1.02000000000013">
            <text:p>1.020</text:p>
          </table:table-cell>
          <table:table-cell/>
          <table:table-cell table:formula="of:=[.B769]/[.$E$3]" office:value-type="float" office:value="316.509090909132">
            <text:p>317</text:p>
          </table:table-cell>
          <table:table-cell table:formula="of:=DEC2HEX([.D769])" office:value-type="string" office:string-value="13C">
            <text:p>13C</text:p>
          </table:table-cell>
          <table:table-cell table:formula="of:=DEC2HEX([.D769]/4)" office:value-type="string" office:string-value="4F">
            <text:p>4F</text:p>
          </table:table-cell>
          <table:table-cell table:formula="of:=DEC2HEX(([.D769]-HEX2DEC([.F76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.9500000000022">
            <text:p>16.950</text:p>
          </table:table-cell>
          <table:table-cell table:formula="of:=[.$B$4]/([.$B$3]+[.$B$4])*[.A770]" office:value-type="float" office:value="1.01700000000013">
            <text:p>1.017</text:p>
          </table:table-cell>
          <table:table-cell/>
          <table:table-cell table:formula="of:=[.B770]/[.$E$3]" office:value-type="float" office:value="315.578181818223">
            <text:p>316</text:p>
          </table:table-cell>
          <table:table-cell table:formula="of:=DEC2HEX([.D770])" office:value-type="string" office:string-value="13B">
            <text:p>13B</text:p>
          </table:table-cell>
          <table:table-cell table:formula="of:=DEC2HEX([.D770]/4)" office:value-type="string" office:string-value="4E">
            <text:p>4E</text:p>
          </table:table-cell>
          <table:table-cell table:formula="of:=DEC2HEX(([.D770]-HEX2DEC([.F77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6.9000000000022">
            <text:p>16.900</text:p>
          </table:table-cell>
          <table:table-cell table:formula="of:=[.$B$4]/([.$B$3]+[.$B$4])*[.A771]" office:value-type="float" office:value="1.01400000000013">
            <text:p>1.014</text:p>
          </table:table-cell>
          <table:table-cell/>
          <table:table-cell table:formula="of:=[.B771]/[.$E$3]" office:value-type="float" office:value="314.647272727314">
            <text:p>315</text:p>
          </table:table-cell>
          <table:table-cell table:formula="of:=DEC2HEX([.D771])" office:value-type="string" office:string-value="13A">
            <text:p>13A</text:p>
          </table:table-cell>
          <table:table-cell table:formula="of:=DEC2HEX([.D771]/4)" office:value-type="string" office:string-value="4E">
            <text:p>4E</text:p>
          </table:table-cell>
          <table:table-cell table:formula="of:=DEC2HEX(([.D771]-HEX2DEC([.F77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.8500000000022">
            <text:p>16.850</text:p>
          </table:table-cell>
          <table:table-cell table:formula="of:=[.$B$4]/([.$B$3]+[.$B$4])*[.A772]" office:value-type="float" office:value="1.01100000000013">
            <text:p>1.011</text:p>
          </table:table-cell>
          <table:table-cell/>
          <table:table-cell table:formula="of:=[.B772]/[.$E$3]" office:value-type="float" office:value="313.716363636405">
            <text:p>314</text:p>
          </table:table-cell>
          <table:table-cell table:formula="of:=DEC2HEX([.D772])" office:value-type="string" office:string-value="139">
            <text:p>139</text:p>
          </table:table-cell>
          <table:table-cell table:formula="of:=DEC2HEX([.D772]/4)" office:value-type="string" office:string-value="4E">
            <text:p>4E</text:p>
          </table:table-cell>
          <table:table-cell table:formula="of:=DEC2HEX(([.D772]-HEX2DEC([.F77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.8000000000022">
            <text:p>16.800</text:p>
          </table:table-cell>
          <table:table-cell table:formula="of:=[.$B$4]/([.$B$3]+[.$B$4])*[.A773]" office:value-type="float" office:value="1.00800000000013">
            <text:p>1.008</text:p>
          </table:table-cell>
          <table:table-cell/>
          <table:table-cell table:formula="of:=[.B773]/[.$E$3]" office:value-type="float" office:value="312.785454545496">
            <text:p>313</text:p>
          </table:table-cell>
          <table:table-cell table:formula="of:=DEC2HEX([.D773])" office:value-type="string" office:string-value="138">
            <text:p>138</text:p>
          </table:table-cell>
          <table:table-cell table:formula="of:=DEC2HEX([.D773]/4)" office:value-type="string" office:string-value="4E">
            <text:p>4E</text:p>
          </table:table-cell>
          <table:table-cell table:formula="of:=DEC2HEX(([.D773]-HEX2DEC([.F77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.7500000000022">
            <text:p>16.750</text:p>
          </table:table-cell>
          <table:table-cell table:formula="of:=[.$B$4]/([.$B$3]+[.$B$4])*[.A774]" office:value-type="float" office:value="1.00500000000013">
            <text:p>1.005</text:p>
          </table:table-cell>
          <table:table-cell/>
          <table:table-cell table:formula="of:=[.B774]/[.$E$3]" office:value-type="float" office:value="311.854545454586">
            <text:p>312</text:p>
          </table:table-cell>
          <table:table-cell table:formula="of:=DEC2HEX([.D774])" office:value-type="string" office:string-value="137">
            <text:p>137</text:p>
          </table:table-cell>
          <table:table-cell table:formula="of:=DEC2HEX([.D774]/4)" office:value-type="string" office:string-value="4D">
            <text:p>4D</text:p>
          </table:table-cell>
          <table:table-cell table:formula="of:=DEC2HEX(([.D774]-HEX2DEC([.F77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6.7000000000022">
            <text:p>16.700</text:p>
          </table:table-cell>
          <table:table-cell table:formula="of:=[.$B$4]/([.$B$3]+[.$B$4])*[.A775]" office:value-type="float" office:value="1.00200000000013">
            <text:p>1.002</text:p>
          </table:table-cell>
          <table:table-cell/>
          <table:table-cell table:formula="of:=[.B775]/[.$E$3]" office:value-type="float" office:value="310.923636363677">
            <text:p>311</text:p>
          </table:table-cell>
          <table:table-cell table:formula="of:=DEC2HEX([.D775])" office:value-type="string" office:string-value="136">
            <text:p>136</text:p>
          </table:table-cell>
          <table:table-cell table:formula="of:=DEC2HEX([.D775]/4)" office:value-type="string" office:string-value="4D">
            <text:p>4D</text:p>
          </table:table-cell>
          <table:table-cell table:formula="of:=DEC2HEX(([.D775]-HEX2DEC([.F77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.6500000000022">
            <text:p>16.650</text:p>
          </table:table-cell>
          <table:table-cell table:formula="of:=[.$B$4]/([.$B$3]+[.$B$4])*[.A776]" office:value-type="float" office:value="0.999000000000132">
            <text:p>0.999</text:p>
          </table:table-cell>
          <table:table-cell/>
          <table:table-cell table:formula="of:=[.B776]/[.$E$3]" office:value-type="float" office:value="309.992727272768">
            <text:p>310</text:p>
          </table:table-cell>
          <table:table-cell table:formula="of:=DEC2HEX([.D776])" office:value-type="string" office:string-value="135">
            <text:p>135</text:p>
          </table:table-cell>
          <table:table-cell table:formula="of:=DEC2HEX([.D776]/4)" office:value-type="string" office:string-value="4D">
            <text:p>4D</text:p>
          </table:table-cell>
          <table:table-cell table:formula="of:=DEC2HEX(([.D776]-HEX2DEC([.F77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.6000000000022">
            <text:p>16.600</text:p>
          </table:table-cell>
          <table:table-cell table:formula="of:=[.$B$4]/([.$B$3]+[.$B$4])*[.A777]" office:value-type="float" office:value="0.996000000000132">
            <text:p>0.996</text:p>
          </table:table-cell>
          <table:table-cell/>
          <table:table-cell table:formula="of:=[.B777]/[.$E$3]" office:value-type="float" office:value="309.061818181859">
            <text:p>309</text:p>
          </table:table-cell>
          <table:table-cell table:formula="of:=DEC2HEX([.D777])" office:value-type="string" office:string-value="135">
            <text:p>135</text:p>
          </table:table-cell>
          <table:table-cell table:formula="of:=DEC2HEX([.D777]/4)" office:value-type="string" office:string-value="4D">
            <text:p>4D</text:p>
          </table:table-cell>
          <table:table-cell table:formula="of:=DEC2HEX(([.D777]-HEX2DEC([.F77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.5500000000022">
            <text:p>16.550</text:p>
          </table:table-cell>
          <table:table-cell table:formula="of:=[.$B$4]/([.$B$3]+[.$B$4])*[.A778]" office:value-type="float" office:value="0.993000000000132">
            <text:p>0.993</text:p>
          </table:table-cell>
          <table:table-cell/>
          <table:table-cell table:formula="of:=[.B778]/[.$E$3]" office:value-type="float" office:value="308.13090909095">
            <text:p>308</text:p>
          </table:table-cell>
          <table:table-cell table:formula="of:=DEC2HEX([.D778])" office:value-type="string" office:string-value="134">
            <text:p>134</text:p>
          </table:table-cell>
          <table:table-cell table:formula="of:=DEC2HEX([.D778]/4)" office:value-type="string" office:string-value="4D">
            <text:p>4D</text:p>
          </table:table-cell>
          <table:table-cell table:formula="of:=DEC2HEX(([.D778]-HEX2DEC([.F77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.5000000000022">
            <text:p>16.500</text:p>
          </table:table-cell>
          <table:table-cell table:formula="of:=[.$B$4]/([.$B$3]+[.$B$4])*[.A779]" office:value-type="float" office:value="0.990000000000132">
            <text:p>0.990</text:p>
          </table:table-cell>
          <table:table-cell/>
          <table:table-cell table:formula="of:=[.B779]/[.$E$3]" office:value-type="float" office:value="307.200000000041">
            <text:p>307</text:p>
          </table:table-cell>
          <table:table-cell table:formula="of:=DEC2HEX([.D779])" office:value-type="string" office:string-value="133">
            <text:p>133</text:p>
          </table:table-cell>
          <table:table-cell table:formula="of:=DEC2HEX([.D779]/4)" office:value-type="string" office:string-value="4C">
            <text:p>4C</text:p>
          </table:table-cell>
          <table:table-cell table:formula="of:=DEC2HEX(([.D779]-HEX2DEC([.F77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6.4500000000022">
            <text:p>16.450</text:p>
          </table:table-cell>
          <table:table-cell table:formula="of:=[.$B$4]/([.$B$3]+[.$B$4])*[.A780]" office:value-type="float" office:value="0.987000000000132">
            <text:p>0.987</text:p>
          </table:table-cell>
          <table:table-cell/>
          <table:table-cell table:formula="of:=[.B780]/[.$E$3]" office:value-type="float" office:value="306.269090909132">
            <text:p>306</text:p>
          </table:table-cell>
          <table:table-cell table:formula="of:=DEC2HEX([.D780])" office:value-type="string" office:string-value="132">
            <text:p>132</text:p>
          </table:table-cell>
          <table:table-cell table:formula="of:=DEC2HEX([.D780]/4)" office:value-type="string" office:string-value="4C">
            <text:p>4C</text:p>
          </table:table-cell>
          <table:table-cell table:formula="of:=DEC2HEX(([.D780]-HEX2DEC([.F78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.4000000000022">
            <text:p>16.400</text:p>
          </table:table-cell>
          <table:table-cell table:formula="of:=[.$B$4]/([.$B$3]+[.$B$4])*[.A781]" office:value-type="float" office:value="0.984000000000132">
            <text:p>0.984</text:p>
          </table:table-cell>
          <table:table-cell/>
          <table:table-cell table:formula="of:=[.B781]/[.$E$3]" office:value-type="float" office:value="305.338181818223">
            <text:p>305</text:p>
          </table:table-cell>
          <table:table-cell table:formula="of:=DEC2HEX([.D781])" office:value-type="string" office:string-value="131">
            <text:p>131</text:p>
          </table:table-cell>
          <table:table-cell table:formula="of:=DEC2HEX([.D781]/4)" office:value-type="string" office:string-value="4C">
            <text:p>4C</text:p>
          </table:table-cell>
          <table:table-cell table:formula="of:=DEC2HEX(([.D781]-HEX2DEC([.F78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.3500000000022">
            <text:p>16.350</text:p>
          </table:table-cell>
          <table:table-cell table:formula="of:=[.$B$4]/([.$B$3]+[.$B$4])*[.A782]" office:value-type="float" office:value="0.981000000000132">
            <text:p>0.981</text:p>
          </table:table-cell>
          <table:table-cell/>
          <table:table-cell table:formula="of:=[.B782]/[.$E$3]" office:value-type="float" office:value="304.407272727314">
            <text:p>304</text:p>
          </table:table-cell>
          <table:table-cell table:formula="of:=DEC2HEX([.D782])" office:value-type="string" office:string-value="130">
            <text:p>130</text:p>
          </table:table-cell>
          <table:table-cell table:formula="of:=DEC2HEX([.D782]/4)" office:value-type="string" office:string-value="4C">
            <text:p>4C</text:p>
          </table:table-cell>
          <table:table-cell table:formula="of:=DEC2HEX(([.D782]-HEX2DEC([.F78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.3000000000022">
            <text:p>16.300</text:p>
          </table:table-cell>
          <table:table-cell table:formula="of:=[.$B$4]/([.$B$3]+[.$B$4])*[.A783]" office:value-type="float" office:value="0.978000000000132">
            <text:p>0.978</text:p>
          </table:table-cell>
          <table:table-cell/>
          <table:table-cell table:formula="of:=[.B783]/[.$E$3]" office:value-type="float" office:value="303.476363636405">
            <text:p>303</text:p>
          </table:table-cell>
          <table:table-cell table:formula="of:=DEC2HEX([.D783])" office:value-type="string" office:string-value="12F">
            <text:p>12F</text:p>
          </table:table-cell>
          <table:table-cell table:formula="of:=DEC2HEX([.D783]/4)" office:value-type="string" office:string-value="4B">
            <text:p>4B</text:p>
          </table:table-cell>
          <table:table-cell table:formula="of:=DEC2HEX(([.D783]-HEX2DEC([.F78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6.2500000000022">
            <text:p>16.250</text:p>
          </table:table-cell>
          <table:table-cell table:formula="of:=[.$B$4]/([.$B$3]+[.$B$4])*[.A784]" office:value-type="float" office:value="0.975000000000132">
            <text:p>0.975</text:p>
          </table:table-cell>
          <table:table-cell/>
          <table:table-cell table:formula="of:=[.B784]/[.$E$3]" office:value-type="float" office:value="302.545454545495">
            <text:p>303</text:p>
          </table:table-cell>
          <table:table-cell table:formula="of:=DEC2HEX([.D784])" office:value-type="string" office:string-value="12E">
            <text:p>12E</text:p>
          </table:table-cell>
          <table:table-cell table:formula="of:=DEC2HEX([.D784]/4)" office:value-type="string" office:string-value="4B">
            <text:p>4B</text:p>
          </table:table-cell>
          <table:table-cell table:formula="of:=DEC2HEX(([.D784]-HEX2DEC([.F78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.2000000000022">
            <text:p>16.200</text:p>
          </table:table-cell>
          <table:table-cell table:formula="of:=[.$B$4]/([.$B$3]+[.$B$4])*[.A785]" office:value-type="float" office:value="0.972000000000132">
            <text:p>0.972</text:p>
          </table:table-cell>
          <table:table-cell/>
          <table:table-cell table:formula="of:=[.B785]/[.$E$3]" office:value-type="float" office:value="301.614545454586">
            <text:p>302</text:p>
          </table:table-cell>
          <table:table-cell table:formula="of:=DEC2HEX([.D785])" office:value-type="string" office:string-value="12D">
            <text:p>12D</text:p>
          </table:table-cell>
          <table:table-cell table:formula="of:=DEC2HEX([.D785]/4)" office:value-type="string" office:string-value="4B">
            <text:p>4B</text:p>
          </table:table-cell>
          <table:table-cell table:formula="of:=DEC2HEX(([.D785]-HEX2DEC([.F78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.1500000000022">
            <text:p>16.150</text:p>
          </table:table-cell>
          <table:table-cell table:formula="of:=[.$B$4]/([.$B$3]+[.$B$4])*[.A786]" office:value-type="float" office:value="0.969000000000132">
            <text:p>0.969</text:p>
          </table:table-cell>
          <table:table-cell/>
          <table:table-cell table:formula="of:=[.B786]/[.$E$3]" office:value-type="float" office:value="300.683636363677">
            <text:p>301</text:p>
          </table:table-cell>
          <table:table-cell table:formula="of:=DEC2HEX([.D786])" office:value-type="string" office:string-value="12C">
            <text:p>12C</text:p>
          </table:table-cell>
          <table:table-cell table:formula="of:=DEC2HEX([.D786]/4)" office:value-type="string" office:string-value="4B">
            <text:p>4B</text:p>
          </table:table-cell>
          <table:table-cell table:formula="of:=DEC2HEX(([.D786]-HEX2DEC([.F78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.1000000000022">
            <text:p>16.100</text:p>
          </table:table-cell>
          <table:table-cell table:formula="of:=[.$B$4]/([.$B$3]+[.$B$4])*[.A787]" office:value-type="float" office:value="0.966000000000132">
            <text:p>0.966</text:p>
          </table:table-cell>
          <table:table-cell/>
          <table:table-cell table:formula="of:=[.B787]/[.$E$3]" office:value-type="float" office:value="299.752727272768">
            <text:p>300</text:p>
          </table:table-cell>
          <table:table-cell table:formula="of:=DEC2HEX([.D787])" office:value-type="string" office:string-value="12B">
            <text:p>12B</text:p>
          </table:table-cell>
          <table:table-cell table:formula="of:=DEC2HEX([.D787]/4)" office:value-type="string" office:string-value="4A">
            <text:p>4A</text:p>
          </table:table-cell>
          <table:table-cell table:formula="of:=DEC2HEX(([.D787]-HEX2DEC([.F78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6.0500000000022">
            <text:p>16.050</text:p>
          </table:table-cell>
          <table:table-cell table:formula="of:=[.$B$4]/([.$B$3]+[.$B$4])*[.A788]" office:value-type="float" office:value="0.963000000000132">
            <text:p>0.963</text:p>
          </table:table-cell>
          <table:table-cell/>
          <table:table-cell table:formula="of:=[.B788]/[.$E$3]" office:value-type="float" office:value="298.821818181859">
            <text:p>299</text:p>
          </table:table-cell>
          <table:table-cell table:formula="of:=DEC2HEX([.D788])" office:value-type="string" office:string-value="12A">
            <text:p>12A</text:p>
          </table:table-cell>
          <table:table-cell table:formula="of:=DEC2HEX([.D788]/4)" office:value-type="string" office:string-value="4A">
            <text:p>4A</text:p>
          </table:table-cell>
          <table:table-cell table:formula="of:=DEC2HEX(([.D788]-HEX2DEC([.F78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.0000000000022">
            <text:p>16.000</text:p>
          </table:table-cell>
          <table:table-cell table:formula="of:=[.$B$4]/([.$B$3]+[.$B$4])*[.A789]" office:value-type="float" office:value="0.960000000000132">
            <text:p>0.960</text:p>
          </table:table-cell>
          <table:table-cell/>
          <table:table-cell table:formula="of:=[.B789]/[.$E$3]" office:value-type="float" office:value="297.89090909095">
            <text:p>298</text:p>
          </table:table-cell>
          <table:table-cell table:formula="of:=DEC2HEX([.D789])" office:value-type="string" office:string-value="129">
            <text:p>129</text:p>
          </table:table-cell>
          <table:table-cell table:formula="of:=DEC2HEX([.D789]/4)" office:value-type="string" office:string-value="4A">
            <text:p>4A</text:p>
          </table:table-cell>
          <table:table-cell table:formula="of:=DEC2HEX(([.D789]-HEX2DEC([.F78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.9500000000022">
            <text:p>15.950</text:p>
          </table:table-cell>
          <table:table-cell table:formula="of:=[.$B$4]/([.$B$3]+[.$B$4])*[.A790]" office:value-type="float" office:value="0.957000000000132">
            <text:p>0.957</text:p>
          </table:table-cell>
          <table:table-cell/>
          <table:table-cell table:formula="of:=[.B790]/[.$E$3]" office:value-type="float" office:value="296.960000000041">
            <text:p>297</text:p>
          </table:table-cell>
          <table:table-cell table:formula="of:=DEC2HEX([.D790])" office:value-type="string" office:string-value="128">
            <text:p>128</text:p>
          </table:table-cell>
          <table:table-cell table:formula="of:=DEC2HEX([.D790]/4)" office:value-type="string" office:string-value="4A">
            <text:p>4A</text:p>
          </table:table-cell>
          <table:table-cell table:formula="of:=DEC2HEX(([.D790]-HEX2DEC([.F79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.9000000000022">
            <text:p>15.900</text:p>
          </table:table-cell>
          <table:table-cell table:formula="of:=[.$B$4]/([.$B$3]+[.$B$4])*[.A791]" office:value-type="float" office:value="0.954000000000132">
            <text:p>0.954</text:p>
          </table:table-cell>
          <table:table-cell/>
          <table:table-cell table:formula="of:=[.B791]/[.$E$3]" office:value-type="float" office:value="296.029090909132">
            <text:p>296</text:p>
          </table:table-cell>
          <table:table-cell table:formula="of:=DEC2HEX([.D791])" office:value-type="string" office:string-value="128">
            <text:p>128</text:p>
          </table:table-cell>
          <table:table-cell table:formula="of:=DEC2HEX([.D791]/4)" office:value-type="string" office:string-value="4A">
            <text:p>4A</text:p>
          </table:table-cell>
          <table:table-cell table:formula="of:=DEC2HEX(([.D791]-HEX2DEC([.F79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.8500000000022">
            <text:p>15.850</text:p>
          </table:table-cell>
          <table:table-cell table:formula="of:=[.$B$4]/([.$B$3]+[.$B$4])*[.A792]" office:value-type="float" office:value="0.951000000000132">
            <text:p>0.951</text:p>
          </table:table-cell>
          <table:table-cell/>
          <table:table-cell table:formula="of:=[.B792]/[.$E$3]" office:value-type="float" office:value="295.098181818223">
            <text:p>295</text:p>
          </table:table-cell>
          <table:table-cell table:formula="of:=DEC2HEX([.D792])" office:value-type="string" office:string-value="127">
            <text:p>127</text:p>
          </table:table-cell>
          <table:table-cell table:formula="of:=DEC2HEX([.D792]/4)" office:value-type="string" office:string-value="49">
            <text:p>49</text:p>
          </table:table-cell>
          <table:table-cell table:formula="of:=DEC2HEX(([.D792]-HEX2DEC([.F79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5.8000000000022">
            <text:p>15.800</text:p>
          </table:table-cell>
          <table:table-cell table:formula="of:=[.$B$4]/([.$B$3]+[.$B$4])*[.A793]" office:value-type="float" office:value="0.948000000000132">
            <text:p>0.948</text:p>
          </table:table-cell>
          <table:table-cell/>
          <table:table-cell table:formula="of:=[.B793]/[.$E$3]" office:value-type="float" office:value="294.167272727314">
            <text:p>294</text:p>
          </table:table-cell>
          <table:table-cell table:formula="of:=DEC2HEX([.D793])" office:value-type="string" office:string-value="126">
            <text:p>126</text:p>
          </table:table-cell>
          <table:table-cell table:formula="of:=DEC2HEX([.D793]/4)" office:value-type="string" office:string-value="49">
            <text:p>49</text:p>
          </table:table-cell>
          <table:table-cell table:formula="of:=DEC2HEX(([.D793]-HEX2DEC([.F79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5.7500000000022">
            <text:p>15.750</text:p>
          </table:table-cell>
          <table:table-cell table:formula="of:=[.$B$4]/([.$B$3]+[.$B$4])*[.A794]" office:value-type="float" office:value="0.945000000000132">
            <text:p>0.945</text:p>
          </table:table-cell>
          <table:table-cell/>
          <table:table-cell table:formula="of:=[.B794]/[.$E$3]" office:value-type="float" office:value="293.236363636405">
            <text:p>293</text:p>
          </table:table-cell>
          <table:table-cell table:formula="of:=DEC2HEX([.D794])" office:value-type="string" office:string-value="125">
            <text:p>125</text:p>
          </table:table-cell>
          <table:table-cell table:formula="of:=DEC2HEX([.D794]/4)" office:value-type="string" office:string-value="49">
            <text:p>49</text:p>
          </table:table-cell>
          <table:table-cell table:formula="of:=DEC2HEX(([.D794]-HEX2DEC([.F79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.7000000000022">
            <text:p>15.700</text:p>
          </table:table-cell>
          <table:table-cell table:formula="of:=[.$B$4]/([.$B$3]+[.$B$4])*[.A795]" office:value-type="float" office:value="0.942000000000132">
            <text:p>0.942</text:p>
          </table:table-cell>
          <table:table-cell/>
          <table:table-cell table:formula="of:=[.B795]/[.$E$3]" office:value-type="float" office:value="292.305454545495">
            <text:p>292</text:p>
          </table:table-cell>
          <table:table-cell table:formula="of:=DEC2HEX([.D795])" office:value-type="string" office:string-value="124">
            <text:p>124</text:p>
          </table:table-cell>
          <table:table-cell table:formula="of:=DEC2HEX([.D795]/4)" office:value-type="string" office:string-value="49">
            <text:p>49</text:p>
          </table:table-cell>
          <table:table-cell table:formula="of:=DEC2HEX(([.D795]-HEX2DEC([.F79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.6500000000022">
            <text:p>15.650</text:p>
          </table:table-cell>
          <table:table-cell table:formula="of:=[.$B$4]/([.$B$3]+[.$B$4])*[.A796]" office:value-type="float" office:value="0.939000000000132">
            <text:p>0.939</text:p>
          </table:table-cell>
          <table:table-cell/>
          <table:table-cell table:formula="of:=[.B796]/[.$E$3]" office:value-type="float" office:value="291.374545454586">
            <text:p>291</text:p>
          </table:table-cell>
          <table:table-cell table:formula="of:=DEC2HEX([.D796])" office:value-type="string" office:string-value="123">
            <text:p>123</text:p>
          </table:table-cell>
          <table:table-cell table:formula="of:=DEC2HEX([.D796]/4)" office:value-type="string" office:string-value="48">
            <text:p>48</text:p>
          </table:table-cell>
          <table:table-cell table:formula="of:=DEC2HEX(([.D796]-HEX2DEC([.F79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5.6000000000022">
            <text:p>15.600</text:p>
          </table:table-cell>
          <table:table-cell table:formula="of:=[.$B$4]/([.$B$3]+[.$B$4])*[.A797]" office:value-type="float" office:value="0.936000000000132">
            <text:p>0.936</text:p>
          </table:table-cell>
          <table:table-cell/>
          <table:table-cell table:formula="of:=[.B797]/[.$E$3]" office:value-type="float" office:value="290.443636363677">
            <text:p>290</text:p>
          </table:table-cell>
          <table:table-cell table:formula="of:=DEC2HEX([.D797])" office:value-type="string" office:string-value="122">
            <text:p>122</text:p>
          </table:table-cell>
          <table:table-cell table:formula="of:=DEC2HEX([.D797]/4)" office:value-type="string" office:string-value="48">
            <text:p>48</text:p>
          </table:table-cell>
          <table:table-cell table:formula="of:=DEC2HEX(([.D797]-HEX2DEC([.F79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5.5500000000022">
            <text:p>15.550</text:p>
          </table:table-cell>
          <table:table-cell table:formula="of:=[.$B$4]/([.$B$3]+[.$B$4])*[.A798]" office:value-type="float" office:value="0.933000000000132">
            <text:p>0.933</text:p>
          </table:table-cell>
          <table:table-cell/>
          <table:table-cell table:formula="of:=[.B798]/[.$E$3]" office:value-type="float" office:value="289.512727272768">
            <text:p>290</text:p>
          </table:table-cell>
          <table:table-cell table:formula="of:=DEC2HEX([.D798])" office:value-type="string" office:string-value="121">
            <text:p>121</text:p>
          </table:table-cell>
          <table:table-cell table:formula="of:=DEC2HEX([.D798]/4)" office:value-type="string" office:string-value="48">
            <text:p>48</text:p>
          </table:table-cell>
          <table:table-cell table:formula="of:=DEC2HEX(([.D798]-HEX2DEC([.F79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.5000000000022">
            <text:p>15.500</text:p>
          </table:table-cell>
          <table:table-cell table:formula="of:=[.$B$4]/([.$B$3]+[.$B$4])*[.A799]" office:value-type="float" office:value="0.930000000000132">
            <text:p>0.930</text:p>
          </table:table-cell>
          <table:table-cell/>
          <table:table-cell table:formula="of:=[.B799]/[.$E$3]" office:value-type="float" office:value="288.581818181859">
            <text:p>289</text:p>
          </table:table-cell>
          <table:table-cell table:formula="of:=DEC2HEX([.D799])" office:value-type="string" office:string-value="120">
            <text:p>120</text:p>
          </table:table-cell>
          <table:table-cell table:formula="of:=DEC2HEX([.D799]/4)" office:value-type="string" office:string-value="48">
            <text:p>48</text:p>
          </table:table-cell>
          <table:table-cell table:formula="of:=DEC2HEX(([.D799]-HEX2DEC([.F79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.4500000000022">
            <text:p>15.450</text:p>
          </table:table-cell>
          <table:table-cell table:formula="of:=[.$B$4]/([.$B$3]+[.$B$4])*[.A800]" office:value-type="float" office:value="0.927000000000132">
            <text:p>0.927</text:p>
          </table:table-cell>
          <table:table-cell/>
          <table:table-cell table:formula="of:=[.B800]/[.$E$3]" office:value-type="float" office:value="287.65090909095">
            <text:p>288</text:p>
          </table:table-cell>
          <table:table-cell table:formula="of:=DEC2HEX([.D800])" office:value-type="string" office:string-value="11F">
            <text:p>11F</text:p>
          </table:table-cell>
          <table:table-cell table:formula="of:=DEC2HEX([.D800]/4)" office:value-type="string" office:string-value="47">
            <text:p>47</text:p>
          </table:table-cell>
          <table:table-cell table:formula="of:=DEC2HEX(([.D800]-HEX2DEC([.F80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5.4000000000023">
            <text:p>15.400</text:p>
          </table:table-cell>
          <table:table-cell table:formula="of:=[.$B$4]/([.$B$3]+[.$B$4])*[.A801]" office:value-type="float" office:value="0.924000000000138">
            <text:p>0.924</text:p>
          </table:table-cell>
          <table:table-cell/>
          <table:table-cell table:formula="of:=[.B801]/[.$E$3]" office:value-type="float" office:value="286.720000000043">
            <text:p>287</text:p>
          </table:table-cell>
          <table:table-cell table:formula="of:=DEC2HEX([.D801])" office:value-type="string" office:string-value="11E">
            <text:p>11E</text:p>
          </table:table-cell>
          <table:table-cell table:formula="of:=DEC2HEX([.D801]/4)" office:value-type="string" office:string-value="47">
            <text:p>47</text:p>
          </table:table-cell>
          <table:table-cell table:formula="of:=DEC2HEX(([.D801]-HEX2DEC([.F80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5.3500000000023">
            <text:p>15.350</text:p>
          </table:table-cell>
          <table:table-cell table:formula="of:=[.$B$4]/([.$B$3]+[.$B$4])*[.A802]" office:value-type="float" office:value="0.921000000000138">
            <text:p>0.921</text:p>
          </table:table-cell>
          <table:table-cell/>
          <table:table-cell table:formula="of:=[.B802]/[.$E$3]" office:value-type="float" office:value="285.789090909134">
            <text:p>286</text:p>
          </table:table-cell>
          <table:table-cell table:formula="of:=DEC2HEX([.D802])" office:value-type="string" office:string-value="11D">
            <text:p>11D</text:p>
          </table:table-cell>
          <table:table-cell table:formula="of:=DEC2HEX([.D802]/4)" office:value-type="string" office:string-value="47">
            <text:p>47</text:p>
          </table:table-cell>
          <table:table-cell table:formula="of:=DEC2HEX(([.D802]-HEX2DEC([.F80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.3000000000023">
            <text:p>15.300</text:p>
          </table:table-cell>
          <table:table-cell table:formula="of:=[.$B$4]/([.$B$3]+[.$B$4])*[.A803]" office:value-type="float" office:value="0.918000000000138">
            <text:p>0.918</text:p>
          </table:table-cell>
          <table:table-cell/>
          <table:table-cell table:formula="of:=[.B803]/[.$E$3]" office:value-type="float" office:value="284.858181818225">
            <text:p>285</text:p>
          </table:table-cell>
          <table:table-cell table:formula="of:=DEC2HEX([.D803])" office:value-type="string" office:string-value="11C">
            <text:p>11C</text:p>
          </table:table-cell>
          <table:table-cell table:formula="of:=DEC2HEX([.D803]/4)" office:value-type="string" office:string-value="47">
            <text:p>47</text:p>
          </table:table-cell>
          <table:table-cell table:formula="of:=DEC2HEX(([.D803]-HEX2DEC([.F80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.2500000000023">
            <text:p>15.250</text:p>
          </table:table-cell>
          <table:table-cell table:formula="of:=[.$B$4]/([.$B$3]+[.$B$4])*[.A804]" office:value-type="float" office:value="0.915000000000138">
            <text:p>0.915</text:p>
          </table:table-cell>
          <table:table-cell/>
          <table:table-cell table:formula="of:=[.B804]/[.$E$3]" office:value-type="float" office:value="283.927272727316">
            <text:p>284</text:p>
          </table:table-cell>
          <table:table-cell table:formula="of:=DEC2HEX([.D804])" office:value-type="string" office:string-value="11B">
            <text:p>11B</text:p>
          </table:table-cell>
          <table:table-cell table:formula="of:=DEC2HEX([.D804]/4)" office:value-type="string" office:string-value="46">
            <text:p>46</text:p>
          </table:table-cell>
          <table:table-cell table:formula="of:=DEC2HEX(([.D804]-HEX2DEC([.F80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5.2000000000023">
            <text:p>15.200</text:p>
          </table:table-cell>
          <table:table-cell table:formula="of:=[.$B$4]/([.$B$3]+[.$B$4])*[.A805]" office:value-type="float" office:value="0.912000000000138">
            <text:p>0.912</text:p>
          </table:table-cell>
          <table:table-cell/>
          <table:table-cell table:formula="of:=[.B805]/[.$E$3]" office:value-type="float" office:value="282.996363636406">
            <text:p>283</text:p>
          </table:table-cell>
          <table:table-cell table:formula="of:=DEC2HEX([.D805])" office:value-type="string" office:string-value="11A">
            <text:p>11A</text:p>
          </table:table-cell>
          <table:table-cell table:formula="of:=DEC2HEX([.D805]/4)" office:value-type="string" office:string-value="46">
            <text:p>46</text:p>
          </table:table-cell>
          <table:table-cell table:formula="of:=DEC2HEX(([.D805]-HEX2DEC([.F80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5.1500000000023">
            <text:p>15.150</text:p>
          </table:table-cell>
          <table:table-cell table:formula="of:=[.$B$4]/([.$B$3]+[.$B$4])*[.A806]" office:value-type="float" office:value="0.909000000000138">
            <text:p>0.909</text:p>
          </table:table-cell>
          <table:table-cell/>
          <table:table-cell table:formula="of:=[.B806]/[.$E$3]" office:value-type="float" office:value="282.065454545497">
            <text:p>282</text:p>
          </table:table-cell>
          <table:table-cell table:formula="of:=DEC2HEX([.D806])" office:value-type="string" office:string-value="11A">
            <text:p>11A</text:p>
          </table:table-cell>
          <table:table-cell table:formula="of:=DEC2HEX([.D806]/4)" office:value-type="string" office:string-value="46">
            <text:p>46</text:p>
          </table:table-cell>
          <table:table-cell table:formula="of:=DEC2HEX(([.D806]-HEX2DEC([.F80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5.1000000000023">
            <text:p>15.100</text:p>
          </table:table-cell>
          <table:table-cell table:formula="of:=[.$B$4]/([.$B$3]+[.$B$4])*[.A807]" office:value-type="float" office:value="0.906000000000138">
            <text:p>0.906</text:p>
          </table:table-cell>
          <table:table-cell/>
          <table:table-cell table:formula="of:=[.B807]/[.$E$3]" office:value-type="float" office:value="281.134545454588">
            <text:p>281</text:p>
          </table:table-cell>
          <table:table-cell table:formula="of:=DEC2HEX([.D807])" office:value-type="string" office:string-value="119">
            <text:p>119</text:p>
          </table:table-cell>
          <table:table-cell table:formula="of:=DEC2HEX([.D807]/4)" office:value-type="string" office:string-value="46">
            <text:p>46</text:p>
          </table:table-cell>
          <table:table-cell table:formula="of:=DEC2HEX(([.D807]-HEX2DEC([.F80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.0500000000023">
            <text:p>15.050</text:p>
          </table:table-cell>
          <table:table-cell table:formula="of:=[.$B$4]/([.$B$3]+[.$B$4])*[.A808]" office:value-type="float" office:value="0.903000000000138">
            <text:p>0.903</text:p>
          </table:table-cell>
          <table:table-cell/>
          <table:table-cell table:formula="of:=[.B808]/[.$E$3]" office:value-type="float" office:value="280.203636363679">
            <text:p>280</text:p>
          </table:table-cell>
          <table:table-cell table:formula="of:=DEC2HEX([.D808])" office:value-type="string" office:string-value="118">
            <text:p>118</text:p>
          </table:table-cell>
          <table:table-cell table:formula="of:=DEC2HEX([.D808]/4)" office:value-type="string" office:string-value="46">
            <text:p>46</text:p>
          </table:table-cell>
          <table:table-cell table:formula="of:=DEC2HEX(([.D808]-HEX2DEC([.F80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.0000000000023">
            <text:p>15.000</text:p>
          </table:table-cell>
          <table:table-cell table:formula="of:=[.$B$4]/([.$B$3]+[.$B$4])*[.A809]" office:value-type="float" office:value="0.900000000000138">
            <text:p>0.900</text:p>
          </table:table-cell>
          <table:table-cell/>
          <table:table-cell table:formula="of:=[.B809]/[.$E$3]" office:value-type="float" office:value="279.27272727277">
            <text:p>279</text:p>
          </table:table-cell>
          <table:table-cell table:formula="of:=DEC2HEX([.D809])" office:value-type="string" office:string-value="117">
            <text:p>117</text:p>
          </table:table-cell>
          <table:table-cell table:formula="of:=DEC2HEX([.D809]/4)" office:value-type="string" office:string-value="45">
            <text:p>45</text:p>
          </table:table-cell>
          <table:table-cell table:formula="of:=DEC2HEX(([.D809]-HEX2DEC([.F80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4.9500000000023">
            <text:p>14.950</text:p>
          </table:table-cell>
          <table:table-cell table:formula="of:=[.$B$4]/([.$B$3]+[.$B$4])*[.A810]" office:value-type="float" office:value="0.897000000000138">
            <text:p>0.897</text:p>
          </table:table-cell>
          <table:table-cell/>
          <table:table-cell table:formula="of:=[.B810]/[.$E$3]" office:value-type="float" office:value="278.341818181861">
            <text:p>278</text:p>
          </table:table-cell>
          <table:table-cell table:formula="of:=DEC2HEX([.D810])" office:value-type="string" office:string-value="116">
            <text:p>116</text:p>
          </table:table-cell>
          <table:table-cell table:formula="of:=DEC2HEX([.D810]/4)" office:value-type="string" office:string-value="45">
            <text:p>45</text:p>
          </table:table-cell>
          <table:table-cell table:formula="of:=DEC2HEX(([.D810]-HEX2DEC([.F81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4.9000000000023">
            <text:p>14.900</text:p>
          </table:table-cell>
          <table:table-cell table:formula="of:=[.$B$4]/([.$B$3]+[.$B$4])*[.A811]" office:value-type="float" office:value="0.894000000000138">
            <text:p>0.894</text:p>
          </table:table-cell>
          <table:table-cell/>
          <table:table-cell table:formula="of:=[.B811]/[.$E$3]" office:value-type="float" office:value="277.410909090952">
            <text:p>277</text:p>
          </table:table-cell>
          <table:table-cell table:formula="of:=DEC2HEX([.D811])" office:value-type="string" office:string-value="115">
            <text:p>115</text:p>
          </table:table-cell>
          <table:table-cell table:formula="of:=DEC2HEX([.D811]/4)" office:value-type="string" office:string-value="45">
            <text:p>45</text:p>
          </table:table-cell>
          <table:table-cell table:formula="of:=DEC2HEX(([.D811]-HEX2DEC([.F81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4.8500000000023">
            <text:p>14.850</text:p>
          </table:table-cell>
          <table:table-cell table:formula="of:=[.$B$4]/([.$B$3]+[.$B$4])*[.A812]" office:value-type="float" office:value="0.891000000000138">
            <text:p>0.891</text:p>
          </table:table-cell>
          <table:table-cell/>
          <table:table-cell table:formula="of:=[.B812]/[.$E$3]" office:value-type="float" office:value="276.480000000043">
            <text:p>276</text:p>
          </table:table-cell>
          <table:table-cell table:formula="of:=DEC2HEX([.D812])" office:value-type="string" office:string-value="114">
            <text:p>114</text:p>
          </table:table-cell>
          <table:table-cell table:formula="of:=DEC2HEX([.D812]/4)" office:value-type="string" office:string-value="45">
            <text:p>45</text:p>
          </table:table-cell>
          <table:table-cell table:formula="of:=DEC2HEX(([.D812]-HEX2DEC([.F81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.8000000000023">
            <text:p>14.800</text:p>
          </table:table-cell>
          <table:table-cell table:formula="of:=[.$B$4]/([.$B$3]+[.$B$4])*[.A813]" office:value-type="float" office:value="0.888000000000138">
            <text:p>0.888</text:p>
          </table:table-cell>
          <table:table-cell/>
          <table:table-cell table:formula="of:=[.B813]/[.$E$3]" office:value-type="float" office:value="275.549090909134">
            <text:p>276</text:p>
          </table:table-cell>
          <table:table-cell table:formula="of:=DEC2HEX([.D813])" office:value-type="string" office:string-value="113">
            <text:p>113</text:p>
          </table:table-cell>
          <table:table-cell table:formula="of:=DEC2HEX([.D813]/4)" office:value-type="string" office:string-value="44">
            <text:p>44</text:p>
          </table:table-cell>
          <table:table-cell table:formula="of:=DEC2HEX(([.D813]-HEX2DEC([.F81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4.7500000000023">
            <text:p>14.750</text:p>
          </table:table-cell>
          <table:table-cell table:formula="of:=[.$B$4]/([.$B$3]+[.$B$4])*[.A814]" office:value-type="float" office:value="0.885000000000138">
            <text:p>0.885</text:p>
          </table:table-cell>
          <table:table-cell/>
          <table:table-cell table:formula="of:=[.B814]/[.$E$3]" office:value-type="float" office:value="274.618181818225">
            <text:p>275</text:p>
          </table:table-cell>
          <table:table-cell table:formula="of:=DEC2HEX([.D814])" office:value-type="string" office:string-value="112">
            <text:p>112</text:p>
          </table:table-cell>
          <table:table-cell table:formula="of:=DEC2HEX([.D814]/4)" office:value-type="string" office:string-value="44">
            <text:p>44</text:p>
          </table:table-cell>
          <table:table-cell table:formula="of:=DEC2HEX(([.D814]-HEX2DEC([.F81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4.7000000000023">
            <text:p>14.700</text:p>
          </table:table-cell>
          <table:table-cell table:formula="of:=[.$B$4]/([.$B$3]+[.$B$4])*[.A815]" office:value-type="float" office:value="0.882000000000138">
            <text:p>0.882</text:p>
          </table:table-cell>
          <table:table-cell/>
          <table:table-cell table:formula="of:=[.B815]/[.$E$3]" office:value-type="float" office:value="273.687272727316">
            <text:p>274</text:p>
          </table:table-cell>
          <table:table-cell table:formula="of:=DEC2HEX([.D815])" office:value-type="string" office:string-value="111">
            <text:p>111</text:p>
          </table:table-cell>
          <table:table-cell table:formula="of:=DEC2HEX([.D815]/4)" office:value-type="string" office:string-value="44">
            <text:p>44</text:p>
          </table:table-cell>
          <table:table-cell table:formula="of:=DEC2HEX(([.D815]-HEX2DEC([.F81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4.6500000000023">
            <text:p>14.650</text:p>
          </table:table-cell>
          <table:table-cell table:formula="of:=[.$B$4]/([.$B$3]+[.$B$4])*[.A816]" office:value-type="float" office:value="0.879000000000138">
            <text:p>0.879</text:p>
          </table:table-cell>
          <table:table-cell/>
          <table:table-cell table:formula="of:=[.B816]/[.$E$3]" office:value-type="float" office:value="272.756363636406">
            <text:p>273</text:p>
          </table:table-cell>
          <table:table-cell table:formula="of:=DEC2HEX([.D816])" office:value-type="string" office:string-value="110">
            <text:p>110</text:p>
          </table:table-cell>
          <table:table-cell table:formula="of:=DEC2HEX([.D816]/4)" office:value-type="string" office:string-value="44">
            <text:p>44</text:p>
          </table:table-cell>
          <table:table-cell table:formula="of:=DEC2HEX(([.D816]-HEX2DEC([.F81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.6000000000023">
            <text:p>14.600</text:p>
          </table:table-cell>
          <table:table-cell table:formula="of:=[.$B$4]/([.$B$3]+[.$B$4])*[.A817]" office:value-type="float" office:value="0.876000000000138">
            <text:p>0.876</text:p>
          </table:table-cell>
          <table:table-cell/>
          <table:table-cell table:formula="of:=[.B817]/[.$E$3]" office:value-type="float" office:value="271.825454545497">
            <text:p>272</text:p>
          </table:table-cell>
          <table:table-cell table:formula="of:=DEC2HEX([.D817])" office:value-type="string" office:string-value="10F">
            <text:p>10F</text:p>
          </table:table-cell>
          <table:table-cell table:formula="of:=DEC2HEX([.D817]/4)" office:value-type="string" office:string-value="43">
            <text:p>43</text:p>
          </table:table-cell>
          <table:table-cell table:formula="of:=DEC2HEX(([.D817]-HEX2DEC([.F81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4.5500000000023">
            <text:p>14.550</text:p>
          </table:table-cell>
          <table:table-cell table:formula="of:=[.$B$4]/([.$B$3]+[.$B$4])*[.A818]" office:value-type="float" office:value="0.873000000000138">
            <text:p>0.873</text:p>
          </table:table-cell>
          <table:table-cell/>
          <table:table-cell table:formula="of:=[.B818]/[.$E$3]" office:value-type="float" office:value="270.894545454588">
            <text:p>271</text:p>
          </table:table-cell>
          <table:table-cell table:formula="of:=DEC2HEX([.D818])" office:value-type="string" office:string-value="10E">
            <text:p>10E</text:p>
          </table:table-cell>
          <table:table-cell table:formula="of:=DEC2HEX([.D818]/4)" office:value-type="string" office:string-value="43">
            <text:p>43</text:p>
          </table:table-cell>
          <table:table-cell table:formula="of:=DEC2HEX(([.D818]-HEX2DEC([.F81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4.5000000000023">
            <text:p>14.500</text:p>
          </table:table-cell>
          <table:table-cell table:formula="of:=[.$B$4]/([.$B$3]+[.$B$4])*[.A819]" office:value-type="float" office:value="0.870000000000138">
            <text:p>0.870</text:p>
          </table:table-cell>
          <table:table-cell/>
          <table:table-cell table:formula="of:=[.B819]/[.$E$3]" office:value-type="float" office:value="269.963636363679">
            <text:p>270</text:p>
          </table:table-cell>
          <table:table-cell table:formula="of:=DEC2HEX([.D819])" office:value-type="string" office:string-value="10D">
            <text:p>10D</text:p>
          </table:table-cell>
          <table:table-cell table:formula="of:=DEC2HEX([.D819]/4)" office:value-type="string" office:string-value="43">
            <text:p>43</text:p>
          </table:table-cell>
          <table:table-cell table:formula="of:=DEC2HEX(([.D819]-HEX2DEC([.F81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4.4500000000023">
            <text:p>14.450</text:p>
          </table:table-cell>
          <table:table-cell table:formula="of:=[.$B$4]/([.$B$3]+[.$B$4])*[.A820]" office:value-type="float" office:value="0.867000000000138">
            <text:p>0.867</text:p>
          </table:table-cell>
          <table:table-cell/>
          <table:table-cell table:formula="of:=[.B820]/[.$E$3]" office:value-type="float" office:value="269.03272727277">
            <text:p>269</text:p>
          </table:table-cell>
          <table:table-cell table:formula="of:=DEC2HEX([.D820])" office:value-type="string" office:string-value="10D">
            <text:p>10D</text:p>
          </table:table-cell>
          <table:table-cell table:formula="of:=DEC2HEX([.D820]/4)" office:value-type="string" office:string-value="43">
            <text:p>43</text:p>
          </table:table-cell>
          <table:table-cell table:formula="of:=DEC2HEX(([.D820]-HEX2DEC([.F82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4.4000000000023">
            <text:p>14.400</text:p>
          </table:table-cell>
          <table:table-cell table:formula="of:=[.$B$4]/([.$B$3]+[.$B$4])*[.A821]" office:value-type="float" office:value="0.864000000000138">
            <text:p>0.864</text:p>
          </table:table-cell>
          <table:table-cell/>
          <table:table-cell table:formula="of:=[.B821]/[.$E$3]" office:value-type="float" office:value="268.101818181861">
            <text:p>268</text:p>
          </table:table-cell>
          <table:table-cell table:formula="of:=DEC2HEX([.D821])" office:value-type="string" office:string-value="10C">
            <text:p>10C</text:p>
          </table:table-cell>
          <table:table-cell table:formula="of:=DEC2HEX([.D821]/4)" office:value-type="string" office:string-value="43">
            <text:p>43</text:p>
          </table:table-cell>
          <table:table-cell table:formula="of:=DEC2HEX(([.D821]-HEX2DEC([.F82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.3500000000023">
            <text:p>14.350</text:p>
          </table:table-cell>
          <table:table-cell table:formula="of:=[.$B$4]/([.$B$3]+[.$B$4])*[.A822]" office:value-type="float" office:value="0.861000000000138">
            <text:p>0.861</text:p>
          </table:table-cell>
          <table:table-cell/>
          <table:table-cell table:formula="of:=[.B822]/[.$E$3]" office:value-type="float" office:value="267.170909090952">
            <text:p>267</text:p>
          </table:table-cell>
          <table:table-cell table:formula="of:=DEC2HEX([.D822])" office:value-type="string" office:string-value="10B">
            <text:p>10B</text:p>
          </table:table-cell>
          <table:table-cell table:formula="of:=DEC2HEX([.D822]/4)" office:value-type="string" office:string-value="42">
            <text:p>42</text:p>
          </table:table-cell>
          <table:table-cell table:formula="of:=DEC2HEX(([.D822]-HEX2DEC([.F82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4.3000000000023">
            <text:p>14.300</text:p>
          </table:table-cell>
          <table:table-cell table:formula="of:=[.$B$4]/([.$B$3]+[.$B$4])*[.A823]" office:value-type="float" office:value="0.858000000000138">
            <text:p>0.858</text:p>
          </table:table-cell>
          <table:table-cell/>
          <table:table-cell table:formula="of:=[.B823]/[.$E$3]" office:value-type="float" office:value="266.240000000043">
            <text:p>266</text:p>
          </table:table-cell>
          <table:table-cell table:formula="of:=DEC2HEX([.D823])" office:value-type="string" office:string-value="10A">
            <text:p>10A</text:p>
          </table:table-cell>
          <table:table-cell table:formula="of:=DEC2HEX([.D823]/4)" office:value-type="string" office:string-value="42">
            <text:p>42</text:p>
          </table:table-cell>
          <table:table-cell table:formula="of:=DEC2HEX(([.D823]-HEX2DEC([.F82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4.2500000000023">
            <text:p>14.250</text:p>
          </table:table-cell>
          <table:table-cell table:formula="of:=[.$B$4]/([.$B$3]+[.$B$4])*[.A824]" office:value-type="float" office:value="0.855000000000138">
            <text:p>0.855</text:p>
          </table:table-cell>
          <table:table-cell/>
          <table:table-cell table:formula="of:=[.B824]/[.$E$3]" office:value-type="float" office:value="265.309090909134">
            <text:p>265</text:p>
          </table:table-cell>
          <table:table-cell table:formula="of:=DEC2HEX([.D824])" office:value-type="string" office:string-value="109">
            <text:p>109</text:p>
          </table:table-cell>
          <table:table-cell table:formula="of:=DEC2HEX([.D824]/4)" office:value-type="string" office:string-value="42">
            <text:p>42</text:p>
          </table:table-cell>
          <table:table-cell table:formula="of:=DEC2HEX(([.D824]-HEX2DEC([.F82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4.2000000000023">
            <text:p>14.200</text:p>
          </table:table-cell>
          <table:table-cell table:formula="of:=[.$B$4]/([.$B$3]+[.$B$4])*[.A825]" office:value-type="float" office:value="0.852000000000138">
            <text:p>0.852</text:p>
          </table:table-cell>
          <table:table-cell/>
          <table:table-cell table:formula="of:=[.B825]/[.$E$3]" office:value-type="float" office:value="264.378181818225">
            <text:p>264</text:p>
          </table:table-cell>
          <table:table-cell table:formula="of:=DEC2HEX([.D825])" office:value-type="string" office:string-value="108">
            <text:p>108</text:p>
          </table:table-cell>
          <table:table-cell table:formula="of:=DEC2HEX([.D825]/4)" office:value-type="string" office:string-value="42">
            <text:p>42</text:p>
          </table:table-cell>
          <table:table-cell table:formula="of:=DEC2HEX(([.D825]-HEX2DEC([.F82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.1500000000023">
            <text:p>14.150</text:p>
          </table:table-cell>
          <table:table-cell table:formula="of:=[.$B$4]/([.$B$3]+[.$B$4])*[.A826]" office:value-type="float" office:value="0.849000000000138">
            <text:p>0.849</text:p>
          </table:table-cell>
          <table:table-cell/>
          <table:table-cell table:formula="of:=[.B826]/[.$E$3]" office:value-type="float" office:value="263.447272727316">
            <text:p>263</text:p>
          </table:table-cell>
          <table:table-cell table:formula="of:=DEC2HEX([.D826])" office:value-type="string" office:string-value="107">
            <text:p>107</text:p>
          </table:table-cell>
          <table:table-cell table:formula="of:=DEC2HEX([.D826]/4)" office:value-type="string" office:string-value="41">
            <text:p>41</text:p>
          </table:table-cell>
          <table:table-cell table:formula="of:=DEC2HEX(([.D826]-HEX2DEC([.F82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4.1000000000023">
            <text:p>14.100</text:p>
          </table:table-cell>
          <table:table-cell table:formula="of:=[.$B$4]/([.$B$3]+[.$B$4])*[.A827]" office:value-type="float" office:value="0.846000000000138">
            <text:p>0.846</text:p>
          </table:table-cell>
          <table:table-cell/>
          <table:table-cell table:formula="of:=[.B827]/[.$E$3]" office:value-type="float" office:value="262.516363636406">
            <text:p>263</text:p>
          </table:table-cell>
          <table:table-cell table:formula="of:=DEC2HEX([.D827])" office:value-type="string" office:string-value="106">
            <text:p>106</text:p>
          </table:table-cell>
          <table:table-cell table:formula="of:=DEC2HEX([.D827]/4)" office:value-type="string" office:string-value="41">
            <text:p>41</text:p>
          </table:table-cell>
          <table:table-cell table:formula="of:=DEC2HEX(([.D827]-HEX2DEC([.F82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4.0500000000023">
            <text:p>14.050</text:p>
          </table:table-cell>
          <table:table-cell table:formula="of:=[.$B$4]/([.$B$3]+[.$B$4])*[.A828]" office:value-type="float" office:value="0.843000000000138">
            <text:p>0.843</text:p>
          </table:table-cell>
          <table:table-cell/>
          <table:table-cell table:formula="of:=[.B828]/[.$E$3]" office:value-type="float" office:value="261.585454545497">
            <text:p>262</text:p>
          </table:table-cell>
          <table:table-cell table:formula="of:=DEC2HEX([.D828])" office:value-type="string" office:string-value="105">
            <text:p>105</text:p>
          </table:table-cell>
          <table:table-cell table:formula="of:=DEC2HEX([.D828]/4)" office:value-type="string" office:string-value="41">
            <text:p>41</text:p>
          </table:table-cell>
          <table:table-cell table:formula="of:=DEC2HEX(([.D828]-HEX2DEC([.F82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4.0000000000023">
            <text:p>14.000</text:p>
          </table:table-cell>
          <table:table-cell table:formula="of:=[.$B$4]/([.$B$3]+[.$B$4])*[.A829]" office:value-type="float" office:value="0.840000000000138">
            <text:p>0.840</text:p>
          </table:table-cell>
          <table:table-cell/>
          <table:table-cell table:formula="of:=[.B829]/[.$E$3]" office:value-type="float" office:value="260.654545454588">
            <text:p>261</text:p>
          </table:table-cell>
          <table:table-cell table:formula="of:=DEC2HEX([.D829])" office:value-type="string" office:string-value="104">
            <text:p>104</text:p>
          </table:table-cell>
          <table:table-cell table:formula="of:=DEC2HEX([.D829]/4)" office:value-type="string" office:string-value="41">
            <text:p>41</text:p>
          </table:table-cell>
          <table:table-cell table:formula="of:=DEC2HEX(([.D829]-HEX2DEC([.F82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.9500000000023">
            <text:p>13.950</text:p>
          </table:table-cell>
          <table:table-cell table:formula="of:=[.$B$4]/([.$B$3]+[.$B$4])*[.A830]" office:value-type="float" office:value="0.837000000000138">
            <text:p>0.837</text:p>
          </table:table-cell>
          <table:table-cell/>
          <table:table-cell table:formula="of:=[.B830]/[.$E$3]" office:value-type="float" office:value="259.723636363679">
            <text:p>260</text:p>
          </table:table-cell>
          <table:table-cell table:formula="of:=DEC2HEX([.D830])" office:value-type="string" office:string-value="103">
            <text:p>103</text:p>
          </table:table-cell>
          <table:table-cell table:formula="of:=DEC2HEX([.D830]/4)" office:value-type="string" office:string-value="40">
            <text:p>40</text:p>
          </table:table-cell>
          <table:table-cell table:formula="of:=DEC2HEX(([.D830]-HEX2DEC([.F83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3.9000000000023">
            <text:p>13.900</text:p>
          </table:table-cell>
          <table:table-cell table:formula="of:=[.$B$4]/([.$B$3]+[.$B$4])*[.A831]" office:value-type="float" office:value="0.834000000000138">
            <text:p>0.834</text:p>
          </table:table-cell>
          <table:table-cell/>
          <table:table-cell table:formula="of:=[.B831]/[.$E$3]" office:value-type="float" office:value="258.79272727277">
            <text:p>259</text:p>
          </table:table-cell>
          <table:table-cell table:formula="of:=DEC2HEX([.D831])" office:value-type="string" office:string-value="102">
            <text:p>102</text:p>
          </table:table-cell>
          <table:table-cell table:formula="of:=DEC2HEX([.D831]/4)" office:value-type="string" office:string-value="40">
            <text:p>40</text:p>
          </table:table-cell>
          <table:table-cell table:formula="of:=DEC2HEX(([.D831]-HEX2DEC([.F83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3.8500000000023">
            <text:p>13.850</text:p>
          </table:table-cell>
          <table:table-cell table:formula="of:=[.$B$4]/([.$B$3]+[.$B$4])*[.A832]" office:value-type="float" office:value="0.831000000000138">
            <text:p>0.831</text:p>
          </table:table-cell>
          <table:table-cell/>
          <table:table-cell table:formula="of:=[.B832]/[.$E$3]" office:value-type="float" office:value="257.861818181861">
            <text:p>258</text:p>
          </table:table-cell>
          <table:table-cell table:formula="of:=DEC2HEX([.D832])" office:value-type="string" office:string-value="101">
            <text:p>101</text:p>
          </table:table-cell>
          <table:table-cell table:formula="of:=DEC2HEX([.D832]/4)" office:value-type="string" office:string-value="40">
            <text:p>40</text:p>
          </table:table-cell>
          <table:table-cell table:formula="of:=DEC2HEX(([.D832]-HEX2DEC([.F83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.8000000000023">
            <text:p>13.800</text:p>
          </table:table-cell>
          <table:table-cell table:formula="of:=[.$B$4]/([.$B$3]+[.$B$4])*[.A833]" office:value-type="float" office:value="0.828000000000138">
            <text:p>0.828</text:p>
          </table:table-cell>
          <table:table-cell/>
          <table:table-cell table:formula="of:=[.B833]/[.$E$3]" office:value-type="float" office:value="256.930909090952">
            <text:p>257</text:p>
          </table:table-cell>
          <table:table-cell table:formula="of:=DEC2HEX([.D833])" office:value-type="string" office:string-value="100">
            <text:p>100</text:p>
          </table:table-cell>
          <table:table-cell table:formula="of:=DEC2HEX([.D833]/4)" office:value-type="string" office:string-value="40">
            <text:p>40</text:p>
          </table:table-cell>
          <table:table-cell table:formula="of:=DEC2HEX(([.D833]-HEX2DEC([.F83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.7500000000023">
            <text:p>13.750</text:p>
          </table:table-cell>
          <table:table-cell table:formula="of:=[.$B$4]/([.$B$3]+[.$B$4])*[.A834]" office:value-type="float" office:value="0.825000000000138">
            <text:p>0.825</text:p>
          </table:table-cell>
          <table:table-cell/>
          <table:table-cell table:formula="of:=[.B834]/[.$E$3]" office:value-type="float" office:value="256.000000000043">
            <text:p>256</text:p>
          </table:table-cell>
          <table:table-cell table:formula="of:=DEC2HEX([.D834])" office:value-type="string" office:string-value="100">
            <text:p>100</text:p>
          </table:table-cell>
          <table:table-cell table:formula="of:=DEC2HEX([.D834]/4)" office:value-type="string" office:string-value="40">
            <text:p>40</text:p>
          </table:table-cell>
          <table:table-cell table:formula="of:=DEC2HEX(([.D834]-HEX2DEC([.F83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.7000000000023">
            <text:p>13.700</text:p>
          </table:table-cell>
          <table:table-cell table:formula="of:=[.$B$4]/([.$B$3]+[.$B$4])*[.A835]" office:value-type="float" office:value="0.822000000000138">
            <text:p>0.822</text:p>
          </table:table-cell>
          <table:table-cell/>
          <table:table-cell table:formula="of:=[.B835]/[.$E$3]" office:value-type="float" office:value="255.069090909134">
            <text:p>255</text:p>
          </table:table-cell>
          <table:table-cell table:formula="of:=DEC2HEX([.D835])" office:value-type="string" office:string-value="FF">
            <text:p>FF</text:p>
          </table:table-cell>
          <table:table-cell table:formula="of:=DEC2HEX([.D835]/4)" office:value-type="string" office:string-value="3F">
            <text:p>3F</text:p>
          </table:table-cell>
          <table:table-cell table:formula="of:=DEC2HEX(([.D835]-HEX2DEC([.F83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3.6500000000024">
            <text:p>13.650</text:p>
          </table:table-cell>
          <table:table-cell table:formula="of:=[.$B$4]/([.$B$3]+[.$B$4])*[.A836]" office:value-type="float" office:value="0.819000000000144">
            <text:p>0.819</text:p>
          </table:table-cell>
          <table:table-cell/>
          <table:table-cell table:formula="of:=[.B836]/[.$E$3]" office:value-type="float" office:value="254.138181818226">
            <text:p>254</text:p>
          </table:table-cell>
          <table:table-cell table:formula="of:=DEC2HEX([.D836])" office:value-type="string" office:string-value="FE">
            <text:p>FE</text:p>
          </table:table-cell>
          <table:table-cell table:formula="of:=DEC2HEX([.D836]/4)" office:value-type="string" office:string-value="3F">
            <text:p>3F</text:p>
          </table:table-cell>
          <table:table-cell table:formula="of:=DEC2HEX(([.D836]-HEX2DEC([.F83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3.6000000000024">
            <text:p>13.600</text:p>
          </table:table-cell>
          <table:table-cell table:formula="of:=[.$B$4]/([.$B$3]+[.$B$4])*[.A837]" office:value-type="float" office:value="0.816000000000144">
            <text:p>0.816</text:p>
          </table:table-cell>
          <table:table-cell/>
          <table:table-cell table:formula="of:=[.B837]/[.$E$3]" office:value-type="float" office:value="253.207272727317">
            <text:p>253</text:p>
          </table:table-cell>
          <table:table-cell table:formula="of:=DEC2HEX([.D837])" office:value-type="string" office:string-value="FD">
            <text:p>FD</text:p>
          </table:table-cell>
          <table:table-cell table:formula="of:=DEC2HEX([.D837]/4)" office:value-type="string" office:string-value="3F">
            <text:p>3F</text:p>
          </table:table-cell>
          <table:table-cell table:formula="of:=DEC2HEX(([.D837]-HEX2DEC([.F83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.5500000000024">
            <text:p>13.550</text:p>
          </table:table-cell>
          <table:table-cell table:formula="of:=[.$B$4]/([.$B$3]+[.$B$4])*[.A838]" office:value-type="float" office:value="0.813000000000144">
            <text:p>0.813</text:p>
          </table:table-cell>
          <table:table-cell/>
          <table:table-cell table:formula="of:=[.B838]/[.$E$3]" office:value-type="float" office:value="252.276363636408">
            <text:p>252</text:p>
          </table:table-cell>
          <table:table-cell table:formula="of:=DEC2HEX([.D838])" office:value-type="string" office:string-value="FC">
            <text:p>FC</text:p>
          </table:table-cell>
          <table:table-cell table:formula="of:=DEC2HEX([.D838]/4)" office:value-type="string" office:string-value="3F">
            <text:p>3F</text:p>
          </table:table-cell>
          <table:table-cell table:formula="of:=DEC2HEX(([.D838]-HEX2DEC([.F83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.5000000000024">
            <text:p>13.500</text:p>
          </table:table-cell>
          <table:table-cell table:formula="of:=[.$B$4]/([.$B$3]+[.$B$4])*[.A839]" office:value-type="float" office:value="0.810000000000144">
            <text:p>0.810</text:p>
          </table:table-cell>
          <table:table-cell/>
          <table:table-cell table:formula="of:=[.B839]/[.$E$3]" office:value-type="float" office:value="251.345454545499">
            <text:p>251</text:p>
          </table:table-cell>
          <table:table-cell table:formula="of:=DEC2HEX([.D839])" office:value-type="string" office:string-value="FB">
            <text:p>FB</text:p>
          </table:table-cell>
          <table:table-cell table:formula="of:=DEC2HEX([.D839]/4)" office:value-type="string" office:string-value="3E">
            <text:p>3E</text:p>
          </table:table-cell>
          <table:table-cell table:formula="of:=DEC2HEX(([.D839]-HEX2DEC([.F83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3.4500000000024">
            <text:p>13.450</text:p>
          </table:table-cell>
          <table:table-cell table:formula="of:=[.$B$4]/([.$B$3]+[.$B$4])*[.A840]" office:value-type="float" office:value="0.807000000000144">
            <text:p>0.807</text:p>
          </table:table-cell>
          <table:table-cell/>
          <table:table-cell table:formula="of:=[.B840]/[.$E$3]" office:value-type="float" office:value="250.41454545459">
            <text:p>250</text:p>
          </table:table-cell>
          <table:table-cell table:formula="of:=DEC2HEX([.D840])" office:value-type="string" office:string-value="FA">
            <text:p>FA</text:p>
          </table:table-cell>
          <table:table-cell table:formula="of:=DEC2HEX([.D840]/4)" office:value-type="string" office:string-value="3E">
            <text:p>3E</text:p>
          </table:table-cell>
          <table:table-cell table:formula="of:=DEC2HEX(([.D840]-HEX2DEC([.F84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3.4000000000024">
            <text:p>13.400</text:p>
          </table:table-cell>
          <table:table-cell table:formula="of:=[.$B$4]/([.$B$3]+[.$B$4])*[.A841]" office:value-type="float" office:value="0.804000000000144">
            <text:p>0.804</text:p>
          </table:table-cell>
          <table:table-cell/>
          <table:table-cell table:formula="of:=[.B841]/[.$E$3]" office:value-type="float" office:value="249.483636363681">
            <text:p>249</text:p>
          </table:table-cell>
          <table:table-cell table:formula="of:=DEC2HEX([.D841])" office:value-type="string" office:string-value="F9">
            <text:p>F9</text:p>
          </table:table-cell>
          <table:table-cell table:formula="of:=DEC2HEX([.D841]/4)" office:value-type="string" office:string-value="3E">
            <text:p>3E</text:p>
          </table:table-cell>
          <table:table-cell table:formula="of:=DEC2HEX(([.D841]-HEX2DEC([.F84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.3500000000024">
            <text:p>13.350</text:p>
          </table:table-cell>
          <table:table-cell table:formula="of:=[.$B$4]/([.$B$3]+[.$B$4])*[.A842]" office:value-type="float" office:value="0.801000000000144">
            <text:p>0.801</text:p>
          </table:table-cell>
          <table:table-cell/>
          <table:table-cell table:formula="of:=[.B842]/[.$E$3]" office:value-type="float" office:value="248.552727272772">
            <text:p>249</text:p>
          </table:table-cell>
          <table:table-cell table:formula="of:=DEC2HEX([.D842])" office:value-type="string" office:string-value="F8">
            <text:p>F8</text:p>
          </table:table-cell>
          <table:table-cell table:formula="of:=DEC2HEX([.D842]/4)" office:value-type="string" office:string-value="3E">
            <text:p>3E</text:p>
          </table:table-cell>
          <table:table-cell table:formula="of:=DEC2HEX(([.D842]-HEX2DEC([.F84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.3000000000024">
            <text:p>13.300</text:p>
          </table:table-cell>
          <table:table-cell table:formula="of:=[.$B$4]/([.$B$3]+[.$B$4])*[.A843]" office:value-type="float" office:value="0.798000000000144">
            <text:p>0.798</text:p>
          </table:table-cell>
          <table:table-cell/>
          <table:table-cell table:formula="of:=[.B843]/[.$E$3]" office:value-type="float" office:value="247.621818181863">
            <text:p>248</text:p>
          </table:table-cell>
          <table:table-cell table:formula="of:=DEC2HEX([.D843])" office:value-type="string" office:string-value="F7">
            <text:p>F7</text:p>
          </table:table-cell>
          <table:table-cell table:formula="of:=DEC2HEX([.D843]/4)" office:value-type="string" office:string-value="3D">
            <text:p>3D</text:p>
          </table:table-cell>
          <table:table-cell table:formula="of:=DEC2HEX(([.D843]-HEX2DEC([.F84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3.2500000000024">
            <text:p>13.250</text:p>
          </table:table-cell>
          <table:table-cell table:formula="of:=[.$B$4]/([.$B$3]+[.$B$4])*[.A844]" office:value-type="float" office:value="0.795000000000144">
            <text:p>0.795</text:p>
          </table:table-cell>
          <table:table-cell/>
          <table:table-cell table:formula="of:=[.B844]/[.$E$3]" office:value-type="float" office:value="246.690909090954">
            <text:p>247</text:p>
          </table:table-cell>
          <table:table-cell table:formula="of:=DEC2HEX([.D844])" office:value-type="string" office:string-value="F6">
            <text:p>F6</text:p>
          </table:table-cell>
          <table:table-cell table:formula="of:=DEC2HEX([.D844]/4)" office:value-type="string" office:string-value="3D">
            <text:p>3D</text:p>
          </table:table-cell>
          <table:table-cell table:formula="of:=DEC2HEX(([.D844]-HEX2DEC([.F84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3.2000000000024">
            <text:p>13.200</text:p>
          </table:table-cell>
          <table:table-cell table:formula="of:=[.$B$4]/([.$B$3]+[.$B$4])*[.A845]" office:value-type="float" office:value="0.792000000000144">
            <text:p>0.792</text:p>
          </table:table-cell>
          <table:table-cell/>
          <table:table-cell table:formula="of:=[.B845]/[.$E$3]" office:value-type="float" office:value="245.760000000045">
            <text:p>246</text:p>
          </table:table-cell>
          <table:table-cell table:formula="of:=DEC2HEX([.D845])" office:value-type="string" office:string-value="F5">
            <text:p>F5</text:p>
          </table:table-cell>
          <table:table-cell table:formula="of:=DEC2HEX([.D845]/4)" office:value-type="string" office:string-value="3D">
            <text:p>3D</text:p>
          </table:table-cell>
          <table:table-cell table:formula="of:=DEC2HEX(([.D845]-HEX2DEC([.F84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.1500000000024">
            <text:p>13.150</text:p>
          </table:table-cell>
          <table:table-cell table:formula="of:=[.$B$4]/([.$B$3]+[.$B$4])*[.A846]" office:value-type="float" office:value="0.789000000000144">
            <text:p>0.789</text:p>
          </table:table-cell>
          <table:table-cell/>
          <table:table-cell table:formula="of:=[.B846]/[.$E$3]" office:value-type="float" office:value="244.829090909136">
            <text:p>245</text:p>
          </table:table-cell>
          <table:table-cell table:formula="of:=DEC2HEX([.D846])" office:value-type="string" office:string-value="F4">
            <text:p>F4</text:p>
          </table:table-cell>
          <table:table-cell table:formula="of:=DEC2HEX([.D846]/4)" office:value-type="string" office:string-value="3D">
            <text:p>3D</text:p>
          </table:table-cell>
          <table:table-cell table:formula="of:=DEC2HEX(([.D846]-HEX2DEC([.F84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.1000000000024">
            <text:p>13.100</text:p>
          </table:table-cell>
          <table:table-cell table:formula="of:=[.$B$4]/([.$B$3]+[.$B$4])*[.A847]" office:value-type="float" office:value="0.786000000000144">
            <text:p>0.786</text:p>
          </table:table-cell>
          <table:table-cell/>
          <table:table-cell table:formula="of:=[.B847]/[.$E$3]" office:value-type="float" office:value="243.898181818226">
            <text:p>244</text:p>
          </table:table-cell>
          <table:table-cell table:formula="of:=DEC2HEX([.D847])" office:value-type="string" office:string-value="F3">
            <text:p>F3</text:p>
          </table:table-cell>
          <table:table-cell table:formula="of:=DEC2HEX([.D847]/4)" office:value-type="string" office:string-value="3C">
            <text:p>3C</text:p>
          </table:table-cell>
          <table:table-cell table:formula="of:=DEC2HEX(([.D847]-HEX2DEC([.F84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3.0500000000024">
            <text:p>13.050</text:p>
          </table:table-cell>
          <table:table-cell table:formula="of:=[.$B$4]/([.$B$3]+[.$B$4])*[.A848]" office:value-type="float" office:value="0.783000000000144">
            <text:p>0.783</text:p>
          </table:table-cell>
          <table:table-cell/>
          <table:table-cell table:formula="of:=[.B848]/[.$E$3]" office:value-type="float" office:value="242.967272727317">
            <text:p>243</text:p>
          </table:table-cell>
          <table:table-cell table:formula="of:=DEC2HEX([.D848])" office:value-type="string" office:string-value="F2">
            <text:p>F2</text:p>
          </table:table-cell>
          <table:table-cell table:formula="of:=DEC2HEX([.D848]/4)" office:value-type="string" office:string-value="3C">
            <text:p>3C</text:p>
          </table:table-cell>
          <table:table-cell table:formula="of:=DEC2HEX(([.D848]-HEX2DEC([.F84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3.0000000000024">
            <text:p>13.000</text:p>
          </table:table-cell>
          <table:table-cell table:formula="of:=[.$B$4]/([.$B$3]+[.$B$4])*[.A849]" office:value-type="float" office:value="0.780000000000144">
            <text:p>0.780</text:p>
          </table:table-cell>
          <table:table-cell/>
          <table:table-cell table:formula="of:=[.B849]/[.$E$3]" office:value-type="float" office:value="242.036363636408">
            <text:p>242</text:p>
          </table:table-cell>
          <table:table-cell table:formula="of:=DEC2HEX([.D849])" office:value-type="string" office:string-value="F2">
            <text:p>F2</text:p>
          </table:table-cell>
          <table:table-cell table:formula="of:=DEC2HEX([.D849]/4)" office:value-type="string" office:string-value="3C">
            <text:p>3C</text:p>
          </table:table-cell>
          <table:table-cell table:formula="of:=DEC2HEX(([.D849]-HEX2DEC([.F84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.9500000000024">
            <text:p>12.950</text:p>
          </table:table-cell>
          <table:table-cell table:formula="of:=[.$B$4]/([.$B$3]+[.$B$4])*[.A850]" office:value-type="float" office:value="0.777000000000144">
            <text:p>0.777</text:p>
          </table:table-cell>
          <table:table-cell/>
          <table:table-cell table:formula="of:=[.B850]/[.$E$3]" office:value-type="float" office:value="241.105454545499">
            <text:p>241</text:p>
          </table:table-cell>
          <table:table-cell table:formula="of:=DEC2HEX([.D850])" office:value-type="string" office:string-value="F1">
            <text:p>F1</text:p>
          </table:table-cell>
          <table:table-cell table:formula="of:=DEC2HEX([.D850]/4)" office:value-type="string" office:string-value="3C">
            <text:p>3C</text:p>
          </table:table-cell>
          <table:table-cell table:formula="of:=DEC2HEX(([.D850]-HEX2DEC([.F85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.9000000000024">
            <text:p>12.900</text:p>
          </table:table-cell>
          <table:table-cell table:formula="of:=[.$B$4]/([.$B$3]+[.$B$4])*[.A851]" office:value-type="float" office:value="0.774000000000144">
            <text:p>0.774</text:p>
          </table:table-cell>
          <table:table-cell/>
          <table:table-cell table:formula="of:=[.B851]/[.$E$3]" office:value-type="float" office:value="240.17454545459">
            <text:p>240</text:p>
          </table:table-cell>
          <table:table-cell table:formula="of:=DEC2HEX([.D851])" office:value-type="string" office:string-value="F0">
            <text:p>F0</text:p>
          </table:table-cell>
          <table:table-cell table:formula="of:=DEC2HEX([.D851]/4)" office:value-type="string" office:string-value="3C">
            <text:p>3C</text:p>
          </table:table-cell>
          <table:table-cell table:formula="of:=DEC2HEX(([.D851]-HEX2DEC([.F85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.8500000000024">
            <text:p>12.850</text:p>
          </table:table-cell>
          <table:table-cell table:formula="of:=[.$B$4]/([.$B$3]+[.$B$4])*[.A852]" office:value-type="float" office:value="0.771000000000144">
            <text:p>0.771</text:p>
          </table:table-cell>
          <table:table-cell/>
          <table:table-cell table:formula="of:=[.B852]/[.$E$3]" office:value-type="float" office:value="239.243636363681">
            <text:p>239</text:p>
          </table:table-cell>
          <table:table-cell table:formula="of:=DEC2HEX([.D852])" office:value-type="string" office:string-value="EF">
            <text:p>EF</text:p>
          </table:table-cell>
          <table:table-cell table:formula="of:=DEC2HEX([.D852]/4)" office:value-type="string" office:string-value="3B">
            <text:p>3B</text:p>
          </table:table-cell>
          <table:table-cell table:formula="of:=DEC2HEX(([.D852]-HEX2DEC([.F85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2.8000000000024">
            <text:p>12.800</text:p>
          </table:table-cell>
          <table:table-cell table:formula="of:=[.$B$4]/([.$B$3]+[.$B$4])*[.A853]" office:value-type="float" office:value="0.768000000000144">
            <text:p>0.768</text:p>
          </table:table-cell>
          <table:table-cell/>
          <table:table-cell table:formula="of:=[.B853]/[.$E$3]" office:value-type="float" office:value="238.312727272772">
            <text:p>238</text:p>
          </table:table-cell>
          <table:table-cell table:formula="of:=DEC2HEX([.D853])" office:value-type="string" office:string-value="EE">
            <text:p>EE</text:p>
          </table:table-cell>
          <table:table-cell table:formula="of:=DEC2HEX([.D853]/4)" office:value-type="string" office:string-value="3B">
            <text:p>3B</text:p>
          </table:table-cell>
          <table:table-cell table:formula="of:=DEC2HEX(([.D853]-HEX2DEC([.F85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.7500000000024">
            <text:p>12.750</text:p>
          </table:table-cell>
          <table:table-cell table:formula="of:=[.$B$4]/([.$B$3]+[.$B$4])*[.A854]" office:value-type="float" office:value="0.765000000000144">
            <text:p>0.765</text:p>
          </table:table-cell>
          <table:table-cell/>
          <table:table-cell table:formula="of:=[.B854]/[.$E$3]" office:value-type="float" office:value="237.381818181863">
            <text:p>237</text:p>
          </table:table-cell>
          <table:table-cell table:formula="of:=DEC2HEX([.D854])" office:value-type="string" office:string-value="ED">
            <text:p>ED</text:p>
          </table:table-cell>
          <table:table-cell table:formula="of:=DEC2HEX([.D854]/4)" office:value-type="string" office:string-value="3B">
            <text:p>3B</text:p>
          </table:table-cell>
          <table:table-cell table:formula="of:=DEC2HEX(([.D854]-HEX2DEC([.F85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.7000000000024">
            <text:p>12.700</text:p>
          </table:table-cell>
          <table:table-cell table:formula="of:=[.$B$4]/([.$B$3]+[.$B$4])*[.A855]" office:value-type="float" office:value="0.762000000000144">
            <text:p>0.762</text:p>
          </table:table-cell>
          <table:table-cell/>
          <table:table-cell table:formula="of:=[.B855]/[.$E$3]" office:value-type="float" office:value="236.450909090954">
            <text:p>236</text:p>
          </table:table-cell>
          <table:table-cell table:formula="of:=DEC2HEX([.D855])" office:value-type="string" office:string-value="EC">
            <text:p>EC</text:p>
          </table:table-cell>
          <table:table-cell table:formula="of:=DEC2HEX([.D855]/4)" office:value-type="string" office:string-value="3B">
            <text:p>3B</text:p>
          </table:table-cell>
          <table:table-cell table:formula="of:=DEC2HEX(([.D855]-HEX2DEC([.F85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.6500000000024">
            <text:p>12.650</text:p>
          </table:table-cell>
          <table:table-cell table:formula="of:=[.$B$4]/([.$B$3]+[.$B$4])*[.A856]" office:value-type="float" office:value="0.759000000000144">
            <text:p>0.759</text:p>
          </table:table-cell>
          <table:table-cell/>
          <table:table-cell table:formula="of:=[.B856]/[.$E$3]" office:value-type="float" office:value="235.520000000045">
            <text:p>236</text:p>
          </table:table-cell>
          <table:table-cell table:formula="of:=DEC2HEX([.D856])" office:value-type="string" office:string-value="EB">
            <text:p>EB</text:p>
          </table:table-cell>
          <table:table-cell table:formula="of:=DEC2HEX([.D856]/4)" office:value-type="string" office:string-value="3A">
            <text:p>3A</text:p>
          </table:table-cell>
          <table:table-cell table:formula="of:=DEC2HEX(([.D856]-HEX2DEC([.F85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2.6000000000024">
            <text:p>12.600</text:p>
          </table:table-cell>
          <table:table-cell table:formula="of:=[.$B$4]/([.$B$3]+[.$B$4])*[.A857]" office:value-type="float" office:value="0.756000000000144">
            <text:p>0.756</text:p>
          </table:table-cell>
          <table:table-cell/>
          <table:table-cell table:formula="of:=[.B857]/[.$E$3]" office:value-type="float" office:value="234.589090909136">
            <text:p>235</text:p>
          </table:table-cell>
          <table:table-cell table:formula="of:=DEC2HEX([.D857])" office:value-type="string" office:string-value="EA">
            <text:p>EA</text:p>
          </table:table-cell>
          <table:table-cell table:formula="of:=DEC2HEX([.D857]/4)" office:value-type="string" office:string-value="3A">
            <text:p>3A</text:p>
          </table:table-cell>
          <table:table-cell table:formula="of:=DEC2HEX(([.D857]-HEX2DEC([.F85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.5500000000024">
            <text:p>12.550</text:p>
          </table:table-cell>
          <table:table-cell table:formula="of:=[.$B$4]/([.$B$3]+[.$B$4])*[.A858]" office:value-type="float" office:value="0.753000000000144">
            <text:p>0.753</text:p>
          </table:table-cell>
          <table:table-cell/>
          <table:table-cell table:formula="of:=[.B858]/[.$E$3]" office:value-type="float" office:value="233.658181818227">
            <text:p>234</text:p>
          </table:table-cell>
          <table:table-cell table:formula="of:=DEC2HEX([.D858])" office:value-type="string" office:string-value="E9">
            <text:p>E9</text:p>
          </table:table-cell>
          <table:table-cell table:formula="of:=DEC2HEX([.D858]/4)" office:value-type="string" office:string-value="3A">
            <text:p>3A</text:p>
          </table:table-cell>
          <table:table-cell table:formula="of:=DEC2HEX(([.D858]-HEX2DEC([.F85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.5000000000024">
            <text:p>12.500</text:p>
          </table:table-cell>
          <table:table-cell table:formula="of:=[.$B$4]/([.$B$3]+[.$B$4])*[.A859]" office:value-type="float" office:value="0.750000000000144">
            <text:p>0.750</text:p>
          </table:table-cell>
          <table:table-cell/>
          <table:table-cell table:formula="of:=[.B859]/[.$E$3]" office:value-type="float" office:value="232.727272727317">
            <text:p>233</text:p>
          </table:table-cell>
          <table:table-cell table:formula="of:=DEC2HEX([.D859])" office:value-type="string" office:string-value="E8">
            <text:p>E8</text:p>
          </table:table-cell>
          <table:table-cell table:formula="of:=DEC2HEX([.D859]/4)" office:value-type="string" office:string-value="3A">
            <text:p>3A</text:p>
          </table:table-cell>
          <table:table-cell table:formula="of:=DEC2HEX(([.D859]-HEX2DEC([.F85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.4500000000024">
            <text:p>12.450</text:p>
          </table:table-cell>
          <table:table-cell table:formula="of:=[.$B$4]/([.$B$3]+[.$B$4])*[.A860]" office:value-type="float" office:value="0.747000000000144">
            <text:p>0.747</text:p>
          </table:table-cell>
          <table:table-cell/>
          <table:table-cell table:formula="of:=[.B860]/[.$E$3]" office:value-type="float" office:value="231.796363636408">
            <text:p>232</text:p>
          </table:table-cell>
          <table:table-cell table:formula="of:=DEC2HEX([.D860])" office:value-type="string" office:string-value="E7">
            <text:p>E7</text:p>
          </table:table-cell>
          <table:table-cell table:formula="of:=DEC2HEX([.D860]/4)" office:value-type="string" office:string-value="39">
            <text:p>39</text:p>
          </table:table-cell>
          <table:table-cell table:formula="of:=DEC2HEX(([.D860]-HEX2DEC([.F86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2.4000000000024">
            <text:p>12.400</text:p>
          </table:table-cell>
          <table:table-cell table:formula="of:=[.$B$4]/([.$B$3]+[.$B$4])*[.A861]" office:value-type="float" office:value="0.744000000000144">
            <text:p>0.744</text:p>
          </table:table-cell>
          <table:table-cell/>
          <table:table-cell table:formula="of:=[.B861]/[.$E$3]" office:value-type="float" office:value="230.865454545499">
            <text:p>231</text:p>
          </table:table-cell>
          <table:table-cell table:formula="of:=DEC2HEX([.D861])" office:value-type="string" office:string-value="E6">
            <text:p>E6</text:p>
          </table:table-cell>
          <table:table-cell table:formula="of:=DEC2HEX([.D861]/4)" office:value-type="string" office:string-value="39">
            <text:p>39</text:p>
          </table:table-cell>
          <table:table-cell table:formula="of:=DEC2HEX(([.D861]-HEX2DEC([.F86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.3500000000024">
            <text:p>12.350</text:p>
          </table:table-cell>
          <table:table-cell table:formula="of:=[.$B$4]/([.$B$3]+[.$B$4])*[.A862]" office:value-type="float" office:value="0.741000000000144">
            <text:p>0.741</text:p>
          </table:table-cell>
          <table:table-cell/>
          <table:table-cell table:formula="of:=[.B862]/[.$E$3]" office:value-type="float" office:value="229.93454545459">
            <text:p>230</text:p>
          </table:table-cell>
          <table:table-cell table:formula="of:=DEC2HEX([.D862])" office:value-type="string" office:string-value="E5">
            <text:p>E5</text:p>
          </table:table-cell>
          <table:table-cell table:formula="of:=DEC2HEX([.D862]/4)" office:value-type="string" office:string-value="39">
            <text:p>39</text:p>
          </table:table-cell>
          <table:table-cell table:formula="of:=DEC2HEX(([.D862]-HEX2DEC([.F86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.3000000000024">
            <text:p>12.300</text:p>
          </table:table-cell>
          <table:table-cell table:formula="of:=[.$B$4]/([.$B$3]+[.$B$4])*[.A863]" office:value-type="float" office:value="0.738000000000144">
            <text:p>0.738</text:p>
          </table:table-cell>
          <table:table-cell/>
          <table:table-cell table:formula="of:=[.B863]/[.$E$3]" office:value-type="float" office:value="229.003636363681">
            <text:p>229</text:p>
          </table:table-cell>
          <table:table-cell table:formula="of:=DEC2HEX([.D863])" office:value-type="string" office:string-value="E5">
            <text:p>E5</text:p>
          </table:table-cell>
          <table:table-cell table:formula="of:=DEC2HEX([.D863]/4)" office:value-type="string" office:string-value="39">
            <text:p>39</text:p>
          </table:table-cell>
          <table:table-cell table:formula="of:=DEC2HEX(([.D863]-HEX2DEC([.F86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.2500000000024">
            <text:p>12.250</text:p>
          </table:table-cell>
          <table:table-cell table:formula="of:=[.$B$4]/([.$B$3]+[.$B$4])*[.A864]" office:value-type="float" office:value="0.735000000000144">
            <text:p>0.735</text:p>
          </table:table-cell>
          <table:table-cell/>
          <table:table-cell table:formula="of:=[.B864]/[.$E$3]" office:value-type="float" office:value="228.072727272772">
            <text:p>228</text:p>
          </table:table-cell>
          <table:table-cell table:formula="of:=DEC2HEX([.D864])" office:value-type="string" office:string-value="E4">
            <text:p>E4</text:p>
          </table:table-cell>
          <table:table-cell table:formula="of:=DEC2HEX([.D864]/4)" office:value-type="string" office:string-value="39">
            <text:p>39</text:p>
          </table:table-cell>
          <table:table-cell table:formula="of:=DEC2HEX(([.D864]-HEX2DEC([.F86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.2000000000024">
            <text:p>12.200</text:p>
          </table:table-cell>
          <table:table-cell table:formula="of:=[.$B$4]/([.$B$3]+[.$B$4])*[.A865]" office:value-type="float" office:value="0.732000000000144">
            <text:p>0.732</text:p>
          </table:table-cell>
          <table:table-cell/>
          <table:table-cell table:formula="of:=[.B865]/[.$E$3]" office:value-type="float" office:value="227.141818181863">
            <text:p>227</text:p>
          </table:table-cell>
          <table:table-cell table:formula="of:=DEC2HEX([.D865])" office:value-type="string" office:string-value="E3">
            <text:p>E3</text:p>
          </table:table-cell>
          <table:table-cell table:formula="of:=DEC2HEX([.D865]/4)" office:value-type="string" office:string-value="38">
            <text:p>38</text:p>
          </table:table-cell>
          <table:table-cell table:formula="of:=DEC2HEX(([.D865]-HEX2DEC([.F86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2.1500000000024">
            <text:p>12.150</text:p>
          </table:table-cell>
          <table:table-cell table:formula="of:=[.$B$4]/([.$B$3]+[.$B$4])*[.A866]" office:value-type="float" office:value="0.729000000000144">
            <text:p>0.729</text:p>
          </table:table-cell>
          <table:table-cell/>
          <table:table-cell table:formula="of:=[.B866]/[.$E$3]" office:value-type="float" office:value="226.210909090954">
            <text:p>226</text:p>
          </table:table-cell>
          <table:table-cell table:formula="of:=DEC2HEX([.D866])" office:value-type="string" office:string-value="E2">
            <text:p>E2</text:p>
          </table:table-cell>
          <table:table-cell table:formula="of:=DEC2HEX([.D866]/4)" office:value-type="string" office:string-value="38">
            <text:p>38</text:p>
          </table:table-cell>
          <table:table-cell table:formula="of:=DEC2HEX(([.D866]-HEX2DEC([.F86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.1000000000024">
            <text:p>12.100</text:p>
          </table:table-cell>
          <table:table-cell table:formula="of:=[.$B$4]/([.$B$3]+[.$B$4])*[.A867]" office:value-type="float" office:value="0.726000000000144">
            <text:p>0.726</text:p>
          </table:table-cell>
          <table:table-cell/>
          <table:table-cell table:formula="of:=[.B867]/[.$E$3]" office:value-type="float" office:value="225.280000000045">
            <text:p>225</text:p>
          </table:table-cell>
          <table:table-cell table:formula="of:=DEC2HEX([.D867])" office:value-type="string" office:string-value="E1">
            <text:p>E1</text:p>
          </table:table-cell>
          <table:table-cell table:formula="of:=DEC2HEX([.D867]/4)" office:value-type="string" office:string-value="38">
            <text:p>38</text:p>
          </table:table-cell>
          <table:table-cell table:formula="of:=DEC2HEX(([.D867]-HEX2DEC([.F86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.0500000000024">
            <text:p>12.050</text:p>
          </table:table-cell>
          <table:table-cell table:formula="of:=[.$B$4]/([.$B$3]+[.$B$4])*[.A868]" office:value-type="float" office:value="0.723000000000144">
            <text:p>0.723</text:p>
          </table:table-cell>
          <table:table-cell/>
          <table:table-cell table:formula="of:=[.B868]/[.$E$3]" office:value-type="float" office:value="224.349090909136">
            <text:p>224</text:p>
          </table:table-cell>
          <table:table-cell table:formula="of:=DEC2HEX([.D868])" office:value-type="string" office:string-value="E0">
            <text:p>E0</text:p>
          </table:table-cell>
          <table:table-cell table:formula="of:=DEC2HEX([.D868]/4)" office:value-type="string" office:string-value="38">
            <text:p>38</text:p>
          </table:table-cell>
          <table:table-cell table:formula="of:=DEC2HEX(([.D868]-HEX2DEC([.F86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.0000000000024">
            <text:p>12.000</text:p>
          </table:table-cell>
          <table:table-cell table:formula="of:=[.$B$4]/([.$B$3]+[.$B$4])*[.A869]" office:value-type="float" office:value="0.720000000000144">
            <text:p>0.720</text:p>
          </table:table-cell>
          <table:table-cell/>
          <table:table-cell table:formula="of:=[.B869]/[.$E$3]" office:value-type="float" office:value="223.418181818226">
            <text:p>223</text:p>
          </table:table-cell>
          <table:table-cell table:formula="of:=DEC2HEX([.D869])" office:value-type="string" office:string-value="DF">
            <text:p>DF</text:p>
          </table:table-cell>
          <table:table-cell table:formula="of:=DEC2HEX([.D869]/4)" office:value-type="string" office:string-value="37">
            <text:p>37</text:p>
          </table:table-cell>
          <table:table-cell table:formula="of:=DEC2HEX(([.D869]-HEX2DEC([.F86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1.9500000000024">
            <text:p>11.950</text:p>
          </table:table-cell>
          <table:table-cell table:formula="of:=[.$B$4]/([.$B$3]+[.$B$4])*[.A870]" office:value-type="float" office:value="0.717000000000144">
            <text:p>0.717</text:p>
          </table:table-cell>
          <table:table-cell/>
          <table:table-cell table:formula="of:=[.B870]/[.$E$3]" office:value-type="float" office:value="222.487272727317">
            <text:p>222</text:p>
          </table:table-cell>
          <table:table-cell table:formula="of:=DEC2HEX([.D870])" office:value-type="string" office:string-value="DE">
            <text:p>DE</text:p>
          </table:table-cell>
          <table:table-cell table:formula="of:=DEC2HEX([.D870]/4)" office:value-type="string" office:string-value="37">
            <text:p>37</text:p>
          </table:table-cell>
          <table:table-cell table:formula="of:=DEC2HEX(([.D870]-HEX2DEC([.F87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1.9000000000025">
            <text:p>11.900</text:p>
          </table:table-cell>
          <table:table-cell table:formula="of:=[.$B$4]/([.$B$3]+[.$B$4])*[.A871]" office:value-type="float" office:value="0.71400000000015">
            <text:p>0.714</text:p>
          </table:table-cell>
          <table:table-cell/>
          <table:table-cell table:formula="of:=[.B871]/[.$E$3]" office:value-type="float" office:value="221.55636363641">
            <text:p>222</text:p>
          </table:table-cell>
          <table:table-cell table:formula="of:=DEC2HEX([.D871])" office:value-type="string" office:string-value="DD">
            <text:p>DD</text:p>
          </table:table-cell>
          <table:table-cell table:formula="of:=DEC2HEX([.D871]/4)" office:value-type="string" office:string-value="37">
            <text:p>37</text:p>
          </table:table-cell>
          <table:table-cell table:formula="of:=DEC2HEX(([.D871]-HEX2DEC([.F87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.8500000000025">
            <text:p>11.850</text:p>
          </table:table-cell>
          <table:table-cell table:formula="of:=[.$B$4]/([.$B$3]+[.$B$4])*[.A872]" office:value-type="float" office:value="0.71100000000015">
            <text:p>0.711</text:p>
          </table:table-cell>
          <table:table-cell/>
          <table:table-cell table:formula="of:=[.B872]/[.$E$3]" office:value-type="float" office:value="220.625454545501">
            <text:p>221</text:p>
          </table:table-cell>
          <table:table-cell table:formula="of:=DEC2HEX([.D872])" office:value-type="string" office:string-value="DC">
            <text:p>DC</text:p>
          </table:table-cell>
          <table:table-cell table:formula="of:=DEC2HEX([.D872]/4)" office:value-type="string" office:string-value="37">
            <text:p>37</text:p>
          </table:table-cell>
          <table:table-cell table:formula="of:=DEC2HEX(([.D872]-HEX2DEC([.F87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.8000000000025">
            <text:p>11.800</text:p>
          </table:table-cell>
          <table:table-cell table:formula="of:=[.$B$4]/([.$B$3]+[.$B$4])*[.A873]" office:value-type="float" office:value="0.70800000000015">
            <text:p>0.708</text:p>
          </table:table-cell>
          <table:table-cell/>
          <table:table-cell table:formula="of:=[.B873]/[.$E$3]" office:value-type="float" office:value="219.694545454592">
            <text:p>220</text:p>
          </table:table-cell>
          <table:table-cell table:formula="of:=DEC2HEX([.D873])" office:value-type="string" office:string-value="DB">
            <text:p>DB</text:p>
          </table:table-cell>
          <table:table-cell table:formula="of:=DEC2HEX([.D873]/4)" office:value-type="string" office:string-value="36">
            <text:p>36</text:p>
          </table:table-cell>
          <table:table-cell table:formula="of:=DEC2HEX(([.D873]-HEX2DEC([.F87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1.7500000000025">
            <text:p>11.750</text:p>
          </table:table-cell>
          <table:table-cell table:formula="of:=[.$B$4]/([.$B$3]+[.$B$4])*[.A874]" office:value-type="float" office:value="0.70500000000015">
            <text:p>0.705</text:p>
          </table:table-cell>
          <table:table-cell/>
          <table:table-cell table:formula="of:=[.B874]/[.$E$3]" office:value-type="float" office:value="218.763636363683">
            <text:p>219</text:p>
          </table:table-cell>
          <table:table-cell table:formula="of:=DEC2HEX([.D874])" office:value-type="string" office:string-value="DA">
            <text:p>DA</text:p>
          </table:table-cell>
          <table:table-cell table:formula="of:=DEC2HEX([.D874]/4)" office:value-type="string" office:string-value="36">
            <text:p>36</text:p>
          </table:table-cell>
          <table:table-cell table:formula="of:=DEC2HEX(([.D874]-HEX2DEC([.F87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1.7000000000025">
            <text:p>11.700</text:p>
          </table:table-cell>
          <table:table-cell table:formula="of:=[.$B$4]/([.$B$3]+[.$B$4])*[.A875]" office:value-type="float" office:value="0.70200000000015">
            <text:p>0.702</text:p>
          </table:table-cell>
          <table:table-cell/>
          <table:table-cell table:formula="of:=[.B875]/[.$E$3]" office:value-type="float" office:value="217.832727272774">
            <text:p>218</text:p>
          </table:table-cell>
          <table:table-cell table:formula="of:=DEC2HEX([.D875])" office:value-type="string" office:string-value="D9">
            <text:p>D9</text:p>
          </table:table-cell>
          <table:table-cell table:formula="of:=DEC2HEX([.D875]/4)" office:value-type="string" office:string-value="36">
            <text:p>36</text:p>
          </table:table-cell>
          <table:table-cell table:formula="of:=DEC2HEX(([.D875]-HEX2DEC([.F87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.6500000000025">
            <text:p>11.650</text:p>
          </table:table-cell>
          <table:table-cell table:formula="of:=[.$B$4]/([.$B$3]+[.$B$4])*[.A876]" office:value-type="float" office:value="0.69900000000015">
            <text:p>0.699</text:p>
          </table:table-cell>
          <table:table-cell/>
          <table:table-cell table:formula="of:=[.B876]/[.$E$3]" office:value-type="float" office:value="216.901818181865">
            <text:p>217</text:p>
          </table:table-cell>
          <table:table-cell table:formula="of:=DEC2HEX([.D876])" office:value-type="string" office:string-value="D8">
            <text:p>D8</text:p>
          </table:table-cell>
          <table:table-cell table:formula="of:=DEC2HEX([.D876]/4)" office:value-type="string" office:string-value="36">
            <text:p>36</text:p>
          </table:table-cell>
          <table:table-cell table:formula="of:=DEC2HEX(([.D876]-HEX2DEC([.F87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.6000000000025">
            <text:p>11.600</text:p>
          </table:table-cell>
          <table:table-cell table:formula="of:=[.$B$4]/([.$B$3]+[.$B$4])*[.A877]" office:value-type="float" office:value="0.69600000000015">
            <text:p>0.696</text:p>
          </table:table-cell>
          <table:table-cell/>
          <table:table-cell table:formula="of:=[.B877]/[.$E$3]" office:value-type="float" office:value="215.970909090956">
            <text:p>216</text:p>
          </table:table-cell>
          <table:table-cell table:formula="of:=DEC2HEX([.D877])" office:value-type="string" office:string-value="D7">
            <text:p>D7</text:p>
          </table:table-cell>
          <table:table-cell table:formula="of:=DEC2HEX([.D877]/4)" office:value-type="string" office:string-value="35">
            <text:p>35</text:p>
          </table:table-cell>
          <table:table-cell table:formula="of:=DEC2HEX(([.D877]-HEX2DEC([.F87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1.5500000000025">
            <text:p>11.550</text:p>
          </table:table-cell>
          <table:table-cell table:formula="of:=[.$B$4]/([.$B$3]+[.$B$4])*[.A878]" office:value-type="float" office:value="0.69300000000015">
            <text:p>0.693</text:p>
          </table:table-cell>
          <table:table-cell/>
          <table:table-cell table:formula="of:=[.B878]/[.$E$3]" office:value-type="float" office:value="215.040000000047">
            <text:p>215</text:p>
          </table:table-cell>
          <table:table-cell table:formula="of:=DEC2HEX([.D878])" office:value-type="string" office:string-value="D7">
            <text:p>D7</text:p>
          </table:table-cell>
          <table:table-cell table:formula="of:=DEC2HEX([.D878]/4)" office:value-type="string" office:string-value="35">
            <text:p>35</text:p>
          </table:table-cell>
          <table:table-cell table:formula="of:=DEC2HEX(([.D878]-HEX2DEC([.F87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1.5000000000025">
            <text:p>11.500</text:p>
          </table:table-cell>
          <table:table-cell table:formula="of:=[.$B$4]/([.$B$3]+[.$B$4])*[.A879]" office:value-type="float" office:value="0.69000000000015">
            <text:p>0.690</text:p>
          </table:table-cell>
          <table:table-cell/>
          <table:table-cell table:formula="of:=[.B879]/[.$E$3]" office:value-type="float" office:value="214.109090909137">
            <text:p>214</text:p>
          </table:table-cell>
          <table:table-cell table:formula="of:=DEC2HEX([.D879])" office:value-type="string" office:string-value="D6">
            <text:p>D6</text:p>
          </table:table-cell>
          <table:table-cell table:formula="of:=DEC2HEX([.D879]/4)" office:value-type="string" office:string-value="35">
            <text:p>35</text:p>
          </table:table-cell>
          <table:table-cell table:formula="of:=DEC2HEX(([.D879]-HEX2DEC([.F87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1.4500000000025">
            <text:p>11.450</text:p>
          </table:table-cell>
          <table:table-cell table:formula="of:=[.$B$4]/([.$B$3]+[.$B$4])*[.A880]" office:value-type="float" office:value="0.68700000000015">
            <text:p>0.687</text:p>
          </table:table-cell>
          <table:table-cell/>
          <table:table-cell table:formula="of:=[.B880]/[.$E$3]" office:value-type="float" office:value="213.178181818228">
            <text:p>213</text:p>
          </table:table-cell>
          <table:table-cell table:formula="of:=DEC2HEX([.D880])" office:value-type="string" office:string-value="D5">
            <text:p>D5</text:p>
          </table:table-cell>
          <table:table-cell table:formula="of:=DEC2HEX([.D880]/4)" office:value-type="string" office:string-value="35">
            <text:p>35</text:p>
          </table:table-cell>
          <table:table-cell table:formula="of:=DEC2HEX(([.D880]-HEX2DEC([.F88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.4000000000025">
            <text:p>11.400</text:p>
          </table:table-cell>
          <table:table-cell table:formula="of:=[.$B$4]/([.$B$3]+[.$B$4])*[.A881]" office:value-type="float" office:value="0.68400000000015">
            <text:p>0.684</text:p>
          </table:table-cell>
          <table:table-cell/>
          <table:table-cell table:formula="of:=[.B881]/[.$E$3]" office:value-type="float" office:value="212.247272727319">
            <text:p>212</text:p>
          </table:table-cell>
          <table:table-cell table:formula="of:=DEC2HEX([.D881])" office:value-type="string" office:string-value="D4">
            <text:p>D4</text:p>
          </table:table-cell>
          <table:table-cell table:formula="of:=DEC2HEX([.D881]/4)" office:value-type="string" office:string-value="35">
            <text:p>35</text:p>
          </table:table-cell>
          <table:table-cell table:formula="of:=DEC2HEX(([.D881]-HEX2DEC([.F88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.3500000000025">
            <text:p>11.350</text:p>
          </table:table-cell>
          <table:table-cell table:formula="of:=[.$B$4]/([.$B$3]+[.$B$4])*[.A882]" office:value-type="float" office:value="0.68100000000015">
            <text:p>0.681</text:p>
          </table:table-cell>
          <table:table-cell/>
          <table:table-cell table:formula="of:=[.B882]/[.$E$3]" office:value-type="float" office:value="211.31636363641">
            <text:p>211</text:p>
          </table:table-cell>
          <table:table-cell table:formula="of:=DEC2HEX([.D882])" office:value-type="string" office:string-value="D3">
            <text:p>D3</text:p>
          </table:table-cell>
          <table:table-cell table:formula="of:=DEC2HEX([.D882]/4)" office:value-type="string" office:string-value="34">
            <text:p>34</text:p>
          </table:table-cell>
          <table:table-cell table:formula="of:=DEC2HEX(([.D882]-HEX2DEC([.F88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1.3000000000025">
            <text:p>11.300</text:p>
          </table:table-cell>
          <table:table-cell table:formula="of:=[.$B$4]/([.$B$3]+[.$B$4])*[.A883]" office:value-type="float" office:value="0.67800000000015">
            <text:p>0.678</text:p>
          </table:table-cell>
          <table:table-cell/>
          <table:table-cell table:formula="of:=[.B883]/[.$E$3]" office:value-type="float" office:value="210.385454545501">
            <text:p>210</text:p>
          </table:table-cell>
          <table:table-cell table:formula="of:=DEC2HEX([.D883])" office:value-type="string" office:string-value="D2">
            <text:p>D2</text:p>
          </table:table-cell>
          <table:table-cell table:formula="of:=DEC2HEX([.D883]/4)" office:value-type="string" office:string-value="34">
            <text:p>34</text:p>
          </table:table-cell>
          <table:table-cell table:formula="of:=DEC2HEX(([.D883]-HEX2DEC([.F88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1.2500000000025">
            <text:p>11.250</text:p>
          </table:table-cell>
          <table:table-cell table:formula="of:=[.$B$4]/([.$B$3]+[.$B$4])*[.A884]" office:value-type="float" office:value="0.67500000000015">
            <text:p>0.675</text:p>
          </table:table-cell>
          <table:table-cell/>
          <table:table-cell table:formula="of:=[.B884]/[.$E$3]" office:value-type="float" office:value="209.454545454592">
            <text:p>209</text:p>
          </table:table-cell>
          <table:table-cell table:formula="of:=DEC2HEX([.D884])" office:value-type="string" office:string-value="D1">
            <text:p>D1</text:p>
          </table:table-cell>
          <table:table-cell table:formula="of:=DEC2HEX([.D884]/4)" office:value-type="string" office:string-value="34">
            <text:p>34</text:p>
          </table:table-cell>
          <table:table-cell table:formula="of:=DEC2HEX(([.D884]-HEX2DEC([.F88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.2000000000025">
            <text:p>11.200</text:p>
          </table:table-cell>
          <table:table-cell table:formula="of:=[.$B$4]/([.$B$3]+[.$B$4])*[.A885]" office:value-type="float" office:value="0.67200000000015">
            <text:p>0.672</text:p>
          </table:table-cell>
          <table:table-cell/>
          <table:table-cell table:formula="of:=[.B885]/[.$E$3]" office:value-type="float" office:value="208.523636363683">
            <text:p>209</text:p>
          </table:table-cell>
          <table:table-cell table:formula="of:=DEC2HEX([.D885])" office:value-type="string" office:string-value="D0">
            <text:p>D0</text:p>
          </table:table-cell>
          <table:table-cell table:formula="of:=DEC2HEX([.D885]/4)" office:value-type="string" office:string-value="34">
            <text:p>34</text:p>
          </table:table-cell>
          <table:table-cell table:formula="of:=DEC2HEX(([.D885]-HEX2DEC([.F88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.1500000000025">
            <text:p>11.150</text:p>
          </table:table-cell>
          <table:table-cell table:formula="of:=[.$B$4]/([.$B$3]+[.$B$4])*[.A886]" office:value-type="float" office:value="0.66900000000015">
            <text:p>0.669</text:p>
          </table:table-cell>
          <table:table-cell/>
          <table:table-cell table:formula="of:=[.B886]/[.$E$3]" office:value-type="float" office:value="207.592727272774">
            <text:p>208</text:p>
          </table:table-cell>
          <table:table-cell table:formula="of:=DEC2HEX([.D886])" office:value-type="string" office:string-value="CF">
            <text:p>CF</text:p>
          </table:table-cell>
          <table:table-cell table:formula="of:=DEC2HEX([.D886]/4)" office:value-type="string" office:string-value="33">
            <text:p>33</text:p>
          </table:table-cell>
          <table:table-cell table:formula="of:=DEC2HEX(([.D886]-HEX2DEC([.F88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1.1000000000025">
            <text:p>11.100</text:p>
          </table:table-cell>
          <table:table-cell table:formula="of:=[.$B$4]/([.$B$3]+[.$B$4])*[.A887]" office:value-type="float" office:value="0.66600000000015">
            <text:p>0.666</text:p>
          </table:table-cell>
          <table:table-cell/>
          <table:table-cell table:formula="of:=[.B887]/[.$E$3]" office:value-type="float" office:value="206.661818181865">
            <text:p>207</text:p>
          </table:table-cell>
          <table:table-cell table:formula="of:=DEC2HEX([.D887])" office:value-type="string" office:string-value="CE">
            <text:p>CE</text:p>
          </table:table-cell>
          <table:table-cell table:formula="of:=DEC2HEX([.D887]/4)" office:value-type="string" office:string-value="33">
            <text:p>33</text:p>
          </table:table-cell>
          <table:table-cell table:formula="of:=DEC2HEX(([.D887]-HEX2DEC([.F88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1.0500000000025">
            <text:p>11.050</text:p>
          </table:table-cell>
          <table:table-cell table:formula="of:=[.$B$4]/([.$B$3]+[.$B$4])*[.A888]" office:value-type="float" office:value="0.66300000000015">
            <text:p>0.663</text:p>
          </table:table-cell>
          <table:table-cell/>
          <table:table-cell table:formula="of:=[.B888]/[.$E$3]" office:value-type="float" office:value="205.730909090956">
            <text:p>206</text:p>
          </table:table-cell>
          <table:table-cell table:formula="of:=DEC2HEX([.D888])" office:value-type="string" office:string-value="CD">
            <text:p>CD</text:p>
          </table:table-cell>
          <table:table-cell table:formula="of:=DEC2HEX([.D888]/4)" office:value-type="string" office:string-value="33">
            <text:p>33</text:p>
          </table:table-cell>
          <table:table-cell table:formula="of:=DEC2HEX(([.D888]-HEX2DEC([.F88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.0000000000025">
            <text:p>11.000</text:p>
          </table:table-cell>
          <table:table-cell table:formula="of:=[.$B$4]/([.$B$3]+[.$B$4])*[.A889]" office:value-type="float" office:value="0.66000000000015">
            <text:p>0.660</text:p>
          </table:table-cell>
          <table:table-cell/>
          <table:table-cell table:formula="of:=[.B889]/[.$E$3]" office:value-type="float" office:value="204.800000000047">
            <text:p>205</text:p>
          </table:table-cell>
          <table:table-cell table:formula="of:=DEC2HEX([.D889])" office:value-type="string" office:string-value="CC">
            <text:p>CC</text:p>
          </table:table-cell>
          <table:table-cell table:formula="of:=DEC2HEX([.D889]/4)" office:value-type="string" office:string-value="33">
            <text:p>33</text:p>
          </table:table-cell>
          <table:table-cell table:formula="of:=DEC2HEX(([.D889]-HEX2DEC([.F88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.9500000000025">
            <text:p>10.950</text:p>
          </table:table-cell>
          <table:table-cell table:formula="of:=[.$B$4]/([.$B$3]+[.$B$4])*[.A890]" office:value-type="float" office:value="0.65700000000015">
            <text:p>0.657</text:p>
          </table:table-cell>
          <table:table-cell/>
          <table:table-cell table:formula="of:=[.B890]/[.$E$3]" office:value-type="float" office:value="203.869090909137">
            <text:p>204</text:p>
          </table:table-cell>
          <table:table-cell table:formula="of:=DEC2HEX([.D890])" office:value-type="string" office:string-value="CB">
            <text:p>CB</text:p>
          </table:table-cell>
          <table:table-cell table:formula="of:=DEC2HEX([.D890]/4)" office:value-type="string" office:string-value="32">
            <text:p>32</text:p>
          </table:table-cell>
          <table:table-cell table:formula="of:=DEC2HEX(([.D890]-HEX2DEC([.F89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0.9000000000025">
            <text:p>10.900</text:p>
          </table:table-cell>
          <table:table-cell table:formula="of:=[.$B$4]/([.$B$3]+[.$B$4])*[.A891]" office:value-type="float" office:value="0.65400000000015">
            <text:p>0.654</text:p>
          </table:table-cell>
          <table:table-cell/>
          <table:table-cell table:formula="of:=[.B891]/[.$E$3]" office:value-type="float" office:value="202.938181818228">
            <text:p>203</text:p>
          </table:table-cell>
          <table:table-cell table:formula="of:=DEC2HEX([.D891])" office:value-type="string" office:string-value="CA">
            <text:p>CA</text:p>
          </table:table-cell>
          <table:table-cell table:formula="of:=DEC2HEX([.D891]/4)" office:value-type="string" office:string-value="32">
            <text:p>32</text:p>
          </table:table-cell>
          <table:table-cell table:formula="of:=DEC2HEX(([.D891]-HEX2DEC([.F89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0.8500000000025">
            <text:p>10.850</text:p>
          </table:table-cell>
          <table:table-cell table:formula="of:=[.$B$4]/([.$B$3]+[.$B$4])*[.A892]" office:value-type="float" office:value="0.65100000000015">
            <text:p>0.651</text:p>
          </table:table-cell>
          <table:table-cell/>
          <table:table-cell table:formula="of:=[.B892]/[.$E$3]" office:value-type="float" office:value="202.007272727319">
            <text:p>202</text:p>
          </table:table-cell>
          <table:table-cell table:formula="of:=DEC2HEX([.D892])" office:value-type="string" office:string-value="CA">
            <text:p>CA</text:p>
          </table:table-cell>
          <table:table-cell table:formula="of:=DEC2HEX([.D892]/4)" office:value-type="string" office:string-value="32">
            <text:p>32</text:p>
          </table:table-cell>
          <table:table-cell table:formula="of:=DEC2HEX(([.D892]-HEX2DEC([.F89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0.8000000000025">
            <text:p>10.800</text:p>
          </table:table-cell>
          <table:table-cell table:formula="of:=[.$B$4]/([.$B$3]+[.$B$4])*[.A893]" office:value-type="float" office:value="0.64800000000015">
            <text:p>0.648</text:p>
          </table:table-cell>
          <table:table-cell/>
          <table:table-cell table:formula="of:=[.B893]/[.$E$3]" office:value-type="float" office:value="201.07636363641">
            <text:p>201</text:p>
          </table:table-cell>
          <table:table-cell table:formula="of:=DEC2HEX([.D893])" office:value-type="string" office:string-value="C9">
            <text:p>C9</text:p>
          </table:table-cell>
          <table:table-cell table:formula="of:=DEC2HEX([.D893]/4)" office:value-type="string" office:string-value="32">
            <text:p>32</text:p>
          </table:table-cell>
          <table:table-cell table:formula="of:=DEC2HEX(([.D893]-HEX2DEC([.F89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.7500000000025">
            <text:p>10.750</text:p>
          </table:table-cell>
          <table:table-cell table:formula="of:=[.$B$4]/([.$B$3]+[.$B$4])*[.A894]" office:value-type="float" office:value="0.64500000000015">
            <text:p>0.645</text:p>
          </table:table-cell>
          <table:table-cell/>
          <table:table-cell table:formula="of:=[.B894]/[.$E$3]" office:value-type="float" office:value="200.145454545501">
            <text:p>200</text:p>
          </table:table-cell>
          <table:table-cell table:formula="of:=DEC2HEX([.D894])" office:value-type="string" office:string-value="C8">
            <text:p>C8</text:p>
          </table:table-cell>
          <table:table-cell table:formula="of:=DEC2HEX([.D894]/4)" office:value-type="string" office:string-value="32">
            <text:p>32</text:p>
          </table:table-cell>
          <table:table-cell table:formula="of:=DEC2HEX(([.D894]-HEX2DEC([.F89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.7000000000025">
            <text:p>10.700</text:p>
          </table:table-cell>
          <table:table-cell table:formula="of:=[.$B$4]/([.$B$3]+[.$B$4])*[.A895]" office:value-type="float" office:value="0.64200000000015">
            <text:p>0.642</text:p>
          </table:table-cell>
          <table:table-cell/>
          <table:table-cell table:formula="of:=[.B895]/[.$E$3]" office:value-type="float" office:value="199.214545454592">
            <text:p>199</text:p>
          </table:table-cell>
          <table:table-cell table:formula="of:=DEC2HEX([.D895])" office:value-type="string" office:string-value="C7">
            <text:p>C7</text:p>
          </table:table-cell>
          <table:table-cell table:formula="of:=DEC2HEX([.D895]/4)" office:value-type="string" office:string-value="31">
            <text:p>31</text:p>
          </table:table-cell>
          <table:table-cell table:formula="of:=DEC2HEX(([.D895]-HEX2DEC([.F89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0.6500000000025">
            <text:p>10.650</text:p>
          </table:table-cell>
          <table:table-cell table:formula="of:=[.$B$4]/([.$B$3]+[.$B$4])*[.A896]" office:value-type="float" office:value="0.63900000000015">
            <text:p>0.639</text:p>
          </table:table-cell>
          <table:table-cell/>
          <table:table-cell table:formula="of:=[.B896]/[.$E$3]" office:value-type="float" office:value="198.283636363683">
            <text:p>198</text:p>
          </table:table-cell>
          <table:table-cell table:formula="of:=DEC2HEX([.D896])" office:value-type="string" office:string-value="C6">
            <text:p>C6</text:p>
          </table:table-cell>
          <table:table-cell table:formula="of:=DEC2HEX([.D896]/4)" office:value-type="string" office:string-value="31">
            <text:p>31</text:p>
          </table:table-cell>
          <table:table-cell table:formula="of:=DEC2HEX(([.D896]-HEX2DEC([.F89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0.6000000000025">
            <text:p>10.600</text:p>
          </table:table-cell>
          <table:table-cell table:formula="of:=[.$B$4]/([.$B$3]+[.$B$4])*[.A897]" office:value-type="float" office:value="0.63600000000015">
            <text:p>0.636</text:p>
          </table:table-cell>
          <table:table-cell/>
          <table:table-cell table:formula="of:=[.B897]/[.$E$3]" office:value-type="float" office:value="197.352727272774">
            <text:p>197</text:p>
          </table:table-cell>
          <table:table-cell table:formula="of:=DEC2HEX([.D897])" office:value-type="string" office:string-value="C5">
            <text:p>C5</text:p>
          </table:table-cell>
          <table:table-cell table:formula="of:=DEC2HEX([.D897]/4)" office:value-type="string" office:string-value="31">
            <text:p>31</text:p>
          </table:table-cell>
          <table:table-cell table:formula="of:=DEC2HEX(([.D897]-HEX2DEC([.F89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.5500000000025">
            <text:p>10.550</text:p>
          </table:table-cell>
          <table:table-cell table:formula="of:=[.$B$4]/([.$B$3]+[.$B$4])*[.A898]" office:value-type="float" office:value="0.63300000000015">
            <text:p>0.633</text:p>
          </table:table-cell>
          <table:table-cell/>
          <table:table-cell table:formula="of:=[.B898]/[.$E$3]" office:value-type="float" office:value="196.421818181865">
            <text:p>196</text:p>
          </table:table-cell>
          <table:table-cell table:formula="of:=DEC2HEX([.D898])" office:value-type="string" office:string-value="C4">
            <text:p>C4</text:p>
          </table:table-cell>
          <table:table-cell table:formula="of:=DEC2HEX([.D898]/4)" office:value-type="string" office:string-value="31">
            <text:p>31</text:p>
          </table:table-cell>
          <table:table-cell table:formula="of:=DEC2HEX(([.D898]-HEX2DEC([.F89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.5000000000025">
            <text:p>10.500</text:p>
          </table:table-cell>
          <table:table-cell table:formula="of:=[.$B$4]/([.$B$3]+[.$B$4])*[.A899]" office:value-type="float" office:value="0.63000000000015">
            <text:p>0.630</text:p>
          </table:table-cell>
          <table:table-cell/>
          <table:table-cell table:formula="of:=[.B899]/[.$E$3]" office:value-type="float" office:value="195.490909090956">
            <text:p>195</text:p>
          </table:table-cell>
          <table:table-cell table:formula="of:=DEC2HEX([.D899])" office:value-type="string" office:string-value="C3">
            <text:p>C3</text:p>
          </table:table-cell>
          <table:table-cell table:formula="of:=DEC2HEX([.D899]/4)" office:value-type="string" office:string-value="30">
            <text:p>30</text:p>
          </table:table-cell>
          <table:table-cell table:formula="of:=DEC2HEX(([.D899]-HEX2DEC([.F89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0.4500000000025">
            <text:p>10.450</text:p>
          </table:table-cell>
          <table:table-cell table:formula="of:=[.$B$4]/([.$B$3]+[.$B$4])*[.A900]" office:value-type="float" office:value="0.62700000000015">
            <text:p>0.627</text:p>
          </table:table-cell>
          <table:table-cell/>
          <table:table-cell table:formula="of:=[.B900]/[.$E$3]" office:value-type="float" office:value="194.560000000047">
            <text:p>195</text:p>
          </table:table-cell>
          <table:table-cell table:formula="of:=DEC2HEX([.D900])" office:value-type="string" office:string-value="C2">
            <text:p>C2</text:p>
          </table:table-cell>
          <table:table-cell table:formula="of:=DEC2HEX([.D900]/4)" office:value-type="string" office:string-value="30">
            <text:p>30</text:p>
          </table:table-cell>
          <table:table-cell table:formula="of:=DEC2HEX(([.D900]-HEX2DEC([.F90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0.4000000000025">
            <text:p>10.400</text:p>
          </table:table-cell>
          <table:table-cell table:formula="of:=[.$B$4]/([.$B$3]+[.$B$4])*[.A901]" office:value-type="float" office:value="0.62400000000015">
            <text:p>0.624</text:p>
          </table:table-cell>
          <table:table-cell/>
          <table:table-cell table:formula="of:=[.B901]/[.$E$3]" office:value-type="float" office:value="193.629090909137">
            <text:p>194</text:p>
          </table:table-cell>
          <table:table-cell table:formula="of:=DEC2HEX([.D901])" office:value-type="string" office:string-value="C1">
            <text:p>C1</text:p>
          </table:table-cell>
          <table:table-cell table:formula="of:=DEC2HEX([.D901]/4)" office:value-type="string" office:string-value="30">
            <text:p>30</text:p>
          </table:table-cell>
          <table:table-cell table:formula="of:=DEC2HEX(([.D901]-HEX2DEC([.F90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.3500000000025">
            <text:p>10.350</text:p>
          </table:table-cell>
          <table:table-cell table:formula="of:=[.$B$4]/([.$B$3]+[.$B$4])*[.A902]" office:value-type="float" office:value="0.62100000000015">
            <text:p>0.621</text:p>
          </table:table-cell>
          <table:table-cell/>
          <table:table-cell table:formula="of:=[.B902]/[.$E$3]" office:value-type="float" office:value="192.698181818228">
            <text:p>193</text:p>
          </table:table-cell>
          <table:table-cell table:formula="of:=DEC2HEX([.D902])" office:value-type="string" office:string-value="C0">
            <text:p>C0</text:p>
          </table:table-cell>
          <table:table-cell table:formula="of:=DEC2HEX([.D902]/4)" office:value-type="string" office:string-value="30">
            <text:p>30</text:p>
          </table:table-cell>
          <table:table-cell table:formula="of:=DEC2HEX(([.D902]-HEX2DEC([.F90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.3000000000025">
            <text:p>10.300</text:p>
          </table:table-cell>
          <table:table-cell table:formula="of:=[.$B$4]/([.$B$3]+[.$B$4])*[.A903]" office:value-type="float" office:value="0.61800000000015">
            <text:p>0.618</text:p>
          </table:table-cell>
          <table:table-cell/>
          <table:table-cell table:formula="of:=[.B903]/[.$E$3]" office:value-type="float" office:value="191.767272727319">
            <text:p>192</text:p>
          </table:table-cell>
          <table:table-cell table:formula="of:=DEC2HEX([.D903])" office:value-type="string" office:string-value="BF">
            <text:p>BF</text:p>
          </table:table-cell>
          <table:table-cell table:formula="of:=DEC2HEX([.D903]/4)" office:value-type="string" office:string-value="2F">
            <text:p>2F</text:p>
          </table:table-cell>
          <table:table-cell table:formula="of:=DEC2HEX(([.D903]-HEX2DEC([.F90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0.2500000000025">
            <text:p>10.250</text:p>
          </table:table-cell>
          <table:table-cell table:formula="of:=[.$B$4]/([.$B$3]+[.$B$4])*[.A904]" office:value-type="float" office:value="0.61500000000015">
            <text:p>0.615</text:p>
          </table:table-cell>
          <table:table-cell/>
          <table:table-cell table:formula="of:=[.B904]/[.$E$3]" office:value-type="float" office:value="190.83636363641">
            <text:p>191</text:p>
          </table:table-cell>
          <table:table-cell table:formula="of:=DEC2HEX([.D904])" office:value-type="string" office:string-value="BE">
            <text:p>BE</text:p>
          </table:table-cell>
          <table:table-cell table:formula="of:=DEC2HEX([.D904]/4)" office:value-type="string" office:string-value="2F">
            <text:p>2F</text:p>
          </table:table-cell>
          <table:table-cell table:formula="of:=DEC2HEX(([.D904]-HEX2DEC([.F90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0.2000000000025">
            <text:p>10.200</text:p>
          </table:table-cell>
          <table:table-cell table:formula="of:=[.$B$4]/([.$B$3]+[.$B$4])*[.A905]" office:value-type="float" office:value="0.61200000000015">
            <text:p>0.612</text:p>
          </table:table-cell>
          <table:table-cell/>
          <table:table-cell table:formula="of:=[.B905]/[.$E$3]" office:value-type="float" office:value="189.905454545501">
            <text:p>190</text:p>
          </table:table-cell>
          <table:table-cell table:formula="of:=DEC2HEX([.D905])" office:value-type="string" office:string-value="BD">
            <text:p>BD</text:p>
          </table:table-cell>
          <table:table-cell table:formula="of:=DEC2HEX([.D905]/4)" office:value-type="string" office:string-value="2F">
            <text:p>2F</text:p>
          </table:table-cell>
          <table:table-cell table:formula="of:=DEC2HEX(([.D905]-HEX2DEC([.F90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.1500000000026">
            <text:p>10.150</text:p>
          </table:table-cell>
          <table:table-cell table:formula="of:=[.$B$4]/([.$B$3]+[.$B$4])*[.A906]" office:value-type="float" office:value="0.609000000000156">
            <text:p>0.609</text:p>
          </table:table-cell>
          <table:table-cell/>
          <table:table-cell table:formula="of:=[.B906]/[.$E$3]" office:value-type="float" office:value="188.974545454594">
            <text:p>189</text:p>
          </table:table-cell>
          <table:table-cell table:formula="of:=DEC2HEX([.D906])" office:value-type="string" office:string-value="BC">
            <text:p>BC</text:p>
          </table:table-cell>
          <table:table-cell table:formula="of:=DEC2HEX([.D906]/4)" office:value-type="string" office:string-value="2F">
            <text:p>2F</text:p>
          </table:table-cell>
          <table:table-cell table:formula="of:=DEC2HEX(([.D906]-HEX2DEC([.F90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.1000000000026">
            <text:p>10.100</text:p>
          </table:table-cell>
          <table:table-cell table:formula="of:=[.$B$4]/([.$B$3]+[.$B$4])*[.A907]" office:value-type="float" office:value="0.606000000000156">
            <text:p>0.606</text:p>
          </table:table-cell>
          <table:table-cell/>
          <table:table-cell table:formula="of:=[.B907]/[.$E$3]" office:value-type="float" office:value="188.043636363685">
            <text:p>188</text:p>
          </table:table-cell>
          <table:table-cell table:formula="of:=DEC2HEX([.D907])" office:value-type="string" office:string-value="BC">
            <text:p>BC</text:p>
          </table:table-cell>
          <table:table-cell table:formula="of:=DEC2HEX([.D907]/4)" office:value-type="string" office:string-value="2F">
            <text:p>2F</text:p>
          </table:table-cell>
          <table:table-cell table:formula="of:=DEC2HEX(([.D907]-HEX2DEC([.F90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.0500000000026">
            <text:p>10.050</text:p>
          </table:table-cell>
          <table:table-cell table:formula="of:=[.$B$4]/([.$B$3]+[.$B$4])*[.A908]" office:value-type="float" office:value="0.603000000000156">
            <text:p>0.603</text:p>
          </table:table-cell>
          <table:table-cell/>
          <table:table-cell table:formula="of:=[.B908]/[.$E$3]" office:value-type="float" office:value="187.112727272776">
            <text:p>187</text:p>
          </table:table-cell>
          <table:table-cell table:formula="of:=DEC2HEX([.D908])" office:value-type="string" office:string-value="BB">
            <text:p>BB</text:p>
          </table:table-cell>
          <table:table-cell table:formula="of:=DEC2HEX([.D908]/4)" office:value-type="string" office:string-value="2E">
            <text:p>2E</text:p>
          </table:table-cell>
          <table:table-cell table:formula="of:=DEC2HEX(([.D908]-HEX2DEC([.F90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0.0000000000026">
            <text:p>10.000</text:p>
          </table:table-cell>
          <table:table-cell table:formula="of:=[.$B$4]/([.$B$3]+[.$B$4])*[.A909]" office:value-type="float" office:value="0.600000000000156">
            <text:p>0.600</text:p>
          </table:table-cell>
          <table:table-cell/>
          <table:table-cell table:formula="of:=[.B909]/[.$E$3]" office:value-type="float" office:value="186.181818181867">
            <text:p>186</text:p>
          </table:table-cell>
          <table:table-cell table:formula="of:=DEC2HEX([.D909])" office:value-type="string" office:string-value="BA">
            <text:p>BA</text:p>
          </table:table-cell>
          <table:table-cell table:formula="of:=DEC2HEX([.D909]/4)" office:value-type="string" office:string-value="2E">
            <text:p>2E</text:p>
          </table:table-cell>
          <table:table-cell table:formula="of:=DEC2HEX(([.D909]-HEX2DEC([.F90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.95000000000256">
            <text:p>9.950</text:p>
          </table:table-cell>
          <table:table-cell table:formula="of:=[.$B$4]/([.$B$3]+[.$B$4])*[.A910]" office:value-type="float" office:value="0.597000000000154">
            <text:p>0.597</text:p>
          </table:table-cell>
          <table:table-cell/>
          <table:table-cell table:formula="of:=[.B910]/[.$E$3]" office:value-type="float" office:value="185.250909090957">
            <text:p>185</text:p>
          </table:table-cell>
          <table:table-cell table:formula="of:=DEC2HEX([.D910])" office:value-type="string" office:string-value="B9">
            <text:p>B9</text:p>
          </table:table-cell>
          <table:table-cell table:formula="of:=DEC2HEX([.D910]/4)" office:value-type="string" office:string-value="2E">
            <text:p>2E</text:p>
          </table:table-cell>
          <table:table-cell table:formula="of:=DEC2HEX(([.D910]-HEX2DEC([.F91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.90000000000256">
            <text:p>9.900</text:p>
          </table:table-cell>
          <table:table-cell table:formula="of:=[.$B$4]/([.$B$3]+[.$B$4])*[.A911]" office:value-type="float" office:value="0.594000000000154">
            <text:p>0.594</text:p>
          </table:table-cell>
          <table:table-cell/>
          <table:table-cell table:formula="of:=[.B911]/[.$E$3]" office:value-type="float" office:value="184.320000000048">
            <text:p>184</text:p>
          </table:table-cell>
          <table:table-cell table:formula="of:=DEC2HEX([.D911])" office:value-type="string" office:string-value="B8">
            <text:p>B8</text:p>
          </table:table-cell>
          <table:table-cell table:formula="of:=DEC2HEX([.D911]/4)" office:value-type="string" office:string-value="2E">
            <text:p>2E</text:p>
          </table:table-cell>
          <table:table-cell table:formula="of:=DEC2HEX(([.D911]-HEX2DEC([.F91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.85000000000257">
            <text:p>9.850</text:p>
          </table:table-cell>
          <table:table-cell table:formula="of:=[.$B$4]/([.$B$3]+[.$B$4])*[.A912]" office:value-type="float" office:value="0.591000000000154">
            <text:p>0.591</text:p>
          </table:table-cell>
          <table:table-cell/>
          <table:table-cell table:formula="of:=[.B912]/[.$E$3]" office:value-type="float" office:value="183.389090909139">
            <text:p>183</text:p>
          </table:table-cell>
          <table:table-cell table:formula="of:=DEC2HEX([.D912])" office:value-type="string" office:string-value="B7">
            <text:p>B7</text:p>
          </table:table-cell>
          <table:table-cell table:formula="of:=DEC2HEX([.D912]/4)" office:value-type="string" office:string-value="2D">
            <text:p>2D</text:p>
          </table:table-cell>
          <table:table-cell table:formula="of:=DEC2HEX(([.D912]-HEX2DEC([.F91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.80000000000257">
            <text:p>9.800</text:p>
          </table:table-cell>
          <table:table-cell table:formula="of:=[.$B$4]/([.$B$3]+[.$B$4])*[.A913]" office:value-type="float" office:value="0.588000000000154">
            <text:p>0.588</text:p>
          </table:table-cell>
          <table:table-cell/>
          <table:table-cell table:formula="of:=[.B913]/[.$E$3]" office:value-type="float" office:value="182.45818181823">
            <text:p>182</text:p>
          </table:table-cell>
          <table:table-cell table:formula="of:=DEC2HEX([.D913])" office:value-type="string" office:string-value="B6">
            <text:p>B6</text:p>
          </table:table-cell>
          <table:table-cell table:formula="of:=DEC2HEX([.D913]/4)" office:value-type="string" office:string-value="2D">
            <text:p>2D</text:p>
          </table:table-cell>
          <table:table-cell table:formula="of:=DEC2HEX(([.D913]-HEX2DEC([.F91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.75000000000257">
            <text:p>9.750</text:p>
          </table:table-cell>
          <table:table-cell table:formula="of:=[.$B$4]/([.$B$3]+[.$B$4])*[.A914]" office:value-type="float" office:value="0.585000000000154">
            <text:p>0.585</text:p>
          </table:table-cell>
          <table:table-cell/>
          <table:table-cell table:formula="of:=[.B914]/[.$E$3]" office:value-type="float" office:value="181.527272727321">
            <text:p>182</text:p>
          </table:table-cell>
          <table:table-cell table:formula="of:=DEC2HEX([.D914])" office:value-type="string" office:string-value="B5">
            <text:p>B5</text:p>
          </table:table-cell>
          <table:table-cell table:formula="of:=DEC2HEX([.D914]/4)" office:value-type="string" office:string-value="2D">
            <text:p>2D</text:p>
          </table:table-cell>
          <table:table-cell table:formula="of:=DEC2HEX(([.D914]-HEX2DEC([.F91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.70000000000258">
            <text:p>9.700</text:p>
          </table:table-cell>
          <table:table-cell table:formula="of:=[.$B$4]/([.$B$3]+[.$B$4])*[.A915]" office:value-type="float" office:value="0.582000000000155">
            <text:p>0.582</text:p>
          </table:table-cell>
          <table:table-cell/>
          <table:table-cell table:formula="of:=[.B915]/[.$E$3]" office:value-type="float" office:value="180.596363636412">
            <text:p>181</text:p>
          </table:table-cell>
          <table:table-cell table:formula="of:=DEC2HEX([.D915])" office:value-type="string" office:string-value="B4">
            <text:p>B4</text:p>
          </table:table-cell>
          <table:table-cell table:formula="of:=DEC2HEX([.D915]/4)" office:value-type="string" office:string-value="2D">
            <text:p>2D</text:p>
          </table:table-cell>
          <table:table-cell table:formula="of:=DEC2HEX(([.D915]-HEX2DEC([.F91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.65000000000258">
            <text:p>9.650</text:p>
          </table:table-cell>
          <table:table-cell table:formula="of:=[.$B$4]/([.$B$3]+[.$B$4])*[.A916]" office:value-type="float" office:value="0.579000000000155">
            <text:p>0.579</text:p>
          </table:table-cell>
          <table:table-cell/>
          <table:table-cell table:formula="of:=[.B916]/[.$E$3]" office:value-type="float" office:value="179.665454545503">
            <text:p>180</text:p>
          </table:table-cell>
          <table:table-cell table:formula="of:=DEC2HEX([.D916])" office:value-type="string" office:string-value="B3">
            <text:p>B3</text:p>
          </table:table-cell>
          <table:table-cell table:formula="of:=DEC2HEX([.D916]/4)" office:value-type="string" office:string-value="2C">
            <text:p>2C</text:p>
          </table:table-cell>
          <table:table-cell table:formula="of:=DEC2HEX(([.D916]-HEX2DEC([.F91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.60000000000258">
            <text:p>9.600</text:p>
          </table:table-cell>
          <table:table-cell table:formula="of:=[.$B$4]/([.$B$3]+[.$B$4])*[.A917]" office:value-type="float" office:value="0.576000000000155">
            <text:p>0.576</text:p>
          </table:table-cell>
          <table:table-cell/>
          <table:table-cell table:formula="of:=[.B917]/[.$E$3]" office:value-type="float" office:value="178.734545454594">
            <text:p>179</text:p>
          </table:table-cell>
          <table:table-cell table:formula="of:=DEC2HEX([.D917])" office:value-type="string" office:string-value="B2">
            <text:p>B2</text:p>
          </table:table-cell>
          <table:table-cell table:formula="of:=DEC2HEX([.D917]/4)" office:value-type="string" office:string-value="2C">
            <text:p>2C</text:p>
          </table:table-cell>
          <table:table-cell table:formula="of:=DEC2HEX(([.D917]-HEX2DEC([.F91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.55000000000258">
            <text:p>9.550</text:p>
          </table:table-cell>
          <table:table-cell table:formula="of:=[.$B$4]/([.$B$3]+[.$B$4])*[.A918]" office:value-type="float" office:value="0.573000000000155">
            <text:p>0.573</text:p>
          </table:table-cell>
          <table:table-cell/>
          <table:table-cell table:formula="of:=[.B918]/[.$E$3]" office:value-type="float" office:value="177.803636363684">
            <text:p>178</text:p>
          </table:table-cell>
          <table:table-cell table:formula="of:=DEC2HEX([.D918])" office:value-type="string" office:string-value="B1">
            <text:p>B1</text:p>
          </table:table-cell>
          <table:table-cell table:formula="of:=DEC2HEX([.D918]/4)" office:value-type="string" office:string-value="2C">
            <text:p>2C</text:p>
          </table:table-cell>
          <table:table-cell table:formula="of:=DEC2HEX(([.D918]-HEX2DEC([.F91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.50000000000259">
            <text:p>9.500</text:p>
          </table:table-cell>
          <table:table-cell table:formula="of:=[.$B$4]/([.$B$3]+[.$B$4])*[.A919]" office:value-type="float" office:value="0.570000000000155">
            <text:p>0.570</text:p>
          </table:table-cell>
          <table:table-cell/>
          <table:table-cell table:formula="of:=[.B919]/[.$E$3]" office:value-type="float" office:value="176.872727272776">
            <text:p>177</text:p>
          </table:table-cell>
          <table:table-cell table:formula="of:=DEC2HEX([.D919])" office:value-type="string" office:string-value="B0">
            <text:p>B0</text:p>
          </table:table-cell>
          <table:table-cell table:formula="of:=DEC2HEX([.D919]/4)" office:value-type="string" office:string-value="2C">
            <text:p>2C</text:p>
          </table:table-cell>
          <table:table-cell table:formula="of:=DEC2HEX(([.D919]-HEX2DEC([.F91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.45000000000259">
            <text:p>9.450</text:p>
          </table:table-cell>
          <table:table-cell table:formula="of:=[.$B$4]/([.$B$3]+[.$B$4])*[.A920]" office:value-type="float" office:value="0.567000000000155">
            <text:p>0.567</text:p>
          </table:table-cell>
          <table:table-cell/>
          <table:table-cell table:formula="of:=[.B920]/[.$E$3]" office:value-type="float" office:value="175.941818181866">
            <text:p>176</text:p>
          </table:table-cell>
          <table:table-cell table:formula="of:=DEC2HEX([.D920])" office:value-type="string" office:string-value="AF">
            <text:p>AF</text:p>
          </table:table-cell>
          <table:table-cell table:formula="of:=DEC2HEX([.D920]/4)" office:value-type="string" office:string-value="2B">
            <text:p>2B</text:p>
          </table:table-cell>
          <table:table-cell table:formula="of:=DEC2HEX(([.D920]-HEX2DEC([.F920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.40000000000259">
            <text:p>9.400</text:p>
          </table:table-cell>
          <table:table-cell table:formula="of:=[.$B$4]/([.$B$3]+[.$B$4])*[.A921]" office:value-type="float" office:value="0.564000000000155">
            <text:p>0.564</text:p>
          </table:table-cell>
          <table:table-cell/>
          <table:table-cell table:formula="of:=[.B921]/[.$E$3]" office:value-type="float" office:value="175.010909090957">
            <text:p>175</text:p>
          </table:table-cell>
          <table:table-cell table:formula="of:=DEC2HEX([.D921])" office:value-type="string" office:string-value="AF">
            <text:p>AF</text:p>
          </table:table-cell>
          <table:table-cell table:formula="of:=DEC2HEX([.D921]/4)" office:value-type="string" office:string-value="2B">
            <text:p>2B</text:p>
          </table:table-cell>
          <table:table-cell table:formula="of:=DEC2HEX(([.D921]-HEX2DEC([.F92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.3500000000026">
            <text:p>9.350</text:p>
          </table:table-cell>
          <table:table-cell table:formula="of:=[.$B$4]/([.$B$3]+[.$B$4])*[.A922]" office:value-type="float" office:value="0.561000000000156">
            <text:p>0.561</text:p>
          </table:table-cell>
          <table:table-cell/>
          <table:table-cell table:formula="of:=[.B922]/[.$E$3]" office:value-type="float" office:value="174.080000000048">
            <text:p>174</text:p>
          </table:table-cell>
          <table:table-cell table:formula="of:=DEC2HEX([.D922])" office:value-type="string" office:string-value="AE">
            <text:p>AE</text:p>
          </table:table-cell>
          <table:table-cell table:formula="of:=DEC2HEX([.D922]/4)" office:value-type="string" office:string-value="2B">
            <text:p>2B</text:p>
          </table:table-cell>
          <table:table-cell table:formula="of:=DEC2HEX(([.D922]-HEX2DEC([.F92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.3000000000026">
            <text:p>9.300</text:p>
          </table:table-cell>
          <table:table-cell table:formula="of:=[.$B$4]/([.$B$3]+[.$B$4])*[.A923]" office:value-type="float" office:value="0.558000000000156">
            <text:p>0.558</text:p>
          </table:table-cell>
          <table:table-cell/>
          <table:table-cell table:formula="of:=[.B923]/[.$E$3]" office:value-type="float" office:value="173.149090909139">
            <text:p>173</text:p>
          </table:table-cell>
          <table:table-cell table:formula="of:=DEC2HEX([.D923])" office:value-type="string" office:string-value="AD">
            <text:p>AD</text:p>
          </table:table-cell>
          <table:table-cell table:formula="of:=DEC2HEX([.D923]/4)" office:value-type="string" office:string-value="2B">
            <text:p>2B</text:p>
          </table:table-cell>
          <table:table-cell table:formula="of:=DEC2HEX(([.D923]-HEX2DEC([.F92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.2500000000026">
            <text:p>9.250</text:p>
          </table:table-cell>
          <table:table-cell table:formula="of:=[.$B$4]/([.$B$3]+[.$B$4])*[.A924]" office:value-type="float" office:value="0.555000000000156">
            <text:p>0.555</text:p>
          </table:table-cell>
          <table:table-cell/>
          <table:table-cell table:formula="of:=[.B924]/[.$E$3]" office:value-type="float" office:value="172.21818181823">
            <text:p>172</text:p>
          </table:table-cell>
          <table:table-cell table:formula="of:=DEC2HEX([.D924])" office:value-type="string" office:string-value="AC">
            <text:p>AC</text:p>
          </table:table-cell>
          <table:table-cell table:formula="of:=DEC2HEX([.D924]/4)" office:value-type="string" office:string-value="2B">
            <text:p>2B</text:p>
          </table:table-cell>
          <table:table-cell table:formula="of:=DEC2HEX(([.D924]-HEX2DEC([.F92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.2000000000026">
            <text:p>9.200</text:p>
          </table:table-cell>
          <table:table-cell table:formula="of:=[.$B$4]/([.$B$3]+[.$B$4])*[.A925]" office:value-type="float" office:value="0.552000000000156">
            <text:p>0.552</text:p>
          </table:table-cell>
          <table:table-cell/>
          <table:table-cell table:formula="of:=[.B925]/[.$E$3]" office:value-type="float" office:value="171.287272727321">
            <text:p>171</text:p>
          </table:table-cell>
          <table:table-cell table:formula="of:=DEC2HEX([.D925])" office:value-type="string" office:string-value="AB">
            <text:p>AB</text:p>
          </table:table-cell>
          <table:table-cell table:formula="of:=DEC2HEX([.D925]/4)" office:value-type="string" office:string-value="2A">
            <text:p>2A</text:p>
          </table:table-cell>
          <table:table-cell table:formula="of:=DEC2HEX(([.D925]-HEX2DEC([.F92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.15000000000261">
            <text:p>9.150</text:p>
          </table:table-cell>
          <table:table-cell table:formula="of:=[.$B$4]/([.$B$3]+[.$B$4])*[.A926]" office:value-type="float" office:value="0.549000000000157">
            <text:p>0.549</text:p>
          </table:table-cell>
          <table:table-cell/>
          <table:table-cell table:formula="of:=[.B926]/[.$E$3]" office:value-type="float" office:value="170.356363636412">
            <text:p>170</text:p>
          </table:table-cell>
          <table:table-cell table:formula="of:=DEC2HEX([.D926])" office:value-type="string" office:string-value="AA">
            <text:p>AA</text:p>
          </table:table-cell>
          <table:table-cell table:formula="of:=DEC2HEX([.D926]/4)" office:value-type="string" office:string-value="2A">
            <text:p>2A</text:p>
          </table:table-cell>
          <table:table-cell table:formula="of:=DEC2HEX(([.D926]-HEX2DEC([.F92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.10000000000261">
            <text:p>9.100</text:p>
          </table:table-cell>
          <table:table-cell table:formula="of:=[.$B$4]/([.$B$3]+[.$B$4])*[.A927]" office:value-type="float" office:value="0.546000000000156">
            <text:p>0.546</text:p>
          </table:table-cell>
          <table:table-cell/>
          <table:table-cell table:formula="of:=[.B927]/[.$E$3]" office:value-type="float" office:value="169.425454545503">
            <text:p>169</text:p>
          </table:table-cell>
          <table:table-cell table:formula="of:=DEC2HEX([.D927])" office:value-type="string" office:string-value="A9">
            <text:p>A9</text:p>
          </table:table-cell>
          <table:table-cell table:formula="of:=DEC2HEX([.D927]/4)" office:value-type="string" office:string-value="2A">
            <text:p>2A</text:p>
          </table:table-cell>
          <table:table-cell table:formula="of:=DEC2HEX(([.D927]-HEX2DEC([.F92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.05000000000261">
            <text:p>9.050</text:p>
          </table:table-cell>
          <table:table-cell table:formula="of:=[.$B$4]/([.$B$3]+[.$B$4])*[.A928]" office:value-type="float" office:value="0.543000000000157">
            <text:p>0.543</text:p>
          </table:table-cell>
          <table:table-cell/>
          <table:table-cell table:formula="of:=[.B928]/[.$E$3]" office:value-type="float" office:value="168.494545454594">
            <text:p>168</text:p>
          </table:table-cell>
          <table:table-cell table:formula="of:=DEC2HEX([.D928])" office:value-type="string" office:string-value="A8">
            <text:p>A8</text:p>
          </table:table-cell>
          <table:table-cell table:formula="of:=DEC2HEX([.D928]/4)" office:value-type="string" office:string-value="2A">
            <text:p>2A</text:p>
          </table:table-cell>
          <table:table-cell table:formula="of:=DEC2HEX(([.D928]-HEX2DEC([.F92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.00000000000262">
            <text:p>9.000</text:p>
          </table:table-cell>
          <table:table-cell table:formula="of:=[.$B$4]/([.$B$3]+[.$B$4])*[.A929]" office:value-type="float" office:value="0.540000000000157">
            <text:p>0.540</text:p>
          </table:table-cell>
          <table:table-cell/>
          <table:table-cell table:formula="of:=[.B929]/[.$E$3]" office:value-type="float" office:value="167.563636363685">
            <text:p>168</text:p>
          </table:table-cell>
          <table:table-cell table:formula="of:=DEC2HEX([.D929])" office:value-type="string" office:string-value="A7">
            <text:p>A7</text:p>
          </table:table-cell>
          <table:table-cell table:formula="of:=DEC2HEX([.D929]/4)" office:value-type="string" office:string-value="29">
            <text:p>29</text:p>
          </table:table-cell>
          <table:table-cell table:formula="of:=DEC2HEX(([.D929]-HEX2DEC([.F92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.95000000000262">
            <text:p>8.950</text:p>
          </table:table-cell>
          <table:table-cell table:formula="of:=[.$B$4]/([.$B$3]+[.$B$4])*[.A930]" office:value-type="float" office:value="0.537000000000157">
            <text:p>0.537</text:p>
          </table:table-cell>
          <table:table-cell/>
          <table:table-cell table:formula="of:=[.B930]/[.$E$3]" office:value-type="float" office:value="166.632727272776">
            <text:p>167</text:p>
          </table:table-cell>
          <table:table-cell table:formula="of:=DEC2HEX([.D930])" office:value-type="string" office:string-value="A6">
            <text:p>A6</text:p>
          </table:table-cell>
          <table:table-cell table:formula="of:=DEC2HEX([.D930]/4)" office:value-type="string" office:string-value="29">
            <text:p>29</text:p>
          </table:table-cell>
          <table:table-cell table:formula="of:=DEC2HEX(([.D930]-HEX2DEC([.F93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.90000000000262">
            <text:p>8.900</text:p>
          </table:table-cell>
          <table:table-cell table:formula="of:=[.$B$4]/([.$B$3]+[.$B$4])*[.A931]" office:value-type="float" office:value="0.534000000000157">
            <text:p>0.534</text:p>
          </table:table-cell>
          <table:table-cell/>
          <table:table-cell table:formula="of:=[.B931]/[.$E$3]" office:value-type="float" office:value="165.701818181867">
            <text:p>166</text:p>
          </table:table-cell>
          <table:table-cell table:formula="of:=DEC2HEX([.D931])" office:value-type="string" office:string-value="A5">
            <text:p>A5</text:p>
          </table:table-cell>
          <table:table-cell table:formula="of:=DEC2HEX([.D931]/4)" office:value-type="string" office:string-value="29">
            <text:p>29</text:p>
          </table:table-cell>
          <table:table-cell table:formula="of:=DEC2HEX(([.D931]-HEX2DEC([.F93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.85000000000262">
            <text:p>8.850</text:p>
          </table:table-cell>
          <table:table-cell table:formula="of:=[.$B$4]/([.$B$3]+[.$B$4])*[.A932]" office:value-type="float" office:value="0.531000000000157">
            <text:p>0.531</text:p>
          </table:table-cell>
          <table:table-cell/>
          <table:table-cell table:formula="of:=[.B932]/[.$E$3]" office:value-type="float" office:value="164.770909090958">
            <text:p>165</text:p>
          </table:table-cell>
          <table:table-cell table:formula="of:=DEC2HEX([.D932])" office:value-type="string" office:string-value="A4">
            <text:p>A4</text:p>
          </table:table-cell>
          <table:table-cell table:formula="of:=DEC2HEX([.D932]/4)" office:value-type="string" office:string-value="29">
            <text:p>29</text:p>
          </table:table-cell>
          <table:table-cell table:formula="of:=DEC2HEX(([.D932]-HEX2DEC([.F93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.80000000000263">
            <text:p>8.800</text:p>
          </table:table-cell>
          <table:table-cell table:formula="of:=[.$B$4]/([.$B$3]+[.$B$4])*[.A933]" office:value-type="float" office:value="0.528000000000158">
            <text:p>0.528</text:p>
          </table:table-cell>
          <table:table-cell/>
          <table:table-cell table:formula="of:=[.B933]/[.$E$3]" office:value-type="float" office:value="163.840000000049">
            <text:p>164</text:p>
          </table:table-cell>
          <table:table-cell table:formula="of:=DEC2HEX([.D933])" office:value-type="string" office:string-value="A3">
            <text:p>A3</text:p>
          </table:table-cell>
          <table:table-cell table:formula="of:=DEC2HEX([.D933]/4)" office:value-type="string" office:string-value="28">
            <text:p>28</text:p>
          </table:table-cell>
          <table:table-cell table:formula="of:=DEC2HEX(([.D933]-HEX2DEC([.F93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.75000000000263">
            <text:p>8.750</text:p>
          </table:table-cell>
          <table:table-cell table:formula="of:=[.$B$4]/([.$B$3]+[.$B$4])*[.A934]" office:value-type="float" office:value="0.525000000000158">
            <text:p>0.525</text:p>
          </table:table-cell>
          <table:table-cell/>
          <table:table-cell table:formula="of:=[.B934]/[.$E$3]" office:value-type="float" office:value="162.90909090914">
            <text:p>163</text:p>
          </table:table-cell>
          <table:table-cell table:formula="of:=DEC2HEX([.D934])" office:value-type="string" office:string-value="A2">
            <text:p>A2</text:p>
          </table:table-cell>
          <table:table-cell table:formula="of:=DEC2HEX([.D934]/4)" office:value-type="string" office:string-value="28">
            <text:p>28</text:p>
          </table:table-cell>
          <table:table-cell table:formula="of:=DEC2HEX(([.D934]-HEX2DEC([.F93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.70000000000263">
            <text:p>8.700</text:p>
          </table:table-cell>
          <table:table-cell table:formula="of:=[.$B$4]/([.$B$3]+[.$B$4])*[.A935]" office:value-type="float" office:value="0.522000000000158">
            <text:p>0.522</text:p>
          </table:table-cell>
          <table:table-cell/>
          <table:table-cell table:formula="of:=[.B935]/[.$E$3]" office:value-type="float" office:value="161.978181818231">
            <text:p>162</text:p>
          </table:table-cell>
          <table:table-cell table:formula="of:=DEC2HEX([.D935])" office:value-type="string" office:string-value="A1">
            <text:p>A1</text:p>
          </table:table-cell>
          <table:table-cell table:formula="of:=DEC2HEX([.D935]/4)" office:value-type="string" office:string-value="28">
            <text:p>28</text:p>
          </table:table-cell>
          <table:table-cell table:formula="of:=DEC2HEX(([.D935]-HEX2DEC([.F93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.65000000000264">
            <text:p>8.650</text:p>
          </table:table-cell>
          <table:table-cell table:formula="of:=[.$B$4]/([.$B$3]+[.$B$4])*[.A936]" office:value-type="float" office:value="0.519000000000158">
            <text:p>0.519</text:p>
          </table:table-cell>
          <table:table-cell/>
          <table:table-cell table:formula="of:=[.B936]/[.$E$3]" office:value-type="float" office:value="161.047272727322">
            <text:p>161</text:p>
          </table:table-cell>
          <table:table-cell table:formula="of:=DEC2HEX([.D936])" office:value-type="string" office:string-value="A1">
            <text:p>A1</text:p>
          </table:table-cell>
          <table:table-cell table:formula="of:=DEC2HEX([.D936]/4)" office:value-type="string" office:string-value="28">
            <text:p>28</text:p>
          </table:table-cell>
          <table:table-cell table:formula="of:=DEC2HEX(([.D936]-HEX2DEC([.F93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.60000000000264">
            <text:p>8.600</text:p>
          </table:table-cell>
          <table:table-cell table:formula="of:=[.$B$4]/([.$B$3]+[.$B$4])*[.A937]" office:value-type="float" office:value="0.516000000000158">
            <text:p>0.516</text:p>
          </table:table-cell>
          <table:table-cell/>
          <table:table-cell table:formula="of:=[.B937]/[.$E$3]" office:value-type="float" office:value="160.116363636413">
            <text:p>160</text:p>
          </table:table-cell>
          <table:table-cell table:formula="of:=DEC2HEX([.D937])" office:value-type="string" office:string-value="A0">
            <text:p>A0</text:p>
          </table:table-cell>
          <table:table-cell table:formula="of:=DEC2HEX([.D937]/4)" office:value-type="string" office:string-value="28">
            <text:p>28</text:p>
          </table:table-cell>
          <table:table-cell table:formula="of:=DEC2HEX(([.D937]-HEX2DEC([.F93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.55000000000264">
            <text:p>8.550</text:p>
          </table:table-cell>
          <table:table-cell table:formula="of:=[.$B$4]/([.$B$3]+[.$B$4])*[.A938]" office:value-type="float" office:value="0.513000000000158">
            <text:p>0.513</text:p>
          </table:table-cell>
          <table:table-cell/>
          <table:table-cell table:formula="of:=[.B938]/[.$E$3]" office:value-type="float" office:value="159.185454545504">
            <text:p>159</text:p>
          </table:table-cell>
          <table:table-cell table:formula="of:=DEC2HEX([.D938])" office:value-type="string" office:string-value="9F">
            <text:p>9F</text:p>
          </table:table-cell>
          <table:table-cell table:formula="of:=DEC2HEX([.D938]/4)" office:value-type="string" office:string-value="27">
            <text:p>27</text:p>
          </table:table-cell>
          <table:table-cell table:formula="of:=DEC2HEX(([.D938]-HEX2DEC([.F93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.50000000000264">
            <text:p>8.500</text:p>
          </table:table-cell>
          <table:table-cell table:formula="of:=[.$B$4]/([.$B$3]+[.$B$4])*[.A939]" office:value-type="float" office:value="0.510000000000158">
            <text:p>0.510</text:p>
          </table:table-cell>
          <table:table-cell/>
          <table:table-cell table:formula="of:=[.B939]/[.$E$3]" office:value-type="float" office:value="158.254545454595">
            <text:p>158</text:p>
          </table:table-cell>
          <table:table-cell table:formula="of:=DEC2HEX([.D939])" office:value-type="string" office:string-value="9E">
            <text:p>9E</text:p>
          </table:table-cell>
          <table:table-cell table:formula="of:=DEC2HEX([.D939]/4)" office:value-type="string" office:string-value="27">
            <text:p>27</text:p>
          </table:table-cell>
          <table:table-cell table:formula="of:=DEC2HEX(([.D939]-HEX2DEC([.F93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.45000000000265">
            <text:p>8.450</text:p>
          </table:table-cell>
          <table:table-cell table:formula="of:=[.$B$4]/([.$B$3]+[.$B$4])*[.A940]" office:value-type="float" office:value="0.507000000000159">
            <text:p>0.507</text:p>
          </table:table-cell>
          <table:table-cell/>
          <table:table-cell table:formula="of:=[.B940]/[.$E$3]" office:value-type="float" office:value="157.323636363686">
            <text:p>157</text:p>
          </table:table-cell>
          <table:table-cell table:formula="of:=DEC2HEX([.D940])" office:value-type="string" office:string-value="9D">
            <text:p>9D</text:p>
          </table:table-cell>
          <table:table-cell table:formula="of:=DEC2HEX([.D940]/4)" office:value-type="string" office:string-value="27">
            <text:p>27</text:p>
          </table:table-cell>
          <table:table-cell table:formula="of:=DEC2HEX(([.D940]-HEX2DEC([.F94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.40000000000265">
            <text:p>8.400</text:p>
          </table:table-cell>
          <table:table-cell table:formula="of:=[.$B$4]/([.$B$3]+[.$B$4])*[.A941]" office:value-type="float" office:value="0.504000000000159">
            <text:p>0.504</text:p>
          </table:table-cell>
          <table:table-cell/>
          <table:table-cell table:formula="of:=[.B941]/[.$E$3]" office:value-type="float" office:value="156.392727272777">
            <text:p>156</text:p>
          </table:table-cell>
          <table:table-cell table:formula="of:=DEC2HEX([.D941])" office:value-type="string" office:string-value="9C">
            <text:p>9C</text:p>
          </table:table-cell>
          <table:table-cell table:formula="of:=DEC2HEX([.D941]/4)" office:value-type="string" office:string-value="27">
            <text:p>27</text:p>
          </table:table-cell>
          <table:table-cell table:formula="of:=DEC2HEX(([.D941]-HEX2DEC([.F94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.35000000000265">
            <text:p>8.350</text:p>
          </table:table-cell>
          <table:table-cell table:formula="of:=[.$B$4]/([.$B$3]+[.$B$4])*[.A942]" office:value-type="float" office:value="0.501000000000159">
            <text:p>0.501</text:p>
          </table:table-cell>
          <table:table-cell/>
          <table:table-cell table:formula="of:=[.B942]/[.$E$3]" office:value-type="float" office:value="155.461818181868">
            <text:p>155</text:p>
          </table:table-cell>
          <table:table-cell table:formula="of:=DEC2HEX([.D942])" office:value-type="string" office:string-value="9B">
            <text:p>9B</text:p>
          </table:table-cell>
          <table:table-cell table:formula="of:=DEC2HEX([.D942]/4)" office:value-type="string" office:string-value="26">
            <text:p>26</text:p>
          </table:table-cell>
          <table:table-cell table:formula="of:=DEC2HEX(([.D942]-HEX2DEC([.F94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.30000000000265">
            <text:p>8.300</text:p>
          </table:table-cell>
          <table:table-cell table:formula="of:=[.$B$4]/([.$B$3]+[.$B$4])*[.A943]" office:value-type="float" office:value="0.498000000000159">
            <text:p>0.498</text:p>
          </table:table-cell>
          <table:table-cell/>
          <table:table-cell table:formula="of:=[.B943]/[.$E$3]" office:value-type="float" office:value="154.530909090958">
            <text:p>155</text:p>
          </table:table-cell>
          <table:table-cell table:formula="of:=DEC2HEX([.D943])" office:value-type="string" office:string-value="9A">
            <text:p>9A</text:p>
          </table:table-cell>
          <table:table-cell table:formula="of:=DEC2HEX([.D943]/4)" office:value-type="string" office:string-value="26">
            <text:p>26</text:p>
          </table:table-cell>
          <table:table-cell table:formula="of:=DEC2HEX(([.D943]-HEX2DEC([.F94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.25000000000266">
            <text:p>8.250</text:p>
          </table:table-cell>
          <table:table-cell table:formula="of:=[.$B$4]/([.$B$3]+[.$B$4])*[.A944]" office:value-type="float" office:value="0.49500000000016">
            <text:p>0.495</text:p>
          </table:table-cell>
          <table:table-cell/>
          <table:table-cell table:formula="of:=[.B944]/[.$E$3]" office:value-type="float" office:value="153.60000000005">
            <text:p>154</text:p>
          </table:table-cell>
          <table:table-cell table:formula="of:=DEC2HEX([.D944])" office:value-type="string" office:string-value="99">
            <text:p>99</text:p>
          </table:table-cell>
          <table:table-cell table:formula="of:=DEC2HEX([.D944]/4)" office:value-type="string" office:string-value="26">
            <text:p>26</text:p>
          </table:table-cell>
          <table:table-cell table:formula="of:=DEC2HEX(([.D944]-HEX2DEC([.F94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.20000000000266">
            <text:p>8.200</text:p>
          </table:table-cell>
          <table:table-cell table:formula="of:=[.$B$4]/([.$B$3]+[.$B$4])*[.A945]" office:value-type="float" office:value="0.49200000000016">
            <text:p>0.492</text:p>
          </table:table-cell>
          <table:table-cell/>
          <table:table-cell table:formula="of:=[.B945]/[.$E$3]" office:value-type="float" office:value="152.66909090914">
            <text:p>153</text:p>
          </table:table-cell>
          <table:table-cell table:formula="of:=DEC2HEX([.D945])" office:value-type="string" office:string-value="98">
            <text:p>98</text:p>
          </table:table-cell>
          <table:table-cell table:formula="of:=DEC2HEX([.D945]/4)" office:value-type="string" office:string-value="26">
            <text:p>26</text:p>
          </table:table-cell>
          <table:table-cell table:formula="of:=DEC2HEX(([.D945]-HEX2DEC([.F94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.15000000000266">
            <text:p>8.150</text:p>
          </table:table-cell>
          <table:table-cell table:formula="of:=[.$B$4]/([.$B$3]+[.$B$4])*[.A946]" office:value-type="float" office:value="0.48900000000016">
            <text:p>0.489</text:p>
          </table:table-cell>
          <table:table-cell/>
          <table:table-cell table:formula="of:=[.B946]/[.$E$3]" office:value-type="float" office:value="151.738181818231">
            <text:p>152</text:p>
          </table:table-cell>
          <table:table-cell table:formula="of:=DEC2HEX([.D946])" office:value-type="string" office:string-value="97">
            <text:p>97</text:p>
          </table:table-cell>
          <table:table-cell table:formula="of:=DEC2HEX([.D946]/4)" office:value-type="string" office:string-value="25">
            <text:p>25</text:p>
          </table:table-cell>
          <table:table-cell table:formula="of:=DEC2HEX(([.D946]-HEX2DEC([.F94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.10000000000267">
            <text:p>8.100</text:p>
          </table:table-cell>
          <table:table-cell table:formula="of:=[.$B$4]/([.$B$3]+[.$B$4])*[.A947]" office:value-type="float" office:value="0.48600000000016">
            <text:p>0.486</text:p>
          </table:table-cell>
          <table:table-cell/>
          <table:table-cell table:formula="of:=[.B947]/[.$E$3]" office:value-type="float" office:value="150.807272727322">
            <text:p>151</text:p>
          </table:table-cell>
          <table:table-cell table:formula="of:=DEC2HEX([.D947])" office:value-type="string" office:string-value="96">
            <text:p>96</text:p>
          </table:table-cell>
          <table:table-cell table:formula="of:=DEC2HEX([.D947]/4)" office:value-type="string" office:string-value="25">
            <text:p>25</text:p>
          </table:table-cell>
          <table:table-cell table:formula="of:=DEC2HEX(([.D947]-HEX2DEC([.F94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.05000000000267">
            <text:p>8.050</text:p>
          </table:table-cell>
          <table:table-cell table:formula="of:=[.$B$4]/([.$B$3]+[.$B$4])*[.A948]" office:value-type="float" office:value="0.48300000000016">
            <text:p>0.483</text:p>
          </table:table-cell>
          <table:table-cell/>
          <table:table-cell table:formula="of:=[.B948]/[.$E$3]" office:value-type="float" office:value="149.876363636413">
            <text:p>150</text:p>
          </table:table-cell>
          <table:table-cell table:formula="of:=DEC2HEX([.D948])" office:value-type="string" office:string-value="95">
            <text:p>95</text:p>
          </table:table-cell>
          <table:table-cell table:formula="of:=DEC2HEX([.D948]/4)" office:value-type="string" office:string-value="25">
            <text:p>25</text:p>
          </table:table-cell>
          <table:table-cell table:formula="of:=DEC2HEX(([.D948]-HEX2DEC([.F94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.00000000000267">
            <text:p>8.000</text:p>
          </table:table-cell>
          <table:table-cell table:formula="of:=[.$B$4]/([.$B$3]+[.$B$4])*[.A949]" office:value-type="float" office:value="0.48000000000016">
            <text:p>0.480</text:p>
          </table:table-cell>
          <table:table-cell/>
          <table:table-cell table:formula="of:=[.B949]/[.$E$3]" office:value-type="float" office:value="148.945454545504">
            <text:p>149</text:p>
          </table:table-cell>
          <table:table-cell table:formula="of:=DEC2HEX([.D949])" office:value-type="string" office:string-value="94">
            <text:p>94</text:p>
          </table:table-cell>
          <table:table-cell table:formula="of:=DEC2HEX([.D949]/4)" office:value-type="string" office:string-value="25">
            <text:p>25</text:p>
          </table:table-cell>
          <table:table-cell table:formula="of:=DEC2HEX(([.D949]-HEX2DEC([.F949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.95000000000267">
            <text:p>7.950</text:p>
          </table:table-cell>
          <table:table-cell table:formula="of:=[.$B$4]/([.$B$3]+[.$B$4])*[.A950]" office:value-type="float" office:value="0.47700000000016">
            <text:p>0.477</text:p>
          </table:table-cell>
          <table:table-cell/>
          <table:table-cell table:formula="of:=[.B950]/[.$E$3]" office:value-type="float" office:value="148.014545454595">
            <text:p>148</text:p>
          </table:table-cell>
          <table:table-cell table:formula="of:=DEC2HEX([.D950])" office:value-type="string" office:string-value="94">
            <text:p>94</text:p>
          </table:table-cell>
          <table:table-cell table:formula="of:=DEC2HEX([.D950]/4)" office:value-type="string" office:string-value="25">
            <text:p>25</text:p>
          </table:table-cell>
          <table:table-cell table:formula="of:=DEC2HEX(([.D950]-HEX2DEC([.F95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.90000000000268">
            <text:p>7.900</text:p>
          </table:table-cell>
          <table:table-cell table:formula="of:=[.$B$4]/([.$B$3]+[.$B$4])*[.A951]" office:value-type="float" office:value="0.474000000000161">
            <text:p>0.474</text:p>
          </table:table-cell>
          <table:table-cell/>
          <table:table-cell table:formula="of:=[.B951]/[.$E$3]" office:value-type="float" office:value="147.083636363686">
            <text:p>147</text:p>
          </table:table-cell>
          <table:table-cell table:formula="of:=DEC2HEX([.D951])" office:value-type="string" office:string-value="93">
            <text:p>93</text:p>
          </table:table-cell>
          <table:table-cell table:formula="of:=DEC2HEX([.D951]/4)" office:value-type="string" office:string-value="24">
            <text:p>24</text:p>
          </table:table-cell>
          <table:table-cell table:formula="of:=DEC2HEX(([.D951]-HEX2DEC([.F95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.85000000000268">
            <text:p>7.850</text:p>
          </table:table-cell>
          <table:table-cell table:formula="of:=[.$B$4]/([.$B$3]+[.$B$4])*[.A952]" office:value-type="float" office:value="0.471000000000161">
            <text:p>0.471</text:p>
          </table:table-cell>
          <table:table-cell/>
          <table:table-cell table:formula="of:=[.B952]/[.$E$3]" office:value-type="float" office:value="146.152727272777">
            <text:p>146</text:p>
          </table:table-cell>
          <table:table-cell table:formula="of:=DEC2HEX([.D952])" office:value-type="string" office:string-value="92">
            <text:p>92</text:p>
          </table:table-cell>
          <table:table-cell table:formula="of:=DEC2HEX([.D952]/4)" office:value-type="string" office:string-value="24">
            <text:p>24</text:p>
          </table:table-cell>
          <table:table-cell table:formula="of:=DEC2HEX(([.D952]-HEX2DEC([.F95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.80000000000268">
            <text:p>7.800</text:p>
          </table:table-cell>
          <table:table-cell table:formula="of:=[.$B$4]/([.$B$3]+[.$B$4])*[.A953]" office:value-type="float" office:value="0.468000000000161">
            <text:p>0.468</text:p>
          </table:table-cell>
          <table:table-cell/>
          <table:table-cell table:formula="of:=[.B953]/[.$E$3]" office:value-type="float" office:value="145.221818181868">
            <text:p>145</text:p>
          </table:table-cell>
          <table:table-cell table:formula="of:=DEC2HEX([.D953])" office:value-type="string" office:string-value="91">
            <text:p>91</text:p>
          </table:table-cell>
          <table:table-cell table:formula="of:=DEC2HEX([.D953]/4)" office:value-type="string" office:string-value="24">
            <text:p>24</text:p>
          </table:table-cell>
          <table:table-cell table:formula="of:=DEC2HEX(([.D953]-HEX2DEC([.F95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.75000000000269">
            <text:p>7.750</text:p>
          </table:table-cell>
          <table:table-cell table:formula="of:=[.$B$4]/([.$B$3]+[.$B$4])*[.A954]" office:value-type="float" office:value="0.465000000000161">
            <text:p>0.465</text:p>
          </table:table-cell>
          <table:table-cell/>
          <table:table-cell table:formula="of:=[.B954]/[.$E$3]" office:value-type="float" office:value="144.290909090959">
            <text:p>144</text:p>
          </table:table-cell>
          <table:table-cell table:formula="of:=DEC2HEX([.D954])" office:value-type="string" office:string-value="90">
            <text:p>90</text:p>
          </table:table-cell>
          <table:table-cell table:formula="of:=DEC2HEX([.D954]/4)" office:value-type="string" office:string-value="24">
            <text:p>24</text:p>
          </table:table-cell>
          <table:table-cell table:formula="of:=DEC2HEX(([.D954]-HEX2DEC([.F95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.70000000000269">
            <text:p>7.700</text:p>
          </table:table-cell>
          <table:table-cell table:formula="of:=[.$B$4]/([.$B$3]+[.$B$4])*[.A955]" office:value-type="float" office:value="0.462000000000161">
            <text:p>0.462</text:p>
          </table:table-cell>
          <table:table-cell/>
          <table:table-cell table:formula="of:=[.B955]/[.$E$3]" office:value-type="float" office:value="143.36000000005">
            <text:p>143</text:p>
          </table:table-cell>
          <table:table-cell table:formula="of:=DEC2HEX([.D955])" office:value-type="string" office:string-value="8F">
            <text:p>8F</text:p>
          </table:table-cell>
          <table:table-cell table:formula="of:=DEC2HEX([.D955]/4)" office:value-type="string" office:string-value="23">
            <text:p>23</text:p>
          </table:table-cell>
          <table:table-cell table:formula="of:=DEC2HEX(([.D955]-HEX2DEC([.F95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.65000000000269">
            <text:p>7.650</text:p>
          </table:table-cell>
          <table:table-cell table:formula="of:=[.$B$4]/([.$B$3]+[.$B$4])*[.A956]" office:value-type="float" office:value="0.459000000000161">
            <text:p>0.459</text:p>
          </table:table-cell>
          <table:table-cell/>
          <table:table-cell table:formula="of:=[.B956]/[.$E$3]" office:value-type="float" office:value="142.429090909141">
            <text:p>142</text:p>
          </table:table-cell>
          <table:table-cell table:formula="of:=DEC2HEX([.D956])" office:value-type="string" office:string-value="8E">
            <text:p>8E</text:p>
          </table:table-cell>
          <table:table-cell table:formula="of:=DEC2HEX([.D956]/4)" office:value-type="string" office:string-value="23">
            <text:p>23</text:p>
          </table:table-cell>
          <table:table-cell table:formula="of:=DEC2HEX(([.D956]-HEX2DEC([.F95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.60000000000269">
            <text:p>7.600</text:p>
          </table:table-cell>
          <table:table-cell table:formula="of:=[.$B$4]/([.$B$3]+[.$B$4])*[.A957]" office:value-type="float" office:value="0.456000000000161">
            <text:p>0.456</text:p>
          </table:table-cell>
          <table:table-cell/>
          <table:table-cell table:formula="of:=[.B957]/[.$E$3]" office:value-type="float" office:value="141.498181818232">
            <text:p>141</text:p>
          </table:table-cell>
          <table:table-cell table:formula="of:=DEC2HEX([.D957])" office:value-type="string" office:string-value="8D">
            <text:p>8D</text:p>
          </table:table-cell>
          <table:table-cell table:formula="of:=DEC2HEX([.D957]/4)" office:value-type="string" office:string-value="23">
            <text:p>23</text:p>
          </table:table-cell>
          <table:table-cell table:formula="of:=DEC2HEX(([.D957]-HEX2DEC([.F95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.5500000000027">
            <text:p>7.550</text:p>
          </table:table-cell>
          <table:table-cell table:formula="of:=[.$B$4]/([.$B$3]+[.$B$4])*[.A958]" office:value-type="float" office:value="0.453000000000162">
            <text:p>0.453</text:p>
          </table:table-cell>
          <table:table-cell/>
          <table:table-cell table:formula="of:=[.B958]/[.$E$3]" office:value-type="float" office:value="140.567272727323">
            <text:p>141</text:p>
          </table:table-cell>
          <table:table-cell table:formula="of:=DEC2HEX([.D958])" office:value-type="string" office:string-value="8C">
            <text:p>8C</text:p>
          </table:table-cell>
          <table:table-cell table:formula="of:=DEC2HEX([.D958]/4)" office:value-type="string" office:string-value="23">
            <text:p>23</text:p>
          </table:table-cell>
          <table:table-cell table:formula="of:=DEC2HEX(([.D958]-HEX2DEC([.F95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.5000000000027">
            <text:p>7.500</text:p>
          </table:table-cell>
          <table:table-cell table:formula="of:=[.$B$4]/([.$B$3]+[.$B$4])*[.A959]" office:value-type="float" office:value="0.450000000000162">
            <text:p>0.450</text:p>
          </table:table-cell>
          <table:table-cell/>
          <table:table-cell table:formula="of:=[.B959]/[.$E$3]" office:value-type="float" office:value="139.636363636414">
            <text:p>140</text:p>
          </table:table-cell>
          <table:table-cell table:formula="of:=DEC2HEX([.D959])" office:value-type="string" office:string-value="8B">
            <text:p>8B</text:p>
          </table:table-cell>
          <table:table-cell table:formula="of:=DEC2HEX([.D959]/4)" office:value-type="string" office:string-value="22">
            <text:p>22</text:p>
          </table:table-cell>
          <table:table-cell table:formula="of:=DEC2HEX(([.D959]-HEX2DEC([.F95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.4500000000027">
            <text:p>7.450</text:p>
          </table:table-cell>
          <table:table-cell table:formula="of:=[.$B$4]/([.$B$3]+[.$B$4])*[.A960]" office:value-type="float" office:value="0.447000000000162">
            <text:p>0.447</text:p>
          </table:table-cell>
          <table:table-cell/>
          <table:table-cell table:formula="of:=[.B960]/[.$E$3]" office:value-type="float" office:value="138.705454545505">
            <text:p>139</text:p>
          </table:table-cell>
          <table:table-cell table:formula="of:=DEC2HEX([.D960])" office:value-type="string" office:string-value="8A">
            <text:p>8A</text:p>
          </table:table-cell>
          <table:table-cell table:formula="of:=DEC2HEX([.D960]/4)" office:value-type="string" office:string-value="22">
            <text:p>22</text:p>
          </table:table-cell>
          <table:table-cell table:formula="of:=DEC2HEX(([.D960]-HEX2DEC([.F96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.40000000000271">
            <text:p>7.400</text:p>
          </table:table-cell>
          <table:table-cell table:formula="of:=[.$B$4]/([.$B$3]+[.$B$4])*[.A961]" office:value-type="float" office:value="0.444000000000163">
            <text:p>0.444</text:p>
          </table:table-cell>
          <table:table-cell/>
          <table:table-cell table:formula="of:=[.B961]/[.$E$3]" office:value-type="float" office:value="137.774545454596">
            <text:p>138</text:p>
          </table:table-cell>
          <table:table-cell table:formula="of:=DEC2HEX([.D961])" office:value-type="string" office:string-value="89">
            <text:p>89</text:p>
          </table:table-cell>
          <table:table-cell table:formula="of:=DEC2HEX([.D961]/4)" office:value-type="string" office:string-value="22">
            <text:p>22</text:p>
          </table:table-cell>
          <table:table-cell table:formula="of:=DEC2HEX(([.D961]-HEX2DEC([.F96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.35000000000271">
            <text:p>7.350</text:p>
          </table:table-cell>
          <table:table-cell table:formula="of:=[.$B$4]/([.$B$3]+[.$B$4])*[.A962]" office:value-type="float" office:value="0.441000000000163">
            <text:p>0.441</text:p>
          </table:table-cell>
          <table:table-cell/>
          <table:table-cell table:formula="of:=[.B962]/[.$E$3]" office:value-type="float" office:value="136.843636363687">
            <text:p>137</text:p>
          </table:table-cell>
          <table:table-cell table:formula="of:=DEC2HEX([.D962])" office:value-type="string" office:string-value="88">
            <text:p>88</text:p>
          </table:table-cell>
          <table:table-cell table:formula="of:=DEC2HEX([.D962]/4)" office:value-type="string" office:string-value="22">
            <text:p>22</text:p>
          </table:table-cell>
          <table:table-cell table:formula="of:=DEC2HEX(([.D962]-HEX2DEC([.F96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.30000000000271">
            <text:p>7.300</text:p>
          </table:table-cell>
          <table:table-cell table:formula="of:=[.$B$4]/([.$B$3]+[.$B$4])*[.A963]" office:value-type="float" office:value="0.438000000000163">
            <text:p>0.438</text:p>
          </table:table-cell>
          <table:table-cell/>
          <table:table-cell table:formula="of:=[.B963]/[.$E$3]" office:value-type="float" office:value="135.912727272778">
            <text:p>136</text:p>
          </table:table-cell>
          <table:table-cell table:formula="of:=DEC2HEX([.D963])" office:value-type="string" office:string-value="87">
            <text:p>87</text:p>
          </table:table-cell>
          <table:table-cell table:formula="of:=DEC2HEX([.D963]/4)" office:value-type="string" office:string-value="21">
            <text:p>21</text:p>
          </table:table-cell>
          <table:table-cell table:formula="of:=DEC2HEX(([.D963]-HEX2DEC([.F96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.25000000000271">
            <text:p>7.250</text:p>
          </table:table-cell>
          <table:table-cell table:formula="of:=[.$B$4]/([.$B$3]+[.$B$4])*[.A964]" office:value-type="float" office:value="0.435000000000163">
            <text:p>0.435</text:p>
          </table:table-cell>
          <table:table-cell/>
          <table:table-cell table:formula="of:=[.B964]/[.$E$3]" office:value-type="float" office:value="134.981818181869">
            <text:p>135</text:p>
          </table:table-cell>
          <table:table-cell table:formula="of:=DEC2HEX([.D964])" office:value-type="string" office:string-value="86">
            <text:p>86</text:p>
          </table:table-cell>
          <table:table-cell table:formula="of:=DEC2HEX([.D964]/4)" office:value-type="string" office:string-value="21">
            <text:p>21</text:p>
          </table:table-cell>
          <table:table-cell table:formula="of:=DEC2HEX(([.D964]-HEX2DEC([.F964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.20000000000272">
            <text:p>7.200</text:p>
          </table:table-cell>
          <table:table-cell table:formula="of:=[.$B$4]/([.$B$3]+[.$B$4])*[.A965]" office:value-type="float" office:value="0.432000000000163">
            <text:p>0.432</text:p>
          </table:table-cell>
          <table:table-cell/>
          <table:table-cell table:formula="of:=[.B965]/[.$E$3]" office:value-type="float" office:value="134.05090909096">
            <text:p>134</text:p>
          </table:table-cell>
          <table:table-cell table:formula="of:=DEC2HEX([.D965])" office:value-type="string" office:string-value="86">
            <text:p>86</text:p>
          </table:table-cell>
          <table:table-cell table:formula="of:=DEC2HEX([.D965]/4)" office:value-type="string" office:string-value="21">
            <text:p>21</text:p>
          </table:table-cell>
          <table:table-cell table:formula="of:=DEC2HEX(([.D965]-HEX2DEC([.F96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.15000000000272">
            <text:p>7.150</text:p>
          </table:table-cell>
          <table:table-cell table:formula="of:=[.$B$4]/([.$B$3]+[.$B$4])*[.A966]" office:value-type="float" office:value="0.429000000000163">
            <text:p>0.429</text:p>
          </table:table-cell>
          <table:table-cell/>
          <table:table-cell table:formula="of:=[.B966]/[.$E$3]" office:value-type="float" office:value="133.120000000051">
            <text:p>133</text:p>
          </table:table-cell>
          <table:table-cell table:formula="of:=DEC2HEX([.D966])" office:value-type="string" office:string-value="85">
            <text:p>85</text:p>
          </table:table-cell>
          <table:table-cell table:formula="of:=DEC2HEX([.D966]/4)" office:value-type="string" office:string-value="21">
            <text:p>21</text:p>
          </table:table-cell>
          <table:table-cell table:formula="of:=DEC2HEX(([.D966]-HEX2DEC([.F96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.10000000000272">
            <text:p>7.100</text:p>
          </table:table-cell>
          <table:table-cell table:formula="of:=[.$B$4]/([.$B$3]+[.$B$4])*[.A967]" office:value-type="float" office:value="0.426000000000163">
            <text:p>0.426</text:p>
          </table:table-cell>
          <table:table-cell/>
          <table:table-cell table:formula="of:=[.B967]/[.$E$3]" office:value-type="float" office:value="132.189090909142">
            <text:p>132</text:p>
          </table:table-cell>
          <table:table-cell table:formula="of:=DEC2HEX([.D967])" office:value-type="string" office:string-value="84">
            <text:p>84</text:p>
          </table:table-cell>
          <table:table-cell table:formula="of:=DEC2HEX([.D967]/4)" office:value-type="string" office:string-value="21">
            <text:p>21</text:p>
          </table:table-cell>
          <table:table-cell table:formula="of:=DEC2HEX(([.D967]-HEX2DEC([.F96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.05000000000273">
            <text:p>7.050</text:p>
          </table:table-cell>
          <table:table-cell table:formula="of:=[.$B$4]/([.$B$3]+[.$B$4])*[.A968]" office:value-type="float" office:value="0.423000000000164">
            <text:p>0.423</text:p>
          </table:table-cell>
          <table:table-cell/>
          <table:table-cell table:formula="of:=[.B968]/[.$E$3]" office:value-type="float" office:value="131.258181818233">
            <text:p>131</text:p>
          </table:table-cell>
          <table:table-cell table:formula="of:=DEC2HEX([.D968])" office:value-type="string" office:string-value="83">
            <text:p>83</text:p>
          </table:table-cell>
          <table:table-cell table:formula="of:=DEC2HEX([.D968]/4)" office:value-type="string" office:string-value="20">
            <text:p>20</text:p>
          </table:table-cell>
          <table:table-cell table:formula="of:=DEC2HEX(([.D968]-HEX2DEC([.F96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.00000000000273">
            <text:p>7.000</text:p>
          </table:table-cell>
          <table:table-cell table:formula="of:=[.$B$4]/([.$B$3]+[.$B$4])*[.A969]" office:value-type="float" office:value="0.420000000000164">
            <text:p>0.420</text:p>
          </table:table-cell>
          <table:table-cell/>
          <table:table-cell table:formula="of:=[.B969]/[.$E$3]" office:value-type="float" office:value="130.327272727324">
            <text:p>130</text:p>
          </table:table-cell>
          <table:table-cell table:formula="of:=DEC2HEX([.D969])" office:value-type="string" office:string-value="82">
            <text:p>82</text:p>
          </table:table-cell>
          <table:table-cell table:formula="of:=DEC2HEX([.D969]/4)" office:value-type="string" office:string-value="20">
            <text:p>20</text:p>
          </table:table-cell>
          <table:table-cell table:formula="of:=DEC2HEX(([.D969]-HEX2DEC([.F96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.95000000000273">
            <text:p>6.950</text:p>
          </table:table-cell>
          <table:table-cell table:formula="of:=[.$B$4]/([.$B$3]+[.$B$4])*[.A970]" office:value-type="float" office:value="0.417000000000164">
            <text:p>0.417</text:p>
          </table:table-cell>
          <table:table-cell/>
          <table:table-cell table:formula="of:=[.B970]/[.$E$3]" office:value-type="float" office:value="129.396363636414">
            <text:p>129</text:p>
          </table:table-cell>
          <table:table-cell table:formula="of:=DEC2HEX([.D970])" office:value-type="string" office:string-value="81">
            <text:p>81</text:p>
          </table:table-cell>
          <table:table-cell table:formula="of:=DEC2HEX([.D970]/4)" office:value-type="string" office:string-value="20">
            <text:p>20</text:p>
          </table:table-cell>
          <table:table-cell table:formula="of:=DEC2HEX(([.D970]-HEX2DEC([.F97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.90000000000273">
            <text:p>6.900</text:p>
          </table:table-cell>
          <table:table-cell table:formula="of:=[.$B$4]/([.$B$3]+[.$B$4])*[.A971]" office:value-type="float" office:value="0.414000000000164">
            <text:p>0.414</text:p>
          </table:table-cell>
          <table:table-cell/>
          <table:table-cell table:formula="of:=[.B971]/[.$E$3]" office:value-type="float" office:value="128.465454545505">
            <text:p>128</text:p>
          </table:table-cell>
          <table:table-cell table:formula="of:=DEC2HEX([.D971])" office:value-type="string" office:string-value="80">
            <text:p>80</text:p>
          </table:table-cell>
          <table:table-cell table:formula="of:=DEC2HEX([.D971]/4)" office:value-type="string" office:string-value="20">
            <text:p>20</text:p>
          </table:table-cell>
          <table:table-cell table:formula="of:=DEC2HEX(([.D971]-HEX2DEC([.F97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.85000000000274">
            <text:p>6.850</text:p>
          </table:table-cell>
          <table:table-cell table:formula="of:=[.$B$4]/([.$B$3]+[.$B$4])*[.A972]" office:value-type="float" office:value="0.411000000000164">
            <text:p>0.411</text:p>
          </table:table-cell>
          <table:table-cell/>
          <table:table-cell table:formula="of:=[.B972]/[.$E$3]" office:value-type="float" office:value="127.534545454596">
            <text:p>128</text:p>
          </table:table-cell>
          <table:table-cell table:formula="of:=DEC2HEX([.D972])" office:value-type="string" office:string-value="7F">
            <text:p>7F</text:p>
          </table:table-cell>
          <table:table-cell table:formula="of:=DEC2HEX([.D972]/4)" office:value-type="string" office:string-value="1F">
            <text:p>1F</text:p>
          </table:table-cell>
          <table:table-cell table:formula="of:=DEC2HEX(([.D972]-HEX2DEC([.F97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.80000000000274">
            <text:p>6.800</text:p>
          </table:table-cell>
          <table:table-cell table:formula="of:=[.$B$4]/([.$B$3]+[.$B$4])*[.A973]" office:value-type="float" office:value="0.408000000000164">
            <text:p>0.408</text:p>
          </table:table-cell>
          <table:table-cell/>
          <table:table-cell table:formula="of:=[.B973]/[.$E$3]" office:value-type="float" office:value="126.603636363687">
            <text:p>127</text:p>
          </table:table-cell>
          <table:table-cell table:formula="of:=DEC2HEX([.D973])" office:value-type="string" office:string-value="7E">
            <text:p>7E</text:p>
          </table:table-cell>
          <table:table-cell table:formula="of:=DEC2HEX([.D973]/4)" office:value-type="string" office:string-value="1F">
            <text:p>1F</text:p>
          </table:table-cell>
          <table:table-cell table:formula="of:=DEC2HEX(([.D973]-HEX2DEC([.F97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.75000000000274">
            <text:p>6.750</text:p>
          </table:table-cell>
          <table:table-cell table:formula="of:=[.$B$4]/([.$B$3]+[.$B$4])*[.A974]" office:value-type="float" office:value="0.405000000000164">
            <text:p>0.405</text:p>
          </table:table-cell>
          <table:table-cell/>
          <table:table-cell table:formula="of:=[.B974]/[.$E$3]" office:value-type="float" office:value="125.672727272778">
            <text:p>126</text:p>
          </table:table-cell>
          <table:table-cell table:formula="of:=DEC2HEX([.D974])" office:value-type="string" office:string-value="7D">
            <text:p>7D</text:p>
          </table:table-cell>
          <table:table-cell table:formula="of:=DEC2HEX([.D974]/4)" office:value-type="string" office:string-value="1F">
            <text:p>1F</text:p>
          </table:table-cell>
          <table:table-cell table:formula="of:=DEC2HEX(([.D974]-HEX2DEC([.F97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.70000000000275">
            <text:p>6.700</text:p>
          </table:table-cell>
          <table:table-cell table:formula="of:=[.$B$4]/([.$B$3]+[.$B$4])*[.A975]" office:value-type="float" office:value="0.402000000000165">
            <text:p>0.402</text:p>
          </table:table-cell>
          <table:table-cell/>
          <table:table-cell table:formula="of:=[.B975]/[.$E$3]" office:value-type="float" office:value="124.741818181869">
            <text:p>125</text:p>
          </table:table-cell>
          <table:table-cell table:formula="of:=DEC2HEX([.D975])" office:value-type="string" office:string-value="7C">
            <text:p>7C</text:p>
          </table:table-cell>
          <table:table-cell table:formula="of:=DEC2HEX([.D975]/4)" office:value-type="string" office:string-value="1F">
            <text:p>1F</text:p>
          </table:table-cell>
          <table:table-cell table:formula="of:=DEC2HEX(([.D975]-HEX2DEC([.F97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.65000000000275">
            <text:p>6.650</text:p>
          </table:table-cell>
          <table:table-cell table:formula="of:=[.$B$4]/([.$B$3]+[.$B$4])*[.A976]" office:value-type="float" office:value="0.399000000000165">
            <text:p>0.399</text:p>
          </table:table-cell>
          <table:table-cell/>
          <table:table-cell table:formula="of:=[.B976]/[.$E$3]" office:value-type="float" office:value="123.81090909096">
            <text:p>124</text:p>
          </table:table-cell>
          <table:table-cell table:formula="of:=DEC2HEX([.D976])" office:value-type="string" office:string-value="7B">
            <text:p>7B</text:p>
          </table:table-cell>
          <table:table-cell table:formula="of:=DEC2HEX([.D976]/4)" office:value-type="string" office:string-value="1E">
            <text:p>1E</text:p>
          </table:table-cell>
          <table:table-cell table:formula="of:=DEC2HEX(([.D976]-HEX2DEC([.F97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.60000000000275">
            <text:p>6.600</text:p>
          </table:table-cell>
          <table:table-cell table:formula="of:=[.$B$4]/([.$B$3]+[.$B$4])*[.A977]" office:value-type="float" office:value="0.396000000000165">
            <text:p>0.396</text:p>
          </table:table-cell>
          <table:table-cell/>
          <table:table-cell table:formula="of:=[.B977]/[.$E$3]" office:value-type="float" office:value="122.880000000051">
            <text:p>123</text:p>
          </table:table-cell>
          <table:table-cell table:formula="of:=DEC2HEX([.D977])" office:value-type="string" office:string-value="7A">
            <text:p>7A</text:p>
          </table:table-cell>
          <table:table-cell table:formula="of:=DEC2HEX([.D977]/4)" office:value-type="string" office:string-value="1E">
            <text:p>1E</text:p>
          </table:table-cell>
          <table:table-cell table:formula="of:=DEC2HEX(([.D977]-HEX2DEC([.F97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.55000000000275">
            <text:p>6.550</text:p>
          </table:table-cell>
          <table:table-cell table:formula="of:=[.$B$4]/([.$B$3]+[.$B$4])*[.A978]" office:value-type="float" office:value="0.393000000000165">
            <text:p>0.393</text:p>
          </table:table-cell>
          <table:table-cell/>
          <table:table-cell table:formula="of:=[.B978]/[.$E$3]" office:value-type="float" office:value="121.949090909142">
            <text:p>122</text:p>
          </table:table-cell>
          <table:table-cell table:formula="of:=DEC2HEX([.D978])" office:value-type="string" office:string-value="79">
            <text:p>79</text:p>
          </table:table-cell>
          <table:table-cell table:formula="of:=DEC2HEX([.D978]/4)" office:value-type="string" office:string-value="1E">
            <text:p>1E</text:p>
          </table:table-cell>
          <table:table-cell table:formula="of:=DEC2HEX(([.D978]-HEX2DEC([.F978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.50000000000276">
            <text:p>6.500</text:p>
          </table:table-cell>
          <table:table-cell table:formula="of:=[.$B$4]/([.$B$3]+[.$B$4])*[.A979]" office:value-type="float" office:value="0.390000000000166">
            <text:p>0.390</text:p>
          </table:table-cell>
          <table:table-cell/>
          <table:table-cell table:formula="of:=[.B979]/[.$E$3]" office:value-type="float" office:value="121.018181818233">
            <text:p>121</text:p>
          </table:table-cell>
          <table:table-cell table:formula="of:=DEC2HEX([.D979])" office:value-type="string" office:string-value="79">
            <text:p>79</text:p>
          </table:table-cell>
          <table:table-cell table:formula="of:=DEC2HEX([.D979]/4)" office:value-type="string" office:string-value="1E">
            <text:p>1E</text:p>
          </table:table-cell>
          <table:table-cell table:formula="of:=DEC2HEX(([.D979]-HEX2DEC([.F97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.45000000000276">
            <text:p>6.450</text:p>
          </table:table-cell>
          <table:table-cell table:formula="of:=[.$B$4]/([.$B$3]+[.$B$4])*[.A980]" office:value-type="float" office:value="0.387000000000166">
            <text:p>0.387</text:p>
          </table:table-cell>
          <table:table-cell/>
          <table:table-cell table:formula="of:=[.B980]/[.$E$3]" office:value-type="float" office:value="120.087272727324">
            <text:p>120</text:p>
          </table:table-cell>
          <table:table-cell table:formula="of:=DEC2HEX([.D980])" office:value-type="string" office:string-value="78">
            <text:p>78</text:p>
          </table:table-cell>
          <table:table-cell table:formula="of:=DEC2HEX([.D980]/4)" office:value-type="string" office:string-value="1E">
            <text:p>1E</text:p>
          </table:table-cell>
          <table:table-cell table:formula="of:=DEC2HEX(([.D980]-HEX2DEC([.F98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.40000000000276">
            <text:p>6.400</text:p>
          </table:table-cell>
          <table:table-cell table:formula="of:=[.$B$4]/([.$B$3]+[.$B$4])*[.A981]" office:value-type="float" office:value="0.384000000000166">
            <text:p>0.384</text:p>
          </table:table-cell>
          <table:table-cell/>
          <table:table-cell table:formula="of:=[.B981]/[.$E$3]" office:value-type="float" office:value="119.156363636415">
            <text:p>119</text:p>
          </table:table-cell>
          <table:table-cell table:formula="of:=DEC2HEX([.D981])" office:value-type="string" office:string-value="77">
            <text:p>77</text:p>
          </table:table-cell>
          <table:table-cell table:formula="of:=DEC2HEX([.D981]/4)" office:value-type="string" office:string-value="1D">
            <text:p>1D</text:p>
          </table:table-cell>
          <table:table-cell table:formula="of:=DEC2HEX(([.D981]-HEX2DEC([.F98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.35000000000277">
            <text:p>6.350</text:p>
          </table:table-cell>
          <table:table-cell table:formula="of:=[.$B$4]/([.$B$3]+[.$B$4])*[.A982]" office:value-type="float" office:value="0.381000000000166">
            <text:p>0.381</text:p>
          </table:table-cell>
          <table:table-cell/>
          <table:table-cell table:formula="of:=[.B982]/[.$E$3]" office:value-type="float" office:value="118.225454545506">
            <text:p>118</text:p>
          </table:table-cell>
          <table:table-cell table:formula="of:=DEC2HEX([.D982])" office:value-type="string" office:string-value="76">
            <text:p>76</text:p>
          </table:table-cell>
          <table:table-cell table:formula="of:=DEC2HEX([.D982]/4)" office:value-type="string" office:string-value="1D">
            <text:p>1D</text:p>
          </table:table-cell>
          <table:table-cell table:formula="of:=DEC2HEX(([.D982]-HEX2DEC([.F98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.30000000000277">
            <text:p>6.300</text:p>
          </table:table-cell>
          <table:table-cell table:formula="of:=[.$B$4]/([.$B$3]+[.$B$4])*[.A983]" office:value-type="float" office:value="0.378000000000166">
            <text:p>0.378</text:p>
          </table:table-cell>
          <table:table-cell/>
          <table:table-cell table:formula="of:=[.B983]/[.$E$3]" office:value-type="float" office:value="117.294545454597">
            <text:p>117</text:p>
          </table:table-cell>
          <table:table-cell table:formula="of:=DEC2HEX([.D983])" office:value-type="string" office:string-value="75">
            <text:p>75</text:p>
          </table:table-cell>
          <table:table-cell table:formula="of:=DEC2HEX([.D983]/4)" office:value-type="string" office:string-value="1D">
            <text:p>1D</text:p>
          </table:table-cell>
          <table:table-cell table:formula="of:=DEC2HEX(([.D983]-HEX2DEC([.F98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.25000000000277">
            <text:p>6.250</text:p>
          </table:table-cell>
          <table:table-cell table:formula="of:=[.$B$4]/([.$B$3]+[.$B$4])*[.A984]" office:value-type="float" office:value="0.375000000000166">
            <text:p>0.375</text:p>
          </table:table-cell>
          <table:table-cell/>
          <table:table-cell table:formula="of:=[.B984]/[.$E$3]" office:value-type="float" office:value="116.363636363688">
            <text:p>116</text:p>
          </table:table-cell>
          <table:table-cell table:formula="of:=DEC2HEX([.D984])" office:value-type="string" office:string-value="74">
            <text:p>74</text:p>
          </table:table-cell>
          <table:table-cell table:formula="of:=DEC2HEX([.D984]/4)" office:value-type="string" office:string-value="1D">
            <text:p>1D</text:p>
          </table:table-cell>
          <table:table-cell table:formula="of:=DEC2HEX(([.D984]-HEX2DEC([.F98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.20000000000277">
            <text:p>6.200</text:p>
          </table:table-cell>
          <table:table-cell table:formula="of:=[.$B$4]/([.$B$3]+[.$B$4])*[.A985]" office:value-type="float" office:value="0.372000000000166">
            <text:p>0.372</text:p>
          </table:table-cell>
          <table:table-cell/>
          <table:table-cell table:formula="of:=[.B985]/[.$E$3]" office:value-type="float" office:value="115.432727272779">
            <text:p>115</text:p>
          </table:table-cell>
          <table:table-cell table:formula="of:=DEC2HEX([.D985])" office:value-type="string" office:string-value="73">
            <text:p>73</text:p>
          </table:table-cell>
          <table:table-cell table:formula="of:=DEC2HEX([.D985]/4)" office:value-type="string" office:string-value="1C">
            <text:p>1C</text:p>
          </table:table-cell>
          <table:table-cell table:formula="of:=DEC2HEX(([.D985]-HEX2DEC([.F98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.15000000000278">
            <text:p>6.150</text:p>
          </table:table-cell>
          <table:table-cell table:formula="of:=[.$B$4]/([.$B$3]+[.$B$4])*[.A986]" office:value-type="float" office:value="0.369000000000167">
            <text:p>0.369</text:p>
          </table:table-cell>
          <table:table-cell/>
          <table:table-cell table:formula="of:=[.B986]/[.$E$3]" office:value-type="float" office:value="114.50181818187">
            <text:p>115</text:p>
          </table:table-cell>
          <table:table-cell table:formula="of:=DEC2HEX([.D986])" office:value-type="string" office:string-value="72">
            <text:p>72</text:p>
          </table:table-cell>
          <table:table-cell table:formula="of:=DEC2HEX([.D986]/4)" office:value-type="string" office:string-value="1C">
            <text:p>1C</text:p>
          </table:table-cell>
          <table:table-cell table:formula="of:=DEC2HEX(([.D986]-HEX2DEC([.F98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.10000000000278">
            <text:p>6.100</text:p>
          </table:table-cell>
          <table:table-cell table:formula="of:=[.$B$4]/([.$B$3]+[.$B$4])*[.A987]" office:value-type="float" office:value="0.366000000000167">
            <text:p>0.366</text:p>
          </table:table-cell>
          <table:table-cell/>
          <table:table-cell table:formula="of:=[.B987]/[.$E$3]" office:value-type="float" office:value="113.570909090961">
            <text:p>114</text:p>
          </table:table-cell>
          <table:table-cell table:formula="of:=DEC2HEX([.D987])" office:value-type="string" office:string-value="71">
            <text:p>71</text:p>
          </table:table-cell>
          <table:table-cell table:formula="of:=DEC2HEX([.D987]/4)" office:value-type="string" office:string-value="1C">
            <text:p>1C</text:p>
          </table:table-cell>
          <table:table-cell table:formula="of:=DEC2HEX(([.D987]-HEX2DEC([.F98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.05000000000278">
            <text:p>6.050</text:p>
          </table:table-cell>
          <table:table-cell table:formula="of:=[.$B$4]/([.$B$3]+[.$B$4])*[.A988]" office:value-type="float" office:value="0.363000000000167">
            <text:p>0.363</text:p>
          </table:table-cell>
          <table:table-cell/>
          <table:table-cell table:formula="of:=[.B988]/[.$E$3]" office:value-type="float" office:value="112.640000000052">
            <text:p>113</text:p>
          </table:table-cell>
          <table:table-cell table:formula="of:=DEC2HEX([.D988])" office:value-type="string" office:string-value="70">
            <text:p>70</text:p>
          </table:table-cell>
          <table:table-cell table:formula="of:=DEC2HEX([.D988]/4)" office:value-type="string" office:string-value="1C">
            <text:p>1C</text:p>
          </table:table-cell>
          <table:table-cell table:formula="of:=DEC2HEX(([.D988]-HEX2DEC([.F98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.00000000000279">
            <text:p>6.000</text:p>
          </table:table-cell>
          <table:table-cell table:formula="of:=[.$B$4]/([.$B$3]+[.$B$4])*[.A989]" office:value-type="float" office:value="0.360000000000167">
            <text:p>0.360</text:p>
          </table:table-cell>
          <table:table-cell/>
          <table:table-cell table:formula="of:=[.B989]/[.$E$3]" office:value-type="float" office:value="111.709090909143">
            <text:p>112</text:p>
          </table:table-cell>
          <table:table-cell table:formula="of:=DEC2HEX([.D989])" office:value-type="string" office:string-value="6F">
            <text:p>6F</text:p>
          </table:table-cell>
          <table:table-cell table:formula="of:=DEC2HEX([.D989]/4)" office:value-type="string" office:string-value="1B">
            <text:p>1B</text:p>
          </table:table-cell>
          <table:table-cell table:formula="of:=DEC2HEX(([.D989]-HEX2DEC([.F98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.95000000000279">
            <text:p>5.950</text:p>
          </table:table-cell>
          <table:table-cell table:formula="of:=[.$B$4]/([.$B$3]+[.$B$4])*[.A990]" office:value-type="float" office:value="0.357000000000167">
            <text:p>0.357</text:p>
          </table:table-cell>
          <table:table-cell/>
          <table:table-cell table:formula="of:=[.B990]/[.$E$3]" office:value-type="float" office:value="110.778181818234">
            <text:p>111</text:p>
          </table:table-cell>
          <table:table-cell table:formula="of:=DEC2HEX([.D990])" office:value-type="string" office:string-value="6E">
            <text:p>6E</text:p>
          </table:table-cell>
          <table:table-cell table:formula="of:=DEC2HEX([.D990]/4)" office:value-type="string" office:string-value="1B">
            <text:p>1B</text:p>
          </table:table-cell>
          <table:table-cell table:formula="of:=DEC2HEX(([.D990]-HEX2DEC([.F99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.90000000000279">
            <text:p>5.900</text:p>
          </table:table-cell>
          <table:table-cell table:formula="of:=[.$B$4]/([.$B$3]+[.$B$4])*[.A991]" office:value-type="float" office:value="0.354000000000167">
            <text:p>0.354</text:p>
          </table:table-cell>
          <table:table-cell/>
          <table:table-cell table:formula="of:=[.B991]/[.$E$3]" office:value-type="float" office:value="109.847272727325">
            <text:p>110</text:p>
          </table:table-cell>
          <table:table-cell table:formula="of:=DEC2HEX([.D991])" office:value-type="string" office:string-value="6D">
            <text:p>6D</text:p>
          </table:table-cell>
          <table:table-cell table:formula="of:=DEC2HEX([.D991]/4)" office:value-type="string" office:string-value="1B">
            <text:p>1B</text:p>
          </table:table-cell>
          <table:table-cell table:formula="of:=DEC2HEX(([.D991]-HEX2DEC([.F99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.85000000000279">
            <text:p>5.850</text:p>
          </table:table-cell>
          <table:table-cell table:formula="of:=[.$B$4]/([.$B$3]+[.$B$4])*[.A992]" office:value-type="float" office:value="0.351000000000167">
            <text:p>0.351</text:p>
          </table:table-cell>
          <table:table-cell/>
          <table:table-cell table:formula="of:=[.B992]/[.$E$3]" office:value-type="float" office:value="108.916363636416">
            <text:p>109</text:p>
          </table:table-cell>
          <table:table-cell table:formula="of:=DEC2HEX([.D992])" office:value-type="string" office:string-value="6C">
            <text:p>6C</text:p>
          </table:table-cell>
          <table:table-cell table:formula="of:=DEC2HEX([.D992]/4)" office:value-type="string" office:string-value="1B">
            <text:p>1B</text:p>
          </table:table-cell>
          <table:table-cell table:formula="of:=DEC2HEX(([.D992]-HEX2DEC([.F99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.8000000000028">
            <text:p>5.800</text:p>
          </table:table-cell>
          <table:table-cell table:formula="of:=[.$B$4]/([.$B$3]+[.$B$4])*[.A993]" office:value-type="float" office:value="0.348000000000168">
            <text:p>0.348</text:p>
          </table:table-cell>
          <table:table-cell/>
          <table:table-cell table:formula="of:=[.B993]/[.$E$3]" office:value-type="float" office:value="107.985454545507">
            <text:p>108</text:p>
          </table:table-cell>
          <table:table-cell table:formula="of:=DEC2HEX([.D993])" office:value-type="string" office:string-value="6B">
            <text:p>6B</text:p>
          </table:table-cell>
          <table:table-cell table:formula="of:=DEC2HEX([.D993]/4)" office:value-type="string" office:string-value="1A">
            <text:p>1A</text:p>
          </table:table-cell>
          <table:table-cell table:formula="of:=DEC2HEX(([.D993]-HEX2DEC([.F993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.7500000000028">
            <text:p>5.750</text:p>
          </table:table-cell>
          <table:table-cell table:formula="of:=[.$B$4]/([.$B$3]+[.$B$4])*[.A994]" office:value-type="float" office:value="0.345000000000168">
            <text:p>0.345</text:p>
          </table:table-cell>
          <table:table-cell/>
          <table:table-cell table:formula="of:=[.B994]/[.$E$3]" office:value-type="float" office:value="107.054545454598">
            <text:p>107</text:p>
          </table:table-cell>
          <table:table-cell table:formula="of:=DEC2HEX([.D994])" office:value-type="string" office:string-value="6B">
            <text:p>6B</text:p>
          </table:table-cell>
          <table:table-cell table:formula="of:=DEC2HEX([.D994]/4)" office:value-type="string" office:string-value="1A">
            <text:p>1A</text:p>
          </table:table-cell>
          <table:table-cell table:formula="of:=DEC2HEX(([.D994]-HEX2DEC([.F99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.7000000000028">
            <text:p>5.700</text:p>
          </table:table-cell>
          <table:table-cell table:formula="of:=[.$B$4]/([.$B$3]+[.$B$4])*[.A995]" office:value-type="float" office:value="0.342000000000168">
            <text:p>0.342</text:p>
          </table:table-cell>
          <table:table-cell/>
          <table:table-cell table:formula="of:=[.B995]/[.$E$3]" office:value-type="float" office:value="106.123636363689">
            <text:p>106</text:p>
          </table:table-cell>
          <table:table-cell table:formula="of:=DEC2HEX([.D995])" office:value-type="string" office:string-value="6A">
            <text:p>6A</text:p>
          </table:table-cell>
          <table:table-cell table:formula="of:=DEC2HEX([.D995]/4)" office:value-type="string" office:string-value="1A">
            <text:p>1A</text:p>
          </table:table-cell>
          <table:table-cell table:formula="of:=DEC2HEX(([.D995]-HEX2DEC([.F99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.65000000000281">
            <text:p>5.650</text:p>
          </table:table-cell>
          <table:table-cell table:formula="of:=[.$B$4]/([.$B$3]+[.$B$4])*[.A996]" office:value-type="float" office:value="0.339000000000169">
            <text:p>0.339</text:p>
          </table:table-cell>
          <table:table-cell/>
          <table:table-cell table:formula="of:=[.B996]/[.$E$3]" office:value-type="float" office:value="105.19272727278">
            <text:p>105</text:p>
          </table:table-cell>
          <table:table-cell table:formula="of:=DEC2HEX([.D996])" office:value-type="string" office:string-value="69">
            <text:p>69</text:p>
          </table:table-cell>
          <table:table-cell table:formula="of:=DEC2HEX([.D996]/4)" office:value-type="string" office:string-value="1A">
            <text:p>1A</text:p>
          </table:table-cell>
          <table:table-cell table:formula="of:=DEC2HEX(([.D996]-HEX2DEC([.F99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.60000000000281">
            <text:p>5.600</text:p>
          </table:table-cell>
          <table:table-cell table:formula="of:=[.$B$4]/([.$B$3]+[.$B$4])*[.A997]" office:value-type="float" office:value="0.336000000000169">
            <text:p>0.336</text:p>
          </table:table-cell>
          <table:table-cell/>
          <table:table-cell table:formula="of:=[.B997]/[.$E$3]" office:value-type="float" office:value="104.261818181871">
            <text:p>104</text:p>
          </table:table-cell>
          <table:table-cell table:formula="of:=DEC2HEX([.D997])" office:value-type="string" office:string-value="68">
            <text:p>68</text:p>
          </table:table-cell>
          <table:table-cell table:formula="of:=DEC2HEX([.D997]/4)" office:value-type="string" office:string-value="1A">
            <text:p>1A</text:p>
          </table:table-cell>
          <table:table-cell table:formula="of:=DEC2HEX(([.D997]-HEX2DEC([.F99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.55000000000281">
            <text:p>5.550</text:p>
          </table:table-cell>
          <table:table-cell table:formula="of:=[.$B$4]/([.$B$3]+[.$B$4])*[.A998]" office:value-type="float" office:value="0.333000000000169">
            <text:p>0.333</text:p>
          </table:table-cell>
          <table:table-cell/>
          <table:table-cell table:formula="of:=[.B998]/[.$E$3]" office:value-type="float" office:value="103.330909090961">
            <text:p>103</text:p>
          </table:table-cell>
          <table:table-cell table:formula="of:=DEC2HEX([.D998])" office:value-type="string" office:string-value="67">
            <text:p>67</text:p>
          </table:table-cell>
          <table:table-cell table:formula="of:=DEC2HEX([.D998]/4)" office:value-type="string" office:string-value="19">
            <text:p>19</text:p>
          </table:table-cell>
          <table:table-cell table:formula="of:=DEC2HEX(([.D998]-HEX2DEC([.F99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.50000000000281">
            <text:p>5.500</text:p>
          </table:table-cell>
          <table:table-cell table:formula="of:=[.$B$4]/([.$B$3]+[.$B$4])*[.A999]" office:value-type="float" office:value="0.330000000000169">
            <text:p>0.330</text:p>
          </table:table-cell>
          <table:table-cell/>
          <table:table-cell table:formula="of:=[.B999]/[.$E$3]" office:value-type="float" office:value="102.400000000052">
            <text:p>102</text:p>
          </table:table-cell>
          <table:table-cell table:formula="of:=DEC2HEX([.D999])" office:value-type="string" office:string-value="66">
            <text:p>66</text:p>
          </table:table-cell>
          <table:table-cell table:formula="of:=DEC2HEX([.D999]/4)" office:value-type="string" office:string-value="19">
            <text:p>19</text:p>
          </table:table-cell>
          <table:table-cell table:formula="of:=DEC2HEX(([.D999]-HEX2DEC([.F99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.45000000000282">
            <text:p>5.450</text:p>
          </table:table-cell>
          <table:table-cell table:formula="of:=[.$B$4]/([.$B$3]+[.$B$4])*[.A1000]" office:value-type="float" office:value="0.327000000000169">
            <text:p>0.327</text:p>
          </table:table-cell>
          <table:table-cell/>
          <table:table-cell table:formula="of:=[.B1000]/[.$E$3]" office:value-type="float" office:value="101.469090909143">
            <text:p>101</text:p>
          </table:table-cell>
          <table:table-cell table:formula="of:=DEC2HEX([.D1000])" office:value-type="string" office:string-value="65">
            <text:p>65</text:p>
          </table:table-cell>
          <table:table-cell table:formula="of:=DEC2HEX([.D1000]/4)" office:value-type="string" office:string-value="19">
            <text:p>19</text:p>
          </table:table-cell>
          <table:table-cell table:formula="of:=DEC2HEX(([.D1000]-HEX2DEC([.F100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.40000000000282">
            <text:p>5.400</text:p>
          </table:table-cell>
          <table:table-cell table:formula="of:=[.$B$4]/([.$B$3]+[.$B$4])*[.A1001]" office:value-type="float" office:value="0.324000000000169">
            <text:p>0.324</text:p>
          </table:table-cell>
          <table:table-cell/>
          <table:table-cell table:formula="of:=[.B1001]/[.$E$3]" office:value-type="float" office:value="100.538181818234">
            <text:p>101</text:p>
          </table:table-cell>
          <table:table-cell table:formula="of:=DEC2HEX([.D1001])" office:value-type="string" office:string-value="64">
            <text:p>64</text:p>
          </table:table-cell>
          <table:table-cell table:formula="of:=DEC2HEX([.D1001]/4)" office:value-type="string" office:string-value="19">
            <text:p>19</text:p>
          </table:table-cell>
          <table:table-cell table:formula="of:=DEC2HEX(([.D1001]-HEX2DEC([.F100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.35000000000282">
            <text:p>5.350</text:p>
          </table:table-cell>
          <table:table-cell table:formula="of:=[.$B$4]/([.$B$3]+[.$B$4])*[.A1002]" office:value-type="float" office:value="0.321000000000169">
            <text:p>0.321</text:p>
          </table:table-cell>
          <table:table-cell/>
          <table:table-cell table:formula="of:=[.B1002]/[.$E$3]" office:value-type="float" office:value="99.6072727273252">
            <text:p>100</text:p>
          </table:table-cell>
          <table:table-cell table:formula="of:=DEC2HEX([.D1002])" office:value-type="string" office:string-value="63">
            <text:p>63</text:p>
          </table:table-cell>
          <table:table-cell table:formula="of:=DEC2HEX([.D1002]/4)" office:value-type="string" office:string-value="18">
            <text:p>18</text:p>
          </table:table-cell>
          <table:table-cell table:formula="of:=DEC2HEX(([.D1002]-HEX2DEC([.F100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.30000000000283">
            <text:p>5.300</text:p>
          </table:table-cell>
          <table:table-cell table:formula="of:=[.$B$4]/([.$B$3]+[.$B$4])*[.A1003]" office:value-type="float" office:value="0.31800000000017">
            <text:p>0.318</text:p>
          </table:table-cell>
          <table:table-cell/>
          <table:table-cell table:formula="of:=[.B1003]/[.$E$3]" office:value-type="float" office:value="98.6763636364163">
            <text:p>99</text:p>
          </table:table-cell>
          <table:table-cell table:formula="of:=DEC2HEX([.D1003])" office:value-type="string" office:string-value="62">
            <text:p>62</text:p>
          </table:table-cell>
          <table:table-cell table:formula="of:=DEC2HEX([.D1003]/4)" office:value-type="string" office:string-value="18">
            <text:p>18</text:p>
          </table:table-cell>
          <table:table-cell table:formula="of:=DEC2HEX(([.D1003]-HEX2DEC([.F100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.25000000000283">
            <text:p>5.250</text:p>
          </table:table-cell>
          <table:table-cell table:formula="of:=[.$B$4]/([.$B$3]+[.$B$4])*[.A1004]" office:value-type="float" office:value="0.31500000000017">
            <text:p>0.315</text:p>
          </table:table-cell>
          <table:table-cell/>
          <table:table-cell table:formula="of:=[.B1004]/[.$E$3]" office:value-type="float" office:value="97.7454545455072">
            <text:p>98</text:p>
          </table:table-cell>
          <table:table-cell table:formula="of:=DEC2HEX([.D1004])" office:value-type="string" office:string-value="61">
            <text:p>61</text:p>
          </table:table-cell>
          <table:table-cell table:formula="of:=DEC2HEX([.D1004]/4)" office:value-type="string" office:string-value="18">
            <text:p>18</text:p>
          </table:table-cell>
          <table:table-cell table:formula="of:=DEC2HEX(([.D1004]-HEX2DEC([.F100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.20000000000283">
            <text:p>5.200</text:p>
          </table:table-cell>
          <table:table-cell table:formula="of:=[.$B$4]/([.$B$3]+[.$B$4])*[.A1005]" office:value-type="float" office:value="0.31200000000017">
            <text:p>0.312</text:p>
          </table:table-cell>
          <table:table-cell/>
          <table:table-cell table:formula="of:=[.B1005]/[.$E$3]" office:value-type="float" office:value="96.8145454545981">
            <text:p>97</text:p>
          </table:table-cell>
          <table:table-cell table:formula="of:=DEC2HEX([.D1005])" office:value-type="string" office:string-value="60">
            <text:p>60</text:p>
          </table:table-cell>
          <table:table-cell table:formula="of:=DEC2HEX([.D1005]/4)" office:value-type="string" office:string-value="18">
            <text:p>18</text:p>
          </table:table-cell>
          <table:table-cell table:formula="of:=DEC2HEX(([.D1005]-HEX2DEC([.F100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.15000000000283">
            <text:p>5.150</text:p>
          </table:table-cell>
          <table:table-cell table:formula="of:=[.$B$4]/([.$B$3]+[.$B$4])*[.A1006]" office:value-type="float" office:value="0.30900000000017">
            <text:p>0.309</text:p>
          </table:table-cell>
          <table:table-cell/>
          <table:table-cell table:formula="of:=[.B1006]/[.$E$3]" office:value-type="float" office:value="95.8836363636891">
            <text:p>96</text:p>
          </table:table-cell>
          <table:table-cell table:formula="of:=DEC2HEX([.D1006])" office:value-type="string" office:string-value="5F">
            <text:p>5F</text:p>
          </table:table-cell>
          <table:table-cell table:formula="of:=DEC2HEX([.D1006]/4)" office:value-type="string" office:string-value="17">
            <text:p>17</text:p>
          </table:table-cell>
          <table:table-cell table:formula="of:=DEC2HEX(([.D1006]-HEX2DEC([.F100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.10000000000284">
            <text:p>5.100</text:p>
          </table:table-cell>
          <table:table-cell table:formula="of:=[.$B$4]/([.$B$3]+[.$B$4])*[.A1007]" office:value-type="float" office:value="0.30600000000017">
            <text:p>0.306</text:p>
          </table:table-cell>
          <table:table-cell/>
          <table:table-cell table:formula="of:=[.B1007]/[.$E$3]" office:value-type="float" office:value="94.9527272727802">
            <text:p>95</text:p>
          </table:table-cell>
          <table:table-cell table:formula="of:=DEC2HEX([.D1007])" office:value-type="string" office:string-value="5E">
            <text:p>5E</text:p>
          </table:table-cell>
          <table:table-cell table:formula="of:=DEC2HEX([.D1007]/4)" office:value-type="string" office:string-value="17">
            <text:p>17</text:p>
          </table:table-cell>
          <table:table-cell table:formula="of:=DEC2HEX(([.D1007]-HEX2DEC([.F1007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.05000000000284">
            <text:p>5.050</text:p>
          </table:table-cell>
          <table:table-cell table:formula="of:=[.$B$4]/([.$B$3]+[.$B$4])*[.A1008]" office:value-type="float" office:value="0.30300000000017">
            <text:p>0.303</text:p>
          </table:table-cell>
          <table:table-cell/>
          <table:table-cell table:formula="of:=[.B1008]/[.$E$3]" office:value-type="float" office:value="94.0218181818711">
            <text:p>94</text:p>
          </table:table-cell>
          <table:table-cell table:formula="of:=DEC2HEX([.D1008])" office:value-type="string" office:string-value="5E">
            <text:p>5E</text:p>
          </table:table-cell>
          <table:table-cell table:formula="of:=DEC2HEX([.D1008]/4)" office:value-type="string" office:string-value="17">
            <text:p>17</text:p>
          </table:table-cell>
          <table:table-cell table:formula="of:=DEC2HEX(([.D1008]-HEX2DEC([.F100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.00000000000284">
            <text:p>5.000</text:p>
          </table:table-cell>
          <table:table-cell table:formula="of:=[.$B$4]/([.$B$3]+[.$B$4])*[.A1009]" office:value-type="float" office:value="0.30000000000017">
            <text:p>0.300</text:p>
          </table:table-cell>
          <table:table-cell/>
          <table:table-cell table:formula="of:=[.B1009]/[.$E$3]" office:value-type="float" office:value="93.090909090962">
            <text:p>93</text:p>
          </table:table-cell>
          <table:table-cell table:formula="of:=DEC2HEX([.D1009])" office:value-type="string" office:string-value="5D">
            <text:p>5D</text:p>
          </table:table-cell>
          <table:table-cell table:formula="of:=DEC2HEX([.D1009]/4)" office:value-type="string" office:string-value="17">
            <text:p>17</text:p>
          </table:table-cell>
          <table:table-cell table:formula="of:=DEC2HEX(([.D1009]-HEX2DEC([.F100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.95000000000285">
            <text:p>4.950</text:p>
          </table:table-cell>
          <table:table-cell table:formula="of:=[.$B$4]/([.$B$3]+[.$B$4])*[.A1010]" office:value-type="float" office:value="0.297000000000171">
            <text:p>0.297</text:p>
          </table:table-cell>
          <table:table-cell/>
          <table:table-cell table:formula="of:=[.B1010]/[.$E$3]" office:value-type="float" office:value="92.1600000000531">
            <text:p>92</text:p>
          </table:table-cell>
          <table:table-cell table:formula="of:=DEC2HEX([.D1010])" office:value-type="string" office:string-value="5C">
            <text:p>5C</text:p>
          </table:table-cell>
          <table:table-cell table:formula="of:=DEC2HEX([.D1010]/4)" office:value-type="string" office:string-value="17">
            <text:p>17</text:p>
          </table:table-cell>
          <table:table-cell table:formula="of:=DEC2HEX(([.D1010]-HEX2DEC([.F101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.90000000000285">
            <text:p>4.900</text:p>
          </table:table-cell>
          <table:table-cell table:formula="of:=[.$B$4]/([.$B$3]+[.$B$4])*[.A1011]" office:value-type="float" office:value="0.294000000000171">
            <text:p>0.294</text:p>
          </table:table-cell>
          <table:table-cell/>
          <table:table-cell table:formula="of:=[.B1011]/[.$E$3]" office:value-type="float" office:value="91.229090909144">
            <text:p>91</text:p>
          </table:table-cell>
          <table:table-cell table:formula="of:=DEC2HEX([.D1011])" office:value-type="string" office:string-value="5B">
            <text:p>5B</text:p>
          </table:table-cell>
          <table:table-cell table:formula="of:=DEC2HEX([.D1011]/4)" office:value-type="string" office:string-value="16">
            <text:p>16</text:p>
          </table:table-cell>
          <table:table-cell table:formula="of:=DEC2HEX(([.D1011]-HEX2DEC([.F101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.85000000000285">
            <text:p>4.850</text:p>
          </table:table-cell>
          <table:table-cell table:formula="of:=[.$B$4]/([.$B$3]+[.$B$4])*[.A1012]" office:value-type="float" office:value="0.291000000000171">
            <text:p>0.291</text:p>
          </table:table-cell>
          <table:table-cell/>
          <table:table-cell table:formula="of:=[.B1012]/[.$E$3]" office:value-type="float" office:value="90.2981818182349">
            <text:p>90</text:p>
          </table:table-cell>
          <table:table-cell table:formula="of:=DEC2HEX([.D1012])" office:value-type="string" office:string-value="5A">
            <text:p>5A</text:p>
          </table:table-cell>
          <table:table-cell table:formula="of:=DEC2HEX([.D1012]/4)" office:value-type="string" office:string-value="16">
            <text:p>16</text:p>
          </table:table-cell>
          <table:table-cell table:formula="of:=DEC2HEX(([.D1012]-HEX2DEC([.F101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.80000000000285">
            <text:p>4.800</text:p>
          </table:table-cell>
          <table:table-cell table:formula="of:=[.$B$4]/([.$B$3]+[.$B$4])*[.A1013]" office:value-type="float" office:value="0.288000000000171">
            <text:p>0.288</text:p>
          </table:table-cell>
          <table:table-cell/>
          <table:table-cell table:formula="of:=[.B1013]/[.$E$3]" office:value-type="float" office:value="89.3672727273258">
            <text:p>89</text:p>
          </table:table-cell>
          <table:table-cell table:formula="of:=DEC2HEX([.D1013])" office:value-type="string" office:string-value="59">
            <text:p>59</text:p>
          </table:table-cell>
          <table:table-cell table:formula="of:=DEC2HEX([.D1013]/4)" office:value-type="string" office:string-value="16">
            <text:p>16</text:p>
          </table:table-cell>
          <table:table-cell table:formula="of:=DEC2HEX(([.D1013]-HEX2DEC([.F101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.75000000000286">
            <text:p>4.750</text:p>
          </table:table-cell>
          <table:table-cell table:formula="of:=[.$B$4]/([.$B$3]+[.$B$4])*[.A1014]" office:value-type="float" office:value="0.285000000000172">
            <text:p>0.285</text:p>
          </table:table-cell>
          <table:table-cell/>
          <table:table-cell table:formula="of:=[.B1014]/[.$E$3]" office:value-type="float" office:value="88.4363636364169">
            <text:p>88</text:p>
          </table:table-cell>
          <table:table-cell table:formula="of:=DEC2HEX([.D1014])" office:value-type="string" office:string-value="58">
            <text:p>58</text:p>
          </table:table-cell>
          <table:table-cell table:formula="of:=DEC2HEX([.D1014]/4)" office:value-type="string" office:string-value="16">
            <text:p>16</text:p>
          </table:table-cell>
          <table:table-cell table:formula="of:=DEC2HEX(([.D1014]-HEX2DEC([.F101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.70000000000286">
            <text:p>4.700</text:p>
          </table:table-cell>
          <table:table-cell table:formula="of:=[.$B$4]/([.$B$3]+[.$B$4])*[.A1015]" office:value-type="float" office:value="0.282000000000172">
            <text:p>0.282</text:p>
          </table:table-cell>
          <table:table-cell/>
          <table:table-cell table:formula="of:=[.B1015]/[.$E$3]" office:value-type="float" office:value="87.5054545455078">
            <text:p>88</text:p>
          </table:table-cell>
          <table:table-cell table:formula="of:=DEC2HEX([.D1015])" office:value-type="string" office:string-value="57">
            <text:p>57</text:p>
          </table:table-cell>
          <table:table-cell table:formula="of:=DEC2HEX([.D1015]/4)" office:value-type="string" office:string-value="15">
            <text:p>15</text:p>
          </table:table-cell>
          <table:table-cell table:formula="of:=DEC2HEX(([.D1015]-HEX2DEC([.F101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.65000000000286">
            <text:p>4.650</text:p>
          </table:table-cell>
          <table:table-cell table:formula="of:=[.$B$4]/([.$B$3]+[.$B$4])*[.A1016]" office:value-type="float" office:value="0.279000000000172">
            <text:p>0.279</text:p>
          </table:table-cell>
          <table:table-cell/>
          <table:table-cell table:formula="of:=[.B1016]/[.$E$3]" office:value-type="float" office:value="86.5745454545987">
            <text:p>87</text:p>
          </table:table-cell>
          <table:table-cell table:formula="of:=DEC2HEX([.D1016])" office:value-type="string" office:string-value="56">
            <text:p>56</text:p>
          </table:table-cell>
          <table:table-cell table:formula="of:=DEC2HEX([.D1016]/4)" office:value-type="string" office:string-value="15">
            <text:p>15</text:p>
          </table:table-cell>
          <table:table-cell table:formula="of:=DEC2HEX(([.D1016]-HEX2DEC([.F101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.60000000000287">
            <text:p>4.600</text:p>
          </table:table-cell>
          <table:table-cell table:formula="of:=[.$B$4]/([.$B$3]+[.$B$4])*[.A1017]" office:value-type="float" office:value="0.276000000000172">
            <text:p>0.276</text:p>
          </table:table-cell>
          <table:table-cell/>
          <table:table-cell table:formula="of:=[.B1017]/[.$E$3]" office:value-type="float" office:value="85.6436363636898">
            <text:p>86</text:p>
          </table:table-cell>
          <table:table-cell table:formula="of:=DEC2HEX([.D1017])" office:value-type="string" office:string-value="55">
            <text:p>55</text:p>
          </table:table-cell>
          <table:table-cell table:formula="of:=DEC2HEX([.D1017]/4)" office:value-type="string" office:string-value="15">
            <text:p>15</text:p>
          </table:table-cell>
          <table:table-cell table:formula="of:=DEC2HEX(([.D1017]-HEX2DEC([.F101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.55000000000287">
            <text:p>4.550</text:p>
          </table:table-cell>
          <table:table-cell table:formula="of:=[.$B$4]/([.$B$3]+[.$B$4])*[.A1018]" office:value-type="float" office:value="0.273000000000172">
            <text:p>0.273</text:p>
          </table:table-cell>
          <table:table-cell/>
          <table:table-cell table:formula="of:=[.B1018]/[.$E$3]" office:value-type="float" office:value="84.7127272727807">
            <text:p>85</text:p>
          </table:table-cell>
          <table:table-cell table:formula="of:=DEC2HEX([.D1018])" office:value-type="string" office:string-value="54">
            <text:p>54</text:p>
          </table:table-cell>
          <table:table-cell table:formula="of:=DEC2HEX([.D1018]/4)" office:value-type="string" office:string-value="15">
            <text:p>15</text:p>
          </table:table-cell>
          <table:table-cell table:formula="of:=DEC2HEX(([.D1018]-HEX2DEC([.F101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.50000000000287">
            <text:p>4.500</text:p>
          </table:table-cell>
          <table:table-cell table:formula="of:=[.$B$4]/([.$B$3]+[.$B$4])*[.A1019]" office:value-type="float" office:value="0.270000000000172">
            <text:p>0.270</text:p>
          </table:table-cell>
          <table:table-cell/>
          <table:table-cell table:formula="of:=[.B1019]/[.$E$3]" office:value-type="float" office:value="83.7818181818716">
            <text:p>84</text:p>
          </table:table-cell>
          <table:table-cell table:formula="of:=DEC2HEX([.D1019])" office:value-type="string" office:string-value="53">
            <text:p>53</text:p>
          </table:table-cell>
          <table:table-cell table:formula="of:=DEC2HEX([.D1019]/4)" office:value-type="string" office:string-value="14">
            <text:p>14</text:p>
          </table:table-cell>
          <table:table-cell table:formula="of:=DEC2HEX(([.D1019]-HEX2DEC([.F101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.45000000000287">
            <text:p>4.450</text:p>
          </table:table-cell>
          <table:table-cell table:formula="of:=[.$B$4]/([.$B$3]+[.$B$4])*[.A1020]" office:value-type="float" office:value="0.267000000000172">
            <text:p>0.267</text:p>
          </table:table-cell>
          <table:table-cell/>
          <table:table-cell table:formula="of:=[.B1020]/[.$E$3]" office:value-type="float" office:value="82.8509090909625">
            <text:p>83</text:p>
          </table:table-cell>
          <table:table-cell table:formula="of:=DEC2HEX([.D1020])" office:value-type="string" office:string-value="52">
            <text:p>52</text:p>
          </table:table-cell>
          <table:table-cell table:formula="of:=DEC2HEX([.D1020]/4)" office:value-type="string" office:string-value="14">
            <text:p>14</text:p>
          </table:table-cell>
          <table:table-cell table:formula="of:=DEC2HEX(([.D1020]-HEX2DEC([.F102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.40000000000288">
            <text:p>4.400</text:p>
          </table:table-cell>
          <table:table-cell table:formula="of:=[.$B$4]/([.$B$3]+[.$B$4])*[.A1021]" office:value-type="float" office:value="0.264000000000173">
            <text:p>0.264</text:p>
          </table:table-cell>
          <table:table-cell/>
          <table:table-cell table:formula="of:=[.B1021]/[.$E$3]" office:value-type="float" office:value="81.9200000000536">
            <text:p>82</text:p>
          </table:table-cell>
          <table:table-cell table:formula="of:=DEC2HEX([.D1021])" office:value-type="string" office:string-value="51">
            <text:p>51</text:p>
          </table:table-cell>
          <table:table-cell table:formula="of:=DEC2HEX([.D1021]/4)" office:value-type="string" office:string-value="14">
            <text:p>14</text:p>
          </table:table-cell>
          <table:table-cell table:formula="of:=DEC2HEX(([.D1021]-HEX2DEC([.F102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.35000000000288">
            <text:p>4.350</text:p>
          </table:table-cell>
          <table:table-cell table:formula="of:=[.$B$4]/([.$B$3]+[.$B$4])*[.A1022]" office:value-type="float" office:value="0.261000000000173">
            <text:p>0.261</text:p>
          </table:table-cell>
          <table:table-cell/>
          <table:table-cell table:formula="of:=[.B1022]/[.$E$3]" office:value-type="float" office:value="80.9890909091445">
            <text:p>81</text:p>
          </table:table-cell>
          <table:table-cell table:formula="of:=DEC2HEX([.D1022])" office:value-type="string" office:string-value="50">
            <text:p>50</text:p>
          </table:table-cell>
          <table:table-cell table:formula="of:=DEC2HEX([.D1022]/4)" office:value-type="string" office:string-value="14">
            <text:p>14</text:p>
          </table:table-cell>
          <table:table-cell table:formula="of:=DEC2HEX(([.D1022]-HEX2DEC([.F1022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.30000000000288">
            <text:p>4.300</text:p>
          </table:table-cell>
          <table:table-cell table:formula="of:=[.$B$4]/([.$B$3]+[.$B$4])*[.A1023]" office:value-type="float" office:value="0.258000000000173">
            <text:p>0.258</text:p>
          </table:table-cell>
          <table:table-cell/>
          <table:table-cell table:formula="of:=[.B1023]/[.$E$3]" office:value-type="float" office:value="80.0581818182355">
            <text:p>80</text:p>
          </table:table-cell>
          <table:table-cell table:formula="of:=DEC2HEX([.D1023])" office:value-type="string" office:string-value="50">
            <text:p>50</text:p>
          </table:table-cell>
          <table:table-cell table:formula="of:=DEC2HEX([.D1023]/4)" office:value-type="string" office:string-value="14">
            <text:p>14</text:p>
          </table:table-cell>
          <table:table-cell table:formula="of:=DEC2HEX(([.D1023]-HEX2DEC([.F102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.25000000000289">
            <text:p>4.250</text:p>
          </table:table-cell>
          <table:table-cell table:formula="of:=[.$B$4]/([.$B$3]+[.$B$4])*[.A1024]" office:value-type="float" office:value="0.255000000000173">
            <text:p>0.255</text:p>
          </table:table-cell>
          <table:table-cell/>
          <table:table-cell table:formula="of:=[.B1024]/[.$E$3]" office:value-type="float" office:value="79.1272727273265">
            <text:p>79</text:p>
          </table:table-cell>
          <table:table-cell table:formula="of:=DEC2HEX([.D1024])" office:value-type="string" office:string-value="4F">
            <text:p>4F</text:p>
          </table:table-cell>
          <table:table-cell table:formula="of:=DEC2HEX([.D1024]/4)" office:value-type="string" office:string-value="13">
            <text:p>13</text:p>
          </table:table-cell>
          <table:table-cell table:formula="of:=DEC2HEX(([.D1024]-HEX2DEC([.F102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.20000000000289">
            <text:p>4.200</text:p>
          </table:table-cell>
          <table:table-cell table:formula="of:=[.$B$4]/([.$B$3]+[.$B$4])*[.A1025]" office:value-type="float" office:value="0.252000000000173">
            <text:p>0.252</text:p>
          </table:table-cell>
          <table:table-cell/>
          <table:table-cell table:formula="of:=[.B1025]/[.$E$3]" office:value-type="float" office:value="78.1963636364175">
            <text:p>78</text:p>
          </table:table-cell>
          <table:table-cell table:formula="of:=DEC2HEX([.D1025])" office:value-type="string" office:string-value="4E">
            <text:p>4E</text:p>
          </table:table-cell>
          <table:table-cell table:formula="of:=DEC2HEX([.D1025]/4)" office:value-type="string" office:string-value="13">
            <text:p>13</text:p>
          </table:table-cell>
          <table:table-cell table:formula="of:=DEC2HEX(([.D1025]-HEX2DEC([.F102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.15000000000289">
            <text:p>4.150</text:p>
          </table:table-cell>
          <table:table-cell table:formula="of:=[.$B$4]/([.$B$3]+[.$B$4])*[.A1026]" office:value-type="float" office:value="0.249000000000173">
            <text:p>0.249</text:p>
          </table:table-cell>
          <table:table-cell/>
          <table:table-cell table:formula="of:=[.B1026]/[.$E$3]" office:value-type="float" office:value="77.2654545455084">
            <text:p>77</text:p>
          </table:table-cell>
          <table:table-cell table:formula="of:=DEC2HEX([.D1026])" office:value-type="string" office:string-value="4D">
            <text:p>4D</text:p>
          </table:table-cell>
          <table:table-cell table:formula="of:=DEC2HEX([.D1026]/4)" office:value-type="string" office:string-value="13">
            <text:p>13</text:p>
          </table:table-cell>
          <table:table-cell table:formula="of:=DEC2HEX(([.D1026]-HEX2DEC([.F102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.10000000000289">
            <text:p>4.100</text:p>
          </table:table-cell>
          <table:table-cell table:formula="of:=[.$B$4]/([.$B$3]+[.$B$4])*[.A1027]" office:value-type="float" office:value="0.246000000000173">
            <text:p>0.246</text:p>
          </table:table-cell>
          <table:table-cell/>
          <table:table-cell table:formula="of:=[.B1027]/[.$E$3]" office:value-type="float" office:value="76.3345454545993">
            <text:p>76</text:p>
          </table:table-cell>
          <table:table-cell table:formula="of:=DEC2HEX([.D1027])" office:value-type="string" office:string-value="4C">
            <text:p>4C</text:p>
          </table:table-cell>
          <table:table-cell table:formula="of:=DEC2HEX([.D1027]/4)" office:value-type="string" office:string-value="13">
            <text:p>13</text:p>
          </table:table-cell>
          <table:table-cell table:formula="of:=DEC2HEX(([.D1027]-HEX2DEC([.F102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.0500000000029">
            <text:p>4.050</text:p>
          </table:table-cell>
          <table:table-cell table:formula="of:=[.$B$4]/([.$B$3]+[.$B$4])*[.A1028]" office:value-type="float" office:value="0.243000000000174">
            <text:p>0.243</text:p>
          </table:table-cell>
          <table:table-cell/>
          <table:table-cell table:formula="of:=[.B1028]/[.$E$3]" office:value-type="float" office:value="75.4036363636904">
            <text:p>75</text:p>
          </table:table-cell>
          <table:table-cell table:formula="of:=DEC2HEX([.D1028])" office:value-type="string" office:string-value="4B">
            <text:p>4B</text:p>
          </table:table-cell>
          <table:table-cell table:formula="of:=DEC2HEX([.D1028]/4)" office:value-type="string" office:string-value="12">
            <text:p>12</text:p>
          </table:table-cell>
          <table:table-cell table:formula="of:=DEC2HEX(([.D1028]-HEX2DEC([.F102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.0000000000029">
            <text:p>4.000</text:p>
          </table:table-cell>
          <table:table-cell table:formula="of:=[.$B$4]/([.$B$3]+[.$B$4])*[.A1029]" office:value-type="float" office:value="0.240000000000174">
            <text:p>0.240</text:p>
          </table:table-cell>
          <table:table-cell/>
          <table:table-cell table:formula="of:=[.B1029]/[.$E$3]" office:value-type="float" office:value="74.4727272727813">
            <text:p>74</text:p>
          </table:table-cell>
          <table:table-cell table:formula="of:=DEC2HEX([.D1029])" office:value-type="string" office:string-value="4A">
            <text:p>4A</text:p>
          </table:table-cell>
          <table:table-cell table:formula="of:=DEC2HEX([.D1029]/4)" office:value-type="string" office:string-value="12">
            <text:p>12</text:p>
          </table:table-cell>
          <table:table-cell table:formula="of:=DEC2HEX(([.D1029]-HEX2DEC([.F102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.9500000000029">
            <text:p>3.950</text:p>
          </table:table-cell>
          <table:table-cell table:formula="of:=[.$B$4]/([.$B$3]+[.$B$4])*[.A1030]" office:value-type="float" office:value="0.237000000000174">
            <text:p>0.237</text:p>
          </table:table-cell>
          <table:table-cell/>
          <table:table-cell table:formula="of:=[.B1030]/[.$E$3]" office:value-type="float" office:value="73.5418181818722">
            <text:p>74</text:p>
          </table:table-cell>
          <table:table-cell table:formula="of:=DEC2HEX([.D1030])" office:value-type="string" office:string-value="49">
            <text:p>49</text:p>
          </table:table-cell>
          <table:table-cell table:formula="of:=DEC2HEX([.D1030]/4)" office:value-type="string" office:string-value="12">
            <text:p>12</text:p>
          </table:table-cell>
          <table:table-cell table:formula="of:=DEC2HEX(([.D1030]-HEX2DEC([.F103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.9000000000029">
            <text:p>3.900</text:p>
          </table:table-cell>
          <table:table-cell table:formula="of:=[.$B$4]/([.$B$3]+[.$B$4])*[.A1031]" office:value-type="float" office:value="0.234000000000174">
            <text:p>0.234</text:p>
          </table:table-cell>
          <table:table-cell/>
          <table:table-cell table:formula="of:=[.B1031]/[.$E$3]" office:value-type="float" office:value="72.6109090909631">
            <text:p>73</text:p>
          </table:table-cell>
          <table:table-cell table:formula="of:=DEC2HEX([.D1031])" office:value-type="string" office:string-value="48">
            <text:p>48</text:p>
          </table:table-cell>
          <table:table-cell table:formula="of:=DEC2HEX([.D1031]/4)" office:value-type="string" office:string-value="12">
            <text:p>12</text:p>
          </table:table-cell>
          <table:table-cell table:formula="of:=DEC2HEX(([.D1031]-HEX2DEC([.F103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.85000000000291">
            <text:p>3.850</text:p>
          </table:table-cell>
          <table:table-cell table:formula="of:=[.$B$4]/([.$B$3]+[.$B$4])*[.A1032]" office:value-type="float" office:value="0.231000000000175">
            <text:p>0.231</text:p>
          </table:table-cell>
          <table:table-cell/>
          <table:table-cell table:formula="of:=[.B1032]/[.$E$3]" office:value-type="float" office:value="71.6800000000542">
            <text:p>72</text:p>
          </table:table-cell>
          <table:table-cell table:formula="of:=DEC2HEX([.D1032])" office:value-type="string" office:string-value="47">
            <text:p>47</text:p>
          </table:table-cell>
          <table:table-cell table:formula="of:=DEC2HEX([.D1032]/4)" office:value-type="string" office:string-value="11">
            <text:p>11</text:p>
          </table:table-cell>
          <table:table-cell table:formula="of:=DEC2HEX(([.D1032]-HEX2DEC([.F103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.80000000000291">
            <text:p>3.800</text:p>
          </table:table-cell>
          <table:table-cell table:formula="of:=[.$B$4]/([.$B$3]+[.$B$4])*[.A1033]" office:value-type="float" office:value="0.228000000000175">
            <text:p>0.228</text:p>
          </table:table-cell>
          <table:table-cell/>
          <table:table-cell table:formula="of:=[.B1033]/[.$E$3]" office:value-type="float" office:value="70.7490909091451">
            <text:p>71</text:p>
          </table:table-cell>
          <table:table-cell table:formula="of:=DEC2HEX([.D1033])" office:value-type="string" office:string-value="46">
            <text:p>46</text:p>
          </table:table-cell>
          <table:table-cell table:formula="of:=DEC2HEX([.D1033]/4)" office:value-type="string" office:string-value="11">
            <text:p>11</text:p>
          </table:table-cell>
          <table:table-cell table:formula="of:=DEC2HEX(([.D1033]-HEX2DEC([.F103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.75000000000291">
            <text:p>3.750</text:p>
          </table:table-cell>
          <table:table-cell table:formula="of:=[.$B$4]/([.$B$3]+[.$B$4])*[.A1034]" office:value-type="float" office:value="0.225000000000175">
            <text:p>0.225</text:p>
          </table:table-cell>
          <table:table-cell/>
          <table:table-cell table:formula="of:=[.B1034]/[.$E$3]" office:value-type="float" office:value="69.818181818236">
            <text:p>70</text:p>
          </table:table-cell>
          <table:table-cell table:formula="of:=DEC2HEX([.D1034])" office:value-type="string" office:string-value="45">
            <text:p>45</text:p>
          </table:table-cell>
          <table:table-cell table:formula="of:=DEC2HEX([.D1034]/4)" office:value-type="string" office:string-value="11">
            <text:p>11</text:p>
          </table:table-cell>
          <table:table-cell table:formula="of:=DEC2HEX(([.D1034]-HEX2DEC([.F103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.70000000000292">
            <text:p>3.700</text:p>
          </table:table-cell>
          <table:table-cell table:formula="of:=[.$B$4]/([.$B$3]+[.$B$4])*[.A1035]" office:value-type="float" office:value="0.222000000000175">
            <text:p>0.222</text:p>
          </table:table-cell>
          <table:table-cell/>
          <table:table-cell table:formula="of:=[.B1035]/[.$E$3]" office:value-type="float" office:value="68.8872727273271">
            <text:p>69</text:p>
          </table:table-cell>
          <table:table-cell table:formula="of:=DEC2HEX([.D1035])" office:value-type="string" office:string-value="44">
            <text:p>44</text:p>
          </table:table-cell>
          <table:table-cell table:formula="of:=DEC2HEX([.D1035]/4)" office:value-type="string" office:string-value="11">
            <text:p>11</text:p>
          </table:table-cell>
          <table:table-cell table:formula="of:=DEC2HEX(([.D1035]-HEX2DEC([.F103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.65000000000292">
            <text:p>3.650</text:p>
          </table:table-cell>
          <table:table-cell table:formula="of:=[.$B$4]/([.$B$3]+[.$B$4])*[.A1036]" office:value-type="float" office:value="0.219000000000175">
            <text:p>0.219</text:p>
          </table:table-cell>
          <table:table-cell/>
          <table:table-cell table:formula="of:=[.B1036]/[.$E$3]" office:value-type="float" office:value="67.956363636418">
            <text:p>68</text:p>
          </table:table-cell>
          <table:table-cell table:formula="of:=DEC2HEX([.D1036])" office:value-type="string" office:string-value="43">
            <text:p>43</text:p>
          </table:table-cell>
          <table:table-cell table:formula="of:=DEC2HEX([.D1036]/4)" office:value-type="string" office:string-value="10">
            <text:p>10</text:p>
          </table:table-cell>
          <table:table-cell table:formula="of:=DEC2HEX(([.D1036]-HEX2DEC([.F1036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.60000000000292">
            <text:p>3.600</text:p>
          </table:table-cell>
          <table:table-cell table:formula="of:=[.$B$4]/([.$B$3]+[.$B$4])*[.A1037]" office:value-type="float" office:value="0.216000000000175">
            <text:p>0.216</text:p>
          </table:table-cell>
          <table:table-cell/>
          <table:table-cell table:formula="of:=[.B1037]/[.$E$3]" office:value-type="float" office:value="67.0254545455089">
            <text:p>67</text:p>
          </table:table-cell>
          <table:table-cell table:formula="of:=DEC2HEX([.D1037])" office:value-type="string" office:string-value="43">
            <text:p>43</text:p>
          </table:table-cell>
          <table:table-cell table:formula="of:=DEC2HEX([.D1037]/4)" office:value-type="string" office:string-value="10">
            <text:p>10</text:p>
          </table:table-cell>
          <table:table-cell table:formula="of:=DEC2HEX(([.D1037]-HEX2DEC([.F103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.55000000000292">
            <text:p>3.550</text:p>
          </table:table-cell>
          <table:table-cell table:formula="of:=[.$B$4]/([.$B$3]+[.$B$4])*[.A1038]" office:value-type="float" office:value="0.213000000000175">
            <text:p>0.213</text:p>
          </table:table-cell>
          <table:table-cell/>
          <table:table-cell table:formula="of:=[.B1038]/[.$E$3]" office:value-type="float" office:value="66.0945454545998">
            <text:p>66</text:p>
          </table:table-cell>
          <table:table-cell table:formula="of:=DEC2HEX([.D1038])" office:value-type="string" office:string-value="42">
            <text:p>42</text:p>
          </table:table-cell>
          <table:table-cell table:formula="of:=DEC2HEX([.D1038]/4)" office:value-type="string" office:string-value="10">
            <text:p>10</text:p>
          </table:table-cell>
          <table:table-cell table:formula="of:=DEC2HEX(([.D1038]-HEX2DEC([.F103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.50000000000293">
            <text:p>3.500</text:p>
          </table:table-cell>
          <table:table-cell table:formula="of:=[.$B$4]/([.$B$3]+[.$B$4])*[.A1039]" office:value-type="float" office:value="0.210000000000176">
            <text:p>0.210</text:p>
          </table:table-cell>
          <table:table-cell/>
          <table:table-cell table:formula="of:=[.B1039]/[.$E$3]" office:value-type="float" office:value="65.1636363636909">
            <text:p>65</text:p>
          </table:table-cell>
          <table:table-cell table:formula="of:=DEC2HEX([.D1039])" office:value-type="string" office:string-value="41">
            <text:p>41</text:p>
          </table:table-cell>
          <table:table-cell table:formula="of:=DEC2HEX([.D1039]/4)" office:value-type="string" office:string-value="10">
            <text:p>10</text:p>
          </table:table-cell>
          <table:table-cell table:formula="of:=DEC2HEX(([.D1039]-HEX2DEC([.F103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.45000000000293">
            <text:p>3.450</text:p>
          </table:table-cell>
          <table:table-cell table:formula="of:=[.$B$4]/([.$B$3]+[.$B$4])*[.A1040]" office:value-type="float" office:value="0.207000000000176">
            <text:p>0.207</text:p>
          </table:table-cell>
          <table:table-cell/>
          <table:table-cell table:formula="of:=[.B1040]/[.$E$3]" office:value-type="float" office:value="64.2327272727818">
            <text:p>64</text:p>
          </table:table-cell>
          <table:table-cell table:formula="of:=DEC2HEX([.D1040])" office:value-type="string" office:string-value="40">
            <text:p>40</text:p>
          </table:table-cell>
          <table:table-cell table:formula="of:=DEC2HEX([.D1040]/4)" office:value-type="string" office:string-value="10">
            <text:p>10</text:p>
          </table:table-cell>
          <table:table-cell table:formula="of:=DEC2HEX(([.D1040]-HEX2DEC([.F104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.40000000000293">
            <text:p>3.400</text:p>
          </table:table-cell>
          <table:table-cell table:formula="of:=[.$B$4]/([.$B$3]+[.$B$4])*[.A1041]" office:value-type="float" office:value="0.204000000000176">
            <text:p>0.204</text:p>
          </table:table-cell>
          <table:table-cell/>
          <table:table-cell table:formula="of:=[.B1041]/[.$E$3]" office:value-type="float" office:value="63.3018181818727">
            <text:p>63</text:p>
          </table:table-cell>
          <table:table-cell table:formula="of:=DEC2HEX([.D1041])" office:value-type="string" office:string-value="3F">
            <text:p>3F</text:p>
          </table:table-cell>
          <table:table-cell table:formula="of:=DEC2HEX([.D1041]/4)" office:value-type="string" office:string-value="F">
            <text:p>F</text:p>
          </table:table-cell>
          <table:table-cell table:formula="of:=DEC2HEX(([.D1041]-HEX2DEC([.F104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.35000000000294">
            <text:p>3.350</text:p>
          </table:table-cell>
          <table:table-cell table:formula="of:=[.$B$4]/([.$B$3]+[.$B$4])*[.A1042]" office:value-type="float" office:value="0.201000000000176">
            <text:p>0.201</text:p>
          </table:table-cell>
          <table:table-cell/>
          <table:table-cell table:formula="of:=[.B1042]/[.$E$3]" office:value-type="float" office:value="62.3709090909638">
            <text:p>62</text:p>
          </table:table-cell>
          <table:table-cell table:formula="of:=DEC2HEX([.D1042])" office:value-type="string" office:string-value="3E">
            <text:p>3E</text:p>
          </table:table-cell>
          <table:table-cell table:formula="of:=DEC2HEX([.D1042]/4)" office:value-type="string" office:string-value="F">
            <text:p>F</text:p>
          </table:table-cell>
          <table:table-cell table:formula="of:=DEC2HEX(([.D1042]-HEX2DEC([.F104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.30000000000294">
            <text:p>3.300</text:p>
          </table:table-cell>
          <table:table-cell table:formula="of:=[.$B$4]/([.$B$3]+[.$B$4])*[.A1043]" office:value-type="float" office:value="0.198000000000176">
            <text:p>0.198</text:p>
          </table:table-cell>
          <table:table-cell/>
          <table:table-cell table:formula="of:=[.B1043]/[.$E$3]" office:value-type="float" office:value="61.4400000000547">
            <text:p>61</text:p>
          </table:table-cell>
          <table:table-cell table:formula="of:=DEC2HEX([.D1043])" office:value-type="string" office:string-value="3D">
            <text:p>3D</text:p>
          </table:table-cell>
          <table:table-cell table:formula="of:=DEC2HEX([.D1043]/4)" office:value-type="string" office:string-value="F">
            <text:p>F</text:p>
          </table:table-cell>
          <table:table-cell table:formula="of:=DEC2HEX(([.D1043]-HEX2DEC([.F104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.25000000000294">
            <text:p>3.250</text:p>
          </table:table-cell>
          <table:table-cell table:formula="of:=[.$B$4]/([.$B$3]+[.$B$4])*[.A1044]" office:value-type="float" office:value="0.195000000000176">
            <text:p>0.195</text:p>
          </table:table-cell>
          <table:table-cell/>
          <table:table-cell table:formula="of:=[.B1044]/[.$E$3]" office:value-type="float" office:value="60.5090909091456">
            <text:p>61</text:p>
          </table:table-cell>
          <table:table-cell table:formula="of:=DEC2HEX([.D1044])" office:value-type="string" office:string-value="3C">
            <text:p>3C</text:p>
          </table:table-cell>
          <table:table-cell table:formula="of:=DEC2HEX([.D1044]/4)" office:value-type="string" office:string-value="F">
            <text:p>F</text:p>
          </table:table-cell>
          <table:table-cell table:formula="of:=DEC2HEX(([.D1044]-HEX2DEC([.F104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.20000000000294">
            <text:p>3.200</text:p>
          </table:table-cell>
          <table:table-cell table:formula="of:=[.$B$4]/([.$B$3]+[.$B$4])*[.A1045]" office:value-type="float" office:value="0.192000000000176">
            <text:p>0.192</text:p>
          </table:table-cell>
          <table:table-cell/>
          <table:table-cell table:formula="of:=[.B1045]/[.$E$3]" office:value-type="float" office:value="59.5781818182366">
            <text:p>60</text:p>
          </table:table-cell>
          <table:table-cell table:formula="of:=DEC2HEX([.D1045])" office:value-type="string" office:string-value="3B">
            <text:p>3B</text:p>
          </table:table-cell>
          <table:table-cell table:formula="of:=DEC2HEX([.D1045]/4)" office:value-type="string" office:string-value="E">
            <text:p>E</text:p>
          </table:table-cell>
          <table:table-cell table:formula="of:=DEC2HEX(([.D1045]-HEX2DEC([.F104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.15000000000295">
            <text:p>3.150</text:p>
          </table:table-cell>
          <table:table-cell table:formula="of:=[.$B$4]/([.$B$3]+[.$B$4])*[.A1046]" office:value-type="float" office:value="0.189000000000177">
            <text:p>0.189</text:p>
          </table:table-cell>
          <table:table-cell/>
          <table:table-cell table:formula="of:=[.B1046]/[.$E$3]" office:value-type="float" office:value="58.6472727273277">
            <text:p>59</text:p>
          </table:table-cell>
          <table:table-cell table:formula="of:=DEC2HEX([.D1046])" office:value-type="string" office:string-value="3A">
            <text:p>3A</text:p>
          </table:table-cell>
          <table:table-cell table:formula="of:=DEC2HEX([.D1046]/4)" office:value-type="string" office:string-value="E">
            <text:p>E</text:p>
          </table:table-cell>
          <table:table-cell table:formula="of:=DEC2HEX(([.D1046]-HEX2DEC([.F104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.10000000000295">
            <text:p>3.100</text:p>
          </table:table-cell>
          <table:table-cell table:formula="of:=[.$B$4]/([.$B$3]+[.$B$4])*[.A1047]" office:value-type="float" office:value="0.186000000000177">
            <text:p>0.186</text:p>
          </table:table-cell>
          <table:table-cell/>
          <table:table-cell table:formula="of:=[.B1047]/[.$E$3]" office:value-type="float" office:value="57.7163636364186">
            <text:p>58</text:p>
          </table:table-cell>
          <table:table-cell table:formula="of:=DEC2HEX([.D1047])" office:value-type="string" office:string-value="39">
            <text:p>39</text:p>
          </table:table-cell>
          <table:table-cell table:formula="of:=DEC2HEX([.D1047]/4)" office:value-type="string" office:string-value="E">
            <text:p>E</text:p>
          </table:table-cell>
          <table:table-cell table:formula="of:=DEC2HEX(([.D1047]-HEX2DEC([.F104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.05000000000295">
            <text:p>3.050</text:p>
          </table:table-cell>
          <table:table-cell table:formula="of:=[.$B$4]/([.$B$3]+[.$B$4])*[.A1048]" office:value-type="float" office:value="0.183000000000177">
            <text:p>0.183</text:p>
          </table:table-cell>
          <table:table-cell/>
          <table:table-cell table:formula="of:=[.B1048]/[.$E$3]" office:value-type="float" office:value="56.7854545455095">
            <text:p>57</text:p>
          </table:table-cell>
          <table:table-cell table:formula="of:=DEC2HEX([.D1048])" office:value-type="string" office:string-value="38">
            <text:p>38</text:p>
          </table:table-cell>
          <table:table-cell table:formula="of:=DEC2HEX([.D1048]/4)" office:value-type="string" office:string-value="E">
            <text:p>E</text:p>
          </table:table-cell>
          <table:table-cell table:formula="of:=DEC2HEX(([.D1048]-HEX2DEC([.F104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.00000000000296">
            <text:p>3.000</text:p>
          </table:table-cell>
          <table:table-cell table:formula="of:=[.$B$4]/([.$B$3]+[.$B$4])*[.A1049]" office:value-type="float" office:value="0.180000000000178">
            <text:p>0.180</text:p>
          </table:table-cell>
          <table:table-cell/>
          <table:table-cell table:formula="of:=[.B1049]/[.$E$3]" office:value-type="float" office:value="55.8545454546006">
            <text:p>56</text:p>
          </table:table-cell>
          <table:table-cell table:formula="of:=DEC2HEX([.D1049])" office:value-type="string" office:string-value="37">
            <text:p>37</text:p>
          </table:table-cell>
          <table:table-cell table:formula="of:=DEC2HEX([.D1049]/4)" office:value-type="string" office:string-value="D">
            <text:p>D</text:p>
          </table:table-cell>
          <table:table-cell table:formula="of:=DEC2HEX(([.D1049]-HEX2DEC([.F104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.95000000000296">
            <text:p>2.950</text:p>
          </table:table-cell>
          <table:table-cell table:formula="of:=[.$B$4]/([.$B$3]+[.$B$4])*[.A1050]" office:value-type="float" office:value="0.177000000000178">
            <text:p>0.177</text:p>
          </table:table-cell>
          <table:table-cell/>
          <table:table-cell table:formula="of:=[.B1050]/[.$E$3]" office:value-type="float" office:value="54.9236363636915">
            <text:p>55</text:p>
          </table:table-cell>
          <table:table-cell table:formula="of:=DEC2HEX([.D1050])" office:value-type="string" office:string-value="36">
            <text:p>36</text:p>
          </table:table-cell>
          <table:table-cell table:formula="of:=DEC2HEX([.D1050]/4)" office:value-type="string" office:string-value="D">
            <text:p>D</text:p>
          </table:table-cell>
          <table:table-cell table:formula="of:=DEC2HEX(([.D1050]-HEX2DEC([.F105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.90000000000296">
            <text:p>2.900</text:p>
          </table:table-cell>
          <table:table-cell table:formula="of:=[.$B$4]/([.$B$3]+[.$B$4])*[.A1051]" office:value-type="float" office:value="0.174000000000178">
            <text:p>0.174</text:p>
          </table:table-cell>
          <table:table-cell/>
          <table:table-cell table:formula="of:=[.B1051]/[.$E$3]" office:value-type="float" office:value="53.9927272727824">
            <text:p>54</text:p>
          </table:table-cell>
          <table:table-cell table:formula="of:=DEC2HEX([.D1051])" office:value-type="string" office:string-value="35">
            <text:p>35</text:p>
          </table:table-cell>
          <table:table-cell table:formula="of:=DEC2HEX([.D1051]/4)" office:value-type="string" office:string-value="D">
            <text:p>D</text:p>
          </table:table-cell>
          <table:table-cell table:formula="of:=DEC2HEX(([.D1051]-HEX2DEC([.F1051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.85000000000296">
            <text:p>2.850</text:p>
          </table:table-cell>
          <table:table-cell table:formula="of:=[.$B$4]/([.$B$3]+[.$B$4])*[.A1052]" office:value-type="float" office:value="0.171000000000178">
            <text:p>0.171</text:p>
          </table:table-cell>
          <table:table-cell/>
          <table:table-cell table:formula="of:=[.B1052]/[.$E$3]" office:value-type="float" office:value="53.0618181818733">
            <text:p>53</text:p>
          </table:table-cell>
          <table:table-cell table:formula="of:=DEC2HEX([.D1052])" office:value-type="string" office:string-value="35">
            <text:p>35</text:p>
          </table:table-cell>
          <table:table-cell table:formula="of:=DEC2HEX([.D1052]/4)" office:value-type="string" office:string-value="D">
            <text:p>D</text:p>
          </table:table-cell>
          <table:table-cell table:formula="of:=DEC2HEX(([.D1052]-HEX2DEC([.F105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.80000000000297">
            <text:p>2.800</text:p>
          </table:table-cell>
          <table:table-cell table:formula="of:=[.$B$4]/([.$B$3]+[.$B$4])*[.A1053]" office:value-type="float" office:value="0.168000000000178">
            <text:p>0.168</text:p>
          </table:table-cell>
          <table:table-cell/>
          <table:table-cell table:formula="of:=[.B1053]/[.$E$3]" office:value-type="float" office:value="52.1309090909644">
            <text:p>52</text:p>
          </table:table-cell>
          <table:table-cell table:formula="of:=DEC2HEX([.D1053])" office:value-type="string" office:string-value="34">
            <text:p>34</text:p>
          </table:table-cell>
          <table:table-cell table:formula="of:=DEC2HEX([.D1053]/4)" office:value-type="string" office:string-value="D">
            <text:p>D</text:p>
          </table:table-cell>
          <table:table-cell table:formula="of:=DEC2HEX(([.D1053]-HEX2DEC([.F105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.75000000000297">
            <text:p>2.750</text:p>
          </table:table-cell>
          <table:table-cell table:formula="of:=[.$B$4]/([.$B$3]+[.$B$4])*[.A1054]" office:value-type="float" office:value="0.165000000000178">
            <text:p>0.165</text:p>
          </table:table-cell>
          <table:table-cell/>
          <table:table-cell table:formula="of:=[.B1054]/[.$E$3]" office:value-type="float" office:value="51.2000000000553">
            <text:p>51</text:p>
          </table:table-cell>
          <table:table-cell table:formula="of:=DEC2HEX([.D1054])" office:value-type="string" office:string-value="33">
            <text:p>33</text:p>
          </table:table-cell>
          <table:table-cell table:formula="of:=DEC2HEX([.D1054]/4)" office:value-type="string" office:string-value="C">
            <text:p>C</text:p>
          </table:table-cell>
          <table:table-cell table:formula="of:=DEC2HEX(([.D1054]-HEX2DEC([.F105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.70000000000297">
            <text:p>2.700</text:p>
          </table:table-cell>
          <table:table-cell table:formula="of:=[.$B$4]/([.$B$3]+[.$B$4])*[.A1055]" office:value-type="float" office:value="0.162000000000178">
            <text:p>0.162</text:p>
          </table:table-cell>
          <table:table-cell/>
          <table:table-cell table:formula="of:=[.B1055]/[.$E$3]" office:value-type="float" office:value="50.2690909091462">
            <text:p>50</text:p>
          </table:table-cell>
          <table:table-cell table:formula="of:=DEC2HEX([.D1055])" office:value-type="string" office:string-value="32">
            <text:p>32</text:p>
          </table:table-cell>
          <table:table-cell table:formula="of:=DEC2HEX([.D1055]/4)" office:value-type="string" office:string-value="C">
            <text:p>C</text:p>
          </table:table-cell>
          <table:table-cell table:formula="of:=DEC2HEX(([.D1055]-HEX2DEC([.F105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.65000000000298">
            <text:p>2.650</text:p>
          </table:table-cell>
          <table:table-cell table:formula="of:=[.$B$4]/([.$B$3]+[.$B$4])*[.A1056]" office:value-type="float" office:value="0.159000000000179">
            <text:p>0.159</text:p>
          </table:table-cell>
          <table:table-cell/>
          <table:table-cell table:formula="of:=[.B1056]/[.$E$3]" office:value-type="float" office:value="49.3381818182373">
            <text:p>49</text:p>
          </table:table-cell>
          <table:table-cell table:formula="of:=DEC2HEX([.D1056])" office:value-type="string" office:string-value="31">
            <text:p>31</text:p>
          </table:table-cell>
          <table:table-cell table:formula="of:=DEC2HEX([.D1056]/4)" office:value-type="string" office:string-value="C">
            <text:p>C</text:p>
          </table:table-cell>
          <table:table-cell table:formula="of:=DEC2HEX(([.D1056]-HEX2DEC([.F105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.60000000000298">
            <text:p>2.600</text:p>
          </table:table-cell>
          <table:table-cell table:formula="of:=[.$B$4]/([.$B$3]+[.$B$4])*[.A1057]" office:value-type="float" office:value="0.156000000000179">
            <text:p>0.156</text:p>
          </table:table-cell>
          <table:table-cell/>
          <table:table-cell table:formula="of:=[.B1057]/[.$E$3]" office:value-type="float" office:value="48.4072727273282">
            <text:p>48</text:p>
          </table:table-cell>
          <table:table-cell table:formula="of:=DEC2HEX([.D1057])" office:value-type="string" office:string-value="30">
            <text:p>30</text:p>
          </table:table-cell>
          <table:table-cell table:formula="of:=DEC2HEX([.D1057]/4)" office:value-type="string" office:string-value="C">
            <text:p>C</text:p>
          </table:table-cell>
          <table:table-cell table:formula="of:=DEC2HEX(([.D1057]-HEX2DEC([.F105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.55000000000298">
            <text:p>2.550</text:p>
          </table:table-cell>
          <table:table-cell table:formula="of:=[.$B$4]/([.$B$3]+[.$B$4])*[.A1058]" office:value-type="float" office:value="0.153000000000179">
            <text:p>0.153</text:p>
          </table:table-cell>
          <table:table-cell/>
          <table:table-cell table:formula="of:=[.B1058]/[.$E$3]" office:value-type="float" office:value="47.4763636364191">
            <text:p>47</text:p>
          </table:table-cell>
          <table:table-cell table:formula="of:=DEC2HEX([.D1058])" office:value-type="string" office:string-value="2F">
            <text:p>2F</text:p>
          </table:table-cell>
          <table:table-cell table:formula="of:=DEC2HEX([.D1058]/4)" office:value-type="string" office:string-value="B">
            <text:p>B</text:p>
          </table:table-cell>
          <table:table-cell table:formula="of:=DEC2HEX(([.D1058]-HEX2DEC([.F105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.50000000000298">
            <text:p>2.500</text:p>
          </table:table-cell>
          <table:table-cell table:formula="of:=[.$B$4]/([.$B$3]+[.$B$4])*[.A1059]" office:value-type="float" office:value="0.150000000000179">
            <text:p>0.150</text:p>
          </table:table-cell>
          <table:table-cell/>
          <table:table-cell table:formula="of:=[.B1059]/[.$E$3]" office:value-type="float" office:value="46.54545454551">
            <text:p>47</text:p>
          </table:table-cell>
          <table:table-cell table:formula="of:=DEC2HEX([.D1059])" office:value-type="string" office:string-value="2E">
            <text:p>2E</text:p>
          </table:table-cell>
          <table:table-cell table:formula="of:=DEC2HEX([.D1059]/4)" office:value-type="string" office:string-value="B">
            <text:p>B</text:p>
          </table:table-cell>
          <table:table-cell table:formula="of:=DEC2HEX(([.D1059]-HEX2DEC([.F105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.45000000000299">
            <text:p>2.450</text:p>
          </table:table-cell>
          <table:table-cell table:formula="of:=[.$B$4]/([.$B$3]+[.$B$4])*[.A1060]" office:value-type="float" office:value="0.147000000000179">
            <text:p>0.147</text:p>
          </table:table-cell>
          <table:table-cell/>
          <table:table-cell table:formula="of:=[.B1060]/[.$E$3]" office:value-type="float" office:value="45.6145454546011">
            <text:p>46</text:p>
          </table:table-cell>
          <table:table-cell table:formula="of:=DEC2HEX([.D1060])" office:value-type="string" office:string-value="2D">
            <text:p>2D</text:p>
          </table:table-cell>
          <table:table-cell table:formula="of:=DEC2HEX([.D1060]/4)" office:value-type="string" office:string-value="B">
            <text:p>B</text:p>
          </table:table-cell>
          <table:table-cell table:formula="of:=DEC2HEX(([.D1060]-HEX2DEC([.F106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.40000000000299">
            <text:p>2.400</text:p>
          </table:table-cell>
          <table:table-cell table:formula="of:=[.$B$4]/([.$B$3]+[.$B$4])*[.A1061]" office:value-type="float" office:value="0.144000000000179">
            <text:p>0.144</text:p>
          </table:table-cell>
          <table:table-cell/>
          <table:table-cell table:formula="of:=[.B1061]/[.$E$3]" office:value-type="float" office:value="44.683636363692">
            <text:p>45</text:p>
          </table:table-cell>
          <table:table-cell table:formula="of:=DEC2HEX([.D1061])" office:value-type="string" office:string-value="2C">
            <text:p>2C</text:p>
          </table:table-cell>
          <table:table-cell table:formula="of:=DEC2HEX([.D1061]/4)" office:value-type="string" office:string-value="B">
            <text:p>B</text:p>
          </table:table-cell>
          <table:table-cell table:formula="of:=DEC2HEX(([.D1061]-HEX2DEC([.F106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.35000000000299">
            <text:p>2.350</text:p>
          </table:table-cell>
          <table:table-cell table:formula="of:=[.$B$4]/([.$B$3]+[.$B$4])*[.A1062]" office:value-type="float" office:value="0.141000000000179">
            <text:p>0.141</text:p>
          </table:table-cell>
          <table:table-cell/>
          <table:table-cell table:formula="of:=[.B1062]/[.$E$3]" office:value-type="float" office:value="43.7527272727829">
            <text:p>44</text:p>
          </table:table-cell>
          <table:table-cell table:formula="of:=DEC2HEX([.D1062])" office:value-type="string" office:string-value="2B">
            <text:p>2B</text:p>
          </table:table-cell>
          <table:table-cell table:formula="of:=DEC2HEX([.D1062]/4)" office:value-type="string" office:string-value="A">
            <text:p>A</text:p>
          </table:table-cell>
          <table:table-cell table:formula="of:=DEC2HEX(([.D1062]-HEX2DEC([.F106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.300000000003">
            <text:p>2.300</text:p>
          </table:table-cell>
          <table:table-cell table:formula="of:=[.$B$4]/([.$B$3]+[.$B$4])*[.A1063]" office:value-type="float" office:value="0.13800000000018">
            <text:p>0.138</text:p>
          </table:table-cell>
          <table:table-cell/>
          <table:table-cell table:formula="of:=[.B1063]/[.$E$3]" office:value-type="float" office:value="42.821818181874">
            <text:p>43</text:p>
          </table:table-cell>
          <table:table-cell table:formula="of:=DEC2HEX([.D1063])" office:value-type="string" office:string-value="2A">
            <text:p>2A</text:p>
          </table:table-cell>
          <table:table-cell table:formula="of:=DEC2HEX([.D1063]/4)" office:value-type="string" office:string-value="A">
            <text:p>A</text:p>
          </table:table-cell>
          <table:table-cell table:formula="of:=DEC2HEX(([.D1063]-HEX2DEC([.F106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.250000000003">
            <text:p>2.250</text:p>
          </table:table-cell>
          <table:table-cell table:formula="of:=[.$B$4]/([.$B$3]+[.$B$4])*[.A1064]" office:value-type="float" office:value="0.13500000000018">
            <text:p>0.135</text:p>
          </table:table-cell>
          <table:table-cell/>
          <table:table-cell table:formula="of:=[.B1064]/[.$E$3]" office:value-type="float" office:value="41.8909090909649">
            <text:p>42</text:p>
          </table:table-cell>
          <table:table-cell table:formula="of:=DEC2HEX([.D1064])" office:value-type="string" office:string-value="29">
            <text:p>29</text:p>
          </table:table-cell>
          <table:table-cell table:formula="of:=DEC2HEX([.D1064]/4)" office:value-type="string" office:string-value="A">
            <text:p>A</text:p>
          </table:table-cell>
          <table:table-cell table:formula="of:=DEC2HEX(([.D1064]-HEX2DEC([.F106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.200000000003">
            <text:p>2.200</text:p>
          </table:table-cell>
          <table:table-cell table:formula="of:=[.$B$4]/([.$B$3]+[.$B$4])*[.A1065]" office:value-type="float" office:value="0.13200000000018">
            <text:p>0.132</text:p>
          </table:table-cell>
          <table:table-cell/>
          <table:table-cell table:formula="of:=[.B1065]/[.$E$3]" office:value-type="float" office:value="40.9600000000559">
            <text:p>41</text:p>
          </table:table-cell>
          <table:table-cell table:formula="of:=DEC2HEX([.D1065])" office:value-type="string" office:string-value="28">
            <text:p>28</text:p>
          </table:table-cell>
          <table:table-cell table:formula="of:=DEC2HEX([.D1065]/4)" office:value-type="string" office:string-value="A">
            <text:p>A</text:p>
          </table:table-cell>
          <table:table-cell table:formula="of:=DEC2HEX(([.D1065]-HEX2DEC([.F1065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.150000000003">
            <text:p>2.150</text:p>
          </table:table-cell>
          <table:table-cell table:formula="of:=[.$B$4]/([.$B$3]+[.$B$4])*[.A1066]" office:value-type="float" office:value="0.12900000000018">
            <text:p>0.129</text:p>
          </table:table-cell>
          <table:table-cell/>
          <table:table-cell table:formula="of:=[.B1066]/[.$E$3]" office:value-type="float" office:value="40.0290909091468">
            <text:p>40</text:p>
          </table:table-cell>
          <table:table-cell table:formula="of:=DEC2HEX([.D1066])" office:value-type="string" office:string-value="28">
            <text:p>28</text:p>
          </table:table-cell>
          <table:table-cell table:formula="of:=DEC2HEX([.D1066]/4)" office:value-type="string" office:string-value="A">
            <text:p>A</text:p>
          </table:table-cell>
          <table:table-cell table:formula="of:=DEC2HEX(([.D1066]-HEX2DEC([.F106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.10000000000301">
            <text:p>2.100</text:p>
          </table:table-cell>
          <table:table-cell table:formula="of:=[.$B$4]/([.$B$3]+[.$B$4])*[.A1067]" office:value-type="float" office:value="0.126000000000181">
            <text:p>0.126</text:p>
          </table:table-cell>
          <table:table-cell/>
          <table:table-cell table:formula="of:=[.B1067]/[.$E$3]" office:value-type="float" office:value="39.0981818182379">
            <text:p>39</text:p>
          </table:table-cell>
          <table:table-cell table:formula="of:=DEC2HEX([.D1067])" office:value-type="string" office:string-value="27">
            <text:p>27</text:p>
          </table:table-cell>
          <table:table-cell table:formula="of:=DEC2HEX([.D1067]/4)" office:value-type="string" office:string-value="9">
            <text:p>9</text:p>
          </table:table-cell>
          <table:table-cell table:formula="of:=DEC2HEX(([.D1067]-HEX2DEC([.F106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.05000000000301">
            <text:p>2.050</text:p>
          </table:table-cell>
          <table:table-cell table:formula="of:=[.$B$4]/([.$B$3]+[.$B$4])*[.A1068]" office:value-type="float" office:value="0.123000000000181">
            <text:p>0.123</text:p>
          </table:table-cell>
          <table:table-cell/>
          <table:table-cell table:formula="of:=[.B1068]/[.$E$3]" office:value-type="float" office:value="38.1672727273288">
            <text:p>38</text:p>
          </table:table-cell>
          <table:table-cell table:formula="of:=DEC2HEX([.D1068])" office:value-type="string" office:string-value="26">
            <text:p>26</text:p>
          </table:table-cell>
          <table:table-cell table:formula="of:=DEC2HEX([.D1068]/4)" office:value-type="string" office:string-value="9">
            <text:p>9</text:p>
          </table:table-cell>
          <table:table-cell table:formula="of:=DEC2HEX(([.D1068]-HEX2DEC([.F106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.00000000000301">
            <text:p>2.000</text:p>
          </table:table-cell>
          <table:table-cell table:formula="of:=[.$B$4]/([.$B$3]+[.$B$4])*[.A1069]" office:value-type="float" office:value="0.120000000000181">
            <text:p>0.120</text:p>
          </table:table-cell>
          <table:table-cell/>
          <table:table-cell table:formula="of:=[.B1069]/[.$E$3]" office:value-type="float" office:value="37.2363636364197">
            <text:p>37</text:p>
          </table:table-cell>
          <table:table-cell table:formula="of:=DEC2HEX([.D1069])" office:value-type="string" office:string-value="25">
            <text:p>25</text:p>
          </table:table-cell>
          <table:table-cell table:formula="of:=DEC2HEX([.D1069]/4)" office:value-type="string" office:string-value="9">
            <text:p>9</text:p>
          </table:table-cell>
          <table:table-cell table:formula="of:=DEC2HEX(([.D1069]-HEX2DEC([.F106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.95000000000302">
            <text:p>1.950</text:p>
          </table:table-cell>
          <table:table-cell table:formula="of:=[.$B$4]/([.$B$3]+[.$B$4])*[.A1070]" office:value-type="float" office:value="0.117000000000181">
            <text:p>0.117</text:p>
          </table:table-cell>
          <table:table-cell/>
          <table:table-cell table:formula="of:=[.B1070]/[.$E$3]" office:value-type="float" office:value="36.3054545455108">
            <text:p>36</text:p>
          </table:table-cell>
          <table:table-cell table:formula="of:=DEC2HEX([.D1070])" office:value-type="string" office:string-value="24">
            <text:p>24</text:p>
          </table:table-cell>
          <table:table-cell table:formula="of:=DEC2HEX([.D1070]/4)" office:value-type="string" office:string-value="9">
            <text:p>9</text:p>
          </table:table-cell>
          <table:table-cell table:formula="of:=DEC2HEX(([.D1070]-HEX2DEC([.F107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90000000000302">
            <text:p>1.900</text:p>
          </table:table-cell>
          <table:table-cell table:formula="of:=[.$B$4]/([.$B$3]+[.$B$4])*[.A1071]" office:value-type="float" office:value="0.114000000000181">
            <text:p>0.114</text:p>
          </table:table-cell>
          <table:table-cell/>
          <table:table-cell table:formula="of:=[.B1071]/[.$E$3]" office:value-type="float" office:value="35.3745454546017">
            <text:p>35</text:p>
          </table:table-cell>
          <table:table-cell table:formula="of:=DEC2HEX([.D1071])" office:value-type="string" office:string-value="23">
            <text:p>23</text:p>
          </table:table-cell>
          <table:table-cell table:formula="of:=DEC2HEX([.D1071]/4)" office:value-type="string" office:string-value="8">
            <text:p>8</text:p>
          </table:table-cell>
          <table:table-cell table:formula="of:=DEC2HEX(([.D1071]-HEX2DEC([.F107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.85000000000302">
            <text:p>1.850</text:p>
          </table:table-cell>
          <table:table-cell table:formula="of:=[.$B$4]/([.$B$3]+[.$B$4])*[.A1072]" office:value-type="float" office:value="0.111000000000181">
            <text:p>0.111</text:p>
          </table:table-cell>
          <table:table-cell/>
          <table:table-cell table:formula="of:=[.B1072]/[.$E$3]" office:value-type="float" office:value="34.4436363636926">
            <text:p>34</text:p>
          </table:table-cell>
          <table:table-cell table:formula="of:=DEC2HEX([.D1072])" office:value-type="string" office:string-value="22">
            <text:p>22</text:p>
          </table:table-cell>
          <table:table-cell table:formula="of:=DEC2HEX([.D1072]/4)" office:value-type="string" office:string-value="8">
            <text:p>8</text:p>
          </table:table-cell>
          <table:table-cell table:formula="of:=DEC2HEX(([.D1072]-HEX2DEC([.F107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.80000000000302">
            <text:p>1.800</text:p>
          </table:table-cell>
          <table:table-cell table:formula="of:=[.$B$4]/([.$B$3]+[.$B$4])*[.A1073]" office:value-type="float" office:value="0.108000000000181">
            <text:p>0.108</text:p>
          </table:table-cell>
          <table:table-cell/>
          <table:table-cell table:formula="of:=[.B1073]/[.$E$3]" office:value-type="float" office:value="33.5127272727835">
            <text:p>34</text:p>
          </table:table-cell>
          <table:table-cell table:formula="of:=DEC2HEX([.D1073])" office:value-type="string" office:string-value="21">
            <text:p>21</text:p>
          </table:table-cell>
          <table:table-cell table:formula="of:=DEC2HEX([.D1073]/4)" office:value-type="string" office:string-value="8">
            <text:p>8</text:p>
          </table:table-cell>
          <table:table-cell table:formula="of:=DEC2HEX(([.D1073]-HEX2DEC([.F107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.75000000000303">
            <text:p>1.750</text:p>
          </table:table-cell>
          <table:table-cell table:formula="of:=[.$B$4]/([.$B$3]+[.$B$4])*[.A1074]" office:value-type="float" office:value="0.105000000000182">
            <text:p>0.105</text:p>
          </table:table-cell>
          <table:table-cell/>
          <table:table-cell table:formula="of:=[.B1074]/[.$E$3]" office:value-type="float" office:value="32.5818181818746">
            <text:p>33</text:p>
          </table:table-cell>
          <table:table-cell table:formula="of:=DEC2HEX([.D1074])" office:value-type="string" office:string-value="20">
            <text:p>20</text:p>
          </table:table-cell>
          <table:table-cell table:formula="of:=DEC2HEX([.D1074]/4)" office:value-type="string" office:string-value="8">
            <text:p>8</text:p>
          </table:table-cell>
          <table:table-cell table:formula="of:=DEC2HEX(([.D1074]-HEX2DEC([.F107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70000000000303">
            <text:p>1.700</text:p>
          </table:table-cell>
          <table:table-cell table:formula="of:=[.$B$4]/([.$B$3]+[.$B$4])*[.A1075]" office:value-type="float" office:value="0.102000000000182">
            <text:p>0.102</text:p>
          </table:table-cell>
          <table:table-cell/>
          <table:table-cell table:formula="of:=[.B1075]/[.$E$3]" office:value-type="float" office:value="31.6509090909655">
            <text:p>32</text:p>
          </table:table-cell>
          <table:table-cell table:formula="of:=DEC2HEX([.D1075])" office:value-type="string" office:string-value="1F">
            <text:p>1F</text:p>
          </table:table-cell>
          <table:table-cell table:formula="of:=DEC2HEX([.D1075]/4)" office:value-type="string" office:string-value="7">
            <text:p>7</text:p>
          </table:table-cell>
          <table:table-cell table:formula="of:=DEC2HEX(([.D1075]-HEX2DEC([.F107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.65000000000303">
            <text:p>1.650</text:p>
          </table:table-cell>
          <table:table-cell table:formula="of:=[.$B$4]/([.$B$3]+[.$B$4])*[.A1076]" office:value-type="float" office:value="0.0990000000001818">
            <text:p>0.099</text:p>
          </table:table-cell>
          <table:table-cell/>
          <table:table-cell table:formula="of:=[.B1076]/[.$E$3]" office:value-type="float" office:value="30.7200000000564">
            <text:p>31</text:p>
          </table:table-cell>
          <table:table-cell table:formula="of:=DEC2HEX([.D1076])" office:value-type="string" office:string-value="1E">
            <text:p>1E</text:p>
          </table:table-cell>
          <table:table-cell table:formula="of:=DEC2HEX([.D1076]/4)" office:value-type="string" office:string-value="7">
            <text:p>7</text:p>
          </table:table-cell>
          <table:table-cell table:formula="of:=DEC2HEX(([.D1076]-HEX2DEC([.F107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.60000000000304">
            <text:p>1.600</text:p>
          </table:table-cell>
          <table:table-cell table:formula="of:=[.$B$4]/([.$B$3]+[.$B$4])*[.A1077]" office:value-type="float" office:value="0.0960000000001824">
            <text:p>0.096</text:p>
          </table:table-cell>
          <table:table-cell/>
          <table:table-cell table:formula="of:=[.B1077]/[.$E$3]" office:value-type="float" office:value="29.7890909091475">
            <text:p>30</text:p>
          </table:table-cell>
          <table:table-cell table:formula="of:=DEC2HEX([.D1077])" office:value-type="string" office:string-value="1D">
            <text:p>1D</text:p>
          </table:table-cell>
          <table:table-cell table:formula="of:=DEC2HEX([.D1077]/4)" office:value-type="string" office:string-value="7">
            <text:p>7</text:p>
          </table:table-cell>
          <table:table-cell table:formula="of:=DEC2HEX(([.D1077]-HEX2DEC([.F107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.55000000000304">
            <text:p>1.550</text:p>
          </table:table-cell>
          <table:table-cell table:formula="of:=[.$B$4]/([.$B$3]+[.$B$4])*[.A1078]" office:value-type="float" office:value="0.0930000000001824">
            <text:p>0.093</text:p>
          </table:table-cell>
          <table:table-cell/>
          <table:table-cell table:formula="of:=[.B1078]/[.$E$3]" office:value-type="float" office:value="28.8581818182384">
            <text:p>29</text:p>
          </table:table-cell>
          <table:table-cell table:formula="of:=DEC2HEX([.D1078])" office:value-type="string" office:string-value="1C">
            <text:p>1C</text:p>
          </table:table-cell>
          <table:table-cell table:formula="of:=DEC2HEX([.D1078]/4)" office:value-type="string" office:string-value="7">
            <text:p>7</text:p>
          </table:table-cell>
          <table:table-cell table:formula="of:=DEC2HEX(([.D1078]-HEX2DEC([.F107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50000000000304">
            <text:p>1.500</text:p>
          </table:table-cell>
          <table:table-cell table:formula="of:=[.$B$4]/([.$B$3]+[.$B$4])*[.A1079]" office:value-type="float" office:value="0.0900000000001824">
            <text:p>0.090</text:p>
          </table:table-cell>
          <table:table-cell/>
          <table:table-cell table:formula="of:=[.B1079]/[.$E$3]" office:value-type="float" office:value="27.9272727273293">
            <text:p>28</text:p>
          </table:table-cell>
          <table:table-cell table:formula="of:=DEC2HEX([.D1079])" office:value-type="string" office:string-value="1B">
            <text:p>1B</text:p>
          </table:table-cell>
          <table:table-cell table:formula="of:=DEC2HEX([.D1079]/4)" office:value-type="string" office:string-value="6">
            <text:p>6</text:p>
          </table:table-cell>
          <table:table-cell table:formula="of:=DEC2HEX(([.D1079]-HEX2DEC([.F1079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.45000000000304">
            <text:p>1.450</text:p>
          </table:table-cell>
          <table:table-cell table:formula="of:=[.$B$4]/([.$B$3]+[.$B$4])*[.A1080]" office:value-type="float" office:value="0.0870000000001824">
            <text:p>0.087</text:p>
          </table:table-cell>
          <table:table-cell/>
          <table:table-cell table:formula="of:=[.B1080]/[.$E$3]" office:value-type="float" office:value="26.9963636364202">
            <text:p>27</text:p>
          </table:table-cell>
          <table:table-cell table:formula="of:=DEC2HEX([.D1080])" office:value-type="string" office:string-value="1A">
            <text:p>1A</text:p>
          </table:table-cell>
          <table:table-cell table:formula="of:=DEC2HEX([.D1080]/4)" office:value-type="string" office:string-value="6">
            <text:p>6</text:p>
          </table:table-cell>
          <table:table-cell table:formula="of:=DEC2HEX(([.D1080]-HEX2DEC([.F1080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.40000000000305">
            <text:p>1.400</text:p>
          </table:table-cell>
          <table:table-cell table:formula="of:=[.$B$4]/([.$B$3]+[.$B$4])*[.A1081]" office:value-type="float" office:value="0.084000000000183">
            <text:p>0.084</text:p>
          </table:table-cell>
          <table:table-cell/>
          <table:table-cell table:formula="of:=[.B1081]/[.$E$3]" office:value-type="float" office:value="26.0654545455113">
            <text:p>26</text:p>
          </table:table-cell>
          <table:table-cell table:formula="of:=DEC2HEX([.D1081])" office:value-type="string" office:string-value="1A">
            <text:p>1A</text:p>
          </table:table-cell>
          <table:table-cell table:formula="of:=DEC2HEX([.D1081]/4)" office:value-type="string" office:string-value="6">
            <text:p>6</text:p>
          </table:table-cell>
          <table:table-cell table:formula="of:=DEC2HEX(([.D1081]-HEX2DEC([.F1081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.35000000000305">
            <text:p>1.350</text:p>
          </table:table-cell>
          <table:table-cell table:formula="of:=[.$B$4]/([.$B$3]+[.$B$4])*[.A1082]" office:value-type="float" office:value="0.081000000000183">
            <text:p>0.081</text:p>
          </table:table-cell>
          <table:table-cell/>
          <table:table-cell table:formula="of:=[.B1082]/[.$E$3]" office:value-type="float" office:value="25.1345454546022">
            <text:p>25</text:p>
          </table:table-cell>
          <table:table-cell table:formula="of:=DEC2HEX([.D1082])" office:value-type="string" office:string-value="19">
            <text:p>19</text:p>
          </table:table-cell>
          <table:table-cell table:formula="of:=DEC2HEX([.D1082]/4)" office:value-type="string" office:string-value="6">
            <text:p>6</text:p>
          </table:table-cell>
          <table:table-cell table:formula="of:=DEC2HEX(([.D1082]-HEX2DEC([.F1082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.30000000000305">
            <text:p>1.300</text:p>
          </table:table-cell>
          <table:table-cell table:formula="of:=[.$B$4]/([.$B$3]+[.$B$4])*[.A1083]" office:value-type="float" office:value="0.078000000000183">
            <text:p>0.078</text:p>
          </table:table-cell>
          <table:table-cell/>
          <table:table-cell table:formula="of:=[.B1083]/[.$E$3]" office:value-type="float" office:value="24.2036363636932">
            <text:p>24</text:p>
          </table:table-cell>
          <table:table-cell table:formula="of:=DEC2HEX([.D1083])" office:value-type="string" office:string-value="18">
            <text:p>18</text:p>
          </table:table-cell>
          <table:table-cell table:formula="of:=DEC2HEX([.D1083]/4)" office:value-type="string" office:string-value="6">
            <text:p>6</text:p>
          </table:table-cell>
          <table:table-cell table:formula="of:=DEC2HEX(([.D1083]-HEX2DEC([.F1083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25000000000306">
            <text:p>1.250</text:p>
          </table:table-cell>
          <table:table-cell table:formula="of:=[.$B$4]/([.$B$3]+[.$B$4])*[.A1084]" office:value-type="float" office:value="0.0750000000001836">
            <text:p>0.075</text:p>
          </table:table-cell>
          <table:table-cell/>
          <table:table-cell table:formula="of:=[.B1084]/[.$E$3]" office:value-type="float" office:value="23.2727272727842">
            <text:p>23</text:p>
          </table:table-cell>
          <table:table-cell table:formula="of:=DEC2HEX([.D1084])" office:value-type="string" office:string-value="17">
            <text:p>17</text:p>
          </table:table-cell>
          <table:table-cell table:formula="of:=DEC2HEX([.D1084]/4)" office:value-type="string" office:string-value="5">
            <text:p>5</text:p>
          </table:table-cell>
          <table:table-cell table:formula="of:=DEC2HEX(([.D1084]-HEX2DEC([.F1084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.20000000000306">
            <text:p>1.200</text:p>
          </table:table-cell>
          <table:table-cell table:formula="of:=[.$B$4]/([.$B$3]+[.$B$4])*[.A1085]" office:value-type="float" office:value="0.0720000000001836">
            <text:p>0.072</text:p>
          </table:table-cell>
          <table:table-cell/>
          <table:table-cell table:formula="of:=[.B1085]/[.$E$3]" office:value-type="float" office:value="22.3418181818752">
            <text:p>22</text:p>
          </table:table-cell>
          <table:table-cell table:formula="of:=DEC2HEX([.D1085])" office:value-type="string" office:string-value="16">
            <text:p>16</text:p>
          </table:table-cell>
          <table:table-cell table:formula="of:=DEC2HEX([.D1085]/4)" office:value-type="string" office:string-value="5">
            <text:p>5</text:p>
          </table:table-cell>
          <table:table-cell table:formula="of:=DEC2HEX(([.D1085]-HEX2DEC([.F1085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.15000000000306">
            <text:p>1.150</text:p>
          </table:table-cell>
          <table:table-cell table:formula="of:=[.$B$4]/([.$B$3]+[.$B$4])*[.A1086]" office:value-type="float" office:value="0.0690000000001836">
            <text:p>0.069</text:p>
          </table:table-cell>
          <table:table-cell/>
          <table:table-cell table:formula="of:=[.B1086]/[.$E$3]" office:value-type="float" office:value="21.4109090909661">
            <text:p>21</text:p>
          </table:table-cell>
          <table:table-cell table:formula="of:=DEC2HEX([.D1086])" office:value-type="string" office:string-value="15">
            <text:p>15</text:p>
          </table:table-cell>
          <table:table-cell table:formula="of:=DEC2HEX([.D1086]/4)" office:value-type="string" office:string-value="5">
            <text:p>5</text:p>
          </table:table-cell>
          <table:table-cell table:formula="of:=DEC2HEX(([.D1086]-HEX2DEC([.F1086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.10000000000306">
            <text:p>1.100</text:p>
          </table:table-cell>
          <table:table-cell table:formula="of:=[.$B$4]/([.$B$3]+[.$B$4])*[.A1087]" office:value-type="float" office:value="0.0660000000001836">
            <text:p>0.066</text:p>
          </table:table-cell>
          <table:table-cell/>
          <table:table-cell table:formula="of:=[.B1087]/[.$E$3]" office:value-type="float" office:value="20.480000000057">
            <text:p>20</text:p>
          </table:table-cell>
          <table:table-cell table:formula="of:=DEC2HEX([.D1087])" office:value-type="string" office:string-value="14">
            <text:p>14</text:p>
          </table:table-cell>
          <table:table-cell table:formula="of:=DEC2HEX([.D1087]/4)" office:value-type="string" office:string-value="5">
            <text:p>5</text:p>
          </table:table-cell>
          <table:table-cell table:formula="of:=DEC2HEX(([.D1087]-HEX2DEC([.F1087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05000000000307">
            <text:p>1.050</text:p>
          </table:table-cell>
          <table:table-cell table:formula="of:=[.$B$4]/([.$B$3]+[.$B$4])*[.A1088]" office:value-type="float" office:value="0.0630000000001842">
            <text:p>0.063</text:p>
          </table:table-cell>
          <table:table-cell/>
          <table:table-cell table:formula="of:=[.B1088]/[.$E$3]" office:value-type="float" office:value="19.5490909091481">
            <text:p>20</text:p>
          </table:table-cell>
          <table:table-cell table:formula="of:=DEC2HEX([.D1088])" office:value-type="string" office:string-value="13">
            <text:p>13</text:p>
          </table:table-cell>
          <table:table-cell table:formula="of:=DEC2HEX([.D1088]/4)" office:value-type="string" office:string-value="4">
            <text:p>4</text:p>
          </table:table-cell>
          <table:table-cell table:formula="of:=DEC2HEX(([.D1088]-HEX2DEC([.F1088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.00000000000307">
            <text:p>1.000</text:p>
          </table:table-cell>
          <table:table-cell table:formula="of:=[.$B$4]/([.$B$3]+[.$B$4])*[.A1089]" office:value-type="float" office:value="0.0600000000001842">
            <text:p>0.060</text:p>
          </table:table-cell>
          <table:table-cell/>
          <table:table-cell table:formula="of:=[.B1089]/[.$E$3]" office:value-type="float" office:value="18.618181818239">
            <text:p>19</text:p>
          </table:table-cell>
          <table:table-cell table:formula="of:=DEC2HEX([.D1089])" office:value-type="string" office:string-value="12">
            <text:p>12</text:p>
          </table:table-cell>
          <table:table-cell table:formula="of:=DEC2HEX([.D1089]/4)" office:value-type="string" office:string-value="4">
            <text:p>4</text:p>
          </table:table-cell>
          <table:table-cell table:formula="of:=DEC2HEX(([.D1089]-HEX2DEC([.F1089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0.950000000003072">
            <text:p>0.950</text:p>
          </table:table-cell>
          <table:table-cell table:formula="of:=[.$B$4]/([.$B$3]+[.$B$4])*[.A1090]" office:value-type="float" office:value="0.0570000000001843">
            <text:p>0.057</text:p>
          </table:table-cell>
          <table:table-cell/>
          <table:table-cell table:formula="of:=[.B1090]/[.$E$3]" office:value-type="float" office:value="17.6872727273299">
            <text:p>18</text:p>
          </table:table-cell>
          <table:table-cell table:formula="of:=DEC2HEX([.D1090])" office:value-type="string" office:string-value="11">
            <text:p>11</text:p>
          </table:table-cell>
          <table:table-cell table:formula="of:=DEC2HEX([.D1090]/4)" office:value-type="string" office:string-value="4">
            <text:p>4</text:p>
          </table:table-cell>
          <table:table-cell table:formula="of:=DEC2HEX(([.D1090]-HEX2DEC([.F1090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0.900000000003075">
            <text:p>0.900</text:p>
          </table:table-cell>
          <table:table-cell table:formula="of:=[.$B$4]/([.$B$3]+[.$B$4])*[.A1091]" office:value-type="float" office:value="0.0540000000001845">
            <text:p>0.054</text:p>
          </table:table-cell>
          <table:table-cell/>
          <table:table-cell table:formula="of:=[.B1091]/[.$E$3]" office:value-type="float" office:value="16.7563636364209">
            <text:p>17</text:p>
          </table:table-cell>
          <table:table-cell table:formula="of:=DEC2HEX([.D1091])" office:value-type="string" office:string-value="10">
            <text:p>10</text:p>
          </table:table-cell>
          <table:table-cell table:formula="of:=DEC2HEX([.D1091]/4)" office:value-type="string" office:string-value="4">
            <text:p>4</text:p>
          </table:table-cell>
          <table:table-cell table:formula="of:=DEC2HEX(([.D1091]-HEX2DEC([.F1091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850000000003078">
            <text:p>0.850</text:p>
          </table:table-cell>
          <table:table-cell table:formula="of:=[.$B$4]/([.$B$3]+[.$B$4])*[.A1092]" office:value-type="float" office:value="0.0510000000001847">
            <text:p>0.051</text:p>
          </table:table-cell>
          <table:table-cell/>
          <table:table-cell table:formula="of:=[.B1092]/[.$E$3]" office:value-type="float" office:value="15.8254545455119">
            <text:p>16</text:p>
          </table:table-cell>
          <table:table-cell table:formula="of:=DEC2HEX([.D1092])" office:value-type="string" office:string-value="F">
            <text:p>F</text:p>
          </table:table-cell>
          <table:table-cell table:formula="of:=DEC2HEX([.D1092]/4)" office:value-type="string" office:string-value="3">
            <text:p>3</text:p>
          </table:table-cell>
          <table:table-cell table:formula="of:=DEC2HEX(([.D1092]-HEX2DEC([.F1092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0.800000000003081">
            <text:p>0.800</text:p>
          </table:table-cell>
          <table:table-cell table:formula="of:=[.$B$4]/([.$B$3]+[.$B$4])*[.A1093]" office:value-type="float" office:value="0.0480000000001849">
            <text:p>0.048</text:p>
          </table:table-cell>
          <table:table-cell/>
          <table:table-cell table:formula="of:=[.B1093]/[.$E$3]" office:value-type="float" office:value="14.8945454546028">
            <text:p>15</text:p>
          </table:table-cell>
          <table:table-cell table:formula="of:=DEC2HEX([.D1093])" office:value-type="string" office:string-value="E">
            <text:p>E</text:p>
          </table:table-cell>
          <table:table-cell table:formula="of:=DEC2HEX([.D1093]/4)" office:value-type="string" office:string-value="3">
            <text:p>3</text:p>
          </table:table-cell>
          <table:table-cell table:formula="of:=DEC2HEX(([.D1093]-HEX2DEC([.F1093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0.750000000003084">
            <text:p>0.750</text:p>
          </table:table-cell>
          <table:table-cell table:formula="of:=[.$B$4]/([.$B$3]+[.$B$4])*[.A1094]" office:value-type="float" office:value="0.045000000000185">
            <text:p>0.045</text:p>
          </table:table-cell>
          <table:table-cell/>
          <table:table-cell table:formula="of:=[.B1094]/[.$E$3]" office:value-type="float" office:value="13.9636363636938">
            <text:p>14</text:p>
          </table:table-cell>
          <table:table-cell table:formula="of:=DEC2HEX([.D1094])" office:value-type="string" office:string-value="D">
            <text:p>D</text:p>
          </table:table-cell>
          <table:table-cell table:formula="of:=DEC2HEX([.D1094]/4)" office:value-type="string" office:string-value="3">
            <text:p>3</text:p>
          </table:table-cell>
          <table:table-cell table:formula="of:=DEC2HEX(([.D1094]-HEX2DEC([.F1094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0.700000000003087">
            <text:p>0.700</text:p>
          </table:table-cell>
          <table:table-cell table:formula="of:=[.$B$4]/([.$B$3]+[.$B$4])*[.A1095]" office:value-type="float" office:value="0.0420000000001852">
            <text:p>0.042</text:p>
          </table:table-cell>
          <table:table-cell/>
          <table:table-cell table:formula="of:=[.B1095]/[.$E$3]" office:value-type="float" office:value="13.0327272727848">
            <text:p>13</text:p>
          </table:table-cell>
          <table:table-cell table:formula="of:=DEC2HEX([.D1095])" office:value-type="string" office:string-value="D">
            <text:p>D</text:p>
          </table:table-cell>
          <table:table-cell table:formula="of:=DEC2HEX([.D1095]/4)" office:value-type="string" office:string-value="3">
            <text:p>3</text:p>
          </table:table-cell>
          <table:table-cell table:formula="of:=DEC2HEX(([.D1095]-HEX2DEC([.F1095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0.650000000003089">
            <text:p>0.650</text:p>
          </table:table-cell>
          <table:table-cell table:formula="of:=[.$B$4]/([.$B$3]+[.$B$4])*[.A1096]" office:value-type="float" office:value="0.0390000000001853">
            <text:p>0.039</text:p>
          </table:table-cell>
          <table:table-cell/>
          <table:table-cell table:formula="of:=[.B1096]/[.$E$3]" office:value-type="float" office:value="12.1018181818757">
            <text:p>12</text:p>
          </table:table-cell>
          <table:table-cell table:formula="of:=DEC2HEX([.D1096])" office:value-type="string" office:string-value="C">
            <text:p>C</text:p>
          </table:table-cell>
          <table:table-cell table:formula="of:=DEC2HEX([.D1096]/4)" office:value-type="string" office:string-value="3">
            <text:p>3</text:p>
          </table:table-cell>
          <table:table-cell table:formula="of:=DEC2HEX(([.D1096]-HEX2DEC([.F1096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600000000003092">
            <text:p>0.600</text:p>
          </table:table-cell>
          <table:table-cell table:formula="of:=[.$B$4]/([.$B$3]+[.$B$4])*[.A1097]" office:value-type="float" office:value="0.0360000000001855">
            <text:p>0.036</text:p>
          </table:table-cell>
          <table:table-cell/>
          <table:table-cell table:formula="of:=[.B1097]/[.$E$3]" office:value-type="float" office:value="11.1709090909667">
            <text:p>11</text:p>
          </table:table-cell>
          <table:table-cell table:formula="of:=DEC2HEX([.D1097])" office:value-type="string" office:string-value="B">
            <text:p>B</text:p>
          </table:table-cell>
          <table:table-cell table:formula="of:=DEC2HEX([.D1097]/4)" office:value-type="string" office:string-value="2">
            <text:p>2</text:p>
          </table:table-cell>
          <table:table-cell table:formula="of:=DEC2HEX(([.D1097]-HEX2DEC([.F1097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0.550000000003095">
            <text:p>0.550</text:p>
          </table:table-cell>
          <table:table-cell table:formula="of:=[.$B$4]/([.$B$3]+[.$B$4])*[.A1098]" office:value-type="float" office:value="0.0330000000001857">
            <text:p>0.033</text:p>
          </table:table-cell>
          <table:table-cell/>
          <table:table-cell table:formula="of:=[.B1098]/[.$E$3]" office:value-type="float" office:value="10.2400000000576">
            <text:p>10</text:p>
          </table:table-cell>
          <table:table-cell table:formula="of:=DEC2HEX([.D1098])" office:value-type="string" office:string-value="A">
            <text:p>A</text:p>
          </table:table-cell>
          <table:table-cell table:formula="of:=DEC2HEX([.D1098]/4)" office:value-type="string" office:string-value="2">
            <text:p>2</text:p>
          </table:table-cell>
          <table:table-cell table:formula="of:=DEC2HEX(([.D1098]-HEX2DEC([.F1098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0.500000000003098">
            <text:p>0.500</text:p>
          </table:table-cell>
          <table:table-cell table:formula="of:=[.$B$4]/([.$B$3]+[.$B$4])*[.A1099]" office:value-type="float" office:value="0.0300000000001859">
            <text:p>0.030</text:p>
          </table:table-cell>
          <table:table-cell/>
          <table:table-cell table:formula="of:=[.B1099]/[.$E$3]" office:value-type="float" office:value="9.30909090914859">
            <text:p>9</text:p>
          </table:table-cell>
          <table:table-cell table:formula="of:=DEC2HEX([.D1099])" office:value-type="string" office:string-value="9">
            <text:p>9</text:p>
          </table:table-cell>
          <table:table-cell table:formula="of:=DEC2HEX([.D1099]/4)" office:value-type="string" office:string-value="2">
            <text:p>2</text:p>
          </table:table-cell>
          <table:table-cell table:formula="of:=DEC2HEX(([.D1099]-HEX2DEC([.F1099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0.450000000003101">
            <text:p>0.450</text:p>
          </table:table-cell>
          <table:table-cell table:formula="of:=[.$B$4]/([.$B$3]+[.$B$4])*[.A1100]" office:value-type="float" office:value="0.0270000000001861">
            <text:p>0.027</text:p>
          </table:table-cell>
          <table:table-cell/>
          <table:table-cell table:formula="of:=[.B1100]/[.$E$3]" office:value-type="float" office:value="8.37818181823955">
            <text:p>8</text:p>
          </table:table-cell>
          <table:table-cell table:formula="of:=DEC2HEX([.D1100])" office:value-type="string" office:string-value="8">
            <text:p>8</text:p>
          </table:table-cell>
          <table:table-cell table:formula="of:=DEC2HEX([.D1100]/4)" office:value-type="string" office:string-value="2">
            <text:p>2</text:p>
          </table:table-cell>
          <table:table-cell table:formula="of:=DEC2HEX(([.D1100]-HEX2DEC([.F1100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400000000003104">
            <text:p>0.400</text:p>
          </table:table-cell>
          <table:table-cell table:formula="of:=[.$B$4]/([.$B$3]+[.$B$4])*[.A1101]" office:value-type="float" office:value="0.0240000000001862">
            <text:p>0.024</text:p>
          </table:table-cell>
          <table:table-cell/>
          <table:table-cell table:formula="of:=[.B1101]/[.$E$3]" office:value-type="float" office:value="7.44727272733052">
            <text:p>7</text:p>
          </table:table-cell>
          <table:table-cell table:formula="of:=DEC2HEX([.D1101])" office:value-type="string" office:string-value="7">
            <text:p>7</text:p>
          </table:table-cell>
          <table:table-cell table:formula="of:=DEC2HEX([.D1101]/4)" office:value-type="string" office:string-value="1">
            <text:p>1</text:p>
          </table:table-cell>
          <table:table-cell table:formula="of:=DEC2HEX(([.D1101]-HEX2DEC([.F1101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0.350000000003106">
            <text:p>0.350</text:p>
          </table:table-cell>
          <table:table-cell table:formula="of:=[.$B$4]/([.$B$3]+[.$B$4])*[.A1102]" office:value-type="float" office:value="0.0210000000001864">
            <text:p>0.021</text:p>
          </table:table-cell>
          <table:table-cell/>
          <table:table-cell table:formula="of:=[.B1102]/[.$E$3]" office:value-type="float" office:value="6.51636363642147">
            <text:p>7</text:p>
          </table:table-cell>
          <table:table-cell table:formula="of:=DEC2HEX([.D1102])" office:value-type="string" office:string-value="6">
            <text:p>6</text:p>
          </table:table-cell>
          <table:table-cell table:formula="of:=DEC2HEX([.D1102]/4)" office:value-type="string" office:string-value="1">
            <text:p>1</text:p>
          </table:table-cell>
          <table:table-cell table:formula="of:=DEC2HEX(([.D1102]-HEX2DEC([.F1102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0.300000000003109">
            <text:p>0.300</text:p>
          </table:table-cell>
          <table:table-cell table:formula="of:=[.$B$4]/([.$B$3]+[.$B$4])*[.A1103]" office:value-type="float" office:value="0.0180000000001865">
            <text:p>0.018</text:p>
          </table:table-cell>
          <table:table-cell/>
          <table:table-cell table:formula="of:=[.B1103]/[.$E$3]" office:value-type="float" office:value="5.58545454551243">
            <text:p>6</text:p>
          </table:table-cell>
          <table:table-cell table:formula="of:=DEC2HEX([.D1103])" office:value-type="string" office:string-value="5">
            <text:p>5</text:p>
          </table:table-cell>
          <table:table-cell table:formula="of:=DEC2HEX([.D1103]/4)" office:value-type="string" office:string-value="1">
            <text:p>1</text:p>
          </table:table-cell>
          <table:table-cell table:formula="of:=DEC2HEX(([.D1103]-HEX2DEC([.F1103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0.250000000003112">
            <text:p>0.250</text:p>
          </table:table-cell>
          <table:table-cell table:formula="of:=[.$B$4]/([.$B$3]+[.$B$4])*[.A1104]" office:value-type="float" office:value="0.0150000000001867">
            <text:p>0.015</text:p>
          </table:table-cell>
          <table:table-cell/>
          <table:table-cell table:formula="of:=[.B1104]/[.$E$3]" office:value-type="float" office:value="4.65454545460339">
            <text:p>5</text:p>
          </table:table-cell>
          <table:table-cell table:formula="of:=DEC2HEX([.D1104])" office:value-type="string" office:string-value="4">
            <text:p>4</text:p>
          </table:table-cell>
          <table:table-cell table:formula="of:=DEC2HEX([.D1104]/4)" office:value-type="string" office:string-value="1">
            <text:p>1</text:p>
          </table:table-cell>
          <table:table-cell table:formula="of:=DEC2HEX(([.D1104]-HEX2DEC([.F1104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200000000003115">
            <text:p>0.200</text:p>
          </table:table-cell>
          <table:table-cell table:formula="of:=[.$B$4]/([.$B$3]+[.$B$4])*[.A1105]" office:value-type="float" office:value="0.0120000000001869">
            <text:p>0.012</text:p>
          </table:table-cell>
          <table:table-cell/>
          <table:table-cell table:formula="of:=[.B1105]/[.$E$3]" office:value-type="float" office:value="3.72363636369436">
            <text:p>4</text:p>
          </table:table-cell>
          <table:table-cell table:formula="of:=DEC2HEX([.D1105])" office:value-type="string" office:string-value="3">
            <text:p>3</text:p>
          </table:table-cell>
          <table:table-cell table:formula="of:=DEC2HEX([.D1105]/4)" office:value-type="string" office:string-value="0">
            <text:p>0</text:p>
          </table:table-cell>
          <table:table-cell table:formula="of:=DEC2HEX(([.D1105]-HEX2DEC([.F1105])*4))" office:value-type="string" office:string-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0.150000000003118">
            <text:p>0.150</text:p>
          </table:table-cell>
          <table:table-cell table:formula="of:=[.$B$4]/([.$B$3]+[.$B$4])*[.A1106]" office:value-type="float" office:value="0.00900000000018708">
            <text:p>0.009</text:p>
          </table:table-cell>
          <table:table-cell/>
          <table:table-cell table:formula="of:=[.B1106]/[.$E$3]" office:value-type="float" office:value="2.79272727278532">
            <text:p>3</text:p>
          </table:table-cell>
          <table:table-cell table:formula="of:=DEC2HEX([.D1106])" office:value-type="string" office:string-value="2">
            <text:p>2</text:p>
          </table:table-cell>
          <table:table-cell table:formula="of:=DEC2HEX([.D1106]/4)" office:value-type="string" office:string-value="0">
            <text:p>0</text:p>
          </table:table-cell>
          <table:table-cell table:formula="of:=DEC2HEX(([.D1106]-HEX2DEC([.F1106])*4))" office:value-type="string" office:string-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0.100000000003121">
            <text:p>0.100</text:p>
          </table:table-cell>
          <table:table-cell table:formula="of:=[.$B$4]/([.$B$3]+[.$B$4])*[.A1107]" office:value-type="float" office:value="0.00600000000018726">
            <text:p>0.006</text:p>
          </table:table-cell>
          <table:table-cell/>
          <table:table-cell table:formula="of:=[.B1107]/[.$E$3]" office:value-type="float" office:value="1.86181818187629">
            <text:p>2</text:p>
          </table:table-cell>
          <table:table-cell table:formula="of:=DEC2HEX([.D1107])" office:value-type="string" office:string-value="1">
            <text:p>1</text:p>
          </table:table-cell>
          <table:table-cell table:formula="of:=DEC2HEX([.D1107]/4)" office:value-type="string" office:string-value="0">
            <text:p>0</text:p>
          </table:table-cell>
          <table:table-cell table:formula="of:=DEC2HEX(([.D1107]-HEX2DEC([.F1107])*4))" office:value-type="string" office:string-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0.0500000000031235">
            <text:p>0.050</text:p>
          </table:table-cell>
          <table:table-cell table:formula="of:=[.$B$4]/([.$B$3]+[.$B$4])*[.A1108]" office:value-type="float" office:value="0.00300000000018741">
            <text:p>0.003</text:p>
          </table:table-cell>
          <table:table-cell/>
          <table:table-cell table:formula="of:=[.B1108]/[.$E$3]" office:value-type="float" office:value="0.930909090967245">
            <text:p>1</text:p>
          </table:table-cell>
          <table:table-cell table:formula="of:=DEC2HEX([.D1108])" office:value-type="string" office:string-value="0">
            <text:p>0</text:p>
          </table:table-cell>
          <table:table-cell table:formula="of:=DEC2HEX([.D1108]/4)" office:value-type="string" office:string-value="0">
            <text:p>0</text:p>
          </table:table-cell>
          <table:table-cell table:formula="of:=DEC2HEX(([.D1108]-HEX2DEC([.F1108])*4))" office:value-type="string" office:string-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00000000000312638803734444">
            <text:p>0.000</text:p>
          </table:table-cell>
          <table:table-cell table:formula="of:=[.$B$4]/([.$B$3]+[.$B$4])*[.A1109]" office:value-type="float" office:value="0.000000000000187583282240666">
            <text:p>0.000</text:p>
          </table:table-cell>
          <table:table-cell/>
          <table:table-cell table:formula="of:=[.B1109]/[.$E$3]" office:value-type="float" office:value="0.0000000000582076609134674">
            <text:p>0</text:p>
          </table:table-cell>
          <table:table-cell table:formula="of:=DEC2HEX([.D1109])" office:value-type="string" office:string-value="0">
            <text:p>0</text:p>
          </table:table-cell>
          <table:table-cell table:formula="of:=DEC2HEX([.D1109]/4)" office:value-type="string" office:string-value="0">
            <text:p>0</text:p>
          </table:table-cell>
          <table:table-cell table:formula="of:=DEC2HEX(([.D1109]-HEX2DEC([.F1109])*4))" office:value-type="string" office:string-value="0">
            <text:p>0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/10/2013</text:date>, <text:time>13:0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7M32S</meta:editing-duration>
    <meta:editing-cycles>20</meta:editing-cycles>
    <meta:generator>OpenOffice.org/3.4.1$Win32 OpenOffice.org_project/341m1$Build-9593</meta:generator>
    <dc:date>2013-10-11T13:00:44.04</dc:date>
    <meta:document-statistic meta:table-count="1" meta:cell-count="6625" meta:object-count="0"/>
    <meta:user-defined meta:name="Info 1"/>
    <meta:user-defined meta:name="Info 2"/>
    <meta:user-defined meta:name="Info 3"/>
    <meta:user-defined meta:name="Info 4"/>
  </office:meta>
</office:document-meta>
</file>